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office:automatic-styles>
  <office:body>
    <office:spreadsheet>
      <table:table table:name="旅宿業者資料">
        <table:table-row>
          <table:table-cell office:value-type="string">
            <text:p>核准登記營業日期</text:p>
          </table:table-cell>
          <table:table-cell office:value-type="string">
            <text:p>縣市旅宿登記證號</text:p>
          </table:table-cell>
          <table:table-cell office:value-type="string">
            <text:p>類別</text:p>
          </table:table-cell>
          <table:table-cell office:value-type="string">
            <text:p>標章</text:p>
          </table:table-cell>
          <table:table-cell office:value-type="string">
            <text:p>溫泉標章</text:p>
          </table:table-cell>
          <table:table-cell office:value-type="string">
            <text:p>旅宿名稱</text:p>
          </table:table-cell>
          <table:table-cell office:value-type="string">
            <text:p>縣市</text:p>
          </table:table-cell>
          <table:table-cell office:value-type="string">
            <text:p>鄉鎮</text:p>
          </table:table-cell>
          <table:table-cell office:value-type="string">
            <text:p>郵遞區號</text:p>
          </table:table-cell>
          <table:table-cell office:value-type="string">
            <text:p>地址</text:p>
          </table:table-cell>
          <table:table-cell office:value-type="string">
            <text:p>電話或手機</text:p>
          </table:table-cell>
          <table:table-cell office:value-type="string">
            <text:p>傳真</text:p>
          </table:table-cell>
          <table:table-cell office:value-type="string">
            <text:p>房間數</text:p>
          </table:table-cell>
          <table:table-cell office:value-type="string">
            <text:p>電子郵件</text:p>
          </table:table-cell>
          <table:table-cell office:value-type="string">
            <text:p>網址</text:p>
          </table:table-cell>
        </table:table-row>
        <table:table-row>
          <table:table-cell office:value-type="string">
            <text:p>2026-04-20</text:p>
          </table:table-cell>
          <table:table-cell office:value-type="string">
            <text:p>臺北市旅館820號</text:p>
          </table:table-cell>
          <table:table-cell office:value-type="string">
            <text:p>旅館</text:p>
          </table:table-cell>
          <table:table-cell office:value-type="string">
            <text:p/>
          </table:table-cell>
          <table:table-cell office:value-type="string">
            <text:p>否</text:p>
          </table:table-cell>
          <table:table-cell office:value-type="string">
            <text:p>初食旅館(1館)</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建業路8號</text:p>
          </table:table-cell>
          <table:table-cell office:value-type="string">
            <text:p>02-28618880</text:p>
          </table:table-cell>
          <table:table-cell office:value-type="string">
            <text:p>-</text:p>
          </table:table-cell>
          <table:table-cell office:value-type="string">
            <text:p>3</text:p>
          </table:table-cell>
          <table:table-cell office:value-type="string">
            <text:p>service@ymsbyonefifteen.com</text:p>
          </table:table-cell>
          <table:table-cell office:value-type="string">
            <text:p>https://ymsbyonefifteen.com/</text:p>
          </table:table-cell>
        </table:table-row>
        <table:table-row>
          <table:table-cell office:value-type="string">
            <text:p>2026-04-20</text:p>
          </table:table-cell>
          <table:table-cell office:value-type="string">
            <text:p>臺北市旅館821號</text:p>
          </table:table-cell>
          <table:table-cell office:value-type="string">
            <text:p>旅館</text:p>
          </table:table-cell>
          <table:table-cell office:value-type="string">
            <text:p/>
          </table:table-cell>
          <table:table-cell office:value-type="string">
            <text:p>否</text:p>
          </table:table-cell>
          <table:table-cell office:value-type="string">
            <text:p>初食旅館(2館)</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建業路1號、3號</text:p>
          </table:table-cell>
          <table:table-cell office:value-type="string">
            <text:p>02-28618880</text:p>
          </table:table-cell>
          <table:table-cell office:value-type="string">
            <text:p>-</text:p>
          </table:table-cell>
          <table:table-cell office:value-type="string">
            <text:p>7</text:p>
          </table:table-cell>
          <table:table-cell office:value-type="string">
            <text:p>service@ymsbyonefifteen.com</text:p>
          </table:table-cell>
          <table:table-cell office:value-type="string">
            <text:p>https://ymsbyonefifteen.com</text:p>
          </table:table-cell>
        </table:table-row>
        <table:table-row>
          <table:table-cell office:value-type="string">
            <text:p>2020-04-20</text:p>
          </table:table-cell>
          <table:table-cell office:value-type="string">
            <text:p>臺北市旅館819號</text:p>
          </table:table-cell>
          <table:table-cell office:value-type="string">
            <text:p>旅館</text:p>
          </table:table-cell>
          <table:table-cell office:value-type="string">
            <text:p/>
          </table:table-cell>
          <table:table-cell office:value-type="string">
            <text:p>否</text:p>
          </table:table-cell>
          <table:table-cell office:value-type="string">
            <text:p>盤古捷旅</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1段135巷39號(地上1層至7層)</text:p>
          </table:table-cell>
          <table:table-cell office:value-type="string">
            <text:p>02-25671001</text:p>
          </table:table-cell>
          <table:table-cell office:value-type="string">
            <text:p>02-25621986</text:p>
          </table:table-cell>
          <table:table-cell office:value-type="string">
            <text:p>50</text:p>
          </table:table-cell>
          <table:table-cell office:value-type="string">
            <text:p>h1@panco-hotels.com.tw</text:p>
          </table:table-cell>
          <table:table-cell office:value-type="string">
            <text:p>http://www.panco-hotels.com.tw/</text:p>
          </table:table-cell>
        </table:table-row>
        <table:table-row>
          <table:table-cell office:value-type="string">
            <text:p>2026-03-31</text:p>
          </table:table-cell>
          <table:table-cell office:value-type="string">
            <text:p>臺北市旅館818號</text:p>
          </table:table-cell>
          <table:table-cell office:value-type="string">
            <text:p>旅館</text:p>
          </table:table-cell>
          <table:table-cell office:value-type="string">
            <text:p/>
          </table:table-cell>
          <table:table-cell office:value-type="string">
            <text:p>否</text:p>
          </table:table-cell>
          <table:table-cell office:value-type="string">
            <text:p>玩行旅西門分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成都路81號5樓、6樓</text:p>
          </table:table-cell>
          <table:table-cell office:value-type="string">
            <text:p>02-23616682</text:p>
          </table:table-cell>
          <table:table-cell office:value-type="string">
            <text:p>02-23616811</text:p>
          </table:table-cell>
          <table:table-cell office:value-type="string">
            <text:p>77</text:p>
          </table:table-cell>
          <table:table-cell office:value-type="string">
            <text:p>service-ximen@wowhappy.com.tw</text:p>
          </table:table-cell>
          <table:table-cell office:value-type="string">
            <text:p>https://wowhappy-ximen.com.tw/</text:p>
          </table:table-cell>
        </table:table-row>
        <table:table-row>
          <table:table-cell office:value-type="string">
            <text:p>2005-11-04</text:p>
          </table:table-cell>
          <table:table-cell office:value-type="string">
            <text:p>臺北市旅館817號</text:p>
          </table:table-cell>
          <table:table-cell office:value-type="string">
            <text:p>旅館</text:p>
          </table:table-cell>
          <table:table-cell office:value-type="string">
            <text:p/>
          </table:table-cell>
          <table:table-cell office:value-type="string">
            <text:p>是</text:p>
          </table:table-cell>
          <table:table-cell office:value-type="string">
            <text:p>享溫泉</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溫泉路99號1-4樓</text:p>
          </table:table-cell>
          <table:table-cell office:value-type="string">
            <text:p>02-28928288</text:p>
          </table:table-cell>
          <table:table-cell office:value-type="string">
            <text:p>02-28983499</text:p>
          </table:table-cell>
          <table:table-cell office:value-type="string">
            <text:p>33</text:p>
          </table:table-cell>
          <table:table-cell office:value-type="string">
            <text:p>waterhouse8288@gmail.com</text:p>
          </table:table-cell>
          <table:table-cell office:value-type="string">
            <text:p>http://www.waterhouse.com.tw</text:p>
          </table:table-cell>
        </table:table-row>
        <table:table-row>
          <table:table-cell office:value-type="string">
            <text:p>2026-02-09</text:p>
          </table:table-cell>
          <table:table-cell office:value-type="string">
            <text:p>臺北市旅館816號</text:p>
          </table:table-cell>
          <table:table-cell office:value-type="string">
            <text:p>旅館</text:p>
          </table:table-cell>
          <table:table-cell office:value-type="string">
            <text:p/>
          </table:table-cell>
          <table:table-cell office:value-type="string">
            <text:p>否</text:p>
          </table:table-cell>
          <table:table-cell office:value-type="string">
            <text:p>亞士都酒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98號2樓、中山北路1段105巷26號3樓、3樓之1、之2、之3、之5、之6</text:p>
          </table:table-cell>
          <table:table-cell office:value-type="string">
            <text:p>02-66099999</text:p>
          </table:table-cell>
          <table:table-cell office:value-type="string">
            <text:p>02-25361669</text:p>
          </table:table-cell>
          <table:table-cell office:value-type="string">
            <text:p>6</text:p>
          </table:table-cell>
          <table:table-cell office:value-type="string">
            <text:p>tsatp_info@taipeidoubletree.com</text:p>
          </table:table-cell>
          <table:table-cell office:value-type="string">
            <text:p>https://TaipeiEverStar.com</text:p>
          </table:table-cell>
        </table:table-row>
        <table:table-row>
          <table:table-cell office:value-type="string">
            <text:p>2026-01-19</text:p>
          </table:table-cell>
          <table:table-cell office:value-type="string">
            <text:p>臺北市旅館815號</text:p>
          </table:table-cell>
          <table:table-cell office:value-type="string">
            <text:p>旅館</text:p>
          </table:table-cell>
          <table:table-cell office:value-type="string">
            <text:p/>
          </table:table-cell>
          <table:table-cell office:value-type="string">
            <text:p>否</text:p>
          </table:table-cell>
          <table:table-cell office:value-type="string">
            <text:p>嵨開安旅Hotel Uketamo</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復興南路一段191號1樓、4~16樓</text:p>
          </table:table-cell>
          <table:table-cell office:value-type="string">
            <text:p>02-27319888</text:p>
          </table:table-cell>
          <table:table-cell office:value-type="string">
            <text:p>02-27310398</text:p>
          </table:table-cell>
          <table:table-cell office:value-type="string">
            <text:p>111</text:p>
          </table:table-cell>
          <table:table-cell office:value-type="string">
            <text:p>info@hoteluketamo.com</text:p>
          </table:table-cell>
          <table:table-cell office:value-type="string">
            <text:p>http://www.hoteluketamo.com</text:p>
          </table:table-cell>
        </table:table-row>
        <table:table-row>
          <table:table-cell office:value-type="string">
            <text:p>2025-11-26</text:p>
          </table:table-cell>
          <table:table-cell office:value-type="string">
            <text:p>臺北市旅館814號</text:p>
          </table:table-cell>
          <table:table-cell office:value-type="string">
            <text:p>旅館</text:p>
          </table:table-cell>
          <table:table-cell office:value-type="string">
            <text:p/>
          </table:table-cell>
          <table:table-cell office:value-type="string">
            <text:p>否</text:p>
          </table:table-cell>
          <table:table-cell office:value-type="string">
            <text:p>漫步綠洲旅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寶慶路69號、69號3至7樓及69號等共有部分</text:p>
          </table:table-cell>
          <table:table-cell office:value-type="string">
            <text:p>02-23831115</text:p>
          </table:table-cell>
          <table:table-cell office:value-type="string">
            <text:p>-</text:p>
          </table:table-cell>
          <table:table-cell office:value-type="string">
            <text:p>54</text:p>
          </table:table-cell>
          <table:table-cell office:value-type="string">
            <text:p>oani@staymeander.com</text:p>
          </table:table-cell>
          <table:table-cell office:value-type="string">
            <text:p/>
          </table:table-cell>
        </table:table-row>
        <table:table-row>
          <table:table-cell office:value-type="string">
            <text:p>2025-09-12</text:p>
          </table:table-cell>
          <table:table-cell office:value-type="string">
            <text:p>臺北市旅館813號</text:p>
          </table:table-cell>
          <table:table-cell office:value-type="string">
            <text:p>旅館</text:p>
          </table:table-cell>
          <table:table-cell office:value-type="string">
            <text:p/>
          </table:table-cell>
          <table:table-cell office:value-type="string">
            <text:p>否</text:p>
          </table:table-cell>
          <table:table-cell office:value-type="string">
            <text:p>秐朗旅宿</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金華街187號2樓、5樓~13樓</text:p>
          </table:table-cell>
          <table:table-cell office:value-type="string">
            <text:p>02-23418828</text:p>
          </table:table-cell>
          <table:table-cell office:value-type="string">
            <text:p>02-23418829</text:p>
          </table:table-cell>
          <table:table-cell office:value-type="string">
            <text:p>100</text:p>
          </table:table-cell>
          <table:table-cell office:value-type="string">
            <text:p>akahotel.fo@gmail.com</text:p>
          </table:table-cell>
          <table:table-cell office:value-type="string">
            <text:p>http://www.akataipei.com/</text:p>
          </table:table-cell>
        </table:table-row>
        <table:table-row>
          <table:table-cell office:value-type="string">
            <text:p>2025-08-14</text:p>
          </table:table-cell>
          <table:table-cell office:value-type="string">
            <text:p>臺北市旅館812號</text:p>
          </table:table-cell>
          <table:table-cell office:value-type="string">
            <text:p>旅館</text:p>
          </table:table-cell>
          <table:table-cell office:value-type="string">
            <text:p/>
          </table:table-cell>
          <table:table-cell office:value-type="string">
            <text:p>否</text:p>
          </table:table-cell>
          <table:table-cell office:value-type="string">
            <text:p>日慕行旅</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公園路13號7樓</text:p>
          </table:table-cell>
          <table:table-cell office:value-type="string">
            <text:p>02-23895999</text:p>
          </table:table-cell>
          <table:table-cell office:value-type="string">
            <text:p>-</text:p>
          </table:table-cell>
          <table:table-cell office:value-type="string">
            <text:p>15</text:p>
          </table:table-cell>
          <table:table-cell office:value-type="string">
            <text:p>support@zuuminn.com</text:p>
          </table:table-cell>
          <table:table-cell office:value-type="string">
            <text:p>https://zuuminn.com</text:p>
          </table:table-cell>
        </table:table-row>
        <table:table-row>
          <table:table-cell office:value-type="string">
            <text:p>2025-07-11</text:p>
          </table:table-cell>
          <table:table-cell office:value-type="string">
            <text:p>臺北市旅館811號</text:p>
          </table:table-cell>
          <table:table-cell office:value-type="string">
            <text:p>旅館</text:p>
          </table:table-cell>
          <table:table-cell office:value-type="string">
            <text:p/>
          </table:table-cell>
          <table:table-cell office:value-type="string">
            <text:p>否</text:p>
          </table:table-cell>
          <table:table-cell office:value-type="string">
            <text:p>茶色部屋行旅 站前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西路1段50號26樓</text:p>
          </table:table-cell>
          <table:table-cell office:value-type="string">
            <text:p>02-23822800</text:p>
          </table:table-cell>
          <table:table-cell office:value-type="string">
            <text:p>-</text:p>
          </table:table-cell>
          <table:table-cell office:value-type="string">
            <text:p>55</text:p>
          </table:table-cell>
          <table:table-cell office:value-type="string">
            <text:p>Brownhouse.taipei@gmail.com</text:p>
          </table:table-cell>
          <table:table-cell office:value-type="string">
            <text:p/>
          </table:table-cell>
        </table:table-row>
        <table:table-row>
          <table:table-cell office:value-type="string">
            <text:p>2025-07-04</text:p>
          </table:table-cell>
          <table:table-cell office:value-type="string">
            <text:p>臺北市旅館810號</text:p>
          </table:table-cell>
          <table:table-cell office:value-type="string">
            <text:p>旅館</text:p>
          </table:table-cell>
          <table:table-cell office:value-type="string">
            <text:p/>
          </table:table-cell>
          <table:table-cell office:value-type="string">
            <text:p>否</text:p>
          </table:table-cell>
          <table:table-cell office:value-type="string">
            <text:p>合洋背包客棧</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西路1段23號2、3、4樓</text:p>
          </table:table-cell>
          <table:table-cell office:value-type="string">
            <text:p>02-23881505</text:p>
          </table:table-cell>
          <table:table-cell office:value-type="string">
            <text:p>-</text:p>
          </table:table-cell>
          <table:table-cell office:value-type="string">
            <text:p>6</text:p>
          </table:table-cell>
          <table:table-cell office:value-type="string">
            <text:p>acczi01@hong-wai.com</text:p>
          </table:table-cell>
          <table:table-cell office:value-type="string">
            <text:p/>
          </table:table-cell>
        </table:table-row>
        <table:table-row>
          <table:table-cell office:value-type="string">
            <text:p>2025-07-02</text:p>
          </table:table-cell>
          <table:table-cell office:value-type="string">
            <text:p>臺北市旅館809號</text:p>
          </table:table-cell>
          <table:table-cell office:value-type="string">
            <text:p>旅館</text:p>
          </table:table-cell>
          <table:table-cell office:value-type="string">
            <text:p/>
          </table:table-cell>
          <table:table-cell office:value-type="string">
            <text:p>否</text:p>
          </table:table-cell>
          <table:table-cell office:value-type="string">
            <text:p>在家行旅南西館</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寧夏路11號2樓、2樓之1、2樓之2、2樓之3</text:p>
          </table:table-cell>
          <table:table-cell office:value-type="string">
            <text:p>02-25413959</text:p>
          </table:table-cell>
          <table:table-cell office:value-type="string">
            <text:p>-</text:p>
          </table:table-cell>
          <table:table-cell office:value-type="string">
            <text:p>40</text:p>
          </table:table-cell>
          <table:table-cell office:value-type="string">
            <text:p>athomehotel.ns@gmail.com</text:p>
          </table:table-cell>
          <table:table-cell office:value-type="string">
            <text:p/>
          </table:table-cell>
        </table:table-row>
        <table:table-row>
          <table:table-cell office:value-type="string">
            <text:p>2025-06-30</text:p>
          </table:table-cell>
          <table:table-cell office:value-type="string">
            <text:p>臺北市旅館808號</text:p>
          </table:table-cell>
          <table:table-cell office:value-type="string">
            <text:p>旅館</text:p>
          </table:table-cell>
          <table:table-cell office:value-type="string">
            <text:p/>
          </table:table-cell>
          <table:table-cell office:value-type="string">
            <text:p>否</text:p>
          </table:table-cell>
          <table:table-cell office:value-type="string">
            <text:p>雀客藏居台北內湖</text:p>
          </table:table-cell>
          <table:table-cell office:value-type="string">
            <text:p>臺北市</text:p>
          </table:table-cell>
          <table:table-cell office:value-type="string">
            <text:p>內湖區</text:p>
          </table:table-cell>
          <table:table-cell office:value-type="string">
            <text:p>114</text:p>
          </table:table-cell>
          <table:table-cell office:value-type="string">
            <text:p>臺北市內湖區成功路二段512、514號地下1樓至10樓</text:p>
          </table:table-cell>
          <table:table-cell office:value-type="string">
            <text:p>02-27956977</text:p>
          </table:table-cell>
          <table:table-cell office:value-type="string">
            <text:p>-</text:p>
          </table:table-cell>
          <table:table-cell office:value-type="string">
            <text:p>160</text:p>
          </table:table-cell>
          <table:table-cell office:value-type="string">
            <text:p>cs007@checkhotels.com</text:p>
          </table:table-cell>
          <table:table-cell office:value-type="string">
            <text:p/>
          </table:table-cell>
        </table:table-row>
        <table:table-row>
          <table:table-cell office:value-type="string">
            <text:p>2025-06-04</text:p>
          </table:table-cell>
          <table:table-cell office:value-type="string">
            <text:p>臺北市旅館807號</text:p>
          </table:table-cell>
          <table:table-cell office:value-type="string">
            <text:p>旅館</text:p>
          </table:table-cell>
          <table:table-cell office:value-type="string">
            <text:p/>
          </table:table-cell>
          <table:table-cell office:value-type="string">
            <text:p>否</text:p>
          </table:table-cell>
          <table:table-cell office:value-type="string">
            <text:p>鉑泊客2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重慶南路1段37號</text:p>
          </table:table-cell>
          <table:table-cell office:value-type="string">
            <text:p>02-23755555</text:p>
          </table:table-cell>
          <table:table-cell office:value-type="string">
            <text:p>02-23755222</text:p>
          </table:table-cell>
          <table:table-cell office:value-type="string">
            <text:p>44</text:p>
          </table:table-cell>
          <table:table-cell office:value-type="string">
            <text:p>service@poshpackerhotel.com</text:p>
          </table:table-cell>
          <table:table-cell office:value-type="string">
            <text:p>https://www.poshpackerhotel.com/tw/index.html</text:p>
          </table:table-cell>
        </table:table-row>
        <table:table-row>
          <table:table-cell office:value-type="string">
            <text:p>2025-03-27</text:p>
          </table:table-cell>
          <table:table-cell office:value-type="string">
            <text:p>臺北市旅館806號</text:p>
          </table:table-cell>
          <table:table-cell office:value-type="string">
            <text:p>旅館</text:p>
          </table:table-cell>
          <table:table-cell office:value-type="string">
            <text:p/>
          </table:table-cell>
          <table:table-cell office:value-type="string">
            <text:p>否</text:p>
          </table:table-cell>
          <table:table-cell office:value-type="string">
            <text:p>太子文旅-修齊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思源街16、16之1號</text:p>
          </table:table-cell>
          <table:table-cell office:value-type="string">
            <text:p>02-23631066</text:p>
          </table:table-cell>
          <table:table-cell office:value-type="string">
            <text:p>02-23630789</text:p>
          </table:table-cell>
          <table:table-cell office:value-type="string">
            <text:p>95</text:p>
          </table:table-cell>
          <table:table-cell office:value-type="string">
            <text:p>hsiuchiroom@prince.com.tw</text:p>
          </table:table-cell>
          <table:table-cell office:value-type="string">
            <text:p>https://ntudorm.prince.com.tw/Institute_List.aspx</text:p>
          </table:table-cell>
        </table:table-row>
        <table:table-row>
          <table:table-cell office:value-type="string">
            <text:p>2025-02-17</text:p>
          </table:table-cell>
          <table:table-cell office:value-type="string">
            <text:p>臺北市旅館805號</text:p>
          </table:table-cell>
          <table:table-cell office:value-type="string">
            <text:p>旅館</text:p>
          </table:table-cell>
          <table:table-cell office:value-type="string">
            <text:p/>
          </table:table-cell>
          <table:table-cell office:value-type="string">
            <text:p>否</text:p>
          </table:table-cell>
          <table:table-cell office:value-type="string">
            <text:p>美好行旅北車漢口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漢口街1段45號6樓</text:p>
          </table:table-cell>
          <table:table-cell office:value-type="string">
            <text:p>02-23818008</text:p>
          </table:table-cell>
          <table:table-cell office:value-type="string">
            <text:p>-</text:p>
          </table:table-cell>
          <table:table-cell office:value-type="string">
            <text:p>21</text:p>
          </table:table-cell>
          <table:table-cell office:value-type="string">
            <text:p>tpe.wondertime3@gmail.com</text:p>
          </table:table-cell>
          <table:table-cell office:value-type="string">
            <text:p>https://booking.owlting.com/b8c08ba6-81b6-4c9b-a640-9ae41975fa09/</text:p>
          </table:table-cell>
        </table:table-row>
        <table:table-row>
          <table:table-cell office:value-type="string">
            <text:p>2025-02-05</text:p>
          </table:table-cell>
          <table:table-cell office:value-type="string">
            <text:p>臺北市旅館804號</text:p>
          </table:table-cell>
          <table:table-cell office:value-type="string">
            <text:p>旅館</text:p>
          </table:table-cell>
          <table:table-cell office:value-type="string">
            <text:p/>
          </table:table-cell>
          <table:table-cell office:value-type="string">
            <text:p>否</text:p>
          </table:table-cell>
          <table:table-cell office:value-type="string">
            <text:p>古奈堡精品旅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峨眉街28號5樓之1</text:p>
          </table:table-cell>
          <table:table-cell office:value-type="string">
            <text:p>02-23816808</text:p>
          </table:table-cell>
          <table:table-cell office:value-type="string">
            <text:p>-</text:p>
          </table:table-cell>
          <table:table-cell office:value-type="string">
            <text:p>8</text:p>
          </table:table-cell>
          <table:table-cell office:value-type="string">
            <text:p>tzechilin@gmail.com</text:p>
          </table:table-cell>
          <table:table-cell office:value-type="string">
            <text:p/>
          </table:table-cell>
        </table:table-row>
        <table:table-row>
          <table:table-cell office:value-type="string">
            <text:p>2025-01-23</text:p>
          </table:table-cell>
          <table:table-cell office:value-type="string">
            <text:p>臺北市旅館803號</text:p>
          </table:table-cell>
          <table:table-cell office:value-type="string">
            <text:p>旅館</text:p>
          </table:table-cell>
          <table:table-cell office:value-type="string">
            <text:p/>
          </table:table-cell>
          <table:table-cell office:value-type="string">
            <text:p>否</text:p>
          </table:table-cell>
          <table:table-cell office:value-type="string">
            <text:p>臺北嘉佩樂酒店 Capella Taipei</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敦化北路131、133、135、137、139號（地下1樓至2樓、14至17樓）及129號地下1樓至2樓</text:p>
          </table:table-cell>
          <table:table-cell office:value-type="string">
            <text:p>02-77096868</text:p>
          </table:table-cell>
          <table:table-cell office:value-type="string">
            <text:p>-</text:p>
          </table:table-cell>
          <table:table-cell office:value-type="string">
            <text:p>86</text:p>
          </table:table-cell>
          <table:table-cell office:value-type="string">
            <text:p>info.taipei@capellahotels.com</text:p>
          </table:table-cell>
          <table:table-cell office:value-type="string">
            <text:p>https://capellahotels.com/en/capella-taipei</text:p>
          </table:table-cell>
        </table:table-row>
        <table:table-row>
          <table:table-cell office:value-type="string">
            <text:p>2024-12-18</text:p>
          </table:table-cell>
          <table:table-cell office:value-type="string">
            <text:p>臺北市旅館802號</text:p>
          </table:table-cell>
          <table:table-cell office:value-type="string">
            <text:p>旅館</text:p>
          </table:table-cell>
          <table:table-cell office:value-type="string">
            <text:p/>
          </table:table-cell>
          <table:table-cell office:value-type="string">
            <text:p>否</text:p>
          </table:table-cell>
          <table:table-cell office:value-type="string">
            <text:p>捷絲旅臺大尊賢館</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羅斯福路4段83號1-10樓</text:p>
          </table:table-cell>
          <table:table-cell office:value-type="string">
            <text:p>02-77355088</text:p>
          </table:table-cell>
          <table:table-cell office:value-type="string">
            <text:p>02-77355089</text:p>
          </table:table-cell>
          <table:table-cell office:value-type="string">
            <text:p>76</text:p>
          </table:table-cell>
          <table:table-cell office:value-type="string">
            <text:p>fo.ntu@justsleephotels.com</text:p>
          </table:table-cell>
          <table:table-cell office:value-type="string">
            <text:p>https://www.justsleephotels.com/NTU/tw</text:p>
          </table:table-cell>
        </table:table-row>
        <table:table-row>
          <table:table-cell office:value-type="string">
            <text:p>2024-12-05</text:p>
          </table:table-cell>
          <table:table-cell office:value-type="string">
            <text:p>臺北市旅館801號</text:p>
          </table:table-cell>
          <table:table-cell office:value-type="string">
            <text:p>旅館</text:p>
          </table:table-cell>
          <table:table-cell office:value-type="string">
            <text:p/>
          </table:table-cell>
          <table:table-cell office:value-type="string">
            <text:p>否</text:p>
          </table:table-cell>
          <table:table-cell office:value-type="string">
            <text:p>天雲旅棧台北開封</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開封街1段33號1至8樓</text:p>
          </table:table-cell>
          <table:table-cell office:value-type="string">
            <text:p>02-23811111</text:p>
          </table:table-cell>
          <table:table-cell office:value-type="string">
            <text:p>02-23810888</text:p>
          </table:table-cell>
          <table:table-cell office:value-type="string">
            <text:p>158</text:p>
          </table:table-cell>
          <table:table-cell office:value-type="string">
            <text:p>rsvn.kf@tango-hotels.com</text:p>
          </table:table-cell>
          <table:table-cell office:value-type="string">
            <text:p>http://www.tango-hotels.com/</text:p>
          </table:table-cell>
        </table:table-row>
        <table:table-row>
          <table:table-cell office:value-type="string">
            <text:p>2004-07-01</text:p>
          </table:table-cell>
          <table:table-cell office:value-type="string">
            <text:p>臺北市旅館166號</text:p>
          </table:table-cell>
          <table:table-cell office:value-type="string">
            <text:p>旅館</text:p>
          </table:table-cell>
          <table:table-cell office:value-type="string">
            <text:p/>
          </table:table-cell>
          <table:table-cell office:value-type="string">
            <text:p>否</text:p>
          </table:table-cell>
          <table:table-cell office:value-type="string">
            <text:p>樂爾公寓</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延平北路三段4號6樓、6樓之1</text:p>
          </table:table-cell>
          <table:table-cell office:value-type="string">
            <text:p>02-25850006</text:p>
          </table:table-cell>
          <table:table-cell office:value-type="string">
            <text:p>02-</text:p>
          </table:table-cell>
          <table:table-cell office:value-type="string">
            <text:p>20</text:p>
          </table:table-cell>
          <table:table-cell office:value-type="string">
            <text:p>service@lorehotel.tw</text:p>
          </table:table-cell>
          <table:table-cell office:value-type="string">
            <text:p>https://www.lorehotel.tw</text:p>
          </table:table-cell>
        </table:table-row>
        <table:table-row>
          <table:table-cell office:value-type="string">
            <text:p>2024-11-01</text:p>
          </table:table-cell>
          <table:table-cell office:value-type="string">
            <text:p>臺北市旅館800號</text:p>
          </table:table-cell>
          <table:table-cell office:value-type="string">
            <text:p>旅館</text:p>
          </table:table-cell>
          <table:table-cell office:value-type="string">
            <text:p/>
          </table:table-cell>
          <table:table-cell office:value-type="string">
            <text:p>否</text:p>
          </table:table-cell>
          <table:table-cell office:value-type="string">
            <text:p>貓尾口袋（西門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康定路25巷1號2至4樓</text:p>
          </table:table-cell>
          <table:table-cell office:value-type="string">
            <text:p>02-25586002</text:p>
          </table:table-cell>
          <table:table-cell office:value-type="string">
            <text:p>-</text:p>
          </table:table-cell>
          <table:table-cell office:value-type="string">
            <text:p>10</text:p>
          </table:table-cell>
          <table:table-cell office:value-type="string">
            <text:p>fatcat@curlycathotel.com</text:p>
          </table:table-cell>
          <table:table-cell office:value-type="string">
            <text:p/>
          </table:table-cell>
        </table:table-row>
        <table:table-row>
          <table:table-cell office:value-type="string">
            <text:p>2024-09-13</text:p>
          </table:table-cell>
          <table:table-cell office:value-type="string">
            <text:p>臺北市旅館799號</text:p>
          </table:table-cell>
          <table:table-cell office:value-type="string">
            <text:p>旅館</text:p>
          </table:table-cell>
          <table:table-cell office:value-type="string">
            <text:p/>
          </table:table-cell>
          <table:table-cell office:value-type="string">
            <text:p>是</text:p>
          </table:table-cell>
          <table:table-cell office:value-type="string">
            <text:p>北投晶泉丰旅</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泉源路19號、19之1號（地上1層至地上14層）</text:p>
          </table:table-cell>
          <table:table-cell office:value-type="string">
            <text:p>02-66108000</text:p>
          </table:table-cell>
          <table:table-cell office:value-type="string">
            <text:p>-</text:p>
          </table:table-cell>
          <table:table-cell office:value-type="string">
            <text:p>100</text:p>
          </table:table-cell>
          <table:table-cell office:value-type="string">
            <text:p>fo.wsbt.wellspring@wellspringbysilks.com</text:p>
          </table:table-cell>
          <table:table-cell office:value-type="string">
            <text:p>https://beitou.wellspringbysilks.com/</text:p>
          </table:table-cell>
        </table:table-row>
        <table:table-row>
          <table:table-cell office:value-type="string">
            <text:p>2024-07-30</text:p>
          </table:table-cell>
          <table:table-cell office:value-type="string">
            <text:p>臺北市旅館798號</text:p>
          </table:table-cell>
          <table:table-cell office:value-type="string">
            <text:p>旅館</text:p>
          </table:table-cell>
          <table:table-cell office:value-type="string">
            <text:p/>
          </table:table-cell>
          <table:table-cell office:value-type="string">
            <text:p>否</text:p>
          </table:table-cell>
          <table:table-cell office:value-type="string">
            <text:p>享住青旅</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館前路8號地下1層</text:p>
          </table:table-cell>
          <table:table-cell office:value-type="string">
            <text:p>0970-939898</text:p>
          </table:table-cell>
          <table:table-cell office:value-type="string">
            <text:p>-</text:p>
          </table:table-cell>
          <table:table-cell office:value-type="string">
            <text:p>7</text:p>
          </table:table-cell>
          <table:table-cell office:value-type="string">
            <text:p>justlivehostel@gmail.com</text:p>
          </table:table-cell>
          <table:table-cell office:value-type="string">
            <text:p/>
          </table:table-cell>
        </table:table-row>
        <table:table-row>
          <table:table-cell office:value-type="string">
            <text:p>2024-07-17</text:p>
          </table:table-cell>
          <table:table-cell office:value-type="string">
            <text:p>臺北市旅館797號</text:p>
          </table:table-cell>
          <table:table-cell office:value-type="string">
            <text:p>旅館</text:p>
          </table:table-cell>
          <table:table-cell office:value-type="string">
            <text:p/>
          </table:table-cell>
          <table:table-cell office:value-type="string">
            <text:p>否</text:p>
          </table:table-cell>
          <table:table-cell office:value-type="string">
            <text:p>大光瀛商旅</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西路1段50號地下3層</text:p>
          </table:table-cell>
          <table:table-cell office:value-type="string">
            <text:p>02-23705590</text:p>
          </table:table-cell>
          <table:table-cell office:value-type="string">
            <text:p>-</text:p>
          </table:table-cell>
          <table:table-cell office:value-type="string">
            <text:p>49</text:p>
          </table:table-cell>
          <table:table-cell office:value-type="string">
            <text:p>tsitaipei@gmail.com</text:p>
          </table:table-cell>
          <table:table-cell office:value-type="string">
            <text:p/>
          </table:table-cell>
        </table:table-row>
        <table:table-row>
          <table:table-cell office:value-type="string">
            <text:p>2024-06-12</text:p>
          </table:table-cell>
          <table:table-cell office:value-type="string">
            <text:p>臺北市旅館796號</text:p>
          </table:table-cell>
          <table:table-cell office:value-type="string">
            <text:p>旅館</text:p>
          </table:table-cell>
          <table:table-cell office:value-type="string">
            <text:p/>
          </table:table-cell>
          <table:table-cell office:value-type="string">
            <text:p>否</text:p>
          </table:table-cell>
          <table:table-cell office:value-type="string">
            <text:p>日光樂居成都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成都路99號2樓至4樓</text:p>
          </table:table-cell>
          <table:table-cell office:value-type="string">
            <text:p>02-23886898</text:p>
          </table:table-cell>
          <table:table-cell office:value-type="string">
            <text:p>-</text:p>
          </table:table-cell>
          <table:table-cell office:value-type="string">
            <text:p>14</text:p>
          </table:table-cell>
          <table:table-cell office:value-type="string">
            <text:p>lcy1208@yahoo.com.tw</text:p>
          </table:table-cell>
          <table:table-cell office:value-type="string">
            <text:p/>
          </table:table-cell>
        </table:table-row>
        <table:table-row>
          <table:table-cell office:value-type="string">
            <text:p>2024-06-07</text:p>
          </table:table-cell>
          <table:table-cell office:value-type="string">
            <text:p>臺北市旅館795號</text:p>
          </table:table-cell>
          <table:table-cell office:value-type="string">
            <text:p>旅館</text:p>
          </table:table-cell>
          <table:table-cell office:value-type="string">
            <text:p/>
          </table:table-cell>
          <table:table-cell office:value-type="string">
            <text:p>否</text:p>
          </table:table-cell>
          <table:table-cell office:value-type="string">
            <text:p>頭等艙飯店西門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中華路一段59號4樓、4樓之1、8樓之1、9樓之1、11樓至13樓</text:p>
          </table:table-cell>
          <table:table-cell office:value-type="string">
            <text:p>02-23114567</text:p>
          </table:table-cell>
          <table:table-cell office:value-type="string">
            <text:p>02-23119797</text:p>
          </table:table-cell>
          <table:table-cell office:value-type="string">
            <text:p>115</text:p>
          </table:table-cell>
          <table:table-cell office:value-type="string">
            <text:p>fo.tp.xm@airlineinn.com</text:p>
          </table:table-cell>
          <table:table-cell office:value-type="string">
            <text:p>https://airlineinn.com/</text:p>
          </table:table-cell>
        </table:table-row>
        <table:table-row>
          <table:table-cell office:value-type="string">
            <text:p>2024-05-30</text:p>
          </table:table-cell>
          <table:table-cell office:value-type="string">
            <text:p>臺北市旅館794號</text:p>
          </table:table-cell>
          <table:table-cell office:value-type="string">
            <text:p>旅館</text:p>
          </table:table-cell>
          <table:table-cell office:value-type="string">
            <text:p/>
          </table:table-cell>
          <table:table-cell office:value-type="string">
            <text:p>否</text:p>
          </table:table-cell>
          <table:table-cell office:value-type="string">
            <text:p>梧邸酒店台北杭州</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杭州南路一段12號</text:p>
          </table:table-cell>
          <table:table-cell office:value-type="string">
            <text:p>02-23933598</text:p>
          </table:table-cell>
          <table:table-cell office:value-type="string">
            <text:p>02-27131598</text:p>
          </table:table-cell>
          <table:table-cell office:value-type="string">
            <text:p>73</text:p>
          </table:table-cell>
          <table:table-cell office:value-type="string">
            <text:p>hangzhou@ood-hotel.com</text:p>
          </table:table-cell>
          <table:table-cell office:value-type="string">
            <text:p>https://www.ood-hotel.com/</text:p>
          </table:table-cell>
        </table:table-row>
        <table:table-row>
          <table:table-cell office:value-type="string">
            <text:p>2024-04-24</text:p>
          </table:table-cell>
          <table:table-cell office:value-type="string">
            <text:p>臺北市旅館793號</text:p>
          </table:table-cell>
          <table:table-cell office:value-type="string">
            <text:p>旅館</text:p>
          </table:table-cell>
          <table:table-cell office:value-type="string">
            <text:p>三星級</text:p>
          </table:table-cell>
          <table:table-cell office:value-type="string">
            <text:p>否</text:p>
          </table:table-cell>
          <table:table-cell office:value-type="string">
            <text:p>台北大安伊普索酒店</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復興南路一段219之2號1樓、4-12樓</text:p>
          </table:table-cell>
          <table:table-cell office:value-type="string">
            <text:p>02-27117268</text:p>
          </table:table-cell>
          <table:table-cell office:value-type="string">
            <text:p>02-27117298</text:p>
          </table:table-cell>
          <table:table-cell office:value-type="string">
            <text:p>136</text:p>
          </table:table-cell>
          <table:table-cell office:value-type="string">
            <text:p>ep.tp@hotelepisode.com</text:p>
          </table:table-cell>
          <table:table-cell office:value-type="string">
            <text:p>https://www.episodedaantaipei.com</text:p>
          </table:table-cell>
        </table:table-row>
        <table:table-row>
          <table:table-cell office:value-type="string">
            <text:p>2024-04-17</text:p>
          </table:table-cell>
          <table:table-cell office:value-type="string">
            <text:p>臺北市旅館792號</text:p>
          </table:table-cell>
          <table:table-cell office:value-type="string">
            <text:p>旅館</text:p>
          </table:table-cell>
          <table:table-cell office:value-type="string">
            <text:p/>
          </table:table-cell>
          <table:table-cell office:value-type="string">
            <text:p>否</text:p>
          </table:table-cell>
          <table:table-cell office:value-type="string">
            <text:p>美好行旅</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開封街一段2號12樓、12樓之1</text:p>
          </table:table-cell>
          <table:table-cell office:value-type="string">
            <text:p>0911-120309</text:p>
          </table:table-cell>
          <table:table-cell office:value-type="string">
            <text:p>-</text:p>
          </table:table-cell>
          <table:table-cell office:value-type="string">
            <text:p>5</text:p>
          </table:table-cell>
          <table:table-cell office:value-type="string">
            <text:p>tpe.wondertime@gmail.com</text:p>
          </table:table-cell>
          <table:table-cell office:value-type="string">
            <text:p/>
          </table:table-cell>
        </table:table-row>
        <table:table-row>
          <table:table-cell office:value-type="string">
            <text:p>2024-04-15</text:p>
          </table:table-cell>
          <table:table-cell office:value-type="string">
            <text:p>臺北市旅館791號</text:p>
          </table:table-cell>
          <table:table-cell office:value-type="string">
            <text:p>旅館</text:p>
          </table:table-cell>
          <table:table-cell office:value-type="string">
            <text:p/>
          </table:table-cell>
          <table:table-cell office:value-type="string">
            <text:p>否</text:p>
          </table:table-cell>
          <table:table-cell office:value-type="string">
            <text:p>金通商旅</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重慶北路一段1號10樓之1</text:p>
          </table:table-cell>
          <table:table-cell office:value-type="string">
            <text:p>02-25921919</text:p>
          </table:table-cell>
          <table:table-cell office:value-type="string">
            <text:p>-</text:p>
          </table:table-cell>
          <table:table-cell office:value-type="string">
            <text:p>9</text:p>
          </table:table-cell>
          <table:table-cell office:value-type="string">
            <text:p>fatcat@curlycathotel.com</text:p>
          </table:table-cell>
          <table:table-cell office:value-type="string">
            <text:p/>
          </table:table-cell>
        </table:table-row>
        <table:table-row>
          <table:table-cell office:value-type="string">
            <text:p>2024-04-01</text:p>
          </table:table-cell>
          <table:table-cell office:value-type="string">
            <text:p>臺北市旅館790號</text:p>
          </table:table-cell>
          <table:table-cell office:value-type="string">
            <text:p>旅館</text:p>
          </table:table-cell>
          <table:table-cell office:value-type="string">
            <text:p/>
          </table:table-cell>
          <table:table-cell office:value-type="string">
            <text:p>否</text:p>
          </table:table-cell>
          <table:table-cell office:value-type="string">
            <text:p>日初青旅</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重慶南路一段49號9樓</text:p>
          </table:table-cell>
          <table:table-cell office:value-type="string">
            <text:p>02-23615222</text:p>
          </table:table-cell>
          <table:table-cell office:value-type="string">
            <text:p>02-23613222</text:p>
          </table:table-cell>
          <table:table-cell office:value-type="string">
            <text:p>12</text:p>
          </table:table-cell>
          <table:table-cell office:value-type="string">
            <text:p>sundailyhostel@gmail.com</text:p>
          </table:table-cell>
          <table:table-cell office:value-type="string">
            <text:p>http://www.sundailyhostel.com</text:p>
          </table:table-cell>
        </table:table-row>
        <table:table-row>
          <table:table-cell office:value-type="string">
            <text:p>2024-01-26</text:p>
          </table:table-cell>
          <table:table-cell office:value-type="string">
            <text:p>臺北市旅館789號</text:p>
          </table:table-cell>
          <table:table-cell office:value-type="string">
            <text:p>旅館</text:p>
          </table:table-cell>
          <table:table-cell office:value-type="string">
            <text:p/>
          </table:table-cell>
          <table:table-cell office:value-type="string">
            <text:p>否</text:p>
          </table:table-cell>
          <table:table-cell office:value-type="string">
            <text:p>藝築文旅昆明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昆明街79號10樓</text:p>
          </table:table-cell>
          <table:table-cell office:value-type="string">
            <text:p>02-23610330</text:p>
          </table:table-cell>
          <table:table-cell office:value-type="string">
            <text:p>02-23610363</text:p>
          </table:table-cell>
          <table:table-cell office:value-type="string">
            <text:p>14</text:p>
          </table:table-cell>
          <table:table-cell office:value-type="string">
            <text:p>artinnkunming@gmail.com</text:p>
          </table:table-cell>
          <table:table-cell office:value-type="string">
            <text:p/>
          </table:table-cell>
        </table:table-row>
        <table:table-row>
          <table:table-cell office:value-type="string">
            <text:p>2024-01-17</text:p>
          </table:table-cell>
          <table:table-cell office:value-type="string">
            <text:p>臺北市旅館788號</text:p>
          </table:table-cell>
          <table:table-cell office:value-type="string">
            <text:p>旅館</text:p>
          </table:table-cell>
          <table:table-cell office:value-type="string">
            <text:p/>
          </table:table-cell>
          <table:table-cell office:value-type="string">
            <text:p>否</text:p>
          </table:table-cell>
          <table:table-cell office:value-type="string">
            <text:p>豐宿創新壹旅</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南京西路165號6樓</text:p>
          </table:table-cell>
          <table:table-cell office:value-type="string">
            <text:p>02-77557937</text:p>
          </table:table-cell>
          <table:table-cell office:value-type="string">
            <text:p>-</text:p>
          </table:table-cell>
          <table:table-cell office:value-type="string">
            <text:p>28</text:p>
          </table:table-cell>
          <table:table-cell office:value-type="string">
            <text:p>goldenhome168@gmail.com</text:p>
          </table:table-cell>
          <table:table-cell office:value-type="string">
            <text:p>https://reurl.cc/r6lmAx</text:p>
          </table:table-cell>
        </table:table-row>
        <table:table-row>
          <table:table-cell office:value-type="string">
            <text:p>2024-01-04</text:p>
          </table:table-cell>
          <table:table-cell office:value-type="string">
            <text:p>臺北市旅館787號</text:p>
          </table:table-cell>
          <table:table-cell office:value-type="string">
            <text:p>旅館</text:p>
          </table:table-cell>
          <table:table-cell office:value-type="string">
            <text:p/>
          </table:table-cell>
          <table:table-cell office:value-type="string">
            <text:p>否</text:p>
          </table:table-cell>
          <table:table-cell office:value-type="string">
            <text:p>歐法行旅</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中華路一段90號5樓</text:p>
          </table:table-cell>
          <table:table-cell office:value-type="string">
            <text:p>02-23711333</text:p>
          </table:table-cell>
          <table:table-cell office:value-type="string">
            <text:p>-</text:p>
          </table:table-cell>
          <table:table-cell office:value-type="string">
            <text:p>33</text:p>
          </table:table-cell>
          <table:table-cell office:value-type="string">
            <text:p>ofun8888@gmail.com</text:p>
          </table:table-cell>
          <table:table-cell office:value-type="string">
            <text:p>https://ofunhotel.mydirectstay.com/tw/index.html</text:p>
          </table:table-cell>
        </table:table-row>
        <table:table-row>
          <table:table-cell office:value-type="string">
            <text:p>2024-01-04</text:p>
          </table:table-cell>
          <table:table-cell office:value-type="string">
            <text:p>臺北市旅館786號</text:p>
          </table:table-cell>
          <table:table-cell office:value-type="string">
            <text:p>旅館</text:p>
          </table:table-cell>
          <table:table-cell office:value-type="string">
            <text:p/>
          </table:table-cell>
          <table:table-cell office:value-type="string">
            <text:p>否</text:p>
          </table:table-cell>
          <table:table-cell office:value-type="string">
            <text:p>美好境界旅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寧南路36號9樓之2、9樓之3、9樓之4</text:p>
          </table:table-cell>
          <table:table-cell office:value-type="string">
            <text:p>02-23617608</text:p>
          </table:table-cell>
          <table:table-cell office:value-type="string">
            <text:p>-</text:p>
          </table:table-cell>
          <table:table-cell office:value-type="string">
            <text:p>42</text:p>
          </table:table-cell>
          <table:table-cell office:value-type="string">
            <text:p>tpe.wonderwall@gmail.com</text:p>
          </table:table-cell>
          <table:table-cell office:value-type="string">
            <text:p>https://booking.owlting.com/</text:p>
          </table:table-cell>
        </table:table-row>
        <table:table-row>
          <table:table-cell office:value-type="string">
            <text:p>2023-12-15</text:p>
          </table:table-cell>
          <table:table-cell office:value-type="string">
            <text:p>臺北市旅館785號</text:p>
          </table:table-cell>
          <table:table-cell office:value-type="string">
            <text:p>旅館</text:p>
          </table:table-cell>
          <table:table-cell office:value-type="string">
            <text:p/>
          </table:table-cell>
          <table:table-cell office:value-type="string">
            <text:p>否</text:p>
          </table:table-cell>
          <table:table-cell office:value-type="string">
            <text:p>福泰桔子商務旅館西門漢中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漢中街170號1-14樓</text:p>
          </table:table-cell>
          <table:table-cell office:value-type="string">
            <text:p>02-23811155</text:p>
          </table:table-cell>
          <table:table-cell office:value-type="string">
            <text:p>-</text:p>
          </table:table-cell>
          <table:table-cell office:value-type="string">
            <text:p>66</text:p>
          </table:table-cell>
          <table:table-cell office:value-type="string">
            <text:p>hanzhong@orangehotels.com.tw</text:p>
          </table:table-cell>
          <table:table-cell office:value-type="string">
            <text:p/>
          </table:table-cell>
        </table:table-row>
        <table:table-row>
          <table:table-cell office:value-type="string">
            <text:p>2023-12-08</text:p>
          </table:table-cell>
          <table:table-cell office:value-type="string">
            <text:p>臺北市旅館784號</text:p>
          </table:table-cell>
          <table:table-cell office:value-type="string">
            <text:p>旅館</text:p>
          </table:table-cell>
          <table:table-cell office:value-type="string">
            <text:p/>
          </table:table-cell>
          <table:table-cell office:value-type="string">
            <text:p>否</text:p>
          </table:table-cell>
          <table:table-cell office:value-type="string">
            <text:p>瀚寓夏天</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汀州路三段62號、3樓、6樓</text:p>
          </table:table-cell>
          <table:table-cell office:value-type="string">
            <text:p>02-87583777</text:p>
          </table:table-cell>
          <table:table-cell office:value-type="string">
            <text:p>-</text:p>
          </table:table-cell>
          <table:table-cell office:value-type="string">
            <text:p>69</text:p>
          </table:table-cell>
          <table:table-cell office:value-type="string">
            <text:p/>
          </table:table-cell>
          <table:table-cell office:value-type="string">
            <text:p/>
          </table:table-cell>
        </table:table-row>
        <table:table-row>
          <table:table-cell office:value-type="string">
            <text:p>2023-12-06</text:p>
          </table:table-cell>
          <table:table-cell office:value-type="string">
            <text:p>臺北市旅館783號</text:p>
          </table:table-cell>
          <table:table-cell office:value-type="string">
            <text:p>旅館</text:p>
          </table:table-cell>
          <table:table-cell office:value-type="string">
            <text:p/>
          </table:table-cell>
          <table:table-cell office:value-type="string">
            <text:p>否</text:p>
          </table:table-cell>
          <table:table-cell office:value-type="string">
            <text:p>日光樂居</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寧南路72之1號5樓、6樓、6樓之1</text:p>
          </table:table-cell>
          <table:table-cell office:value-type="string">
            <text:p>02-23889978</text:p>
          </table:table-cell>
          <table:table-cell office:value-type="string">
            <text:p>-</text:p>
          </table:table-cell>
          <table:table-cell office:value-type="string">
            <text:p>45</text:p>
          </table:table-cell>
          <table:table-cell office:value-type="string">
            <text:p>lcy1208@yahoo.com.tw</text:p>
          </table:table-cell>
          <table:table-cell office:value-type="string">
            <text:p/>
          </table:table-cell>
        </table:table-row>
        <table:table-row>
          <table:table-cell office:value-type="string">
            <text:p>2005-12-13</text:p>
          </table:table-cell>
          <table:table-cell office:value-type="string">
            <text:p>臺北市旅館295號</text:p>
          </table:table-cell>
          <table:table-cell office:value-type="string">
            <text:p>旅館</text:p>
          </table:table-cell>
          <table:table-cell office:value-type="string">
            <text:p/>
          </table:table-cell>
          <table:table-cell office:value-type="string">
            <text:p>否</text:p>
          </table:table-cell>
          <table:table-cell office:value-type="string">
            <text:p>天閣酒店(台北林森)</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一段83巷15號1樓至6樓</text:p>
          </table:table-cell>
          <table:table-cell office:value-type="string">
            <text:p>02-25319999</text:p>
          </table:table-cell>
          <table:table-cell office:value-type="string">
            <text:p>02-25816777</text:p>
          </table:table-cell>
          <table:table-cell office:value-type="string">
            <text:p>65</text:p>
          </table:table-cell>
          <table:table-cell office:value-type="string">
            <text:p>rsvn.ls@tango-hotels.com</text:p>
          </table:table-cell>
          <table:table-cell office:value-type="string">
            <text:p>http://www.tango-hotels.com</text:p>
          </table:table-cell>
        </table:table-row>
        <table:table-row>
          <table:table-cell office:value-type="string">
            <text:p>2023-11-21</text:p>
          </table:table-cell>
          <table:table-cell office:value-type="string">
            <text:p>臺北市旅館782號</text:p>
          </table:table-cell>
          <table:table-cell office:value-type="string">
            <text:p>旅館</text:p>
          </table:table-cell>
          <table:table-cell office:value-type="string">
            <text:p/>
          </table:table-cell>
          <table:table-cell office:value-type="string">
            <text:p>否</text:p>
          </table:table-cell>
          <table:table-cell office:value-type="string">
            <text:p>客憩旅宿</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重慶南路一段63號2樓</text:p>
          </table:table-cell>
          <table:table-cell office:value-type="string">
            <text:p>02-23116118</text:p>
          </table:table-cell>
          <table:table-cell office:value-type="string">
            <text:p>02-23116396</text:p>
          </table:table-cell>
          <table:table-cell office:value-type="string">
            <text:p>11</text:p>
          </table:table-cell>
          <table:table-cell office:value-type="string">
            <text:p>mycozyhome5858@gmail.com</text:p>
          </table:table-cell>
          <table:table-cell office:value-type="string">
            <text:p/>
          </table:table-cell>
        </table:table-row>
        <table:table-row>
          <table:table-cell office:value-type="string">
            <text:p>2023-11-03</text:p>
          </table:table-cell>
          <table:table-cell office:value-type="string">
            <text:p>臺北市旅館781號</text:p>
          </table:table-cell>
          <table:table-cell office:value-type="string">
            <text:p>旅館</text:p>
          </table:table-cell>
          <table:table-cell office:value-type="string">
            <text:p/>
          </table:table-cell>
          <table:table-cell office:value-type="string">
            <text:p>否</text:p>
          </table:table-cell>
          <table:table-cell office:value-type="string">
            <text:p>相鐵飯店台北西門</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中華路一段57號</text:p>
          </table:table-cell>
          <table:table-cell office:value-type="string">
            <text:p>02-23316203</text:p>
          </table:table-cell>
          <table:table-cell office:value-type="string">
            <text:p>02-23319203</text:p>
          </table:table-cell>
          <table:table-cell office:value-type="string">
            <text:p>200</text:p>
          </table:table-cell>
          <table:table-cell office:value-type="string">
            <text:p>gf_taipeiximen@sotetsu-group.jp</text:p>
          </table:table-cell>
          <table:table-cell office:value-type="string">
            <text:p>https://sotetsu-hotels.com/grand-fresa/</text:p>
          </table:table-cell>
        </table:table-row>
        <table:table-row>
          <table:table-cell office:value-type="string">
            <text:p>2023-10-13</text:p>
          </table:table-cell>
          <table:table-cell office:value-type="string">
            <text:p>臺北市旅館779號</text:p>
          </table:table-cell>
          <table:table-cell office:value-type="string">
            <text:p>旅館</text:p>
          </table:table-cell>
          <table:table-cell office:value-type="string">
            <text:p/>
          </table:table-cell>
          <table:table-cell office:value-type="string">
            <text:p>否</text:p>
          </table:table-cell>
          <table:table-cell office:value-type="string">
            <text:p>柯達大飯店台北南京</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南京東路三段333號2至11樓</text:p>
          </table:table-cell>
          <table:table-cell office:value-type="string">
            <text:p>02-27196666</text:p>
          </table:table-cell>
          <table:table-cell office:value-type="string">
            <text:p>02-27197711</text:p>
          </table:table-cell>
          <table:table-cell office:value-type="string">
            <text:p>64</text:p>
          </table:table-cell>
          <table:table-cell office:value-type="string">
            <text:p>nanjing@khotels.com.tw</text:p>
          </table:table-cell>
          <table:table-cell office:value-type="string">
            <text:p>https://www.khotels.com.tw</text:p>
          </table:table-cell>
        </table:table-row>
        <table:table-row>
          <table:table-cell office:value-type="string">
            <text:p>2023-10-06</text:p>
          </table:table-cell>
          <table:table-cell office:value-type="string">
            <text:p>交觀宿字第1574號</text:p>
          </table:table-cell>
          <table:table-cell office:value-type="string">
            <text:p>一般觀光旅館</text:p>
          </table:table-cell>
          <table:table-cell office:value-type="string">
            <text:p/>
          </table:table-cell>
          <table:table-cell office:value-type="string">
            <text:p>否</text:p>
          </table:table-cell>
          <table:table-cell office:value-type="string">
            <text:p>台北漢來大飯店</text:p>
          </table:table-cell>
          <table:table-cell office:value-type="string">
            <text:p>臺北市</text:p>
          </table:table-cell>
          <table:table-cell office:value-type="string">
            <text:p>南港區</text:p>
          </table:table-cell>
          <table:table-cell office:value-type="string">
            <text:p>115</text:p>
          </table:table-cell>
          <table:table-cell office:value-type="string">
            <text:p>臺北市南港區經貿一路168號</text:p>
          </table:table-cell>
          <table:table-cell office:value-type="string">
            <text:p>02-27886868</text:p>
          </table:table-cell>
          <table:table-cell office:value-type="string">
            <text:p>-</text:p>
          </table:table-cell>
          <table:table-cell office:value-type="string">
            <text:p>424</text:p>
          </table:table-cell>
          <table:table-cell office:value-type="string">
            <text:p>service_tpe@grand-hilai.com</text:p>
          </table:table-cell>
          <table:table-cell office:value-type="string">
            <text:p>https://www.grand-hilai.com.tw/taipei</text:p>
          </table:table-cell>
        </table:table-row>
        <table:table-row>
          <table:table-cell office:value-type="string">
            <text:p>2023-09-22</text:p>
          </table:table-cell>
          <table:table-cell office:value-type="string">
            <text:p>臺北市旅館777號</text:p>
          </table:table-cell>
          <table:table-cell office:value-type="string">
            <text:p>旅館</text:p>
          </table:table-cell>
          <table:table-cell office:value-type="string">
            <text:p/>
          </table:table-cell>
          <table:table-cell office:value-type="string">
            <text:p>否</text:p>
          </table:table-cell>
          <table:table-cell office:value-type="string">
            <text:p>福華國際文教會館</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新生南路3段30號(住宿棟1 樓及5樓至14樓)</text:p>
          </table:table-cell>
          <table:table-cell office:value-type="string">
            <text:p>02-77122323</text:p>
          </table:table-cell>
          <table:table-cell office:value-type="string">
            <text:p>02-77122288</text:p>
          </table:table-cell>
          <table:table-cell office:value-type="string">
            <text:p>279</text:p>
          </table:table-cell>
          <table:table-cell office:value-type="string">
            <text:p>gapd-ih@howard-hotels.com.tw</text:p>
          </table:table-cell>
          <table:table-cell office:value-type="string">
            <text:p>https://www.howard-hotels.com.tw/zh_TW/Hotel/</text:p>
          </table:table-cell>
        </table:table-row>
        <table:table-row>
          <table:table-cell office:value-type="string">
            <text:p>2009-12-16</text:p>
          </table:table-cell>
          <table:table-cell office:value-type="string">
            <text:p>臺北市旅館355號</text:p>
          </table:table-cell>
          <table:table-cell office:value-type="string">
            <text:p>旅館</text:p>
          </table:table-cell>
          <table:table-cell office:value-type="string">
            <text:p/>
          </table:table-cell>
          <table:table-cell office:value-type="string">
            <text:p>否</text:p>
          </table:table-cell>
          <table:table-cell office:value-type="string">
            <text:p>家美瑞品 台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北平東路12號2至9樓</text:p>
          </table:table-cell>
          <table:table-cell office:value-type="string">
            <text:p>02-23581234</text:p>
          </table:table-cell>
          <table:table-cell office:value-type="string">
            <text:p>02-23941349</text:p>
          </table:table-cell>
          <table:table-cell office:value-type="string">
            <text:p>68</text:p>
          </table:table-cell>
          <table:table-cell office:value-type="string">
            <text:p>jiamei2023@gmail.com</text:p>
          </table:table-cell>
          <table:table-cell office:value-type="string">
            <text:p>https://jiameihotel.com/</text:p>
          </table:table-cell>
        </table:table-row>
        <table:table-row>
          <table:table-cell office:value-type="string">
            <text:p>2004-06-30</text:p>
          </table:table-cell>
          <table:table-cell office:value-type="string">
            <text:p>臺北市旅館154號</text:p>
          </table:table-cell>
          <table:table-cell office:value-type="string">
            <text:p>旅館</text:p>
          </table:table-cell>
          <table:table-cell office:value-type="string">
            <text:p/>
          </table:table-cell>
          <table:table-cell office:value-type="string">
            <text:p>否</text:p>
          </table:table-cell>
          <table:table-cell office:value-type="string">
            <text:p>宏洲旅社</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漢中街4號1-7樓</text:p>
          </table:table-cell>
          <table:table-cell office:value-type="string">
            <text:p>02-23319841</text:p>
          </table:table-cell>
          <table:table-cell office:value-type="string">
            <text:p>02-23710350</text:p>
          </table:table-cell>
          <table:table-cell office:value-type="string">
            <text:p>28</text:p>
          </table:table-cell>
          <table:table-cell office:value-type="string">
            <text:p/>
          </table:table-cell>
          <table:table-cell office:value-type="string">
            <text:p/>
          </table:table-cell>
        </table:table-row>
        <table:table-row>
          <table:table-cell office:value-type="string">
            <text:p>2004-07-01</text:p>
          </table:table-cell>
          <table:table-cell office:value-type="string">
            <text:p>臺北市旅館170號</text:p>
          </table:table-cell>
          <table:table-cell office:value-type="string">
            <text:p>旅館</text:p>
          </table:table-cell>
          <table:table-cell office:value-type="string">
            <text:p/>
          </table:table-cell>
          <table:table-cell office:value-type="string">
            <text:p>否</text:p>
          </table:table-cell>
          <table:table-cell office:value-type="string">
            <text:p>金弘旅社</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南京西路316號4樓</text:p>
          </table:table-cell>
          <table:table-cell office:value-type="string">
            <text:p>02-25554038</text:p>
          </table:table-cell>
          <table:table-cell office:value-type="string">
            <text:p>02-25565308</text:p>
          </table:table-cell>
          <table:table-cell office:value-type="string">
            <text:p>19</text:p>
          </table:table-cell>
          <table:table-cell office:value-type="string">
            <text:p>goldenhome399@gmail.com</text:p>
          </table:table-cell>
          <table:table-cell office:value-type="string">
            <text:p/>
          </table:table-cell>
        </table:table-row>
        <table:table-row>
          <table:table-cell office:value-type="string">
            <text:p>2023-06-29</text:p>
          </table:table-cell>
          <table:table-cell office:value-type="string">
            <text:p>臺北市旅館776號</text:p>
          </table:table-cell>
          <table:table-cell office:value-type="string">
            <text:p>旅館</text:p>
          </table:table-cell>
          <table:table-cell office:value-type="string">
            <text:p/>
          </table:table-cell>
          <table:table-cell office:value-type="string">
            <text:p>否</text:p>
          </table:table-cell>
          <table:table-cell office:value-type="string">
            <text:p>西門雲町旅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漢中街52號12樓至13樓</text:p>
          </table:table-cell>
          <table:table-cell office:value-type="string">
            <text:p>02-23112555</text:p>
          </table:table-cell>
          <table:table-cell office:value-type="string">
            <text:p>02-2311-2759</text:p>
          </table:table-cell>
          <table:table-cell office:value-type="string">
            <text:p>32</text:p>
          </table:table-cell>
          <table:table-cell office:value-type="string">
            <text:p>panny.chuang@via-hotel.com.tw</text:p>
          </table:table-cell>
          <table:table-cell office:value-type="string">
            <text:p>https://skygatehotel.mydirectstay.com/tw/index.html</text:p>
          </table:table-cell>
        </table:table-row>
        <table:table-row>
          <table:table-cell office:value-type="string">
            <text:p>2023-06-09</text:p>
          </table:table-cell>
          <table:table-cell office:value-type="string">
            <text:p>臺北市旅館775號</text:p>
          </table:table-cell>
          <table:table-cell office:value-type="string">
            <text:p>旅館</text:p>
          </table:table-cell>
          <table:table-cell office:value-type="string">
            <text:p/>
          </table:table-cell>
          <table:table-cell office:value-type="string">
            <text:p>否</text:p>
          </table:table-cell>
          <table:table-cell office:value-type="string">
            <text:p>台灣西鐵國際旅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中華路一段88號1樓、6樓至28樓</text:p>
          </table:table-cell>
          <table:table-cell office:value-type="string">
            <text:p>02-23143939</text:p>
          </table:table-cell>
          <table:table-cell office:value-type="string">
            <text:p>02-2314</text:p>
          </table:table-cell>
          <table:table-cell office:value-type="string">
            <text:p>298</text:p>
          </table:table-cell>
          <table:table-cell office:value-type="string">
            <text:p>solaria_tw@nnr-h.com.tw</text:p>
          </table:table-cell>
          <table:table-cell office:value-type="string">
            <text:p>https://solariataipei.mydirectstay.com/tw/</text:p>
          </table:table-cell>
        </table:table-row>
        <table:table-row>
          <table:table-cell office:value-type="string">
            <text:p>2023-03-25</text:p>
          </table:table-cell>
          <table:table-cell office:value-type="string">
            <text:p>臺北市旅館773號</text:p>
          </table:table-cell>
          <table:table-cell office:value-type="string">
            <text:p>旅館</text:p>
          </table:table-cell>
          <table:table-cell office:value-type="string">
            <text:p/>
          </table:table-cell>
          <table:table-cell office:value-type="string">
            <text:p>否</text:p>
          </table:table-cell>
          <table:table-cell office:value-type="string">
            <text:p>成都壹壹壹商旅</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成都路111號1樓-6樓</text:p>
          </table:table-cell>
          <table:table-cell office:value-type="string">
            <text:p>02-23751022</text:p>
          </table:table-cell>
          <table:table-cell office:value-type="string">
            <text:p>02-2331</text:p>
          </table:table-cell>
          <table:table-cell office:value-type="string">
            <text:p>11</text:p>
          </table:table-cell>
          <table:table-cell office:value-type="string">
            <text:p>taipei.tomorrow@gmail.com</text:p>
          </table:table-cell>
          <table:table-cell office:value-type="string">
            <text:p/>
          </table:table-cell>
        </table:table-row>
        <table:table-row>
          <table:table-cell office:value-type="string">
            <text:p>2023-03-24</text:p>
          </table:table-cell>
          <table:table-cell office:value-type="string">
            <text:p>臺北市旅館772號</text:p>
          </table:table-cell>
          <table:table-cell office:value-type="string">
            <text:p>旅館</text:p>
          </table:table-cell>
          <table:table-cell office:value-type="string">
            <text:p/>
          </table:table-cell>
          <table:table-cell office:value-type="string">
            <text:p>否</text:p>
          </table:table-cell>
          <table:table-cell office:value-type="string">
            <text:p>摩莎曼拉商務旅館-西門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漢口街二段54號8樓、8樓之1、8樓之6、8樓之7、8樓 之8、9樓、9樓之1</text:p>
          </table:table-cell>
          <table:table-cell office:value-type="string">
            <text:p>02-23613350</text:p>
          </table:table-cell>
          <table:table-cell office:value-type="string">
            <text:p>02-23616552</text:p>
          </table:table-cell>
          <table:table-cell office:value-type="string">
            <text:p>88</text:p>
          </table:table-cell>
          <table:table-cell office:value-type="string">
            <text:p>moshamanlaximen@gmail.com</text:p>
          </table:table-cell>
          <table:table-cell office:value-type="string">
            <text:p/>
          </table:table-cell>
        </table:table-row>
        <table:table-row>
          <table:table-cell office:value-type="string">
            <text:p>2023-03-22</text:p>
          </table:table-cell>
          <table:table-cell office:value-type="string">
            <text:p>臺北市旅館771號</text:p>
          </table:table-cell>
          <table:table-cell office:value-type="string">
            <text:p>旅館</text:p>
          </table:table-cell>
          <table:table-cell office:value-type="string">
            <text:p/>
          </table:table-cell>
          <table:table-cell office:value-type="string">
            <text:p>否</text:p>
          </table:table-cell>
          <table:table-cell office:value-type="string">
            <text:p>全界精品旅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漢口街二段54號10樓</text:p>
          </table:table-cell>
          <table:table-cell office:value-type="string">
            <text:p>02-23611871</text:p>
          </table:table-cell>
          <table:table-cell office:value-type="string">
            <text:p>02-23616552</text:p>
          </table:table-cell>
          <table:table-cell office:value-type="string">
            <text:p>59</text:p>
          </table:table-cell>
          <table:table-cell office:value-type="string">
            <text:p>dg.kim1219@gmail.com</text:p>
          </table:table-cell>
          <table:table-cell office:value-type="string">
            <text:p/>
          </table:table-cell>
        </table:table-row>
        <table:table-row>
          <table:table-cell office:value-type="string">
            <text:p>2023-03-15</text:p>
          </table:table-cell>
          <table:table-cell office:value-type="string">
            <text:p>臺北市旅館770號</text:p>
          </table:table-cell>
          <table:table-cell office:value-type="string">
            <text:p>旅館</text:p>
          </table:table-cell>
          <table:table-cell office:value-type="string">
            <text:p/>
          </table:table-cell>
          <table:table-cell office:value-type="string">
            <text:p>否</text:p>
          </table:table-cell>
          <table:table-cell office:value-type="string">
            <text:p>陸號行旅西門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中華路一段152號5樓、5樓之1、9樓、10樓；成都路1號9樓、10樓</text:p>
          </table:table-cell>
          <table:table-cell office:value-type="string">
            <text:p>02-23144003</text:p>
          </table:table-cell>
          <table:table-cell office:value-type="string">
            <text:p>02-23146645</text:p>
          </table:table-cell>
          <table:table-cell office:value-type="string">
            <text:p>27</text:p>
          </table:table-cell>
          <table:table-cell office:value-type="string">
            <text:p>mg@hotel6.com.tw</text:p>
          </table:table-cell>
          <table:table-cell office:value-type="string">
            <text:p/>
          </table:table-cell>
        </table:table-row>
        <table:table-row>
          <table:table-cell office:value-type="string">
            <text:p>2023-03-07</text:p>
          </table:table-cell>
          <table:table-cell office:value-type="string">
            <text:p>臺北市旅館769號</text:p>
          </table:table-cell>
          <table:table-cell office:value-type="string">
            <text:p>旅館</text:p>
          </table:table-cell>
          <table:table-cell office:value-type="string">
            <text:p/>
          </table:table-cell>
          <table:table-cell office:value-type="string">
            <text:p>否</text:p>
          </table:table-cell>
          <table:table-cell office:value-type="string">
            <text:p>慶爾喜旅館西門捷運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中華路一段152號7樓、11樓及成都路1號7樓、11樓</text:p>
          </table:table-cell>
          <table:table-cell office:value-type="string">
            <text:p>02-77309920</text:p>
          </table:table-cell>
          <table:table-cell office:value-type="string">
            <text:p>-</text:p>
          </table:table-cell>
          <table:table-cell office:value-type="string">
            <text:p>21</text:p>
          </table:table-cell>
          <table:table-cell office:value-type="string">
            <text:p>cheersplushotel@gmail.com</text:p>
          </table:table-cell>
          <table:table-cell office:value-type="string">
            <text:p/>
          </table:table-cell>
        </table:table-row>
        <table:table-row>
          <table:table-cell office:value-type="string">
            <text:p>2021-10-06</text:p>
          </table:table-cell>
          <table:table-cell office:value-type="string">
            <text:p>臺北市旅館746號</text:p>
          </table:table-cell>
          <table:table-cell office:value-type="string">
            <text:p>旅館</text:p>
          </table:table-cell>
          <table:table-cell office:value-type="string">
            <text:p/>
          </table:table-cell>
          <table:table-cell office:value-type="string">
            <text:p>否</text:p>
          </table:table-cell>
          <table:table-cell office:value-type="string">
            <text:p>見潭璞旅</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承德路四段250號</text:p>
          </table:table-cell>
          <table:table-cell office:value-type="string">
            <text:p>02-28831777</text:p>
          </table:table-cell>
          <table:table-cell office:value-type="string">
            <text:p>02-28833299</text:p>
          </table:table-cell>
          <table:table-cell office:value-type="string">
            <text:p>240</text:p>
          </table:table-cell>
          <table:table-cell office:value-type="string">
            <text:p>jaitan.service@bouti.com.tw</text:p>
          </table:table-cell>
          <table:table-cell office:value-type="string">
            <text:p>http://www.jiantanboutechhotel.com.tw</text:p>
          </table:table-cell>
        </table:table-row>
        <table:table-row>
          <table:table-cell office:value-type="string">
            <text:p>2023-01-31</text:p>
          </table:table-cell>
          <table:table-cell office:value-type="string">
            <text:p>臺北市旅館768號</text:p>
          </table:table-cell>
          <table:table-cell office:value-type="string">
            <text:p>旅館</text:p>
          </table:table-cell>
          <table:table-cell office:value-type="string">
            <text:p/>
          </table:table-cell>
          <table:table-cell office:value-type="string">
            <text:p>否</text:p>
          </table:table-cell>
          <table:table-cell office:value-type="string">
            <text:p>天母之星商務會館</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石牌路一段166巷46號,2樓至7樓、2樓之1至5樓之1、2樓之2至5樓之2</text:p>
          </table:table-cell>
          <table:table-cell office:value-type="string">
            <text:p>02-28231896</text:p>
          </table:table-cell>
          <table:table-cell office:value-type="string">
            <text:p>02-28221810</text:p>
          </table:table-cell>
          <table:table-cell office:value-type="string">
            <text:p>17</text:p>
          </table:table-cell>
          <table:table-cell office:value-type="string">
            <text:p>shipai168@gmail.com</text:p>
          </table:table-cell>
          <table:table-cell office:value-type="string">
            <text:p>http://service-apartment.com.tw/</text:p>
          </table:table-cell>
        </table:table-row>
        <table:table-row>
          <table:table-cell office:value-type="string">
            <text:p>2023-01-19</text:p>
          </table:table-cell>
          <table:table-cell office:value-type="string">
            <text:p>臺北市旅館767號</text:p>
          </table:table-cell>
          <table:table-cell office:value-type="string">
            <text:p>旅館</text:p>
          </table:table-cell>
          <table:table-cell office:value-type="string">
            <text:p/>
          </table:table-cell>
          <table:table-cell office:value-type="string">
            <text:p>否</text:p>
          </table:table-cell>
          <table:table-cell office:value-type="string">
            <text:p>台北棧</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許昌街40號5樓、5樓之1、5樓之2、6樓、6樓之1、6樓之2、7樓、7樓之1、7樓之2、7樓之3</text:p>
          </table:table-cell>
          <table:table-cell office:value-type="string">
            <text:p>02-23313381</text:p>
          </table:table-cell>
          <table:table-cell office:value-type="string">
            <text:p>-</text:p>
          </table:table-cell>
          <table:table-cell office:value-type="string">
            <text:p>34</text:p>
          </table:table-cell>
          <table:table-cell office:value-type="string">
            <text:p>Taipeiinn6006@gmail.com</text:p>
          </table:table-cell>
          <table:table-cell office:value-type="string">
            <text:p/>
          </table:table-cell>
        </table:table-row>
        <table:table-row>
          <table:table-cell office:value-type="string">
            <text:p>2004-05-10</text:p>
          </table:table-cell>
          <table:table-cell office:value-type="string">
            <text:p>臺北市旅館525號</text:p>
          </table:table-cell>
          <table:table-cell office:value-type="string">
            <text:p>旅館</text:p>
          </table:table-cell>
          <table:table-cell office:value-type="string">
            <text:p/>
          </table:table-cell>
          <table:table-cell office:value-type="string">
            <text:p>否</text:p>
          </table:table-cell>
          <table:table-cell office:value-type="string">
            <text:p>番茄行旅</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太原路156-2號5樓</text:p>
          </table:table-cell>
          <table:table-cell office:value-type="string">
            <text:p>02-25555930</text:p>
          </table:table-cell>
          <table:table-cell office:value-type="string">
            <text:p>-</text:p>
          </table:table-cell>
          <table:table-cell office:value-type="string">
            <text:p>5</text:p>
          </table:table-cell>
          <table:table-cell office:value-type="string">
            <text:p>info@playdesignhotel.com</text:p>
          </table:table-cell>
          <table:table-cell office:value-type="string">
            <text:p>https://www.tomatoproject.com.tw/</text:p>
          </table:table-cell>
        </table:table-row>
        <table:table-row>
          <table:table-cell office:value-type="string">
            <text:p>2015-02-06</text:p>
          </table:table-cell>
          <table:table-cell office:value-type="string">
            <text:p>臺北市旅館482號</text:p>
          </table:table-cell>
          <table:table-cell office:value-type="string">
            <text:p>旅館</text:p>
          </table:table-cell>
          <table:table-cell office:value-type="string">
            <text:p/>
          </table:table-cell>
          <table:table-cell office:value-type="string">
            <text:p>否</text:p>
          </table:table-cell>
          <table:table-cell office:value-type="string">
            <text:p>台北西門窩青年旅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漢中街42號8樓</text:p>
          </table:table-cell>
          <table:table-cell office:value-type="string">
            <text:p>02-23315100</text:p>
          </table:table-cell>
          <table:table-cell office:value-type="string">
            <text:p>02-23310525</text:p>
          </table:table-cell>
          <table:table-cell office:value-type="string">
            <text:p>6</text:p>
          </table:table-cell>
          <table:table-cell office:value-type="string">
            <text:p>ximenwow@gmail.com</text:p>
          </table:table-cell>
          <table:table-cell office:value-type="string">
            <text:p/>
          </table:table-cell>
        </table:table-row>
        <table:table-row>
          <table:table-cell office:value-type="string">
            <text:p>2022-10-24</text:p>
          </table:table-cell>
          <table:table-cell office:value-type="string">
            <text:p>臺北市旅館766號</text:p>
          </table:table-cell>
          <table:table-cell office:value-type="string">
            <text:p>旅館</text:p>
          </table:table-cell>
          <table:table-cell office:value-type="string">
            <text:p/>
          </table:table-cell>
          <table:table-cell office:value-type="string">
            <text:p>否</text:p>
          </table:table-cell>
          <table:table-cell office:value-type="string">
            <text:p>珂曼旅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寧南路77號1-15樓、2樓之1-15樓之1、3樓之2-14樓之2、12樓之3-13樓之3、12樓之5</text:p>
          </table:table-cell>
          <table:table-cell office:value-type="string">
            <text:p>02-23886000</text:p>
          </table:table-cell>
          <table:table-cell office:value-type="string">
            <text:p>02-23888360</text:p>
          </table:table-cell>
          <table:table-cell office:value-type="string">
            <text:p>64</text:p>
          </table:table-cell>
          <table:table-cell office:value-type="string">
            <text:p>comma36@comma-hotel.com</text:p>
          </table:table-cell>
          <table:table-cell office:value-type="string">
            <text:p/>
          </table:table-cell>
        </table:table-row>
        <table:table-row>
          <table:table-cell office:value-type="string">
            <text:p>2022-10-21</text:p>
          </table:table-cell>
          <table:table-cell office:value-type="string">
            <text:p>臺北市旅館765號</text:p>
          </table:table-cell>
          <table:table-cell office:value-type="string">
            <text:p>旅館</text:p>
          </table:table-cell>
          <table:table-cell office:value-type="string">
            <text:p/>
          </table:table-cell>
          <table:table-cell office:value-type="string">
            <text:p>否</text:p>
          </table:table-cell>
          <table:table-cell office:value-type="string">
            <text:p>葛瑞絲商旅敦北館 </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敦化北路216號1樓至5樓</text:p>
          </table:table-cell>
          <table:table-cell office:value-type="string">
            <text:p>02-27886682</text:p>
          </table:table-cell>
          <table:table-cell office:value-type="string">
            <text:p>02-27186663</text:p>
          </table:table-cell>
          <table:table-cell office:value-type="string">
            <text:p>34</text:p>
          </table:table-cell>
          <table:table-cell office:value-type="string">
            <text:p/>
          </table:table-cell>
          <table:table-cell office:value-type="string">
            <text:p>https://www.gracehotel.com.tw</text:p>
          </table:table-cell>
        </table:table-row>
        <table:table-row>
          <table:table-cell office:value-type="string">
            <text:p>2004-04-21</text:p>
          </table:table-cell>
          <table:table-cell office:value-type="string">
            <text:p>臺北市旅館086號</text:p>
          </table:table-cell>
          <table:table-cell office:value-type="string">
            <text:p>旅館</text:p>
          </table:table-cell>
          <table:table-cell office:value-type="string">
            <text:p/>
          </table:table-cell>
          <table:table-cell office:value-type="string">
            <text:p>否</text:p>
          </table:table-cell>
          <table:table-cell office:value-type="string">
            <text:p>米窩飯店-松山</text:p>
          </table:table-cell>
          <table:table-cell office:value-type="string">
            <text:p>臺北市</text:p>
          </table:table-cell>
          <table:table-cell office:value-type="string">
            <text:p>信義區</text:p>
          </table:table-cell>
          <table:table-cell office:value-type="string">
            <text:p>110</text:p>
          </table:table-cell>
          <table:table-cell office:value-type="string">
            <text:p>臺北市信義區松山路153號2-7樓</text:p>
          </table:table-cell>
          <table:table-cell office:value-type="string">
            <text:p>02-27565659</text:p>
          </table:table-cell>
          <table:table-cell office:value-type="string">
            <text:p>-</text:p>
          </table:table-cell>
          <table:table-cell office:value-type="string">
            <text:p>33</text:p>
          </table:table-cell>
          <table:table-cell office:value-type="string">
            <text:p/>
          </table:table-cell>
          <table:table-cell office:value-type="string">
            <text:p/>
          </table:table-cell>
        </table:table-row>
        <table:table-row>
          <table:table-cell office:value-type="string">
            <text:p>2022-09-28</text:p>
          </table:table-cell>
          <table:table-cell office:value-type="string">
            <text:p>臺北市旅館763號</text:p>
          </table:table-cell>
          <table:table-cell office:value-type="string">
            <text:p>旅館</text:p>
          </table:table-cell>
          <table:table-cell office:value-type="string">
            <text:p/>
          </table:table-cell>
          <table:table-cell office:value-type="string">
            <text:p>否</text:p>
          </table:table-cell>
          <table:table-cell office:value-type="string">
            <text:p>陸號行旅中華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中華路一段90號9樓、11樓</text:p>
          </table:table-cell>
          <table:table-cell office:value-type="string">
            <text:p>02-23112522</text:p>
          </table:table-cell>
          <table:table-cell office:value-type="string">
            <text:p>02-23112520</text:p>
          </table:table-cell>
          <table:table-cell office:value-type="string">
            <text:p>72</text:p>
          </table:table-cell>
          <table:table-cell office:value-type="string">
            <text:p>fn1@lemidi-hotel.com.tw</text:p>
          </table:table-cell>
          <table:table-cell office:value-type="string">
            <text:p/>
          </table:table-cell>
        </table:table-row>
        <table:table-row>
          <table:table-cell office:value-type="string">
            <text:p>2022-09-28</text:p>
          </table:table-cell>
          <table:table-cell office:value-type="string">
            <text:p>臺北市旅館764號</text:p>
          </table:table-cell>
          <table:table-cell office:value-type="string">
            <text:p>旅館</text:p>
          </table:table-cell>
          <table:table-cell office:value-type="string">
            <text:p/>
          </table:table-cell>
          <table:table-cell office:value-type="string">
            <text:p>否</text:p>
          </table:table-cell>
          <table:table-cell office:value-type="string">
            <text:p>苓旅旅館萬年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寧南路70號7樓</text:p>
          </table:table-cell>
          <table:table-cell office:value-type="string">
            <text:p>02-23814188</text:p>
          </table:table-cell>
          <table:table-cell office:value-type="string">
            <text:p>-</text:p>
          </table:table-cell>
          <table:table-cell office:value-type="string">
            <text:p>29</text:p>
          </table:table-cell>
          <table:table-cell office:value-type="string">
            <text:p/>
          </table:table-cell>
          <table:table-cell office:value-type="string">
            <text:p/>
          </table:table-cell>
        </table:table-row>
        <table:table-row>
          <table:table-cell office:value-type="string">
            <text:p>2017-05-22</text:p>
          </table:table-cell>
          <table:table-cell office:value-type="string">
            <text:p>臺北市旅館613號</text:p>
          </table:table-cell>
          <table:table-cell office:value-type="string">
            <text:p>旅館</text:p>
          </table:table-cell>
          <table:table-cell office:value-type="string">
            <text:p/>
          </table:table-cell>
          <table:table-cell office:value-type="string">
            <text:p>否</text:p>
          </table:table-cell>
          <table:table-cell office:value-type="string">
            <text:p>慕誠行旅</text:p>
          </table:table-cell>
          <table:table-cell office:value-type="string">
            <text:p>臺北市</text:p>
          </table:table-cell>
          <table:table-cell office:value-type="string">
            <text:p>信義區</text:p>
          </table:table-cell>
          <table:table-cell office:value-type="string">
            <text:p>110</text:p>
          </table:table-cell>
          <table:table-cell office:value-type="string">
            <text:p>臺北市信義區基隆路二段48號1樓至3樓</text:p>
          </table:table-cell>
          <table:table-cell office:value-type="string">
            <text:p>02-27252168</text:p>
          </table:table-cell>
          <table:table-cell office:value-type="string">
            <text:p>02-23913322</text:p>
          </table:table-cell>
          <table:table-cell office:value-type="string">
            <text:p>33</text:p>
          </table:table-cell>
          <table:table-cell office:value-type="string">
            <text:p>membershostel101@gmail.com</text:p>
          </table:table-cell>
          <table:table-cell office:value-type="string">
            <text:p/>
          </table:table-cell>
        </table:table-row>
        <table:table-row>
          <table:table-cell office:value-type="string">
            <text:p>2017-04-17</text:p>
          </table:table-cell>
          <table:table-cell office:value-type="string">
            <text:p>臺北市旅館607號</text:p>
          </table:table-cell>
          <table:table-cell office:value-type="string">
            <text:p>旅館</text:p>
          </table:table-cell>
          <table:table-cell office:value-type="string">
            <text:p/>
          </table:table-cell>
          <table:table-cell office:value-type="string">
            <text:p>否</text:p>
          </table:table-cell>
          <table:table-cell office:value-type="string">
            <text:p>侘侘行旅</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公園路13號8樓、9樓</text:p>
          </table:table-cell>
          <table:table-cell office:value-type="string">
            <text:p>02-89782345</text:p>
          </table:table-cell>
          <table:table-cell office:value-type="string">
            <text:p>-</text:p>
          </table:table-cell>
          <table:table-cell office:value-type="string">
            <text:p>49</text:p>
          </table:table-cell>
          <table:table-cell office:value-type="string">
            <text:p>membershosteltp@gmail.com</text:p>
          </table:table-cell>
          <table:table-cell office:value-type="string">
            <text:p>https://booking.owlting.com/58fce2a4-da31-4790-baf5-1cfbe513da91?lang=en&amp;adult=1&amp;child=0&amp;infant=0</text:p>
          </table:table-cell>
        </table:table-row>
        <table:table-row>
          <table:table-cell office:value-type="string">
            <text:p>2022-08-31</text:p>
          </table:table-cell>
          <table:table-cell office:value-type="string">
            <text:p>臺北市旅館762號</text:p>
          </table:table-cell>
          <table:table-cell office:value-type="string">
            <text:p>旅館</text:p>
          </table:table-cell>
          <table:table-cell office:value-type="string">
            <text:p/>
          </table:table-cell>
          <table:table-cell office:value-type="string">
            <text:p>否</text:p>
          </table:table-cell>
          <table:table-cell office:value-type="string">
            <text:p>希爾商旅台北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南京東路二段11號4至5樓</text:p>
          </table:table-cell>
          <table:table-cell office:value-type="string">
            <text:p>02-25678858</text:p>
          </table:table-cell>
          <table:table-cell office:value-type="string">
            <text:p>-</text:p>
          </table:table-cell>
          <table:table-cell office:value-type="string">
            <text:p>32</text:p>
          </table:table-cell>
          <table:table-cell office:value-type="string">
            <text:p>taipei@hotelshere.com.tw</text:p>
          </table:table-cell>
          <table:table-cell office:value-type="string">
            <text:p/>
          </table:table-cell>
        </table:table-row>
        <table:table-row>
          <table:table-cell office:value-type="string">
            <text:p>2022-08-12</text:p>
          </table:table-cell>
          <table:table-cell office:value-type="string">
            <text:p>臺北市旅館761號</text:p>
          </table:table-cell>
          <table:table-cell office:value-type="string">
            <text:p>旅館</text:p>
          </table:table-cell>
          <table:table-cell office:value-type="string">
            <text:p/>
          </table:table-cell>
          <table:table-cell office:value-type="string">
            <text:p>否</text:p>
          </table:table-cell>
          <table:table-cell office:value-type="string">
            <text:p>雀客快捷台北永康</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信義路二段73號(1至7樓、1樓夾層、公共使用)</text:p>
          </table:table-cell>
          <table:table-cell office:value-type="string">
            <text:p>02-23212721</text:p>
          </table:table-cell>
          <table:table-cell office:value-type="string">
            <text:p>-</text:p>
          </table:table-cell>
          <table:table-cell office:value-type="string">
            <text:p>43</text:p>
          </table:table-cell>
          <table:table-cell office:value-type="string">
            <text:p/>
          </table:table-cell>
          <table:table-cell office:value-type="string">
            <text:p/>
          </table:table-cell>
        </table:table-row>
        <table:table-row>
          <table:table-cell office:value-type="string">
            <text:p>2022-08-04</text:p>
          </table:table-cell>
          <table:table-cell office:value-type="string">
            <text:p>臺北市旅館760號</text:p>
          </table:table-cell>
          <table:table-cell office:value-type="string">
            <text:p>旅館</text:p>
          </table:table-cell>
          <table:table-cell office:value-type="string">
            <text:p/>
          </table:table-cell>
          <table:table-cell office:value-type="string">
            <text:p>否</text:p>
          </table:table-cell>
          <table:table-cell office:value-type="string">
            <text:p>米窩飯店-站前</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西路1段50號7樓、7樓之1、之2、之3、8樓</text:p>
          </table:table-cell>
          <table:table-cell office:value-type="string">
            <text:p>02-23810028</text:p>
          </table:table-cell>
          <table:table-cell office:value-type="string">
            <text:p>02-23810026</text:p>
          </table:table-cell>
          <table:table-cell office:value-type="string">
            <text:p>200</text:p>
          </table:table-cell>
          <table:table-cell office:value-type="string">
            <text:p>watermeworld@gmail.com</text:p>
          </table:table-cell>
          <table:table-cell office:value-type="string">
            <text:p>https://watermeworld.wixsite.com/watermeworld</text:p>
          </table:table-cell>
        </table:table-row>
        <table:table-row>
          <table:table-cell office:value-type="string">
            <text:p>2022-07-28</text:p>
          </table:table-cell>
          <table:table-cell office:value-type="string">
            <text:p>臺北市旅館756號</text:p>
          </table:table-cell>
          <table:table-cell office:value-type="string">
            <text:p>旅館</text:p>
          </table:table-cell>
          <table:table-cell office:value-type="string">
            <text:p/>
          </table:table-cell>
          <table:table-cell office:value-type="string">
            <text:p>否</text:p>
          </table:table-cell>
          <table:table-cell office:value-type="string">
            <text:p>喜園旅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中華路一段90號3樓、3樓之1、3樓之2</text:p>
          </table:table-cell>
          <table:table-cell office:value-type="string">
            <text:p>02-77309920</text:p>
          </table:table-cell>
          <table:table-cell office:value-type="string">
            <text:p>-</text:p>
          </table:table-cell>
          <table:table-cell office:value-type="string">
            <text:p>35</text:p>
          </table:table-cell>
          <table:table-cell office:value-type="string">
            <text:p/>
          </table:table-cell>
          <table:table-cell office:value-type="string">
            <text:p/>
          </table:table-cell>
        </table:table-row>
        <table:table-row>
          <table:table-cell office:value-type="string">
            <text:p>2022-07-22</text:p>
          </table:table-cell>
          <table:table-cell office:value-type="string">
            <text:p>臺北市旅館755號</text:p>
          </table:table-cell>
          <table:table-cell office:value-type="string">
            <text:p>旅館</text:p>
          </table:table-cell>
          <table:table-cell office:value-type="string">
            <text:p/>
          </table:table-cell>
          <table:table-cell office:value-type="string">
            <text:p>否</text:p>
          </table:table-cell>
          <table:table-cell office:value-type="string">
            <text:p>北投會館-北捷行旅</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大業路527巷88號(2至3樓)</text:p>
          </table:table-cell>
          <table:table-cell office:value-type="string">
            <text:p>02-28930105</text:p>
          </table:table-cell>
          <table:table-cell office:value-type="string">
            <text:p>02-28962314</text:p>
          </table:table-cell>
          <table:table-cell office:value-type="string">
            <text:p>42</text:p>
          </table:table-cell>
          <table:table-cell office:value-type="string">
            <text:p>e02103@metro.taipei</text:p>
          </table:table-cell>
          <table:table-cell office:value-type="string">
            <text:p>https://btresort.metro.taipei/</text:p>
          </table:table-cell>
        </table:table-row>
        <table:table-row>
          <table:table-cell office:value-type="string">
            <text:p>2022-05-26</text:p>
          </table:table-cell>
          <table:table-cell office:value-type="string">
            <text:p>臺北市旅館758號</text:p>
          </table:table-cell>
          <table:table-cell office:value-type="string">
            <text:p>旅館</text:p>
          </table:table-cell>
          <table:table-cell office:value-type="string">
            <text:p/>
          </table:table-cell>
          <table:table-cell office:value-type="string">
            <text:p>否</text:p>
          </table:table-cell>
          <table:table-cell office:value-type="string">
            <text:p>城市商旅北門二館</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長安西路271號2樓至4樓、275號1樓至4樓</text:p>
          </table:table-cell>
          <table:table-cell office:value-type="string">
            <text:p>02-25525777</text:p>
          </table:table-cell>
          <table:table-cell office:value-type="string">
            <text:p>02-25522255</text:p>
          </table:table-cell>
          <table:table-cell office:value-type="string">
            <text:p>19</text:p>
          </table:table-cell>
          <table:table-cell office:value-type="string">
            <text:p>reservation.bm@citysuites.com.tw</text:p>
          </table:table-cell>
          <table:table-cell office:value-type="string">
            <text:p/>
          </table:table-cell>
        </table:table-row>
        <table:table-row>
          <table:table-cell office:value-type="string">
            <text:p>2022-05-11</text:p>
          </table:table-cell>
          <table:table-cell office:value-type="string">
            <text:p>臺北市旅館757號</text:p>
          </table:table-cell>
          <table:table-cell office:value-type="string">
            <text:p>旅館</text:p>
          </table:table-cell>
          <table:table-cell office:value-type="string">
            <text:p/>
          </table:table-cell>
          <table:table-cell office:value-type="string">
            <text:p>否</text:p>
          </table:table-cell>
          <table:table-cell office:value-type="string">
            <text:p>安捷國際公寓酒店</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市民大道1段201號15樓、15樓之1至之3、之5至之10</text:p>
          </table:table-cell>
          <table:table-cell office:value-type="string">
            <text:p>02-25592900</text:p>
          </table:table-cell>
          <table:table-cell office:value-type="string">
            <text:p>02-25529769</text:p>
          </table:table-cell>
          <table:table-cell office:value-type="string">
            <text:p>9</text:p>
          </table:table-cell>
          <table:table-cell office:value-type="string">
            <text:p>istaytion@istaytion.com</text:p>
          </table:table-cell>
          <table:table-cell office:value-type="string">
            <text:p/>
          </table:table-cell>
        </table:table-row>
        <table:table-row>
          <table:table-cell office:value-type="string">
            <text:p>2022-04-11</text:p>
          </table:table-cell>
          <table:table-cell office:value-type="string">
            <text:p>臺北市旅館754號</text:p>
          </table:table-cell>
          <table:table-cell office:value-type="string">
            <text:p>旅館</text:p>
          </table:table-cell>
          <table:table-cell office:value-type="string">
            <text:p/>
          </table:table-cell>
          <table:table-cell office:value-type="string">
            <text:p>否</text:p>
          </table:table-cell>
          <table:table-cell office:value-type="string">
            <text:p>陸號行旅萬年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寧南路70號6樓</text:p>
          </table:table-cell>
          <table:table-cell office:value-type="string">
            <text:p>02-23619069</text:p>
          </table:table-cell>
          <table:table-cell office:value-type="string">
            <text:p>02-23615339</text:p>
          </table:table-cell>
          <table:table-cell office:value-type="string">
            <text:p>39</text:p>
          </table:table-cell>
          <table:table-cell office:value-type="string">
            <text:p>fn1@lemidi-hotel.com.tw</text:p>
          </table:table-cell>
          <table:table-cell office:value-type="string">
            <text:p/>
          </table:table-cell>
        </table:table-row>
        <table:table-row>
          <table:table-cell office:value-type="string">
            <text:p>2022-02-14</text:p>
          </table:table-cell>
          <table:table-cell office:value-type="string">
            <text:p>臺北市旅館753號</text:p>
          </table:table-cell>
          <table:table-cell office:value-type="string">
            <text:p>旅館</text:p>
          </table:table-cell>
          <table:table-cell office:value-type="string">
            <text:p/>
          </table:table-cell>
          <table:table-cell office:value-type="string">
            <text:p>否</text:p>
          </table:table-cell>
          <table:table-cell office:value-type="string">
            <text:p>星西門行旅</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寧南路36號9樓、9樓之1、9樓之31至43、9樓之45至51、10樓之1</text:p>
          </table:table-cell>
          <table:table-cell office:value-type="string">
            <text:p>02-23313188</text:p>
          </table:table-cell>
          <table:table-cell office:value-type="string">
            <text:p>-</text:p>
          </table:table-cell>
          <table:table-cell office:value-type="string">
            <text:p>54</text:p>
          </table:table-cell>
          <table:table-cell office:value-type="string">
            <text:p/>
          </table:table-cell>
          <table:table-cell office:value-type="string">
            <text:p/>
          </table:table-cell>
        </table:table-row>
        <table:table-row>
          <table:table-cell office:value-type="string">
            <text:p>2022-02-14</text:p>
          </table:table-cell>
          <table:table-cell office:value-type="string">
            <text:p>臺北市旅館752號</text:p>
          </table:table-cell>
          <table:table-cell office:value-type="string">
            <text:p>旅館</text:p>
          </table:table-cell>
          <table:table-cell office:value-type="string">
            <text:p/>
          </table:table-cell>
          <table:table-cell office:value-type="string">
            <text:p>否</text:p>
          </table:table-cell>
          <table:table-cell office:value-type="string">
            <text:p>寒居酒店 Humble Boutique Hotel</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松江路116號1樓至9樓</text:p>
          </table:table-cell>
          <table:table-cell office:value-type="string">
            <text:p>02-66008000</text:p>
          </table:table-cell>
          <table:table-cell office:value-type="string">
            <text:p>02-66008000</text:p>
          </table:table-cell>
          <table:table-cell office:value-type="string">
            <text:p>111</text:p>
          </table:table-cell>
          <table:table-cell office:value-type="string">
            <text:p>taipei@humbleboutique.com.tw</text:p>
          </table:table-cell>
          <table:table-cell office:value-type="string">
            <text:p>https://www.humbleboutique.com.tw/</text:p>
          </table:table-cell>
        </table:table-row>
        <table:table-row>
          <table:table-cell office:value-type="string">
            <text:p>2022-01-27</text:p>
          </table:table-cell>
          <table:table-cell office:value-type="string">
            <text:p>臺北市旅館751號</text:p>
          </table:table-cell>
          <table:table-cell office:value-type="string">
            <text:p>旅館</text:p>
          </table:table-cell>
          <table:table-cell office:value-type="string">
            <text:p/>
          </table:table-cell>
          <table:table-cell office:value-type="string">
            <text:p>否</text:p>
          </table:table-cell>
          <table:table-cell office:value-type="string">
            <text:p>日野苑</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重慶南路1段18號2樓至7樓</text:p>
          </table:table-cell>
          <table:table-cell office:value-type="string">
            <text:p>02-23889998</text:p>
          </table:table-cell>
          <table:table-cell office:value-type="string">
            <text:p>-</text:p>
          </table:table-cell>
          <table:table-cell office:value-type="string">
            <text:p>35</text:p>
          </table:table-cell>
          <table:table-cell office:value-type="string">
            <text:p/>
          </table:table-cell>
          <table:table-cell office:value-type="string">
            <text:p/>
          </table:table-cell>
        </table:table-row>
        <table:table-row>
          <table:table-cell office:value-type="string">
            <text:p>2022-01-11</text:p>
          </table:table-cell>
          <table:table-cell office:value-type="string">
            <text:p>臺北市旅館750號</text:p>
          </table:table-cell>
          <table:table-cell office:value-type="string">
            <text:p>旅館</text:p>
          </table:table-cell>
          <table:table-cell office:value-type="string">
            <text:p/>
          </table:table-cell>
          <table:table-cell office:value-type="string">
            <text:p>否</text:p>
          </table:table-cell>
          <table:table-cell office:value-type="string">
            <text:p>城市商旅德立莊二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衡陽路97號2樓、97之1號2樓、99號2樓、101號2樓、101號2樓之1、103號2樓、103號2樓之1、105號2樓、延平南路110號2-4樓</text:p>
          </table:table-cell>
          <table:table-cell office:value-type="string">
            <text:p>02-23703258</text:p>
          </table:table-cell>
          <table:table-cell office:value-type="string">
            <text:p>-</text:p>
          </table:table-cell>
          <table:table-cell office:value-type="string">
            <text:p>199</text:p>
          </table:table-cell>
          <table:table-cell office:value-type="string">
            <text:p>tammylin@richardson.com.tw</text:p>
          </table:table-cell>
          <table:table-cell office:value-type="string">
            <text:p/>
          </table:table-cell>
        </table:table-row>
        <table:table-row>
          <table:table-cell office:value-type="string">
            <text:p>2021-12-23</text:p>
          </table:table-cell>
          <table:table-cell office:value-type="string">
            <text:p>臺北市旅館749號</text:p>
          </table:table-cell>
          <table:table-cell office:value-type="string">
            <text:p>旅館</text:p>
          </table:table-cell>
          <table:table-cell office:value-type="string">
            <text:p/>
          </table:table-cell>
          <table:table-cell office:value-type="string">
            <text:p>否</text:p>
          </table:table-cell>
          <table:table-cell office:value-type="string">
            <text:p>雅齊旅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重慶南路1段86號3樓、3樓之1、4樓、4樓之1、5樓及3樓、4樓等共同使用、5樓共同使用</text:p>
          </table:table-cell>
          <table:table-cell office:value-type="string">
            <text:p>02-23709988</text:p>
          </table:table-cell>
          <table:table-cell office:value-type="string">
            <text:p>02-23709928</text:p>
          </table:table-cell>
          <table:table-cell office:value-type="string">
            <text:p>93</text:p>
          </table:table-cell>
          <table:table-cell office:value-type="string">
            <text:p/>
          </table:table-cell>
          <table:table-cell office:value-type="string">
            <text:p/>
          </table:table-cell>
        </table:table-row>
        <table:table-row>
          <table:table-cell office:value-type="string">
            <text:p>2010-03-22</text:p>
          </table:table-cell>
          <table:table-cell office:value-type="string">
            <text:p>臺北市旅館362號</text:p>
          </table:table-cell>
          <table:table-cell office:value-type="string">
            <text:p>旅館</text:p>
          </table:table-cell>
          <table:table-cell office:value-type="string">
            <text:p/>
          </table:table-cell>
          <table:table-cell office:value-type="string">
            <text:p>否</text:p>
          </table:table-cell>
          <table:table-cell office:value-type="string">
            <text:p>雀客藏居台北南港</text:p>
          </table:table-cell>
          <table:table-cell office:value-type="string">
            <text:p>臺北市</text:p>
          </table:table-cell>
          <table:table-cell office:value-type="string">
            <text:p>南港區</text:p>
          </table:table-cell>
          <table:table-cell office:value-type="string">
            <text:p>115</text:p>
          </table:table-cell>
          <table:table-cell office:value-type="string">
            <text:p>臺北市南港區重陽路59號</text:p>
          </table:table-cell>
          <table:table-cell office:value-type="string">
            <text:p>02-26512251</text:p>
          </table:table-cell>
          <table:table-cell office:value-type="string">
            <text:p>-</text:p>
          </table:table-cell>
          <table:table-cell office:value-type="string">
            <text:p>105</text:p>
          </table:table-cell>
          <table:table-cell office:value-type="string">
            <text:p>hello.checkinnselecttng.02@hotel.dunqian.tw</text:p>
          </table:table-cell>
          <table:table-cell office:value-type="string">
            <text:p/>
          </table:table-cell>
        </table:table-row>
        <table:table-row>
          <table:table-cell office:value-type="string">
            <text:p>2021-12-01</text:p>
          </table:table-cell>
          <table:table-cell office:value-type="string">
            <text:p>臺北市旅館748號</text:p>
          </table:table-cell>
          <table:table-cell office:value-type="string">
            <text:p>旅館</text:p>
          </table:table-cell>
          <table:table-cell office:value-type="string">
            <text:p/>
          </table:table-cell>
          <table:table-cell office:value-type="string">
            <text:p>否</text:p>
          </table:table-cell>
          <table:table-cell office:value-type="string">
            <text:p>時尚居商旅</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民生東路三段9巷1之1號2樓, 1之1號 3樓,1之1號4樓, 1之2號2樓, 1之2號3樓, 1之2號4樓, 1之3號2樓, 1之3號3樓, 1之3號4樓</text:p>
          </table:table-cell>
          <table:table-cell office:value-type="string">
            <text:p>02-25090102</text:p>
          </table:table-cell>
          <table:table-cell office:value-type="string">
            <text:p>02-2509</text:p>
          </table:table-cell>
          <table:table-cell office:value-type="string">
            <text:p>8</text:p>
          </table:table-cell>
          <table:table-cell office:value-type="string">
            <text:p/>
          </table:table-cell>
          <table:table-cell office:value-type="string">
            <text:p/>
          </table:table-cell>
        </table:table-row>
        <table:table-row>
          <table:table-cell office:value-type="string">
            <text:p>2021-03-30</text:p>
          </table:table-cell>
          <table:table-cell office:value-type="string">
            <text:p>臺北市旅館736號</text:p>
          </table:table-cell>
          <table:table-cell office:value-type="string">
            <text:p>旅館</text:p>
          </table:table-cell>
          <table:table-cell office:value-type="string">
            <text:p/>
          </table:table-cell>
          <table:table-cell office:value-type="string">
            <text:p>否</text:p>
          </table:table-cell>
          <table:table-cell office:value-type="string">
            <text:p>森浩文旅-STEP INN</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饒河街131、133號2至3樓</text:p>
          </table:table-cell>
          <table:table-cell office:value-type="string">
            <text:p>02-27609090</text:p>
          </table:table-cell>
          <table:table-cell office:value-type="string">
            <text:p>-</text:p>
          </table:table-cell>
          <table:table-cell office:value-type="string">
            <text:p>28</text:p>
          </table:table-cell>
          <table:table-cell office:value-type="string">
            <text:p>stepinntw@gmail.com</text:p>
          </table:table-cell>
          <table:table-cell office:value-type="string">
            <text:p/>
          </table:table-cell>
        </table:table-row>
        <table:table-row>
          <table:table-cell office:value-type="string">
            <text:p>2002-12-17</text:p>
          </table:table-cell>
          <table:table-cell office:value-type="string">
            <text:p>臺北市旅館003號</text:p>
          </table:table-cell>
          <table:table-cell office:value-type="string">
            <text:p>旅館</text:p>
          </table:table-cell>
          <table:table-cell office:value-type="string">
            <text:p/>
          </table:table-cell>
          <table:table-cell office:value-type="string">
            <text:p>否</text:p>
          </table:table-cell>
          <table:table-cell office:value-type="string">
            <text:p>承攜行旅台北八德館</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八德路四段213號1-7樓</text:p>
          </table:table-cell>
          <table:table-cell office:value-type="string">
            <text:p>02-27425575</text:p>
          </table:table-cell>
          <table:table-cell office:value-type="string">
            <text:p>-</text:p>
          </table:table-cell>
          <table:table-cell office:value-type="string">
            <text:p>76</text:p>
          </table:table-cell>
          <table:table-cell office:value-type="string">
            <text:p>una.chang@hotel.dunqian.tw</text:p>
          </table:table-cell>
          <table:table-cell office:value-type="string">
            <text:p/>
          </table:table-cell>
        </table:table-row>
        <table:table-row>
          <table:table-cell office:value-type="string">
            <text:p>2009-08-24</text:p>
          </table:table-cell>
          <table:table-cell office:value-type="string">
            <text:p>交觀宿字第1559號</text:p>
          </table:table-cell>
          <table:table-cell office:value-type="string">
            <text:p>一般觀光旅館</text:p>
          </table:table-cell>
          <table:table-cell office:value-type="string">
            <text:p/>
          </table:table-cell>
          <table:table-cell office:value-type="string">
            <text:p>否</text:p>
          </table:table-cell>
          <table:table-cell office:value-type="string">
            <text:p>漢普頓酒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建國北路2段7號</text:p>
          </table:table-cell>
          <table:table-cell office:value-type="string">
            <text:p>02-25069696</text:p>
          </table:table-cell>
          <table:table-cell office:value-type="string">
            <text:p>02-25060303</text:p>
          </table:table-cell>
          <table:table-cell office:value-type="string">
            <text:p>127</text:p>
          </table:table-cell>
          <table:table-cell office:value-type="string">
            <text:p>reservation@hcpt.com.tw</text:p>
          </table:table-cell>
          <table:table-cell office:value-type="string">
            <text:p>https://www.hcpt.com.tw/</text:p>
          </table:table-cell>
        </table:table-row>
        <table:table-row>
          <table:table-cell office:value-type="string">
            <text:p>2021-08-12</text:p>
          </table:table-cell>
          <table:table-cell office:value-type="string">
            <text:p>臺北市旅館745號</text:p>
          </table:table-cell>
          <table:table-cell office:value-type="string">
            <text:p>旅館</text:p>
          </table:table-cell>
          <table:table-cell office:value-type="string">
            <text:p/>
          </table:table-cell>
          <table:table-cell office:value-type="string">
            <text:p>否</text:p>
          </table:table-cell>
          <table:table-cell office:value-type="string">
            <text:p>格拉斯麗台北飯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東路2段89號3至19樓</text:p>
          </table:table-cell>
          <table:table-cell office:value-type="string">
            <text:p>02-23220118</text:p>
          </table:table-cell>
          <table:table-cell office:value-type="string">
            <text:p>02-23220117</text:p>
          </table:table-cell>
          <table:table-cell office:value-type="string">
            <text:p>248</text:p>
          </table:table-cell>
          <table:table-cell office:value-type="string">
            <text:p>front@gracery-taipei.com</text:p>
          </table:table-cell>
          <table:table-cell office:value-type="string">
            <text:p>https://www.gracery.com/taipei/</text:p>
          </table:table-cell>
        </table:table-row>
        <table:table-row>
          <table:table-cell office:value-type="string">
            <text:p>2021-07-28</text:p>
          </table:table-cell>
          <table:table-cell office:value-type="string">
            <text:p>臺北市旅館744號</text:p>
          </table:table-cell>
          <table:table-cell office:value-type="string">
            <text:p>旅館</text:p>
          </table:table-cell>
          <table:table-cell office:value-type="string">
            <text:p/>
          </table:table-cell>
          <table:table-cell office:value-type="string">
            <text:p>否</text:p>
          </table:table-cell>
          <table:table-cell office:value-type="string">
            <text:p>藝築文旅台北站前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襄陽路8號3至11樓</text:p>
          </table:table-cell>
          <table:table-cell office:value-type="string">
            <text:p>02-23820150</text:p>
          </table:table-cell>
          <table:table-cell office:value-type="string">
            <text:p>02-23820156</text:p>
          </table:table-cell>
          <table:table-cell office:value-type="string">
            <text:p>90</text:p>
          </table:table-cell>
          <table:table-cell office:value-type="string">
            <text:p/>
          </table:table-cell>
          <table:table-cell office:value-type="string">
            <text:p/>
          </table:table-cell>
        </table:table-row>
        <table:table-row>
          <table:table-cell office:value-type="string">
            <text:p>2021-07-23</text:p>
          </table:table-cell>
          <table:table-cell office:value-type="string">
            <text:p>交觀宿字第1610號</text:p>
          </table:table-cell>
          <table:table-cell office:value-type="string">
            <text:p>國際觀光旅館</text:p>
          </table:table-cell>
          <table:table-cell office:value-type="string">
            <text:p/>
          </table:table-cell>
          <table:table-cell office:value-type="string">
            <text:p>否</text:p>
          </table:table-cell>
          <table:table-cell office:value-type="string">
            <text:p>JR東日本大飯店台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臺北市中山區南京東路三段133號</text:p>
          </table:table-cell>
          <table:table-cell office:value-type="string">
            <text:p>02-77500999</text:p>
          </table:table-cell>
          <table:table-cell office:value-type="string">
            <text:p>02-77520853</text:p>
          </table:table-cell>
          <table:table-cell office:value-type="string">
            <text:p>288</text:p>
          </table:table-cell>
          <table:table-cell office:value-type="string">
            <text:p>info@metropolitan.tw</text:p>
          </table:table-cell>
          <table:table-cell office:value-type="string">
            <text:p>https://taipei.metropolitan.tw/</text:p>
          </table:table-cell>
        </table:table-row>
        <table:table-row>
          <table:table-cell office:value-type="string">
            <text:p>2020-06-20</text:p>
          </table:table-cell>
          <table:table-cell office:value-type="string">
            <text:p>臺北市旅館723號</text:p>
          </table:table-cell>
          <table:table-cell office:value-type="string">
            <text:p>旅館</text:p>
          </table:table-cell>
          <table:table-cell office:value-type="string">
            <text:p/>
          </table:table-cell>
          <table:table-cell office:value-type="string">
            <text:p>否</text:p>
          </table:table-cell>
          <table:table-cell office:value-type="string">
            <text:p>和苑三井花園飯店  台北忠孝</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忠孝東路三段30號</text:p>
          </table:table-cell>
          <table:table-cell office:value-type="string">
            <text:p>02-27811131</text:p>
          </table:table-cell>
          <table:table-cell office:value-type="string">
            <text:p>02-27811130</text:p>
          </table:table-cell>
          <table:table-cell office:value-type="string">
            <text:p>297</text:p>
          </table:table-cell>
          <table:table-cell office:value-type="string">
            <text:p>tpezhongxiao@gardenhotels.com.tw</text:p>
          </table:table-cell>
          <table:table-cell office:value-type="string">
            <text:p>https://www.gardenhotels.co.jp/taipei-zhongxiao/tw/</text:p>
          </table:table-cell>
        </table:table-row>
        <table:table-row>
          <table:table-cell office:value-type="string">
            <text:p>2021-06-24</text:p>
          </table:table-cell>
          <table:table-cell office:value-type="string">
            <text:p>臺北市旅館742號</text:p>
          </table:table-cell>
          <table:table-cell office:value-type="string">
            <text:p>旅館</text:p>
          </table:table-cell>
          <table:table-cell office:value-type="string">
            <text:p/>
          </table:table-cell>
          <table:table-cell office:value-type="string">
            <text:p>否</text:p>
          </table:table-cell>
          <table:table-cell office:value-type="string">
            <text:p>路徒PLUS行旅-站前館 </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西路一段80號4樓、24至35樓</text:p>
          </table:table-cell>
          <table:table-cell office:value-type="string">
            <text:p>02-23886366</text:p>
          </table:table-cell>
          <table:table-cell office:value-type="string">
            <text:p>02-23886399</text:p>
          </table:table-cell>
          <table:table-cell office:value-type="string">
            <text:p>127</text:p>
          </table:table-cell>
          <table:table-cell office:value-type="string">
            <text:p>roadersplusts@fawn-group.com</text:p>
          </table:table-cell>
          <table:table-cell office:value-type="string">
            <text:p>https://roadersplushotel.com</text:p>
          </table:table-cell>
        </table:table-row>
        <table:table-row>
          <table:table-cell office:value-type="string">
            <text:p>2011-09-02</text:p>
          </table:table-cell>
          <table:table-cell office:value-type="string">
            <text:p>臺北市旅館743號</text:p>
          </table:table-cell>
          <table:table-cell office:value-type="string">
            <text:p>旅館</text:p>
          </table:table-cell>
          <table:table-cell office:value-type="string">
            <text:p/>
          </table:table-cell>
          <table:table-cell office:value-type="string">
            <text:p>否</text:p>
          </table:table-cell>
          <table:table-cell office:value-type="string">
            <text:p>米窩飯店-西門</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成都路101、103號1-6樓</text:p>
          </table:table-cell>
          <table:table-cell office:value-type="string">
            <text:p>02-23759951</text:p>
          </table:table-cell>
          <table:table-cell office:value-type="string">
            <text:p>-</text:p>
          </table:table-cell>
          <table:table-cell office:value-type="string">
            <text:p>34</text:p>
          </table:table-cell>
          <table:table-cell office:value-type="string">
            <text:p/>
          </table:table-cell>
          <table:table-cell office:value-type="string">
            <text:p/>
          </table:table-cell>
        </table:table-row>
        <table:table-row>
          <table:table-cell office:value-type="string">
            <text:p>2021-06-04</text:p>
          </table:table-cell>
          <table:table-cell office:value-type="string">
            <text:p>臺北市旅館741號</text:p>
          </table:table-cell>
          <table:table-cell office:value-type="string">
            <text:p>旅館</text:p>
          </table:table-cell>
          <table:table-cell office:value-type="string">
            <text:p/>
          </table:table-cell>
          <table:table-cell office:value-type="string">
            <text:p>否</text:p>
          </table:table-cell>
          <table:table-cell office:value-type="string">
            <text:p>悅心旅</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重慶北路1段61號1樓 至3樓</text:p>
          </table:table-cell>
          <table:table-cell office:value-type="string">
            <text:p>02-25591525</text:p>
          </table:table-cell>
          <table:table-cell office:value-type="string">
            <text:p>02-25591617</text:p>
          </table:table-cell>
          <table:table-cell office:value-type="string">
            <text:p>14</text:p>
          </table:table-cell>
          <table:table-cell office:value-type="string">
            <text:p>yesing61@hotmail.com</text:p>
          </table:table-cell>
          <table:table-cell office:value-type="string">
            <text:p/>
          </table:table-cell>
        </table:table-row>
        <table:table-row>
          <table:table-cell office:value-type="string">
            <text:p>2016-06-08</text:p>
          </table:table-cell>
          <table:table-cell office:value-type="string">
            <text:p>臺北市旅館778號</text:p>
          </table:table-cell>
          <table:table-cell office:value-type="string">
            <text:p>旅館</text:p>
          </table:table-cell>
          <table:table-cell office:value-type="string">
            <text:p/>
          </table:table-cell>
          <table:table-cell office:value-type="string">
            <text:p>否</text:p>
          </table:table-cell>
          <table:table-cell office:value-type="string">
            <text:p>聖雄商旅</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基隆路一段8號、10號17至18樓</text:p>
          </table:table-cell>
          <table:table-cell office:value-type="string">
            <text:p>02-27600920</text:p>
          </table:table-cell>
          <table:table-cell office:value-type="string">
            <text:p>-</text:p>
          </table:table-cell>
          <table:table-cell office:value-type="string">
            <text:p>37</text:p>
          </table:table-cell>
          <table:table-cell office:value-type="string">
            <text:p>opcduke@gmail.com</text:p>
          </table:table-cell>
          <table:table-cell office:value-type="string">
            <text:p>https://www.zuker.com.tw/</text:p>
          </table:table-cell>
        </table:table-row>
        <table:table-row>
          <table:table-cell office:value-type="string">
            <text:p>2021-03-31</text:p>
          </table:table-cell>
          <table:table-cell office:value-type="string">
            <text:p>臺北市旅館737號</text:p>
          </table:table-cell>
          <table:table-cell office:value-type="string">
            <text:p>旅館</text:p>
          </table:table-cell>
          <table:table-cell office:value-type="string">
            <text:p/>
          </table:table-cell>
          <table:table-cell office:value-type="string">
            <text:p>否</text:p>
          </table:table-cell>
          <table:table-cell office:value-type="string">
            <text:p>趣西門旅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武昌街二段72號7樓</text:p>
          </table:table-cell>
          <table:table-cell office:value-type="string">
            <text:p>02-23618266</text:p>
          </table:table-cell>
          <table:table-cell office:value-type="string">
            <text:p>02-23832501</text:p>
          </table:table-cell>
          <table:table-cell office:value-type="string">
            <text:p>27</text:p>
          </table:table-cell>
          <table:table-cell office:value-type="string">
            <text:p>honeyprince630@gmail.com</text:p>
          </table:table-cell>
          <table:table-cell office:value-type="string">
            <text:p/>
          </table:table-cell>
        </table:table-row>
        <table:table-row>
          <table:table-cell office:value-type="string">
            <text:p>2021-03-31</text:p>
          </table:table-cell>
          <table:table-cell office:value-type="string">
            <text:p>臺北市旅館738號</text:p>
          </table:table-cell>
          <table:table-cell office:value-type="string">
            <text:p>旅館</text:p>
          </table:table-cell>
          <table:table-cell office:value-type="string">
            <text:p/>
          </table:table-cell>
          <table:table-cell office:value-type="string">
            <text:p>否</text:p>
          </table:table-cell>
          <table:table-cell office:value-type="string">
            <text:p>趣西門武昌一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武昌街二段72號11樓</text:p>
          </table:table-cell>
          <table:table-cell office:value-type="string">
            <text:p>0960-763870</text:p>
          </table:table-cell>
          <table:table-cell office:value-type="string">
            <text:p>-</text:p>
          </table:table-cell>
          <table:table-cell office:value-type="string">
            <text:p>6</text:p>
          </table:table-cell>
          <table:table-cell office:value-type="string">
            <text:p>hotelcheers@gmail.com</text:p>
          </table:table-cell>
          <table:table-cell office:value-type="string">
            <text:p/>
          </table:table-cell>
        </table:table-row>
        <table:table-row>
          <table:table-cell office:value-type="string">
            <text:p>2004-07-20</text:p>
          </table:table-cell>
          <table:table-cell office:value-type="string">
            <text:p>臺北市旅館215號</text:p>
          </table:table-cell>
          <table:table-cell office:value-type="string">
            <text:p>旅館</text:p>
          </table:table-cell>
          <table:table-cell office:value-type="string">
            <text:p/>
          </table:table-cell>
          <table:table-cell office:value-type="string">
            <text:p>否</text:p>
          </table:table-cell>
          <table:table-cell office:value-type="string">
            <text:p>在家行旅 </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二段65巷2弄3號1-4樓     </text:p>
          </table:table-cell>
          <table:table-cell office:value-type="string">
            <text:p>02-25413959</text:p>
          </table:table-cell>
          <table:table-cell office:value-type="string">
            <text:p>02-25222869</text:p>
          </table:table-cell>
          <table:table-cell office:value-type="string">
            <text:p>15</text:p>
          </table:table-cell>
          <table:table-cell office:value-type="string">
            <text:p>iminntaipei@gmail.com</text:p>
          </table:table-cell>
          <table:table-cell office:value-type="string">
            <text:p/>
          </table:table-cell>
        </table:table-row>
        <table:table-row>
          <table:table-cell office:value-type="string">
            <text:p>2021-02-20</text:p>
          </table:table-cell>
          <table:table-cell office:value-type="string">
            <text:p>臺北市旅館735號</text:p>
          </table:table-cell>
          <table:table-cell office:value-type="string">
            <text:p>旅館</text:p>
          </table:table-cell>
          <table:table-cell office:value-type="string">
            <text:p/>
          </table:table-cell>
          <table:table-cell office:value-type="string">
            <text:p>否</text:p>
          </table:table-cell>
          <table:table-cell office:value-type="string">
            <text:p>柯達大飯店台北林森</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74號、76號(1樓至8樓 ) </text:p>
          </table:table-cell>
          <table:table-cell office:value-type="string">
            <text:p>02-25712222</text:p>
          </table:table-cell>
          <table:table-cell office:value-type="string">
            <text:p>02-25810011</text:p>
          </table:table-cell>
          <table:table-cell office:value-type="string">
            <text:p>49</text:p>
          </table:table-cell>
          <table:table-cell office:value-type="string">
            <text:p>LINSEN@KHOTELS.COM.TW</text:p>
          </table:table-cell>
          <table:table-cell office:value-type="string">
            <text:p>http://linsen.khotels.com.tw/zh-TW/</text:p>
          </table:table-cell>
        </table:table-row>
        <table:table-row>
          <table:table-cell office:value-type="string">
            <text:p>2021-01-29</text:p>
          </table:table-cell>
          <table:table-cell office:value-type="string">
            <text:p>臺北市旅館734號</text:p>
          </table:table-cell>
          <table:table-cell office:value-type="string">
            <text:p>旅館</text:p>
          </table:table-cell>
          <table:table-cell office:value-type="string">
            <text:p/>
          </table:table-cell>
          <table:table-cell office:value-type="string">
            <text:p>否</text:p>
          </table:table-cell>
          <table:table-cell office:value-type="string">
            <text:p>旅城驛鎮</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松江路95-1號6樓 </text:p>
          </table:table-cell>
          <table:table-cell office:value-type="string">
            <text:p>02-25081848</text:p>
          </table:table-cell>
          <table:table-cell office:value-type="string">
            <text:p>-</text:p>
          </table:table-cell>
          <table:table-cell office:value-type="string">
            <text:p>10</text:p>
          </table:table-cell>
          <table:table-cell office:value-type="string">
            <text:p>airplayerman@gmail.com</text:p>
          </table:table-cell>
          <table:table-cell office:value-type="string">
            <text:p/>
          </table:table-cell>
        </table:table-row>
        <table:table-row>
          <table:table-cell office:value-type="string">
            <text:p>2020-12-31</text:p>
          </table:table-cell>
          <table:table-cell office:value-type="string">
            <text:p>臺北市旅館733號</text:p>
          </table:table-cell>
          <table:table-cell office:value-type="string">
            <text:p>旅館</text:p>
          </table:table-cell>
          <table:table-cell office:value-type="string">
            <text:p/>
          </table:table-cell>
          <table:table-cell office:value-type="string">
            <text:p>否</text:p>
          </table:table-cell>
          <table:table-cell office:value-type="string">
            <text:p>瑞絲逸旅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96號2樓之1、之2</text:p>
          </table:table-cell>
          <table:table-cell office:value-type="string">
            <text:p>02-25641372</text:p>
          </table:table-cell>
          <table:table-cell office:value-type="string">
            <text:p>-</text:p>
          </table:table-cell>
          <table:table-cell office:value-type="string">
            <text:p>9</text:p>
          </table:table-cell>
          <table:table-cell office:value-type="string">
            <text:p>theroomsinn96@gmail.com</text:p>
          </table:table-cell>
          <table:table-cell office:value-type="string">
            <text:p/>
          </table:table-cell>
        </table:table-row>
        <table:table-row>
          <table:table-cell office:value-type="string">
            <text:p>2004-07-02</text:p>
          </table:table-cell>
          <table:table-cell office:value-type="string">
            <text:p>臺北市旅館172號</text:p>
          </table:table-cell>
          <table:table-cell office:value-type="string">
            <text:p>旅館</text:p>
          </table:table-cell>
          <table:table-cell office:value-type="string">
            <text:p/>
          </table:table-cell>
          <table:table-cell office:value-type="string">
            <text:p>否</text:p>
          </table:table-cell>
          <table:table-cell office:value-type="string">
            <text:p>大欣大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二段27巷2-2號1-5樓 </text:p>
          </table:table-cell>
          <table:table-cell office:value-type="string">
            <text:p>02-25652155</text:p>
          </table:table-cell>
          <table:table-cell office:value-type="string">
            <text:p>02-25816493</text:p>
          </table:table-cell>
          <table:table-cell office:value-type="string">
            <text:p>32</text:p>
          </table:table-cell>
          <table:table-cell office:value-type="string">
            <text:p>service@dlhotel.com.tw</text:p>
          </table:table-cell>
          <table:table-cell office:value-type="string">
            <text:p/>
          </table:table-cell>
        </table:table-row>
        <table:table-row>
          <table:table-cell office:value-type="string">
            <text:p>2020-12-04</text:p>
          </table:table-cell>
          <table:table-cell office:value-type="string">
            <text:p>臺北市旅館732號</text:p>
          </table:table-cell>
          <table:table-cell office:value-type="string">
            <text:p>旅館</text:p>
          </table:table-cell>
          <table:table-cell office:value-type="string">
            <text:p/>
          </table:table-cell>
          <table:table-cell office:value-type="string">
            <text:p>否</text:p>
          </table:table-cell>
          <table:table-cell office:value-type="string">
            <text:p>大湖璞旅</text:p>
          </table:table-cell>
          <table:table-cell office:value-type="string">
            <text:p>臺北市</text:p>
          </table:table-cell>
          <table:table-cell office:value-type="string">
            <text:p>內湖區</text:p>
          </table:table-cell>
          <table:table-cell office:value-type="string">
            <text:p>114</text:p>
          </table:table-cell>
          <table:table-cell office:value-type="string">
            <text:p>臺北市內湖區成功路五段462號1樓、3樓至14樓、3樓之1至3樓之6、4樓之1至4樓之13、5樓之2至5樓之13、6樓之2至6樓之13、7樓之2至7樓之12、8樓之1至8樓之13、 9樓之1至9樓之13、10樓之</text:p>
          </table:table-cell>
          <table:table-cell office:value-type="string">
            <text:p>02-26338555</text:p>
          </table:table-cell>
          <table:table-cell office:value-type="string">
            <text:p>02-26338222</text:p>
          </table:table-cell>
          <table:table-cell office:value-type="string">
            <text:p>148</text:p>
          </table:table-cell>
          <table:table-cell office:value-type="string">
            <text:p>dahu.qua@bouti.com.tw</text:p>
          </table:table-cell>
          <table:table-cell office:value-type="string">
            <text:p/>
          </table:table-cell>
        </table:table-row>
        <table:table-row>
          <table:table-cell office:value-type="string">
            <text:p>2019-11-04</text:p>
          </table:table-cell>
          <table:table-cell office:value-type="string">
            <text:p>臺北市旅館703號</text:p>
          </table:table-cell>
          <table:table-cell office:value-type="string">
            <text:p>旅館</text:p>
          </table:table-cell>
          <table:table-cell office:value-type="string">
            <text:p/>
          </table:table-cell>
          <table:table-cell office:value-type="string">
            <text:p>否</text:p>
          </table:table-cell>
          <table:table-cell office:value-type="string">
            <text:p>豪城商旅民生館</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民生東路三段113巷7弄11號1樓至6樓</text:p>
          </table:table-cell>
          <table:table-cell office:value-type="string">
            <text:p>02-27137078</text:p>
          </table:table-cell>
          <table:table-cell office:value-type="string">
            <text:p>-</text:p>
          </table:table-cell>
          <table:table-cell office:value-type="string">
            <text:p>38</text:p>
          </table:table-cell>
          <table:table-cell office:value-type="string">
            <text:p>service@city-hotel.com.tw</text:p>
          </table:table-cell>
          <table:table-cell office:value-type="string">
            <text:p>http://www.city-hotel.com.tw/</text:p>
          </table:table-cell>
        </table:table-row>
        <table:table-row>
          <table:table-cell office:value-type="string">
            <text:p>2020-11-23</text:p>
          </table:table-cell>
          <table:table-cell office:value-type="string">
            <text:p>臺北市旅館731號</text:p>
          </table:table-cell>
          <table:table-cell office:value-type="string">
            <text:p>旅館</text:p>
          </table:table-cell>
          <table:table-cell office:value-type="string">
            <text:p/>
          </table:table-cell>
          <table:table-cell office:value-type="string">
            <text:p>否</text:p>
          </table:table-cell>
          <table:table-cell office:value-type="string">
            <text:p>玉璽精品飯店</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中山北路七段14巷2之3號2至10樓、11樓（11層及12層）</text:p>
          </table:table-cell>
          <table:table-cell office:value-type="string">
            <text:p>02-28766579</text:p>
          </table:table-cell>
          <table:table-cell office:value-type="string">
            <text:p>02-28766595</text:p>
          </table:table-cell>
          <table:table-cell office:value-type="string">
            <text:p>85</text:p>
          </table:table-cell>
          <table:table-cell office:value-type="string">
            <text:p>rj.hotel@msa.hinet.net</text:p>
          </table:table-cell>
          <table:table-cell office:value-type="string">
            <text:p/>
          </table:table-cell>
        </table:table-row>
        <table:table-row>
          <table:table-cell office:value-type="string">
            <text:p>2020-11-13</text:p>
          </table:table-cell>
          <table:table-cell office:value-type="string">
            <text:p>臺北市旅館730號</text:p>
          </table:table-cell>
          <table:table-cell office:value-type="string">
            <text:p>旅館</text:p>
          </table:table-cell>
          <table:table-cell office:value-type="string">
            <text:p/>
          </table:table-cell>
          <table:table-cell office:value-type="string">
            <text:p>否</text:p>
          </table:table-cell>
          <table:table-cell office:value-type="string">
            <text:p>雀客旅館台北站前</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襄陽路4號(1至10樓)</text:p>
          </table:table-cell>
          <table:table-cell office:value-type="string">
            <text:p>02-23120522</text:p>
          </table:table-cell>
          <table:table-cell office:value-type="string">
            <text:p>-</text:p>
          </table:table-cell>
          <table:table-cell office:value-type="string">
            <text:p>100</text:p>
          </table:table-cell>
          <table:table-cell office:value-type="string">
            <text:p>ts@checkinn.com.tw</text:p>
          </table:table-cell>
          <table:table-cell office:value-type="string">
            <text:p/>
          </table:table-cell>
        </table:table-row>
        <table:table-row>
          <table:table-cell office:value-type="string">
            <text:p>2020-11-02</text:p>
          </table:table-cell>
          <table:table-cell office:value-type="string">
            <text:p>臺北市旅館729號</text:p>
          </table:table-cell>
          <table:table-cell office:value-type="string">
            <text:p>旅館</text:p>
          </table:table-cell>
          <table:table-cell office:value-type="string">
            <text:p/>
          </table:table-cell>
          <table:table-cell office:value-type="string">
            <text:p>否</text:p>
          </table:table-cell>
          <table:table-cell office:value-type="string">
            <text:p>白色空間設計旅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許昌街40號4樓、4樓之1、4樓之2</text:p>
          </table:table-cell>
          <table:table-cell office:value-type="string">
            <text:p>02-23822200</text:p>
          </table:table-cell>
          <table:table-cell office:value-type="string">
            <text:p>-</text:p>
          </table:table-cell>
          <table:table-cell office:value-type="string">
            <text:p>13</text:p>
          </table:table-cell>
          <table:table-cell office:value-type="string">
            <text:p>whitespace.taipei@gmail.com</text:p>
          </table:table-cell>
          <table:table-cell office:value-type="string">
            <text:p/>
          </table:table-cell>
        </table:table-row>
        <table:table-row>
          <table:table-cell office:value-type="string">
            <text:p>2020-10-23</text:p>
          </table:table-cell>
          <table:table-cell office:value-type="string">
            <text:p>臺北市旅館727號</text:p>
          </table:table-cell>
          <table:table-cell office:value-type="string">
            <text:p>旅館</text:p>
          </table:table-cell>
          <table:table-cell office:value-type="string">
            <text:p/>
          </table:table-cell>
          <table:table-cell office:value-type="string">
            <text:p>否</text:p>
          </table:table-cell>
          <table:table-cell office:value-type="string">
            <text:p>路徒PLUS行旅-主題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西路一段80號5至12樓</text:p>
          </table:table-cell>
          <table:table-cell office:value-type="string">
            <text:p>02-23311788</text:p>
          </table:table-cell>
          <table:table-cell office:value-type="string">
            <text:p>02-23311798</text:p>
          </table:table-cell>
          <table:table-cell office:value-type="string">
            <text:p>109</text:p>
          </table:table-cell>
          <table:table-cell office:value-type="string">
            <text:p>roadersplus@fawn-group.com</text:p>
          </table:table-cell>
          <table:table-cell office:value-type="string">
            <text:p>https://roadersplushotel.com/</text:p>
          </table:table-cell>
        </table:table-row>
        <table:table-row>
          <table:table-cell office:value-type="string">
            <text:p>2020-10-23</text:p>
          </table:table-cell>
          <table:table-cell office:value-type="string">
            <text:p>臺北市旅館728號</text:p>
          </table:table-cell>
          <table:table-cell office:value-type="string">
            <text:p>旅館</text:p>
          </table:table-cell>
          <table:table-cell office:value-type="string">
            <text:p/>
          </table:table-cell>
          <table:table-cell office:value-type="string">
            <text:p>否</text:p>
          </table:table-cell>
          <table:table-cell office:value-type="string">
            <text:p>台北時代寓所</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林森南路7號1至14樓、7-1號1樓</text:p>
          </table:table-cell>
          <table:table-cell office:value-type="string">
            <text:p>02-77521888</text:p>
          </table:table-cell>
          <table:table-cell office:value-type="string">
            <text:p>02-77521899</text:p>
          </table:table-cell>
          <table:table-cell office:value-type="string">
            <text:p>175</text:p>
          </table:table-cell>
          <table:table-cell office:value-type="string">
            <text:p>info@hotelresonance.com</text:p>
          </table:table-cell>
          <table:table-cell office:value-type="string">
            <text:p>http://www.hotelresonance.com</text:p>
          </table:table-cell>
        </table:table-row>
        <table:table-row>
          <table:table-cell office:value-type="string">
            <text:p>2005-05-02</text:p>
          </table:table-cell>
          <table:table-cell office:value-type="string">
            <text:p>臺北市旅館280號</text:p>
          </table:table-cell>
          <table:table-cell office:value-type="string">
            <text:p>旅館</text:p>
          </table:table-cell>
          <table:table-cell office:value-type="string">
            <text:p/>
          </table:table-cell>
          <table:table-cell office:value-type="string">
            <text:p>否</text:p>
          </table:table-cell>
          <table:table-cell office:value-type="string">
            <text:p>晴悅旅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新生北路三段10號2、3樓</text:p>
          </table:table-cell>
          <table:table-cell office:value-type="string">
            <text:p>02-25992211</text:p>
          </table:table-cell>
          <table:table-cell office:value-type="string">
            <text:p>-</text:p>
          </table:table-cell>
          <table:table-cell office:value-type="string">
            <text:p>19</text:p>
          </table:table-cell>
          <table:table-cell office:value-type="string">
            <text:p>cyhotel.tw@gmail.com</text:p>
          </table:table-cell>
          <table:table-cell office:value-type="string">
            <text:p>https://www.facebook.com/CYHotelTaipei/</text:p>
          </table:table-cell>
        </table:table-row>
        <table:table-row>
          <table:table-cell office:value-type="string">
            <text:p>2020-08-13</text:p>
          </table:table-cell>
          <table:table-cell office:value-type="string">
            <text:p>臺北市旅館725號</text:p>
          </table:table-cell>
          <table:table-cell office:value-type="string">
            <text:p>旅館</text:p>
          </table:table-cell>
          <table:table-cell office:value-type="string">
            <text:p/>
          </table:table-cell>
          <table:table-cell office:value-type="string">
            <text:p>否</text:p>
          </table:table-cell>
          <table:table-cell office:value-type="string">
            <text:p>旅家雅舍</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南昌路二段222號11樓</text:p>
          </table:table-cell>
          <table:table-cell office:value-type="string">
            <text:p>0926-657353</text:p>
          </table:table-cell>
          <table:table-cell office:value-type="string">
            <text:p>-</text:p>
          </table:table-cell>
          <table:table-cell office:value-type="string">
            <text:p>7</text:p>
          </table:table-cell>
          <table:table-cell office:value-type="string">
            <text:p>frank@thresidence.com</text:p>
          </table:table-cell>
          <table:table-cell office:value-type="string">
            <text:p>https://sites.google.com/view/thresidence</text:p>
          </table:table-cell>
        </table:table-row>
        <table:table-row>
          <table:table-cell office:value-type="string">
            <text:p>2020-07-15</text:p>
          </table:table-cell>
          <table:table-cell office:value-type="string">
            <text:p>臺北市旅館724號</text:p>
          </table:table-cell>
          <table:table-cell office:value-type="string">
            <text:p>旅館</text:p>
          </table:table-cell>
          <table:table-cell office:value-type="string">
            <text:p/>
          </table:table-cell>
          <table:table-cell office:value-type="string">
            <text:p>否</text:p>
          </table:table-cell>
          <table:table-cell office:value-type="string">
            <text:p>所在行旅</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西路一段50號 24樓之6</text:p>
          </table:table-cell>
          <table:table-cell office:value-type="string">
            <text:p>02-77552077</text:p>
          </table:table-cell>
          <table:table-cell office:value-type="string">
            <text:p>-</text:p>
          </table:table-cell>
          <table:table-cell office:value-type="string">
            <text:p>2</text:p>
          </table:table-cell>
          <table:table-cell office:value-type="string">
            <text:p>abodetaipei@gmail.com</text:p>
          </table:table-cell>
          <table:table-cell office:value-type="string">
            <text:p/>
          </table:table-cell>
        </table:table-row>
        <table:table-row>
          <table:table-cell office:value-type="string">
            <text:p>2005-09-20</text:p>
          </table:table-cell>
          <table:table-cell office:value-type="string">
            <text:p>臺北市旅館344號</text:p>
          </table:table-cell>
          <table:table-cell office:value-type="string">
            <text:p>旅館</text:p>
          </table:table-cell>
          <table:table-cell office:value-type="string">
            <text:p>三星級</text:p>
          </table:table-cell>
          <table:table-cell office:value-type="string">
            <text:p>否</text:p>
          </table:table-cell>
          <table:table-cell office:value-type="string">
            <text:p>同一大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農安街36號3-10樓　</text:p>
          </table:table-cell>
          <table:table-cell office:value-type="string">
            <text:p>02-25923977</text:p>
          </table:table-cell>
          <table:table-cell office:value-type="string">
            <text:p>02-25923970</text:p>
          </table:table-cell>
          <table:table-cell office:value-type="string">
            <text:p>95</text:p>
          </table:table-cell>
          <table:table-cell office:value-type="string">
            <text:p>unitehotel@gmail.com</text:p>
          </table:table-cell>
          <table:table-cell office:value-type="string">
            <text:p>https://www.mastripms.com/unitehotel/view</text:p>
          </table:table-cell>
        </table:table-row>
        <table:table-row>
          <table:table-cell office:value-type="string">
            <text:p>2020-06-18</text:p>
          </table:table-cell>
          <table:table-cell office:value-type="string">
            <text:p>臺北市旅館722號</text:p>
          </table:table-cell>
          <table:table-cell office:value-type="string">
            <text:p>旅館</text:p>
          </table:table-cell>
          <table:table-cell office:value-type="string">
            <text:p/>
          </table:table-cell>
          <table:table-cell office:value-type="string">
            <text:p>否</text:p>
          </table:table-cell>
          <table:table-cell office:value-type="string">
            <text:p>美亞商旅</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西路一段50號3樓至5樓及3樓之1至5樓之1</text:p>
          </table:table-cell>
          <table:table-cell office:value-type="string">
            <text:p>02-23313001</text:p>
          </table:table-cell>
          <table:table-cell office:value-type="string">
            <text:p>02-23312889</text:p>
          </table:table-cell>
          <table:table-cell office:value-type="string">
            <text:p>264</text:p>
          </table:table-cell>
          <table:table-cell office:value-type="string">
            <text:p>mayerinn2019@gmail.com</text:p>
          </table:table-cell>
          <table:table-cell office:value-type="string">
            <text:p>http://www.mayerinn.com</text:p>
          </table:table-cell>
        </table:table-row>
        <table:table-row>
          <table:table-cell office:value-type="string">
            <text:p>2020-05-25</text:p>
          </table:table-cell>
          <table:table-cell office:value-type="string">
            <text:p>臺北市旅館720號</text:p>
          </table:table-cell>
          <table:table-cell office:value-type="string">
            <text:p>旅館</text:p>
          </table:table-cell>
          <table:table-cell office:value-type="string">
            <text:p/>
          </table:table-cell>
          <table:table-cell office:value-type="string">
            <text:p>否</text:p>
          </table:table-cell>
          <table:table-cell office:value-type="string">
            <text:p>天閣酒店台北士林</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基河路16-8號1樓至11樓</text:p>
          </table:table-cell>
          <table:table-cell office:value-type="string">
            <text:p>02-28866888</text:p>
          </table:table-cell>
          <table:table-cell office:value-type="string">
            <text:p>02-28850999</text:p>
          </table:table-cell>
          <table:table-cell office:value-type="string">
            <text:p>51</text:p>
          </table:table-cell>
          <table:table-cell office:value-type="string">
            <text:p>rsvn.sl@tango-hotels.com</text:p>
          </table:table-cell>
          <table:table-cell office:value-type="string">
            <text:p>http://www.tango-hotels.com</text:p>
          </table:table-cell>
        </table:table-row>
        <table:table-row>
          <table:table-cell office:value-type="string">
            <text:p>2020-03-05</text:p>
          </table:table-cell>
          <table:table-cell office:value-type="string">
            <text:p>臺北市旅館717號</text:p>
          </table:table-cell>
          <table:table-cell office:value-type="string">
            <text:p>旅館</text:p>
          </table:table-cell>
          <table:table-cell office:value-type="string">
            <text:p/>
          </table:table-cell>
          <table:table-cell office:value-type="string">
            <text:p>否</text:p>
          </table:table-cell>
          <table:table-cell office:value-type="string">
            <text:p>日好青旅</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甘谷街26號6樓</text:p>
          </table:table-cell>
          <table:table-cell office:value-type="string">
            <text:p>02-25558667</text:p>
          </table:table-cell>
          <table:table-cell office:value-type="string">
            <text:p>02-25557707</text:p>
          </table:table-cell>
          <table:table-cell office:value-type="string">
            <text:p>11</text:p>
          </table:table-cell>
          <table:table-cell office:value-type="string">
            <text:p>goodday6f@gmail.com</text:p>
          </table:table-cell>
          <table:table-cell office:value-type="string">
            <text:p/>
          </table:table-cell>
        </table:table-row>
        <table:table-row>
          <table:table-cell office:value-type="string">
            <text:p>2020-02-18</text:p>
          </table:table-cell>
          <table:table-cell office:value-type="string">
            <text:p>臺北市旅館715號</text:p>
          </table:table-cell>
          <table:table-cell office:value-type="string">
            <text:p>旅館</text:p>
          </table:table-cell>
          <table:table-cell office:value-type="string">
            <text:p/>
          </table:table-cell>
          <table:table-cell office:value-type="string">
            <text:p>否</text:p>
          </table:table-cell>
          <table:table-cell office:value-type="string">
            <text:p>藝築文旅開封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開封街二段63號</text:p>
          </table:table-cell>
          <table:table-cell office:value-type="string">
            <text:p>02-23312986</text:p>
          </table:table-cell>
          <table:table-cell office:value-type="string">
            <text:p>02-23316752</text:p>
          </table:table-cell>
          <table:table-cell office:value-type="string">
            <text:p>12</text:p>
          </table:table-cell>
          <table:table-cell office:value-type="string">
            <text:p>artinn.no1@gmail.com</text:p>
          </table:table-cell>
          <table:table-cell office:value-type="string">
            <text:p/>
          </table:table-cell>
        </table:table-row>
        <table:table-row>
          <table:table-cell office:value-type="string">
            <text:p>2020-02-07</text:p>
          </table:table-cell>
          <table:table-cell office:value-type="string">
            <text:p>臺北市旅館714號</text:p>
          </table:table-cell>
          <table:table-cell office:value-type="string">
            <text:p>旅館</text:p>
          </table:table-cell>
          <table:table-cell office:value-type="string">
            <text:p/>
          </table:table-cell>
          <table:table-cell office:value-type="string">
            <text:p>否</text:p>
          </table:table-cell>
          <table:table-cell office:value-type="string">
            <text:p>野趣光延旅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開封街一段2號2樓</text:p>
          </table:table-cell>
          <table:table-cell office:value-type="string">
            <text:p>02-23140202</text:p>
          </table:table-cell>
          <table:table-cell office:value-type="string">
            <text:p>02-23145252</text:p>
          </table:table-cell>
          <table:table-cell office:value-type="string">
            <text:p>44</text:p>
          </table:table-cell>
          <table:table-cell office:value-type="string">
            <text:p>hello@tohoteltaipei.com</text:p>
          </table:table-cell>
          <table:table-cell office:value-type="string">
            <text:p>http://www.tohoteltaipei.com/</text:p>
          </table:table-cell>
        </table:table-row>
        <table:table-row>
          <table:table-cell office:value-type="string">
            <text:p>2020-02-06</text:p>
          </table:table-cell>
          <table:table-cell office:value-type="string">
            <text:p>臺北市旅館713號</text:p>
          </table:table-cell>
          <table:table-cell office:value-type="string">
            <text:p>旅館</text:p>
          </table:table-cell>
          <table:table-cell office:value-type="string">
            <text:p/>
          </table:table-cell>
          <table:table-cell office:value-type="string">
            <text:p>否</text:p>
          </table:table-cell>
          <table:table-cell office:value-type="string">
            <text:p>和旅瓏旅館西門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寧南路105號2至5樓、2樓之1至5樓之1</text:p>
          </table:table-cell>
          <table:table-cell office:value-type="string">
            <text:p>02-23616569</text:p>
          </table:table-cell>
          <table:table-cell office:value-type="string">
            <text:p>-</text:p>
          </table:table-cell>
          <table:table-cell office:value-type="string">
            <text:p>42</text:p>
          </table:table-cell>
          <table:table-cell office:value-type="string">
            <text:p>yosan@hatagoplus.com</text:p>
          </table:table-cell>
          <table:table-cell office:value-type="string">
            <text:p>https://www.hatagoplus.com/index.html</text:p>
          </table:table-cell>
        </table:table-row>
        <table:table-row>
          <table:table-cell office:value-type="string">
            <text:p>2020-01-13</text:p>
          </table:table-cell>
          <table:table-cell office:value-type="string">
            <text:p>臺北市旅館711號</text:p>
          </table:table-cell>
          <table:table-cell office:value-type="string">
            <text:p>旅館</text:p>
          </table:table-cell>
          <table:table-cell office:value-type="string">
            <text:p/>
          </table:table-cell>
          <table:table-cell office:value-type="string">
            <text:p>否</text:p>
          </table:table-cell>
          <table:table-cell office:value-type="string">
            <text:p>町記憶旅店3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昆明街142號2、3樓</text:p>
          </table:table-cell>
          <table:table-cell office:value-type="string">
            <text:p>02-23709930</text:p>
          </table:table-cell>
          <table:table-cell office:value-type="string">
            <text:p>02-23709950</text:p>
          </table:table-cell>
          <table:table-cell office:value-type="string">
            <text:p>44</text:p>
          </table:table-cell>
          <table:table-cell office:value-type="string">
            <text:p>chohotel142@gmail.com</text:p>
          </table:table-cell>
          <table:table-cell office:value-type="string">
            <text:p>https://reurl.cc/jg3qZZ</text:p>
          </table:table-cell>
        </table:table-row>
        <table:table-row>
          <table:table-cell office:value-type="string">
            <text:p>2020-01-02</text:p>
          </table:table-cell>
          <table:table-cell office:value-type="string">
            <text:p>臺北市旅館709號</text:p>
          </table:table-cell>
          <table:table-cell office:value-type="string">
            <text:p>旅館</text:p>
          </table:table-cell>
          <table:table-cell office:value-type="string">
            <text:p/>
          </table:table-cell>
          <table:table-cell office:value-type="string">
            <text:p>否</text:p>
          </table:table-cell>
          <table:table-cell office:value-type="string">
            <text:p>配普特行旅</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鄭州路21巷4號(1樓至3樓)</text:p>
          </table:table-cell>
          <table:table-cell office:value-type="string">
            <text:p>02-25583669</text:p>
          </table:table-cell>
          <table:table-cell office:value-type="string">
            <text:p>-</text:p>
          </table:table-cell>
          <table:table-cell office:value-type="string">
            <text:p>9</text:p>
          </table:table-cell>
          <table:table-cell office:value-type="string">
            <text:p>plainstayhostel@gmail.com</text:p>
          </table:table-cell>
          <table:table-cell office:value-type="string">
            <text:p/>
          </table:table-cell>
        </table:table-row>
        <table:table-row>
          <table:table-cell office:value-type="string">
            <text:p>2019-12-27</text:p>
          </table:table-cell>
          <table:table-cell office:value-type="string">
            <text:p>臺北市旅館708號</text:p>
          </table:table-cell>
          <table:table-cell office:value-type="string">
            <text:p>旅館</text:p>
          </table:table-cell>
          <table:table-cell office:value-type="string">
            <text:p/>
          </table:table-cell>
          <table:table-cell office:value-type="string">
            <text:p>否</text:p>
          </table:table-cell>
          <table:table-cell office:value-type="string">
            <text:p>台北大直英迪格酒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植福路200號（地上1樓部分）、200號5樓（地上5層至10層）</text:p>
          </table:table-cell>
          <table:table-cell office:value-type="string">
            <text:p>02-35187777</text:p>
          </table:table-cell>
          <table:table-cell office:value-type="string">
            <text:p>02-35187788</text:p>
          </table:table-cell>
          <table:table-cell office:value-type="string">
            <text:p>149</text:p>
          </table:table-cell>
          <table:table-cell office:value-type="string">
            <text:p>indigo.taipei@ihg.com</text:p>
          </table:table-cell>
          <table:table-cell office:value-type="string">
            <text:p>https://www.ihg.com/hotelindigo/hotels/tw/zh/taipei/tpent/hoteldetail</text:p>
          </table:table-cell>
        </table:table-row>
        <table:table-row>
          <table:table-cell office:value-type="string">
            <text:p>2019-12-16</text:p>
          </table:table-cell>
          <table:table-cell office:value-type="string">
            <text:p>臺北市旅館706號</text:p>
          </table:table-cell>
          <table:table-cell office:value-type="string">
            <text:p>旅館</text:p>
          </table:table-cell>
          <table:table-cell office:value-type="string">
            <text:p/>
          </table:table-cell>
          <table:table-cell office:value-type="string">
            <text:p>否</text:p>
          </table:table-cell>
          <table:table-cell office:value-type="string">
            <text:p>瀚寓酒店</text:p>
          </table:table-cell>
          <table:table-cell office:value-type="string">
            <text:p>臺北市</text:p>
          </table:table-cell>
          <table:table-cell office:value-type="string">
            <text:p>信義區</text:p>
          </table:table-cell>
          <table:table-cell office:value-type="string">
            <text:p>110</text:p>
          </table:table-cell>
          <table:table-cell office:value-type="string">
            <text:p>臺北市信義區基隆路一段206號1至12樓</text:p>
          </table:table-cell>
          <table:table-cell office:value-type="string">
            <text:p>02-87583777</text:p>
          </table:table-cell>
          <table:table-cell office:value-type="string">
            <text:p>02-87563778</text:p>
          </table:table-cell>
          <table:table-cell office:value-type="string">
            <text:p>120</text:p>
          </table:table-cell>
          <table:table-cell office:value-type="string">
            <text:p>info-tpe@hannshouse.com</text:p>
          </table:table-cell>
          <table:table-cell office:value-type="string">
            <text:p/>
          </table:table-cell>
        </table:table-row>
        <table:table-row>
          <table:table-cell office:value-type="string">
            <text:p>2019-12-10</text:p>
          </table:table-cell>
          <table:table-cell office:value-type="string">
            <text:p>臺北市旅館705號</text:p>
          </table:table-cell>
          <table:table-cell office:value-type="string">
            <text:p>旅館</text:p>
          </table:table-cell>
          <table:table-cell office:value-type="string">
            <text:p/>
          </table:table-cell>
          <table:table-cell office:value-type="string">
            <text:p>否</text:p>
          </table:table-cell>
          <table:table-cell office:value-type="string">
            <text:p>MVSA 慕舍酒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建國北路一段61號</text:p>
          </table:table-cell>
          <table:table-cell office:value-type="string">
            <text:p>02-25006772</text:p>
          </table:table-cell>
          <table:table-cell office:value-type="string">
            <text:p>02-25006716</text:p>
          </table:table-cell>
          <table:table-cell office:value-type="string">
            <text:p>38</text:p>
          </table:table-cell>
          <table:table-cell office:value-type="string">
            <text:p>fin@hotelmvsa.com</text:p>
          </table:table-cell>
          <table:table-cell office:value-type="string">
            <text:p>https://www.hotelmvsa.com/</text:p>
          </table:table-cell>
        </table:table-row>
        <table:table-row>
          <table:table-cell office:value-type="string">
            <text:p>2019-11-25</text:p>
          </table:table-cell>
          <table:table-cell office:value-type="string">
            <text:p>臺北市旅館704號</text:p>
          </table:table-cell>
          <table:table-cell office:value-type="string">
            <text:p>旅館</text:p>
          </table:table-cell>
          <table:table-cell office:value-type="string">
            <text:p/>
          </table:table-cell>
          <table:table-cell office:value-type="string">
            <text:p>否</text:p>
          </table:table-cell>
          <table:table-cell office:value-type="string">
            <text:p>天雲旅棧台北中山</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一段83巷7,7之1號至7之18號</text:p>
          </table:table-cell>
          <table:table-cell office:value-type="string">
            <text:p>02-25216666</text:p>
          </table:table-cell>
          <table:table-cell office:value-type="string">
            <text:p>-</text:p>
          </table:table-cell>
          <table:table-cell office:value-type="string">
            <text:p>56</text:p>
          </table:table-cell>
          <table:table-cell office:value-type="string">
            <text:p>rsvn.zs@tango-hotels.com</text:p>
          </table:table-cell>
          <table:table-cell office:value-type="string">
            <text:p>http://zs.tangoinn.com.tw/</text:p>
          </table:table-cell>
        </table:table-row>
        <table:table-row>
          <table:table-cell office:value-type="string">
            <text:p>2019-10-15</text:p>
          </table:table-cell>
          <table:table-cell office:value-type="string">
            <text:p>臺北市旅館702號</text:p>
          </table:table-cell>
          <table:table-cell office:value-type="string">
            <text:p>旅館</text:p>
          </table:table-cell>
          <table:table-cell office:value-type="string">
            <text:p/>
          </table:table-cell>
          <table:table-cell office:value-type="string">
            <text:p>否</text:p>
          </table:table-cell>
          <table:table-cell office:value-type="string">
            <text:p>華達大飯店 </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重慶南路一段1號6樓</text:p>
          </table:table-cell>
          <table:table-cell office:value-type="string">
            <text:p>02-23110212</text:p>
          </table:table-cell>
          <table:table-cell office:value-type="string">
            <text:p>02-23142469</text:p>
          </table:table-cell>
          <table:table-cell office:value-type="string">
            <text:p>14</text:p>
          </table:table-cell>
          <table:table-cell office:value-type="string">
            <text:p/>
          </table:table-cell>
          <table:table-cell office:value-type="string">
            <text:p/>
          </table:table-cell>
        </table:table-row>
        <table:table-row>
          <table:table-cell office:value-type="string">
            <text:p>2019-09-20</text:p>
          </table:table-cell>
          <table:table-cell office:value-type="string">
            <text:p>臺北市旅館701號</text:p>
          </table:table-cell>
          <table:table-cell office:value-type="string">
            <text:p>旅館</text:p>
          </table:table-cell>
          <table:table-cell office:value-type="string">
            <text:p/>
          </table:table-cell>
          <table:table-cell office:value-type="string">
            <text:p>否</text:p>
          </table:table-cell>
          <table:table-cell office:value-type="string">
            <text:p>城市商旅站前館</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延平北路一段51號1至3樓及53號1樓</text:p>
          </table:table-cell>
          <table:table-cell office:value-type="string">
            <text:p>02-25507000</text:p>
          </table:table-cell>
          <table:table-cell office:value-type="string">
            <text:p>02-2550-2333</text:p>
          </table:table-cell>
          <table:table-cell office:value-type="string">
            <text:p>92</text:p>
          </table:table-cell>
          <table:table-cell office:value-type="string">
            <text:p>reservation.ms@citysuites.com.tw</text:p>
          </table:table-cell>
          <table:table-cell office:value-type="string">
            <text:p/>
          </table:table-cell>
        </table:table-row>
        <table:table-row>
          <table:table-cell office:value-type="string">
            <text:p>2019-06-27</text:p>
          </table:table-cell>
          <table:table-cell office:value-type="string">
            <text:p>臺北市旅館698號</text:p>
          </table:table-cell>
          <table:table-cell office:value-type="string">
            <text:p>旅館</text:p>
          </table:table-cell>
          <table:table-cell office:value-type="string">
            <text:p/>
          </table:table-cell>
          <table:table-cell office:value-type="string">
            <text:p>否</text:p>
          </table:table-cell>
          <table:table-cell office:value-type="string">
            <text:p>日光拾玖</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西路一段50號19樓、19樓之1、之2、之5、之17、之27、之29、之31、之43及19樓等共同使用</text:p>
          </table:table-cell>
          <table:table-cell office:value-type="string">
            <text:p>02-23889998</text:p>
          </table:table-cell>
          <table:table-cell office:value-type="string">
            <text:p>-</text:p>
          </table:table-cell>
          <table:table-cell office:value-type="string">
            <text:p>40</text:p>
          </table:table-cell>
          <table:table-cell office:value-type="string">
            <text:p>sunshine2taipei@gmail.com</text:p>
          </table:table-cell>
          <table:table-cell office:value-type="string">
            <text:p/>
          </table:table-cell>
        </table:table-row>
        <table:table-row>
          <table:table-cell office:value-type="string">
            <text:p>2019-06-14</text:p>
          </table:table-cell>
          <table:table-cell office:value-type="string">
            <text:p>臺北市旅館697號</text:p>
          </table:table-cell>
          <table:table-cell office:value-type="string">
            <text:p>旅館</text:p>
          </table:table-cell>
          <table:table-cell office:value-type="string">
            <text:p/>
          </table:table-cell>
          <table:table-cell office:value-type="string">
            <text:p>是</text:p>
          </table:table-cell>
          <table:table-cell office:value-type="string">
            <text:p>甲山林湯旅JSL hotel</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興安街56、58、60號1樓，62號2至9樓</text:p>
          </table:table-cell>
          <table:table-cell office:value-type="string">
            <text:p>02-25012222</text:p>
          </table:table-cell>
          <table:table-cell office:value-type="string">
            <text:p>02-25022200</text:p>
          </table:table-cell>
          <table:table-cell office:value-type="string">
            <text:p>157</text:p>
          </table:table-cell>
          <table:table-cell office:value-type="string">
            <text:p>jslhotel@gmail.com</text:p>
          </table:table-cell>
          <table:table-cell office:value-type="string">
            <text:p>http://www.jslhotel.com.tw</text:p>
          </table:table-cell>
        </table:table-row>
        <table:table-row>
          <table:table-cell office:value-type="string">
            <text:p>2019-05-31</text:p>
          </table:table-cell>
          <table:table-cell office:value-type="string">
            <text:p>臺北市旅館696號</text:p>
          </table:table-cell>
          <table:table-cell office:value-type="string">
            <text:p>旅館</text:p>
          </table:table-cell>
          <table:table-cell office:value-type="string">
            <text:p/>
          </table:table-cell>
          <table:table-cell office:value-type="string">
            <text:p>否</text:p>
          </table:table-cell>
          <table:table-cell office:value-type="string">
            <text:p>丹居青旅</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漢中街154號</text:p>
          </table:table-cell>
          <table:table-cell office:value-type="string">
            <text:p>0977-066154</text:p>
          </table:table-cell>
          <table:table-cell office:value-type="string">
            <text:p>-</text:p>
          </table:table-cell>
          <table:table-cell office:value-type="string">
            <text:p>11</text:p>
          </table:table-cell>
          <table:table-cell office:value-type="string">
            <text:p/>
          </table:table-cell>
          <table:table-cell office:value-type="string">
            <text:p/>
          </table:table-cell>
        </table:table-row>
        <table:table-row>
          <table:table-cell office:value-type="string">
            <text:p>2019-05-24</text:p>
          </table:table-cell>
          <table:table-cell office:value-type="string">
            <text:p>臺北市旅館694號</text:p>
          </table:table-cell>
          <table:table-cell office:value-type="string">
            <text:p>旅館</text:p>
          </table:table-cell>
          <table:table-cell office:value-type="string">
            <text:p/>
          </table:table-cell>
          <table:table-cell office:value-type="string">
            <text:p>否</text:p>
          </table:table-cell>
          <table:table-cell office:value-type="string">
            <text:p>小角落旅店</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民族西路33號(1至4樓)</text:p>
          </table:table-cell>
          <table:table-cell office:value-type="string">
            <text:p>02-25991699</text:p>
          </table:table-cell>
          <table:table-cell office:value-type="string">
            <text:p>-</text:p>
          </table:table-cell>
          <table:table-cell office:value-type="string">
            <text:p>5</text:p>
          </table:table-cell>
          <table:table-cell office:value-type="string">
            <text:p>cornerhostel.cafe@gmail.com</text:p>
          </table:table-cell>
          <table:table-cell office:value-type="string">
            <text:p/>
          </table:table-cell>
        </table:table-row>
        <table:table-row>
          <table:table-cell office:value-type="string">
            <text:p>2019-05-17</text:p>
          </table:table-cell>
          <table:table-cell office:value-type="string">
            <text:p>臺北市旅館693號</text:p>
          </table:table-cell>
          <table:table-cell office:value-type="string">
            <text:p>旅館</text:p>
          </table:table-cell>
          <table:table-cell office:value-type="string">
            <text:p/>
          </table:table-cell>
          <table:table-cell office:value-type="string">
            <text:p>否</text:p>
          </table:table-cell>
          <table:table-cell office:value-type="string">
            <text:p>門草行旅</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安西街23號1至4樓（不含安西街25號1樓）</text:p>
          </table:table-cell>
          <table:table-cell office:value-type="string">
            <text:p>02-25577045</text:p>
          </table:table-cell>
          <table:table-cell office:value-type="string">
            <text:p>-</text:p>
          </table:table-cell>
          <table:table-cell office:value-type="string">
            <text:p>4</text:p>
          </table:table-cell>
          <table:table-cell office:value-type="string">
            <text:p>thedoorinn@gmail.com</text:p>
          </table:table-cell>
          <table:table-cell office:value-type="string">
            <text:p>https://m.facebook.com/thedoorinn</text:p>
          </table:table-cell>
        </table:table-row>
        <table:table-row>
          <table:table-cell office:value-type="string">
            <text:p>2019-03-07</text:p>
          </table:table-cell>
          <table:table-cell office:value-type="string">
            <text:p>臺北市旅館691號</text:p>
          </table:table-cell>
          <table:table-cell office:value-type="string">
            <text:p>旅館</text:p>
          </table:table-cell>
          <table:table-cell office:value-type="string">
            <text:p/>
          </table:table-cell>
          <table:table-cell office:value-type="string">
            <text:p>否</text:p>
          </table:table-cell>
          <table:table-cell office:value-type="string">
            <text:p>野趣旅舍 T.O.HOTEL</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承德路二段28號1至5樓</text:p>
          </table:table-cell>
          <table:table-cell office:value-type="string">
            <text:p>02-25521300</text:p>
          </table:table-cell>
          <table:table-cell office:value-type="string">
            <text:p>02-25521310</text:p>
          </table:table-cell>
          <table:table-cell office:value-type="string">
            <text:p>16</text:p>
          </table:table-cell>
          <table:table-cell office:value-type="string">
            <text:p>contact@tohotelbooking.com</text:p>
          </table:table-cell>
          <table:table-cell office:value-type="string">
            <text:p>https://www.facebook.com/tohotelbooking/</text:p>
          </table:table-cell>
        </table:table-row>
        <table:table-row>
          <table:table-cell office:value-type="string">
            <text:p>2019-03-05</text:p>
          </table:table-cell>
          <table:table-cell office:value-type="string">
            <text:p>臺北市旅館690號</text:p>
          </table:table-cell>
          <table:table-cell office:value-type="string">
            <text:p>旅館</text:p>
          </table:table-cell>
          <table:table-cell office:value-type="string">
            <text:p/>
          </table:table-cell>
          <table:table-cell office:value-type="string">
            <text:p>否</text:p>
          </table:table-cell>
          <table:table-cell office:value-type="string">
            <text:p>玩行旅 台北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金山南路1段8號1樓至8樓</text:p>
          </table:table-cell>
          <table:table-cell office:value-type="string">
            <text:p>02-23212680</text:p>
          </table:table-cell>
          <table:table-cell office:value-type="string">
            <text:p>02-23212180</text:p>
          </table:table-cell>
          <table:table-cell office:value-type="string">
            <text:p>49</text:p>
          </table:table-cell>
          <table:table-cell office:value-type="string">
            <text:p>service@wowhappy-taipei.com.tw</text:p>
          </table:table-cell>
          <table:table-cell office:value-type="string">
            <text:p>https://www.wowhappy-taipei.com.tw/</text:p>
          </table:table-cell>
        </table:table-row>
        <table:table-row>
          <table:table-cell office:value-type="string">
            <text:p>2019-02-27</text:p>
          </table:table-cell>
          <table:table-cell office:value-type="string">
            <text:p>臺北市旅館689號</text:p>
          </table:table-cell>
          <table:table-cell office:value-type="string">
            <text:p>旅館</text:p>
          </table:table-cell>
          <table:table-cell office:value-type="string">
            <text:p/>
          </table:table-cell>
          <table:table-cell office:value-type="string">
            <text:p>否</text:p>
          </table:table-cell>
          <table:table-cell office:value-type="string">
            <text:p>南港老爺行旅</text:p>
          </table:table-cell>
          <table:table-cell office:value-type="string">
            <text:p>臺北市</text:p>
          </table:table-cell>
          <table:table-cell office:value-type="string">
            <text:p>南港區</text:p>
          </table:table-cell>
          <table:table-cell office:value-type="string">
            <text:p>115</text:p>
          </table:table-cell>
          <table:table-cell office:value-type="string">
            <text:p>臺北市南港區經貿二路196號.196號10樓至20樓</text:p>
          </table:table-cell>
          <table:table-cell office:value-type="string">
            <text:p>02-77500588</text:p>
          </table:table-cell>
          <table:table-cell office:value-type="string">
            <text:p>02-27888582</text:p>
          </table:table-cell>
          <table:table-cell office:value-type="string">
            <text:p>179</text:p>
          </table:table-cell>
          <table:table-cell office:value-type="string">
            <text:p>hrng.fn@ng.hotelroyal.com.tw</text:p>
          </table:table-cell>
          <table:table-cell office:value-type="string">
            <text:p>http://www.hotelroyal.com.tw/nangang/</text:p>
          </table:table-cell>
        </table:table-row>
        <table:table-row>
          <table:table-cell office:value-type="string">
            <text:p>2019-02-19</text:p>
          </table:table-cell>
          <table:table-cell office:value-type="string">
            <text:p>臺北市旅館687號</text:p>
          </table:table-cell>
          <table:table-cell office:value-type="string">
            <text:p>旅館</text:p>
          </table:table-cell>
          <table:table-cell office:value-type="string">
            <text:p/>
          </table:table-cell>
          <table:table-cell office:value-type="string">
            <text:p>否</text:p>
          </table:table-cell>
          <table:table-cell office:value-type="string">
            <text:p>碩城文旅</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一段105巷12-6號2至8樓</text:p>
          </table:table-cell>
          <table:table-cell office:value-type="string">
            <text:p>02-21001023</text:p>
          </table:table-cell>
          <table:table-cell office:value-type="string">
            <text:p>02-21001705</text:p>
          </table:table-cell>
          <table:table-cell office:value-type="string">
            <text:p>32</text:p>
          </table:table-cell>
          <table:table-cell office:value-type="string">
            <text:p>Sc00159068@gmail.com</text:p>
          </table:table-cell>
          <table:table-cell office:value-type="string">
            <text:p/>
          </table:table-cell>
        </table:table-row>
        <table:table-row>
          <table:table-cell office:value-type="string">
            <text:p>2019-01-30</text:p>
          </table:table-cell>
          <table:table-cell office:value-type="string">
            <text:p>臺北市旅館686號</text:p>
          </table:table-cell>
          <table:table-cell office:value-type="string">
            <text:p>旅館</text:p>
          </table:table-cell>
          <table:table-cell office:value-type="string">
            <text:p/>
          </table:table-cell>
          <table:table-cell office:value-type="string">
            <text:p>否</text:p>
          </table:table-cell>
          <table:table-cell office:value-type="string">
            <text:p>金普頓大安酒店</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仁愛路四段27巷23號3樓至11樓、25號、25號3樓至11樓、27號2樓至14樓</text:p>
          </table:table-cell>
          <table:table-cell office:value-type="string">
            <text:p>02-27792000</text:p>
          </table:table-cell>
          <table:table-cell office:value-type="string">
            <text:p>02-27790999</text:p>
          </table:table-cell>
          <table:table-cell office:value-type="string">
            <text:p>129</text:p>
          </table:table-cell>
          <table:table-cell office:value-type="string">
            <text:p>Dylan.lee@ihg.com</text:p>
          </table:table-cell>
          <table:table-cell office:value-type="string">
            <text:p>http://www.Kimptonhotels.com/Taipei</text:p>
          </table:table-cell>
        </table:table-row>
        <table:table-row>
          <table:table-cell office:value-type="string">
            <text:p>2019-01-30</text:p>
          </table:table-cell>
          <table:table-cell office:value-type="string">
            <text:p>臺北市旅館780號</text:p>
          </table:table-cell>
          <table:table-cell office:value-type="string">
            <text:p>旅館</text:p>
          </table:table-cell>
          <table:table-cell office:value-type="string">
            <text:p/>
          </table:table-cell>
          <table:table-cell office:value-type="string">
            <text:p>否</text:p>
          </table:table-cell>
          <table:table-cell office:value-type="string">
            <text:p>晶城青年旅館</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南京西路288號4樓（本號1戶）</text:p>
          </table:table-cell>
          <table:table-cell office:value-type="string">
            <text:p>02-25507220</text:p>
          </table:table-cell>
          <table:table-cell office:value-type="string">
            <text:p>02-25507202</text:p>
          </table:table-cell>
          <table:table-cell office:value-type="string">
            <text:p>3</text:p>
          </table:table-cell>
          <table:table-cell office:value-type="string">
            <text:p>starbox288@gmail.com</text:p>
          </table:table-cell>
          <table:table-cell office:value-type="string">
            <text:p/>
          </table:table-cell>
        </table:table-row>
        <table:table-row>
          <table:table-cell office:value-type="string">
            <text:p>2019-01-28</text:p>
          </table:table-cell>
          <table:table-cell office:value-type="string">
            <text:p>臺北市旅館684號</text:p>
          </table:table-cell>
          <table:table-cell office:value-type="string">
            <text:p>旅館</text:p>
          </table:table-cell>
          <table:table-cell office:value-type="string">
            <text:p/>
          </table:table-cell>
          <table:table-cell office:value-type="string">
            <text:p>否</text:p>
          </table:table-cell>
          <table:table-cell office:value-type="string">
            <text:p>松河璞旅</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松河街112號1樓至8樓</text:p>
          </table:table-cell>
          <table:table-cell office:value-type="string">
            <text:p>02-25281567</text:p>
          </table:table-cell>
          <table:table-cell office:value-type="string">
            <text:p>02-25283877</text:p>
          </table:table-cell>
          <table:table-cell office:value-type="string">
            <text:p>42</text:p>
          </table:table-cell>
          <table:table-cell office:value-type="string">
            <text:p>dt@bouti.com.tw</text:p>
          </table:table-cell>
          <table:table-cell office:value-type="string">
            <text:p>http://www.waterfronthotel.com.tw</text:p>
          </table:table-cell>
        </table:table-row>
        <table:table-row>
          <table:table-cell office:value-type="string">
            <text:p>2019-01-07</text:p>
          </table:table-cell>
          <table:table-cell office:value-type="string">
            <text:p>臺北市旅館683號</text:p>
          </table:table-cell>
          <table:table-cell office:value-type="string">
            <text:p>旅館</text:p>
          </table:table-cell>
          <table:table-cell office:value-type="string">
            <text:p/>
          </table:table-cell>
          <table:table-cell office:value-type="string">
            <text:p>否</text:p>
          </table:table-cell>
          <table:table-cell office:value-type="string">
            <text:p>幸福蘋果旅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峨眉街109、109-2號(1樓部分、2至7樓)</text:p>
          </table:table-cell>
          <table:table-cell office:value-type="string">
            <text:p>02-23117877</text:p>
          </table:table-cell>
          <table:table-cell office:value-type="string">
            <text:p>02-2311-7877</text:p>
          </table:table-cell>
          <table:table-cell office:value-type="string">
            <text:p>49</text:p>
          </table:table-cell>
          <table:table-cell office:value-type="string">
            <text:p>luckyapplehotel@gmail.com</text:p>
          </table:table-cell>
          <table:table-cell office:value-type="string">
            <text:p/>
          </table:table-cell>
        </table:table-row>
        <table:table-row>
          <table:table-cell office:value-type="string">
            <text:p>2019-01-04</text:p>
          </table:table-cell>
          <table:table-cell office:value-type="string">
            <text:p>臺北市旅館682號</text:p>
          </table:table-cell>
          <table:table-cell office:value-type="string">
            <text:p>旅館</text:p>
          </table:table-cell>
          <table:table-cell office:value-type="string">
            <text:p/>
          </table:table-cell>
          <table:table-cell office:value-type="string">
            <text:p>否</text:p>
          </table:table-cell>
          <table:table-cell office:value-type="string">
            <text:p>109 Inn Taipei 台北109旅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博愛路36號3樓、7樓</text:p>
          </table:table-cell>
          <table:table-cell office:value-type="string">
            <text:p>0905-972109</text:p>
          </table:table-cell>
          <table:table-cell office:value-type="string">
            <text:p>02-23112305</text:p>
          </table:table-cell>
          <table:table-cell office:value-type="string">
            <text:p>14</text:p>
          </table:table-cell>
          <table:table-cell office:value-type="string">
            <text:p>109hostel@gmail.com</text:p>
          </table:table-cell>
          <table:table-cell office:value-type="string">
            <text:p>https://109hostel.com/</text:p>
          </table:table-cell>
        </table:table-row>
        <table:table-row>
          <table:table-cell office:value-type="string">
            <text:p>2019-01-02</text:p>
          </table:table-cell>
          <table:table-cell office:value-type="string">
            <text:p>臺北市旅館681號</text:p>
          </table:table-cell>
          <table:table-cell office:value-type="string">
            <text:p>旅館</text:p>
          </table:table-cell>
          <table:table-cell office:value-type="string">
            <text:p/>
          </table:table-cell>
          <table:table-cell office:value-type="string">
            <text:p>否</text:p>
          </table:table-cell>
          <table:table-cell office:value-type="string">
            <text:p>雅璞文旅</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黎明里10鄰館前路8號5樓及8樓</text:p>
          </table:table-cell>
          <table:table-cell office:value-type="string">
            <text:p>02-23709966</text:p>
          </table:table-cell>
          <table:table-cell office:value-type="string">
            <text:p>02-23709955</text:p>
          </table:table-cell>
          <table:table-cell office:value-type="string">
            <text:p>64</text:p>
          </table:table-cell>
          <table:table-cell office:value-type="string">
            <text:p>apause-inn@apause-inn.com.tw</text:p>
          </table:table-cell>
          <table:table-cell office:value-type="string">
            <text:p/>
          </table:table-cell>
        </table:table-row>
        <table:table-row>
          <table:table-cell office:value-type="string">
            <text:p>2018-12-28</text:p>
          </table:table-cell>
          <table:table-cell office:value-type="string">
            <text:p>臺北市旅館679號</text:p>
          </table:table-cell>
          <table:table-cell office:value-type="string">
            <text:p>旅館</text:p>
          </table:table-cell>
          <table:table-cell office:value-type="string">
            <text:p/>
          </table:table-cell>
          <table:table-cell office:value-type="string">
            <text:p>否</text:p>
          </table:table-cell>
          <table:table-cell office:value-type="string">
            <text:p>美侖商旅</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吉林路49號1至8樓</text:p>
          </table:table-cell>
          <table:table-cell office:value-type="string">
            <text:p>02-25313535</text:p>
          </table:table-cell>
          <table:table-cell office:value-type="string">
            <text:p>02-25682266</text:p>
          </table:table-cell>
          <table:table-cell office:value-type="string">
            <text:p>70</text:p>
          </table:table-cell>
          <table:table-cell office:value-type="string">
            <text:p>services@parkviewtaipei.com</text:p>
          </table:table-cell>
          <table:table-cell office:value-type="string">
            <text:p>https://www.parkviewtaipei.com</text:p>
          </table:table-cell>
        </table:table-row>
        <table:table-row>
          <table:table-cell office:value-type="string">
            <text:p>2018-12-26</text:p>
          </table:table-cell>
          <table:table-cell office:value-type="string">
            <text:p>臺北市旅館678號</text:p>
          </table:table-cell>
          <table:table-cell office:value-type="string">
            <text:p>旅館</text:p>
          </table:table-cell>
          <table:table-cell office:value-type="string">
            <text:p/>
          </table:table-cell>
          <table:table-cell office:value-type="string">
            <text:p>否</text:p>
          </table:table-cell>
          <table:table-cell office:value-type="string">
            <text:p>艾爾行旅</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忠孝東路四段87號7樓、7樓之2、7樓之3、7樓之4及7樓之8</text:p>
          </table:table-cell>
          <table:table-cell office:value-type="string">
            <text:p>02-27418080</text:p>
          </table:table-cell>
          <table:table-cell office:value-type="string">
            <text:p>02-27418060</text:p>
          </table:table-cell>
          <table:table-cell office:value-type="string">
            <text:p>40</text:p>
          </table:table-cell>
          <table:table-cell office:value-type="string">
            <text:p>hejtaipei@gmail.com</text:p>
          </table:table-cell>
          <table:table-cell office:value-type="string">
            <text:p>https://www.hej-hotel.com.tw/</text:p>
          </table:table-cell>
        </table:table-row>
        <table:table-row>
          <table:table-cell office:value-type="string">
            <text:p>2018-12-21</text:p>
          </table:table-cell>
          <table:table-cell office:value-type="string">
            <text:p>臺北市旅館677號</text:p>
          </table:table-cell>
          <table:table-cell office:value-type="string">
            <text:p>旅館</text:p>
          </table:table-cell>
          <table:table-cell office:value-type="string">
            <text:p/>
          </table:table-cell>
          <table:table-cell office:value-type="string">
            <text:p>否</text:p>
          </table:table-cell>
          <table:table-cell office:value-type="string">
            <text:p>台北中山九昱希爾頓逸林酒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一段121巷1之1號,121巷1號1樓至14樓</text:p>
          </table:table-cell>
          <table:table-cell office:value-type="string">
            <text:p>02-66199999</text:p>
          </table:table-cell>
          <table:table-cell office:value-type="string">
            <text:p>02-66186888</text:p>
          </table:table-cell>
          <table:table-cell office:value-type="string">
            <text:p>105</text:p>
          </table:table-cell>
          <table:table-cell office:value-type="string">
            <text:p>taipeizhongshan_info@hilton.com</text:p>
          </table:table-cell>
          <table:table-cell office:value-type="string">
            <text:p/>
          </table:table-cell>
        </table:table-row>
        <table:table-row>
          <table:table-cell office:value-type="string">
            <text:p>2018-12-05</text:p>
          </table:table-cell>
          <table:table-cell office:value-type="string">
            <text:p>臺北市旅館676號</text:p>
          </table:table-cell>
          <table:table-cell office:value-type="string">
            <text:p>旅館</text:p>
          </table:table-cell>
          <table:table-cell office:value-type="string">
            <text:p/>
          </table:table-cell>
          <table:table-cell office:value-type="string">
            <text:p>否</text:p>
          </table:table-cell>
          <table:table-cell office:value-type="string">
            <text:p>天閣酒店台北劍潭</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基河路16之6號1樓至12樓</text:p>
          </table:table-cell>
          <table:table-cell office:value-type="string">
            <text:p>02-28862999</text:p>
          </table:table-cell>
          <table:table-cell office:value-type="string">
            <text:p>-</text:p>
          </table:table-cell>
          <table:table-cell office:value-type="string">
            <text:p>72</text:p>
          </table:table-cell>
          <table:table-cell office:value-type="string">
            <text:p>rsvn.jt@tango-hotels.com</text:p>
          </table:table-cell>
          <table:table-cell office:value-type="string">
            <text:p/>
          </table:table-cell>
        </table:table-row>
        <table:table-row>
          <table:table-cell office:value-type="string">
            <text:p>2018-12-03</text:p>
          </table:table-cell>
          <table:table-cell office:value-type="string">
            <text:p>臺北市旅館675號</text:p>
          </table:table-cell>
          <table:table-cell office:value-type="string">
            <text:p>旅館</text:p>
          </table:table-cell>
          <table:table-cell office:value-type="string">
            <text:p/>
          </table:table-cell>
          <table:table-cell office:value-type="string">
            <text:p>否</text:p>
          </table:table-cell>
          <table:table-cell office:value-type="string">
            <text:p>凱旋酒店</text:p>
          </table:table-cell>
          <table:table-cell office:value-type="string">
            <text:p>臺北市</text:p>
          </table:table-cell>
          <table:table-cell office:value-type="string">
            <text:p>內湖區</text:p>
          </table:table-cell>
          <table:table-cell office:value-type="string">
            <text:p>114</text:p>
          </table:table-cell>
          <table:table-cell office:value-type="string">
            <text:p>臺北市內湖區江南街55號3樓至9樓</text:p>
          </table:table-cell>
          <table:table-cell office:value-type="string">
            <text:p>02-87527888</text:p>
          </table:table-cell>
          <table:table-cell office:value-type="string">
            <text:p>02-87527889</text:p>
          </table:table-cell>
          <table:table-cell office:value-type="string">
            <text:p>88</text:p>
          </table:table-cell>
          <table:table-cell office:value-type="string">
            <text:p>fo@justpalacehotel.com.tw</text:p>
          </table:table-cell>
          <table:table-cell office:value-type="string">
            <text:p>http://www.justpalacehotel.com.tw</text:p>
          </table:table-cell>
        </table:table-row>
        <table:table-row>
          <table:table-cell office:value-type="string">
            <text:p>2018-11-27</text:p>
          </table:table-cell>
          <table:table-cell office:value-type="string">
            <text:p>臺北市旅館674號</text:p>
          </table:table-cell>
          <table:table-cell office:value-type="string">
            <text:p>旅館</text:p>
          </table:table-cell>
          <table:table-cell office:value-type="string">
            <text:p/>
          </table:table-cell>
          <table:table-cell office:value-type="string">
            <text:p>否</text:p>
          </table:table-cell>
          <table:table-cell office:value-type="string">
            <text:p>台北國泰萬怡酒店 </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民生東路三段6號地下1樓、1、2、14至20樓</text:p>
          </table:table-cell>
          <table:table-cell office:value-type="string">
            <text:p>02-77503377</text:p>
          </table:table-cell>
          <table:table-cell office:value-type="string">
            <text:p>02-77503311</text:p>
          </table:table-cell>
          <table:table-cell office:value-type="string">
            <text:p>227</text:p>
          </table:table-cell>
          <table:table-cell office:value-type="string">
            <text:p>petty.huang@courtyard.com</text:p>
          </table:table-cell>
          <table:table-cell office:value-type="string">
            <text:p>http://www.courtyardtaipeidowntown.com/</text:p>
          </table:table-cell>
        </table:table-row>
        <table:table-row>
          <table:table-cell office:value-type="string">
            <text:p>2018-11-05</text:p>
          </table:table-cell>
          <table:table-cell office:value-type="string">
            <text:p>臺北市旅館672號</text:p>
          </table:table-cell>
          <table:table-cell office:value-type="string">
            <text:p>旅館</text:p>
          </table:table-cell>
          <table:table-cell office:value-type="string">
            <text:p/>
          </table:table-cell>
          <table:table-cell office:value-type="string">
            <text:p>否</text:p>
          </table:table-cell>
          <table:table-cell office:value-type="string">
            <text:p>漫步1948</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太原路40、42、44號(1至4樓)</text:p>
          </table:table-cell>
          <table:table-cell office:value-type="string">
            <text:p>02-25588812</text:p>
          </table:table-cell>
          <table:table-cell office:value-type="string">
            <text:p>02-25588113</text:p>
          </table:table-cell>
          <table:table-cell office:value-type="string">
            <text:p>24</text:p>
          </table:table-cell>
          <table:table-cell office:value-type="string">
            <text:p>1948@staymeander.com</text:p>
          </table:table-cell>
          <table:table-cell office:value-type="string">
            <text:p>https://staymeander.com/</text:p>
          </table:table-cell>
        </table:table-row>
        <table:table-row>
          <table:table-cell office:value-type="string">
            <text:p>2018-10-24</text:p>
          </table:table-cell>
          <table:table-cell office:value-type="string">
            <text:p>臺北市旅館671號</text:p>
          </table:table-cell>
          <table:table-cell office:value-type="string">
            <text:p>旅館</text:p>
          </table:table-cell>
          <table:table-cell office:value-type="string">
            <text:p/>
          </table:table-cell>
          <table:table-cell office:value-type="string">
            <text:p>否</text:p>
          </table:table-cell>
          <table:table-cell office:value-type="string">
            <text:p>門埕青旅</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鄭州路21巷10號(1至3樓)</text:p>
          </table:table-cell>
          <table:table-cell office:value-type="string">
            <text:p>02-25585676</text:p>
          </table:table-cell>
          <table:table-cell office:value-type="string">
            <text:p>-</text:p>
          </table:table-cell>
          <table:table-cell office:value-type="string">
            <text:p>2</text:p>
          </table:table-cell>
          <table:table-cell office:value-type="string">
            <text:p>ti_hw@yahoo.com.tw</text:p>
          </table:table-cell>
          <table:table-cell office:value-type="string">
            <text:p/>
          </table:table-cell>
        </table:table-row>
        <table:table-row>
          <table:table-cell office:value-type="string">
            <text:p>2018-09-19</text:p>
          </table:table-cell>
          <table:table-cell office:value-type="string">
            <text:p>臺北市旅館669號</text:p>
          </table:table-cell>
          <table:table-cell office:value-type="string">
            <text:p>旅館</text:p>
          </table:table-cell>
          <table:table-cell office:value-type="string">
            <text:p/>
          </table:table-cell>
          <table:table-cell office:value-type="string">
            <text:p>否</text:p>
          </table:table-cell>
          <table:table-cell office:value-type="string">
            <text:p>皇家玫瑰旅館新生館</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新生南路一段103巷37號(1至5樓)</text:p>
          </table:table-cell>
          <table:table-cell office:value-type="string">
            <text:p>02-27522077</text:p>
          </table:table-cell>
          <table:table-cell office:value-type="string">
            <text:p>02-27520072</text:p>
          </table:table-cell>
          <table:table-cell office:value-type="string">
            <text:p>21</text:p>
          </table:table-cell>
          <table:table-cell office:value-type="string">
            <text:p>rose.hotel@msa.hinet.net</text:p>
          </table:table-cell>
          <table:table-cell office:value-type="string">
            <text:p>http://www.rosehotel.com.tw/tw/</text:p>
          </table:table-cell>
        </table:table-row>
        <table:table-row>
          <table:table-cell office:value-type="string">
            <text:p>2018-09-03</text:p>
          </table:table-cell>
          <table:table-cell office:value-type="string">
            <text:p>臺北市旅館668號</text:p>
          </table:table-cell>
          <table:table-cell office:value-type="string">
            <text:p>旅館</text:p>
          </table:table-cell>
          <table:table-cell office:value-type="string">
            <text:p/>
          </table:table-cell>
          <table:table-cell office:value-type="string">
            <text:p>否</text:p>
          </table:table-cell>
          <table:table-cell office:value-type="string">
            <text:p>九昱晴美 </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568號2至13樓，3樓之1、2、3、5、6至12樓之1、2、3、5、6，13樓之1</text:p>
          </table:table-cell>
          <table:table-cell office:value-type="string">
            <text:p>02-66080807</text:p>
          </table:table-cell>
          <table:table-cell office:value-type="string">
            <text:p>02-66087665</text:p>
          </table:table-cell>
          <table:table-cell office:value-type="string">
            <text:p>62</text:p>
          </table:table-cell>
          <table:table-cell office:value-type="string">
            <text:p>JolleyHotel@jolleyhotels.com</text:p>
          </table:table-cell>
          <table:table-cell office:value-type="string">
            <text:p>http://www.jolleyhotels.com/</text:p>
          </table:table-cell>
        </table:table-row>
        <table:table-row>
          <table:table-cell office:value-type="string">
            <text:p>2018-08-23</text:p>
          </table:table-cell>
          <table:table-cell office:value-type="string">
            <text:p>臺北市旅館667號</text:p>
          </table:table-cell>
          <table:table-cell office:value-type="string">
            <text:p>旅館</text:p>
          </table:table-cell>
          <table:table-cell office:value-type="string">
            <text:p/>
          </table:table-cell>
          <table:table-cell office:value-type="string">
            <text:p>否</text:p>
          </table:table-cell>
          <table:table-cell office:value-type="string">
            <text:p>正是旅館</text:p>
          </table:table-cell>
          <table:table-cell office:value-type="string">
            <text:p>臺北市</text:p>
          </table:table-cell>
          <table:table-cell office:value-type="string">
            <text:p>信義區</text:p>
          </table:table-cell>
          <table:table-cell office:value-type="string">
            <text:p>110</text:p>
          </table:table-cell>
          <table:table-cell office:value-type="string">
            <text:p>臺北市信義區基隆路一段182號1樓至7樓</text:p>
          </table:table-cell>
          <table:table-cell office:value-type="string">
            <text:p>02-23718230</text:p>
          </table:table-cell>
          <table:table-cell office:value-type="string">
            <text:p>02-2764-3123</text:p>
          </table:table-cell>
          <table:table-cell office:value-type="string">
            <text:p>18</text:p>
          </table:table-cell>
          <table:table-cell office:value-type="string">
            <text:p>info.tw@justinn.com.hk</text:p>
          </table:table-cell>
          <table:table-cell office:value-type="string">
            <text:p/>
          </table:table-cell>
        </table:table-row>
        <table:table-row>
          <table:table-cell office:value-type="string">
            <text:p>2018-08-15</text:p>
          </table:table-cell>
          <table:table-cell office:value-type="string">
            <text:p>臺北市旅館666號</text:p>
          </table:table-cell>
          <table:table-cell office:value-type="string">
            <text:p>旅館</text:p>
          </table:table-cell>
          <table:table-cell office:value-type="string">
            <text:p/>
          </table:table-cell>
          <table:table-cell office:value-type="string">
            <text:p>否</text:p>
          </table:table-cell>
          <table:table-cell office:value-type="string">
            <text:p>拉開門輕旅</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紹興北街8號4樓之1至4樓之3</text:p>
          </table:table-cell>
          <table:table-cell office:value-type="string">
            <text:p>02-66044400</text:p>
          </table:table-cell>
          <table:table-cell office:value-type="string">
            <text:p>-</text:p>
          </table:table-cell>
          <table:table-cell office:value-type="string">
            <text:p>6</text:p>
          </table:table-cell>
          <table:table-cell office:value-type="string">
            <text:p>lepassage8@gmail.com</text:p>
          </table:table-cell>
          <table:table-cell office:value-type="string">
            <text:p/>
          </table:table-cell>
        </table:table-row>
        <table:table-row>
          <table:table-cell office:value-type="string">
            <text:p>2018-07-27</text:p>
          </table:table-cell>
          <table:table-cell office:value-type="string">
            <text:p>臺北市旅館665號</text:p>
          </table:table-cell>
          <table:table-cell office:value-type="string">
            <text:p>旅館</text:p>
          </table:table-cell>
          <table:table-cell office:value-type="string">
            <text:p/>
          </table:table-cell>
          <table:table-cell office:value-type="string">
            <text:p>否</text:p>
          </table:table-cell>
          <table:table-cell office:value-type="string">
            <text:p>沃客汽車旅館</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承德路七段236號</text:p>
          </table:table-cell>
          <table:table-cell office:value-type="string">
            <text:p>02-28226666</text:p>
          </table:table-cell>
          <table:table-cell office:value-type="string">
            <text:p>02-28261256</text:p>
          </table:table-cell>
          <table:table-cell office:value-type="string">
            <text:p>63</text:p>
          </table:table-cell>
          <table:table-cell office:value-type="string">
            <text:p>walker20180525@yahoo.com.tw</text:p>
          </table:table-cell>
          <table:table-cell office:value-type="string">
            <text:p/>
          </table:table-cell>
        </table:table-row>
        <table:table-row>
          <table:table-cell office:value-type="string">
            <text:p>2018-07-26</text:p>
          </table:table-cell>
          <table:table-cell office:value-type="string">
            <text:p>臺北市旅館664號</text:p>
          </table:table-cell>
          <table:table-cell office:value-type="string">
            <text:p>旅館</text:p>
          </table:table-cell>
          <table:table-cell office:value-type="string">
            <text:p/>
          </table:table-cell>
          <table:table-cell office:value-type="string">
            <text:p>否</text:p>
          </table:table-cell>
          <table:table-cell office:value-type="string">
            <text:p>懷特豪斯青年旅舍</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南京東路五段123巷1號1至4樓、1之1號2至4樓、1之2號2至4樓</text:p>
          </table:table-cell>
          <table:table-cell office:value-type="string">
            <text:p>02-37656578</text:p>
          </table:table-cell>
          <table:table-cell office:value-type="string">
            <text:p>-</text:p>
          </table:table-cell>
          <table:table-cell office:value-type="string">
            <text:p>38</text:p>
          </table:table-cell>
          <table:table-cell office:value-type="string">
            <text:p>service@jiizu.com</text:p>
          </table:table-cell>
          <table:table-cell office:value-type="string">
            <text:p>https://www.facebook.com/hosteljiizu</text:p>
          </table:table-cell>
        </table:table-row>
        <table:table-row>
          <table:table-cell office:value-type="string">
            <text:p>2018-07-24</text:p>
          </table:table-cell>
          <table:table-cell office:value-type="string">
            <text:p>交觀宿字第1471號</text:p>
          </table:table-cell>
          <table:table-cell office:value-type="string">
            <text:p>一般觀光旅館</text:p>
          </table:table-cell>
          <table:table-cell office:value-type="string">
            <text:p/>
          </table:table-cell>
          <table:table-cell office:value-type="string">
            <text:p>否</text:p>
          </table:table-cell>
          <table:table-cell office:value-type="string">
            <text:p>義華酒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樂群二路197號</text:p>
          </table:table-cell>
          <table:table-cell office:value-type="string">
            <text:p>02-85029988</text:p>
          </table:table-cell>
          <table:table-cell office:value-type="string">
            <text:p>02-21757926</text:p>
          </table:table-cell>
          <table:table-cell office:value-type="string">
            <text:p>149</text:p>
          </table:table-cell>
          <table:table-cell office:value-type="string">
            <text:p>annie.chang@taipeimarriott.com.tw</text:p>
          </table:table-cell>
          <table:table-cell office:value-type="string">
            <text:p>http://www.yihuahotel.com.tw/</text:p>
          </table:table-cell>
        </table:table-row>
        <table:table-row>
          <table:table-cell office:value-type="string">
            <text:p>2018-07-24</text:p>
          </table:table-cell>
          <table:table-cell office:value-type="string">
            <text:p>臺北市旅館663號</text:p>
          </table:table-cell>
          <table:table-cell office:value-type="string">
            <text:p>旅館</text:p>
          </table:table-cell>
          <table:table-cell office:value-type="string">
            <text:p/>
          </table:table-cell>
          <table:table-cell office:value-type="string">
            <text:p>否</text:p>
          </table:table-cell>
          <table:table-cell office:value-type="string">
            <text:p>五月家青旅 北車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西路一段122號6樓</text:p>
          </table:table-cell>
          <table:table-cell office:value-type="string">
            <text:p>02-23822929</text:p>
          </table:table-cell>
          <table:table-cell office:value-type="string">
            <text:p>02-23702929</text:p>
          </table:table-cell>
          <table:table-cell office:value-type="string">
            <text:p>5</text:p>
          </table:table-cell>
          <table:table-cell office:value-type="string">
            <text:p>mayrooms.tms@gmail.com</text:p>
          </table:table-cell>
          <table:table-cell office:value-type="string">
            <text:p>https://mayrooms.info/main-station/</text:p>
          </table:table-cell>
        </table:table-row>
        <table:table-row>
          <table:table-cell office:value-type="string">
            <text:p>2018-07-20</text:p>
          </table:table-cell>
          <table:table-cell office:value-type="string">
            <text:p>臺北市旅館662號</text:p>
          </table:table-cell>
          <table:table-cell office:value-type="string">
            <text:p>旅館</text:p>
          </table:table-cell>
          <table:table-cell office:value-type="string">
            <text:p/>
          </table:table-cell>
          <table:table-cell office:value-type="string">
            <text:p>否</text:p>
          </table:table-cell>
          <table:table-cell office:value-type="string">
            <text:p>陽明山美國渡假村</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凱旋路69號、71號及61巷2弄6至10號</text:p>
          </table:table-cell>
          <table:table-cell office:value-type="string">
            <text:p>02-28623232</text:p>
          </table:table-cell>
          <table:table-cell office:value-type="string">
            <text:p>02-28616996</text:p>
          </table:table-cell>
          <table:table-cell office:value-type="string">
            <text:p>28</text:p>
          </table:table-cell>
          <table:table-cell office:value-type="string">
            <text:p>hectorch33@gmail.com</text:p>
          </table:table-cell>
          <table:table-cell office:value-type="string">
            <text:p/>
          </table:table-cell>
        </table:table-row>
        <table:table-row>
          <table:table-cell office:value-type="string">
            <text:p>2018-07-05</text:p>
          </table:table-cell>
          <table:table-cell office:value-type="string">
            <text:p>臺北市旅館661號</text:p>
          </table:table-cell>
          <table:table-cell office:value-type="string">
            <text:p>旅館</text:p>
          </table:table-cell>
          <table:table-cell office:value-type="string">
            <text:p/>
          </table:table-cell>
          <table:table-cell office:value-type="string">
            <text:p>否</text:p>
          </table:table-cell>
          <table:table-cell office:value-type="string">
            <text:p>宜家居商旅</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中和街40號3樓及3樓之1</text:p>
          </table:table-cell>
          <table:table-cell office:value-type="string">
            <text:p>02-28910502</text:p>
          </table:table-cell>
          <table:table-cell office:value-type="string">
            <text:p>02-28911415</text:p>
          </table:table-cell>
          <table:table-cell office:value-type="string">
            <text:p>39</text:p>
          </table:table-cell>
          <table:table-cell office:value-type="string">
            <text:p>ejiasweethome@yahoo.com.tw</text:p>
          </table:table-cell>
          <table:table-cell office:value-type="string">
            <text:p>http://www.e-jia.com.tw</text:p>
          </table:table-cell>
        </table:table-row>
        <table:table-row>
          <table:table-cell office:value-type="string">
            <text:p>2018-07-03</text:p>
          </table:table-cell>
          <table:table-cell office:value-type="string">
            <text:p>臺北市旅館659號</text:p>
          </table:table-cell>
          <table:table-cell office:value-type="string">
            <text:p>旅館</text:p>
          </table:table-cell>
          <table:table-cell office:value-type="string">
            <text:p/>
          </table:table-cell>
          <table:table-cell office:value-type="string">
            <text:p>否</text:p>
          </table:table-cell>
          <table:table-cell office:value-type="string">
            <text:p>城鄉旅坊台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松江路95之1號4樓</text:p>
          </table:table-cell>
          <table:table-cell office:value-type="string">
            <text:p>02-25029955</text:p>
          </table:table-cell>
          <table:table-cell office:value-type="string">
            <text:p>02-25021997</text:p>
          </table:table-cell>
          <table:table-cell office:value-type="string">
            <text:p>11</text:p>
          </table:table-cell>
          <table:table-cell office:value-type="string">
            <text:p>lufang951@gmail.com</text:p>
          </table:table-cell>
          <table:table-cell office:value-type="string">
            <text:p>https://www.facebook.com/share/JGKz9czWyb1MPuiN/?mibextid=LQQJ4d</text:p>
          </table:table-cell>
        </table:table-row>
        <table:table-row>
          <table:table-cell office:value-type="string">
            <text:p>2018-06-27</text:p>
          </table:table-cell>
          <table:table-cell office:value-type="string">
            <text:p>臺北市旅館657號</text:p>
          </table:table-cell>
          <table:table-cell office:value-type="string">
            <text:p>旅館</text:p>
          </table:table-cell>
          <table:table-cell office:value-type="string">
            <text:p/>
          </table:table-cell>
          <table:table-cell office:value-type="string">
            <text:p>否</text:p>
          </table:table-cell>
          <table:table-cell office:value-type="string">
            <text:p>天成文旅 華山町</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東路二段79號（1-3樓）</text:p>
          </table:table-cell>
          <table:table-cell office:value-type="string">
            <text:p>02-23515188</text:p>
          </table:table-cell>
          <table:table-cell office:value-type="string">
            <text:p>02-23515678</text:p>
          </table:table-cell>
          <table:table-cell office:value-type="string">
            <text:p>72</text:p>
          </table:table-cell>
          <table:table-cell office:value-type="string">
            <text:p>pei.huang@cosmos-hotel.com.tw</text:p>
          </table:table-cell>
          <table:table-cell office:value-type="string">
            <text:p>http://www.huashandin.com.tw</text:p>
          </table:table-cell>
        </table:table-row>
        <table:table-row>
          <table:table-cell office:value-type="string">
            <text:p>2018-06-26</text:p>
          </table:table-cell>
          <table:table-cell office:value-type="string">
            <text:p>臺北市旅館656號</text:p>
          </table:table-cell>
          <table:table-cell office:value-type="string">
            <text:p>旅館</text:p>
          </table:table-cell>
          <table:table-cell office:value-type="string">
            <text:p/>
          </table:table-cell>
          <table:table-cell office:value-type="string">
            <text:p>否</text:p>
          </table:table-cell>
          <table:table-cell office:value-type="string">
            <text:p>台北士林萬麗酒店</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中山北路五段470巷8號</text:p>
          </table:table-cell>
          <table:table-cell office:value-type="string">
            <text:p>02-88612389</text:p>
          </table:table-cell>
          <table:table-cell office:value-type="string">
            <text:p>02-88613858</text:p>
          </table:table-cell>
          <table:table-cell office:value-type="string">
            <text:p>104</text:p>
          </table:table-cell>
          <table:table-cell office:value-type="string">
            <text:p/>
          </table:table-cell>
          <table:table-cell office:value-type="string">
            <text:p/>
          </table:table-cell>
        </table:table-row>
        <table:table-row>
          <table:table-cell office:value-type="string">
            <text:p>2018-06-20</text:p>
          </table:table-cell>
          <table:table-cell office:value-type="string">
            <text:p>臺北市旅館655號</text:p>
          </table:table-cell>
          <table:table-cell office:value-type="string">
            <text:p>旅館</text:p>
          </table:table-cell>
          <table:table-cell office:value-type="string">
            <text:p/>
          </table:table-cell>
          <table:table-cell office:value-type="string">
            <text:p>否</text:p>
          </table:table-cell>
          <table:table-cell office:value-type="string">
            <text:p>果芒驛站旅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西路一段50號23樓之18 </text:p>
          </table:table-cell>
          <table:table-cell office:value-type="string">
            <text:p>02-23706808</text:p>
          </table:table-cell>
          <table:table-cell office:value-type="string">
            <text:p>02-23706807</text:p>
          </table:table-cell>
          <table:table-cell office:value-type="string">
            <text:p>2</text:p>
          </table:table-cell>
          <table:table-cell office:value-type="string">
            <text:p>mangostiontw@gmail.com</text:p>
          </table:table-cell>
          <table:table-cell office:value-type="string">
            <text:p>https://mango-hotel.com</text:p>
          </table:table-cell>
        </table:table-row>
        <table:table-row>
          <table:table-cell office:value-type="string">
            <text:p>2018-06-04</text:p>
          </table:table-cell>
          <table:table-cell office:value-type="string">
            <text:p>臺北市旅館654號</text:p>
          </table:table-cell>
          <table:table-cell office:value-type="string">
            <text:p>旅館</text:p>
          </table:table-cell>
          <table:table-cell office:value-type="string">
            <text:p/>
          </table:table-cell>
          <table:table-cell office:value-type="string">
            <text:p>否</text:p>
          </table:table-cell>
          <table:table-cell office:value-type="string">
            <text:p>福爾摩莎北驛旅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漢口街1段45號2、4樓及47號2樓</text:p>
          </table:table-cell>
          <table:table-cell office:value-type="string">
            <text:p>02-23816089</text:p>
          </table:table-cell>
          <table:table-cell office:value-type="string">
            <text:p>02-23701256</text:p>
          </table:table-cell>
          <table:table-cell office:value-type="string">
            <text:p>41</text:p>
          </table:table-cell>
          <table:table-cell office:value-type="string">
            <text:p>formosa101main@gmail.com</text:p>
          </table:table-cell>
          <table:table-cell office:value-type="string">
            <text:p>https://www.hostelformosa.com</text:p>
          </table:table-cell>
        </table:table-row>
        <table:table-row>
          <table:table-cell office:value-type="string">
            <text:p>2018-05-07</text:p>
          </table:table-cell>
          <table:table-cell office:value-type="string">
            <text:p>臺北市旅館652號</text:p>
          </table:table-cell>
          <table:table-cell office:value-type="string">
            <text:p>旅館</text:p>
          </table:table-cell>
          <table:table-cell office:value-type="string">
            <text:p/>
          </table:table-cell>
          <table:table-cell office:value-type="string">
            <text:p>否</text:p>
          </table:table-cell>
          <table:table-cell office:value-type="string">
            <text:p>苓旅松山小巨蛋館</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八德路三段2號14樓 </text:p>
          </table:table-cell>
          <table:table-cell office:value-type="string">
            <text:p>0977-694944</text:p>
          </table:table-cell>
          <table:table-cell office:value-type="string">
            <text:p>-</text:p>
          </table:table-cell>
          <table:table-cell office:value-type="string">
            <text:p>34</text:p>
          </table:table-cell>
          <table:table-cell office:value-type="string">
            <text:p>lininntpan@gmail.com</text:p>
          </table:table-cell>
          <table:table-cell office:value-type="string">
            <text:p/>
          </table:table-cell>
        </table:table-row>
        <table:table-row>
          <table:table-cell office:value-type="string">
            <text:p>2018-04-30</text:p>
          </table:table-cell>
          <table:table-cell office:value-type="string">
            <text:p>臺北市旅館651號</text:p>
          </table:table-cell>
          <table:table-cell office:value-type="string">
            <text:p>旅館</text:p>
          </table:table-cell>
          <table:table-cell office:value-type="string">
            <text:p/>
          </table:table-cell>
          <table:table-cell office:value-type="string">
            <text:p>否</text:p>
          </table:table-cell>
          <table:table-cell office:value-type="string">
            <text:p>台北宿之酒店．臻品之選</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環河南路一段51號2至14樓</text:p>
          </table:table-cell>
          <table:table-cell office:value-type="string">
            <text:p>02-23755511</text:p>
          </table:table-cell>
          <table:table-cell office:value-type="string">
            <text:p>02-7711</text:p>
          </table:table-cell>
          <table:table-cell office:value-type="string">
            <text:p>87</text:p>
          </table:table-cell>
          <table:table-cell office:value-type="string">
            <text:p>guest@suz.mobi</text:p>
          </table:table-cell>
          <table:table-cell office:value-type="string">
            <text:p>https://www.suz.mobi/</text:p>
          </table:table-cell>
        </table:table-row>
        <table:table-row>
          <table:table-cell office:value-type="string">
            <text:p>2018-04-19</text:p>
          </table:table-cell>
          <table:table-cell office:value-type="string">
            <text:p>臺北市旅館650號</text:p>
          </table:table-cell>
          <table:table-cell office:value-type="string">
            <text:p>旅館</text:p>
          </table:table-cell>
          <table:table-cell office:value-type="string">
            <text:p/>
          </table:table-cell>
          <table:table-cell office:value-type="string">
            <text:p>否</text:p>
          </table:table-cell>
          <table:table-cell office:value-type="string">
            <text:p>米窩飯店-大安</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忠孝東路四段107號7樓、7樓之2</text:p>
          </table:table-cell>
          <table:table-cell office:value-type="string">
            <text:p>02-27520006</text:p>
          </table:table-cell>
          <table:table-cell office:value-type="string">
            <text:p>02-27754300</text:p>
          </table:table-cell>
          <table:table-cell office:value-type="string">
            <text:p>20</text:p>
          </table:table-cell>
          <table:table-cell office:value-type="string">
            <text:p>happinessmeworld@gmail.com</text:p>
          </table:table-cell>
          <table:table-cell office:value-type="string">
            <text:p>https://taiwanstay.net.tw/</text:p>
          </table:table-cell>
        </table:table-row>
        <table:table-row>
          <table:table-cell office:value-type="string">
            <text:p>2018-03-22</text:p>
          </table:table-cell>
          <table:table-cell office:value-type="string">
            <text:p>臺北市旅館649號</text:p>
          </table:table-cell>
          <table:table-cell office:value-type="string">
            <text:p>旅館</text:p>
          </table:table-cell>
          <table:table-cell office:value-type="string">
            <text:p/>
          </table:table-cell>
          <table:table-cell office:value-type="string">
            <text:p>否</text:p>
          </table:table-cell>
          <table:table-cell office:value-type="string">
            <text:p>吉泰旅店</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大東路93號1至4樓</text:p>
          </table:table-cell>
          <table:table-cell office:value-type="string">
            <text:p>02-28822278</text:p>
          </table:table-cell>
          <table:table-cell office:value-type="string">
            <text:p>02-28822702</text:p>
          </table:table-cell>
          <table:table-cell office:value-type="string">
            <text:p>19</text:p>
          </table:table-cell>
          <table:table-cell office:value-type="string">
            <text:p>greatt93service@gmail.com</text:p>
          </table:table-cell>
          <table:table-cell office:value-type="string">
            <text:p>http://www.greatt93.com/</text:p>
          </table:table-cell>
        </table:table-row>
        <table:table-row>
          <table:table-cell office:value-type="string">
            <text:p>2018-03-08</text:p>
          </table:table-cell>
          <table:table-cell office:value-type="string">
            <text:p>臺北市旅館648號</text:p>
          </table:table-cell>
          <table:table-cell office:value-type="string">
            <text:p>旅館</text:p>
          </table:table-cell>
          <table:table-cell office:value-type="string">
            <text:p/>
          </table:table-cell>
          <table:table-cell office:value-type="string">
            <text:p>否</text:p>
          </table:table-cell>
          <table:table-cell office:value-type="string">
            <text:p>木文陶喜時尚旅館</text:p>
          </table:table-cell>
          <table:table-cell office:value-type="string">
            <text:p>臺北市</text:p>
          </table:table-cell>
          <table:table-cell office:value-type="string">
            <text:p>信義區</text:p>
          </table:table-cell>
          <table:table-cell office:value-type="string">
            <text:p>110</text:p>
          </table:table-cell>
          <table:table-cell office:value-type="string">
            <text:p>臺北市信義區基隆路一段155號2樓之2、2樓之3</text:p>
          </table:table-cell>
          <table:table-cell office:value-type="string">
            <text:p>02-27494698</text:p>
          </table:table-cell>
          <table:table-cell office:value-type="string">
            <text:p>02-27494697</text:p>
          </table:table-cell>
          <table:table-cell office:value-type="string">
            <text:p>15</text:p>
          </table:table-cell>
          <table:table-cell office:value-type="string">
            <text:p>f.w103513@yahoo.com.tw</text:p>
          </table:table-cell>
          <table:table-cell office:value-type="string">
            <text:p>http://www.mtaipeihotel.com</text:p>
          </table:table-cell>
        </table:table-row>
        <table:table-row>
          <table:table-cell office:value-type="string">
            <text:p>2018-02-06</text:p>
          </table:table-cell>
          <table:table-cell office:value-type="string">
            <text:p>臺北市旅館647號</text:p>
          </table:table-cell>
          <table:table-cell office:value-type="string">
            <text:p>旅館</text:p>
          </table:table-cell>
          <table:table-cell office:value-type="string">
            <text:p/>
          </table:table-cell>
          <table:table-cell office:value-type="string">
            <text:p>否</text:p>
          </table:table-cell>
          <table:table-cell office:value-type="string">
            <text:p>謙匯普樂室行旅</text:p>
          </table:table-cell>
          <table:table-cell office:value-type="string">
            <text:p>臺北市</text:p>
          </table:table-cell>
          <table:table-cell office:value-type="string">
            <text:p>信義區</text:p>
          </table:table-cell>
          <table:table-cell office:value-type="string">
            <text:p>110</text:p>
          </table:table-cell>
          <table:table-cell office:value-type="string">
            <text:p>臺北市信義區信義路5段109號地下1樓</text:p>
          </table:table-cell>
          <table:table-cell office:value-type="string">
            <text:p>02-87864188</text:p>
          </table:table-cell>
          <table:table-cell office:value-type="string">
            <text:p>02-87867665</text:p>
          </table:table-cell>
          <table:table-cell office:value-type="string">
            <text:p>40</text:p>
          </table:table-cell>
          <table:table-cell office:value-type="string">
            <text:p>goodhotel101@gmail.com</text:p>
          </table:table-cell>
          <table:table-cell office:value-type="string">
            <text:p/>
          </table:table-cell>
        </table:table-row>
        <table:table-row>
          <table:table-cell office:value-type="string">
            <text:p>2018-01-30</text:p>
          </table:table-cell>
          <table:table-cell office:value-type="string">
            <text:p>臺北市旅館646號</text:p>
          </table:table-cell>
          <table:table-cell office:value-type="string">
            <text:p>旅館</text:p>
          </table:table-cell>
          <table:table-cell office:value-type="string">
            <text:p/>
          </table:table-cell>
          <table:table-cell office:value-type="string">
            <text:p>否</text:p>
          </table:table-cell>
          <table:table-cell office:value-type="string">
            <text:p>台北五號商旅</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延平南路160之5號(1樓至4樓)</text:p>
          </table:table-cell>
          <table:table-cell office:value-type="string">
            <text:p>02-23883067</text:p>
          </table:table-cell>
          <table:table-cell office:value-type="string">
            <text:p>-</text:p>
          </table:table-cell>
          <table:table-cell office:value-type="string">
            <text:p>6</text:p>
          </table:table-cell>
          <table:table-cell office:value-type="string">
            <text:p>chezbussy@gmail.com</text:p>
          </table:table-cell>
          <table:table-cell office:value-type="string">
            <text:p/>
          </table:table-cell>
        </table:table-row>
        <table:table-row>
          <table:table-cell office:value-type="string">
            <text:p>2018-01-09</text:p>
          </table:table-cell>
          <table:table-cell office:value-type="string">
            <text:p>臺北市旅館644號</text:p>
          </table:table-cell>
          <table:table-cell office:value-type="string">
            <text:p>旅館</text:p>
          </table:table-cell>
          <table:table-cell office:value-type="string">
            <text:p/>
          </table:table-cell>
          <table:table-cell office:value-type="string">
            <text:p>否</text:p>
          </table:table-cell>
          <table:table-cell office:value-type="string">
            <text:p>睡覺盒子旅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衡陽路34號1樓及36號地下之1、地下之2</text:p>
          </table:table-cell>
          <table:table-cell office:value-type="string">
            <text:p>02-55713712</text:p>
          </table:table-cell>
          <table:table-cell office:value-type="string">
            <text:p>02-23884192</text:p>
          </table:table-cell>
          <table:table-cell office:value-type="string">
            <text:p>41</text:p>
          </table:table-cell>
          <table:table-cell office:value-type="string">
            <text:p>sleepboxhostel@gmail.com</text:p>
          </table:table-cell>
          <table:table-cell office:value-type="string">
            <text:p/>
          </table:table-cell>
        </table:table-row>
        <table:table-row>
          <table:table-cell office:value-type="string">
            <text:p>2018-01-08</text:p>
          </table:table-cell>
          <table:table-cell office:value-type="string">
            <text:p>臺北市旅館643號</text:p>
          </table:table-cell>
          <table:table-cell office:value-type="string">
            <text:p>旅館</text:p>
          </table:table-cell>
          <table:table-cell office:value-type="string">
            <text:p/>
          </table:table-cell>
          <table:table-cell office:value-type="string">
            <text:p>否</text:p>
          </table:table-cell>
          <table:table-cell office:value-type="string">
            <text:p>泊居旅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96號3樓、3樓之1 </text:p>
          </table:table-cell>
          <table:table-cell office:value-type="string">
            <text:p>02-25417766</text:p>
          </table:table-cell>
          <table:table-cell office:value-type="string">
            <text:p>02-25417733</text:p>
          </table:table-cell>
          <table:table-cell office:value-type="string">
            <text:p>14</text:p>
          </table:table-cell>
          <table:table-cell office:value-type="string">
            <text:p>kk6659@yahoo.com.tw</text:p>
          </table:table-cell>
          <table:table-cell office:value-type="string">
            <text:p>https://oursinn.hexa.tw/</text:p>
          </table:table-cell>
        </table:table-row>
        <table:table-row>
          <table:table-cell office:value-type="string">
            <text:p>2018-01-04</text:p>
          </table:table-cell>
          <table:table-cell office:value-type="string">
            <text:p>臺北市旅館641號</text:p>
          </table:table-cell>
          <table:table-cell office:value-type="string">
            <text:p>旅館</text:p>
          </table:table-cell>
          <table:table-cell office:value-type="string">
            <text:p/>
          </table:table-cell>
          <table:table-cell office:value-type="string">
            <text:p>否</text:p>
          </table:table-cell>
          <table:table-cell office:value-type="string">
            <text:p>慶爾喜旅館長沙一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長沙街二段11號2樓</text:p>
          </table:table-cell>
          <table:table-cell office:value-type="string">
            <text:p>02-77309920</text:p>
          </table:table-cell>
          <table:table-cell office:value-type="string">
            <text:p>02-23831813</text:p>
          </table:table-cell>
          <table:table-cell office:value-type="string">
            <text:p>15</text:p>
          </table:table-cell>
          <table:table-cell office:value-type="string">
            <text:p>no.406girl@gmail.com</text:p>
          </table:table-cell>
          <table:table-cell office:value-type="string">
            <text:p/>
          </table:table-cell>
        </table:table-row>
        <table:table-row>
          <table:table-cell office:value-type="string">
            <text:p>2018-01-04</text:p>
          </table:table-cell>
          <table:table-cell office:value-type="string">
            <text:p>臺北市旅館642號</text:p>
          </table:table-cell>
          <table:table-cell office:value-type="string">
            <text:p>旅館</text:p>
          </table:table-cell>
          <table:table-cell office:value-type="string">
            <text:p/>
          </table:table-cell>
          <table:table-cell office:value-type="string">
            <text:p>否</text:p>
          </table:table-cell>
          <table:table-cell office:value-type="string">
            <text:p>慶爾喜旅館長沙二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長沙街二段11號3樓之1</text:p>
          </table:table-cell>
          <table:table-cell office:value-type="string">
            <text:p>02-77309920</text:p>
          </table:table-cell>
          <table:table-cell office:value-type="string">
            <text:p>02-23831813</text:p>
          </table:table-cell>
          <table:table-cell office:value-type="string">
            <text:p>6</text:p>
          </table:table-cell>
          <table:table-cell office:value-type="string">
            <text:p>no.406girl@gmail.com</text:p>
          </table:table-cell>
          <table:table-cell office:value-type="string">
            <text:p/>
          </table:table-cell>
        </table:table-row>
        <table:table-row>
          <table:table-cell office:value-type="string">
            <text:p>2017-12-26</text:p>
          </table:table-cell>
          <table:table-cell office:value-type="string">
            <text:p>臺北市旅館640號</text:p>
          </table:table-cell>
          <table:table-cell office:value-type="string">
            <text:p>旅館</text:p>
          </table:table-cell>
          <table:table-cell office:value-type="string">
            <text:p/>
          </table:table-cell>
          <table:table-cell office:value-type="string">
            <text:p>否</text:p>
          </table:table-cell>
          <table:table-cell office:value-type="string">
            <text:p>城市商旅 北門館</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長安西路265號1至6樓及267號1至6樓</text:p>
          </table:table-cell>
          <table:table-cell office:value-type="string">
            <text:p>02-25525777</text:p>
          </table:table-cell>
          <table:table-cell office:value-type="string">
            <text:p>02-25522255</text:p>
          </table:table-cell>
          <table:table-cell office:value-type="string">
            <text:p>65</text:p>
          </table:table-cell>
          <table:table-cell office:value-type="string">
            <text:p>information.bm@citysuites.com.tw</text:p>
          </table:table-cell>
          <table:table-cell office:value-type="string">
            <text:p>https://www.citysuites.com.tw/zh-tw/%E5%8F%B0%E5%8C%97%E5%8C%97%E9%96%80%E9%A4%A8/About</text:p>
          </table:table-cell>
        </table:table-row>
        <table:table-row>
          <table:table-cell office:value-type="string">
            <text:p>2017-12-06</text:p>
          </table:table-cell>
          <table:table-cell office:value-type="string">
            <text:p>臺北市旅館638號</text:p>
          </table:table-cell>
          <table:table-cell office:value-type="string">
            <text:p>旅館</text:p>
          </table:table-cell>
          <table:table-cell office:value-type="string">
            <text:p/>
          </table:table-cell>
          <table:table-cell office:value-type="string">
            <text:p>是</text:p>
          </table:table-cell>
          <table:table-cell office:value-type="string">
            <text:p>智慧環境會館-菁山遊憩區</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菁山路101巷71弄16號</text:p>
          </table:table-cell>
          <table:table-cell office:value-type="string">
            <text:p>02-28625116</text:p>
          </table:table-cell>
          <table:table-cell office:value-type="string">
            <text:p>02-2862</text:p>
          </table:table-cell>
          <table:table-cell office:value-type="string">
            <text:p>17</text:p>
          </table:table-cell>
          <table:table-cell office:value-type="string">
            <text:p>starfountain2016@gmail.com</text:p>
          </table:table-cell>
          <table:table-cell office:value-type="string">
            <text:p>http://www.star-fountain.com</text:p>
          </table:table-cell>
        </table:table-row>
        <table:table-row>
          <table:table-cell office:value-type="string">
            <text:p>2017-11-06</text:p>
          </table:table-cell>
          <table:table-cell office:value-type="string">
            <text:p>臺北市旅館636號</text:p>
          </table:table-cell>
          <table:table-cell office:value-type="string">
            <text:p>旅館</text:p>
          </table:table-cell>
          <table:table-cell office:value-type="string">
            <text:p/>
          </table:table-cell>
          <table:table-cell office:value-type="string">
            <text:p>否</text:p>
          </table:table-cell>
          <table:table-cell office:value-type="string">
            <text:p>合星旅館</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忠孝東路四段147巷5號3樓</text:p>
          </table:table-cell>
          <table:table-cell office:value-type="string">
            <text:p>02-27218225</text:p>
          </table:table-cell>
          <table:table-cell office:value-type="string">
            <text:p>02-25562026</text:p>
          </table:table-cell>
          <table:table-cell office:value-type="string">
            <text:p>18</text:p>
          </table:table-cell>
          <table:table-cell office:value-type="string">
            <text:p>starhosteleast@gmail.com</text:p>
          </table:table-cell>
          <table:table-cell office:value-type="string">
            <text:p>https://www.starhosteleast.com/</text:p>
          </table:table-cell>
        </table:table-row>
        <table:table-row>
          <table:table-cell office:value-type="string">
            <text:p>2017-11-01</text:p>
          </table:table-cell>
          <table:table-cell office:value-type="string">
            <text:p>臺北市旅館635號</text:p>
          </table:table-cell>
          <table:table-cell office:value-type="string">
            <text:p>旅館</text:p>
          </table:table-cell>
          <table:table-cell office:value-type="string">
            <text:p/>
          </table:table-cell>
          <table:table-cell office:value-type="string">
            <text:p>否</text:p>
          </table:table-cell>
          <table:table-cell office:value-type="string">
            <text:p>和昌商務旅館台北西門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桂林路24號1-5樓</text:p>
          </table:table-cell>
          <table:table-cell office:value-type="string">
            <text:p>02-23088828</text:p>
          </table:table-cell>
          <table:table-cell office:value-type="string">
            <text:p>02-23029311</text:p>
          </table:table-cell>
          <table:table-cell office:value-type="string">
            <text:p>16</text:p>
          </table:table-cell>
          <table:table-cell office:value-type="string">
            <text:p>ximensunrise@gmail.com</text:p>
          </table:table-cell>
          <table:table-cell office:value-type="string">
            <text:p/>
          </table:table-cell>
        </table:table-row>
        <table:table-row>
          <table:table-cell office:value-type="string">
            <text:p>2017-10-23</text:p>
          </table:table-cell>
          <table:table-cell office:value-type="string">
            <text:p>臺北市旅館634號</text:p>
          </table:table-cell>
          <table:table-cell office:value-type="string">
            <text:p>旅館</text:p>
          </table:table-cell>
          <table:table-cell office:value-type="string">
            <text:p/>
          </table:table-cell>
          <table:table-cell office:value-type="string">
            <text:p>否</text:p>
          </table:table-cell>
          <table:table-cell office:value-type="string">
            <text:p>漫映旅舍</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吉林路32號1-5樓</text:p>
          </table:table-cell>
          <table:table-cell office:value-type="string">
            <text:p>02-25222111</text:p>
          </table:table-cell>
          <table:table-cell office:value-type="string">
            <text:p>02-25315567</text:p>
          </table:table-cell>
          <table:table-cell office:value-type="string">
            <text:p>14</text:p>
          </table:table-cell>
          <table:table-cell office:value-type="string">
            <text:p>slowtown32@gmail.com</text:p>
          </table:table-cell>
          <table:table-cell office:value-type="string">
            <text:p>https://www.cchotel.com.tw/</text:p>
          </table:table-cell>
        </table:table-row>
        <table:table-row>
          <table:table-cell office:value-type="string">
            <text:p>2017-10-11</text:p>
          </table:table-cell>
          <table:table-cell office:value-type="string">
            <text:p>臺北市旅館633號</text:p>
          </table:table-cell>
          <table:table-cell office:value-type="string">
            <text:p>旅館</text:p>
          </table:table-cell>
          <table:table-cell office:value-type="string">
            <text:p/>
          </table:table-cell>
          <table:table-cell office:value-type="string">
            <text:p>否</text:p>
          </table:table-cell>
          <table:table-cell office:value-type="string">
            <text:p>南陽街壹號旅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南陽街1號3樓至4樓</text:p>
          </table:table-cell>
          <table:table-cell office:value-type="string">
            <text:p>02-23888377</text:p>
          </table:table-cell>
          <table:table-cell office:value-type="string">
            <text:p>02-23888311</text:p>
          </table:table-cell>
          <table:table-cell office:value-type="string">
            <text:p>79</text:p>
          </table:table-cell>
          <table:table-cell office:value-type="string">
            <text:p>nyslofthotel@gmail.com</text:p>
          </table:table-cell>
          <table:table-cell office:value-type="string">
            <text:p>http://www.nysloft.com/</text:p>
          </table:table-cell>
        </table:table-row>
        <table:table-row>
          <table:table-cell office:value-type="string">
            <text:p>2017-10-06</text:p>
          </table:table-cell>
          <table:table-cell office:value-type="string">
            <text:p>臺北市旅館632號</text:p>
          </table:table-cell>
          <table:table-cell office:value-type="string">
            <text:p>旅館</text:p>
          </table:table-cell>
          <table:table-cell office:value-type="string">
            <text:p/>
          </table:table-cell>
          <table:table-cell office:value-type="string">
            <text:p>否</text:p>
          </table:table-cell>
          <table:table-cell office:value-type="string">
            <text:p>富裕自由旅店林森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85巷23號1至2樓</text:p>
          </table:table-cell>
          <table:table-cell office:value-type="string">
            <text:p>02-25671333</text:p>
          </table:table-cell>
          <table:table-cell office:value-type="string">
            <text:p>02-27413148</text:p>
          </table:table-cell>
          <table:table-cell office:value-type="string">
            <text:p>11</text:p>
          </table:table-cell>
          <table:table-cell office:value-type="string">
            <text:p>account1@rf-tw.com</text:p>
          </table:table-cell>
          <table:table-cell office:value-type="string">
            <text:p/>
          </table:table-cell>
        </table:table-row>
        <table:table-row>
          <table:table-cell office:value-type="string">
            <text:p>2017-09-11</text:p>
          </table:table-cell>
          <table:table-cell office:value-type="string">
            <text:p>臺北市旅館631號</text:p>
          </table:table-cell>
          <table:table-cell office:value-type="string">
            <text:p>旅館</text:p>
          </table:table-cell>
          <table:table-cell office:value-type="string">
            <text:p/>
          </table:table-cell>
          <table:table-cell office:value-type="string">
            <text:p>否</text:p>
          </table:table-cell>
          <table:table-cell office:value-type="string">
            <text:p>儷客旅店-站前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西路一段72號5樓及5樓之1</text:p>
          </table:table-cell>
          <table:table-cell office:value-type="string">
            <text:p>02-23118081</text:p>
          </table:table-cell>
          <table:table-cell office:value-type="string">
            <text:p>02-23118051</text:p>
          </table:table-cell>
          <table:table-cell office:value-type="string">
            <text:p>30</text:p>
          </table:table-cell>
          <table:table-cell office:value-type="string">
            <text:p>service@clickhotel.com.tw</text:p>
          </table:table-cell>
          <table:table-cell office:value-type="string">
            <text:p>https://www.muzikhotel.com.tw/</text:p>
          </table:table-cell>
        </table:table-row>
        <table:table-row>
          <table:table-cell office:value-type="string">
            <text:p>2017-08-30</text:p>
          </table:table-cell>
          <table:table-cell office:value-type="string">
            <text:p>臺北市旅館630號</text:p>
          </table:table-cell>
          <table:table-cell office:value-type="string">
            <text:p>旅館</text:p>
          </table:table-cell>
          <table:table-cell office:value-type="string">
            <text:p/>
          </table:table-cell>
          <table:table-cell office:value-type="string">
            <text:p>否</text:p>
          </table:table-cell>
          <table:table-cell office:value-type="string">
            <text:p>文舺行旅</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園路一段139號1-4樓</text:p>
          </table:table-cell>
          <table:table-cell office:value-type="string">
            <text:p>02-23064990</text:p>
          </table:table-cell>
          <table:table-cell office:value-type="string">
            <text:p>02-23082378</text:p>
          </table:table-cell>
          <table:table-cell office:value-type="string">
            <text:p>9</text:p>
          </table:table-cell>
          <table:table-cell office:value-type="string">
            <text:p>monkahotel@gmail.com</text:p>
          </table:table-cell>
          <table:table-cell office:value-type="string">
            <text:p/>
          </table:table-cell>
        </table:table-row>
        <table:table-row>
          <table:table-cell office:value-type="string">
            <text:p>2017-08-04</text:p>
          </table:table-cell>
          <table:table-cell office:value-type="string">
            <text:p>臺北市旅館629號</text:p>
          </table:table-cell>
          <table:table-cell office:value-type="string">
            <text:p>旅館</text:p>
          </table:table-cell>
          <table:table-cell office:value-type="string">
            <text:p/>
          </table:table-cell>
          <table:table-cell office:value-type="string">
            <text:p>否</text:p>
          </table:table-cell>
          <table:table-cell office:value-type="string">
            <text:p>阿樹國際旅店</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八德路三段76號1樓、4樓至14樓</text:p>
          </table:table-cell>
          <table:table-cell office:value-type="string">
            <text:p>02-25787728</text:p>
          </table:table-cell>
          <table:table-cell office:value-type="string">
            <text:p>02-25785000</text:p>
          </table:table-cell>
          <table:table-cell office:value-type="string">
            <text:p>141</text:p>
          </table:table-cell>
          <table:table-cell office:value-type="string">
            <text:p>service@artreehotel.com.tw</text:p>
          </table:table-cell>
          <table:table-cell office:value-type="string">
            <text:p>http://www.artreehotel.com.tw/</text:p>
          </table:table-cell>
        </table:table-row>
        <table:table-row>
          <table:table-cell office:value-type="string">
            <text:p>2017-07-31</text:p>
          </table:table-cell>
          <table:table-cell office:value-type="string">
            <text:p>臺北市旅館627號</text:p>
          </table:table-cell>
          <table:table-cell office:value-type="string">
            <text:p>旅館</text:p>
          </table:table-cell>
          <table:table-cell office:value-type="string">
            <text:p/>
          </table:table-cell>
          <table:table-cell office:value-type="string">
            <text:p>否</text:p>
          </table:table-cell>
          <table:table-cell office:value-type="string">
            <text:p>謙商旅(谷墨商旅-師大館)</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和平東路一段145號2至4樓、147 號5至6樓、6樓之1、6樓之2</text:p>
          </table:table-cell>
          <table:table-cell office:value-type="string">
            <text:p>02-23955535</text:p>
          </table:table-cell>
          <table:table-cell office:value-type="string">
            <text:p>02-23955653</text:p>
          </table:table-cell>
          <table:table-cell office:value-type="string">
            <text:p>92</text:p>
          </table:table-cell>
          <table:table-cell office:value-type="string">
            <text:p>goodmore147@gmail.com</text:p>
          </table:table-cell>
          <table:table-cell office:value-type="string">
            <text:p>https://www.goodmorehotel.com</text:p>
          </table:table-cell>
        </table:table-row>
        <table:table-row>
          <table:table-cell office:value-type="string">
            <text:p>2017-07-31</text:p>
          </table:table-cell>
          <table:table-cell office:value-type="string">
            <text:p>臺北市旅館626號</text:p>
          </table:table-cell>
          <table:table-cell office:value-type="string">
            <text:p>旅館</text:p>
          </table:table-cell>
          <table:table-cell office:value-type="string">
            <text:p/>
          </table:table-cell>
          <table:table-cell office:value-type="string">
            <text:p>否</text:p>
          </table:table-cell>
          <table:table-cell office:value-type="string">
            <text:p>台灣柒天精品旅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環河南路二段282號1至4樓</text:p>
          </table:table-cell>
          <table:table-cell office:value-type="string">
            <text:p>02-23085222</text:p>
          </table:table-cell>
          <table:table-cell office:value-type="string">
            <text:p>02-23025222</text:p>
          </table:table-cell>
          <table:table-cell office:value-type="string">
            <text:p>36</text:p>
          </table:table-cell>
          <table:table-cell office:value-type="string">
            <text:p>7dayhotel@gmail.com</text:p>
          </table:table-cell>
          <table:table-cell office:value-type="string">
            <text:p>https://www.facebook.com/7dayshoteltw/</text:p>
          </table:table-cell>
        </table:table-row>
        <table:table-row>
          <table:table-cell office:value-type="string">
            <text:p>2017-07-20</text:p>
          </table:table-cell>
          <table:table-cell office:value-type="string">
            <text:p>臺北市旅館624號</text:p>
          </table:table-cell>
          <table:table-cell office:value-type="string">
            <text:p>旅館</text:p>
          </table:table-cell>
          <table:table-cell office:value-type="string">
            <text:p/>
          </table:table-cell>
          <table:table-cell office:value-type="string">
            <text:p>否</text:p>
          </table:table-cell>
          <table:table-cell office:value-type="string">
            <text:p>凱達大飯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艋舺大道167號</text:p>
          </table:table-cell>
          <table:table-cell office:value-type="string">
            <text:p>02-23066777</text:p>
          </table:table-cell>
          <table:table-cell office:value-type="string">
            <text:p>02-23066787</text:p>
          </table:table-cell>
          <table:table-cell office:value-type="string">
            <text:p>745</text:p>
          </table:table-cell>
          <table:table-cell office:value-type="string">
            <text:p>rsvn@caesarmetro.com.tw</text:p>
          </table:table-cell>
          <table:table-cell office:value-type="string">
            <text:p>http://www.caesarmetro.com</text:p>
          </table:table-cell>
        </table:table-row>
        <table:table-row>
          <table:table-cell office:value-type="string">
            <text:p>2017-07-20</text:p>
          </table:table-cell>
          <table:table-cell office:value-type="string">
            <text:p>臺北市旅館625號</text:p>
          </table:table-cell>
          <table:table-cell office:value-type="string">
            <text:p>旅館</text:p>
          </table:table-cell>
          <table:table-cell office:value-type="string">
            <text:p/>
          </table:table-cell>
          <table:table-cell office:value-type="string">
            <text:p>否</text:p>
          </table:table-cell>
          <table:table-cell office:value-type="string">
            <text:p>台北臥客旅店</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甘谷街26號7樓</text:p>
          </table:table-cell>
          <table:table-cell office:value-type="string">
            <text:p>02-25557177</text:p>
          </table:table-cell>
          <table:table-cell office:value-type="string">
            <text:p>02-25557707</text:p>
          </table:table-cell>
          <table:table-cell office:value-type="string">
            <text:p>13</text:p>
          </table:table-cell>
          <table:table-cell office:value-type="string">
            <text:p>wecomehostel@gmail.com</text:p>
          </table:table-cell>
          <table:table-cell office:value-type="string">
            <text:p/>
          </table:table-cell>
        </table:table-row>
        <table:table-row>
          <table:table-cell office:value-type="string">
            <text:p>2017-07-18</text:p>
          </table:table-cell>
          <table:table-cell office:value-type="string">
            <text:p>臺北市旅館623號</text:p>
          </table:table-cell>
          <table:table-cell office:value-type="string">
            <text:p>旅館</text:p>
          </table:table-cell>
          <table:table-cell office:value-type="string">
            <text:p/>
          </table:table-cell>
          <table:table-cell office:value-type="string">
            <text:p>否</text:p>
          </table:table-cell>
          <table:table-cell office:value-type="string">
            <text:p>旅樂序精品旅館五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重慶南路一段20號B1樓至10樓</text:p>
          </table:table-cell>
          <table:table-cell office:value-type="string">
            <text:p>02-23756777</text:p>
          </table:table-cell>
          <table:table-cell office:value-type="string">
            <text:p>02-23751222</text:p>
          </table:table-cell>
          <table:table-cell office:value-type="string">
            <text:p>57</text:p>
          </table:table-cell>
          <table:table-cell office:value-type="string">
            <text:p>hotelrelaxclub5@gmail.com</text:p>
          </table:table-cell>
          <table:table-cell office:value-type="string">
            <text:p>http://www.hotelrelaxclub.com/</text:p>
          </table:table-cell>
        </table:table-row>
        <table:table-row>
          <table:table-cell office:value-type="string">
            <text:p>2017-07-13</text:p>
          </table:table-cell>
          <table:table-cell office:value-type="string">
            <text:p>臺北市旅館622號</text:p>
          </table:table-cell>
          <table:table-cell office:value-type="string">
            <text:p>旅館</text:p>
          </table:table-cell>
          <table:table-cell office:value-type="string">
            <text:p/>
          </table:table-cell>
          <table:table-cell office:value-type="string">
            <text:p>是</text:p>
          </table:table-cell>
          <table:table-cell office:value-type="string">
            <text:p>亞太飯店 北投館</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幽雅路31號</text:p>
          </table:table-cell>
          <table:table-cell office:value-type="string">
            <text:p>02-28983088</text:p>
          </table:table-cell>
          <table:table-cell office:value-type="string">
            <text:p>02-28978222</text:p>
          </table:table-cell>
          <table:table-cell office:value-type="string">
            <text:p>140</text:p>
          </table:table-cell>
          <table:table-cell office:value-type="string">
            <text:p>apresort@apresort.com.tw</text:p>
          </table:table-cell>
          <table:table-cell office:value-type="string">
            <text:p>https://www.apresort.com.tw</text:p>
          </table:table-cell>
        </table:table-row>
        <table:table-row>
          <table:table-cell office:value-type="string">
            <text:p>2017-07-11</text:p>
          </table:table-cell>
          <table:table-cell office:value-type="string">
            <text:p>臺北市旅館620號</text:p>
          </table:table-cell>
          <table:table-cell office:value-type="string">
            <text:p>旅館</text:p>
          </table:table-cell>
          <table:table-cell office:value-type="string">
            <text:p/>
          </table:table-cell>
          <table:table-cell office:value-type="string">
            <text:p>否</text:p>
          </table:table-cell>
          <table:table-cell office:value-type="string">
            <text:p>美好行旅北車重慶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重慶南路一段1號5樓</text:p>
          </table:table-cell>
          <table:table-cell office:value-type="string">
            <text:p>03-2873706</text:p>
          </table:table-cell>
          <table:table-cell office:value-type="string">
            <text:p>03-2873710</text:p>
          </table:table-cell>
          <table:table-cell office:value-type="string">
            <text:p>14</text:p>
          </table:table-cell>
          <table:table-cell office:value-type="string">
            <text:p>tpe.wondertime1@gmail.com</text:p>
          </table:table-cell>
          <table:table-cell office:value-type="string">
            <text:p/>
          </table:table-cell>
        </table:table-row>
        <table:table-row>
          <table:table-cell office:value-type="string">
            <text:p>2017-06-30</text:p>
          </table:table-cell>
          <table:table-cell office:value-type="string">
            <text:p>交觀宿字第1589號</text:p>
          </table:table-cell>
          <table:table-cell office:value-type="string">
            <text:p>一般觀光旅館</text:p>
          </table:table-cell>
          <table:table-cell office:value-type="string">
            <text:p/>
          </table:table-cell>
          <table:table-cell office:value-type="string">
            <text:p>否</text:p>
          </table:table-cell>
          <table:table-cell office:value-type="string">
            <text:p>台北中山雅樂軒酒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雙城街1號</text:p>
          </table:table-cell>
          <table:table-cell office:value-type="string">
            <text:p>02-77439999</text:p>
          </table:table-cell>
          <table:table-cell office:value-type="string">
            <text:p>02-77439998</text:p>
          </table:table-cell>
          <table:table-cell office:value-type="string">
            <text:p>88</text:p>
          </table:table-cell>
          <table:table-cell office:value-type="string">
            <text:p>aloft.taipeizhongshan@alofthotels.com</text:p>
          </table:table-cell>
          <table:table-cell office:value-type="string">
            <text:p>https://www.marriott.com/zh-hk/hotels/tpeal-aloft-taipei-zhongshan/overview/?msockid=3718c2f8358865c4082cd47d34a664e9</text:p>
          </table:table-cell>
        </table:table-row>
        <table:table-row>
          <table:table-cell office:value-type="string">
            <text:p>2017-06-30</text:p>
          </table:table-cell>
          <table:table-cell office:value-type="string">
            <text:p>臺北市旅館619號</text:p>
          </table:table-cell>
          <table:table-cell office:value-type="string">
            <text:p>旅館</text:p>
          </table:table-cell>
          <table:table-cell office:value-type="string">
            <text:p/>
          </table:table-cell>
          <table:table-cell office:value-type="string">
            <text:p>否</text:p>
          </table:table-cell>
          <table:table-cell office:value-type="string">
            <text:p>皇家玫瑰旅館 雙城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雙城街28巷8號、8號2樓至4樓、8之1號(1樓)、8之3號(2樓)、8之5號(3樓)、8之7號(4樓)</text:p>
          </table:table-cell>
          <table:table-cell office:value-type="string">
            <text:p>02-25958077</text:p>
          </table:table-cell>
          <table:table-cell office:value-type="string">
            <text:p>02-25958001</text:p>
          </table:table-cell>
          <table:table-cell office:value-type="string">
            <text:p>17</text:p>
          </table:table-cell>
          <table:table-cell office:value-type="string">
            <text:p>rose.hotel5@msa.hinet.net</text:p>
          </table:table-cell>
          <table:table-cell office:value-type="string">
            <text:p>http://www.rosehotel.com.tw</text:p>
          </table:table-cell>
        </table:table-row>
        <table:table-row>
          <table:table-cell office:value-type="string">
            <text:p>2017-06-28</text:p>
          </table:table-cell>
          <table:table-cell office:value-type="string">
            <text:p>臺北市旅館618號</text:p>
          </table:table-cell>
          <table:table-cell office:value-type="string">
            <text:p>旅館</text:p>
          </table:table-cell>
          <table:table-cell office:value-type="string">
            <text:p/>
          </table:table-cell>
          <table:table-cell office:value-type="string">
            <text:p>否</text:p>
          </table:table-cell>
          <table:table-cell office:value-type="string">
            <text:p>世民酒店台北北門</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中華路一段3號(1樓至26樓)</text:p>
          </table:table-cell>
          <table:table-cell office:value-type="string">
            <text:p>07-10161061</text:p>
          </table:table-cell>
          <table:table-cell office:value-type="string">
            <text:p>-</text:p>
          </table:table-cell>
          <table:table-cell office:value-type="string">
            <text:p>267</text:p>
          </table:table-cell>
          <table:table-cell office:value-type="string">
            <text:p>supportcase@citizenm.com</text:p>
          </table:table-cell>
          <table:table-cell office:value-type="string">
            <text:p>https://www.citizenm.com/</text:p>
          </table:table-cell>
        </table:table-row>
        <table:table-row>
          <table:table-cell office:value-type="string">
            <text:p>2017-06-20</text:p>
          </table:table-cell>
          <table:table-cell office:value-type="string">
            <text:p>臺北市旅館617號</text:p>
          </table:table-cell>
          <table:table-cell office:value-type="string">
            <text:p>旅館</text:p>
          </table:table-cell>
          <table:table-cell office:value-type="string">
            <text:p/>
          </table:table-cell>
          <table:table-cell office:value-type="string">
            <text:p>否</text:p>
          </table:table-cell>
          <table:table-cell office:value-type="string">
            <text:p>旅晨行旅</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重慶南路一段1號2樓</text:p>
          </table:table-cell>
          <table:table-cell office:value-type="string">
            <text:p>02-23116388</text:p>
          </table:table-cell>
          <table:table-cell office:value-type="string">
            <text:p>02-23116388</text:p>
          </table:table-cell>
          <table:table-cell office:value-type="string">
            <text:p>23</text:p>
          </table:table-cell>
          <table:table-cell office:value-type="string">
            <text:p>rechange.hotel@gmail.com</text:p>
          </table:table-cell>
          <table:table-cell office:value-type="string">
            <text:p/>
          </table:table-cell>
        </table:table-row>
        <table:table-row>
          <table:table-cell office:value-type="string">
            <text:p>2017-06-15</text:p>
          </table:table-cell>
          <table:table-cell office:value-type="string">
            <text:p>臺北市旅館616號</text:p>
          </table:table-cell>
          <table:table-cell office:value-type="string">
            <text:p>旅館</text:p>
          </table:table-cell>
          <table:table-cell office:value-type="string">
            <text:p/>
          </table:table-cell>
          <table:table-cell office:value-type="string">
            <text:p>否</text:p>
          </table:table-cell>
          <table:table-cell office:value-type="string">
            <text:p>町記憶旅店2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昆明街113號2-4樓，115號1-4樓</text:p>
          </table:table-cell>
          <table:table-cell office:value-type="string">
            <text:p>02-23709830</text:p>
          </table:table-cell>
          <table:table-cell office:value-type="string">
            <text:p>02-23121406</text:p>
          </table:table-cell>
          <table:table-cell office:value-type="string">
            <text:p>27</text:p>
          </table:table-cell>
          <table:table-cell office:value-type="string">
            <text:p>chohotel119@gmail.com</text:p>
          </table:table-cell>
          <table:table-cell office:value-type="string">
            <text:p>https://www.chohotel.com/</text:p>
          </table:table-cell>
        </table:table-row>
        <table:table-row>
          <table:table-cell office:value-type="string">
            <text:p>2017-05-22</text:p>
          </table:table-cell>
          <table:table-cell office:value-type="string">
            <text:p>臺北市旅館612號</text:p>
          </table:table-cell>
          <table:table-cell office:value-type="string">
            <text:p>旅館</text:p>
          </table:table-cell>
          <table:table-cell office:value-type="string">
            <text:p/>
          </table:table-cell>
          <table:table-cell office:value-type="string">
            <text:p>否</text:p>
          </table:table-cell>
          <table:table-cell office:value-type="string">
            <text:p>尚美精旅</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民生西路16號4樓</text:p>
          </table:table-cell>
          <table:table-cell office:value-type="string">
            <text:p>02-25230188</text:p>
          </table:table-cell>
          <table:table-cell office:value-type="string">
            <text:p>02-25231099</text:p>
          </table:table-cell>
          <table:table-cell office:value-type="string">
            <text:p>14</text:p>
          </table:table-cell>
          <table:table-cell office:value-type="string">
            <text:p>hotelijourney@gmail.com</text:p>
          </table:table-cell>
          <table:table-cell office:value-type="string">
            <text:p>http://www.hotelijourney.com.tw/</text:p>
          </table:table-cell>
        </table:table-row>
        <table:table-row>
          <table:table-cell office:value-type="string">
            <text:p>2017-05-12</text:p>
          </table:table-cell>
          <table:table-cell office:value-type="string">
            <text:p>臺北市旅館611號</text:p>
          </table:table-cell>
          <table:table-cell office:value-type="string">
            <text:p>旅館</text:p>
          </table:table-cell>
          <table:table-cell office:value-type="string">
            <text:p/>
          </table:table-cell>
          <table:table-cell office:value-type="string">
            <text:p>否</text:p>
          </table:table-cell>
          <table:table-cell office:value-type="string">
            <text:p>柯達大飯店 台北長安</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松江路61之1號1樓、4樓至11樓</text:p>
          </table:table-cell>
          <table:table-cell office:value-type="string">
            <text:p>02-25169999</text:p>
          </table:table-cell>
          <table:table-cell office:value-type="string">
            <text:p>02-25168799</text:p>
          </table:table-cell>
          <table:table-cell office:value-type="string">
            <text:p>103</text:p>
          </table:table-cell>
          <table:table-cell office:value-type="string">
            <text:p>chang-an@khotels.com.tw</text:p>
          </table:table-cell>
          <table:table-cell office:value-type="string">
            <text:p>http://changan.khotels.com.tw/zh-TW/</text:p>
          </table:table-cell>
        </table:table-row>
        <table:table-row>
          <table:table-cell office:value-type="string">
            <text:p>2017-04-25</text:p>
          </table:table-cell>
          <table:table-cell office:value-type="string">
            <text:p>臺北市旅館608號</text:p>
          </table:table-cell>
          <table:table-cell office:value-type="string">
            <text:p>旅館</text:p>
          </table:table-cell>
          <table:table-cell office:value-type="string">
            <text:p/>
          </table:table-cell>
          <table:table-cell office:value-type="string">
            <text:p>否</text:p>
          </table:table-cell>
          <table:table-cell office:value-type="string">
            <text:p>愛玩客旅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寧南路30號12樓</text:p>
          </table:table-cell>
          <table:table-cell office:value-type="string">
            <text:p>02-23316008</text:p>
          </table:table-cell>
          <table:table-cell office:value-type="string">
            <text:p>02-23316018</text:p>
          </table:table-cell>
          <table:table-cell office:value-type="string">
            <text:p>1</text:p>
          </table:table-cell>
          <table:table-cell office:value-type="string">
            <text:p>iplayinn@gmail.com</text:p>
          </table:table-cell>
          <table:table-cell office:value-type="string">
            <text:p/>
          </table:table-cell>
        </table:table-row>
        <table:table-row>
          <table:table-cell office:value-type="string">
            <text:p>2017-03-31</text:p>
          </table:table-cell>
          <table:table-cell office:value-type="string">
            <text:p>臺北市旅館605號</text:p>
          </table:table-cell>
          <table:table-cell office:value-type="string">
            <text:p>旅館</text:p>
          </table:table-cell>
          <table:table-cell office:value-type="string">
            <text:p/>
          </table:table-cell>
          <table:table-cell office:value-type="string">
            <text:p>否</text:p>
          </table:table-cell>
          <table:table-cell office:value-type="string">
            <text:p>陽光士林珮柏旅館</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福德路48巷6、8、10、12號1至7樓</text:p>
          </table:table-cell>
          <table:table-cell office:value-type="string">
            <text:p>02-28817588</text:p>
          </table:table-cell>
          <table:table-cell office:value-type="string">
            <text:p>02-28819088</text:p>
          </table:table-cell>
          <table:table-cell office:value-type="string">
            <text:p>56</text:p>
          </table:table-cell>
          <table:table-cell office:value-type="string">
            <text:p>service@papersun.com.tw</text:p>
          </table:table-cell>
          <table:table-cell office:value-type="string">
            <text:p>http://www.papersun.com.tw</text:p>
          </table:table-cell>
        </table:table-row>
        <table:table-row>
          <table:table-cell office:value-type="string">
            <text:p>2017-03-22</text:p>
          </table:table-cell>
          <table:table-cell office:value-type="string">
            <text:p>臺北市旅館603號</text:p>
          </table:table-cell>
          <table:table-cell office:value-type="string">
            <text:p>旅館</text:p>
          </table:table-cell>
          <table:table-cell office:value-type="string">
            <text:p/>
          </table:table-cell>
          <table:table-cell office:value-type="string">
            <text:p>否</text:p>
          </table:table-cell>
          <table:table-cell office:value-type="string">
            <text:p>洛碁大飯店南港館</text:p>
          </table:table-cell>
          <table:table-cell office:value-type="string">
            <text:p>臺北市</text:p>
          </table:table-cell>
          <table:table-cell office:value-type="string">
            <text:p>南港區</text:p>
          </table:table-cell>
          <table:table-cell office:value-type="string">
            <text:p>115</text:p>
          </table:table-cell>
          <table:table-cell office:value-type="string">
            <text:p>臺北市南港區忠孝東路七段526號1-14樓、528號2-14樓</text:p>
          </table:table-cell>
          <table:table-cell office:value-type="string">
            <text:p>02-27893009</text:p>
          </table:table-cell>
          <table:table-cell office:value-type="string">
            <text:p>02-27893008</text:p>
          </table:table-cell>
          <table:table-cell office:value-type="string">
            <text:p>120</text:p>
          </table:table-cell>
          <table:table-cell office:value-type="string">
            <text:p>nangang@gwh.global</text:p>
          </table:table-cell>
          <table:table-cell office:value-type="string">
            <text:p>https://nangang.greenworldhotels.com/</text:p>
          </table:table-cell>
        </table:table-row>
        <table:table-row>
          <table:table-cell office:value-type="string">
            <text:p>2017-03-13</text:p>
          </table:table-cell>
          <table:table-cell office:value-type="string">
            <text:p>臺北市旅館602號</text:p>
          </table:table-cell>
          <table:table-cell office:value-type="string">
            <text:p>旅館</text:p>
          </table:table-cell>
          <table:table-cell office:value-type="string">
            <text:p/>
          </table:table-cell>
          <table:table-cell office:value-type="string">
            <text:p>否</text:p>
          </table:table-cell>
          <table:table-cell office:value-type="string">
            <text:p>樂山水靜旅館 OrigInn</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南京西路247號</text:p>
          </table:table-cell>
          <table:table-cell office:value-type="string">
            <text:p>02-25588843</text:p>
          </table:table-cell>
          <table:table-cell office:value-type="string">
            <text:p>-</text:p>
          </table:table-cell>
          <table:table-cell office:value-type="string">
            <text:p>5</text:p>
          </table:table-cell>
          <table:table-cell office:value-type="string">
            <text:p>originn.taipei@gmail.com</text:p>
          </table:table-cell>
          <table:table-cell office:value-type="string">
            <text:p>http://www.facebook.com/OriginnSpace</text:p>
          </table:table-cell>
        </table:table-row>
        <table:table-row>
          <table:table-cell office:value-type="string">
            <text:p>2017-02-20</text:p>
          </table:table-cell>
          <table:table-cell office:value-type="string">
            <text:p>臺北市旅館601號</text:p>
          </table:table-cell>
          <table:table-cell office:value-type="string">
            <text:p>旅館</text:p>
          </table:table-cell>
          <table:table-cell office:value-type="string">
            <text:p/>
          </table:table-cell>
          <table:table-cell office:value-type="string">
            <text:p>否</text:p>
          </table:table-cell>
          <table:table-cell office:value-type="string">
            <text:p>東旅</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南京東路五段97號地下1樓、1樓夾層、1至10樓</text:p>
          </table:table-cell>
          <table:table-cell office:value-type="string">
            <text:p>02-27663889</text:p>
          </table:table-cell>
          <table:table-cell office:value-type="string">
            <text:p>02-27671689</text:p>
          </table:table-cell>
          <table:table-cell office:value-type="string">
            <text:p>35</text:p>
          </table:table-cell>
          <table:table-cell office:value-type="string">
            <text:p>service@hoteleast.com.tw</text:p>
          </table:table-cell>
          <table:table-cell office:value-type="string">
            <text:p>https://www.hoteleast.com.tw</text:p>
          </table:table-cell>
        </table:table-row>
        <table:table-row>
          <table:table-cell office:value-type="string">
            <text:p>2017-01-25</text:p>
          </table:table-cell>
          <table:table-cell office:value-type="string">
            <text:p>臺北市旅館599號</text:p>
          </table:table-cell>
          <table:table-cell office:value-type="string">
            <text:p>旅館</text:p>
          </table:table-cell>
          <table:table-cell office:value-type="string">
            <text:p/>
          </table:table-cell>
          <table:table-cell office:value-type="string">
            <text:p>否</text:p>
          </table:table-cell>
          <table:table-cell office:value-type="string">
            <text:p>錦棧商旅</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413號2樓、7樓、7樓之14及錦州街46號7樓、48號7樓、46號13樓、48號13樓</text:p>
          </table:table-cell>
          <table:table-cell office:value-type="string">
            <text:p>02-77012121</text:p>
          </table:table-cell>
          <table:table-cell office:value-type="string">
            <text:p>02-77017272</text:p>
          </table:table-cell>
          <table:table-cell office:value-type="string">
            <text:p>92</text:p>
          </table:table-cell>
          <table:table-cell office:value-type="string">
            <text:p>service@gold-inn.com.tw</text:p>
          </table:table-cell>
          <table:table-cell office:value-type="string">
            <text:p>http://www.gold-inn.com.tw/</text:p>
          </table:table-cell>
        </table:table-row>
        <table:table-row>
          <table:table-cell office:value-type="string">
            <text:p>2004-08-20</text:p>
          </table:table-cell>
          <table:table-cell office:value-type="string">
            <text:p>臺北市旅館241號</text:p>
          </table:table-cell>
          <table:table-cell office:value-type="string">
            <text:p>旅館</text:p>
          </table:table-cell>
          <table:table-cell office:value-type="string">
            <text:p/>
          </table:table-cell>
          <table:table-cell office:value-type="string">
            <text:p>否</text:p>
          </table:table-cell>
          <table:table-cell office:value-type="string">
            <text:p>瑪奇商務旅店</text:p>
          </table:table-cell>
          <table:table-cell office:value-type="string">
            <text:p>臺北市</text:p>
          </table:table-cell>
          <table:table-cell office:value-type="string">
            <text:p>文山區</text:p>
          </table:table-cell>
          <table:table-cell office:value-type="string">
            <text:p>116</text:p>
          </table:table-cell>
          <table:table-cell office:value-type="string">
            <text:p>臺北市文山區景中街30巷6號3-4樓</text:p>
          </table:table-cell>
          <table:table-cell office:value-type="string">
            <text:p>02-29321000</text:p>
          </table:table-cell>
          <table:table-cell office:value-type="string">
            <text:p>02-29333905</text:p>
          </table:table-cell>
          <table:table-cell office:value-type="string">
            <text:p>26</text:p>
          </table:table-cell>
          <table:table-cell office:value-type="string">
            <text:p>macchihotel@gmail.com</text:p>
          </table:table-cell>
          <table:table-cell office:value-type="string">
            <text:p/>
          </table:table-cell>
        </table:table-row>
        <table:table-row>
          <table:table-cell office:value-type="string">
            <text:p>2017-01-24</text:p>
          </table:table-cell>
          <table:table-cell office:value-type="string">
            <text:p>臺北市旅館598號</text:p>
          </table:table-cell>
          <table:table-cell office:value-type="string">
            <text:p>旅館</text:p>
          </table:table-cell>
          <table:table-cell office:value-type="string">
            <text:p/>
          </table:table-cell>
          <table:table-cell office:value-type="string">
            <text:p>否</text:p>
          </table:table-cell>
          <table:table-cell office:value-type="string">
            <text:p>東驛 E-HOUSE</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寧南路155號3F</text:p>
          </table:table-cell>
          <table:table-cell office:value-type="string">
            <text:p>02-23615161</text:p>
          </table:table-cell>
          <table:table-cell office:value-type="string">
            <text:p>02-23615169</text:p>
          </table:table-cell>
          <table:table-cell office:value-type="string">
            <text:p>13</text:p>
          </table:table-cell>
          <table:table-cell office:value-type="string">
            <text:p>Xining169@gmail.com</text:p>
          </table:table-cell>
          <table:table-cell office:value-type="string">
            <text:p/>
          </table:table-cell>
        </table:table-row>
        <table:table-row>
          <table:table-cell office:value-type="string">
            <text:p>2017-01-05</text:p>
          </table:table-cell>
          <table:table-cell office:value-type="string">
            <text:p>臺北市旅館596號</text:p>
          </table:table-cell>
          <table:table-cell office:value-type="string">
            <text:p>旅館</text:p>
          </table:table-cell>
          <table:table-cell office:value-type="string">
            <text:p/>
          </table:table-cell>
          <table:table-cell office:value-type="string">
            <text:p>否</text:p>
          </table:table-cell>
          <table:table-cell office:value-type="string">
            <text:p>柯達大飯店台北天津 </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1段53巷22號、22號4樓至8樓 </text:p>
          </table:table-cell>
          <table:table-cell office:value-type="string">
            <text:p>02-25812222</text:p>
          </table:table-cell>
          <table:table-cell office:value-type="string">
            <text:p>02-25811900</text:p>
          </table:table-cell>
          <table:table-cell office:value-type="string">
            <text:p>57</text:p>
          </table:table-cell>
          <table:table-cell office:value-type="string">
            <text:p>Tianjin@khotels.com.tw</text:p>
          </table:table-cell>
          <table:table-cell office:value-type="string">
            <text:p>http://www.khotels.com.tw/zh-TW/</text:p>
          </table:table-cell>
        </table:table-row>
        <table:table-row>
          <table:table-cell office:value-type="string">
            <text:p>2016-12-21</text:p>
          </table:table-cell>
          <table:table-cell office:value-type="string">
            <text:p>臺北市旅館594號</text:p>
          </table:table-cell>
          <table:table-cell office:value-type="string">
            <text:p>旅館</text:p>
          </table:table-cell>
          <table:table-cell office:value-type="string">
            <text:p/>
          </table:table-cell>
          <table:table-cell office:value-type="string">
            <text:p>否</text:p>
          </table:table-cell>
          <table:table-cell office:value-type="string">
            <text:p>台北北投雅樂軒酒店</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中央里大業路302號、300巷1號，2樓</text:p>
          </table:table-cell>
          <table:table-cell office:value-type="string">
            <text:p>02-77011788</text:p>
          </table:table-cell>
          <table:table-cell office:value-type="string">
            <text:p>02-7711789</text:p>
          </table:table-cell>
          <table:table-cell office:value-type="string">
            <text:p>292</text:p>
          </table:table-cell>
          <table:table-cell office:value-type="string">
            <text:p>aloft.taipeibeitou@alofthotels.com</text:p>
          </table:table-cell>
          <table:table-cell office:value-type="string">
            <text:p>https://www.marriott.com/zh-hk/hotels/tpebe-aloft-taipei-beitou/overview/</text:p>
          </table:table-cell>
        </table:table-row>
        <table:table-row>
          <table:table-cell office:value-type="string">
            <text:p>2016-12-12</text:p>
          </table:table-cell>
          <table:table-cell office:value-type="string">
            <text:p>臺北市旅館592號</text:p>
          </table:table-cell>
          <table:table-cell office:value-type="string">
            <text:p>旅館</text:p>
          </table:table-cell>
          <table:table-cell office:value-type="string">
            <text:p/>
          </table:table-cell>
          <table:table-cell office:value-type="string">
            <text:p>否</text:p>
          </table:table-cell>
          <table:table-cell office:value-type="string">
            <text:p>旅樂序精品旅館二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漢口街一段15號1至8樓</text:p>
          </table:table-cell>
          <table:table-cell office:value-type="string">
            <text:p>02-23757555</text:p>
          </table:table-cell>
          <table:table-cell office:value-type="string">
            <text:p>02-23757333</text:p>
          </table:table-cell>
          <table:table-cell office:value-type="string">
            <text:p>58</text:p>
          </table:table-cell>
          <table:table-cell office:value-type="string">
            <text:p>hotelrelaxclub2@gmail.com</text:p>
          </table:table-cell>
          <table:table-cell office:value-type="string">
            <text:p/>
          </table:table-cell>
        </table:table-row>
        <table:table-row>
          <table:table-cell office:value-type="string">
            <text:p>2016-12-12</text:p>
          </table:table-cell>
          <table:table-cell office:value-type="string">
            <text:p>臺北市旅館593號</text:p>
          </table:table-cell>
          <table:table-cell office:value-type="string">
            <text:p>旅館</text:p>
          </table:table-cell>
          <table:table-cell office:value-type="string">
            <text:p/>
          </table:table-cell>
          <table:table-cell office:value-type="string">
            <text:p>否</text:p>
          </table:table-cell>
          <table:table-cell office:value-type="string">
            <text:p>東門3號膠囊旅店</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信義路2段110號</text:p>
          </table:table-cell>
          <table:table-cell office:value-type="string">
            <text:p>02-23583299</text:p>
          </table:table-cell>
          <table:table-cell office:value-type="string">
            <text:p>-</text:p>
          </table:table-cell>
          <table:table-cell office:value-type="string">
            <text:p>4</text:p>
          </table:table-cell>
          <table:table-cell office:value-type="string">
            <text:p>Dongmen.no3@gmail.com</text:p>
          </table:table-cell>
          <table:table-cell office:value-type="string">
            <text:p>https://book-directonline.com/properties/dongmen3capsuleinndirect?checkInDate=2021-03-05&amp;checkOutDate=2021-03-06&amp;locale=zh-TW&amp;currency=TWD&amp;items[0][adults]=2&amp;items[0][children]=0&amp;items[0][infants]=0</text:p>
          </table:table-cell>
        </table:table-row>
        <table:table-row>
          <table:table-cell office:value-type="string">
            <text:p>2016-12-09</text:p>
          </table:table-cell>
          <table:table-cell office:value-type="string">
            <text:p>臺北市旅館591號</text:p>
          </table:table-cell>
          <table:table-cell office:value-type="string">
            <text:p>旅館</text:p>
          </table:table-cell>
          <table:table-cell office:value-type="string">
            <text:p/>
          </table:table-cell>
          <table:table-cell office:value-type="string">
            <text:p>否</text:p>
          </table:table-cell>
          <table:table-cell office:value-type="string">
            <text:p>皇后旅店二館</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南京西路163號四樓之2</text:p>
          </table:table-cell>
          <table:table-cell office:value-type="string">
            <text:p>02-25555877</text:p>
          </table:table-cell>
          <table:table-cell office:value-type="string">
            <text:p>-</text:p>
          </table:table-cell>
          <table:table-cell office:value-type="string">
            <text:p>30</text:p>
          </table:table-cell>
          <table:table-cell office:value-type="string">
            <text:p/>
          </table:table-cell>
          <table:table-cell office:value-type="string">
            <text:p/>
          </table:table-cell>
        </table:table-row>
        <table:table-row>
          <table:table-cell office:value-type="string">
            <text:p>2016-12-05</text:p>
          </table:table-cell>
          <table:table-cell office:value-type="string">
            <text:p>臺北市旅館589號</text:p>
          </table:table-cell>
          <table:table-cell office:value-type="string">
            <text:p>旅館</text:p>
          </table:table-cell>
          <table:table-cell office:value-type="string">
            <text:p/>
          </table:table-cell>
          <table:table-cell office:value-type="string">
            <text:p>否</text:p>
          </table:table-cell>
          <table:table-cell office:value-type="string">
            <text:p>朗司旅館</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信義路3段147巷18號、2樓至7樓、2樓之1及6樓之1</text:p>
          </table:table-cell>
          <table:table-cell office:value-type="string">
            <text:p>02-27018110</text:p>
          </table:table-cell>
          <table:table-cell office:value-type="string">
            <text:p>02-27017061</text:p>
          </table:table-cell>
          <table:table-cell office:value-type="string">
            <text:p>25</text:p>
          </table:table-cell>
          <table:table-cell office:value-type="string">
            <text:p>eugene@cheznoushotel.com</text:p>
          </table:table-cell>
          <table:table-cell office:value-type="string">
            <text:p>http://www.cheznoushotel.com</text:p>
          </table:table-cell>
        </table:table-row>
        <table:table-row>
          <table:table-cell office:value-type="string">
            <text:p>2016-12-02</text:p>
          </table:table-cell>
          <table:table-cell office:value-type="string">
            <text:p>臺北市旅館587號</text:p>
          </table:table-cell>
          <table:table-cell office:value-type="string">
            <text:p>旅館</text:p>
          </table:table-cell>
          <table:table-cell office:value-type="string">
            <text:p/>
          </table:table-cell>
          <table:table-cell office:value-type="string">
            <text:p>否</text:p>
          </table:table-cell>
          <table:table-cell office:value-type="string">
            <text:p>仲信大湖商旅</text:p>
          </table:table-cell>
          <table:table-cell office:value-type="string">
            <text:p>臺北市</text:p>
          </table:table-cell>
          <table:table-cell office:value-type="string">
            <text:p>內湖區</text:p>
          </table:table-cell>
          <table:table-cell office:value-type="string">
            <text:p>114</text:p>
          </table:table-cell>
          <table:table-cell office:value-type="string">
            <text:p>臺北市內湖區成功路四段351、353號1至4樓</text:p>
          </table:table-cell>
          <table:table-cell office:value-type="string">
            <text:p>02-27932122</text:p>
          </table:table-cell>
          <table:table-cell office:value-type="string">
            <text:p>02-27931522</text:p>
          </table:table-cell>
          <table:table-cell office:value-type="string">
            <text:p>27</text:p>
          </table:table-cell>
          <table:table-cell office:value-type="string">
            <text:p>koosdahu@gmail.com</text:p>
          </table:table-cell>
          <table:table-cell office:value-type="string">
            <text:p>http://dahu.hotel123.com.tw</text:p>
          </table:table-cell>
        </table:table-row>
        <table:table-row>
          <table:table-cell office:value-type="string">
            <text:p>2016-11-11</text:p>
          </table:table-cell>
          <table:table-cell office:value-type="string">
            <text:p>臺北市旅館584號</text:p>
          </table:table-cell>
          <table:table-cell office:value-type="string">
            <text:p>旅館</text:p>
          </table:table-cell>
          <table:table-cell office:value-type="string">
            <text:p/>
          </table:table-cell>
          <table:table-cell office:value-type="string">
            <text:p>否</text:p>
          </table:table-cell>
          <table:table-cell office:value-type="string">
            <text:p>台灣青旅</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青島西路11號地下1樓</text:p>
          </table:table-cell>
          <table:table-cell office:value-type="string">
            <text:p>02-23613000</text:p>
          </table:table-cell>
          <table:table-cell office:value-type="string">
            <text:p>02-23610333</text:p>
          </table:table-cell>
          <table:table-cell office:value-type="string">
            <text:p>12</text:p>
          </table:table-cell>
          <table:table-cell office:value-type="string">
            <text:p>taiwanyouthhostel@gmail.com</text:p>
          </table:table-cell>
          <table:table-cell office:value-type="string">
            <text:p>http://www.TaiwanYH.com</text:p>
          </table:table-cell>
        </table:table-row>
        <table:table-row>
          <table:table-cell office:value-type="string">
            <text:p>2016-11-11</text:p>
          </table:table-cell>
          <table:table-cell office:value-type="string">
            <text:p>臺北市旅館585號</text:p>
          </table:table-cell>
          <table:table-cell office:value-type="string">
            <text:p>旅館</text:p>
          </table:table-cell>
          <table:table-cell office:value-type="string">
            <text:p/>
          </table:table-cell>
          <table:table-cell office:value-type="string">
            <text:p>否</text:p>
          </table:table-cell>
          <table:table-cell office:value-type="string">
            <text:p>夾腳拖的家長安122</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長安西路 122 號、124號 1至4樓</text:p>
          </table:table-cell>
          <table:table-cell office:value-type="string">
            <text:p>02-25585050</text:p>
          </table:table-cell>
          <table:table-cell office:value-type="string">
            <text:p>-</text:p>
          </table:table-cell>
          <table:table-cell office:value-type="string">
            <text:p>31</text:p>
          </table:table-cell>
          <table:table-cell office:value-type="string">
            <text:p>flipflophostel@owlstay.travel</text:p>
          </table:table-cell>
          <table:table-cell office:value-type="string">
            <text:p>http://www.flipflophostel.com</text:p>
          </table:table-cell>
        </table:table-row>
        <table:table-row>
          <table:table-cell office:value-type="string">
            <text:p>2016-11-03</text:p>
          </table:table-cell>
          <table:table-cell office:value-type="string">
            <text:p>臺北市旅館583號</text:p>
          </table:table-cell>
          <table:table-cell office:value-type="string">
            <text:p>旅館</text:p>
          </table:table-cell>
          <table:table-cell office:value-type="string">
            <text:p/>
          </table:table-cell>
          <table:table-cell office:value-type="string">
            <text:p>否</text:p>
          </table:table-cell>
          <table:table-cell office:value-type="string">
            <text:p>涪美飯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重慶南路一段94號</text:p>
          </table:table-cell>
          <table:table-cell office:value-type="string">
            <text:p>02-23810086</text:p>
          </table:table-cell>
          <table:table-cell office:value-type="string">
            <text:p>02-23810678</text:p>
          </table:table-cell>
          <table:table-cell office:value-type="string">
            <text:p>49</text:p>
          </table:table-cell>
          <table:table-cell office:value-type="string">
            <text:p>hotelb7journey@gmail.com</text:p>
          </table:table-cell>
          <table:table-cell office:value-type="string">
            <text:p>https://www.hotelb7journey.com.tw/</text:p>
          </table:table-cell>
        </table:table-row>
        <table:table-row>
          <table:table-cell office:value-type="string">
            <text:p>2016-10-31</text:p>
          </table:table-cell>
          <table:table-cell office:value-type="string">
            <text:p>臺北市旅館582號</text:p>
          </table:table-cell>
          <table:table-cell office:value-type="string">
            <text:p>旅館</text:p>
          </table:table-cell>
          <table:table-cell office:value-type="string">
            <text:p/>
          </table:table-cell>
          <table:table-cell office:value-type="string">
            <text:p>否</text:p>
          </table:table-cell>
          <table:table-cell office:value-type="string">
            <text:p>在家行旅西門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昆明街96巷8號1樓</text:p>
          </table:table-cell>
          <table:table-cell office:value-type="string">
            <text:p>02-23619000</text:p>
          </table:table-cell>
          <table:table-cell office:value-type="string">
            <text:p>-</text:p>
          </table:table-cell>
          <table:table-cell office:value-type="string">
            <text:p>5</text:p>
          </table:table-cell>
          <table:table-cell office:value-type="string">
            <text:p>athome8286@gmail.com</text:p>
          </table:table-cell>
          <table:table-cell office:value-type="string">
            <text:p>https://booking.owlting.com/athomehotelximen</text:p>
          </table:table-cell>
        </table:table-row>
        <table:table-row>
          <table:table-cell office:value-type="string">
            <text:p>2016-10-28</text:p>
          </table:table-cell>
          <table:table-cell office:value-type="string">
            <text:p>臺北市旅館581號</text:p>
          </table:table-cell>
          <table:table-cell office:value-type="string">
            <text:p>旅館</text:p>
          </table:table-cell>
          <table:table-cell office:value-type="string">
            <text:p/>
          </table:table-cell>
          <table:table-cell office:value-type="string">
            <text:p>否</text:p>
          </table:table-cell>
          <table:table-cell office:value-type="string">
            <text:p>進綵商旅</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迪化街一段334號1至3樓</text:p>
          </table:table-cell>
          <table:table-cell office:value-type="string">
            <text:p>02-25536711</text:p>
          </table:table-cell>
          <table:table-cell office:value-type="string">
            <text:p>02-25536722</text:p>
          </table:table-cell>
          <table:table-cell office:value-type="string">
            <text:p>6</text:p>
          </table:table-cell>
          <table:table-cell office:value-type="string">
            <text:p>dg25536711@gmail.com</text:p>
          </table:table-cell>
          <table:table-cell office:value-type="string">
            <text:p>http://www.dghotel.com.tw</text:p>
          </table:table-cell>
        </table:table-row>
        <table:table-row>
          <table:table-cell office:value-type="string">
            <text:p>2016-10-25</text:p>
          </table:table-cell>
          <table:table-cell office:value-type="string">
            <text:p>臺北市旅館580號</text:p>
          </table:table-cell>
          <table:table-cell office:value-type="string">
            <text:p>旅館</text:p>
          </table:table-cell>
          <table:table-cell office:value-type="string">
            <text:p/>
          </table:table-cell>
          <table:table-cell office:value-type="string">
            <text:p>否</text:p>
          </table:table-cell>
          <table:table-cell office:value-type="string">
            <text:p>帛堯初見輕旅</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忠孝西路2段38號</text:p>
          </table:table-cell>
          <table:table-cell office:value-type="string">
            <text:p>02-23886813</text:p>
          </table:table-cell>
          <table:table-cell office:value-type="string">
            <text:p>02-23886813</text:p>
          </table:table-cell>
          <table:table-cell office:value-type="string">
            <text:p>4</text:p>
          </table:table-cell>
          <table:table-cell office:value-type="string">
            <text:p>dba3.house@gmail.com</text:p>
          </table:table-cell>
          <table:table-cell office:value-type="string">
            <text:p/>
          </table:table-cell>
        </table:table-row>
        <table:table-row>
          <table:table-cell office:value-type="string">
            <text:p>2016-10-19</text:p>
          </table:table-cell>
          <table:table-cell office:value-type="string">
            <text:p>臺北市旅館579號</text:p>
          </table:table-cell>
          <table:table-cell office:value-type="string">
            <text:p>旅館</text:p>
          </table:table-cell>
          <table:table-cell office:value-type="string">
            <text:p/>
          </table:table-cell>
          <table:table-cell office:value-type="string">
            <text:p>否</text:p>
          </table:table-cell>
          <table:table-cell office:value-type="string">
            <text:p>大安公園旅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信義路2段271號8樓</text:p>
          </table:table-cell>
          <table:table-cell office:value-type="string">
            <text:p>02-23965222</text:p>
          </table:table-cell>
          <table:table-cell office:value-type="string">
            <text:p>-</text:p>
          </table:table-cell>
          <table:table-cell office:value-type="string">
            <text:p>13</text:p>
          </table:table-cell>
          <table:table-cell office:value-type="string">
            <text:p>daanparkhotel@gmail.com</text:p>
          </table:table-cell>
          <table:table-cell office:value-type="string">
            <text:p>https://www.daanparkhotel.com</text:p>
          </table:table-cell>
        </table:table-row>
        <table:table-row>
          <table:table-cell office:value-type="string">
            <text:p>2016-10-05</text:p>
          </table:table-cell>
          <table:table-cell office:value-type="string">
            <text:p>臺北市旅館578號</text:p>
          </table:table-cell>
          <table:table-cell office:value-type="string">
            <text:p>旅館</text:p>
          </table:table-cell>
          <table:table-cell office:value-type="string">
            <text:p/>
          </table:table-cell>
          <table:table-cell office:value-type="string">
            <text:p>否</text:p>
          </table:table-cell>
          <table:table-cell office:value-type="string">
            <text:p>禾寓北車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重慶南路1段1號3樓</text:p>
          </table:table-cell>
          <table:table-cell office:value-type="string">
            <text:p>02-23718373</text:p>
          </table:table-cell>
          <table:table-cell office:value-type="string">
            <text:p>-</text:p>
          </table:table-cell>
          <table:table-cell office:value-type="string">
            <text:p>23</text:p>
          </table:table-cell>
          <table:table-cell office:value-type="string">
            <text:p>heyuhousehotel@gmail.com</text:p>
          </table:table-cell>
          <table:table-cell office:value-type="string">
            <text:p/>
          </table:table-cell>
        </table:table-row>
        <table:table-row>
          <table:table-cell office:value-type="string">
            <text:p>2016-10-05</text:p>
          </table:table-cell>
          <table:table-cell office:value-type="string">
            <text:p>臺北市旅館577號</text:p>
          </table:table-cell>
          <table:table-cell office:value-type="string">
            <text:p>旅館</text:p>
          </table:table-cell>
          <table:table-cell office:value-type="string">
            <text:p/>
          </table:table-cell>
          <table:table-cell office:value-type="string">
            <text:p>否</text:p>
          </table:table-cell>
          <table:table-cell office:value-type="string">
            <text:p>卡夫人背包客棧</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館前路34號7樓</text:p>
          </table:table-cell>
          <table:table-cell office:value-type="string">
            <text:p>02-23881666</text:p>
          </table:table-cell>
          <table:table-cell office:value-type="string">
            <text:p>-</text:p>
          </table:table-cell>
          <table:table-cell office:value-type="string">
            <text:p>14</text:p>
          </table:table-cell>
          <table:table-cell office:value-type="string">
            <text:p>cavemen_hostel@hotmail.com</text:p>
          </table:table-cell>
          <table:table-cell office:value-type="string">
            <text:p>https://www.cavemen.com.tw/</text:p>
          </table:table-cell>
        </table:table-row>
        <table:table-row>
          <table:table-cell office:value-type="string">
            <text:p>2016-09-30</text:p>
          </table:table-cell>
          <table:table-cell office:value-type="string">
            <text:p>臺北市旅館576號</text:p>
          </table:table-cell>
          <table:table-cell office:value-type="string">
            <text:p>旅館</text:p>
          </table:table-cell>
          <table:table-cell office:value-type="string">
            <text:p/>
          </table:table-cell>
          <table:table-cell office:value-type="string">
            <text:p>否</text:p>
          </table:table-cell>
          <table:table-cell office:value-type="string">
            <text:p>碩美精品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2段71號3樓</text:p>
          </table:table-cell>
          <table:table-cell office:value-type="string">
            <text:p>02-25621598</text:p>
          </table:table-cell>
          <table:table-cell office:value-type="string">
            <text:p>02-25621557</text:p>
          </table:table-cell>
          <table:table-cell office:value-type="string">
            <text:p>25</text:p>
          </table:table-cell>
          <table:table-cell office:value-type="string">
            <text:p>bstay@beautyhotels.com.tw</text:p>
          </table:table-cell>
          <table:table-cell office:value-type="string">
            <text:p/>
          </table:table-cell>
        </table:table-row>
        <table:table-row>
          <table:table-cell office:value-type="string">
            <text:p>2016-09-14</text:p>
          </table:table-cell>
          <table:table-cell office:value-type="string">
            <text:p>臺北市旅館575號</text:p>
          </table:table-cell>
          <table:table-cell office:value-type="string">
            <text:p>旅館</text:p>
          </table:table-cell>
          <table:table-cell office:value-type="string">
            <text:p/>
          </table:table-cell>
          <table:table-cell office:value-type="string">
            <text:p>否</text:p>
          </table:table-cell>
          <table:table-cell office:value-type="string">
            <text:p>城市商旅昆明館（HOTEL PAPA WHALE）</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昆明街46號地下1樓、46號及46號2至4樓、4樓之2、4樓之3</text:p>
          </table:table-cell>
          <table:table-cell office:value-type="string">
            <text:p>02-23311177</text:p>
          </table:table-cell>
          <table:table-cell office:value-type="string">
            <text:p>02-23312551</text:p>
          </table:table-cell>
          <table:table-cell office:value-type="string">
            <text:p>335</text:p>
          </table:table-cell>
          <table:table-cell office:value-type="string">
            <text:p>information@papawhale.com</text:p>
          </table:table-cell>
          <table:table-cell office:value-type="string">
            <text:p>http://www.papawhale.com/</text:p>
          </table:table-cell>
        </table:table-row>
        <table:table-row>
          <table:table-cell office:value-type="string">
            <text:p>2016-09-07</text:p>
          </table:table-cell>
          <table:table-cell office:value-type="string">
            <text:p>臺北市旅館573號</text:p>
          </table:table-cell>
          <table:table-cell office:value-type="string">
            <text:p>旅館</text:p>
          </table:table-cell>
          <table:table-cell office:value-type="string">
            <text:p/>
          </table:table-cell>
          <table:table-cell office:value-type="string">
            <text:p>否</text:p>
          </table:table-cell>
          <table:table-cell office:value-type="string">
            <text:p>詩漫精品旅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館前路8號6樓</text:p>
          </table:table-cell>
          <table:table-cell office:value-type="string">
            <text:p>02-23820111</text:p>
          </table:table-cell>
          <table:table-cell office:value-type="string">
            <text:p>02-23825000</text:p>
          </table:table-cell>
          <table:table-cell office:value-type="string">
            <text:p>33</text:p>
          </table:table-cell>
          <table:table-cell office:value-type="string">
            <text:p>smileinn3@gmail.com</text:p>
          </table:table-cell>
          <table:table-cell office:value-type="string">
            <text:p>http://www.smileinn.com.tw/</text:p>
          </table:table-cell>
        </table:table-row>
        <table:table-row>
          <table:table-cell office:value-type="string">
            <text:p>2016-08-25</text:p>
          </table:table-cell>
          <table:table-cell office:value-type="string">
            <text:p>臺北市旅館572號</text:p>
          </table:table-cell>
          <table:table-cell office:value-type="string">
            <text:p>旅館</text:p>
          </table:table-cell>
          <table:table-cell office:value-type="string">
            <text:p/>
          </table:table-cell>
          <table:table-cell office:value-type="string">
            <text:p>否</text:p>
          </table:table-cell>
          <table:table-cell office:value-type="string">
            <text:p>斯格加旅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72號1樓至4樓</text:p>
          </table:table-cell>
          <table:table-cell office:value-type="string">
            <text:p>02-25629117</text:p>
          </table:table-cell>
          <table:table-cell office:value-type="string">
            <text:p>-</text:p>
          </table:table-cell>
          <table:table-cell office:value-type="string">
            <text:p>7</text:p>
          </table:table-cell>
          <table:table-cell office:value-type="string">
            <text:p>4plushotel@gmail.com</text:p>
          </table:table-cell>
          <table:table-cell office:value-type="string">
            <text:p>https://4plus-hostel.com/zh/</text:p>
          </table:table-cell>
        </table:table-row>
        <table:table-row>
          <table:table-cell office:value-type="string">
            <text:p>2016-08-19</text:p>
          </table:table-cell>
          <table:table-cell office:value-type="string">
            <text:p>臺北市旅館570號</text:p>
          </table:table-cell>
          <table:table-cell office:value-type="string">
            <text:p>旅館</text:p>
          </table:table-cell>
          <table:table-cell office:value-type="string">
            <text:p/>
          </table:table-cell>
          <table:table-cell office:value-type="string">
            <text:p>否</text:p>
          </table:table-cell>
          <table:table-cell office:value-type="string">
            <text:p>台北北門窩泊旅</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太原路92巷2之1、2之2、2之3、2之4號(1樓至4樓)</text:p>
          </table:table-cell>
          <table:table-cell office:value-type="string">
            <text:p>02-25525068</text:p>
          </table:table-cell>
          <table:table-cell office:value-type="string">
            <text:p>02-25525062</text:p>
          </table:table-cell>
          <table:table-cell office:value-type="string">
            <text:p>19</text:p>
          </table:table-cell>
          <table:table-cell office:value-type="string">
            <text:p>beimenwow@gmail.com</text:p>
          </table:table-cell>
          <table:table-cell office:value-type="string">
            <text:p>http://www.wowposhtel.com</text:p>
          </table:table-cell>
        </table:table-row>
        <table:table-row>
          <table:table-cell office:value-type="string">
            <text:p>2016-08-11</text:p>
          </table:table-cell>
          <table:table-cell office:value-type="string">
            <text:p>臺北市旅館568號</text:p>
          </table:table-cell>
          <table:table-cell office:value-type="string">
            <text:p>旅館</text:p>
          </table:table-cell>
          <table:table-cell office:value-type="string">
            <text:p/>
          </table:table-cell>
          <table:table-cell office:value-type="string">
            <text:p>否</text:p>
          </table:table-cell>
          <table:table-cell office:value-type="string">
            <text:p>旅城驛鎮南京二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南京東路2段11號11樓</text:p>
          </table:table-cell>
          <table:table-cell office:value-type="string">
            <text:p>02-25718875</text:p>
          </table:table-cell>
          <table:table-cell office:value-type="string">
            <text:p>-</text:p>
          </table:table-cell>
          <table:table-cell office:value-type="string">
            <text:p>10</text:p>
          </table:table-cell>
          <table:table-cell office:value-type="string">
            <text:p>journeytowninn@gmail.com</text:p>
          </table:table-cell>
          <table:table-cell office:value-type="string">
            <text:p>https://chillroof.com.tw/</text:p>
          </table:table-cell>
        </table:table-row>
        <table:table-row>
          <table:table-cell office:value-type="string">
            <text:p>2016-08-11</text:p>
          </table:table-cell>
          <table:table-cell office:value-type="string">
            <text:p>臺北市旅館569號</text:p>
          </table:table-cell>
          <table:table-cell office:value-type="string">
            <text:p>旅館</text:p>
          </table:table-cell>
          <table:table-cell office:value-type="string">
            <text:p/>
          </table:table-cell>
          <table:table-cell office:value-type="string">
            <text:p>否</text:p>
          </table:table-cell>
          <table:table-cell office:value-type="string">
            <text:p>背包棧旅店-台北長春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長春路258巷6號2樓</text:p>
          </table:table-cell>
          <table:table-cell office:value-type="string">
            <text:p>02-25180188</text:p>
          </table:table-cell>
          <table:table-cell office:value-type="string">
            <text:p>02-25157311</text:p>
          </table:table-cell>
          <table:table-cell office:value-type="string">
            <text:p>43</text:p>
          </table:table-cell>
          <table:table-cell office:value-type="string">
            <text:p>bphostels@gmail.com</text:p>
          </table:table-cell>
          <table:table-cell office:value-type="string">
            <text:p>http://www.bph.com.tw/</text:p>
          </table:table-cell>
        </table:table-row>
        <table:table-row>
          <table:table-cell office:value-type="string">
            <text:p>2016-08-04</text:p>
          </table:table-cell>
          <table:table-cell office:value-type="string">
            <text:p>臺北市旅館567號</text:p>
          </table:table-cell>
          <table:table-cell office:value-type="string">
            <text:p>旅館</text:p>
          </table:table-cell>
          <table:table-cell office:value-type="string">
            <text:p/>
          </table:table-cell>
          <table:table-cell office:value-type="string">
            <text:p>否</text:p>
          </table:table-cell>
          <table:table-cell office:value-type="string">
            <text:p>洛碁大飯店忠孝館</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忠孝東路四段180號1樓、4樓至14樓</text:p>
          </table:table-cell>
          <table:table-cell office:value-type="string">
            <text:p>02-27116869</text:p>
          </table:table-cell>
          <table:table-cell office:value-type="string">
            <text:p>02-27115518</text:p>
          </table:table-cell>
          <table:table-cell office:value-type="string">
            <text:p>150</text:p>
          </table:table-cell>
          <table:table-cell office:value-type="string">
            <text:p>zhongxiao@greenworldhotels.com</text:p>
          </table:table-cell>
          <table:table-cell office:value-type="string">
            <text:p>http://zhongxiao.greenworldhotels.com</text:p>
          </table:table-cell>
        </table:table-row>
        <table:table-row>
          <table:table-cell office:value-type="string">
            <text:p>2016-07-21</text:p>
          </table:table-cell>
          <table:table-cell office:value-type="string">
            <text:p>臺北市旅館565號</text:p>
          </table:table-cell>
          <table:table-cell office:value-type="string">
            <text:p>旅館</text:p>
          </table:table-cell>
          <table:table-cell office:value-type="string">
            <text:p/>
          </table:table-cell>
          <table:table-cell office:value-type="string">
            <text:p>否</text:p>
          </table:table-cell>
          <table:table-cell office:value-type="string">
            <text:p>漫旅時光</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282號3樓</text:p>
          </table:table-cell>
          <table:table-cell office:value-type="string">
            <text:p>02-25617711</text:p>
          </table:table-cell>
          <table:table-cell office:value-type="string">
            <text:p>02-25643311</text:p>
          </table:table-cell>
          <table:table-cell office:value-type="string">
            <text:p>20</text:p>
          </table:table-cell>
          <table:table-cell office:value-type="string">
            <text:p>oursinnac@gmail.com</text:p>
          </table:table-cell>
          <table:table-cell office:value-type="string">
            <text:p/>
          </table:table-cell>
        </table:table-row>
        <table:table-row>
          <table:table-cell office:value-type="string">
            <text:p>2016-07-19</text:p>
          </table:table-cell>
          <table:table-cell office:value-type="string">
            <text:p>臺北市旅館564號</text:p>
          </table:table-cell>
          <table:table-cell office:value-type="string">
            <text:p>旅館</text:p>
          </table:table-cell>
          <table:table-cell office:value-type="string">
            <text:p/>
          </table:table-cell>
          <table:table-cell office:value-type="string">
            <text:p>否</text:p>
          </table:table-cell>
          <table:table-cell office:value-type="string">
            <text:p>旅樂序精品旅館三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懷寧街34號1至8樓</text:p>
          </table:table-cell>
          <table:table-cell office:value-type="string">
            <text:p>02-23758333</text:p>
          </table:table-cell>
          <table:table-cell office:value-type="string">
            <text:p>02-23832772</text:p>
          </table:table-cell>
          <table:table-cell office:value-type="string">
            <text:p>41</text:p>
          </table:table-cell>
          <table:table-cell office:value-type="string">
            <text:p>contact3@hotelrelaxclub.com</text:p>
          </table:table-cell>
          <table:table-cell office:value-type="string">
            <text:p>http://www.hotelrelaxclub.com/</text:p>
          </table:table-cell>
        </table:table-row>
        <table:table-row>
          <table:table-cell office:value-type="string">
            <text:p>2016-07-15</text:p>
          </table:table-cell>
          <table:table-cell office:value-type="string">
            <text:p>臺北市旅館562號</text:p>
          </table:table-cell>
          <table:table-cell office:value-type="string">
            <text:p>旅館</text:p>
          </table:table-cell>
          <table:table-cell office:value-type="string">
            <text:p/>
          </table:table-cell>
          <table:table-cell office:value-type="string">
            <text:p>否</text:p>
          </table:table-cell>
          <table:table-cell office:value-type="string">
            <text:p>路徒行旅-中華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延平南路68號</text:p>
          </table:table-cell>
          <table:table-cell office:value-type="string">
            <text:p>02-23120589</text:p>
          </table:table-cell>
          <table:table-cell office:value-type="string">
            <text:p>02-23120285</text:p>
          </table:table-cell>
          <table:table-cell office:value-type="string">
            <text:p>68</text:p>
          </table:table-cell>
          <table:table-cell office:value-type="string">
            <text:p>roaders68@gmail.com</text:p>
          </table:table-cell>
          <table:table-cell office:value-type="string">
            <text:p>https://zhonghua.roadershotel.com/</text:p>
          </table:table-cell>
        </table:table-row>
        <table:table-row>
          <table:table-cell office:value-type="string">
            <text:p>2016-07-14</text:p>
          </table:table-cell>
          <table:table-cell office:value-type="string">
            <text:p>臺北市旅館561號</text:p>
          </table:table-cell>
          <table:table-cell office:value-type="string">
            <text:p>旅館</text:p>
          </table:table-cell>
          <table:table-cell office:value-type="string">
            <text:p/>
          </table:table-cell>
          <table:table-cell office:value-type="string">
            <text:p>否</text:p>
          </table:table-cell>
          <table:table-cell office:value-type="string">
            <text:p>日日吉旅店</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昌吉街1號 1樓至3樓</text:p>
          </table:table-cell>
          <table:table-cell office:value-type="string">
            <text:p>02-25991787</text:p>
          </table:table-cell>
          <table:table-cell office:value-type="string">
            <text:p>-</text:p>
          </table:table-cell>
          <table:table-cell office:value-type="string">
            <text:p>21</text:p>
          </table:table-cell>
          <table:table-cell office:value-type="string">
            <text:p>LuckyOneBooking@gmail.com</text:p>
          </table:table-cell>
          <table:table-cell office:value-type="string">
            <text:p/>
          </table:table-cell>
        </table:table-row>
        <table:table-row>
          <table:table-cell office:value-type="string">
            <text:p>2016-06-28</text:p>
          </table:table-cell>
          <table:table-cell office:value-type="string">
            <text:p>臺北市民宿001號</text:p>
          </table:table-cell>
          <table:table-cell office:value-type="string">
            <text:p>民宿</text:p>
          </table:table-cell>
          <table:table-cell office:value-type="string">
            <text:p>好客民宿</text:p>
          </table:table-cell>
          <table:table-cell office:value-type="string">
            <text:p>否</text:p>
          </table:table-cell>
          <table:table-cell office:value-type="string">
            <text:p>楓の微笑會館</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菁山里菁山路131巷18之1號</text:p>
          </table:table-cell>
          <table:table-cell office:value-type="string">
            <text:p>02-28622145</text:p>
          </table:table-cell>
          <table:table-cell office:value-type="string">
            <text:p>02-28622149</text:p>
          </table:table-cell>
          <table:table-cell office:value-type="string">
            <text:p>5</text:p>
          </table:table-cell>
          <table:table-cell office:value-type="string">
            <text:p>futian.village@gmail.com</text:p>
          </table:table-cell>
          <table:table-cell office:value-type="string">
            <text:p>http://www.2ftv.com.tw</text:p>
          </table:table-cell>
        </table:table-row>
        <table:table-row>
          <table:table-cell office:value-type="string">
            <text:p>2016-06-27</text:p>
          </table:table-cell>
          <table:table-cell office:value-type="string">
            <text:p>臺北市旅館559號</text:p>
          </table:table-cell>
          <table:table-cell office:value-type="string">
            <text:p>旅館</text:p>
          </table:table-cell>
          <table:table-cell office:value-type="string">
            <text:p/>
          </table:table-cell>
          <table:table-cell office:value-type="string">
            <text:p>否</text:p>
          </table:table-cell>
          <table:table-cell office:value-type="string">
            <text:p>洛碁大飯店松山館</text:p>
          </table:table-cell>
          <table:table-cell office:value-type="string">
            <text:p>臺北市</text:p>
          </table:table-cell>
          <table:table-cell office:value-type="string">
            <text:p>南港區</text:p>
          </table:table-cell>
          <table:table-cell office:value-type="string">
            <text:p>115</text:p>
          </table:table-cell>
          <table:table-cell office:value-type="string">
            <text:p>臺北市南港區玉成街149號</text:p>
          </table:table-cell>
          <table:table-cell office:value-type="string">
            <text:p>02-27837088</text:p>
          </table:table-cell>
          <table:table-cell office:value-type="string">
            <text:p>02-27831699</text:p>
          </table:table-cell>
          <table:table-cell office:value-type="string">
            <text:p>97</text:p>
          </table:table-cell>
          <table:table-cell office:value-type="string">
            <text:p>songshan@global.com</text:p>
          </table:table-cell>
          <table:table-cell office:value-type="string">
            <text:p>https://songshan.greenworldhotels.com/</text:p>
          </table:table-cell>
        </table:table-row>
        <table:table-row>
          <table:table-cell office:value-type="string">
            <text:p>2016-06-22</text:p>
          </table:table-cell>
          <table:table-cell office:value-type="string">
            <text:p>臺北市旅館558號</text:p>
          </table:table-cell>
          <table:table-cell office:value-type="string">
            <text:p>旅館</text:p>
          </table:table-cell>
          <table:table-cell office:value-type="string">
            <text:p/>
          </table:table-cell>
          <table:table-cell office:value-type="string">
            <text:p>否</text:p>
          </table:table-cell>
          <table:table-cell office:value-type="string">
            <text:p>綺樂文旅 開封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開封街一段35號1至8樓</text:p>
          </table:table-cell>
          <table:table-cell office:value-type="string">
            <text:p>02-23615889</text:p>
          </table:table-cell>
          <table:table-cell office:value-type="string">
            <text:p>02-23708903</text:p>
          </table:table-cell>
          <table:table-cell office:value-type="string">
            <text:p>63</text:p>
          </table:table-cell>
          <table:table-cell office:value-type="string">
            <text:p>servicekf@leroomhotel.com</text:p>
          </table:table-cell>
          <table:table-cell office:value-type="string">
            <text:p>https://leroomhotel.com/</text:p>
          </table:table-cell>
        </table:table-row>
        <table:table-row>
          <table:table-cell office:value-type="string">
            <text:p>2016-06-17</text:p>
          </table:table-cell>
          <table:table-cell office:value-type="string">
            <text:p>臺北市旅館557號</text:p>
          </table:table-cell>
          <table:table-cell office:value-type="string">
            <text:p>旅館</text:p>
          </table:table-cell>
          <table:table-cell office:value-type="string">
            <text:p/>
          </table:table-cell>
          <table:table-cell office:value-type="string">
            <text:p>否</text:p>
          </table:table-cell>
          <table:table-cell office:value-type="string">
            <text:p>趣旅館‧林森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487號1樓至2樓</text:p>
          </table:table-cell>
          <table:table-cell office:value-type="string">
            <text:p>02-25683242</text:p>
          </table:table-cell>
          <table:table-cell office:value-type="string">
            <text:p>02-25683164</text:p>
          </table:table-cell>
          <table:table-cell office:value-type="string">
            <text:p>123</text:p>
          </table:table-cell>
          <table:table-cell office:value-type="string">
            <text:p>hotelfun.linsen@discoverygroup.com.tw</text:p>
          </table:table-cell>
          <table:table-cell office:value-type="string">
            <text:p>http://www.hotelfuntw.com/</text:p>
          </table:table-cell>
        </table:table-row>
        <table:table-row>
          <table:table-cell office:value-type="string">
            <text:p>2016-06-16</text:p>
          </table:table-cell>
          <table:table-cell office:value-type="string">
            <text:p>臺北市旅館556號</text:p>
          </table:table-cell>
          <table:table-cell office:value-type="string">
            <text:p>旅館</text:p>
          </table:table-cell>
          <table:table-cell office:value-type="string">
            <text:p/>
          </table:table-cell>
          <table:table-cell office:value-type="string">
            <text:p>否</text:p>
          </table:table-cell>
          <table:table-cell office:value-type="string">
            <text:p>台北松山意舍酒店</text:p>
          </table:table-cell>
          <table:table-cell office:value-type="string">
            <text:p>臺北市</text:p>
          </table:table-cell>
          <table:table-cell office:value-type="string">
            <text:p>南港區</text:p>
          </table:table-cell>
          <table:table-cell office:value-type="string">
            <text:p>115</text:p>
          </table:table-cell>
          <table:table-cell office:value-type="string">
            <text:p>臺北市南港區市民大道七段8號17樓至21樓</text:p>
          </table:table-cell>
          <table:table-cell office:value-type="string">
            <text:p>02-26532828</text:p>
          </table:table-cell>
          <table:table-cell office:value-type="string">
            <text:p>02-26532829</text:p>
          </table:table-cell>
          <table:table-cell office:value-type="string">
            <text:p>190</text:p>
          </table:table-cell>
          <table:table-cell office:value-type="string">
            <text:p>songshan@amba-hotels.com</text:p>
          </table:table-cell>
          <table:table-cell office:value-type="string">
            <text:p>http://www.amba-hotels.com</text:p>
          </table:table-cell>
        </table:table-row>
        <table:table-row>
          <table:table-cell office:value-type="string">
            <text:p>2016-06-07</text:p>
          </table:table-cell>
          <table:table-cell office:value-type="string">
            <text:p>臺北市旅館554號</text:p>
          </table:table-cell>
          <table:table-cell office:value-type="string">
            <text:p>旅館</text:p>
          </table:table-cell>
          <table:table-cell office:value-type="string">
            <text:p/>
          </table:table-cell>
          <table:table-cell office:value-type="string">
            <text:p>否</text:p>
          </table:table-cell>
          <table:table-cell office:value-type="string">
            <text:p>寧夏2號旅店</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寧夏路2號</text:p>
          </table:table-cell>
          <table:table-cell office:value-type="string">
            <text:p>02-25507619</text:p>
          </table:table-cell>
          <table:table-cell office:value-type="string">
            <text:p>02-25507622</text:p>
          </table:table-cell>
          <table:table-cell office:value-type="string">
            <text:p>19</text:p>
          </table:table-cell>
          <table:table-cell office:value-type="string">
            <text:p>vonehotel.ningxia@gmail.com</text:p>
          </table:table-cell>
          <table:table-cell office:value-type="string">
            <text:p>http://www.ningxiano2inn.com</text:p>
          </table:table-cell>
        </table:table-row>
        <table:table-row>
          <table:table-cell office:value-type="string">
            <text:p>2016-05-27</text:p>
          </table:table-cell>
          <table:table-cell office:value-type="string">
            <text:p>臺北市旅館553號</text:p>
          </table:table-cell>
          <table:table-cell office:value-type="string">
            <text:p>旅館</text:p>
          </table:table-cell>
          <table:table-cell office:value-type="string">
            <text:p/>
          </table:table-cell>
          <table:table-cell office:value-type="string">
            <text:p>否</text:p>
          </table:table-cell>
          <table:table-cell office:value-type="string">
            <text:p>米尼旅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西路一段23號5至6樓</text:p>
          </table:table-cell>
          <table:table-cell office:value-type="string">
            <text:p>02-23881516</text:p>
          </table:table-cell>
          <table:table-cell office:value-type="string">
            <text:p>02-23881159</text:p>
          </table:table-cell>
          <table:table-cell office:value-type="string">
            <text:p>8</text:p>
          </table:table-cell>
          <table:table-cell office:value-type="string">
            <text:p>service@miniinn.com.tw</text:p>
          </table:table-cell>
          <table:table-cell office:value-type="string">
            <text:p/>
          </table:table-cell>
        </table:table-row>
        <table:table-row>
          <table:table-cell office:value-type="string">
            <text:p>2016-04-28</text:p>
          </table:table-cell>
          <table:table-cell office:value-type="string">
            <text:p>臺北市旅館549號</text:p>
          </table:table-cell>
          <table:table-cell office:value-type="string">
            <text:p>旅館</text:p>
          </table:table-cell>
          <table:table-cell office:value-type="string">
            <text:p/>
          </table:table-cell>
          <table:table-cell office:value-type="string">
            <text:p>否</text:p>
          </table:table-cell>
          <table:table-cell office:value-type="string">
            <text:p>丰居旅店北車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重慶南路一段60號</text:p>
          </table:table-cell>
          <table:table-cell office:value-type="string">
            <text:p>02-23142121</text:p>
          </table:table-cell>
          <table:table-cell office:value-type="string">
            <text:p>02-77113138</text:p>
          </table:table-cell>
          <table:table-cell office:value-type="string">
            <text:p>23</text:p>
          </table:table-cell>
          <table:table-cell office:value-type="string">
            <text:p>premium@via-hotel.com.tw</text:p>
          </table:table-cell>
          <table:table-cell office:value-type="string">
            <text:p>http://via-hotel.com.tw/</text:p>
          </table:table-cell>
        </table:table-row>
        <table:table-row>
          <table:table-cell office:value-type="string">
            <text:p>2016-04-21</text:p>
          </table:table-cell>
          <table:table-cell office:value-type="string">
            <text:p>臺北市旅館548號</text:p>
          </table:table-cell>
          <table:table-cell office:value-type="string">
            <text:p>旅館</text:p>
          </table:table-cell>
          <table:table-cell office:value-type="string">
            <text:p/>
          </table:table-cell>
          <table:table-cell office:value-type="string">
            <text:p>否</text:p>
          </table:table-cell>
          <table:table-cell office:value-type="string">
            <text:p>清翼居旅店采風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南陽街8號2至5樓</text:p>
          </table:table-cell>
          <table:table-cell office:value-type="string">
            <text:p>02-23123661</text:p>
          </table:table-cell>
          <table:table-cell office:value-type="string">
            <text:p>02-23123727</text:p>
          </table:table-cell>
          <table:table-cell office:value-type="string">
            <text:p>50</text:p>
          </table:table-cell>
          <table:table-cell office:value-type="string">
            <text:p>morwinghotelculture@gmail.com</text:p>
          </table:table-cell>
          <table:table-cell office:value-type="string">
            <text:p>http://www.morwinghotel.com/</text:p>
          </table:table-cell>
        </table:table-row>
        <table:table-row>
          <table:table-cell office:value-type="string">
            <text:p>2016-04-13</text:p>
          </table:table-cell>
          <table:table-cell office:value-type="string">
            <text:p>臺北市旅館547號</text:p>
          </table:table-cell>
          <table:table-cell office:value-type="string">
            <text:p>旅館</text:p>
          </table:table-cell>
          <table:table-cell office:value-type="string">
            <text:p/>
          </table:table-cell>
          <table:table-cell office:value-type="string">
            <text:p>否</text:p>
          </table:table-cell>
          <table:table-cell office:value-type="string">
            <text:p>禾順行旅</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廣州街247號及247號2至6樓</text:p>
          </table:table-cell>
          <table:table-cell office:value-type="string">
            <text:p>02-23081000</text:p>
          </table:table-cell>
          <table:table-cell office:value-type="string">
            <text:p>02-23085111</text:p>
          </table:table-cell>
          <table:table-cell office:value-type="string">
            <text:p>98</text:p>
          </table:table-cell>
          <table:table-cell office:value-type="string">
            <text:p>accounting@wholesomehotel.com</text:p>
          </table:table-cell>
          <table:table-cell office:value-type="string">
            <text:p/>
          </table:table-cell>
        </table:table-row>
        <table:table-row>
          <table:table-cell office:value-type="string">
            <text:p>2004-09-03</text:p>
          </table:table-cell>
          <table:table-cell office:value-type="string">
            <text:p>臺北市旅館256號</text:p>
          </table:table-cell>
          <table:table-cell office:value-type="string">
            <text:p>旅館</text:p>
          </table:table-cell>
          <table:table-cell office:value-type="string">
            <text:p/>
          </table:table-cell>
          <table:table-cell office:value-type="string">
            <text:p>是</text:p>
          </table:table-cell>
          <table:table-cell office:value-type="string">
            <text:p>麗之湯別館</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溫泉路銀光巷4-2號</text:p>
          </table:table-cell>
          <table:table-cell office:value-type="string">
            <text:p>02-28910033</text:p>
          </table:table-cell>
          <table:table-cell office:value-type="string">
            <text:p>02-28945913</text:p>
          </table:table-cell>
          <table:table-cell office:value-type="string">
            <text:p>40</text:p>
          </table:table-cell>
          <table:table-cell office:value-type="string">
            <text:p>lihotspring@gmail.com</text:p>
          </table:table-cell>
          <table:table-cell office:value-type="string">
            <text:p>https://ghsr.com.tw/</text:p>
          </table:table-cell>
        </table:table-row>
        <table:table-row>
          <table:table-cell office:value-type="string">
            <text:p>2016-03-21</text:p>
          </table:table-cell>
          <table:table-cell office:value-type="string">
            <text:p>臺北市旅館759號</text:p>
          </table:table-cell>
          <table:table-cell office:value-type="string">
            <text:p>旅館</text:p>
          </table:table-cell>
          <table:table-cell office:value-type="string">
            <text:p/>
          </table:table-cell>
          <table:table-cell office:value-type="string">
            <text:p>否</text:p>
          </table:table-cell>
          <table:table-cell office:value-type="string">
            <text:p>西門希爾商旅</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峨眉街28號4樓之1、4樓之2、4樓之3</text:p>
          </table:table-cell>
          <table:table-cell office:value-type="string">
            <text:p>02-23810081</text:p>
          </table:table-cell>
          <table:table-cell office:value-type="string">
            <text:p>-</text:p>
          </table:table-cell>
          <table:table-cell office:value-type="string">
            <text:p>15</text:p>
          </table:table-cell>
          <table:table-cell office:value-type="string">
            <text:p>ximen@hotelshere.com.tw</text:p>
          </table:table-cell>
          <table:table-cell office:value-type="string">
            <text:p/>
          </table:table-cell>
        </table:table-row>
        <table:table-row>
          <table:table-cell office:value-type="string">
            <text:p>2016-03-21</text:p>
          </table:table-cell>
          <table:table-cell office:value-type="string">
            <text:p>臺北市旅館542號</text:p>
          </table:table-cell>
          <table:table-cell office:value-type="string">
            <text:p>旅館</text:p>
          </table:table-cell>
          <table:table-cell office:value-type="string">
            <text:p/>
          </table:table-cell>
          <table:table-cell office:value-type="string">
            <text:p>否</text:p>
          </table:table-cell>
          <table:table-cell office:value-type="string">
            <text:p>台北天晴旅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懷寧街92-2號1至6樓</text:p>
          </table:table-cell>
          <table:table-cell office:value-type="string">
            <text:p>02-23319391</text:p>
          </table:table-cell>
          <table:table-cell office:value-type="string">
            <text:p>02-23313194</text:p>
          </table:table-cell>
          <table:table-cell office:value-type="string">
            <text:p>15</text:p>
          </table:table-cell>
          <table:table-cell office:value-type="string">
            <text:p>srevice@sunnyhostel.com.tw</text:p>
          </table:table-cell>
          <table:table-cell office:value-type="string">
            <text:p/>
          </table:table-cell>
        </table:table-row>
        <table:table-row>
          <table:table-cell office:value-type="string">
            <text:p>2016-03-21</text:p>
          </table:table-cell>
          <table:table-cell office:value-type="string">
            <text:p>臺北市旅館544號</text:p>
          </table:table-cell>
          <table:table-cell office:value-type="string">
            <text:p>旅館</text:p>
          </table:table-cell>
          <table:table-cell office:value-type="string">
            <text:p/>
          </table:table-cell>
          <table:table-cell office:value-type="string">
            <text:p>否</text:p>
          </table:table-cell>
          <table:table-cell office:value-type="string">
            <text:p>丰居旅店忠孝館</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復興南路1段126巷1號3樓(含3樓、3樓夾層、4樓)</text:p>
          </table:table-cell>
          <table:table-cell office:value-type="string">
            <text:p>02-77116368</text:p>
          </table:table-cell>
          <table:table-cell office:value-type="string">
            <text:p>02-77113138</text:p>
          </table:table-cell>
          <table:table-cell office:value-type="string">
            <text:p>21</text:p>
          </table:table-cell>
          <table:table-cell office:value-type="string">
            <text:p>via.taipeizx@gmail.com</text:p>
          </table:table-cell>
          <table:table-cell office:value-type="string">
            <text:p/>
          </table:table-cell>
        </table:table-row>
        <table:table-row>
          <table:table-cell office:value-type="string">
            <text:p>2016-03-21</text:p>
          </table:table-cell>
          <table:table-cell office:value-type="string">
            <text:p>臺北市旅館546號</text:p>
          </table:table-cell>
          <table:table-cell office:value-type="string">
            <text:p>旅館</text:p>
          </table:table-cell>
          <table:table-cell office:value-type="string">
            <text:p/>
          </table:table-cell>
          <table:table-cell office:value-type="string">
            <text:p>否</text:p>
          </table:table-cell>
          <table:table-cell office:value-type="string">
            <text:p>姆提文創旅店</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信義路三段147巷5弄4號1樓</text:p>
          </table:table-cell>
          <table:table-cell office:value-type="string">
            <text:p>02-23897563</text:p>
          </table:table-cell>
          <table:table-cell office:value-type="string">
            <text:p>02-2371</text:p>
          </table:table-cell>
          <table:table-cell office:value-type="string">
            <text:p>11</text:p>
          </table:table-cell>
          <table:table-cell office:value-type="string">
            <text:p>service@motif.com.tw</text:p>
          </table:table-cell>
          <table:table-cell office:value-type="string">
            <text:p>https://cafe.nihao.com.tw/</text:p>
          </table:table-cell>
        </table:table-row>
        <table:table-row>
          <table:table-cell office:value-type="string">
            <text:p>2016-03-21</text:p>
          </table:table-cell>
          <table:table-cell office:value-type="string">
            <text:p>臺北市旅館545號</text:p>
          </table:table-cell>
          <table:table-cell office:value-type="string">
            <text:p>旅館</text:p>
          </table:table-cell>
          <table:table-cell office:value-type="string">
            <text:p/>
          </table:table-cell>
          <table:table-cell office:value-type="string">
            <text:p>否</text:p>
          </table:table-cell>
          <table:table-cell office:value-type="string">
            <text:p>怡品商旅</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忠孝東路四段87號13﹑14樓</text:p>
          </table:table-cell>
          <table:table-cell office:value-type="string">
            <text:p>02-27766136</text:p>
          </table:table-cell>
          <table:table-cell office:value-type="string">
            <text:p>02-27766138</text:p>
          </table:table-cell>
          <table:table-cell office:value-type="string">
            <text:p>81</text:p>
          </table:table-cell>
          <table:table-cell office:value-type="string">
            <text:p>service@eastin-taipei.com.tw</text:p>
          </table:table-cell>
          <table:table-cell office:value-type="string">
            <text:p>http://www.eastin-taipei.com.tw</text:p>
          </table:table-cell>
        </table:table-row>
        <table:table-row>
          <table:table-cell office:value-type="string">
            <text:p>2016-03-07</text:p>
          </table:table-cell>
          <table:table-cell office:value-type="string">
            <text:p>臺北市旅館540號</text:p>
          </table:table-cell>
          <table:table-cell office:value-type="string">
            <text:p>旅館</text:p>
          </table:table-cell>
          <table:table-cell office:value-type="string">
            <text:p/>
          </table:table-cell>
          <table:table-cell office:value-type="string">
            <text:p>否</text:p>
          </table:table-cell>
          <table:table-cell office:value-type="string">
            <text:p>峻美精旅</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長春路62號6樓 </text:p>
          </table:table-cell>
          <table:table-cell office:value-type="string">
            <text:p>02-25312338</text:p>
          </table:table-cell>
          <table:table-cell office:value-type="string">
            <text:p>02-25312337</text:p>
          </table:table-cell>
          <table:table-cell office:value-type="string">
            <text:p>15</text:p>
          </table:table-cell>
          <table:table-cell office:value-type="string">
            <text:p>bnight@beautyhotels.com.tw</text:p>
          </table:table-cell>
          <table:table-cell office:value-type="string">
            <text:p/>
          </table:table-cell>
        </table:table-row>
        <table:table-row>
          <table:table-cell office:value-type="string">
            <text:p>2016-03-04</text:p>
          </table:table-cell>
          <table:table-cell office:value-type="string">
            <text:p>臺北市旅館541號</text:p>
          </table:table-cell>
          <table:table-cell office:value-type="string">
            <text:p>旅館</text:p>
          </table:table-cell>
          <table:table-cell office:value-type="string">
            <text:p/>
          </table:table-cell>
          <table:table-cell office:value-type="string">
            <text:p>否</text:p>
          </table:table-cell>
          <table:table-cell office:value-type="string">
            <text:p>天雲旅棧台北基河</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基河路18號</text:p>
          </table:table-cell>
          <table:table-cell office:value-type="string">
            <text:p>02-28856666</text:p>
          </table:table-cell>
          <table:table-cell office:value-type="string">
            <text:p>02-28851666</text:p>
          </table:table-cell>
          <table:table-cell office:value-type="string">
            <text:p>31</text:p>
          </table:table-cell>
          <table:table-cell office:value-type="string">
            <text:p>rsvn.jh@tango-hotels.com</text:p>
          </table:table-cell>
          <table:table-cell office:value-type="string">
            <text:p/>
          </table:table-cell>
        </table:table-row>
        <table:table-row>
          <table:table-cell office:value-type="string">
            <text:p>2016-02-19</text:p>
          </table:table-cell>
          <table:table-cell office:value-type="string">
            <text:p>臺北市旅館539號</text:p>
          </table:table-cell>
          <table:table-cell office:value-type="string">
            <text:p>旅館</text:p>
          </table:table-cell>
          <table:table-cell office:value-type="string">
            <text:p/>
          </table:table-cell>
          <table:table-cell office:value-type="string">
            <text:p>否</text:p>
          </table:table-cell>
          <table:table-cell office:value-type="string">
            <text:p>方舟旅店 長安復興</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長安東路二段246號3樓、10樓及11樓</text:p>
          </table:table-cell>
          <table:table-cell office:value-type="string">
            <text:p>02-27727750</text:p>
          </table:table-cell>
          <table:table-cell office:value-type="string">
            <text:p>02-27771025</text:p>
          </table:table-cell>
          <table:table-cell office:value-type="string">
            <text:p>82</text:p>
          </table:table-cell>
          <table:table-cell office:value-type="string">
            <text:p>taipei@arkhotel.com.tw</text:p>
          </table:table-cell>
          <table:table-cell office:value-type="string">
            <text:p/>
          </table:table-cell>
        </table:table-row>
        <table:table-row>
          <table:table-cell office:value-type="string">
            <text:p>2016-02-05</text:p>
          </table:table-cell>
          <table:table-cell office:value-type="string">
            <text:p>臺北市旅館538號</text:p>
          </table:table-cell>
          <table:table-cell office:value-type="string">
            <text:p>旅館</text:p>
          </table:table-cell>
          <table:table-cell office:value-type="string">
            <text:p/>
          </table:table-cell>
          <table:table-cell office:value-type="string">
            <text:p>否</text:p>
          </table:table-cell>
          <table:table-cell office:value-type="string">
            <text:p>藝宿商旅</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重慶北路一段116號2樓至11樓及11樓夾層</text:p>
          </table:table-cell>
          <table:table-cell office:value-type="string">
            <text:p>02-25506655</text:p>
          </table:table-cell>
          <table:table-cell office:value-type="string">
            <text:p>02-25553311</text:p>
          </table:table-cell>
          <table:table-cell office:value-type="string">
            <text:p>69</text:p>
          </table:table-cell>
          <table:table-cell office:value-type="string">
            <text:p>yisutpersvn@gmail.com</text:p>
          </table:table-cell>
          <table:table-cell office:value-type="string">
            <text:p>https://taipei.yisuhotel.com/</text:p>
          </table:table-cell>
        </table:table-row>
        <table:table-row>
          <table:table-cell office:value-type="string">
            <text:p>2016-01-19</text:p>
          </table:table-cell>
          <table:table-cell office:value-type="string">
            <text:p>臺北市旅館532號</text:p>
          </table:table-cell>
          <table:table-cell office:value-type="string">
            <text:p>旅館</text:p>
          </table:table-cell>
          <table:table-cell office:value-type="string">
            <text:p/>
          </table:table-cell>
          <table:table-cell office:value-type="string">
            <text:p>否</text:p>
          </table:table-cell>
          <table:table-cell office:value-type="string">
            <text:p>天使青旅</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衡陽路51號2樓之2</text:p>
          </table:table-cell>
          <table:table-cell office:value-type="string">
            <text:p>02-23131319</text:p>
          </table:table-cell>
          <table:table-cell office:value-type="string">
            <text:p>02-23131127</text:p>
          </table:table-cell>
          <table:table-cell office:value-type="string">
            <text:p>8</text:p>
          </table:table-cell>
          <table:table-cell office:value-type="string">
            <text:p>taipeiangelhostel@gmail.com</text:p>
          </table:table-cell>
          <table:table-cell office:value-type="string">
            <text:p/>
          </table:table-cell>
        </table:table-row>
        <table:table-row>
          <table:table-cell office:value-type="string">
            <text:p>2016-01-19</text:p>
          </table:table-cell>
          <table:table-cell office:value-type="string">
            <text:p>臺北市旅館533號</text:p>
          </table:table-cell>
          <table:table-cell office:value-type="string">
            <text:p>旅館</text:p>
          </table:table-cell>
          <table:table-cell office:value-type="string">
            <text:p/>
          </table:table-cell>
          <table:table-cell office:value-type="string">
            <text:p>否</text:p>
          </table:table-cell>
          <table:table-cell office:value-type="string">
            <text:p>能量旅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康定路25巷38號</text:p>
          </table:table-cell>
          <table:table-cell office:value-type="string">
            <text:p>02-23121211</text:p>
          </table:table-cell>
          <table:table-cell office:value-type="string">
            <text:p>02-23121221</text:p>
          </table:table-cell>
          <table:table-cell office:value-type="string">
            <text:p>4</text:p>
          </table:table-cell>
          <table:table-cell office:value-type="string">
            <text:p>service@energyinn.com.tw</text:p>
          </table:table-cell>
          <table:table-cell office:value-type="string">
            <text:p>http://www.energyinn.com.tw/</text:p>
          </table:table-cell>
        </table:table-row>
        <table:table-row>
          <table:table-cell office:value-type="string">
            <text:p>2004-05-05</text:p>
          </table:table-cell>
          <table:table-cell office:value-type="string">
            <text:p>臺北市旅館092號</text:p>
          </table:table-cell>
          <table:table-cell office:value-type="string">
            <text:p>旅館</text:p>
          </table:table-cell>
          <table:table-cell office:value-type="string">
            <text:p/>
          </table:table-cell>
          <table:table-cell office:value-type="string">
            <text:p>否</text:p>
          </table:table-cell>
          <table:table-cell office:value-type="string">
            <text:p>家賓大旅社</text:p>
          </table:table-cell>
          <table:table-cell office:value-type="string">
            <text:p>臺北市</text:p>
          </table:table-cell>
          <table:table-cell office:value-type="string">
            <text:p>文山區</text:p>
          </table:table-cell>
          <table:table-cell office:value-type="string">
            <text:p>116</text:p>
          </table:table-cell>
          <table:table-cell office:value-type="string">
            <text:p>臺北市文山區景文街42號6-7樓</text:p>
          </table:table-cell>
          <table:table-cell office:value-type="string">
            <text:p>02-29325915</text:p>
          </table:table-cell>
          <table:table-cell office:value-type="string">
            <text:p>02-29352212</text:p>
          </table:table-cell>
          <table:table-cell office:value-type="string">
            <text:p>32</text:p>
          </table:table-cell>
          <table:table-cell office:value-type="string">
            <text:p>sandy439262@gmail.com</text:p>
          </table:table-cell>
          <table:table-cell office:value-type="string">
            <text:p/>
          </table:table-cell>
        </table:table-row>
        <table:table-row>
          <table:table-cell office:value-type="string">
            <text:p>2016-01-19</text:p>
          </table:table-cell>
          <table:table-cell office:value-type="string">
            <text:p>臺北市旅館534號</text:p>
          </table:table-cell>
          <table:table-cell office:value-type="string">
            <text:p>旅館</text:p>
          </table:table-cell>
          <table:table-cell office:value-type="string">
            <text:p/>
          </table:table-cell>
          <table:table-cell office:value-type="string">
            <text:p>否</text:p>
          </table:table-cell>
          <table:table-cell office:value-type="string">
            <text:p>洛碁大飯店南京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南京東路三段8號1樓至14樓</text:p>
          </table:table-cell>
          <table:table-cell office:value-type="string">
            <text:p>02-25098882</text:p>
          </table:table-cell>
          <table:table-cell office:value-type="string">
            <text:p>02-25068282</text:p>
          </table:table-cell>
          <table:table-cell office:value-type="string">
            <text:p>116</text:p>
          </table:table-cell>
          <table:table-cell office:value-type="string">
            <text:p>robert@gwh.global</text:p>
          </table:table-cell>
          <table:table-cell office:value-type="string">
            <text:p>http://grandnanjing.greenworldhotels.com</text:p>
          </table:table-cell>
        </table:table-row>
        <table:table-row>
          <table:table-cell office:value-type="string">
            <text:p>2016-01-14</text:p>
          </table:table-cell>
          <table:table-cell office:value-type="string">
            <text:p>臺北市旅館530號</text:p>
          </table:table-cell>
          <table:table-cell office:value-type="string">
            <text:p>旅館</text:p>
          </table:table-cell>
          <table:table-cell office:value-type="string">
            <text:p/>
          </table:table-cell>
          <table:table-cell office:value-type="string">
            <text:p>否</text:p>
          </table:table-cell>
          <table:table-cell office:value-type="string">
            <text:p>甄美精品商旅</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259巷9號2樓</text:p>
          </table:table-cell>
          <table:table-cell office:value-type="string">
            <text:p>02-25639696</text:p>
          </table:table-cell>
          <table:table-cell office:value-type="string">
            <text:p>02-25632126</text:p>
          </table:table-cell>
          <table:table-cell office:value-type="string">
            <text:p>41</text:p>
          </table:table-cell>
          <table:table-cell office:value-type="string">
            <text:p>bfun@beautyhotels.com.tw</text:p>
          </table:table-cell>
          <table:table-cell office:value-type="string">
            <text:p>http://bfun.beautyhotels.com.tw/</text:p>
          </table:table-cell>
        </table:table-row>
        <table:table-row>
          <table:table-cell office:value-type="string">
            <text:p>2015-12-31</text:p>
          </table:table-cell>
          <table:table-cell office:value-type="string">
            <text:p>臺北市旅館528號</text:p>
          </table:table-cell>
          <table:table-cell office:value-type="string">
            <text:p>旅館</text:p>
          </table:table-cell>
          <table:table-cell office:value-type="string">
            <text:p/>
          </table:table-cell>
          <table:table-cell office:value-type="string">
            <text:p>否</text:p>
          </table:table-cell>
          <table:table-cell office:value-type="string">
            <text:p>沃客商旅-西門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中華路一段144號10樓</text:p>
          </table:table-cell>
          <table:table-cell office:value-type="string">
            <text:p>02-23812633</text:p>
          </table:table-cell>
          <table:table-cell office:value-type="string">
            <text:p>02-23822633</text:p>
          </table:table-cell>
          <table:table-cell office:value-type="string">
            <text:p>23</text:p>
          </table:table-cell>
          <table:table-cell office:value-type="string">
            <text:p/>
          </table:table-cell>
          <table:table-cell office:value-type="string">
            <text:p/>
          </table:table-cell>
        </table:table-row>
        <table:table-row>
          <table:table-cell office:value-type="string">
            <text:p>2015-12-21</text:p>
          </table:table-cell>
          <table:table-cell office:value-type="string">
            <text:p>臺北市旅館526號</text:p>
          </table:table-cell>
          <table:table-cell office:value-type="string">
            <text:p>旅館</text:p>
          </table:table-cell>
          <table:table-cell office:value-type="string">
            <text:p/>
          </table:table-cell>
          <table:table-cell office:value-type="string">
            <text:p>否</text:p>
          </table:table-cell>
          <table:table-cell office:value-type="string">
            <text:p>壹零壹艾美琪旅店</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復興南路一段126巷1號4樓</text:p>
          </table:table-cell>
          <table:table-cell office:value-type="string">
            <text:p>02-27728101</text:p>
          </table:table-cell>
          <table:table-cell office:value-type="string">
            <text:p>02-27720586</text:p>
          </table:table-cell>
          <table:table-cell office:value-type="string">
            <text:p>36</text:p>
          </table:table-cell>
          <table:table-cell office:value-type="string">
            <text:p>service@101amicihotels.com</text:p>
          </table:table-cell>
          <table:table-cell office:value-type="string">
            <text:p>http://www.101amicihotels.com/</text:p>
          </table:table-cell>
        </table:table-row>
        <table:table-row>
          <table:table-cell office:value-type="string">
            <text:p>2015-12-16</text:p>
          </table:table-cell>
          <table:table-cell office:value-type="string">
            <text:p>交觀宿字第1605號</text:p>
          </table:table-cell>
          <table:table-cell office:value-type="string">
            <text:p>國際觀光旅館</text:p>
          </table:table-cell>
          <table:table-cell office:value-type="string">
            <text:p>卓越五星</text:p>
          </table:table-cell>
          <table:table-cell office:value-type="string">
            <text:p>否</text:p>
          </table:table-cell>
          <table:table-cell office:value-type="string">
            <text:p>台北美福大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樂群二路55號</text:p>
          </table:table-cell>
          <table:table-cell office:value-type="string">
            <text:p>02-77223399</text:p>
          </table:table-cell>
          <table:table-cell office:value-type="string">
            <text:p>02-77223388</text:p>
          </table:table-cell>
          <table:table-cell office:value-type="string">
            <text:p>146</text:p>
          </table:table-cell>
          <table:table-cell office:value-type="string">
            <text:p>info@grandmayfull.com</text:p>
          </table:table-cell>
          <table:table-cell office:value-type="string">
            <text:p>https://www.grandmayfull.com/</text:p>
          </table:table-cell>
        </table:table-row>
        <table:table-row>
          <table:table-cell office:value-type="string">
            <text:p>2015-12-14</text:p>
          </table:table-cell>
          <table:table-cell office:value-type="string">
            <text:p>臺北市旅館523號</text:p>
          </table:table-cell>
          <table:table-cell office:value-type="string">
            <text:p>旅館</text:p>
          </table:table-cell>
          <table:table-cell office:value-type="string">
            <text:p>五星級</text:p>
          </table:table-cell>
          <table:table-cell office:value-type="string">
            <text:p>否</text:p>
          </table:table-cell>
          <table:table-cell office:value-type="string">
            <text:p>台北六福萬怡酒店</text:p>
          </table:table-cell>
          <table:table-cell office:value-type="string">
            <text:p>臺北市</text:p>
          </table:table-cell>
          <table:table-cell office:value-type="string">
            <text:p>南港區</text:p>
          </table:table-cell>
          <table:table-cell office:value-type="string">
            <text:p>115</text:p>
          </table:table-cell>
          <table:table-cell office:value-type="string">
            <text:p>臺北市南港區忠孝東路七段359號7-30樓</text:p>
          </table:table-cell>
          <table:table-cell office:value-type="string">
            <text:p>02-21716565</text:p>
          </table:table-cell>
          <table:table-cell office:value-type="string">
            <text:p>02-26546566</text:p>
          </table:table-cell>
          <table:table-cell office:value-type="string">
            <text:p>465</text:p>
          </table:table-cell>
          <table:table-cell office:value-type="string">
            <text:p>service@courtyardtaipei.com</text:p>
          </table:table-cell>
          <table:table-cell office:value-type="string">
            <text:p>https://www.courtyardtaipei.com.tw/</text:p>
          </table:table-cell>
        </table:table-row>
        <table:table-row>
          <table:table-cell office:value-type="string">
            <text:p>2015-12-07</text:p>
          </table:table-cell>
          <table:table-cell office:value-type="string">
            <text:p>臺北市旅館521號</text:p>
          </table:table-cell>
          <table:table-cell office:value-type="string">
            <text:p>旅館</text:p>
          </table:table-cell>
          <table:table-cell office:value-type="string">
            <text:p/>
          </table:table-cell>
          <table:table-cell office:value-type="string">
            <text:p>否</text:p>
          </table:table-cell>
          <table:table-cell office:value-type="string">
            <text:p>福爾摩莎壹零壹旅館</text:p>
          </table:table-cell>
          <table:table-cell office:value-type="string">
            <text:p>臺北市</text:p>
          </table:table-cell>
          <table:table-cell office:value-type="string">
            <text:p>信義區</text:p>
          </table:table-cell>
          <table:table-cell office:value-type="string">
            <text:p>110</text:p>
          </table:table-cell>
          <table:table-cell office:value-type="string">
            <text:p>臺北市信義區基隆路二段115號5樓、5樓之1及9樓</text:p>
          </table:table-cell>
          <table:table-cell office:value-type="string">
            <text:p>02-23771579</text:p>
          </table:table-cell>
          <table:table-cell office:value-type="string">
            <text:p>-</text:p>
          </table:table-cell>
          <table:table-cell office:value-type="string">
            <text:p>34</text:p>
          </table:table-cell>
          <table:table-cell office:value-type="string">
            <text:p>hostelformosa101@gmail.com</text:p>
          </table:table-cell>
          <table:table-cell office:value-type="string">
            <text:p>http://www.hostelformosa.com/contact_cn.html</text:p>
          </table:table-cell>
        </table:table-row>
        <table:table-row>
          <table:table-cell office:value-type="string">
            <text:p>2015-11-24</text:p>
          </table:table-cell>
          <table:table-cell office:value-type="string">
            <text:p>臺北市旅館520號</text:p>
          </table:table-cell>
          <table:table-cell office:value-type="string">
            <text:p>旅館</text:p>
          </table:table-cell>
          <table:table-cell office:value-type="string">
            <text:p/>
          </table:table-cell>
          <table:table-cell office:value-type="string">
            <text:p>否</text:p>
          </table:table-cell>
          <table:table-cell office:value-type="string">
            <text:p>二十輪旅店大安店</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大安路一段183號，185號，185號2樓至7樓</text:p>
          </table:table-cell>
          <table:table-cell office:value-type="string">
            <text:p>02-27032220</text:p>
          </table:table-cell>
          <table:table-cell office:value-type="string">
            <text:p>02-27071017</text:p>
          </table:table-cell>
          <table:table-cell office:value-type="string">
            <text:p>30</text:p>
          </table:table-cell>
          <table:table-cell office:value-type="string">
            <text:p>erica@swiio.com</text:p>
          </table:table-cell>
          <table:table-cell office:value-type="string">
            <text:p>http://www.swiio.com</text:p>
          </table:table-cell>
        </table:table-row>
        <table:table-row>
          <table:table-cell office:value-type="string">
            <text:p>2015-11-13</text:p>
          </table:table-cell>
          <table:table-cell office:value-type="string">
            <text:p>臺北市旅館519號</text:p>
          </table:table-cell>
          <table:table-cell office:value-type="string">
            <text:p>旅館</text:p>
          </table:table-cell>
          <table:table-cell office:value-type="string">
            <text:p/>
          </table:table-cell>
          <table:table-cell office:value-type="string">
            <text:p>否</text:p>
          </table:table-cell>
          <table:table-cell office:value-type="string">
            <text:p>台北發現青年旅舍</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民權東路二段21號5、6樓</text:p>
          </table:table-cell>
          <table:table-cell office:value-type="string">
            <text:p>02-25980209</text:p>
          </table:table-cell>
          <table:table-cell office:value-type="string">
            <text:p>02-25980205</text:p>
          </table:table-cell>
          <table:table-cell office:value-type="string">
            <text:p>7</text:p>
          </table:table-cell>
          <table:table-cell office:value-type="string">
            <text:p>reservations@discoverhostel.com</text:p>
          </table:table-cell>
          <table:table-cell office:value-type="string">
            <text:p>https://www.facebook.com/discoverhostel</text:p>
          </table:table-cell>
        </table:table-row>
        <table:table-row>
          <table:table-cell office:value-type="string">
            <text:p>2015-10-20</text:p>
          </table:table-cell>
          <table:table-cell office:value-type="string">
            <text:p>臺北市旅館518號</text:p>
          </table:table-cell>
          <table:table-cell office:value-type="string">
            <text:p>旅館</text:p>
          </table:table-cell>
          <table:table-cell office:value-type="string">
            <text:p/>
          </table:table-cell>
          <table:table-cell office:value-type="string">
            <text:p>否</text:p>
          </table:table-cell>
          <table:table-cell office:value-type="string">
            <text:p>約克旅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南陽街13號4樓</text:p>
          </table:table-cell>
          <table:table-cell office:value-type="string">
            <text:p>02-23705528</text:p>
          </table:table-cell>
          <table:table-cell office:value-type="string">
            <text:p>02-23700913</text:p>
          </table:table-cell>
          <table:table-cell office:value-type="string">
            <text:p>17</text:p>
          </table:table-cell>
          <table:table-cell office:value-type="string">
            <text:p>yorktaipei@gmail.com</text:p>
          </table:table-cell>
          <table:table-cell office:value-type="string">
            <text:p/>
          </table:table-cell>
        </table:table-row>
        <table:table-row>
          <table:table-cell office:value-type="string">
            <text:p>2015-10-06</text:p>
          </table:table-cell>
          <table:table-cell office:value-type="string">
            <text:p>臺北市旅館516號</text:p>
          </table:table-cell>
          <table:table-cell office:value-type="string">
            <text:p>旅館</text:p>
          </table:table-cell>
          <table:table-cell office:value-type="string">
            <text:p/>
          </table:table-cell>
          <table:table-cell office:value-type="string">
            <text:p>否</text:p>
          </table:table-cell>
          <table:table-cell office:value-type="string">
            <text:p>鉑泊客</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漢口街1段50號1-5樓</text:p>
          </table:table-cell>
          <table:table-cell office:value-type="string">
            <text:p>02-23755555</text:p>
          </table:table-cell>
          <table:table-cell office:value-type="string">
            <text:p>02-23755222</text:p>
          </table:table-cell>
          <table:table-cell office:value-type="string">
            <text:p>58</text:p>
          </table:table-cell>
          <table:table-cell office:value-type="string">
            <text:p>service@poshpackerhotel.com</text:p>
          </table:table-cell>
          <table:table-cell office:value-type="string">
            <text:p/>
          </table:table-cell>
        </table:table-row>
        <table:table-row>
          <table:table-cell office:value-type="string">
            <text:p>2015-09-23</text:p>
          </table:table-cell>
          <table:table-cell office:value-type="string">
            <text:p>臺北市旅館515號</text:p>
          </table:table-cell>
          <table:table-cell office:value-type="string">
            <text:p>旅館</text:p>
          </table:table-cell>
          <table:table-cell office:value-type="string">
            <text:p/>
          </table:table-cell>
          <table:table-cell office:value-type="string">
            <text:p>否</text:p>
          </table:table-cell>
          <table:table-cell office:value-type="string">
            <text:p>町記憶旅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昆明街117號、117之1至之6號及119號、119之1至之6號1至7樓</text:p>
          </table:table-cell>
          <table:table-cell office:value-type="string">
            <text:p>02-23709830</text:p>
          </table:table-cell>
          <table:table-cell office:value-type="string">
            <text:p>02-23121406</text:p>
          </table:table-cell>
          <table:table-cell office:value-type="string">
            <text:p>42</text:p>
          </table:table-cell>
          <table:table-cell office:value-type="string">
            <text:p>chohotel119@gmail.com</text:p>
          </table:table-cell>
          <table:table-cell office:value-type="string">
            <text:p>http://www.chohotel.com</text:p>
          </table:table-cell>
        </table:table-row>
        <table:table-row>
          <table:table-cell office:value-type="string">
            <text:p>2015-09-17</text:p>
          </table:table-cell>
          <table:table-cell office:value-type="string">
            <text:p>臺北市旅館514號</text:p>
          </table:table-cell>
          <table:table-cell office:value-type="string">
            <text:p>旅館</text:p>
          </table:table-cell>
          <table:table-cell office:value-type="string">
            <text:p/>
          </table:table-cell>
          <table:table-cell office:value-type="string">
            <text:p>否</text:p>
          </table:table-cell>
          <table:table-cell office:value-type="string">
            <text:p>城市商旅德立莊分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秀山街4號5-12樓、15樓；衡陽路99號5-12樓、15樓；延平南路110號5-11樓、15樓</text:p>
          </table:table-cell>
          <table:table-cell office:value-type="string">
            <text:p>02-23757777</text:p>
          </table:table-cell>
          <table:table-cell office:value-type="string">
            <text:p>02-23703239</text:p>
          </table:table-cell>
          <table:table-cell office:value-type="string">
            <text:p>535</text:p>
          </table:table-cell>
          <table:table-cell office:value-type="string">
            <text:p>information@richardson.com.tw</text:p>
          </table:table-cell>
          <table:table-cell office:value-type="string">
            <text:p>https://www.midtownrichardson.com/zh-tw</text:p>
          </table:table-cell>
        </table:table-row>
        <table:table-row>
          <table:table-cell office:value-type="string">
            <text:p>2015-09-14</text:p>
          </table:table-cell>
          <table:table-cell office:value-type="string">
            <text:p>交觀宿字第1608號</text:p>
          </table:table-cell>
          <table:table-cell office:value-type="string">
            <text:p>一般觀光旅館</text:p>
          </table:table-cell>
          <table:table-cell office:value-type="string">
            <text:p/>
          </table:table-cell>
          <table:table-cell office:value-type="string">
            <text:p>否</text:p>
          </table:table-cell>
          <table:table-cell office:value-type="string">
            <text:p>雀客旅館台北南京</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南京東路三段16號</text:p>
          </table:table-cell>
          <table:table-cell office:value-type="string">
            <text:p>02-25161610</text:p>
          </table:table-cell>
          <table:table-cell office:value-type="string">
            <text:p>02-25162919</text:p>
          </table:table-cell>
          <table:table-cell office:value-type="string">
            <text:p>56</text:p>
          </table:table-cell>
          <table:table-cell office:value-type="string">
            <text:p>resv-tw@cnfantasia.com</text:p>
          </table:table-cell>
          <table:table-cell office:value-type="string">
            <text:p/>
          </table:table-cell>
        </table:table-row>
        <table:table-row>
          <table:table-cell office:value-type="string">
            <text:p>2015-09-02</text:p>
          </table:table-cell>
          <table:table-cell office:value-type="string">
            <text:p>臺北市旅館512號</text:p>
          </table:table-cell>
          <table:table-cell office:value-type="string">
            <text:p>旅館</text:p>
          </table:table-cell>
          <table:table-cell office:value-type="string">
            <text:p/>
          </table:table-cell>
          <table:table-cell office:value-type="string">
            <text:p>否</text:p>
          </table:table-cell>
          <table:table-cell office:value-type="string">
            <text:p>清翼居旅店童話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開封街1段36號3-7樓</text:p>
          </table:table-cell>
          <table:table-cell office:value-type="string">
            <text:p>02-23117168</text:p>
          </table:table-cell>
          <table:table-cell office:value-type="string">
            <text:p>02-23117163</text:p>
          </table:table-cell>
          <table:table-cell office:value-type="string">
            <text:p>39</text:p>
          </table:table-cell>
          <table:table-cell office:value-type="string">
            <text:p>morwinghotelstory@gmail.com</text:p>
          </table:table-cell>
          <table:table-cell office:value-type="string">
            <text:p>http://tp.morwinghotel.com/</text:p>
          </table:table-cell>
        </table:table-row>
        <table:table-row>
          <table:table-cell office:value-type="string">
            <text:p>2015-08-27</text:p>
          </table:table-cell>
          <table:table-cell office:value-type="string">
            <text:p>臺北市旅館509號</text:p>
          </table:table-cell>
          <table:table-cell office:value-type="string">
            <text:p>旅館</text:p>
          </table:table-cell>
          <table:table-cell office:value-type="string">
            <text:p/>
          </table:table-cell>
          <table:table-cell office:value-type="string">
            <text:p>否</text:p>
          </table:table-cell>
          <table:table-cell office:value-type="string">
            <text:p>賦樂旅居</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大安路一段56號、56號4樓</text:p>
          </table:table-cell>
          <table:table-cell office:value-type="string">
            <text:p>02-27111118</text:p>
          </table:table-cell>
          <table:table-cell office:value-type="string">
            <text:p>02-27111117</text:p>
          </table:table-cell>
          <table:table-cell office:value-type="string">
            <text:p>42</text:p>
          </table:table-cell>
          <table:table-cell office:value-type="string">
            <text:p>hotel@hotel-proverbs.com</text:p>
          </table:table-cell>
          <table:table-cell office:value-type="string">
            <text:p>https://www.hotel-proverbs.com/tw/</text:p>
          </table:table-cell>
        </table:table-row>
        <table:table-row>
          <table:table-cell office:value-type="string">
            <text:p>2015-08-26</text:p>
          </table:table-cell>
          <table:table-cell office:value-type="string">
            <text:p>臺北市旅館508號</text:p>
          </table:table-cell>
          <table:table-cell office:value-type="string">
            <text:p>旅館</text:p>
          </table:table-cell>
          <table:table-cell office:value-type="string">
            <text:p/>
          </table:table-cell>
          <table:table-cell office:value-type="string">
            <text:p>否</text:p>
          </table:table-cell>
          <table:table-cell office:value-type="string">
            <text:p>艾特文旅</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武昌街二段124之2號4樓</text:p>
          </table:table-cell>
          <table:table-cell office:value-type="string">
            <text:p>02-23885558</text:p>
          </table:table-cell>
          <table:table-cell office:value-type="string">
            <text:p>02-23889699</text:p>
          </table:table-cell>
          <table:table-cell office:value-type="string">
            <text:p>29</text:p>
          </table:table-cell>
          <table:table-cell office:value-type="string">
            <text:p>rsvn@artoteltaipei.com</text:p>
          </table:table-cell>
          <table:table-cell office:value-type="string">
            <text:p>https://artoteltaipei.com/</text:p>
          </table:table-cell>
        </table:table-row>
        <table:table-row>
          <table:table-cell office:value-type="string">
            <text:p>2015-08-24</text:p>
          </table:table-cell>
          <table:table-cell office:value-type="string">
            <text:p>臺北市旅館507號</text:p>
          </table:table-cell>
          <table:table-cell office:value-type="string">
            <text:p>旅館</text:p>
          </table:table-cell>
          <table:table-cell office:value-type="string">
            <text:p/>
          </table:table-cell>
          <table:table-cell office:value-type="string">
            <text:p>否</text:p>
          </table:table-cell>
          <table:table-cell office:value-type="string">
            <text:p>浩室物業1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昆明街316號、318號</text:p>
          </table:table-cell>
          <table:table-cell office:value-type="string">
            <text:p>02-77553617</text:p>
          </table:table-cell>
          <table:table-cell office:value-type="string">
            <text:p>-</text:p>
          </table:table-cell>
          <table:table-cell office:value-type="string">
            <text:p>11</text:p>
          </table:table-cell>
          <table:table-cell office:value-type="string">
            <text:p>meetingmates.hostel@gmail.com</text:p>
          </table:table-cell>
          <table:table-cell office:value-type="string">
            <text:p>https://www.booking-owlnest.com/d4c33603-c006-4850-be3e-4d304d697b39?lang=zh_TW&amp;adult=1&amp;child=0&amp;infant=0</text:p>
          </table:table-cell>
        </table:table-row>
        <table:table-row>
          <table:table-cell office:value-type="string">
            <text:p>2005-01-07</text:p>
          </table:table-cell>
          <table:table-cell office:value-type="string">
            <text:p>臺北市旅館321號</text:p>
          </table:table-cell>
          <table:table-cell office:value-type="string">
            <text:p>旅館</text:p>
          </table:table-cell>
          <table:table-cell office:value-type="string">
            <text:p/>
          </table:table-cell>
          <table:table-cell office:value-type="string">
            <text:p>是</text:p>
          </table:table-cell>
          <table:table-cell office:value-type="string">
            <text:p>三二行館</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中山路32號</text:p>
          </table:table-cell>
          <table:table-cell office:value-type="string">
            <text:p>02-66117888</text:p>
          </table:table-cell>
          <table:table-cell office:value-type="string">
            <text:p>02-66115000</text:p>
          </table:table-cell>
          <table:table-cell office:value-type="string">
            <text:p>5</text:p>
          </table:table-cell>
          <table:table-cell office:value-type="string">
            <text:p>fin@villa32.com</text:p>
          </table:table-cell>
          <table:table-cell office:value-type="string">
            <text:p>http://www.villa32.com</text:p>
          </table:table-cell>
        </table:table-row>
        <table:table-row>
          <table:table-cell office:value-type="string">
            <text:p>2015-08-05</text:p>
          </table:table-cell>
          <table:table-cell office:value-type="string">
            <text:p>臺北市旅館505號</text:p>
          </table:table-cell>
          <table:table-cell office:value-type="string">
            <text:p>旅館</text:p>
          </table:table-cell>
          <table:table-cell office:value-type="string">
            <text:p/>
          </table:table-cell>
          <table:table-cell office:value-type="string">
            <text:p>否</text:p>
          </table:table-cell>
          <table:table-cell office:value-type="string">
            <text:p>東楓商旅</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忠孝東路四段209號7樓、7樓之1、7樓之2、211號7樓</text:p>
          </table:table-cell>
          <table:table-cell office:value-type="string">
            <text:p>02-27211511</text:p>
          </table:table-cell>
          <table:table-cell office:value-type="string">
            <text:p>02-27211522</text:p>
          </table:table-cell>
          <table:table-cell office:value-type="string">
            <text:p>22</text:p>
          </table:table-cell>
          <table:table-cell office:value-type="string">
            <text:p/>
          </table:table-cell>
          <table:table-cell office:value-type="string">
            <text:p/>
          </table:table-cell>
        </table:table-row>
        <table:table-row>
          <table:table-cell office:value-type="string">
            <text:p>2015-07-31</text:p>
          </table:table-cell>
          <table:table-cell office:value-type="string">
            <text:p>交觀宿字第1410號</text:p>
          </table:table-cell>
          <table:table-cell office:value-type="string">
            <text:p>國際觀光旅館</text:p>
          </table:table-cell>
          <table:table-cell office:value-type="string">
            <text:p>五星級</text:p>
          </table:table-cell>
          <table:table-cell office:value-type="string">
            <text:p>否</text:p>
          </table:table-cell>
          <table:table-cell office:value-type="string">
            <text:p>台北萬豪酒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樂群二路199號 </text:p>
          </table:table-cell>
          <table:table-cell office:value-type="string">
            <text:p>02-85029999</text:p>
          </table:table-cell>
          <table:table-cell office:value-type="string">
            <text:p>02-21757926</text:p>
          </table:table-cell>
          <table:table-cell office:value-type="string">
            <text:p>318</text:p>
          </table:table-cell>
          <table:table-cell office:value-type="string">
            <text:p>ays@taipeimarriott.com.tw</text:p>
          </table:table-cell>
          <table:table-cell office:value-type="string">
            <text:p>http://www.taipeimarriott.com.tw</text:p>
          </table:table-cell>
        </table:table-row>
        <table:table-row>
          <table:table-cell office:value-type="string">
            <text:p>2015-07-23</text:p>
          </table:table-cell>
          <table:table-cell office:value-type="string">
            <text:p>臺北市旅館503號</text:p>
          </table:table-cell>
          <table:table-cell office:value-type="string">
            <text:p>旅館</text:p>
          </table:table-cell>
          <table:table-cell office:value-type="string">
            <text:p/>
          </table:table-cell>
          <table:table-cell office:value-type="string">
            <text:p>否</text:p>
          </table:table-cell>
          <table:table-cell office:value-type="string">
            <text:p>朵兒旅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新生北路1段66號2樓 </text:p>
          </table:table-cell>
          <table:table-cell office:value-type="string">
            <text:p>02-25232699</text:p>
          </table:table-cell>
          <table:table-cell office:value-type="string">
            <text:p>02-25311357</text:p>
          </table:table-cell>
          <table:table-cell office:value-type="string">
            <text:p>7</text:p>
          </table:table-cell>
          <table:table-cell office:value-type="string">
            <text:p>cvvkty66@gmail.com</text:p>
          </table:table-cell>
          <table:table-cell office:value-type="string">
            <text:p/>
          </table:table-cell>
        </table:table-row>
        <table:table-row>
          <table:table-cell office:value-type="string">
            <text:p>2015-07-15</text:p>
          </table:table-cell>
          <table:table-cell office:value-type="string">
            <text:p>臺北市旅館502號</text:p>
          </table:table-cell>
          <table:table-cell office:value-type="string">
            <text:p>旅館</text:p>
          </table:table-cell>
          <table:table-cell office:value-type="string">
            <text:p/>
          </table:table-cell>
          <table:table-cell office:value-type="string">
            <text:p>否</text:p>
          </table:table-cell>
          <table:table-cell office:value-type="string">
            <text:p>新驛旅店復興北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復興北路338號</text:p>
          </table:table-cell>
          <table:table-cell office:value-type="string">
            <text:p>02-25158777</text:p>
          </table:table-cell>
          <table:table-cell office:value-type="string">
            <text:p>02-25153222</text:p>
          </table:table-cell>
          <table:table-cell office:value-type="string">
            <text:p>120</text:p>
          </table:table-cell>
          <table:table-cell office:value-type="string">
            <text:p>service6@cityinn.com.tw</text:p>
          </table:table-cell>
          <table:table-cell office:value-type="string">
            <text:p/>
          </table:table-cell>
        </table:table-row>
        <table:table-row>
          <table:table-cell office:value-type="string">
            <text:p>2015-07-13</text:p>
          </table:table-cell>
          <table:table-cell office:value-type="string">
            <text:p>臺北市旅館500號</text:p>
          </table:table-cell>
          <table:table-cell office:value-type="string">
            <text:p>旅館</text:p>
          </table:table-cell>
          <table:table-cell office:value-type="string">
            <text:p/>
          </table:table-cell>
          <table:table-cell office:value-type="string">
            <text:p>否</text:p>
          </table:table-cell>
          <table:table-cell office:value-type="string">
            <text:p>北門臥客青年旅舍</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甘谷街26號2樓之1</text:p>
          </table:table-cell>
          <table:table-cell office:value-type="string">
            <text:p>02-25557177</text:p>
          </table:table-cell>
          <table:table-cell office:value-type="string">
            <text:p>02-25557707</text:p>
          </table:table-cell>
          <table:table-cell office:value-type="string">
            <text:p>5</text:p>
          </table:table-cell>
          <table:table-cell office:value-type="string">
            <text:p>wecomehostel@gmail.com</text:p>
          </table:table-cell>
          <table:table-cell office:value-type="string">
            <text:p>http://www.wecomehostel.com</text:p>
          </table:table-cell>
        </table:table-row>
        <table:table-row>
          <table:table-cell office:value-type="string">
            <text:p>2015-06-29</text:p>
          </table:table-cell>
          <table:table-cell office:value-type="string">
            <text:p>臺北市旅館499號</text:p>
          </table:table-cell>
          <table:table-cell office:value-type="string">
            <text:p>旅館</text:p>
          </table:table-cell>
          <table:table-cell office:value-type="string">
            <text:p/>
          </table:table-cell>
          <table:table-cell office:value-type="string">
            <text:p>否</text:p>
          </table:table-cell>
          <table:table-cell office:value-type="string">
            <text:p>綺樂文旅 康定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康定路32號1至6樓</text:p>
          </table:table-cell>
          <table:table-cell office:value-type="string">
            <text:p>02-23615868</text:p>
          </table:table-cell>
          <table:table-cell office:value-type="string">
            <text:p>02-23615618</text:p>
          </table:table-cell>
          <table:table-cell office:value-type="string">
            <text:p>23</text:p>
          </table:table-cell>
          <table:table-cell office:value-type="string">
            <text:p>hr@leroomhotel.com</text:p>
          </table:table-cell>
          <table:table-cell office:value-type="string">
            <text:p>https://leroomhotel.com/</text:p>
          </table:table-cell>
        </table:table-row>
        <table:table-row>
          <table:table-cell office:value-type="string">
            <text:p>2015-06-05</text:p>
          </table:table-cell>
          <table:table-cell office:value-type="string">
            <text:p>臺北市旅館497號</text:p>
          </table:table-cell>
          <table:table-cell office:value-type="string">
            <text:p>旅館</text:p>
          </table:table-cell>
          <table:table-cell office:value-type="string">
            <text:p/>
          </table:table-cell>
          <table:table-cell office:value-type="string">
            <text:p>否</text:p>
          </table:table-cell>
          <table:table-cell office:value-type="string">
            <text:p>叙美精旅</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重慶南路1段111號</text:p>
          </table:table-cell>
          <table:table-cell office:value-type="string">
            <text:p>02-23832088</text:p>
          </table:table-cell>
          <table:table-cell office:value-type="string">
            <text:p>02-23830266</text:p>
          </table:table-cell>
          <table:table-cell office:value-type="string">
            <text:p>38</text:p>
          </table:table-cell>
          <table:table-cell office:value-type="string">
            <text:p>hotelb7@gmail.com</text:p>
          </table:table-cell>
          <table:table-cell office:value-type="string">
            <text:p>http://www.beautyhotels.com.tw</text:p>
          </table:table-cell>
        </table:table-row>
        <table:table-row>
          <table:table-cell office:value-type="string">
            <text:p>2015-05-20</text:p>
          </table:table-cell>
          <table:table-cell office:value-type="string">
            <text:p>臺北市旅館495號</text:p>
          </table:table-cell>
          <table:table-cell office:value-type="string">
            <text:p>旅館</text:p>
          </table:table-cell>
          <table:table-cell office:value-type="string">
            <text:p/>
          </table:table-cell>
          <table:table-cell office:value-type="string">
            <text:p>否</text:p>
          </table:table-cell>
          <table:table-cell office:value-type="string">
            <text:p>小公館人文旅舍</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南京東路五段399號5,8,14樓</text:p>
          </table:table-cell>
          <table:table-cell office:value-type="string">
            <text:p>02-27690200</text:p>
          </table:table-cell>
          <table:table-cell office:value-type="string">
            <text:p>02-87873016</text:p>
          </table:table-cell>
          <table:table-cell office:value-type="string">
            <text:p>20</text:p>
          </table:table-cell>
          <table:table-cell office:value-type="string">
            <text:p>info@nkhostel.com</text:p>
          </table:table-cell>
          <table:table-cell office:value-type="string">
            <text:p>https://www.nkhostel.com</text:p>
          </table:table-cell>
        </table:table-row>
        <table:table-row>
          <table:table-cell office:value-type="string">
            <text:p>2015-04-22</text:p>
          </table:table-cell>
          <table:table-cell office:value-type="string">
            <text:p>臺北市旅館493號</text:p>
          </table:table-cell>
          <table:table-cell office:value-type="string">
            <text:p>旅館</text:p>
          </table:table-cell>
          <table:table-cell office:value-type="string">
            <text:p/>
          </table:table-cell>
          <table:table-cell office:value-type="string">
            <text:p>否</text:p>
          </table:table-cell>
          <table:table-cell office:value-type="string">
            <text:p>台北中山意舍酒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二段57之1號1至8樓</text:p>
          </table:table-cell>
          <table:table-cell office:value-type="string">
            <text:p>02-25652828</text:p>
          </table:table-cell>
          <table:table-cell office:value-type="string">
            <text:p>02-25652838</text:p>
          </table:table-cell>
          <table:table-cell office:value-type="string">
            <text:p>90</text:p>
          </table:table-cell>
          <table:table-cell office:value-type="string">
            <text:p>zhongshan@amba-hotels.com</text:p>
          </table:table-cell>
          <table:table-cell office:value-type="string">
            <text:p>http://www.amba-hotels.com/tc/zhongshan/</text:p>
          </table:table-cell>
        </table:table-row>
        <table:table-row>
          <table:table-cell office:value-type="string">
            <text:p>2015-04-21</text:p>
          </table:table-cell>
          <table:table-cell office:value-type="string">
            <text:p>臺北市旅館491號</text:p>
          </table:table-cell>
          <table:table-cell office:value-type="string">
            <text:p>旅館</text:p>
          </table:table-cell>
          <table:table-cell office:value-type="string">
            <text:p/>
          </table:table-cell>
          <table:table-cell office:value-type="string">
            <text:p>否</text:p>
          </table:table-cell>
          <table:table-cell office:value-type="string">
            <text:p>互舍商旅台北館</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重慶北路二段172號1至14樓、5樓之1至14樓之1及174號、保安街13、11號4樓</text:p>
          </table:table-cell>
          <table:table-cell office:value-type="string">
            <text:p>02-25533919</text:p>
          </table:table-cell>
          <table:table-cell office:value-type="string">
            <text:p>02-25503919</text:p>
          </table:table-cell>
          <table:table-cell office:value-type="string">
            <text:p>148</text:p>
          </table:table-cell>
          <table:table-cell office:value-type="string">
            <text:p>kris.chiu@hu-house.com</text:p>
          </table:table-cell>
          <table:table-cell office:value-type="string">
            <text:p>https://hu-house-taipei.mydirectstay.com/tw/index.html</text:p>
          </table:table-cell>
        </table:table-row>
        <table:table-row>
          <table:table-cell office:value-type="string">
            <text:p>2015-04-21</text:p>
          </table:table-cell>
          <table:table-cell office:value-type="string">
            <text:p>臺北市旅館492號</text:p>
          </table:table-cell>
          <table:table-cell office:value-type="string">
            <text:p>旅館</text:p>
          </table:table-cell>
          <table:table-cell office:value-type="string">
            <text:p/>
          </table:table-cell>
          <table:table-cell office:value-type="string">
            <text:p>否</text:p>
          </table:table-cell>
          <table:table-cell office:value-type="string">
            <text:p>品格子旅店西門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寧南路30號8樓</text:p>
          </table:table-cell>
          <table:table-cell office:value-type="string">
            <text:p>02-23618008</text:p>
          </table:table-cell>
          <table:table-cell office:value-type="string">
            <text:p>02-23618151</text:p>
          </table:table-cell>
          <table:table-cell office:value-type="string">
            <text:p>35</text:p>
          </table:table-cell>
          <table:table-cell office:value-type="string">
            <text:p>inncube.ximen@gmail.com</text:p>
          </table:table-cell>
          <table:table-cell office:value-type="string">
            <text:p>https://www.inncube.com.tw/</text:p>
          </table:table-cell>
        </table:table-row>
        <table:table-row>
          <table:table-cell office:value-type="string">
            <text:p>2015-03-13</text:p>
          </table:table-cell>
          <table:table-cell office:value-type="string">
            <text:p>臺北市旅館489號</text:p>
          </table:table-cell>
          <table:table-cell office:value-type="string">
            <text:p>旅館</text:p>
          </table:table-cell>
          <table:table-cell office:value-type="string">
            <text:p/>
          </table:table-cell>
          <table:table-cell office:value-type="string">
            <text:p>否</text:p>
          </table:table-cell>
          <table:table-cell office:value-type="string">
            <text:p>天閣酒店台北復興</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復興北路147號1至12樓</text:p>
          </table:table-cell>
          <table:table-cell office:value-type="string">
            <text:p>02-87128000</text:p>
          </table:table-cell>
          <table:table-cell office:value-type="string">
            <text:p>02-87125656</text:p>
          </table:table-cell>
          <table:table-cell office:value-type="string">
            <text:p>70</text:p>
          </table:table-cell>
          <table:table-cell office:value-type="string">
            <text:p>rsvn.fh@tango-hotels.com</text:p>
          </table:table-cell>
          <table:table-cell office:value-type="string">
            <text:p>http://www.tango-hotels.com</text:p>
          </table:table-cell>
        </table:table-row>
        <table:table-row>
          <table:table-cell office:value-type="string">
            <text:p>2015-03-05</text:p>
          </table:table-cell>
          <table:table-cell office:value-type="string">
            <text:p>臺北市旅館488號</text:p>
          </table:table-cell>
          <table:table-cell office:value-type="string">
            <text:p>旅館</text:p>
          </table:table-cell>
          <table:table-cell office:value-type="string">
            <text:p/>
          </table:table-cell>
          <table:table-cell office:value-type="string">
            <text:p>否</text:p>
          </table:table-cell>
          <table:table-cell office:value-type="string">
            <text:p>豪景大酒店新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成都路173之1號B2及1至7樓</text:p>
          </table:table-cell>
          <table:table-cell office:value-type="string">
            <text:p>02-23113130</text:p>
          </table:table-cell>
          <table:table-cell office:value-type="string">
            <text:p>02-23113686</text:p>
          </table:table-cell>
          <table:table-cell office:value-type="string">
            <text:p>48</text:p>
          </table:table-cell>
          <table:table-cell office:value-type="string">
            <text:p>hotel-b@riverview.com.tw</text:p>
          </table:table-cell>
          <table:table-cell office:value-type="string">
            <text:p>http://suites.riverview.com.tw/</text:p>
          </table:table-cell>
        </table:table-row>
        <table:table-row>
          <table:table-cell office:value-type="string">
            <text:p>2015-02-17</text:p>
          </table:table-cell>
          <table:table-cell office:value-type="string">
            <text:p>臺北市旅館485號</text:p>
          </table:table-cell>
          <table:table-cell office:value-type="string">
            <text:p>旅館</text:p>
          </table:table-cell>
          <table:table-cell office:value-type="string">
            <text:p/>
          </table:table-cell>
          <table:table-cell office:value-type="string">
            <text:p>否</text:p>
          </table:table-cell>
          <table:table-cell office:value-type="string">
            <text:p>承攜行旅台北復北館</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復興北路307號1至7樓</text:p>
          </table:table-cell>
          <table:table-cell office:value-type="string">
            <text:p>02-27122155</text:p>
          </table:table-cell>
          <table:table-cell office:value-type="string">
            <text:p>02-27131598</text:p>
          </table:table-cell>
          <table:table-cell office:value-type="string">
            <text:p>65</text:p>
          </table:table-cell>
          <table:table-cell office:value-type="string">
            <text:p>reservation.service@dunqian.tw</text:p>
          </table:table-cell>
          <table:table-cell office:value-type="string">
            <text:p/>
          </table:table-cell>
        </table:table-row>
        <table:table-row>
          <table:table-cell office:value-type="string">
            <text:p>2015-02-17</text:p>
          </table:table-cell>
          <table:table-cell office:value-type="string">
            <text:p>臺北市旅館486號</text:p>
          </table:table-cell>
          <table:table-cell office:value-type="string">
            <text:p>旅館</text:p>
          </table:table-cell>
          <table:table-cell office:value-type="string">
            <text:p/>
          </table:table-cell>
          <table:table-cell office:value-type="string">
            <text:p>否</text:p>
          </table:table-cell>
          <table:table-cell office:value-type="string">
            <text:p>瘋台北青旅</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延平南路21號2樓及6樓</text:p>
          </table:table-cell>
          <table:table-cell office:value-type="string">
            <text:p>02-23821818</text:p>
          </table:table-cell>
          <table:table-cell office:value-type="string">
            <text:p>02-23820527</text:p>
          </table:table-cell>
          <table:table-cell office:value-type="string">
            <text:p>17</text:p>
          </table:table-cell>
          <table:table-cell office:value-type="string">
            <text:p>funinn88@gmail.com</text:p>
          </table:table-cell>
          <table:table-cell office:value-type="string">
            <text:p>http://www.funinn.com.tw</text:p>
          </table:table-cell>
        </table:table-row>
        <table:table-row>
          <table:table-cell office:value-type="string">
            <text:p>2015-02-13</text:p>
          </table:table-cell>
          <table:table-cell office:value-type="string">
            <text:p>臺北市旅館484號</text:p>
          </table:table-cell>
          <table:table-cell office:value-type="string">
            <text:p>旅館</text:p>
          </table:table-cell>
          <table:table-cell office:value-type="string">
            <text:p/>
          </table:table-cell>
          <table:table-cell office:value-type="string">
            <text:p>否</text:p>
          </table:table-cell>
          <table:table-cell office:value-type="string">
            <text:p>沃田旅店</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中山北路七段127號1至13樓</text:p>
          </table:table-cell>
          <table:table-cell office:value-type="string">
            <text:p>02-28752288</text:p>
          </table:table-cell>
          <table:table-cell office:value-type="string">
            <text:p>02-28762361</text:p>
          </table:table-cell>
          <table:table-cell office:value-type="string">
            <text:p>172</text:p>
          </table:table-cell>
          <table:table-cell office:value-type="string">
            <text:p>sandy@mellowfields.com.tw</text:p>
          </table:table-cell>
          <table:table-cell office:value-type="string">
            <text:p>http://mellowfields.com.tw/</text:p>
          </table:table-cell>
        </table:table-row>
        <table:table-row>
          <table:table-cell office:value-type="string">
            <text:p>2015-02-06</text:p>
          </table:table-cell>
          <table:table-cell office:value-type="string">
            <text:p>臺北市旅館483號</text:p>
          </table:table-cell>
          <table:table-cell office:value-type="string">
            <text:p>旅館</text:p>
          </table:table-cell>
          <table:table-cell office:value-type="string">
            <text:p/>
          </table:table-cell>
          <table:table-cell office:value-type="string">
            <text:p>否</text:p>
          </table:table-cell>
          <table:table-cell office:value-type="string">
            <text:p>凡登商旅●二館</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忠孝東路4段197號14樓之2、6、8</text:p>
          </table:table-cell>
          <table:table-cell office:value-type="string">
            <text:p>02-87710852</text:p>
          </table:table-cell>
          <table:table-cell office:value-type="string">
            <text:p>02-87710857</text:p>
          </table:table-cell>
          <table:table-cell office:value-type="string">
            <text:p>32</text:p>
          </table:table-cell>
          <table:table-cell office:value-type="string">
            <text:p>vd.tpe.rsvn@manage-inn.com</text:p>
          </table:table-cell>
          <table:table-cell office:value-type="string">
            <text:p>http://www.vdthotel.com/</text:p>
          </table:table-cell>
        </table:table-row>
        <table:table-row>
          <table:table-cell office:value-type="string">
            <text:p>2015-02-04</text:p>
          </table:table-cell>
          <table:table-cell office:value-type="string">
            <text:p>臺北市旅館481號</text:p>
          </table:table-cell>
          <table:table-cell office:value-type="string">
            <text:p>旅館</text:p>
          </table:table-cell>
          <table:table-cell office:value-type="string">
            <text:p/>
          </table:table-cell>
          <table:table-cell office:value-type="string">
            <text:p>否</text:p>
          </table:table-cell>
          <table:table-cell office:value-type="string">
            <text:p>松哖酒店</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仁愛路三段6號及8號1至12樓</text:p>
          </table:table-cell>
          <table:table-cell office:value-type="string">
            <text:p>02-27070101</text:p>
          </table:table-cell>
          <table:table-cell office:value-type="string">
            <text:p>02-27070102</text:p>
          </table:table-cell>
          <table:table-cell office:value-type="string">
            <text:p>89</text:p>
          </table:table-cell>
          <table:table-cell office:value-type="string">
            <text:p>guestservice@sonnien-hotel.com</text:p>
          </table:table-cell>
          <table:table-cell office:value-type="string">
            <text:p>http://www.sonnien-hotel.com</text:p>
          </table:table-cell>
        </table:table-row>
        <table:table-row>
          <table:table-cell office:value-type="string">
            <text:p>2014-12-17</text:p>
          </table:table-cell>
          <table:table-cell office:value-type="string">
            <text:p>交觀宿字第1398號</text:p>
          </table:table-cell>
          <table:table-cell office:value-type="string">
            <text:p>一般觀光旅館</text:p>
          </table:table-cell>
          <table:table-cell office:value-type="string">
            <text:p/>
          </table:table-cell>
          <table:table-cell office:value-type="string">
            <text:p>是</text:p>
          </table:table-cell>
          <table:table-cell office:value-type="string">
            <text:p>北投老爺酒店</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中和街2號1樓及6至12樓</text:p>
          </table:table-cell>
          <table:table-cell office:value-type="string">
            <text:p>02-28969777</text:p>
          </table:table-cell>
          <table:table-cell office:value-type="string">
            <text:p>02-28969669</text:p>
          </table:table-cell>
          <table:table-cell office:value-type="string">
            <text:p>50</text:p>
          </table:table-cell>
          <table:table-cell office:value-type="string">
            <text:p>sharon.chou@bt.hotelroyal.com.tw</text:p>
          </table:table-cell>
          <table:table-cell office:value-type="string">
            <text:p>http://www.hotelroyal.com.tw/beitou/</text:p>
          </table:table-cell>
        </table:table-row>
        <table:table-row>
          <table:table-cell office:value-type="string">
            <text:p>2014-12-01</text:p>
          </table:table-cell>
          <table:table-cell office:value-type="string">
            <text:p>臺北市旅館479號</text:p>
          </table:table-cell>
          <table:table-cell office:value-type="string">
            <text:p>旅館</text:p>
          </table:table-cell>
          <table:table-cell office:value-type="string">
            <text:p/>
          </table:table-cell>
          <table:table-cell office:value-type="string">
            <text:p>否</text:p>
          </table:table-cell>
          <table:table-cell office:value-type="string">
            <text:p>誠品行旅</text:p>
          </table:table-cell>
          <table:table-cell office:value-type="string">
            <text:p>臺北市</text:p>
          </table:table-cell>
          <table:table-cell office:value-type="string">
            <text:p>信義區</text:p>
          </table:table-cell>
          <table:table-cell office:value-type="string">
            <text:p>110</text:p>
          </table:table-cell>
          <table:table-cell office:value-type="string">
            <text:p>臺北市信義區菸廠路98號、2樓、3樓</text:p>
          </table:table-cell>
          <table:table-cell office:value-type="string">
            <text:p>02-66262888</text:p>
          </table:table-cell>
          <table:table-cell office:value-type="string">
            <text:p>02-66263888</text:p>
          </table:table-cell>
          <table:table-cell office:value-type="string">
            <text:p>104</text:p>
          </table:table-cell>
          <table:table-cell office:value-type="string">
            <text:p>service@eslitehotel.com</text:p>
          </table:table-cell>
          <table:table-cell office:value-type="string">
            <text:p>http://www.eslitehotel.com</text:p>
          </table:table-cell>
        </table:table-row>
        <table:table-row>
          <table:table-cell office:value-type="string">
            <text:p>2014-11-27</text:p>
          </table:table-cell>
          <table:table-cell office:value-type="string">
            <text:p>臺北市旅館478號</text:p>
          </table:table-cell>
          <table:table-cell office:value-type="string">
            <text:p>旅館</text:p>
          </table:table-cell>
          <table:table-cell office:value-type="string">
            <text:p/>
          </table:table-cell>
          <table:table-cell office:value-type="string">
            <text:p>否</text:p>
          </table:table-cell>
          <table:table-cell office:value-type="string">
            <text:p>思泊客</text:p>
          </table:table-cell>
          <table:table-cell office:value-type="string">
            <text:p>臺北市</text:p>
          </table:table-cell>
          <table:table-cell office:value-type="string">
            <text:p>信義區</text:p>
          </table:table-cell>
          <table:table-cell office:value-type="string">
            <text:p>110</text:p>
          </table:table-cell>
          <table:table-cell office:value-type="string">
            <text:p>臺北市信義區信義路五段16號B1,18號B1,B1-1</text:p>
          </table:table-cell>
          <table:table-cell office:value-type="string">
            <text:p>02-27230999</text:p>
          </table:table-cell>
          <table:table-cell office:value-type="string">
            <text:p>02-27233355</text:p>
          </table:table-cell>
          <table:table-cell office:value-type="string">
            <text:p>45</text:p>
          </table:table-cell>
          <table:table-cell office:value-type="string">
            <text:p>rsvn@sparklehotel.com.tw</text:p>
          </table:table-cell>
          <table:table-cell office:value-type="string">
            <text:p>http://www.sparklehotel.com.tw</text:p>
          </table:table-cell>
        </table:table-row>
        <table:table-row>
          <table:table-cell office:value-type="string">
            <text:p>2014-11-26</text:p>
          </table:table-cell>
          <table:table-cell office:value-type="string">
            <text:p>臺北市旅館477號</text:p>
          </table:table-cell>
          <table:table-cell office:value-type="string">
            <text:p>旅館</text:p>
          </table:table-cell>
          <table:table-cell office:value-type="string">
            <text:p/>
          </table:table-cell>
          <table:table-cell office:value-type="string">
            <text:p>否</text:p>
          </table:table-cell>
          <table:table-cell office:value-type="string">
            <text:p>洛碁大飯店驛</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重慶南路1段21號1至10樓及15號2至10樓</text:p>
          </table:table-cell>
          <table:table-cell office:value-type="string">
            <text:p>02-23819199</text:p>
          </table:table-cell>
          <table:table-cell office:value-type="string">
            <text:p>02-23819190</text:p>
          </table:table-cell>
          <table:table-cell office:value-type="string">
            <text:p>103</text:p>
          </table:table-cell>
          <table:table-cell office:value-type="string">
            <text:p>station@gwh.global</text:p>
          </table:table-cell>
          <table:table-cell office:value-type="string">
            <text:p>http://station.greenworldhotels.com/</text:p>
          </table:table-cell>
        </table:table-row>
        <table:table-row>
          <table:table-cell office:value-type="string">
            <text:p>2014-11-17</text:p>
          </table:table-cell>
          <table:table-cell office:value-type="string">
            <text:p>臺北市旅館476號</text:p>
          </table:table-cell>
          <table:table-cell office:value-type="string">
            <text:p>旅館</text:p>
          </table:table-cell>
          <table:table-cell office:value-type="string">
            <text:p/>
          </table:table-cell>
          <table:table-cell office:value-type="string">
            <text:p>否</text:p>
          </table:table-cell>
          <table:table-cell office:value-type="string">
            <text:p>皇家玫瑰旅館西門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寧南路63之1號</text:p>
          </table:table-cell>
          <table:table-cell office:value-type="string">
            <text:p>02-23819333</text:p>
          </table:table-cell>
          <table:table-cell office:value-type="string">
            <text:p>02-23813222</text:p>
          </table:table-cell>
          <table:table-cell office:value-type="string">
            <text:p>7</text:p>
          </table:table-cell>
          <table:table-cell office:value-type="string">
            <text:p>rose.hotel4@msa.hinet.net</text:p>
          </table:table-cell>
          <table:table-cell office:value-type="string">
            <text:p>http://www.rosehotel.com.tw/tw/hotel_about.php?hid=4</text:p>
          </table:table-cell>
        </table:table-row>
        <table:table-row>
          <table:table-cell office:value-type="string">
            <text:p>2014-11-03</text:p>
          </table:table-cell>
          <table:table-cell office:value-type="string">
            <text:p>臺北市旅館474號</text:p>
          </table:table-cell>
          <table:table-cell office:value-type="string">
            <text:p>旅館</text:p>
          </table:table-cell>
          <table:table-cell office:value-type="string">
            <text:p/>
          </table:table-cell>
          <table:table-cell office:value-type="string">
            <text:p>否</text:p>
          </table:table-cell>
          <table:table-cell office:value-type="string">
            <text:p>首都大飯店松山館</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八德路四段658號1至12樓</text:p>
          </table:table-cell>
          <table:table-cell office:value-type="string">
            <text:p>02-77375577</text:p>
          </table:table-cell>
          <table:table-cell office:value-type="string">
            <text:p>02-77375588</text:p>
          </table:table-cell>
          <table:table-cell office:value-type="string">
            <text:p>123</text:p>
          </table:table-cell>
          <table:table-cell office:value-type="string">
            <text:p>capital.ssfo@gmail.com</text:p>
          </table:table-cell>
          <table:table-cell office:value-type="string">
            <text:p>http://www.capitalsongshan.com.tw</text:p>
          </table:table-cell>
        </table:table-row>
        <table:table-row>
          <table:table-cell office:value-type="string">
            <text:p>2014-09-10</text:p>
          </table:table-cell>
          <table:table-cell office:value-type="string">
            <text:p>臺北市旅館470號</text:p>
          </table:table-cell>
          <table:table-cell office:value-type="string">
            <text:p>旅館</text:p>
          </table:table-cell>
          <table:table-cell office:value-type="string">
            <text:p/>
          </table:table-cell>
          <table:table-cell office:value-type="string">
            <text:p>否</text:p>
          </table:table-cell>
          <table:table-cell office:value-type="string">
            <text:p>有誠商旅</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至善路二段55號4樓至10樓</text:p>
          </table:table-cell>
          <table:table-cell office:value-type="string">
            <text:p>02-88615599</text:p>
          </table:table-cell>
          <table:table-cell office:value-type="string">
            <text:p>02-88615528</text:p>
          </table:table-cell>
          <table:table-cell office:value-type="string">
            <text:p>64</text:p>
          </table:table-cell>
          <table:table-cell office:value-type="string">
            <text:p>info@yusensehotel.com</text:p>
          </table:table-cell>
          <table:table-cell office:value-type="string">
            <text:p>http://www.yusensehotel.com</text:p>
          </table:table-cell>
        </table:table-row>
        <table:table-row>
          <table:table-cell office:value-type="string">
            <text:p>2014-09-09</text:p>
          </table:table-cell>
          <table:table-cell office:value-type="string">
            <text:p>臺北市旅館471號</text:p>
          </table:table-cell>
          <table:table-cell office:value-type="string">
            <text:p>旅館</text:p>
          </table:table-cell>
          <table:table-cell office:value-type="string">
            <text:p/>
          </table:table-cell>
          <table:table-cell office:value-type="string">
            <text:p>否</text:p>
          </table:table-cell>
          <table:table-cell office:value-type="string">
            <text:p>拾光行旅</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延平北路二段255號2樓</text:p>
          </table:table-cell>
          <table:table-cell office:value-type="string">
            <text:p>02-25574999</text:p>
          </table:table-cell>
          <table:table-cell office:value-type="string">
            <text:p>02-25570320</text:p>
          </table:table-cell>
          <table:table-cell office:value-type="string">
            <text:p>49</text:p>
          </table:table-cell>
          <table:table-cell office:value-type="string">
            <text:p>lumosinntw@gmail.com</text:p>
          </table:table-cell>
          <table:table-cell office:value-type="string">
            <text:p>https://www.lumosinn.tw</text:p>
          </table:table-cell>
        </table:table-row>
        <table:table-row>
          <table:table-cell office:value-type="string">
            <text:p>2014-08-25</text:p>
          </table:table-cell>
          <table:table-cell office:value-type="string">
            <text:p>臺北市旅館469號</text:p>
          </table:table-cell>
          <table:table-cell office:value-type="string">
            <text:p>旅館</text:p>
          </table:table-cell>
          <table:table-cell office:value-type="string">
            <text:p/>
          </table:table-cell>
          <table:table-cell office:value-type="string">
            <text:p>否</text:p>
          </table:table-cell>
          <table:table-cell office:value-type="string">
            <text:p>千彩格精品旅店　</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286號2至3樓</text:p>
          </table:table-cell>
          <table:table-cell office:value-type="string">
            <text:p>02-25637555</text:p>
          </table:table-cell>
          <table:table-cell office:value-type="string">
            <text:p>02-25719777</text:p>
          </table:table-cell>
          <table:table-cell office:value-type="string">
            <text:p>19</text:p>
          </table:table-cell>
          <table:table-cell office:value-type="string">
            <text:p>colorsinn286@gmail.com</text:p>
          </table:table-cell>
          <table:table-cell office:value-type="string">
            <text:p>https://www.facebook.com/colors286/</text:p>
          </table:table-cell>
        </table:table-row>
        <table:table-row>
          <table:table-cell office:value-type="string">
            <text:p>2014-08-13</text:p>
          </table:table-cell>
          <table:table-cell office:value-type="string">
            <text:p>臺北市旅館468號</text:p>
          </table:table-cell>
          <table:table-cell office:value-type="string">
            <text:p>旅館</text:p>
          </table:table-cell>
          <table:table-cell office:value-type="string">
            <text:p/>
          </table:table-cell>
          <table:table-cell office:value-type="string">
            <text:p>否</text:p>
          </table:table-cell>
          <table:table-cell office:value-type="string">
            <text:p>昇美精旅</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新生北路二段25號1至6樓</text:p>
          </table:table-cell>
          <table:table-cell office:value-type="string">
            <text:p>02-25111399</text:p>
          </table:table-cell>
          <table:table-cell office:value-type="string">
            <text:p>02-25612799</text:p>
          </table:table-cell>
          <table:table-cell office:value-type="string">
            <text:p>42</text:p>
          </table:table-cell>
          <table:table-cell office:value-type="string">
            <text:p>laiken1030@hotmail.com</text:p>
          </table:table-cell>
          <table:table-cell office:value-type="string">
            <text:p>http://www.beautyhotels.com.tw/</text:p>
          </table:table-cell>
        </table:table-row>
        <table:table-row>
          <table:table-cell office:value-type="string">
            <text:p>2014-08-07</text:p>
          </table:table-cell>
          <table:table-cell office:value-type="string">
            <text:p>臺北市旅館467號</text:p>
          </table:table-cell>
          <table:table-cell office:value-type="string">
            <text:p>旅館</text:p>
          </table:table-cell>
          <table:table-cell office:value-type="string">
            <text:p/>
          </table:table-cell>
          <table:table-cell office:value-type="string">
            <text:p>否</text:p>
          </table:table-cell>
          <table:table-cell office:value-type="string">
            <text:p>信星旅館</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華陰街48號至48之11號4樓、50號至50之11號5樓</text:p>
          </table:table-cell>
          <table:table-cell office:value-type="string">
            <text:p>02-25562015</text:p>
          </table:table-cell>
          <table:table-cell office:value-type="string">
            <text:p>02-25562019</text:p>
          </table:table-cell>
          <table:table-cell office:value-type="string">
            <text:p>57</text:p>
          </table:table-cell>
          <table:table-cell office:value-type="string">
            <text:p>joyceyachihan@gmail.com</text:p>
          </table:table-cell>
          <table:table-cell office:value-type="string">
            <text:p>http://www.starhostel.com.tw</text:p>
          </table:table-cell>
        </table:table-row>
        <table:table-row>
          <table:table-cell office:value-type="string">
            <text:p>2014-06-20</text:p>
          </table:table-cell>
          <table:table-cell office:value-type="string">
            <text:p>臺北市旅館466號</text:p>
          </table:table-cell>
          <table:table-cell office:value-type="string">
            <text:p>旅館</text:p>
          </table:table-cell>
          <table:table-cell office:value-type="string">
            <text:p/>
          </table:table-cell>
          <table:table-cell office:value-type="string">
            <text:p>否</text:p>
          </table:table-cell>
          <table:table-cell office:value-type="string">
            <text:p>卡樂町旅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內江街55巷22號</text:p>
          </table:table-cell>
          <table:table-cell office:value-type="string">
            <text:p>02-23826000</text:p>
          </table:table-cell>
          <table:table-cell office:value-type="string">
            <text:p>02-23820531</text:p>
          </table:table-cell>
          <table:table-cell office:value-type="string">
            <text:p>20</text:p>
          </table:table-cell>
          <table:table-cell office:value-type="string">
            <text:p>colormixhotel@gmail.com</text:p>
          </table:table-cell>
          <table:table-cell office:value-type="string">
            <text:p>http://www.colormixhotel.com/</text:p>
          </table:table-cell>
        </table:table-row>
        <table:table-row>
          <table:table-cell office:value-type="string">
            <text:p>2014-06-19</text:p>
          </table:table-cell>
          <table:table-cell office:value-type="string">
            <text:p>臺北市旅館465號</text:p>
          </table:table-cell>
          <table:table-cell office:value-type="string">
            <text:p>旅館</text:p>
          </table:table-cell>
          <table:table-cell office:value-type="string">
            <text:p/>
          </table:table-cell>
          <table:table-cell office:value-type="string">
            <text:p>否</text:p>
          </table:table-cell>
          <table:table-cell office:value-type="string">
            <text:p>安庭澔思青年旅舍</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承德路一段66號12樓</text:p>
          </table:table-cell>
          <table:table-cell office:value-type="string">
            <text:p>02-25526176</text:p>
          </table:table-cell>
          <table:table-cell office:value-type="string">
            <text:p>02-2526379</text:p>
          </table:table-cell>
          <table:table-cell office:value-type="string">
            <text:p>4</text:p>
          </table:table-cell>
          <table:table-cell office:value-type="string">
            <text:p>easymind.guesthouse@gmail.com</text:p>
          </table:table-cell>
          <table:table-cell office:value-type="string">
            <text:p/>
          </table:table-cell>
        </table:table-row>
        <table:table-row>
          <table:table-cell office:value-type="string">
            <text:p>2014-05-23</text:p>
          </table:table-cell>
          <table:table-cell office:value-type="string">
            <text:p>臺北市旅館463號</text:p>
          </table:table-cell>
          <table:table-cell office:value-type="string">
            <text:p>旅館</text:p>
          </table:table-cell>
          <table:table-cell office:value-type="string">
            <text:p/>
          </table:table-cell>
          <table:table-cell office:value-type="string">
            <text:p>否</text:p>
          </table:table-cell>
          <table:table-cell office:value-type="string">
            <text:p>雀客旅館　</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松江路253號1至13樓</text:p>
          </table:table-cell>
          <table:table-cell office:value-type="string">
            <text:p>02-77266277</text:p>
          </table:table-cell>
          <table:table-cell office:value-type="string">
            <text:p>02-25000172</text:p>
          </table:table-cell>
          <table:table-cell office:value-type="string">
            <text:p>65</text:p>
          </table:table-cell>
          <table:table-cell office:value-type="string">
            <text:p>hello@checkinn.com.tw</text:p>
          </table:table-cell>
          <table:table-cell office:value-type="string">
            <text:p>http://www.checkinn.com.tw</text:p>
          </table:table-cell>
        </table:table-row>
        <table:table-row>
          <table:table-cell office:value-type="string">
            <text:p>2014-05-21</text:p>
          </table:table-cell>
          <table:table-cell office:value-type="string">
            <text:p>臺北市旅館462號</text:p>
          </table:table-cell>
          <table:table-cell office:value-type="string">
            <text:p>旅館</text:p>
          </table:table-cell>
          <table:table-cell office:value-type="string">
            <text:p/>
          </table:table-cell>
          <table:table-cell office:value-type="string">
            <text:p>否</text:p>
          </table:table-cell>
          <table:table-cell office:value-type="string">
            <text:p>大地清旅</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長安東路二段246號4至5樓</text:p>
          </table:table-cell>
          <table:table-cell office:value-type="string">
            <text:p>02-27110102</text:p>
          </table:table-cell>
          <table:table-cell office:value-type="string">
            <text:p>02-27110139</text:p>
          </table:table-cell>
          <table:table-cell office:value-type="string">
            <text:p>36</text:p>
          </table:table-cell>
          <table:table-cell office:value-type="string">
            <text:p>mgt@horizoninn.com.tw</text:p>
          </table:table-cell>
          <table:table-cell office:value-type="string">
            <text:p>http://www.hihorizon.com</text:p>
          </table:table-cell>
        </table:table-row>
        <table:table-row>
          <table:table-cell office:value-type="string">
            <text:p>2014-05-13</text:p>
          </table:table-cell>
          <table:table-cell office:value-type="string">
            <text:p>臺北市旅館461號</text:p>
          </table:table-cell>
          <table:table-cell office:value-type="string">
            <text:p>旅館</text:p>
          </table:table-cell>
          <table:table-cell office:value-type="string">
            <text:p/>
          </table:table-cell>
          <table:table-cell office:value-type="string">
            <text:p>否</text:p>
          </table:table-cell>
          <table:table-cell office:value-type="string">
            <text:p>台北文華東方酒店</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敦化北路158號B3-14樓</text:p>
          </table:table-cell>
          <table:table-cell office:value-type="string">
            <text:p>02-27156888</text:p>
          </table:table-cell>
          <table:table-cell office:value-type="string">
            <text:p>02-27156699</text:p>
          </table:table-cell>
          <table:table-cell office:value-type="string">
            <text:p>303</text:p>
          </table:table-cell>
          <table:table-cell office:value-type="string">
            <text:p>motpe-sales@mohg.com</text:p>
          </table:table-cell>
          <table:table-cell office:value-type="string">
            <text:p>http://mandarinoriental.com</text:p>
          </table:table-cell>
        </table:table-row>
        <table:table-row>
          <table:table-cell office:value-type="string">
            <text:p>2014-05-08</text:p>
          </table:table-cell>
          <table:table-cell office:value-type="string">
            <text:p>臺北市旅館460號</text:p>
          </table:table-cell>
          <table:table-cell office:value-type="string">
            <text:p>旅館</text:p>
          </table:table-cell>
          <table:table-cell office:value-type="string">
            <text:p/>
          </table:table-cell>
          <table:table-cell office:value-type="string">
            <text:p>否</text:p>
          </table:table-cell>
          <table:table-cell office:value-type="string">
            <text:p>昌亞旅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673號1至7樓</text:p>
          </table:table-cell>
          <table:table-cell office:value-type="string">
            <text:p>02-25863161</text:p>
          </table:table-cell>
          <table:table-cell office:value-type="string">
            <text:p>02-25915353</text:p>
          </table:table-cell>
          <table:table-cell office:value-type="string">
            <text:p>29</text:p>
          </table:table-cell>
          <table:table-cell office:value-type="string">
            <text:p>casaprimatw@gmail.com</text:p>
          </table:table-cell>
          <table:table-cell office:value-type="string">
            <text:p/>
          </table:table-cell>
        </table:table-row>
        <table:table-row>
          <table:table-cell office:value-type="string">
            <text:p>2014-04-17</text:p>
          </table:table-cell>
          <table:table-cell office:value-type="string">
            <text:p>臺北市旅館459號</text:p>
          </table:table-cell>
          <table:table-cell office:value-type="string">
            <text:p>旅館</text:p>
          </table:table-cell>
          <table:table-cell office:value-type="string">
            <text:p/>
          </table:table-cell>
          <table:table-cell office:value-type="string">
            <text:p>否</text:p>
          </table:table-cell>
          <table:table-cell office:value-type="string">
            <text:p>皇家玫瑰旅館站前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華陰街3號1-4樓</text:p>
          </table:table-cell>
          <table:table-cell office:value-type="string">
            <text:p>02-25217222</text:p>
          </table:table-cell>
          <table:table-cell office:value-type="string">
            <text:p>02-25313322</text:p>
          </table:table-cell>
          <table:table-cell office:value-type="string">
            <text:p>12</text:p>
          </table:table-cell>
          <table:table-cell office:value-type="string">
            <text:p>rose.hotel2@msa.hinet.net</text:p>
          </table:table-cell>
          <table:table-cell office:value-type="string">
            <text:p>http://www.rosehotel.com.tw/tw/</text:p>
          </table:table-cell>
        </table:table-row>
        <table:table-row>
          <table:table-cell office:value-type="string">
            <text:p>2014-04-10</text:p>
          </table:table-cell>
          <table:table-cell office:value-type="string">
            <text:p>臺北市旅館458號</text:p>
          </table:table-cell>
          <table:table-cell office:value-type="string">
            <text:p>旅館</text:p>
          </table:table-cell>
          <table:table-cell office:value-type="string">
            <text:p/>
          </table:table-cell>
          <table:table-cell office:value-type="string">
            <text:p>否</text:p>
          </table:table-cell>
          <table:table-cell office:value-type="string">
            <text:p>儷夏旅館-西寧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寧南路30號3樓、9樓</text:p>
          </table:table-cell>
          <table:table-cell office:value-type="string">
            <text:p>02-23616999</text:p>
          </table:table-cell>
          <table:table-cell office:value-type="string">
            <text:p>02-23613531</text:p>
          </table:table-cell>
          <table:table-cell office:value-type="string">
            <text:p>31</text:p>
          </table:table-cell>
          <table:table-cell office:value-type="string">
            <text:p>muzikhotel@hotmail.com</text:p>
          </table:table-cell>
          <table:table-cell office:value-type="string">
            <text:p>http://www.muzikhotel.com.tw</text:p>
          </table:table-cell>
        </table:table-row>
        <table:table-row>
          <table:table-cell office:value-type="string">
            <text:p>2014-03-06</text:p>
          </table:table-cell>
          <table:table-cell office:value-type="string">
            <text:p>臺北市旅館457號</text:p>
          </table:table-cell>
          <table:table-cell office:value-type="string">
            <text:p>旅館</text:p>
          </table:table-cell>
          <table:table-cell office:value-type="string">
            <text:p/>
          </table:table-cell>
          <table:table-cell office:value-type="string">
            <text:p>否</text:p>
          </table:table-cell>
          <table:table-cell office:value-type="string">
            <text:p>台北漫步旅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成都路163號2至6樓</text:p>
          </table:table-cell>
          <table:table-cell office:value-type="string">
            <text:p>02-23831334</text:p>
          </table:table-cell>
          <table:table-cell office:value-type="string">
            <text:p>02-23831334</text:p>
          </table:table-cell>
          <table:table-cell office:value-type="string">
            <text:p>27</text:p>
          </table:table-cell>
          <table:table-cell office:value-type="string">
            <text:p>info@staymeander.com</text:p>
          </table:table-cell>
          <table:table-cell office:value-type="string">
            <text:p>http://www.staymeander.com</text:p>
          </table:table-cell>
        </table:table-row>
        <table:table-row>
          <table:table-cell office:value-type="string">
            <text:p>2014-02-17</text:p>
          </table:table-cell>
          <table:table-cell office:value-type="string">
            <text:p>臺北市旅館456號</text:p>
          </table:table-cell>
          <table:table-cell office:value-type="string">
            <text:p>旅館</text:p>
          </table:table-cell>
          <table:table-cell office:value-type="string">
            <text:p/>
          </table:table-cell>
          <table:table-cell office:value-type="string">
            <text:p>否</text:p>
          </table:table-cell>
          <table:table-cell office:value-type="string">
            <text:p>洛碁大飯店中華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中華路一段41號2樓、3樓、10樓至14樓</text:p>
          </table:table-cell>
          <table:table-cell office:value-type="string">
            <text:p>02-23705158</text:p>
          </table:table-cell>
          <table:table-cell office:value-type="string">
            <text:p>02-23705161</text:p>
          </table:table-cell>
          <table:table-cell office:value-type="string">
            <text:p>197</text:p>
          </table:table-cell>
          <table:table-cell office:value-type="string">
            <text:p>info-zh@gwh.global</text:p>
          </table:table-cell>
          <table:table-cell office:value-type="string">
            <text:p>https://zhonghua.greenworldhotels.com/</text:p>
          </table:table-cell>
        </table:table-row>
        <table:table-row>
          <table:table-cell office:value-type="string">
            <text:p>2014-01-14</text:p>
          </table:table-cell>
          <table:table-cell office:value-type="string">
            <text:p>臺北市旅館453號</text:p>
          </table:table-cell>
          <table:table-cell office:value-type="string">
            <text:p>旅館</text:p>
          </table:table-cell>
          <table:table-cell office:value-type="string">
            <text:p/>
          </table:table-cell>
          <table:table-cell office:value-type="string">
            <text:p>否</text:p>
          </table:table-cell>
          <table:table-cell office:value-type="string">
            <text:p>復新文旅 </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復興北路282號3,6樓 </text:p>
          </table:table-cell>
          <table:table-cell office:value-type="string">
            <text:p>02-77337959</text:p>
          </table:table-cell>
          <table:table-cell office:value-type="string">
            <text:p>02-25099379</text:p>
          </table:table-cell>
          <table:table-cell office:value-type="string">
            <text:p>19</text:p>
          </table:table-cell>
          <table:table-cell office:value-type="string">
            <text:p>ken@foreverinn.com.tw</text:p>
          </table:table-cell>
          <table:table-cell office:value-type="string">
            <text:p>http://www.foreverinn.com.tw</text:p>
          </table:table-cell>
        </table:table-row>
        <table:table-row>
          <table:table-cell office:value-type="string">
            <text:p>2014-01-10</text:p>
          </table:table-cell>
          <table:table-cell office:value-type="string">
            <text:p>臺北市旅館452號</text:p>
          </table:table-cell>
          <table:table-cell office:value-type="string">
            <text:p>旅館</text:p>
          </table:table-cell>
          <table:table-cell office:value-type="string">
            <text:p>四星級</text:p>
          </table:table-cell>
          <table:table-cell office:value-type="string">
            <text:p>否</text:p>
          </table:table-cell>
          <table:table-cell office:value-type="string">
            <text:p>台北慕軒飯店，臻品之選</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敦化南路一段331號1-13樓</text:p>
          </table:table-cell>
          <table:table-cell office:value-type="string">
            <text:p>02-77266699</text:p>
          </table:table-cell>
          <table:table-cell office:value-type="string">
            <text:p>02-77269070</text:p>
          </table:table-cell>
          <table:table-cell office:value-type="string">
            <text:p>124</text:p>
          </table:table-cell>
          <table:table-cell office:value-type="string">
            <text:p>guestservice@madisontaipei.com</text:p>
          </table:table-cell>
          <table:table-cell office:value-type="string">
            <text:p>http://www.madisontaipei.com</text:p>
          </table:table-cell>
        </table:table-row>
        <table:table-row>
          <table:table-cell office:value-type="string">
            <text:p>2013-12-19</text:p>
          </table:table-cell>
          <table:table-cell office:value-type="string">
            <text:p>臺北市旅館450號</text:p>
          </table:table-cell>
          <table:table-cell office:value-type="string">
            <text:p>旅館</text:p>
          </table:table-cell>
          <table:table-cell office:value-type="string">
            <text:p/>
          </table:table-cell>
          <table:table-cell office:value-type="string">
            <text:p>否</text:p>
          </table:table-cell>
          <table:table-cell office:value-type="string">
            <text:p>龍蝦先生的秘密巢穴</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重慶北路一段22號9樓</text:p>
          </table:table-cell>
          <table:table-cell office:value-type="string">
            <text:p>02-25558752</text:p>
          </table:table-cell>
          <table:table-cell office:value-type="string">
            <text:p>02-25559092</text:p>
          </table:table-cell>
          <table:table-cell office:value-type="string">
            <text:p>33</text:p>
          </table:table-cell>
          <table:table-cell office:value-type="string">
            <text:p>mr.lobstersecret@gmail.com</text:p>
          </table:table-cell>
          <table:table-cell office:value-type="string">
            <text:p/>
          </table:table-cell>
        </table:table-row>
        <table:table-row>
          <table:table-cell office:value-type="string">
            <text:p>2013-12-19</text:p>
          </table:table-cell>
          <table:table-cell office:value-type="string">
            <text:p>臺北市旅館451號</text:p>
          </table:table-cell>
          <table:table-cell office:value-type="string">
            <text:p>旅館</text:p>
          </table:table-cell>
          <table:table-cell office:value-type="string">
            <text:p/>
          </table:table-cell>
          <table:table-cell office:value-type="string">
            <text:p>否</text:p>
          </table:table-cell>
          <table:table-cell office:value-type="string">
            <text:p>途中‧台北國際青年旅舍</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光明路82號1至5樓</text:p>
          </table:table-cell>
          <table:table-cell office:value-type="string">
            <text:p>02-28910230</text:p>
          </table:table-cell>
          <table:table-cell office:value-type="string">
            <text:p>02-28910230</text:p>
          </table:table-cell>
          <table:table-cell office:value-type="string">
            <text:p>10</text:p>
          </table:table-cell>
          <table:table-cell office:value-type="string">
            <text:p>onmywaytaipei@gmail.com</text:p>
          </table:table-cell>
          <table:table-cell office:value-type="string">
            <text:p>http://www.onmywayhostel.com</text:p>
          </table:table-cell>
        </table:table-row>
        <table:table-row>
          <table:table-cell office:value-type="string">
            <text:p>2013-12-16</text:p>
          </table:table-cell>
          <table:table-cell office:value-type="string">
            <text:p>臺北市旅館449號</text:p>
          </table:table-cell>
          <table:table-cell office:value-type="string">
            <text:p>旅館</text:p>
          </table:table-cell>
          <table:table-cell office:value-type="string">
            <text:p/>
          </table:table-cell>
          <table:table-cell office:value-type="string">
            <text:p>否</text:p>
          </table:table-cell>
          <table:table-cell office:value-type="string">
            <text:p>旅樂序精品旅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館前路8號10樓、11樓</text:p>
          </table:table-cell>
          <table:table-cell office:value-type="string">
            <text:p>02-23832727</text:p>
          </table:table-cell>
          <table:table-cell office:value-type="string">
            <text:p>02-23832772</text:p>
          </table:table-cell>
          <table:table-cell office:value-type="string">
            <text:p>34</text:p>
          </table:table-cell>
          <table:table-cell office:value-type="string">
            <text:p>contact@hotelrelaxclub.com</text:p>
          </table:table-cell>
          <table:table-cell office:value-type="string">
            <text:p>http://www.hotelrelaxclub.com</text:p>
          </table:table-cell>
        </table:table-row>
        <table:table-row>
          <table:table-cell office:value-type="string">
            <text:p>2013-12-03</text:p>
          </table:table-cell>
          <table:table-cell office:value-type="string">
            <text:p>臺北市旅館448號</text:p>
          </table:table-cell>
          <table:table-cell office:value-type="string">
            <text:p>旅館</text:p>
          </table:table-cell>
          <table:table-cell office:value-type="string">
            <text:p/>
          </table:table-cell>
          <table:table-cell office:value-type="string">
            <text:p>否</text:p>
          </table:table-cell>
          <table:table-cell office:value-type="string">
            <text:p>蜂巢 Bee House</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太原路55, 57號2至5樓</text:p>
          </table:table-cell>
          <table:table-cell office:value-type="string">
            <text:p>02-25599000</text:p>
          </table:table-cell>
          <table:table-cell office:value-type="string">
            <text:p>02-25503300</text:p>
          </table:table-cell>
          <table:table-cell office:value-type="string">
            <text:p>31</text:p>
          </table:table-cell>
          <table:table-cell office:value-type="string">
            <text:p>eva.liao@taipeigarden.com.tw</text:p>
          </table:table-cell>
          <table:table-cell office:value-type="string">
            <text:p>https://www.b-house.com.tw/</text:p>
          </table:table-cell>
        </table:table-row>
        <table:table-row>
          <table:table-cell office:value-type="string">
            <text:p>2013-11-28</text:p>
          </table:table-cell>
          <table:table-cell office:value-type="string">
            <text:p>臺北市旅館447號</text:p>
          </table:table-cell>
          <table:table-cell office:value-type="string">
            <text:p>旅館</text:p>
          </table:table-cell>
          <table:table-cell office:value-type="string">
            <text:p/>
          </table:table-cell>
          <table:table-cell office:value-type="string">
            <text:p>否</text:p>
          </table:table-cell>
          <table:table-cell office:value-type="string">
            <text:p>丰居旅店雙連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民生東路一段42號2,3樓,-1至-5</text:p>
          </table:table-cell>
          <table:table-cell office:value-type="string">
            <text:p>02-23112555</text:p>
          </table:table-cell>
          <table:table-cell office:value-type="string">
            <text:p>02-23112759</text:p>
          </table:table-cell>
          <table:table-cell office:value-type="string">
            <text:p>47</text:p>
          </table:table-cell>
          <table:table-cell office:value-type="string">
            <text:p>loft@via-hotel.com.tw</text:p>
          </table:table-cell>
          <table:table-cell office:value-type="string">
            <text:p>http://loft.via-hotel.com.tw</text:p>
          </table:table-cell>
        </table:table-row>
        <table:table-row>
          <table:table-cell office:value-type="string">
            <text:p>2013-11-11</text:p>
          </table:table-cell>
          <table:table-cell office:value-type="string">
            <text:p>臺北市旅館446號</text:p>
          </table:table-cell>
          <table:table-cell office:value-type="string">
            <text:p>旅館</text:p>
          </table:table-cell>
          <table:table-cell office:value-type="string">
            <text:p/>
          </table:table-cell>
          <table:table-cell office:value-type="string">
            <text:p>否</text:p>
          </table:table-cell>
          <table:table-cell office:value-type="string">
            <text:p>方舟旅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信義路二段255號1至4樓</text:p>
          </table:table-cell>
          <table:table-cell office:value-type="string">
            <text:p>02-23912600</text:p>
          </table:table-cell>
          <table:table-cell office:value-type="string">
            <text:p>02-23912622</text:p>
          </table:table-cell>
          <table:table-cell office:value-type="string">
            <text:p>12</text:p>
          </table:table-cell>
          <table:table-cell office:value-type="string">
            <text:p>service@arkhotel.com.tw</text:p>
          </table:table-cell>
          <table:table-cell office:value-type="string">
            <text:p>http://www.arkhotel.com.tw</text:p>
          </table:table-cell>
        </table:table-row>
        <table:table-row>
          <table:table-cell office:value-type="string">
            <text:p>2013-11-07</text:p>
          </table:table-cell>
          <table:table-cell office:value-type="string">
            <text:p>臺北市旅館445號</text:p>
          </table:table-cell>
          <table:table-cell office:value-type="string">
            <text:p>旅館</text:p>
          </table:table-cell>
          <table:table-cell office:value-type="string">
            <text:p/>
          </table:table-cell>
          <table:table-cell office:value-type="string">
            <text:p>否</text:p>
          </table:table-cell>
          <table:table-cell office:value-type="string">
            <text:p>酩月大飯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成都路21號4至5樓，23號4至5樓，27巷1號4至5樓</text:p>
          </table:table-cell>
          <table:table-cell office:value-type="string">
            <text:p>02-23755218</text:p>
          </table:table-cell>
          <table:table-cell office:value-type="string">
            <text:p>02-23816679</text:p>
          </table:table-cell>
          <table:table-cell office:value-type="string">
            <text:p>31</text:p>
          </table:table-cell>
          <table:table-cell office:value-type="string">
            <text:p>Taipei.tomorrow@gmail.com</text:p>
          </table:table-cell>
          <table:table-cell office:value-type="string">
            <text:p/>
          </table:table-cell>
        </table:table-row>
        <table:table-row>
          <table:table-cell office:value-type="string">
            <text:p>2013-11-07</text:p>
          </table:table-cell>
          <table:table-cell office:value-type="string">
            <text:p>臺北市旅館443號</text:p>
          </table:table-cell>
          <table:table-cell office:value-type="string">
            <text:p>旅館</text:p>
          </table:table-cell>
          <table:table-cell office:value-type="string">
            <text:p/>
          </table:table-cell>
          <table:table-cell office:value-type="string">
            <text:p>否</text:p>
          </table:table-cell>
          <table:table-cell office:value-type="string">
            <text:p>明星大飯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成都路21號2至3樓、23號2至3樓、27巷1號2至3樓</text:p>
          </table:table-cell>
          <table:table-cell office:value-type="string">
            <text:p>02-23755227</text:p>
          </table:table-cell>
          <table:table-cell office:value-type="string">
            <text:p>02-23312243</text:p>
          </table:table-cell>
          <table:table-cell office:value-type="string">
            <text:p>34</text:p>
          </table:table-cell>
          <table:table-cell office:value-type="string">
            <text:p>Taipei.tomorrow@gmail.com</text:p>
          </table:table-cell>
          <table:table-cell office:value-type="string">
            <text:p/>
          </table:table-cell>
        </table:table-row>
        <table:table-row>
          <table:table-cell office:value-type="string">
            <text:p>2013-11-07</text:p>
          </table:table-cell>
          <table:table-cell office:value-type="string">
            <text:p>臺北市旅館444號</text:p>
          </table:table-cell>
          <table:table-cell office:value-type="string">
            <text:p>旅館</text:p>
          </table:table-cell>
          <table:table-cell office:value-type="string">
            <text:p/>
          </table:table-cell>
          <table:table-cell office:value-type="string">
            <text:p>否</text:p>
          </table:table-cell>
          <table:table-cell office:value-type="string">
            <text:p>橙舍青年旅館（臺北二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漢口街二段56號2-3樓,58號3樓</text:p>
          </table:table-cell>
          <table:table-cell office:value-type="string">
            <text:p>02-23119559</text:p>
          </table:table-cell>
          <table:table-cell office:value-type="string">
            <text:p>02-23112344</text:p>
          </table:table-cell>
          <table:table-cell office:value-type="string">
            <text:p>22</text:p>
          </table:table-cell>
          <table:table-cell office:value-type="string">
            <text:p>tw.hostel@yahoo.com</text:p>
          </table:table-cell>
          <table:table-cell office:value-type="string">
            <text:p/>
          </table:table-cell>
        </table:table-row>
        <table:table-row>
          <table:table-cell office:value-type="string">
            <text:p>2013-11-05</text:p>
          </table:table-cell>
          <table:table-cell office:value-type="string">
            <text:p>交觀宿字第1576號</text:p>
          </table:table-cell>
          <table:table-cell office:value-type="string">
            <text:p>一般觀光旅館</text:p>
          </table:table-cell>
          <table:table-cell office:value-type="string">
            <text:p/>
          </table:table-cell>
          <table:table-cell office:value-type="string">
            <text:p>否</text:p>
          </table:table-cell>
          <table:table-cell office:value-type="string">
            <text:p>台北艾麗酒店</text:p>
          </table:table-cell>
          <table:table-cell office:value-type="string">
            <text:p>臺北市</text:p>
          </table:table-cell>
          <table:table-cell office:value-type="string">
            <text:p>信義區</text:p>
          </table:table-cell>
          <table:table-cell office:value-type="string">
            <text:p>110</text:p>
          </table:table-cell>
          <table:table-cell office:value-type="string">
            <text:p>臺北市信義區松高路18號</text:p>
          </table:table-cell>
          <table:table-cell office:value-type="string">
            <text:p>02-66318000</text:p>
          </table:table-cell>
          <table:table-cell office:value-type="string">
            <text:p>02-66318080</text:p>
          </table:table-cell>
          <table:table-cell office:value-type="string">
            <text:p>235</text:p>
          </table:table-cell>
          <table:table-cell office:value-type="string">
            <text:p>humblehousetaipei@humblehousehotels.com</text:p>
          </table:table-cell>
          <table:table-cell office:value-type="string">
            <text:p>http://humblehousehotels.com/</text:p>
          </table:table-cell>
        </table:table-row>
        <table:table-row>
          <table:table-cell office:value-type="string">
            <text:p>2013-11-04</text:p>
          </table:table-cell>
          <table:table-cell office:value-type="string">
            <text:p>臺北市旅館442號</text:p>
          </table:table-cell>
          <table:table-cell office:value-type="string">
            <text:p>旅館</text:p>
          </table:table-cell>
          <table:table-cell office:value-type="string">
            <text:p/>
          </table:table-cell>
          <table:table-cell office:value-type="string">
            <text:p>否</text:p>
          </table:table-cell>
          <table:table-cell office:value-type="string">
            <text:p>皇家玫瑰旅館中山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133巷8號3樓、4樓、7樓</text:p>
          </table:table-cell>
          <table:table-cell office:value-type="string">
            <text:p>02-25317333</text:p>
          </table:table-cell>
          <table:table-cell office:value-type="string">
            <text:p>02-25111222</text:p>
          </table:table-cell>
          <table:table-cell office:value-type="string">
            <text:p>16</text:p>
          </table:table-cell>
          <table:table-cell office:value-type="string">
            <text:p>rose.hotel3@msa.hinet.net</text:p>
          </table:table-cell>
          <table:table-cell office:value-type="string">
            <text:p>http://www.rosehotel.com.tw/tw/</text:p>
          </table:table-cell>
        </table:table-row>
        <table:table-row>
          <table:table-cell office:value-type="string">
            <text:p>2013-10-16</text:p>
          </table:table-cell>
          <table:table-cell office:value-type="string">
            <text:p>臺北市旅館441號</text:p>
          </table:table-cell>
          <table:table-cell office:value-type="string">
            <text:p>旅館</text:p>
          </table:table-cell>
          <table:table-cell office:value-type="string">
            <text:p/>
          </table:table-cell>
          <table:table-cell office:value-type="string">
            <text:p>否</text:p>
          </table:table-cell>
          <table:table-cell office:value-type="string">
            <text:p>和逸 台北忠孝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東路一段31號1至12樓</text:p>
          </table:table-cell>
          <table:table-cell office:value-type="string">
            <text:p>02-77253399</text:p>
          </table:table-cell>
          <table:table-cell office:value-type="string">
            <text:p>02-77253390</text:p>
          </table:table-cell>
          <table:table-cell office:value-type="string">
            <text:p>123</text:p>
          </table:table-cell>
          <table:table-cell office:value-type="string">
            <text:p>getcozzi.zx@hotelcozzi.com</text:p>
          </table:table-cell>
          <table:table-cell office:value-type="string">
            <text:p>https://cozzi.cathayhotel.com.tw/cozzi/zhongxiao</text:p>
          </table:table-cell>
        </table:table-row>
        <table:table-row>
          <table:table-cell office:value-type="string">
            <text:p>2013-10-08</text:p>
          </table:table-cell>
          <table:table-cell office:value-type="string">
            <text:p>臺北市旅館439號</text:p>
          </table:table-cell>
          <table:table-cell office:value-type="string">
            <text:p>旅館</text:p>
          </table:table-cell>
          <table:table-cell office:value-type="string">
            <text:p/>
          </table:table-cell>
          <table:table-cell office:value-type="string">
            <text:p>否</text:p>
          </table:table-cell>
          <table:table-cell office:value-type="string">
            <text:p>路境行旅-府前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重慶南路一段86號</text:p>
          </table:table-cell>
          <table:table-cell office:value-type="string">
            <text:p>02-23899595</text:p>
          </table:table-cell>
          <table:table-cell office:value-type="string">
            <text:p>02-23819595</text:p>
          </table:table-cell>
          <table:table-cell office:value-type="string">
            <text:p>158</text:p>
          </table:table-cell>
          <table:table-cell office:value-type="string">
            <text:p>enjoyfinders@gmail.com</text:p>
          </table:table-cell>
          <table:table-cell office:value-type="string">
            <text:p>http://www.findershotel.com</text:p>
          </table:table-cell>
        </table:table-row>
        <table:table-row>
          <table:table-cell office:value-type="string">
            <text:p>2013-08-30</text:p>
          </table:table-cell>
          <table:table-cell office:value-type="string">
            <text:p>臺北市旅館438號</text:p>
          </table:table-cell>
          <table:table-cell office:value-type="string">
            <text:p>旅館</text:p>
          </table:table-cell>
          <table:table-cell office:value-type="string">
            <text:p/>
          </table:table-cell>
          <table:table-cell office:value-type="string">
            <text:p>否</text:p>
          </table:table-cell>
          <table:table-cell office:value-type="string">
            <text:p>品格子旅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公園路13號10樓</text:p>
          </table:table-cell>
          <table:table-cell office:value-type="string">
            <text:p>02-23114511</text:p>
          </table:table-cell>
          <table:table-cell office:value-type="string">
            <text:p>02-23817987</text:p>
          </table:table-cell>
          <table:table-cell office:value-type="string">
            <text:p>34</text:p>
          </table:table-cell>
          <table:table-cell office:value-type="string">
            <text:p>inncube23114511@gmail.com</text:p>
          </table:table-cell>
          <table:table-cell office:value-type="string">
            <text:p>http://inncube.com.tw/</text:p>
          </table:table-cell>
        </table:table-row>
        <table:table-row>
          <table:table-cell office:value-type="string">
            <text:p>2013-08-13</text:p>
          </table:table-cell>
          <table:table-cell office:value-type="string">
            <text:p>臺北市旅館437號</text:p>
          </table:table-cell>
          <table:table-cell office:value-type="string">
            <text:p>旅館</text:p>
          </table:table-cell>
          <table:table-cell office:value-type="string">
            <text:p/>
          </table:table-cell>
          <table:table-cell office:value-type="string">
            <text:p>否</text:p>
          </table:table-cell>
          <table:table-cell office:value-type="string">
            <text:p>尚印旅店-二舘</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二段71號10樓</text:p>
          </table:table-cell>
          <table:table-cell office:value-type="string">
            <text:p>02-25682810</text:p>
          </table:table-cell>
          <table:table-cell office:value-type="string">
            <text:p>02-25213064</text:p>
          </table:table-cell>
          <table:table-cell office:value-type="string">
            <text:p>20</text:p>
          </table:table-cell>
          <table:table-cell office:value-type="string">
            <text:p>st@168inn.com.tw</text:p>
          </table:table-cell>
          <table:table-cell office:value-type="string">
            <text:p/>
          </table:table-cell>
        </table:table-row>
        <table:table-row>
          <table:table-cell office:value-type="string">
            <text:p>2013-07-17</text:p>
          </table:table-cell>
          <table:table-cell office:value-type="string">
            <text:p>臺北市旅館435號</text:p>
          </table:table-cell>
          <table:table-cell office:value-type="string">
            <text:p>旅館</text:p>
          </table:table-cell>
          <table:table-cell office:value-type="string">
            <text:p/>
          </table:table-cell>
          <table:table-cell office:value-type="string">
            <text:p>否</text:p>
          </table:table-cell>
          <table:table-cell office:value-type="string">
            <text:p>華泰瑞舍</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357及359號2樓,-1,-2,-3,-5,-6至7樓,-1,-2,-3,-5,-6、2樓-7,-8,-9至5樓-7,-8,-9</text:p>
          </table:table-cell>
          <table:table-cell office:value-type="string">
            <text:p>02-25310699</text:p>
          </table:table-cell>
          <table:table-cell office:value-type="string">
            <text:p>02-25310166</text:p>
          </table:table-cell>
          <table:table-cell office:value-type="string">
            <text:p>48</text:p>
          </table:table-cell>
          <table:table-cell office:value-type="string">
            <text:p>hotel@gloriaresidence.com</text:p>
          </table:table-cell>
          <table:table-cell office:value-type="string">
            <text:p>http://www.gloriaresidence.com</text:p>
          </table:table-cell>
        </table:table-row>
        <table:table-row>
          <table:table-cell office:value-type="string">
            <text:p>2013-07-11</text:p>
          </table:table-cell>
          <table:table-cell office:value-type="string">
            <text:p>臺北市旅館434號</text:p>
          </table:table-cell>
          <table:table-cell office:value-type="string">
            <text:p>旅館</text:p>
          </table:table-cell>
          <table:table-cell office:value-type="string">
            <text:p/>
          </table:table-cell>
          <table:table-cell office:value-type="string">
            <text:p>否</text:p>
          </table:table-cell>
          <table:table-cell office:value-type="string">
            <text:p>謙商旅-東門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信義路二段163號</text:p>
          </table:table-cell>
          <table:table-cell office:value-type="string">
            <text:p>02-23582520</text:p>
          </table:table-cell>
          <table:table-cell office:value-type="string">
            <text:p>02-23582500</text:p>
          </table:table-cell>
          <table:table-cell office:value-type="string">
            <text:p>85</text:p>
          </table:table-cell>
          <table:table-cell office:value-type="string">
            <text:p>chaiinhotel163@gmail.com</text:p>
          </table:table-cell>
          <table:table-cell office:value-type="string">
            <text:p>http://www.chaiinhotel.com.tw</text:p>
          </table:table-cell>
        </table:table-row>
        <table:table-row>
          <table:table-cell office:value-type="string">
            <text:p>2013-07-10</text:p>
          </table:table-cell>
          <table:table-cell office:value-type="string">
            <text:p>臺北市旅館433號</text:p>
          </table:table-cell>
          <table:table-cell office:value-type="string">
            <text:p>旅館</text:p>
          </table:table-cell>
          <table:table-cell office:value-type="string">
            <text:p>四星級</text:p>
          </table:table-cell>
          <table:table-cell office:value-type="string">
            <text:p>否</text:p>
          </table:table-cell>
          <table:table-cell office:value-type="string">
            <text:p>和逸．台北民生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民生東路二段178號1至12樓</text:p>
          </table:table-cell>
          <table:table-cell office:value-type="string">
            <text:p>02-77063399</text:p>
          </table:table-cell>
          <table:table-cell office:value-type="string">
            <text:p>02-77063390</text:p>
          </table:table-cell>
          <table:table-cell office:value-type="string">
            <text:p>134</text:p>
          </table:table-cell>
          <table:table-cell office:value-type="string">
            <text:p>getcozzi.ms@hotelcozzi.com</text:p>
          </table:table-cell>
          <table:table-cell office:value-type="string">
            <text:p>https://cozzi.cathayhotel.com.tw/cozzi/minsheng</text:p>
          </table:table-cell>
        </table:table-row>
        <table:table-row>
          <table:table-cell office:value-type="string">
            <text:p>2013-06-27</text:p>
          </table:table-cell>
          <table:table-cell office:value-type="string">
            <text:p>臺北市旅館432號</text:p>
          </table:table-cell>
          <table:table-cell office:value-type="string">
            <text:p>旅館</text:p>
          </table:table-cell>
          <table:table-cell office:value-type="string">
            <text:p/>
          </table:table-cell>
          <table:table-cell office:value-type="string">
            <text:p>否</text:p>
          </table:table-cell>
          <table:table-cell office:value-type="string">
            <text:p>大師會館國際酒店</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市民大道1段211號16樓等25室</text:p>
          </table:table-cell>
          <table:table-cell office:value-type="string">
            <text:p>02-25597722</text:p>
          </table:table-cell>
          <table:table-cell office:value-type="string">
            <text:p>02-25568181</text:p>
          </table:table-cell>
          <table:table-cell office:value-type="string">
            <text:p>24</text:p>
          </table:table-cell>
          <table:table-cell office:value-type="string">
            <text:p>inn@master1995.com.tw</text:p>
          </table:table-cell>
          <table:table-cell office:value-type="string">
            <text:p/>
          </table:table-cell>
        </table:table-row>
        <table:table-row>
          <table:table-cell office:value-type="string">
            <text:p>2013-06-21</text:p>
          </table:table-cell>
          <table:table-cell office:value-type="string">
            <text:p>臺北市旅館431號</text:p>
          </table:table-cell>
          <table:table-cell office:value-type="string">
            <text:p>旅館</text:p>
          </table:table-cell>
          <table:table-cell office:value-type="string">
            <text:p/>
          </table:table-cell>
          <table:table-cell office:value-type="string">
            <text:p>否</text:p>
          </table:table-cell>
          <table:table-cell office:value-type="string">
            <text:p>老爺會館台北林森</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83號4至10樓、11樓、11樓之1、11樓之2、12樓、12樓之1、12樓之2</text:p>
          </table:table-cell>
          <table:table-cell office:value-type="string">
            <text:p>02-25676336</text:p>
          </table:table-cell>
          <table:table-cell office:value-type="string">
            <text:p>02-25676355</text:p>
          </table:table-cell>
          <table:table-cell office:value-type="string">
            <text:p>81</text:p>
          </table:table-cell>
          <table:table-cell office:value-type="string">
            <text:p>taipei.linsen@royal-inn.com.tw</text:p>
          </table:table-cell>
          <table:table-cell office:value-type="string">
            <text:p>http://www.hotelroyal.com.tw/linsen/</text:p>
          </table:table-cell>
        </table:table-row>
        <table:table-row>
          <table:table-cell office:value-type="string">
            <text:p>2013-06-13</text:p>
          </table:table-cell>
          <table:table-cell office:value-type="string">
            <text:p>臺北市旅館430號</text:p>
          </table:table-cell>
          <table:table-cell office:value-type="string">
            <text:p>旅館</text:p>
          </table:table-cell>
          <table:table-cell office:value-type="string">
            <text:p/>
          </table:table-cell>
          <table:table-cell office:value-type="string">
            <text:p>否</text:p>
          </table:table-cell>
          <table:table-cell office:value-type="string">
            <text:p>意芙旅店</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延平北路二段197號2樓</text:p>
          </table:table-cell>
          <table:table-cell office:value-type="string">
            <text:p>02-25532133</text:p>
          </table:table-cell>
          <table:table-cell office:value-type="string">
            <text:p>02-25532138</text:p>
          </table:table-cell>
          <table:table-cell office:value-type="string">
            <text:p>20</text:p>
          </table:table-cell>
          <table:table-cell office:value-type="string">
            <text:p>ifinn@hotmail.com.tw</text:p>
          </table:table-cell>
          <table:table-cell office:value-type="string">
            <text:p>https://ifinntaipei.hexa.tw/</text:p>
          </table:table-cell>
        </table:table-row>
        <table:table-row>
          <table:table-cell office:value-type="string">
            <text:p>2013-06-07</text:p>
          </table:table-cell>
          <table:table-cell office:value-type="string">
            <text:p>臺北市旅館429號</text:p>
          </table:table-cell>
          <table:table-cell office:value-type="string">
            <text:p>旅館</text:p>
          </table:table-cell>
          <table:table-cell office:value-type="string">
            <text:p/>
          </table:table-cell>
          <table:table-cell office:value-type="string">
            <text:p>否</text:p>
          </table:table-cell>
          <table:table-cell office:value-type="string">
            <text:p>三隻老虎青年旅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康定路25巷39號4樓</text:p>
          </table:table-cell>
          <table:table-cell office:value-type="string">
            <text:p>02-23755299</text:p>
          </table:table-cell>
          <table:table-cell office:value-type="string">
            <text:p>02-23754821</text:p>
          </table:table-cell>
          <table:table-cell office:value-type="string">
            <text:p>7</text:p>
          </table:table-cell>
          <table:table-cell office:value-type="string">
            <text:p>t3tiger@hotmail.com.tw</text:p>
          </table:table-cell>
          <table:table-cell office:value-type="string">
            <text:p/>
          </table:table-cell>
        </table:table-row>
        <table:table-row>
          <table:table-cell office:value-type="string">
            <text:p>2013-06-06</text:p>
          </table:table-cell>
          <table:table-cell office:value-type="string">
            <text:p>臺北市旅館428號</text:p>
          </table:table-cell>
          <table:table-cell office:value-type="string">
            <text:p>旅館</text:p>
          </table:table-cell>
          <table:table-cell office:value-type="string">
            <text:p/>
          </table:table-cell>
          <table:table-cell office:value-type="string">
            <text:p>否</text:p>
          </table:table-cell>
          <table:table-cell office:value-type="string">
            <text:p>柯達大飯店台北松江 </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松江路251號 </text:p>
          </table:table-cell>
          <table:table-cell office:value-type="string">
            <text:p>02-25159999</text:p>
          </table:table-cell>
          <table:table-cell office:value-type="string">
            <text:p>02-25156789</text:p>
          </table:table-cell>
          <table:table-cell office:value-type="string">
            <text:p>85</text:p>
          </table:table-cell>
          <table:table-cell office:value-type="string">
            <text:p>songjiang@khotels.com.tw</text:p>
          </table:table-cell>
          <table:table-cell office:value-type="string">
            <text:p>http://songjiang.khotels.com.tw/zh-TW/</text:p>
          </table:table-cell>
        </table:table-row>
        <table:table-row>
          <table:table-cell office:value-type="string">
            <text:p>2013-05-13</text:p>
          </table:table-cell>
          <table:table-cell office:value-type="string">
            <text:p>臺北市旅館425號</text:p>
          </table:table-cell>
          <table:table-cell office:value-type="string">
            <text:p>旅館</text:p>
          </table:table-cell>
          <table:table-cell office:value-type="string">
            <text:p>二星級</text:p>
          </table:table-cell>
          <table:table-cell office:value-type="string">
            <text:p>否</text:p>
          </table:table-cell>
          <table:table-cell office:value-type="string">
            <text:p>西悠巢旅台北館</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民生西路198號之2 (代表號)</text:p>
          </table:table-cell>
          <table:table-cell office:value-type="string">
            <text:p>02-25585500</text:p>
          </table:table-cell>
          <table:table-cell office:value-type="string">
            <text:p>02-25557070</text:p>
          </table:table-cell>
          <table:table-cell office:value-type="string">
            <text:p>87</text:p>
          </table:table-cell>
          <table:table-cell office:value-type="string">
            <text:p>tef@uniongo.com.tw</text:p>
          </table:table-cell>
          <table:table-cell office:value-type="string">
            <text:p>https://www.cuhotel.com.tw/TAIPEI</text:p>
          </table:table-cell>
        </table:table-row>
        <table:table-row>
          <table:table-cell office:value-type="string">
            <text:p>2013-05-09</text:p>
          </table:table-cell>
          <table:table-cell office:value-type="string">
            <text:p>臺北市旅館424號</text:p>
          </table:table-cell>
          <table:table-cell office:value-type="string">
            <text:p>旅館</text:p>
          </table:table-cell>
          <table:table-cell office:value-type="string">
            <text:p/>
          </table:table-cell>
          <table:table-cell office:value-type="string">
            <text:p>否</text:p>
          </table:table-cell>
          <table:table-cell office:value-type="string">
            <text:p>東驛商務旅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昆明街76號8-9樓</text:p>
          </table:table-cell>
          <table:table-cell office:value-type="string">
            <text:p>02-23831999</text:p>
          </table:table-cell>
          <table:table-cell office:value-type="string">
            <text:p>02-23880038</text:p>
          </table:table-cell>
          <table:table-cell office:value-type="string">
            <text:p>34</text:p>
          </table:table-cell>
          <table:table-cell office:value-type="string">
            <text:p>service@e-house.tw</text:p>
          </table:table-cell>
          <table:table-cell office:value-type="string">
            <text:p>http://www.e-house.tw</text:p>
          </table:table-cell>
        </table:table-row>
        <table:table-row>
          <table:table-cell office:value-type="string">
            <text:p>2013-05-06</text:p>
          </table:table-cell>
          <table:table-cell office:value-type="string">
            <text:p>臺北市旅館423號</text:p>
          </table:table-cell>
          <table:table-cell office:value-type="string">
            <text:p>旅館</text:p>
          </table:table-cell>
          <table:table-cell office:value-type="string">
            <text:p/>
          </table:table-cell>
          <table:table-cell office:value-type="string">
            <text:p>否</text:p>
          </table:table-cell>
          <table:table-cell office:value-type="string">
            <text:p>天閣酒店(台北長安) </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80號1至14樓  </text:p>
          </table:table-cell>
          <table:table-cell office:value-type="string">
            <text:p>02-25317777</text:p>
          </table:table-cell>
          <table:table-cell office:value-type="string">
            <text:p>02-25626777</text:p>
          </table:table-cell>
          <table:table-cell office:value-type="string">
            <text:p>80</text:p>
          </table:table-cell>
          <table:table-cell office:value-type="string">
            <text:p>rsvn.ca@tango-hotels.com</text:p>
          </table:table-cell>
          <table:table-cell office:value-type="string">
            <text:p>http://www.tango-hotels.com</text:p>
          </table:table-cell>
        </table:table-row>
        <table:table-row>
          <table:table-cell office:value-type="string">
            <text:p>2013-04-30</text:p>
          </table:table-cell>
          <table:table-cell office:value-type="string">
            <text:p>臺北市旅館421號</text:p>
          </table:table-cell>
          <table:table-cell office:value-type="string">
            <text:p>旅館</text:p>
          </table:table-cell>
          <table:table-cell office:value-type="string">
            <text:p/>
          </table:table-cell>
          <table:table-cell office:value-type="string">
            <text:p>否</text:p>
          </table:table-cell>
          <table:table-cell office:value-type="string">
            <text:p>富裕自由商旅</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忠孝東路四段235號2樓、2樓之1、3樓、3樓之1、4樓之1、5樓之1、6樓之1、7樓、7樓之1及9樓</text:p>
          </table:table-cell>
          <table:table-cell office:value-type="string">
            <text:p>02-27413147</text:p>
          </table:table-cell>
          <table:table-cell office:value-type="string">
            <text:p>02-27413148</text:p>
          </table:table-cell>
          <table:table-cell office:value-type="string">
            <text:p>67</text:p>
          </table:table-cell>
          <table:table-cell office:value-type="string">
            <text:p>account1@rf-tw.com</text:p>
          </table:table-cell>
          <table:table-cell office:value-type="string">
            <text:p/>
          </table:table-cell>
        </table:table-row>
        <table:table-row>
          <table:table-cell office:value-type="string">
            <text:p>2013-04-17</text:p>
          </table:table-cell>
          <table:table-cell office:value-type="string">
            <text:p>臺北市旅館420號</text:p>
          </table:table-cell>
          <table:table-cell office:value-type="string">
            <text:p>旅館</text:p>
          </table:table-cell>
          <table:table-cell office:value-type="string">
            <text:p/>
          </table:table-cell>
          <table:table-cell office:value-type="string">
            <text:p>否</text:p>
          </table:table-cell>
          <table:table-cell office:value-type="string">
            <text:p>福泰桔子商務旅館西門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中華路一段166之2號1至11樓</text:p>
          </table:table-cell>
          <table:table-cell office:value-type="string">
            <text:p>02-23115556</text:p>
          </table:table-cell>
          <table:table-cell office:value-type="string">
            <text:p>02-23115898</text:p>
          </table:table-cell>
          <table:table-cell office:value-type="string">
            <text:p>60</text:p>
          </table:table-cell>
          <table:table-cell office:value-type="string">
            <text:p>ximen@orangehotels.com.tw</text:p>
          </table:table-cell>
          <table:table-cell office:value-type="string">
            <text:p/>
          </table:table-cell>
        </table:table-row>
        <table:table-row>
          <table:table-cell office:value-type="string">
            <text:p>2013-04-08</text:p>
          </table:table-cell>
          <table:table-cell office:value-type="string">
            <text:p>臺北市旅館419號</text:p>
          </table:table-cell>
          <table:table-cell office:value-type="string">
            <text:p>旅館</text:p>
          </table:table-cell>
          <table:table-cell office:value-type="string">
            <text:p/>
          </table:table-cell>
          <table:table-cell office:value-type="string">
            <text:p>否</text:p>
          </table:table-cell>
          <table:table-cell office:value-type="string">
            <text:p>台北馥華商旅敦北館</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敦化北路4巷52號1至7樓</text:p>
          </table:table-cell>
          <table:table-cell office:value-type="string">
            <text:p>02-66131300</text:p>
          </table:table-cell>
          <table:table-cell office:value-type="string">
            <text:p>02-27317669</text:p>
          </table:table-cell>
          <table:table-cell office:value-type="string">
            <text:p>73</text:p>
          </table:table-cell>
          <table:table-cell office:value-type="string">
            <text:p>simplehotel888@gmail.com</text:p>
          </table:table-cell>
          <table:table-cell office:value-type="string">
            <text:p>http://www.simplehotel.com.tw</text:p>
          </table:table-cell>
        </table:table-row>
        <table:table-row>
          <table:table-cell office:value-type="string">
            <text:p>2013-03-28</text:p>
          </table:table-cell>
          <table:table-cell office:value-type="string">
            <text:p>臺北市旅館417號</text:p>
          </table:table-cell>
          <table:table-cell office:value-type="string">
            <text:p>旅館</text:p>
          </table:table-cell>
          <table:table-cell office:value-type="string">
            <text:p/>
          </table:table-cell>
          <table:table-cell office:value-type="string">
            <text:p>否</text:p>
          </table:table-cell>
          <table:table-cell office:value-type="string">
            <text:p>儷夏商旅</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中華路一段90號4樓、5樓、6樓、8樓</text:p>
          </table:table-cell>
          <table:table-cell office:value-type="string">
            <text:p>02-23116168</text:p>
          </table:table-cell>
          <table:table-cell office:value-type="string">
            <text:p>02-23120121</text:p>
          </table:table-cell>
          <table:table-cell office:value-type="string">
            <text:p>85</text:p>
          </table:table-cell>
          <table:table-cell office:value-type="string">
            <text:p>service@muzikhotel.com.tw</text:p>
          </table:table-cell>
          <table:table-cell office:value-type="string">
            <text:p>https://www.muzikhotel.com.tw/</text:p>
          </table:table-cell>
        </table:table-row>
        <table:table-row>
          <table:table-cell office:value-type="string">
            <text:p>2013-03-28</text:p>
          </table:table-cell>
          <table:table-cell office:value-type="string">
            <text:p>臺北市旅館418號</text:p>
          </table:table-cell>
          <table:table-cell office:value-type="string">
            <text:p>旅館</text:p>
          </table:table-cell>
          <table:table-cell office:value-type="string">
            <text:p/>
          </table:table-cell>
          <table:table-cell office:value-type="string">
            <text:p>否</text:p>
          </table:table-cell>
          <table:table-cell office:value-type="string">
            <text:p>台糖台北會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中華路一段39號</text:p>
          </table:table-cell>
          <table:table-cell office:value-type="string">
            <text:p>02-23885522</text:p>
          </table:table-cell>
          <table:table-cell office:value-type="string">
            <text:p>02-23117979</text:p>
          </table:table-cell>
          <table:table-cell office:value-type="string">
            <text:p>68</text:p>
          </table:table-cell>
          <table:table-cell office:value-type="string">
            <text:p>taisugartaipei@gmail.com</text:p>
          </table:table-cell>
          <table:table-cell office:value-type="string">
            <text:p>https://www.taipeihotel-tsc.com.tw</text:p>
          </table:table-cell>
        </table:table-row>
        <table:table-row>
          <table:table-cell office:value-type="string">
            <text:p>2013-02-27</text:p>
          </table:table-cell>
          <table:table-cell office:value-type="string">
            <text:p>臺北市旅館416號</text:p>
          </table:table-cell>
          <table:table-cell office:value-type="string">
            <text:p>旅館</text:p>
          </table:table-cell>
          <table:table-cell office:value-type="string">
            <text:p/>
          </table:table-cell>
          <table:table-cell office:value-type="string">
            <text:p>否</text:p>
          </table:table-cell>
          <table:table-cell office:value-type="string">
            <text:p>WESTGATE HOTEL 永安棧</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中華路一段148號1樓、148之1號1樓及150號1至10樓</text:p>
          </table:table-cell>
          <table:table-cell office:value-type="string">
            <text:p>02-23313161</text:p>
          </table:table-cell>
          <table:table-cell office:value-type="string">
            <text:p>02-23881860</text:p>
          </table:table-cell>
          <table:table-cell office:value-type="string">
            <text:p>121</text:p>
          </table:table-cell>
          <table:table-cell office:value-type="string">
            <text:p>service@westgatehotel.com.tw</text:p>
          </table:table-cell>
          <table:table-cell office:value-type="string">
            <text:p>http://www.westgatehotel.com.tw</text:p>
          </table:table-cell>
        </table:table-row>
        <table:table-row>
          <table:table-cell office:value-type="string">
            <text:p>2013-02-08</text:p>
          </table:table-cell>
          <table:table-cell office:value-type="string">
            <text:p>臺北市旅館415號</text:p>
          </table:table-cell>
          <table:table-cell office:value-type="string">
            <text:p>旅館</text:p>
          </table:table-cell>
          <table:table-cell office:value-type="string">
            <text:p/>
          </table:table-cell>
          <table:table-cell office:value-type="string">
            <text:p>是</text:p>
          </table:table-cell>
          <table:table-cell office:value-type="string">
            <text:p>北投天玥泉溫泉會館</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中山路3號3樓</text:p>
          </table:table-cell>
          <table:table-cell office:value-type="string">
            <text:p>02-28988661</text:p>
          </table:table-cell>
          <table:table-cell office:value-type="string">
            <text:p>02-28988662</text:p>
          </table:table-cell>
          <table:table-cell office:value-type="string">
            <text:p>21</text:p>
          </table:table-cell>
          <table:table-cell office:value-type="string">
            <text:p>pr-corp@tyq.com.tw</text:p>
          </table:table-cell>
          <table:table-cell office:value-type="string">
            <text:p>http://www.tyq.com.tw/</text:p>
          </table:table-cell>
        </table:table-row>
        <table:table-row>
          <table:table-cell office:value-type="string">
            <text:p>2013-01-29</text:p>
          </table:table-cell>
          <table:table-cell office:value-type="string">
            <text:p>臺北市旅館413號</text:p>
          </table:table-cell>
          <table:table-cell office:value-type="string">
            <text:p>旅館</text:p>
          </table:table-cell>
          <table:table-cell office:value-type="string">
            <text:p/>
          </table:table-cell>
          <table:table-cell office:value-type="string">
            <text:p>否</text:p>
          </table:table-cell>
          <table:table-cell office:value-type="string">
            <text:p>世方旅居文旅</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松江路485號1至5樓,5樓之1-3,6-7樓,7樓之1-5 </text:p>
          </table:table-cell>
          <table:table-cell office:value-type="string">
            <text:p>02-25025000</text:p>
          </table:table-cell>
          <table:table-cell office:value-type="string">
            <text:p>02-25180599</text:p>
          </table:table-cell>
          <table:table-cell office:value-type="string">
            <text:p>121</text:p>
          </table:table-cell>
          <table:table-cell office:value-type="string">
            <text:p>tsa@hubhotel.com.tw</text:p>
          </table:table-cell>
          <table:table-cell office:value-type="string">
            <text:p>https://www.hubhotel.com.tw/tsa/index.html</text:p>
          </table:table-cell>
        </table:table-row>
        <table:table-row>
          <table:table-cell office:value-type="string">
            <text:p>2013-01-03</text:p>
          </table:table-cell>
          <table:table-cell office:value-type="string">
            <text:p>臺北市旅館412號</text:p>
          </table:table-cell>
          <table:table-cell office:value-type="string">
            <text:p>旅館</text:p>
          </table:table-cell>
          <table:table-cell office:value-type="string">
            <text:p/>
          </table:table-cell>
          <table:table-cell office:value-type="string">
            <text:p>否</text:p>
          </table:table-cell>
          <table:table-cell office:value-type="string">
            <text:p>東棧商務旅店</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忠孝東路四段209號8樓,8樓-1,-2,211號8樓,8樓-1</text:p>
          </table:table-cell>
          <table:table-cell office:value-type="string">
            <text:p>02-27117721</text:p>
          </table:table-cell>
          <table:table-cell office:value-type="string">
            <text:p>02-27112502</text:p>
          </table:table-cell>
          <table:table-cell office:value-type="string">
            <text:p>23</text:p>
          </table:table-cell>
          <table:table-cell office:value-type="string">
            <text:p>vd.ei.rsvn@manage-inn.com</text:p>
          </table:table-cell>
          <table:table-cell office:value-type="string">
            <text:p>http://eastinn.vdthotel.com/</text:p>
          </table:table-cell>
        </table:table-row>
        <table:table-row>
          <table:table-cell office:value-type="string">
            <text:p>2012-12-14</text:p>
          </table:table-cell>
          <table:table-cell office:value-type="string">
            <text:p>臺北市旅館411號</text:p>
          </table:table-cell>
          <table:table-cell office:value-type="string">
            <text:p>旅館</text:p>
          </table:table-cell>
          <table:table-cell office:value-type="string">
            <text:p/>
          </table:table-cell>
          <table:table-cell office:value-type="string">
            <text:p>否</text:p>
          </table:table-cell>
          <table:table-cell office:value-type="string">
            <text:p>新麗旅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開封街二段53號3-5,7-9樓</text:p>
          </table:table-cell>
          <table:table-cell office:value-type="string">
            <text:p>02-23817899</text:p>
          </table:table-cell>
          <table:table-cell office:value-type="string">
            <text:p>02-23715959</text:p>
          </table:table-cell>
          <table:table-cell office:value-type="string">
            <text:p>22</text:p>
          </table:table-cell>
          <table:table-cell office:value-type="string">
            <text:p>liduow5@gmail.com</text:p>
          </table:table-cell>
          <table:table-cell office:value-type="string">
            <text:p>https://www.liduobesthotel.com/</text:p>
          </table:table-cell>
        </table:table-row>
        <table:table-row>
          <table:table-cell office:value-type="string">
            <text:p>2012-12-06</text:p>
          </table:table-cell>
          <table:table-cell office:value-type="string">
            <text:p>臺北市旅館410號</text:p>
          </table:table-cell>
          <table:table-cell office:value-type="string">
            <text:p>旅館</text:p>
          </table:table-cell>
          <table:table-cell office:value-type="string">
            <text:p/>
          </table:table-cell>
          <table:table-cell office:value-type="string">
            <text:p>否</text:p>
          </table:table-cell>
          <table:table-cell office:value-type="string">
            <text:p>西門邑居自由旅行會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寧南路67號10樓</text:p>
          </table:table-cell>
          <table:table-cell office:value-type="string">
            <text:p>02-23616167</text:p>
          </table:table-cell>
          <table:table-cell office:value-type="string">
            <text:p>02-23899797</text:p>
          </table:table-cell>
          <table:table-cell office:value-type="string">
            <text:p>8</text:p>
          </table:table-cell>
          <table:table-cell office:value-type="string">
            <text:p>ezstay.massage@gmail.com</text:p>
          </table:table-cell>
          <table:table-cell office:value-type="string">
            <text:p/>
          </table:table-cell>
        </table:table-row>
        <table:table-row>
          <table:table-cell office:value-type="string">
            <text:p>2012-12-05</text:p>
          </table:table-cell>
          <table:table-cell office:value-type="string">
            <text:p>臺北市旅館409號</text:p>
          </table:table-cell>
          <table:table-cell office:value-type="string">
            <text:p>旅館</text:p>
          </table:table-cell>
          <table:table-cell office:value-type="string">
            <text:p/>
          </table:table-cell>
          <table:table-cell office:value-type="string">
            <text:p>否</text:p>
          </table:table-cell>
          <table:table-cell office:value-type="string">
            <text:p>長弘時尚旅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長春路56號3至5樓　</text:p>
          </table:table-cell>
          <table:table-cell office:value-type="string">
            <text:p>02-25420101</text:p>
          </table:table-cell>
          <table:table-cell office:value-type="string">
            <text:p>02-25420202</text:p>
          </table:table-cell>
          <table:table-cell office:value-type="string">
            <text:p>24</text:p>
          </table:table-cell>
          <table:table-cell office:value-type="string">
            <text:p>edison98787@gmail.com</text:p>
          </table:table-cell>
          <table:table-cell office:value-type="string">
            <text:p/>
          </table:table-cell>
        </table:table-row>
        <table:table-row>
          <table:table-cell office:value-type="string">
            <text:p>2012-12-03</text:p>
          </table:table-cell>
          <table:table-cell office:value-type="string">
            <text:p>臺北市旅館408號</text:p>
          </table:table-cell>
          <table:table-cell office:value-type="string">
            <text:p>旅館</text:p>
          </table:table-cell>
          <table:table-cell office:value-type="string">
            <text:p/>
          </table:table-cell>
          <table:table-cell office:value-type="string">
            <text:p>否</text:p>
          </table:table-cell>
          <table:table-cell office:value-type="string">
            <text:p>俞美飯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武昌街二段106號2-8樓</text:p>
          </table:table-cell>
          <table:table-cell office:value-type="string">
            <text:p>02-23883008</text:p>
          </table:table-cell>
          <table:table-cell office:value-type="string">
            <text:p>02-23883007</text:p>
          </table:table-cell>
          <table:table-cell office:value-type="string">
            <text:p>42</text:p>
          </table:table-cell>
          <table:table-cell office:value-type="string">
            <text:p>b6@beautyhotels.com.tw</text:p>
          </table:table-cell>
          <table:table-cell office:value-type="string">
            <text:p>http://www.beautyhotels.com.tw/</text:p>
          </table:table-cell>
        </table:table-row>
        <table:table-row>
          <table:table-cell office:value-type="string">
            <text:p>2012-11-20</text:p>
          </table:table-cell>
          <table:table-cell office:value-type="string">
            <text:p>臺北市旅館407號</text:p>
          </table:table-cell>
          <table:table-cell office:value-type="string">
            <text:p>旅館</text:p>
          </table:table-cell>
          <table:table-cell office:value-type="string">
            <text:p/>
          </table:table-cell>
          <table:table-cell office:value-type="string">
            <text:p>否</text:p>
          </table:table-cell>
          <table:table-cell office:value-type="string">
            <text:p>尚印旅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二段71號8樓</text:p>
          </table:table-cell>
          <table:table-cell office:value-type="string">
            <text:p>02-25682270</text:p>
          </table:table-cell>
          <table:table-cell office:value-type="string">
            <text:p>02-25682201</text:p>
          </table:table-cell>
          <table:table-cell office:value-type="string">
            <text:p>23</text:p>
          </table:table-cell>
          <table:table-cell office:value-type="string">
            <text:p>st@168inn.com.tw</text:p>
          </table:table-cell>
          <table:table-cell office:value-type="string">
            <text:p/>
          </table:table-cell>
        </table:table-row>
        <table:table-row>
          <table:table-cell office:value-type="string">
            <text:p>2012-10-01</text:p>
          </table:table-cell>
          <table:table-cell office:value-type="string">
            <text:p>臺北市旅館402號</text:p>
          </table:table-cell>
          <table:table-cell office:value-type="string">
            <text:p>旅館</text:p>
          </table:table-cell>
          <table:table-cell office:value-type="string">
            <text:p/>
          </table:table-cell>
          <table:table-cell office:value-type="string">
            <text:p>否</text:p>
          </table:table-cell>
          <table:table-cell office:value-type="string">
            <text:p>洛碁大飯店建北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建國北路一段138巷1號、140號、140號2至11樓、142號、144號</text:p>
          </table:table-cell>
          <table:table-cell office:value-type="string">
            <text:p>02-25095151</text:p>
          </table:table-cell>
          <table:table-cell office:value-type="string">
            <text:p>02-25176892</text:p>
          </table:table-cell>
          <table:table-cell office:value-type="string">
            <text:p>59</text:p>
          </table:table-cell>
          <table:table-cell office:value-type="string">
            <text:p>jianpeisuites@gwh.global</text:p>
          </table:table-cell>
          <table:table-cell office:value-type="string">
            <text:p>https://jianpei.greenworldhotels.com/</text:p>
          </table:table-cell>
        </table:table-row>
        <table:table-row>
          <table:table-cell office:value-type="string">
            <text:p>2012-09-20</text:p>
          </table:table-cell>
          <table:table-cell office:value-type="string">
            <text:p>臺北市旅館400號</text:p>
          </table:table-cell>
          <table:table-cell office:value-type="string">
            <text:p>旅館</text:p>
          </table:table-cell>
          <table:table-cell office:value-type="string">
            <text:p/>
          </table:table-cell>
          <table:table-cell office:value-type="string">
            <text:p>否</text:p>
          </table:table-cell>
          <table:table-cell office:value-type="string">
            <text:p>橙舍背包客國際青年旅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漢口街二段41號1-3樓</text:p>
          </table:table-cell>
          <table:table-cell office:value-type="string">
            <text:p>02-23119559</text:p>
          </table:table-cell>
          <table:table-cell office:value-type="string">
            <text:p>02-23112344</text:p>
          </table:table-cell>
          <table:table-cell office:value-type="string">
            <text:p>5</text:p>
          </table:table-cell>
          <table:table-cell office:value-type="string">
            <text:p>tw.hostel@yahoo.com</text:p>
          </table:table-cell>
          <table:table-cell office:value-type="string">
            <text:p/>
          </table:table-cell>
        </table:table-row>
        <table:table-row>
          <table:table-cell office:value-type="string">
            <text:p>2012-09-04</text:p>
          </table:table-cell>
          <table:table-cell office:value-type="string">
            <text:p>臺北市旅館399號</text:p>
          </table:table-cell>
          <table:table-cell office:value-type="string">
            <text:p>旅館</text:p>
          </table:table-cell>
          <table:table-cell office:value-type="string">
            <text:p/>
          </table:table-cell>
          <table:table-cell office:value-type="string">
            <text:p>否</text:p>
          </table:table-cell>
          <table:table-cell office:value-type="string">
            <text:p>六福居</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138巷35、37號,南京東路一段38號2 樓至14樓、2樓之1至14樓之1、3樓之2至14樓之2、3樓 之3至14樓之3</text:p>
          </table:table-cell>
          <table:table-cell office:value-type="string">
            <text:p>02-77010165</text:p>
          </table:table-cell>
          <table:table-cell office:value-type="string">
            <text:p>02-87705755</text:p>
          </table:table-cell>
          <table:table-cell office:value-type="string">
            <text:p>49</text:p>
          </table:table-cell>
          <table:table-cell office:value-type="string">
            <text:p>reservation@leofooresidences.com.tw</text:p>
          </table:table-cell>
          <table:table-cell office:value-type="string">
            <text:p>http://www.leofooresidences.com.tw</text:p>
          </table:table-cell>
        </table:table-row>
        <table:table-row>
          <table:table-cell office:value-type="string">
            <text:p>2012-08-07</text:p>
          </table:table-cell>
          <table:table-cell office:value-type="string">
            <text:p>臺北市旅館398號</text:p>
          </table:table-cell>
          <table:table-cell office:value-type="string">
            <text:p>旅館</text:p>
          </table:table-cell>
          <table:table-cell office:value-type="string">
            <text:p/>
          </table:table-cell>
          <table:table-cell office:value-type="string">
            <text:p>否</text:p>
          </table:table-cell>
          <table:table-cell office:value-type="string">
            <text:p>西門星辰大飯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峨眉街94號2至9樓</text:p>
          </table:table-cell>
          <table:table-cell office:value-type="string">
            <text:p>02-23898898</text:p>
          </table:table-cell>
          <table:table-cell office:value-type="string">
            <text:p>02-23892799</text:p>
          </table:table-cell>
          <table:table-cell office:value-type="string">
            <text:p>65</text:p>
          </table:table-cell>
          <table:table-cell office:value-type="string">
            <text:p>ximen-citizen@msa.hinet.net</text:p>
          </table:table-cell>
          <table:table-cell office:value-type="string">
            <text:p>http://www.ximen-citizenhotel.com/</text:p>
          </table:table-cell>
        </table:table-row>
        <table:table-row>
          <table:table-cell office:value-type="string">
            <text:p>2012-08-07</text:p>
          </table:table-cell>
          <table:table-cell office:value-type="string">
            <text:p>臺北市旅館397號</text:p>
          </table:table-cell>
          <table:table-cell office:value-type="string">
            <text:p>旅館</text:p>
          </table:table-cell>
          <table:table-cell office:value-type="string">
            <text:p/>
          </table:table-cell>
          <table:table-cell office:value-type="string">
            <text:p>否</text:p>
          </table:table-cell>
          <table:table-cell office:value-type="string">
            <text:p>西門星辰精典大飯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峨眉街72號1至8樓</text:p>
          </table:table-cell>
          <table:table-cell office:value-type="string">
            <text:p>02-23831123</text:p>
          </table:table-cell>
          <table:table-cell office:value-type="string">
            <text:p>02-23831183</text:p>
          </table:table-cell>
          <table:table-cell office:value-type="string">
            <text:p>25</text:p>
          </table:table-cell>
          <table:table-cell office:value-type="string">
            <text:p>ximen.citizen@gmail.com</text:p>
          </table:table-cell>
          <table:table-cell office:value-type="string">
            <text:p/>
          </table:table-cell>
        </table:table-row>
        <table:table-row>
          <table:table-cell office:value-type="string">
            <text:p>2012-07-05</text:p>
          </table:table-cell>
          <table:table-cell office:value-type="string">
            <text:p>臺北市旅館395號</text:p>
          </table:table-cell>
          <table:table-cell office:value-type="string">
            <text:p>旅館</text:p>
          </table:table-cell>
          <table:table-cell office:value-type="string">
            <text:p>五星級</text:p>
          </table:table-cell>
          <table:table-cell office:value-type="string">
            <text:p>否</text:p>
          </table:table-cell>
          <table:table-cell office:value-type="string">
            <text:p>大倉久和大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南京東路1段9號</text:p>
          </table:table-cell>
          <table:table-cell office:value-type="string">
            <text:p>02-25231111</text:p>
          </table:table-cell>
          <table:table-cell office:value-type="string">
            <text:p>02-21815150</text:p>
          </table:table-cell>
          <table:table-cell office:value-type="string">
            <text:p>208</text:p>
          </table:table-cell>
          <table:table-cell office:value-type="string">
            <text:p/>
          </table:table-cell>
          <table:table-cell office:value-type="string">
            <text:p>http://www.okurataipei.com.tw</text:p>
          </table:table-cell>
        </table:table-row>
        <table:table-row>
          <table:table-cell office:value-type="string">
            <text:p>2012-05-31</text:p>
          </table:table-cell>
          <table:table-cell office:value-type="string">
            <text:p>臺北市旅館394號</text:p>
          </table:table-cell>
          <table:table-cell office:value-type="string">
            <text:p>旅館</text:p>
          </table:table-cell>
          <table:table-cell office:value-type="string">
            <text:p/>
          </table:table-cell>
          <table:table-cell office:value-type="string">
            <text:p>否</text:p>
          </table:table-cell>
          <table:table-cell office:value-type="string">
            <text:p>承攜行旅台北信義館</text:p>
          </table:table-cell>
          <table:table-cell office:value-type="string">
            <text:p>臺北市</text:p>
          </table:table-cell>
          <table:table-cell office:value-type="string">
            <text:p>信義區</text:p>
          </table:table-cell>
          <table:table-cell office:value-type="string">
            <text:p>110</text:p>
          </table:table-cell>
          <table:table-cell office:value-type="string">
            <text:p>臺北市信義區基隆路二段15-2號</text:p>
          </table:table-cell>
          <table:table-cell office:value-type="string">
            <text:p>02-23453511</text:p>
          </table:table-cell>
          <table:table-cell office:value-type="string">
            <text:p>02-23453896</text:p>
          </table:table-cell>
          <table:table-cell office:value-type="string">
            <text:p>20</text:p>
          </table:table-cell>
          <table:table-cell office:value-type="string">
            <text:p>holyproservice@gmail.com</text:p>
          </table:table-cell>
          <table:table-cell office:value-type="string">
            <text:p>https://guidehotel.com.tw/holypro-hotel/</text:p>
          </table:table-cell>
        </table:table-row>
        <table:table-row>
          <table:table-cell office:value-type="string">
            <text:p>2012-05-22</text:p>
          </table:table-cell>
          <table:table-cell office:value-type="string">
            <text:p>臺北市旅館393號</text:p>
          </table:table-cell>
          <table:table-cell office:value-type="string">
            <text:p>旅館</text:p>
          </table:table-cell>
          <table:table-cell office:value-type="string">
            <text:p/>
          </table:table-cell>
          <table:table-cell office:value-type="string">
            <text:p>否</text:p>
          </table:table-cell>
          <table:table-cell office:value-type="string">
            <text:p>洛碁大飯店舞衣南京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南京東路二段163號1-8樓</text:p>
          </table:table-cell>
          <table:table-cell office:value-type="string">
            <text:p>02-25035511</text:p>
          </table:table-cell>
          <table:table-cell office:value-type="string">
            <text:p>02-25032555</text:p>
          </table:table-cell>
          <table:table-cell office:value-type="string">
            <text:p>40</text:p>
          </table:table-cell>
          <table:table-cell office:value-type="string">
            <text:p>maihotel-nj@gwh.global</text:p>
          </table:table-cell>
          <table:table-cell office:value-type="string">
            <text:p>https://mainanjing.greenworldhotels.com/</text:p>
          </table:table-cell>
        </table:table-row>
        <table:table-row>
          <table:table-cell office:value-type="string">
            <text:p>2012-05-10</text:p>
          </table:table-cell>
          <table:table-cell office:value-type="string">
            <text:p>臺北市旅館392號</text:p>
          </table:table-cell>
          <table:table-cell office:value-type="string">
            <text:p>旅館</text:p>
          </table:table-cell>
          <table:table-cell office:value-type="string">
            <text:p/>
          </table:table-cell>
          <table:table-cell office:value-type="string">
            <text:p>否</text:p>
          </table:table-cell>
          <table:table-cell office:value-type="string">
            <text:p>薆悅酒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寧南路107號1至10樓</text:p>
          </table:table-cell>
          <table:table-cell office:value-type="string">
            <text:p>02-23753388</text:p>
          </table:table-cell>
          <table:table-cell office:value-type="string">
            <text:p>02-23759930</text:p>
          </table:table-cell>
          <table:table-cell office:value-type="string">
            <text:p>53</text:p>
          </table:table-cell>
          <table:table-cell office:value-type="string">
            <text:p>inhouse@inhousehotel.com</text:p>
          </table:table-cell>
          <table:table-cell office:value-type="string">
            <text:p>http://inhousehotel.com</text:p>
          </table:table-cell>
        </table:table-row>
        <table:table-row>
          <table:table-cell office:value-type="string">
            <text:p>2004-04-07</text:p>
          </table:table-cell>
          <table:table-cell office:value-type="string">
            <text:p>臺北市旅館078號</text:p>
          </table:table-cell>
          <table:table-cell office:value-type="string">
            <text:p>旅館</text:p>
          </table:table-cell>
          <table:table-cell office:value-type="string">
            <text:p/>
          </table:table-cell>
          <table:table-cell office:value-type="string">
            <text:p>否</text:p>
          </table:table-cell>
          <table:table-cell office:value-type="string">
            <text:p>台北世聯商旅</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松江路90巷5號1至7樓</text:p>
          </table:table-cell>
          <table:table-cell office:value-type="string">
            <text:p>02-25626161</text:p>
          </table:table-cell>
          <table:table-cell office:value-type="string">
            <text:p>02-25626448</text:p>
          </table:table-cell>
          <table:table-cell office:value-type="string">
            <text:p>44</text:p>
          </table:table-cell>
          <table:table-cell office:value-type="string">
            <text:p>tpac@linkworldhotel.com.tw</text:p>
          </table:table-cell>
          <table:table-cell office:value-type="string">
            <text:p>https://tp.linkworldhotel.com.tw</text:p>
          </table:table-cell>
        </table:table-row>
        <table:table-row>
          <table:table-cell office:value-type="string">
            <text:p>2012-01-19</text:p>
          </table:table-cell>
          <table:table-cell office:value-type="string">
            <text:p>臺北市旅館389號</text:p>
          </table:table-cell>
          <table:table-cell office:value-type="string">
            <text:p>旅館</text:p>
          </table:table-cell>
          <table:table-cell office:value-type="string">
            <text:p/>
          </table:table-cell>
          <table:table-cell office:value-type="string">
            <text:p>否</text:p>
          </table:table-cell>
          <table:table-cell office:value-type="string">
            <text:p>香樹花園酒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堤頂大道二段566號1樓、2樓、4 樓（四層至六層）、7樓（七層至十一層）</text:p>
          </table:table-cell>
          <table:table-cell office:value-type="string">
            <text:p>02-85023955</text:p>
          </table:table-cell>
          <table:table-cell office:value-type="string">
            <text:p>02-85020688</text:p>
          </table:table-cell>
          <table:table-cell office:value-type="string">
            <text:p>84</text:p>
          </table:table-cell>
          <table:table-cell office:value-type="string">
            <text:p>saura@saurahotel.com.tw</text:p>
          </table:table-cell>
          <table:table-cell office:value-type="string">
            <text:p>http://www.saurahotel.com.tw</text:p>
          </table:table-cell>
        </table:table-row>
        <table:table-row>
          <table:table-cell office:value-type="string">
            <text:p>2012-01-10</text:p>
          </table:table-cell>
          <table:table-cell office:value-type="string">
            <text:p>臺北市旅館387號</text:p>
          </table:table-cell>
          <table:table-cell office:value-type="string">
            <text:p>旅館</text:p>
          </table:table-cell>
          <table:table-cell office:value-type="string">
            <text:p/>
          </table:table-cell>
          <table:table-cell office:value-type="string">
            <text:p>否</text:p>
          </table:table-cell>
          <table:table-cell office:value-type="string">
            <text:p>西門航棧旅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中華路一段144號7-8樓,7樓之1,8樓之1</text:p>
          </table:table-cell>
          <table:table-cell office:value-type="string">
            <text:p>02-23880777</text:p>
          </table:table-cell>
          <table:table-cell office:value-type="string">
            <text:p>02-23881234</text:p>
          </table:table-cell>
          <table:table-cell office:value-type="string">
            <text:p>38</text:p>
          </table:table-cell>
          <table:table-cell office:value-type="string">
            <text:p>ximenairlinehotel@gmail.com</text:p>
          </table:table-cell>
          <table:table-cell office:value-type="string">
            <text:p/>
          </table:table-cell>
        </table:table-row>
        <table:table-row>
          <table:table-cell office:value-type="string">
            <text:p>2004-09-14</text:p>
          </table:table-cell>
          <table:table-cell office:value-type="string">
            <text:p>臺北市旅館262號</text:p>
          </table:table-cell>
          <table:table-cell office:value-type="string">
            <text:p>旅館</text:p>
          </table:table-cell>
          <table:table-cell office:value-type="string">
            <text:p/>
          </table:table-cell>
          <table:table-cell office:value-type="string">
            <text:p>否</text:p>
          </table:table-cell>
          <table:table-cell office:value-type="string">
            <text:p>瑞沂國際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松江路95-1號5樓 </text:p>
          </table:table-cell>
          <table:table-cell office:value-type="string">
            <text:p>0911-141111</text:p>
          </table:table-cell>
          <table:table-cell office:value-type="string">
            <text:p>02-25052321</text:p>
          </table:table-cell>
          <table:table-cell office:value-type="string">
            <text:p>10</text:p>
          </table:table-cell>
          <table:table-cell office:value-type="string">
            <text:p/>
          </table:table-cell>
          <table:table-cell office:value-type="string">
            <text:p/>
          </table:table-cell>
        </table:table-row>
        <table:table-row>
          <table:table-cell office:value-type="string">
            <text:p>2012-01-04</text:p>
          </table:table-cell>
          <table:table-cell office:value-type="string">
            <text:p>臺北市旅館386號</text:p>
          </table:table-cell>
          <table:table-cell office:value-type="string">
            <text:p>旅館</text:p>
          </table:table-cell>
          <table:table-cell office:value-type="string">
            <text:p/>
          </table:table-cell>
          <table:table-cell office:value-type="string">
            <text:p>否</text:p>
          </table:table-cell>
          <table:table-cell office:value-type="string">
            <text:p>台北西門町意舍酒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武昌街二段77號5-10樓</text:p>
          </table:table-cell>
          <table:table-cell office:value-type="string">
            <text:p>02-23755111</text:p>
          </table:table-cell>
          <table:table-cell office:value-type="string">
            <text:p>02-23710077</text:p>
          </table:table-cell>
          <table:table-cell office:value-type="string">
            <text:p>162</text:p>
          </table:table-cell>
          <table:table-cell office:value-type="string">
            <text:p>ximending@amba-hotels.com</text:p>
          </table:table-cell>
          <table:table-cell office:value-type="string">
            <text:p>http://www.amba-hotels.com</text:p>
          </table:table-cell>
        </table:table-row>
        <table:table-row>
          <table:table-cell office:value-type="string">
            <text:p>2004-08-20</text:p>
          </table:table-cell>
          <table:table-cell office:value-type="string">
            <text:p>臺北市旅館238號</text:p>
          </table:table-cell>
          <table:table-cell office:value-type="string">
            <text:p>旅館</text:p>
          </table:table-cell>
          <table:table-cell office:value-type="string">
            <text:p/>
          </table:table-cell>
          <table:table-cell office:value-type="string">
            <text:p>否</text:p>
          </table:table-cell>
          <table:table-cell office:value-type="string">
            <text:p>銀座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289號4樓之1～3</text:p>
          </table:table-cell>
          <table:table-cell office:value-type="string">
            <text:p>02-25627733</text:p>
          </table:table-cell>
          <table:table-cell office:value-type="string">
            <text:p>02-25627719</text:p>
          </table:table-cell>
          <table:table-cell office:value-type="string">
            <text:p>15</text:p>
          </table:table-cell>
          <table:table-cell office:value-type="string">
            <text:p>ginza25627733@gmail.com</text:p>
          </table:table-cell>
          <table:table-cell office:value-type="string">
            <text:p/>
          </table:table-cell>
        </table:table-row>
        <table:table-row>
          <table:table-cell office:value-type="string">
            <text:p>2011-12-12</text:p>
          </table:table-cell>
          <table:table-cell office:value-type="string">
            <text:p>臺北市旅館385號</text:p>
          </table:table-cell>
          <table:table-cell office:value-type="string">
            <text:p>旅館</text:p>
          </table:table-cell>
          <table:table-cell office:value-type="string">
            <text:p/>
          </table:table-cell>
          <table:table-cell office:value-type="string">
            <text:p>否</text:p>
          </table:table-cell>
          <table:table-cell office:value-type="string">
            <text:p>富驛時尚酒店　</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南京東路三段131號10樓至13樓</text:p>
          </table:table-cell>
          <table:table-cell office:value-type="string">
            <text:p>02-55720777</text:p>
          </table:table-cell>
          <table:table-cell office:value-type="string">
            <text:p>02-55720789</text:p>
          </table:table-cell>
          <table:table-cell office:value-type="string">
            <text:p>180</text:p>
          </table:table-cell>
          <table:table-cell office:value-type="string">
            <text:p>resm.njer@fxhotels.com</text:p>
          </table:table-cell>
          <table:table-cell office:value-type="string">
            <text:p>http://www.fxhotels.com.tw</text:p>
          </table:table-cell>
        </table:table-row>
        <table:table-row>
          <table:table-cell office:value-type="string">
            <text:p>2011-11-14</text:p>
          </table:table-cell>
          <table:table-cell office:value-type="string">
            <text:p>臺北市旅館381號</text:p>
          </table:table-cell>
          <table:table-cell office:value-type="string">
            <text:p>旅館</text:p>
          </table:table-cell>
          <table:table-cell office:value-type="string">
            <text:p/>
          </table:table-cell>
          <table:table-cell office:value-type="string">
            <text:p>否</text:p>
          </table:table-cell>
          <table:table-cell office:value-type="string">
            <text:p>二十輪旅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武昌街二段72號5樓、6樓、10樓</text:p>
          </table:table-cell>
          <table:table-cell office:value-type="string">
            <text:p>02-23810500</text:p>
          </table:table-cell>
          <table:table-cell office:value-type="string">
            <text:p>02-23811017</text:p>
          </table:table-cell>
          <table:table-cell office:value-type="string">
            <text:p>48</text:p>
          </table:table-cell>
          <table:table-cell office:value-type="string">
            <text:p>book@swiio.com</text:p>
          </table:table-cell>
          <table:table-cell office:value-type="string">
            <text:p>https://www.swiio.com/</text:p>
          </table:table-cell>
        </table:table-row>
        <table:table-row>
          <table:table-cell office:value-type="string">
            <text:p>2004-05-07</text:p>
          </table:table-cell>
          <table:table-cell office:value-type="string">
            <text:p>臺北市旅館096號</text:p>
          </table:table-cell>
          <table:table-cell office:value-type="string">
            <text:p>旅館</text:p>
          </table:table-cell>
          <table:table-cell office:value-type="string">
            <text:p/>
          </table:table-cell>
          <table:table-cell office:value-type="string">
            <text:p>否</text:p>
          </table:table-cell>
          <table:table-cell office:value-type="string">
            <text:p>璞漣商務旅館西門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成都路27巷6號</text:p>
          </table:table-cell>
          <table:table-cell office:value-type="string">
            <text:p>02-23718616</text:p>
          </table:table-cell>
          <table:table-cell office:value-type="string">
            <text:p>02-23619197</text:p>
          </table:table-cell>
          <table:table-cell office:value-type="string">
            <text:p>57</text:p>
          </table:table-cell>
          <table:table-cell office:value-type="string">
            <text:p>resv@hotel-puri.com.tw</text:p>
          </table:table-cell>
          <table:table-cell office:value-type="string">
            <text:p>http://www.hotel-puri.com.tw</text:p>
          </table:table-cell>
        </table:table-row>
        <table:table-row>
          <table:table-cell office:value-type="string">
            <text:p>2011-10-19</text:p>
          </table:table-cell>
          <table:table-cell office:value-type="string">
            <text:p>臺北市旅館380號</text:p>
          </table:table-cell>
          <table:table-cell office:value-type="string">
            <text:p>旅館</text:p>
          </table:table-cell>
          <table:table-cell office:value-type="string">
            <text:p/>
          </table:table-cell>
          <table:table-cell office:value-type="string">
            <text:p>否</text:p>
          </table:table-cell>
          <table:table-cell office:value-type="string">
            <text:p>柯達大飯店敦南店</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敦化南路二段238號B1-14樓</text:p>
          </table:table-cell>
          <table:table-cell office:value-type="string">
            <text:p>02-27323333</text:p>
          </table:table-cell>
          <table:table-cell office:value-type="string">
            <text:p>02-27327700</text:p>
          </table:table-cell>
          <table:table-cell office:value-type="string">
            <text:p>77</text:p>
          </table:table-cell>
          <table:table-cell office:value-type="string">
            <text:p>dunnan@khotels.com.tw</text:p>
          </table:table-cell>
          <table:table-cell office:value-type="string">
            <text:p>http://dunnan.khotels.com.tw/zh-TW/</text:p>
          </table:table-cell>
        </table:table-row>
        <table:table-row>
          <table:table-cell office:value-type="string">
            <text:p>2011-08-02</text:p>
          </table:table-cell>
          <table:table-cell office:value-type="string">
            <text:p>臺北市旅館377號</text:p>
          </table:table-cell>
          <table:table-cell office:value-type="string">
            <text:p>旅館</text:p>
          </table:table-cell>
          <table:table-cell office:value-type="string">
            <text:p/>
          </table:table-cell>
          <table:table-cell office:value-type="string">
            <text:p>否</text:p>
          </table:table-cell>
          <table:table-cell office:value-type="string">
            <text:p>探索汽車旅館延平館</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延平北路五段23號2至5樓及23之1號2至5樓</text:p>
          </table:table-cell>
          <table:table-cell office:value-type="string">
            <text:p>02-88112588</text:p>
          </table:table-cell>
          <table:table-cell office:value-type="string">
            <text:p>02-88112768</text:p>
          </table:table-cell>
          <table:table-cell office:value-type="string">
            <text:p>40</text:p>
          </table:table-cell>
          <table:table-cell office:value-type="string">
            <text:p>yijing_lin@discoverygroup.com.tw</text:p>
          </table:table-cell>
          <table:table-cell office:value-type="string">
            <text:p>http://discoverygroup.com.tw</text:p>
          </table:table-cell>
        </table:table-row>
        <table:table-row>
          <table:table-cell office:value-type="string">
            <text:p>2011-08-01</text:p>
          </table:table-cell>
          <table:table-cell office:value-type="string">
            <text:p>臺北市旅館378號</text:p>
          </table:table-cell>
          <table:table-cell office:value-type="string">
            <text:p>旅館</text:p>
          </table:table-cell>
          <table:table-cell office:value-type="string">
            <text:p/>
          </table:table-cell>
          <table:table-cell office:value-type="string">
            <text:p>否</text:p>
          </table:table-cell>
          <table:table-cell office:value-type="string">
            <text:p>意寬精品旅館 HOME HOTEL</text:p>
          </table:table-cell>
          <table:table-cell office:value-type="string">
            <text:p>臺北市</text:p>
          </table:table-cell>
          <table:table-cell office:value-type="string">
            <text:p>信義區</text:p>
          </table:table-cell>
          <table:table-cell office:value-type="string">
            <text:p>110</text:p>
          </table:table-cell>
          <table:table-cell office:value-type="string">
            <text:p>臺北市信義區松仁路90號1樓、3至12樓</text:p>
          </table:table-cell>
          <table:table-cell office:value-type="string">
            <text:p>02-87890111</text:p>
          </table:table-cell>
          <table:table-cell office:value-type="string">
            <text:p>02-87890222</text:p>
          </table:table-cell>
          <table:table-cell office:value-type="string">
            <text:p>121</text:p>
          </table:table-cell>
          <table:table-cell office:value-type="string">
            <text:p>info@homehotel.com.tw</text:p>
          </table:table-cell>
          <table:table-cell office:value-type="string">
            <text:p>http://www.homehotel.com.tw/</text:p>
          </table:table-cell>
        </table:table-row>
        <table:table-row>
          <table:table-cell office:value-type="string">
            <text:p>2011-06-03</text:p>
          </table:table-cell>
          <table:table-cell office:value-type="string">
            <text:p>臺北市旅館376號</text:p>
          </table:table-cell>
          <table:table-cell office:value-type="string">
            <text:p>旅館</text:p>
          </table:table-cell>
          <table:table-cell office:value-type="string">
            <text:p/>
          </table:table-cell>
          <table:table-cell office:value-type="string">
            <text:p>否</text:p>
          </table:table-cell>
          <table:table-cell office:value-type="string">
            <text:p>洛碁大飯店林森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617號1至10樓</text:p>
          </table:table-cell>
          <table:table-cell office:value-type="string">
            <text:p>02-25955225</text:p>
          </table:table-cell>
          <table:table-cell office:value-type="string">
            <text:p>02-25951100</text:p>
          </table:table-cell>
          <table:table-cell office:value-type="string">
            <text:p>80</text:p>
          </table:table-cell>
          <table:table-cell office:value-type="string">
            <text:p>rockyhoteltw@gmail.com</text:p>
          </table:table-cell>
          <table:table-cell office:value-type="string">
            <text:p>http://www.greenworldhotels.com/</text:p>
          </table:table-cell>
        </table:table-row>
        <table:table-row>
          <table:table-cell office:value-type="string">
            <text:p>2003-11-27</text:p>
          </table:table-cell>
          <table:table-cell office:value-type="string">
            <text:p>臺北市旅館006號</text:p>
          </table:table-cell>
          <table:table-cell office:value-type="string">
            <text:p>旅館</text:p>
          </table:table-cell>
          <table:table-cell office:value-type="string">
            <text:p/>
          </table:table-cell>
          <table:table-cell office:value-type="string">
            <text:p>否</text:p>
          </table:table-cell>
          <table:table-cell office:value-type="string">
            <text:p>雀客快捷台北車站</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太原路64號1至8樓</text:p>
          </table:table-cell>
          <table:table-cell office:value-type="string">
            <text:p>02-25590577</text:p>
          </table:table-cell>
          <table:table-cell office:value-type="string">
            <text:p>-</text:p>
          </table:table-cell>
          <table:table-cell office:value-type="string">
            <text:p>58</text:p>
          </table:table-cell>
          <table:table-cell office:value-type="string">
            <text:p>hello.checkinnexpressts@gmail.com</text:p>
          </table:table-cell>
          <table:table-cell office:value-type="string">
            <text:p/>
          </table:table-cell>
        </table:table-row>
        <table:table-row>
          <table:table-cell office:value-type="string">
            <text:p>2011-04-13</text:p>
          </table:table-cell>
          <table:table-cell office:value-type="string">
            <text:p>臺北市旅館375號</text:p>
          </table:table-cell>
          <table:table-cell office:value-type="string">
            <text:p>旅館</text:p>
          </table:table-cell>
          <table:table-cell office:value-type="string">
            <text:p/>
          </table:table-cell>
          <table:table-cell office:value-type="string">
            <text:p>否</text:p>
          </table:table-cell>
          <table:table-cell office:value-type="string">
            <text:p>雀客旅館台北內湖</text:p>
          </table:table-cell>
          <table:table-cell office:value-type="string">
            <text:p>臺北市</text:p>
          </table:table-cell>
          <table:table-cell office:value-type="string">
            <text:p>內湖區</text:p>
          </table:table-cell>
          <table:table-cell office:value-type="string">
            <text:p>114</text:p>
          </table:table-cell>
          <table:table-cell office:value-type="string">
            <text:p>臺北市內湖區民權東路六段123巷34弄1號1至12樓</text:p>
          </table:table-cell>
          <table:table-cell office:value-type="string">
            <text:p>02-87925319</text:p>
          </table:table-cell>
          <table:table-cell office:value-type="string">
            <text:p>-</text:p>
          </table:table-cell>
          <table:table-cell office:value-type="string">
            <text:p>87</text:p>
          </table:table-cell>
          <table:table-cell office:value-type="string">
            <text:p>hello.checkinntnh@gmail.com</text:p>
          </table:table-cell>
          <table:table-cell office:value-type="string">
            <text:p/>
          </table:table-cell>
        </table:table-row>
        <table:table-row>
          <table:table-cell office:value-type="string">
            <text:p>2011-03-22</text:p>
          </table:table-cell>
          <table:table-cell office:value-type="string">
            <text:p>交觀宿字第1365號</text:p>
          </table:table-cell>
          <table:table-cell office:value-type="string">
            <text:p>一般觀光旅館</text:p>
          </table:table-cell>
          <table:table-cell office:value-type="string">
            <text:p>五星級</text:p>
          </table:table-cell>
          <table:table-cell office:value-type="string">
            <text:p>是</text:p>
          </table:table-cell>
          <table:table-cell office:value-type="string">
            <text:p>北投麗禧溫泉酒店</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幽雅路30號</text:p>
          </table:table-cell>
          <table:table-cell office:value-type="string">
            <text:p>02-28988888</text:p>
          </table:table-cell>
          <table:table-cell office:value-type="string">
            <text:p>02-28988088</text:p>
          </table:table-cell>
          <table:table-cell office:value-type="string">
            <text:p>66</text:p>
          </table:table-cell>
          <table:table-cell office:value-type="string">
            <text:p>rsvn@gvrb.com.tw</text:p>
          </table:table-cell>
          <table:table-cell office:value-type="string">
            <text:p>https://www.gvrb.com.tw/</text:p>
          </table:table-cell>
        </table:table-row>
        <table:table-row>
          <table:table-cell office:value-type="string">
            <text:p>2011-03-11</text:p>
          </table:table-cell>
          <table:table-cell office:value-type="string">
            <text:p>臺北市旅館374號</text:p>
          </table:table-cell>
          <table:table-cell office:value-type="string">
            <text:p>旅館</text:p>
          </table:table-cell>
          <table:table-cell office:value-type="string">
            <text:p/>
          </table:table-cell>
          <table:table-cell office:value-type="string">
            <text:p>否</text:p>
          </table:table-cell>
          <table:table-cell office:value-type="string">
            <text:p>城市商旅南東館</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南京東路五段411號地下三樓至7樓</text:p>
          </table:table-cell>
          <table:table-cell office:value-type="string">
            <text:p>02-27425888</text:p>
          </table:table-cell>
          <table:table-cell office:value-type="string">
            <text:p>02-25281375</text:p>
          </table:table-cell>
          <table:table-cell office:value-type="string">
            <text:p>127</text:p>
          </table:table-cell>
          <table:table-cell office:value-type="string">
            <text:p>chriszheng@citysuites.com.tw</text:p>
          </table:table-cell>
          <table:table-cell office:value-type="string">
            <text:p>http://www.citysuites.com.tw</text:p>
          </table:table-cell>
        </table:table-row>
        <table:table-row>
          <table:table-cell office:value-type="string">
            <text:p>2011-01-28</text:p>
          </table:table-cell>
          <table:table-cell office:value-type="string">
            <text:p>交觀宿字第1462號</text:p>
          </table:table-cell>
          <table:table-cell office:value-type="string">
            <text:p>國際觀光旅館</text:p>
          </table:table-cell>
          <table:table-cell office:value-type="string">
            <text:p/>
          </table:table-cell>
          <table:table-cell office:value-type="string">
            <text:p>否</text:p>
          </table:table-cell>
          <table:table-cell office:value-type="string">
            <text:p>台北W飯店</text:p>
          </table:table-cell>
          <table:table-cell office:value-type="string">
            <text:p>臺北市</text:p>
          </table:table-cell>
          <table:table-cell office:value-type="string">
            <text:p>信義區</text:p>
          </table:table-cell>
          <table:table-cell office:value-type="string">
            <text:p>110</text:p>
          </table:table-cell>
          <table:table-cell office:value-type="string">
            <text:p>臺北市信義區忠孝東路五段10號</text:p>
          </table:table-cell>
          <table:table-cell office:value-type="string">
            <text:p>02-77038888</text:p>
          </table:table-cell>
          <table:table-cell office:value-type="string">
            <text:p>02-77038897</text:p>
          </table:table-cell>
          <table:table-cell office:value-type="string">
            <text:p>405</text:p>
          </table:table-cell>
          <table:table-cell office:value-type="string">
            <text:p>w.taipei@whotels.com</text:p>
          </table:table-cell>
          <table:table-cell office:value-type="string">
            <text:p>https://www.marriott.com/hotels/travel/tpewh-w-taipei/</text:p>
          </table:table-cell>
        </table:table-row>
        <table:table-row>
          <table:table-cell office:value-type="string">
            <text:p>2010-12-16</text:p>
          </table:table-cell>
          <table:table-cell office:value-type="string">
            <text:p>臺北市旅館371號</text:p>
          </table:table-cell>
          <table:table-cell office:value-type="string">
            <text:p>旅館</text:p>
          </table:table-cell>
          <table:table-cell office:value-type="string">
            <text:p/>
          </table:table-cell>
          <table:table-cell office:value-type="string">
            <text:p>否</text:p>
          </table:table-cell>
          <table:table-cell office:value-type="string">
            <text:p>天閣酒店(台北南西)</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南京西路3號1至9樓</text:p>
          </table:table-cell>
          <table:table-cell office:value-type="string">
            <text:p>02-25679999</text:p>
          </table:table-cell>
          <table:table-cell office:value-type="string">
            <text:p>02-25626777</text:p>
          </table:table-cell>
          <table:table-cell office:value-type="string">
            <text:p>52</text:p>
          </table:table-cell>
          <table:table-cell office:value-type="string">
            <text:p>rsvn.ns@tango-hotels.com</text:p>
          </table:table-cell>
          <table:table-cell office:value-type="string">
            <text:p>http://www.tango-hotels.com</text:p>
          </table:table-cell>
        </table:table-row>
        <table:table-row>
          <table:table-cell office:value-type="string">
            <text:p>2010-11-10</text:p>
          </table:table-cell>
          <table:table-cell office:value-type="string">
            <text:p>臺北市旅館369號</text:p>
          </table:table-cell>
          <table:table-cell office:value-type="string">
            <text:p>旅館</text:p>
          </table:table-cell>
          <table:table-cell office:value-type="string">
            <text:p/>
          </table:table-cell>
          <table:table-cell office:value-type="string">
            <text:p>否</text:p>
          </table:table-cell>
          <table:table-cell office:value-type="string">
            <text:p>台北馥華商旅南港館</text:p>
          </table:table-cell>
          <table:table-cell office:value-type="string">
            <text:p>臺北市</text:p>
          </table:table-cell>
          <table:table-cell office:value-type="string">
            <text:p>南港區</text:p>
          </table:table-cell>
          <table:table-cell office:value-type="string">
            <text:p>115</text:p>
          </table:table-cell>
          <table:table-cell office:value-type="string">
            <text:p>臺北市南港區三重路23號1-4樓</text:p>
          </table:table-cell>
          <table:table-cell office:value-type="string">
            <text:p>02-27852655</text:p>
          </table:table-cell>
          <table:table-cell office:value-type="string">
            <text:p>02-66156799</text:p>
          </table:table-cell>
          <table:table-cell office:value-type="string">
            <text:p>66</text:p>
          </table:table-cell>
          <table:table-cell office:value-type="string">
            <text:p>sales.fwhotel@gmail.com</text:p>
          </table:table-cell>
          <table:table-cell office:value-type="string">
            <text:p>https://fwhotelng.tw/</text:p>
          </table:table-cell>
        </table:table-row>
        <table:table-row>
          <table:table-cell office:value-type="string">
            <text:p>2010-11-05</text:p>
          </table:table-cell>
          <table:table-cell office:value-type="string">
            <text:p>交觀宿字第1511號</text:p>
          </table:table-cell>
          <table:table-cell office:value-type="string">
            <text:p>一般觀光旅館</text:p>
          </table:table-cell>
          <table:table-cell office:value-type="string">
            <text:p/>
          </table:table-cell>
          <table:table-cell office:value-type="string">
            <text:p>是</text:p>
          </table:table-cell>
          <table:table-cell office:value-type="string">
            <text:p>日勝生加賀屋國際溫泉飯店</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溫泉里11鄰光明路236號</text:p>
          </table:table-cell>
          <table:table-cell office:value-type="string">
            <text:p>02-28911111</text:p>
          </table:table-cell>
          <table:table-cell office:value-type="string">
            <text:p>02-28922222</text:p>
          </table:table-cell>
          <table:table-cell office:value-type="string">
            <text:p>89</text:p>
          </table:table-cell>
          <table:table-cell office:value-type="string">
            <text:p>reservation@kagaya.com.tw</text:p>
          </table:table-cell>
          <table:table-cell office:value-type="string">
            <text:p>http://www.kagaya.com.tw</text:p>
          </table:table-cell>
        </table:table-row>
        <table:table-row>
          <table:table-cell office:value-type="string">
            <text:p>2010-10-08</text:p>
          </table:table-cell>
          <table:table-cell office:value-type="string">
            <text:p>交觀宿字第1472號</text:p>
          </table:table-cell>
          <table:table-cell office:value-type="string">
            <text:p>國際觀光旅館</text:p>
          </table:table-cell>
          <table:table-cell office:value-type="string">
            <text:p>五星級</text:p>
          </table:table-cell>
          <table:table-cell office:value-type="string">
            <text:p>否</text:p>
          </table:table-cell>
          <table:table-cell office:value-type="string">
            <text:p>台北寒舍艾美酒店</text:p>
          </table:table-cell>
          <table:table-cell office:value-type="string">
            <text:p>臺北市</text:p>
          </table:table-cell>
          <table:table-cell office:value-type="string">
            <text:p>信義區</text:p>
          </table:table-cell>
          <table:table-cell office:value-type="string">
            <text:p>110</text:p>
          </table:table-cell>
          <table:table-cell office:value-type="string">
            <text:p>臺北市信義區松仁路38號</text:p>
          </table:table-cell>
          <table:table-cell office:value-type="string">
            <text:p>02-66228000</text:p>
          </table:table-cell>
          <table:table-cell office:value-type="string">
            <text:p>02-66360808</text:p>
          </table:table-cell>
          <table:table-cell office:value-type="string">
            <text:p>160</text:p>
          </table:table-cell>
          <table:table-cell office:value-type="string">
            <text:p>lemeridien@lemeridien-taipei.com</text:p>
          </table:table-cell>
          <table:table-cell office:value-type="string">
            <text:p>http://www.lemeridien-taipei.com/</text:p>
          </table:table-cell>
        </table:table-row>
        <table:table-row>
          <table:table-cell office:value-type="string">
            <text:p>2010-09-24</text:p>
          </table:table-cell>
          <table:table-cell office:value-type="string">
            <text:p>臺北市旅館368號</text:p>
          </table:table-cell>
          <table:table-cell office:value-type="string">
            <text:p>旅館</text:p>
          </table:table-cell>
          <table:table-cell office:value-type="string">
            <text:p/>
          </table:table-cell>
          <table:table-cell office:value-type="string">
            <text:p>否</text:p>
          </table:table-cell>
          <table:table-cell office:value-type="string">
            <text:p>雀客旅館台北信義</text:p>
          </table:table-cell>
          <table:table-cell office:value-type="string">
            <text:p>臺北市</text:p>
          </table:table-cell>
          <table:table-cell office:value-type="string">
            <text:p>信義區</text:p>
          </table:table-cell>
          <table:table-cell office:value-type="string">
            <text:p>110</text:p>
          </table:table-cell>
          <table:table-cell office:value-type="string">
            <text:p>臺北市信義區信義路四段468號3-13樓</text:p>
          </table:table-cell>
          <table:table-cell office:value-type="string">
            <text:p>02-23459777</text:p>
          </table:table-cell>
          <table:table-cell office:value-type="string">
            <text:p>02-27203000</text:p>
          </table:table-cell>
          <table:table-cell office:value-type="string">
            <text:p>88</text:p>
          </table:table-cell>
          <table:table-cell office:value-type="string">
            <text:p>xinyi@checkinn.com.tw</text:p>
          </table:table-cell>
          <table:table-cell office:value-type="string">
            <text:p>https://xinyi-checkinn.hexa.tw/</text:p>
          </table:table-cell>
        </table:table-row>
        <table:table-row>
          <table:table-cell office:value-type="string">
            <text:p>2010-09-13</text:p>
          </table:table-cell>
          <table:table-cell office:value-type="string">
            <text:p>臺北市旅館366號</text:p>
          </table:table-cell>
          <table:table-cell office:value-type="string">
            <text:p>旅館</text:p>
          </table:table-cell>
          <table:table-cell office:value-type="string">
            <text:p/>
          </table:table-cell>
          <table:table-cell office:value-type="string">
            <text:p>否</text:p>
          </table:table-cell>
          <table:table-cell office:value-type="string">
            <text:p>新驛旅店西門捷運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衡陽路124號1、2、4、6、7樓,寶慶路63號</text:p>
          </table:table-cell>
          <table:table-cell office:value-type="string">
            <text:p>02-77252288</text:p>
          </table:table-cell>
          <table:table-cell office:value-type="string">
            <text:p>02-77252799</text:p>
          </table:table-cell>
          <table:table-cell office:value-type="string">
            <text:p>44</text:p>
          </table:table-cell>
          <table:table-cell office:value-type="string">
            <text:p>service4@cityinn.com.tw</text:p>
          </table:table-cell>
          <table:table-cell office:value-type="string">
            <text:p>https://c4.cityinn.com.tw/tw/</text:p>
          </table:table-cell>
        </table:table-row>
        <table:table-row>
          <table:table-cell office:value-type="string">
            <text:p>2010-09-10</text:p>
          </table:table-cell>
          <table:table-cell office:value-type="string">
            <text:p>臺北市旅館367號</text:p>
          </table:table-cell>
          <table:table-cell office:value-type="string">
            <text:p>旅館</text:p>
          </table:table-cell>
          <table:table-cell office:value-type="string">
            <text:p/>
          </table:table-cell>
          <table:table-cell office:value-type="string">
            <text:p>是</text:p>
          </table:table-cell>
          <table:table-cell office:value-type="string">
            <text:p>立德北投溫泉飯店</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幽雅路11號B1-3樓</text:p>
          </table:table-cell>
          <table:table-cell office:value-type="string">
            <text:p>02-28973611</text:p>
          </table:table-cell>
          <table:table-cell office:value-type="string">
            <text:p>02-28945977</text:p>
          </table:table-cell>
          <table:table-cell office:value-type="string">
            <text:p>25</text:p>
          </table:table-cell>
          <table:table-cell office:value-type="string">
            <text:p>beitou@leaderhotel.com</text:p>
          </table:table-cell>
          <table:table-cell office:value-type="string">
            <text:p/>
          </table:table-cell>
        </table:table-row>
        <table:table-row>
          <table:table-cell office:value-type="string">
            <text:p>2010-08-27</text:p>
          </table:table-cell>
          <table:table-cell office:value-type="string">
            <text:p>臺北市旅館365號</text:p>
          </table:table-cell>
          <table:table-cell office:value-type="string">
            <text:p>旅館</text:p>
          </table:table-cell>
          <table:table-cell office:value-type="string">
            <text:p/>
          </table:table-cell>
          <table:table-cell office:value-type="string">
            <text:p>否</text:p>
          </table:table-cell>
          <table:table-cell office:value-type="string">
            <text:p>新驛旅店台北車站三館</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長安西路77,79號1-7樓</text:p>
          </table:table-cell>
          <table:table-cell office:value-type="string">
            <text:p>02-77327777</text:p>
          </table:table-cell>
          <table:table-cell office:value-type="string">
            <text:p>02-77320077</text:p>
          </table:table-cell>
          <table:table-cell office:value-type="string">
            <text:p>66</text:p>
          </table:table-cell>
          <table:table-cell office:value-type="string">
            <text:p>service3@cityinn.com.tw</text:p>
          </table:table-cell>
          <table:table-cell office:value-type="string">
            <text:p>http://www.cityinn.com.tw</text:p>
          </table:table-cell>
        </table:table-row>
        <table:table-row>
          <table:table-cell office:value-type="string">
            <text:p>2010-07-26</text:p>
          </table:table-cell>
          <table:table-cell office:value-type="string">
            <text:p>臺北市旅館364號</text:p>
          </table:table-cell>
          <table:table-cell office:value-type="string">
            <text:p>旅館</text:p>
          </table:table-cell>
          <table:table-cell office:value-type="string">
            <text:p/>
          </table:table-cell>
          <table:table-cell office:value-type="string">
            <text:p>是</text:p>
          </table:table-cell>
          <table:table-cell office:value-type="string">
            <text:p>金都精緻溫泉飯店</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光明路240號1-6樓</text:p>
          </table:table-cell>
          <table:table-cell office:value-type="string">
            <text:p>02-28911228</text:p>
          </table:table-cell>
          <table:table-cell office:value-type="string">
            <text:p>02-28924269</text:p>
          </table:table-cell>
          <table:table-cell office:value-type="string">
            <text:p>31</text:p>
          </table:table-cell>
          <table:table-cell office:value-type="string">
            <text:p>golden.hotspring@gmail.com</text:p>
          </table:table-cell>
          <table:table-cell office:value-type="string">
            <text:p/>
          </table:table-cell>
        </table:table-row>
        <table:table-row>
          <table:table-cell office:value-type="string">
            <text:p>2010-06-23</text:p>
          </table:table-cell>
          <table:table-cell office:value-type="string">
            <text:p>交觀宿字第1327號</text:p>
          </table:table-cell>
          <table:table-cell office:value-type="string">
            <text:p>一般觀光旅館</text:p>
          </table:table-cell>
          <table:table-cell office:value-type="string">
            <text:p>五星級</text:p>
          </table:table-cell>
          <table:table-cell office:value-type="string">
            <text:p>否</text:p>
          </table:table-cell>
          <table:table-cell office:value-type="string">
            <text:p>台北花園大酒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中華路2段1號</text:p>
          </table:table-cell>
          <table:table-cell office:value-type="string">
            <text:p>02-23143300</text:p>
          </table:table-cell>
          <table:table-cell office:value-type="string">
            <text:p>02-23832033</text:p>
          </table:table-cell>
          <table:table-cell office:value-type="string">
            <text:p>241</text:p>
          </table:table-cell>
          <table:table-cell office:value-type="string">
            <text:p>eva.liao@taipeigarden.com.tw</text:p>
          </table:table-cell>
          <table:table-cell office:value-type="string">
            <text:p>http://www.taipeigarden.com.tw</text:p>
          </table:table-cell>
        </table:table-row>
        <table:table-row>
          <table:table-cell office:value-type="string">
            <text:p>2004-08-05</text:p>
          </table:table-cell>
          <table:table-cell office:value-type="string">
            <text:p>臺北市旅館226號</text:p>
          </table:table-cell>
          <table:table-cell office:value-type="string">
            <text:p>旅館</text:p>
          </table:table-cell>
          <table:table-cell office:value-type="string">
            <text:p/>
          </table:table-cell>
          <table:table-cell office:value-type="string">
            <text:p>否</text:p>
          </table:table-cell>
          <table:table-cell office:value-type="string">
            <text:p>玩行旅 大安分館</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大安路1段81號1-7樓、81之1號、81號2樓之1、3樓之1至之5、4樓之1至之5、5樓之1至之5、6樓之1至之5、7樓之1至之5</text:p>
          </table:table-cell>
          <table:table-cell office:value-type="string">
            <text:p>02-87727862</text:p>
          </table:table-cell>
          <table:table-cell office:value-type="string">
            <text:p>02-23933166</text:p>
          </table:table-cell>
          <table:table-cell office:value-type="string">
            <text:p>65</text:p>
          </table:table-cell>
          <table:table-cell office:value-type="string">
            <text:p>service-daan@wowhappy.com.tw</text:p>
          </table:table-cell>
          <table:table-cell office:value-type="string">
            <text:p>http://www.wowhappy-daan.com.tw</text:p>
          </table:table-cell>
        </table:table-row>
        <table:table-row>
          <table:table-cell office:value-type="string">
            <text:p>2010-04-09</text:p>
          </table:table-cell>
          <table:table-cell office:value-type="string">
            <text:p>交觀宿字第1612號</text:p>
          </table:table-cell>
          <table:table-cell office:value-type="string">
            <text:p>一般觀光旅館</text:p>
          </table:table-cell>
          <table:table-cell office:value-type="string">
            <text:p>五星級</text:p>
          </table:table-cell>
          <table:table-cell office:value-type="string">
            <text:p>否</text:p>
          </table:table-cell>
          <table:table-cell office:value-type="string">
            <text:p>台北君品大酒店</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承德路1段3號(1樓.5樓~16樓及地下1樓.地下3樓)</text:p>
          </table:table-cell>
          <table:table-cell office:value-type="string">
            <text:p>02-21819999</text:p>
          </table:table-cell>
          <table:table-cell office:value-type="string">
            <text:p>02-21819988</text:p>
          </table:table-cell>
          <table:table-cell office:value-type="string">
            <text:p>286</text:p>
          </table:table-cell>
          <table:table-cell office:value-type="string">
            <text:p>pdc.service@ldchotels.com</text:p>
          </table:table-cell>
          <table:table-cell office:value-type="string">
            <text:p>http://www.palaisdechinehotel.com/</text:p>
          </table:table-cell>
        </table:table-row>
        <table:table-row>
          <table:table-cell office:value-type="string">
            <text:p>2010-03-12</text:p>
          </table:table-cell>
          <table:table-cell office:value-type="string">
            <text:p>臺北市旅館361號</text:p>
          </table:table-cell>
          <table:table-cell office:value-type="string">
            <text:p>旅館</text:p>
          </table:table-cell>
          <table:table-cell office:value-type="string">
            <text:p/>
          </table:table-cell>
          <table:table-cell office:value-type="string">
            <text:p>否</text:p>
          </table:table-cell>
          <table:table-cell office:value-type="string">
            <text:p>西門大飯店西寧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寧南路36號10樓之3</text:p>
          </table:table-cell>
          <table:table-cell office:value-type="string">
            <text:p>02-23615205</text:p>
          </table:table-cell>
          <table:table-cell office:value-type="string">
            <text:p>02-23616373</text:p>
          </table:table-cell>
          <table:table-cell office:value-type="string">
            <text:p>22</text:p>
          </table:table-cell>
          <table:table-cell office:value-type="string">
            <text:p>ximenhotelxining@gmail.com</text:p>
          </table:table-cell>
          <table:table-cell office:value-type="string">
            <text:p/>
          </table:table-cell>
        </table:table-row>
        <table:table-row>
          <table:table-cell office:value-type="string">
            <text:p>2010-02-23</text:p>
          </table:table-cell>
          <table:table-cell office:value-type="string">
            <text:p>臺北市旅館360號</text:p>
          </table:table-cell>
          <table:table-cell office:value-type="string">
            <text:p>旅館</text:p>
          </table:table-cell>
          <table:table-cell office:value-type="string">
            <text:p/>
          </table:table-cell>
          <table:table-cell office:value-type="string">
            <text:p>否</text:p>
          </table:table-cell>
          <table:table-cell office:value-type="string">
            <text:p>鼎正國際商務旅館</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忠孝東路四段197號12樓、12樓之1、12樓之4、12樓之5、12樓之9</text:p>
          </table:table-cell>
          <table:table-cell office:value-type="string">
            <text:p>02-27780920</text:p>
          </table:table-cell>
          <table:table-cell office:value-type="string">
            <text:p>02-27780919</text:p>
          </table:table-cell>
          <table:table-cell office:value-type="string">
            <text:p>41</text:p>
          </table:table-cell>
          <table:table-cell office:value-type="string">
            <text:p>myhotel17168@myhotel.best</text:p>
          </table:table-cell>
          <table:table-cell office:value-type="string">
            <text:p>https://www.myhoteltp.com.tw/</text:p>
          </table:table-cell>
        </table:table-row>
        <table:table-row>
          <table:table-cell office:value-type="string">
            <text:p>2010-01-12</text:p>
          </table:table-cell>
          <table:table-cell office:value-type="string">
            <text:p>臺北市旅館356號</text:p>
          </table:table-cell>
          <table:table-cell office:value-type="string">
            <text:p>旅館</text:p>
          </table:table-cell>
          <table:table-cell office:value-type="string">
            <text:p>三星級</text:p>
          </table:table-cell>
          <table:table-cell office:value-type="string">
            <text:p>否</text:p>
          </table:table-cell>
          <table:table-cell office:value-type="string">
            <text:p>臺北車站智選假日酒店</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重慶北路一段73號1樓至7樓</text:p>
          </table:table-cell>
          <table:table-cell office:value-type="string">
            <text:p>02-25505799</text:p>
          </table:table-cell>
          <table:table-cell office:value-type="string">
            <text:p>02-2550-6619</text:p>
          </table:table-cell>
          <table:table-cell office:value-type="string">
            <text:p>152</text:p>
          </table:table-cell>
          <table:table-cell office:value-type="string">
            <text:p>nc.hotel@msa.hinet.net</text:p>
          </table:table-cell>
          <table:table-cell office:value-type="string">
            <text:p>https://www.hotelorchardpark-taipei.com/</text:p>
          </table:table-cell>
        </table:table-row>
        <table:table-row>
          <table:table-cell office:value-type="string">
            <text:p>2009-07-30</text:p>
          </table:table-cell>
          <table:table-cell office:value-type="string">
            <text:p>臺北市旅館349號</text:p>
          </table:table-cell>
          <table:table-cell office:value-type="string">
            <text:p>旅館</text:p>
          </table:table-cell>
          <table:table-cell office:value-type="string">
            <text:p/>
          </table:table-cell>
          <table:table-cell office:value-type="string">
            <text:p>否</text:p>
          </table:table-cell>
          <table:table-cell office:value-type="string">
            <text:p>探索汽車旅館南港館</text:p>
          </table:table-cell>
          <table:table-cell office:value-type="string">
            <text:p>臺北市</text:p>
          </table:table-cell>
          <table:table-cell office:value-type="string">
            <text:p>南港區</text:p>
          </table:table-cell>
          <table:table-cell office:value-type="string">
            <text:p>115</text:p>
          </table:table-cell>
          <table:table-cell office:value-type="string">
            <text:p>臺北市南港區重陽路66號1至4樓</text:p>
          </table:table-cell>
          <table:table-cell office:value-type="string">
            <text:p>02-26537727</text:p>
          </table:table-cell>
          <table:table-cell office:value-type="string">
            <text:p>02-26537767</text:p>
          </table:table-cell>
          <table:table-cell office:value-type="string">
            <text:p>61</text:p>
          </table:table-cell>
          <table:table-cell office:value-type="string">
            <text:p>yijing_lin@discoverygroup.com.tw</text:p>
          </table:table-cell>
          <table:table-cell office:value-type="string">
            <text:p/>
          </table:table-cell>
        </table:table-row>
        <table:table-row>
          <table:table-cell office:value-type="string">
            <text:p>2009-07-17</text:p>
          </table:table-cell>
          <table:table-cell office:value-type="string">
            <text:p>臺北市旅館348號</text:p>
          </table:table-cell>
          <table:table-cell office:value-type="string">
            <text:p>旅館</text:p>
          </table:table-cell>
          <table:table-cell office:value-type="string">
            <text:p/>
          </table:table-cell>
          <table:table-cell office:value-type="string">
            <text:p>否</text:p>
          </table:table-cell>
          <table:table-cell office:value-type="string">
            <text:p>捷絲旅西門町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中華路一段41號5-9樓</text:p>
          </table:table-cell>
          <table:table-cell office:value-type="string">
            <text:p>02-23709000</text:p>
          </table:table-cell>
          <table:table-cell office:value-type="string">
            <text:p>02-23709969</text:p>
          </table:table-cell>
          <table:table-cell office:value-type="string">
            <text:p>143</text:p>
          </table:table-cell>
          <table:table-cell office:value-type="string">
            <text:p>RSVN@justsleep.com.tw</text:p>
          </table:table-cell>
          <table:table-cell office:value-type="string">
            <text:p>http://www.justsleep.com.tw/</text:p>
          </table:table-cell>
        </table:table-row>
        <table:table-row>
          <table:table-cell office:value-type="string">
            <text:p>2004-07-01</text:p>
          </table:table-cell>
          <table:table-cell office:value-type="string">
            <text:p>臺北市旅館182號</text:p>
          </table:table-cell>
          <table:table-cell office:value-type="string">
            <text:p>旅館</text:p>
          </table:table-cell>
          <table:table-cell office:value-type="string">
            <text:p/>
          </table:table-cell>
          <table:table-cell office:value-type="string">
            <text:p>否</text:p>
          </table:table-cell>
          <table:table-cell office:value-type="string">
            <text:p>士林町旅店</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安平街26號1至4樓</text:p>
          </table:table-cell>
          <table:table-cell office:value-type="string">
            <text:p>02-28813133</text:p>
          </table:table-cell>
          <table:table-cell office:value-type="string">
            <text:p>02-28813133</text:p>
          </table:table-cell>
          <table:table-cell office:value-type="string">
            <text:p>10</text:p>
          </table:table-cell>
          <table:table-cell office:value-type="string">
            <text:p>jacky-328@yahoo.com.tw</text:p>
          </table:table-cell>
          <table:table-cell office:value-type="string">
            <text:p/>
          </table:table-cell>
        </table:table-row>
        <table:table-row>
          <table:table-cell office:value-type="string">
            <text:p>2005-02-15</text:p>
          </table:table-cell>
          <table:table-cell office:value-type="string">
            <text:p>臺北市旅館275號</text:p>
          </table:table-cell>
          <table:table-cell office:value-type="string">
            <text:p>旅館</text:p>
          </table:table-cell>
          <table:table-cell office:value-type="string">
            <text:p/>
          </table:table-cell>
          <table:table-cell office:value-type="string">
            <text:p>否</text:p>
          </table:table-cell>
          <table:table-cell office:value-type="string">
            <text:p>台北馥華商旅</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一江街3號、3號2樓、2樓之1至之14、3號3樓、3樓之1至之14、3號4樓、4樓之1至之14、3號5樓、5樓之1至之14、3號6樓、6樓之1至之14、3號7樓、7樓之1至之14</text:p>
          </table:table-cell>
          <table:table-cell office:value-type="string">
            <text:p>02-25118896</text:p>
          </table:table-cell>
          <table:table-cell office:value-type="string">
            <text:p>02-25118897</text:p>
          </table:table-cell>
          <table:table-cell office:value-type="string">
            <text:p>90</text:p>
          </table:table-cell>
          <table:table-cell office:value-type="string">
            <text:p>service@fwhotel.tw</text:p>
          </table:table-cell>
          <table:table-cell office:value-type="string">
            <text:p>https://fwhotelsj.tw/</text:p>
          </table:table-cell>
        </table:table-row>
        <table:table-row>
          <table:table-cell office:value-type="string">
            <text:p>2009-05-06</text:p>
          </table:table-cell>
          <table:table-cell office:value-type="string">
            <text:p>臺北市旅館346號</text:p>
          </table:table-cell>
          <table:table-cell office:value-type="string">
            <text:p>旅館</text:p>
          </table:table-cell>
          <table:table-cell office:value-type="string">
            <text:p/>
          </table:table-cell>
          <table:table-cell office:value-type="string">
            <text:p>否</text:p>
          </table:table-cell>
          <table:table-cell office:value-type="string">
            <text:p>沐蘭精品旅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堤頂大道2段460號</text:p>
          </table:table-cell>
          <table:table-cell office:value-type="string">
            <text:p>02-85023397</text:p>
          </table:table-cell>
          <table:table-cell office:value-type="string">
            <text:p>02-85026550</text:p>
          </table:table-cell>
          <table:table-cell office:value-type="string">
            <text:p>46</text:p>
          </table:table-cell>
          <table:table-cell office:value-type="string">
            <text:p>qqq701114@gmail.com</text:p>
          </table:table-cell>
          <table:table-cell office:value-type="string">
            <text:p>http://mulantp.swmall.com.tw/</text:p>
          </table:table-cell>
        </table:table-row>
        <table:table-row>
          <table:table-cell office:value-type="string">
            <text:p>2009-04-30</text:p>
          </table:table-cell>
          <table:table-cell office:value-type="string">
            <text:p>臺北市旅館343號</text:p>
          </table:table-cell>
          <table:table-cell office:value-type="string">
            <text:p>旅館</text:p>
          </table:table-cell>
          <table:table-cell office:value-type="string">
            <text:p/>
          </table:table-cell>
          <table:table-cell office:value-type="string">
            <text:p>否</text:p>
          </table:table-cell>
          <table:table-cell office:value-type="string">
            <text:p>正二旅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漢口街一段2號3-9樓</text:p>
          </table:table-cell>
          <table:table-cell office:value-type="string">
            <text:p>02-23708008</text:p>
          </table:table-cell>
          <table:table-cell office:value-type="string">
            <text:p>-</text:p>
          </table:table-cell>
          <table:table-cell office:value-type="string">
            <text:p>55</text:p>
          </table:table-cell>
          <table:table-cell office:value-type="string">
            <text:p>info.tb@justinn.com.hk</text:p>
          </table:table-cell>
          <table:table-cell office:value-type="string">
            <text:p/>
          </table:table-cell>
        </table:table-row>
        <table:table-row>
          <table:table-cell office:value-type="string">
            <text:p>2009-03-24</text:p>
          </table:table-cell>
          <table:table-cell office:value-type="string">
            <text:p>臺北市旅館342號</text:p>
          </table:table-cell>
          <table:table-cell office:value-type="string">
            <text:p>旅館</text:p>
          </table:table-cell>
          <table:table-cell office:value-type="string">
            <text:p/>
          </table:table-cell>
          <table:table-cell office:value-type="string">
            <text:p>否</text:p>
          </table:table-cell>
          <table:table-cell office:value-type="string">
            <text:p>薇閣精品旅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敬業三路11號2-7樓</text:p>
          </table:table-cell>
          <table:table-cell office:value-type="string">
            <text:p>02-85026000</text:p>
          </table:table-cell>
          <table:table-cell office:value-type="string">
            <text:p>02-85023664</text:p>
          </table:table-cell>
          <table:table-cell office:value-type="string">
            <text:p>96</text:p>
          </table:table-cell>
          <table:table-cell office:value-type="string">
            <text:p>service.dz@we-go.com.tw</text:p>
          </table:table-cell>
          <table:table-cell office:value-type="string">
            <text:p/>
          </table:table-cell>
        </table:table-row>
        <table:table-row>
          <table:table-cell office:value-type="string">
            <text:p>2009-01-22</text:p>
          </table:table-cell>
          <table:table-cell office:value-type="string">
            <text:p>臺北市旅館341號</text:p>
          </table:table-cell>
          <table:table-cell office:value-type="string">
            <text:p>旅館</text:p>
          </table:table-cell>
          <table:table-cell office:value-type="string">
            <text:p/>
          </table:table-cell>
          <table:table-cell office:value-type="string">
            <text:p>否</text:p>
          </table:table-cell>
          <table:table-cell office:value-type="string">
            <text:p>璽愛旅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西路一段72號3樓,3樓之1</text:p>
          </table:table-cell>
          <table:table-cell office:value-type="string">
            <text:p>02-23880808</text:p>
          </table:table-cell>
          <table:table-cell office:value-type="string">
            <text:p>02-23114112</text:p>
          </table:table-cell>
          <table:table-cell office:value-type="string">
            <text:p>39</text:p>
          </table:table-cell>
          <table:table-cell office:value-type="string">
            <text:p>slhotel@mail2000.com.tw</text:p>
          </table:table-cell>
          <table:table-cell office:value-type="string">
            <text:p>http://www.slovehotel.com.tw/</text:p>
          </table:table-cell>
        </table:table-row>
        <table:table-row>
          <table:table-cell office:value-type="string">
            <text:p>2009-01-20</text:p>
          </table:table-cell>
          <table:table-cell office:value-type="string">
            <text:p>臺北市旅館340號</text:p>
          </table:table-cell>
          <table:table-cell office:value-type="string">
            <text:p>旅館</text:p>
          </table:table-cell>
          <table:table-cell office:value-type="string">
            <text:p/>
          </table:table-cell>
          <table:table-cell office:value-type="string">
            <text:p>否</text:p>
          </table:table-cell>
          <table:table-cell office:value-type="string">
            <text:p>宜津美侖大飯店</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復興南路1段315號,317號,317號2樓</text:p>
          </table:table-cell>
          <table:table-cell office:value-type="string">
            <text:p>02-55793888</text:p>
          </table:table-cell>
          <table:table-cell office:value-type="string">
            <text:p>02-55793889</text:p>
          </table:table-cell>
          <table:table-cell office:value-type="string">
            <text:p>143</text:p>
          </table:table-cell>
          <table:table-cell office:value-type="string">
            <text:p>rsvn@parktaipei.com</text:p>
          </table:table-cell>
          <table:table-cell office:value-type="string">
            <text:p/>
          </table:table-cell>
        </table:table-row>
        <table:table-row>
          <table:table-cell office:value-type="string">
            <text:p>2008-09-18</text:p>
          </table:table-cell>
          <table:table-cell office:value-type="string">
            <text:p>臺北市旅館334號</text:p>
          </table:table-cell>
          <table:table-cell office:value-type="string">
            <text:p>旅館</text:p>
          </table:table-cell>
          <table:table-cell office:value-type="string">
            <text:p/>
          </table:table-cell>
          <table:table-cell office:value-type="string">
            <text:p>否</text:p>
          </table:table-cell>
          <table:table-cell office:value-type="string">
            <text:p>皇家季節酒店2館</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南京西路330號1至11樓</text:p>
          </table:table-cell>
          <table:table-cell office:value-type="string">
            <text:p>02-25556488</text:p>
          </table:table-cell>
          <table:table-cell office:value-type="string">
            <text:p>02-25556499</text:p>
          </table:table-cell>
          <table:table-cell office:value-type="string">
            <text:p>46</text:p>
          </table:table-cell>
          <table:table-cell office:value-type="string">
            <text:p>doo.tp.nw@royalseasons.com</text:p>
          </table:table-cell>
          <table:table-cell office:value-type="string">
            <text:p>http://www.taiwanseasonshotel.com</text:p>
          </table:table-cell>
        </table:table-row>
        <table:table-row>
          <table:table-cell office:value-type="string">
            <text:p>2008-09-17</text:p>
          </table:table-cell>
          <table:table-cell office:value-type="string">
            <text:p>臺北市旅館335號</text:p>
          </table:table-cell>
          <table:table-cell office:value-type="string">
            <text:p>旅館</text:p>
          </table:table-cell>
          <table:table-cell office:value-type="string">
            <text:p>三星級</text:p>
          </table:table-cell>
          <table:table-cell office:value-type="string">
            <text:p>否</text:p>
          </table:table-cell>
          <table:table-cell office:value-type="string">
            <text:p>新舍商旅-林森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477號</text:p>
          </table:table-cell>
          <table:table-cell office:value-type="string">
            <text:p>02-77431000</text:p>
          </table:table-cell>
          <table:table-cell office:value-type="string">
            <text:p>02-77430800</text:p>
          </table:table-cell>
          <table:table-cell office:value-type="string">
            <text:p>79</text:p>
          </table:table-cell>
          <table:table-cell office:value-type="string">
            <text:p>sam@discoverygroup.com.tw</text:p>
          </table:table-cell>
          <table:table-cell office:value-type="string">
            <text:p>https://www.discoverygroup.com.tw/brand/xinshehotel/</text:p>
          </table:table-cell>
        </table:table-row>
        <table:table-row>
          <table:table-cell office:value-type="string">
            <text:p>2008-04-28</text:p>
          </table:table-cell>
          <table:table-cell office:value-type="string">
            <text:p>交觀宿字第1425號</text:p>
          </table:table-cell>
          <table:table-cell office:value-type="string">
            <text:p>一般觀光旅館</text:p>
          </table:table-cell>
          <table:table-cell office:value-type="string">
            <text:p/>
          </table:table-cell>
          <table:table-cell office:value-type="string">
            <text:p>是</text:p>
          </table:table-cell>
          <table:table-cell office:value-type="string">
            <text:p>福容大飯店  台北一館</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建國南路1段266號</text:p>
          </table:table-cell>
          <table:table-cell office:value-type="string">
            <text:p>02-27019266</text:p>
          </table:table-cell>
          <table:table-cell office:value-type="string">
            <text:p>02-27555005</text:p>
          </table:table-cell>
          <table:table-cell office:value-type="string">
            <text:p>120</text:p>
          </table:table-cell>
          <table:table-cell office:value-type="string">
            <text:p>fo_tp@fullon-hotels.com.tw</text:p>
          </table:table-cell>
          <table:table-cell office:value-type="string">
            <text:p>http://www.fullon-hotels.com.tw</text:p>
          </table:table-cell>
        </table:table-row>
        <table:table-row>
          <table:table-cell office:value-type="string">
            <text:p>2008-03-26</text:p>
          </table:table-cell>
          <table:table-cell office:value-type="string">
            <text:p>臺北市旅館331號</text:p>
          </table:table-cell>
          <table:table-cell office:value-type="string">
            <text:p>旅館</text:p>
          </table:table-cell>
          <table:table-cell office:value-type="string">
            <text:p/>
          </table:table-cell>
          <table:table-cell office:value-type="string">
            <text:p>否</text:p>
          </table:table-cell>
          <table:table-cell office:value-type="string">
            <text:p>柔美商旅</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建國北路二段64巷9號</text:p>
          </table:table-cell>
          <table:table-cell office:value-type="string">
            <text:p>02-25031133</text:p>
          </table:table-cell>
          <table:table-cell office:value-type="string">
            <text:p>02-25067973</text:p>
          </table:table-cell>
          <table:table-cell office:value-type="string">
            <text:p>47</text:p>
          </table:table-cell>
          <table:table-cell office:value-type="string">
            <text:p>roumei@beautyhotels.com.tw</text:p>
          </table:table-cell>
          <table:table-cell office:value-type="string">
            <text:p>http://roumeihotel.com.tw</text:p>
          </table:table-cell>
        </table:table-row>
        <table:table-row>
          <table:table-cell office:value-type="string">
            <text:p>2008-02-18</text:p>
          </table:table-cell>
          <table:table-cell office:value-type="string">
            <text:p>臺北市旅館329號</text:p>
          </table:table-cell>
          <table:table-cell office:value-type="string">
            <text:p>旅館</text:p>
          </table:table-cell>
          <table:table-cell office:value-type="string">
            <text:p/>
          </table:table-cell>
          <table:table-cell office:value-type="string">
            <text:p>否</text:p>
          </table:table-cell>
          <table:table-cell office:value-type="string">
            <text:p>小王子甜蜜旅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漢中街42號9樓</text:p>
          </table:table-cell>
          <table:table-cell office:value-type="string">
            <text:p>02-23820225</text:p>
          </table:table-cell>
          <table:table-cell office:value-type="string">
            <text:p>02-23619303</text:p>
          </table:table-cell>
          <table:table-cell office:value-type="string">
            <text:p>9</text:p>
          </table:table-cell>
          <table:table-cell office:value-type="string">
            <text:p>honeyprince630@gmail.com</text:p>
          </table:table-cell>
          <table:table-cell office:value-type="string">
            <text:p/>
          </table:table-cell>
        </table:table-row>
        <table:table-row>
          <table:table-cell office:value-type="string">
            <text:p>2008-01-23</text:p>
          </table:table-cell>
          <table:table-cell office:value-type="string">
            <text:p>臺北市旅館328號</text:p>
          </table:table-cell>
          <table:table-cell office:value-type="string">
            <text:p>旅館</text:p>
          </table:table-cell>
          <table:table-cell office:value-type="string">
            <text:p/>
          </table:table-cell>
          <table:table-cell office:value-type="string">
            <text:p>否</text:p>
          </table:table-cell>
          <table:table-cell office:value-type="string">
            <text:p>東鑫商務旅館</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忠孝東路四段209號11樓,11樓-1,-2,211號11樓,11樓-1</text:p>
          </table:table-cell>
          <table:table-cell office:value-type="string">
            <text:p>02-87736638</text:p>
          </table:table-cell>
          <table:table-cell office:value-type="string">
            <text:p>02-87736569</text:p>
          </table:table-cell>
          <table:table-cell office:value-type="string">
            <text:p>25</text:p>
          </table:table-cell>
          <table:table-cell office:value-type="string">
            <text:p>east.hotel@msa.hinet.net</text:p>
          </table:table-cell>
          <table:table-cell office:value-type="string">
            <text:p/>
          </table:table-cell>
        </table:table-row>
        <table:table-row>
          <table:table-cell office:value-type="string">
            <text:p>2008-01-15</text:p>
          </table:table-cell>
          <table:table-cell office:value-type="string">
            <text:p>臺北市旅館326號</text:p>
          </table:table-cell>
          <table:table-cell office:value-type="string">
            <text:p>旅館</text:p>
          </table:table-cell>
          <table:table-cell office:value-type="string">
            <text:p/>
          </table:table-cell>
          <table:table-cell office:value-type="string">
            <text:p>否</text:p>
          </table:table-cell>
          <table:table-cell office:value-type="string">
            <text:p>采舍精品旅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農安街34號3樓及7樓</text:p>
          </table:table-cell>
          <table:table-cell office:value-type="string">
            <text:p>02-25963969</text:p>
          </table:table-cell>
          <table:table-cell office:value-type="string">
            <text:p>02-25965088</text:p>
          </table:table-cell>
          <table:table-cell office:value-type="string">
            <text:p>35</text:p>
          </table:table-cell>
          <table:table-cell office:value-type="string">
            <text:p>nonganhotel@gmail.com</text:p>
          </table:table-cell>
          <table:table-cell office:value-type="string">
            <text:p/>
          </table:table-cell>
        </table:table-row>
        <table:table-row>
          <table:table-cell office:value-type="string">
            <text:p>2007-12-28</text:p>
          </table:table-cell>
          <table:table-cell office:value-type="string">
            <text:p>臺北市旅館325號</text:p>
          </table:table-cell>
          <table:table-cell office:value-type="string">
            <text:p>旅館</text:p>
          </table:table-cell>
          <table:table-cell office:value-type="string">
            <text:p/>
          </table:table-cell>
          <table:table-cell office:value-type="string">
            <text:p>否</text:p>
          </table:table-cell>
          <table:table-cell office:value-type="string">
            <text:p>富逸旅趣-北車開封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開封街1段41號2-9樓</text:p>
          </table:table-cell>
          <table:table-cell office:value-type="string">
            <text:p>02-23881788</text:p>
          </table:table-cell>
          <table:table-cell office:value-type="string">
            <text:p>02-23881828</text:p>
          </table:table-cell>
          <table:table-cell office:value-type="string">
            <text:p>42</text:p>
          </table:table-cell>
          <table:table-cell office:value-type="string">
            <text:p>account1@rf-tw.com</text:p>
          </table:table-cell>
          <table:table-cell office:value-type="string">
            <text:p>https://www.hotelrf.com/our-hotels.html</text:p>
          </table:table-cell>
        </table:table-row>
        <table:table-row>
          <table:table-cell office:value-type="string">
            <text:p>2007-11-16</text:p>
          </table:table-cell>
          <table:table-cell office:value-type="string">
            <text:p>臺北市旅館323號</text:p>
          </table:table-cell>
          <table:table-cell office:value-type="string">
            <text:p>旅館</text:p>
          </table:table-cell>
          <table:table-cell office:value-type="string">
            <text:p/>
          </table:table-cell>
          <table:table-cell office:value-type="string">
            <text:p>否</text:p>
          </table:table-cell>
          <table:table-cell office:value-type="string">
            <text:p>神旺商務酒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南京東路一段128號,2至13樓</text:p>
          </table:table-cell>
          <table:table-cell office:value-type="string">
            <text:p>02-25115185</text:p>
          </table:table-cell>
          <table:table-cell office:value-type="string">
            <text:p>02-25111585</text:p>
          </table:table-cell>
          <table:table-cell office:value-type="string">
            <text:p>81</text:p>
          </table:table-cell>
          <table:table-cell office:value-type="string">
            <text:p>service@swresidences.com</text:p>
          </table:table-cell>
          <table:table-cell office:value-type="string">
            <text:p>http://www.swresidences.com</text:p>
          </table:table-cell>
        </table:table-row>
        <table:table-row>
          <table:table-cell office:value-type="string">
            <text:p>2007-09-21</text:p>
          </table:table-cell>
          <table:table-cell office:value-type="string">
            <text:p>臺北市旅館320號</text:p>
          </table:table-cell>
          <table:table-cell office:value-type="string">
            <text:p>旅館</text:p>
          </table:table-cell>
          <table:table-cell office:value-type="string">
            <text:p/>
          </table:table-cell>
          <table:table-cell office:value-type="string">
            <text:p>否</text:p>
          </table:table-cell>
          <table:table-cell office:value-type="string">
            <text:p>台北青年國際旅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許昌街19號1樓及4-10樓</text:p>
          </table:table-cell>
          <table:table-cell office:value-type="string">
            <text:p>02-23113201</text:p>
          </table:table-cell>
          <table:table-cell office:value-type="string">
            <text:p>02-23113209</text:p>
          </table:table-cell>
          <table:table-cell office:value-type="string">
            <text:p>99</text:p>
          </table:table-cell>
          <table:table-cell office:value-type="string">
            <text:p>rv.ymca@msa.hinet.net</text:p>
          </table:table-cell>
          <table:table-cell office:value-type="string">
            <text:p>http://www.ymcahotel.tw</text:p>
          </table:table-cell>
        </table:table-row>
        <table:table-row>
          <table:table-cell office:value-type="string">
            <text:p>2007-09-06</text:p>
          </table:table-cell>
          <table:table-cell office:value-type="string">
            <text:p>臺北市旅館319號</text:p>
          </table:table-cell>
          <table:table-cell office:value-type="string">
            <text:p>旅館</text:p>
          </table:table-cell>
          <table:table-cell office:value-type="string">
            <text:p/>
          </table:table-cell>
          <table:table-cell office:value-type="string">
            <text:p>否</text:p>
          </table:table-cell>
          <table:table-cell office:value-type="string">
            <text:p>華弘怡亨酒店</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敦化南路一段370號</text:p>
          </table:table-cell>
          <table:table-cell office:value-type="string">
            <text:p>02-27848888</text:p>
          </table:table-cell>
          <table:table-cell office:value-type="string">
            <text:p>02-27020557</text:p>
          </table:table-cell>
          <table:table-cell office:value-type="string">
            <text:p>68</text:p>
          </table:table-cell>
          <table:table-cell office:value-type="string">
            <text:p>taipei@eclathotels.com</text:p>
          </table:table-cell>
          <table:table-cell office:value-type="string">
            <text:p>http://www.eclathotels.com/</text:p>
          </table:table-cell>
        </table:table-row>
        <table:table-row>
          <table:table-cell office:value-type="string">
            <text:p>2004-09-09</text:p>
          </table:table-cell>
          <table:table-cell office:value-type="string">
            <text:p>臺北市旅館259號</text:p>
          </table:table-cell>
          <table:table-cell office:value-type="string">
            <text:p>旅館</text:p>
          </table:table-cell>
          <table:table-cell office:value-type="string">
            <text:p/>
          </table:table-cell>
          <table:table-cell office:value-type="string">
            <text:p>是</text:p>
          </table:table-cell>
          <table:table-cell office:value-type="string">
            <text:p>山水樂會館</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中和街20巷6號</text:p>
          </table:table-cell>
          <table:table-cell office:value-type="string">
            <text:p>02-28922665</text:p>
          </table:table-cell>
          <table:table-cell office:value-type="string">
            <text:p>02-28912061</text:p>
          </table:table-cell>
          <table:table-cell office:value-type="string">
            <text:p>18</text:p>
          </table:table-cell>
          <table:table-cell office:value-type="string">
            <text:p>shanyue1010@hotmail.com</text:p>
          </table:table-cell>
          <table:table-cell office:value-type="string">
            <text:p>http://www.shan-yue.com</text:p>
          </table:table-cell>
        </table:table-row>
        <table:table-row>
          <table:table-cell office:value-type="string">
            <text:p>2004-09-09</text:p>
          </table:table-cell>
          <table:table-cell office:value-type="string">
            <text:p>臺北市旅館258號</text:p>
          </table:table-cell>
          <table:table-cell office:value-type="string">
            <text:p>旅館</text:p>
          </table:table-cell>
          <table:table-cell office:value-type="string">
            <text:p/>
          </table:table-cell>
          <table:table-cell office:value-type="string">
            <text:p>是</text:p>
          </table:table-cell>
          <table:table-cell office:value-type="string">
            <text:p>山樂溫泉</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泉源路1巷17號1-2樓</text:p>
          </table:table-cell>
          <table:table-cell office:value-type="string">
            <text:p>02-28913388</text:p>
          </table:table-cell>
          <table:table-cell office:value-type="string">
            <text:p>-</text:p>
          </table:table-cell>
          <table:table-cell office:value-type="string">
            <text:p>9</text:p>
          </table:table-cell>
          <table:table-cell office:value-type="string">
            <text:p>shanyue1010@hotmail.com</text:p>
          </table:table-cell>
          <table:table-cell office:value-type="string">
            <text:p/>
          </table:table-cell>
        </table:table-row>
        <table:table-row>
          <table:table-cell office:value-type="string">
            <text:p>2007-07-03</text:p>
          </table:table-cell>
          <table:table-cell office:value-type="string">
            <text:p>臺北市旅館315號</text:p>
          </table:table-cell>
          <table:table-cell office:value-type="string">
            <text:p>旅館</text:p>
          </table:table-cell>
          <table:table-cell office:value-type="string">
            <text:p/>
          </table:table-cell>
          <table:table-cell office:value-type="string">
            <text:p>否</text:p>
          </table:table-cell>
          <table:table-cell office:value-type="string">
            <text:p>寶格利時尚旅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中華路一段168號1-15樓</text:p>
          </table:table-cell>
          <table:table-cell office:value-type="string">
            <text:p>02-23821314</text:p>
          </table:table-cell>
          <table:table-cell office:value-type="string">
            <text:p>02-23821344</text:p>
          </table:table-cell>
          <table:table-cell office:value-type="string">
            <text:p>46</text:p>
          </table:table-cell>
          <table:table-cell office:value-type="string">
            <text:p>burgaryhotel@gmail.com</text:p>
          </table:table-cell>
          <table:table-cell office:value-type="string">
            <text:p>http://www.burgaryhotel.com</text:p>
          </table:table-cell>
        </table:table-row>
        <table:table-row>
          <table:table-cell office:value-type="string">
            <text:p>2004-07-28</text:p>
          </table:table-cell>
          <table:table-cell office:value-type="string">
            <text:p>臺北市旅館370號</text:p>
          </table:table-cell>
          <table:table-cell office:value-type="string">
            <text:p>旅館</text:p>
          </table:table-cell>
          <table:table-cell office:value-type="string">
            <text:p/>
          </table:table-cell>
          <table:table-cell office:value-type="string">
            <text:p>否</text:p>
          </table:table-cell>
          <table:table-cell office:value-type="string">
            <text:p>東門大旅社</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臨沂街78號2-4樓</text:p>
          </table:table-cell>
          <table:table-cell office:value-type="string">
            <text:p>02-23560210</text:p>
          </table:table-cell>
          <table:table-cell office:value-type="string">
            <text:p>02-23560120</text:p>
          </table:table-cell>
          <table:table-cell office:value-type="string">
            <text:p>26</text:p>
          </table:table-cell>
          <table:table-cell office:value-type="string">
            <text:p>DongmenHotel@gmail.com</text:p>
          </table:table-cell>
          <table:table-cell office:value-type="string">
            <text:p>https://www.facebook.com/dongmenhotel</text:p>
          </table:table-cell>
        </table:table-row>
        <table:table-row>
          <table:table-cell office:value-type="string">
            <text:p>2007-03-16</text:p>
          </table:table-cell>
          <table:table-cell office:value-type="string">
            <text:p>臺北市旅館712號</text:p>
          </table:table-cell>
          <table:table-cell office:value-type="string">
            <text:p>旅館</text:p>
          </table:table-cell>
          <table:table-cell office:value-type="string">
            <text:p/>
          </table:table-cell>
          <table:table-cell office:value-type="string">
            <text:p>否</text:p>
          </table:table-cell>
          <table:table-cell office:value-type="string">
            <text:p>苓旅旅館中山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建國北路2段91號1樓,93號1至7樓,2樓-1至7樓-1,95巷2號1樓,4號1樓</text:p>
          </table:table-cell>
          <table:table-cell office:value-type="string">
            <text:p>02-25084588</text:p>
          </table:table-cell>
          <table:table-cell office:value-type="string">
            <text:p>-</text:p>
          </table:table-cell>
          <table:table-cell office:value-type="string">
            <text:p>42</text:p>
          </table:table-cell>
          <table:table-cell office:value-type="string">
            <text:p>lininntpzs@gmail.com</text:p>
          </table:table-cell>
          <table:table-cell office:value-type="string">
            <text:p/>
          </table:table-cell>
        </table:table-row>
        <table:table-row>
          <table:table-cell office:value-type="string">
            <text:p>2007-01-31</text:p>
          </table:table-cell>
          <table:table-cell office:value-type="string">
            <text:p>臺北市旅館312號</text:p>
          </table:table-cell>
          <table:table-cell office:value-type="string">
            <text:p>旅館</text:p>
          </table:table-cell>
          <table:table-cell office:value-type="string">
            <text:p/>
          </table:table-cell>
          <table:table-cell office:value-type="string">
            <text:p>否</text:p>
          </table:table-cell>
          <table:table-cell office:value-type="string">
            <text:p>友徠精品旅館</text:p>
          </table:table-cell>
          <table:table-cell office:value-type="string">
            <text:p>臺北市</text:p>
          </table:table-cell>
          <table:table-cell office:value-type="string">
            <text:p>南港區</text:p>
          </table:table-cell>
          <table:table-cell office:value-type="string">
            <text:p>115</text:p>
          </table:table-cell>
          <table:table-cell office:value-type="string">
            <text:p>臺北市南港區重陽路57巷15號</text:p>
          </table:table-cell>
          <table:table-cell office:value-type="string">
            <text:p>02-26510101</text:p>
          </table:table-cell>
          <table:table-cell office:value-type="string">
            <text:p>02-26511503</text:p>
          </table:table-cell>
          <table:table-cell office:value-type="string">
            <text:p>26</text:p>
          </table:table-cell>
          <table:table-cell office:value-type="string">
            <text:p>ulinemotel@gmail.com</text:p>
          </table:table-cell>
          <table:table-cell office:value-type="string">
            <text:p>http://www.ulinemotel.com.tw</text:p>
          </table:table-cell>
        </table:table-row>
        <table:table-row>
          <table:table-cell office:value-type="string">
            <text:p>2007-01-15</text:p>
          </table:table-cell>
          <table:table-cell office:value-type="string">
            <text:p>臺北市旅館311號</text:p>
          </table:table-cell>
          <table:table-cell office:value-type="string">
            <text:p>旅館</text:p>
          </table:table-cell>
          <table:table-cell office:value-type="string">
            <text:p/>
          </table:table-cell>
          <table:table-cell office:value-type="string">
            <text:p>否</text:p>
          </table:table-cell>
          <table:table-cell office:value-type="string">
            <text:p>維多麗亞酒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敬業四路168號</text:p>
          </table:table-cell>
          <table:table-cell office:value-type="string">
            <text:p>02-85020007</text:p>
          </table:table-cell>
          <table:table-cell office:value-type="string">
            <text:p>02-66025162</text:p>
          </table:table-cell>
          <table:table-cell office:value-type="string">
            <text:p>96</text:p>
          </table:table-cell>
          <table:table-cell office:value-type="string">
            <text:p>gl@grandvictoria.com.tw</text:p>
          </table:table-cell>
          <table:table-cell office:value-type="string">
            <text:p>http://www.grandvictoria.com.tw/</text:p>
          </table:table-cell>
        </table:table-row>
        <table:table-row>
          <table:table-cell office:value-type="string">
            <text:p>2006-12-29</text:p>
          </table:table-cell>
          <table:table-cell office:value-type="string">
            <text:p>臺北市旅館310號</text:p>
          </table:table-cell>
          <table:table-cell office:value-type="string">
            <text:p>旅館</text:p>
          </table:table-cell>
          <table:table-cell office:value-type="string">
            <text:p/>
          </table:table-cell>
          <table:table-cell office:value-type="string">
            <text:p>否</text:p>
          </table:table-cell>
          <table:table-cell office:value-type="string">
            <text:p>金來商旅</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金山南路1段71號B1-7樓,71之1號2-7樓</text:p>
          </table:table-cell>
          <table:table-cell office:value-type="string">
            <text:p>02-23979399</text:p>
          </table:table-cell>
          <table:table-cell office:value-type="string">
            <text:p>02-23971399</text:p>
          </table:table-cell>
          <table:table-cell office:value-type="string">
            <text:p>48</text:p>
          </table:table-cell>
          <table:table-cell office:value-type="string">
            <text:p>service@royalbiz.com.tw</text:p>
          </table:table-cell>
          <table:table-cell office:value-type="string">
            <text:p>http://www.royalbiz.com.tw/</text:p>
          </table:table-cell>
        </table:table-row>
        <table:table-row>
          <table:table-cell office:value-type="string">
            <text:p>2006-12-28</text:p>
          </table:table-cell>
          <table:table-cell office:value-type="string">
            <text:p>臺北市旅館309號</text:p>
          </table:table-cell>
          <table:table-cell office:value-type="string">
            <text:p>旅館</text:p>
          </table:table-cell>
          <table:table-cell office:value-type="string">
            <text:p/>
          </table:table-cell>
          <table:table-cell office:value-type="string">
            <text:p>否</text:p>
          </table:table-cell>
          <table:table-cell office:value-type="string">
            <text:p>溫拿旅館</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承德路7段380號1-5樓</text:p>
          </table:table-cell>
          <table:table-cell office:value-type="string">
            <text:p>02-28213191</text:p>
          </table:table-cell>
          <table:table-cell office:value-type="string">
            <text:p>02-28263092</text:p>
          </table:table-cell>
          <table:table-cell office:value-type="string">
            <text:p>28</text:p>
          </table:table-cell>
          <table:table-cell office:value-type="string">
            <text:p>owen.song@msa.hinet.net</text:p>
          </table:table-cell>
          <table:table-cell office:value-type="string">
            <text:p/>
          </table:table-cell>
        </table:table-row>
        <table:table-row>
          <table:table-cell office:value-type="string">
            <text:p>2006-12-27</text:p>
          </table:table-cell>
          <table:table-cell office:value-type="string">
            <text:p>臺北市旅館308號</text:p>
          </table:table-cell>
          <table:table-cell office:value-type="string">
            <text:p>旅館</text:p>
          </table:table-cell>
          <table:table-cell office:value-type="string">
            <text:p/>
          </table:table-cell>
          <table:table-cell office:value-type="string">
            <text:p>否</text:p>
          </table:table-cell>
          <table:table-cell office:value-type="string">
            <text:p>香城大飯店豪悅分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松江路93巷9號1至8樓及9號2、3、4、5樓之1至之7、6樓之1至之3、7樓之1、8樓之1及97巷18號</text:p>
          </table:table-cell>
          <table:table-cell office:value-type="string">
            <text:p>02-25177272</text:p>
          </table:table-cell>
          <table:table-cell office:value-type="string">
            <text:p>02-25166595</text:p>
          </table:table-cell>
          <table:table-cell office:value-type="string">
            <text:p>32</text:p>
          </table:table-cell>
          <table:table-cell office:value-type="string">
            <text:p>happiness@city-hotel.com.tw</text:p>
          </table:table-cell>
          <table:table-cell office:value-type="string">
            <text:p/>
          </table:table-cell>
        </table:table-row>
        <table:table-row>
          <table:table-cell office:value-type="string">
            <text:p>2006-06-22</text:p>
          </table:table-cell>
          <table:table-cell office:value-type="string">
            <text:p>臺北市旅館305號</text:p>
          </table:table-cell>
          <table:table-cell office:value-type="string">
            <text:p>旅館</text:p>
          </table:table-cell>
          <table:table-cell office:value-type="string">
            <text:p/>
          </table:table-cell>
          <table:table-cell office:value-type="string">
            <text:p>否</text:p>
          </table:table-cell>
          <table:table-cell office:value-type="string">
            <text:p>茹曦酒店</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敦化北路100號</text:p>
          </table:table-cell>
          <table:table-cell office:value-type="string">
            <text:p>02-27198399</text:p>
          </table:table-cell>
          <table:table-cell office:value-type="string">
            <text:p>02-25456561</text:p>
          </table:table-cell>
          <table:table-cell office:value-type="string">
            <text:p>312</text:p>
          </table:table-cell>
          <table:table-cell office:value-type="string">
            <text:p>gsm@theillumehotel.com</text:p>
          </table:table-cell>
          <table:table-cell office:value-type="string">
            <text:p>https://www.theillumehotel.com/zh/</text:p>
          </table:table-cell>
        </table:table-row>
        <table:table-row>
          <table:table-cell office:value-type="string">
            <text:p>2006-10-20</text:p>
          </table:table-cell>
          <table:table-cell office:value-type="string">
            <text:p>臺北市旅館304號</text:p>
          </table:table-cell>
          <table:table-cell office:value-type="string">
            <text:p>旅館</text:p>
          </table:table-cell>
          <table:table-cell office:value-type="string">
            <text:p/>
          </table:table-cell>
          <table:table-cell office:value-type="string">
            <text:p>否</text:p>
          </table:table-cell>
          <table:table-cell office:value-type="string">
            <text:p>伊倫商務旅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松江路123巷10號1-4樓</text:p>
          </table:table-cell>
          <table:table-cell office:value-type="string">
            <text:p>02-25076666</text:p>
          </table:table-cell>
          <table:table-cell office:value-type="string">
            <text:p>02-25081217</text:p>
          </table:table-cell>
          <table:table-cell office:value-type="string">
            <text:p>31</text:p>
          </table:table-cell>
          <table:table-cell office:value-type="string">
            <text:p>erin@city-hotel.com.tw</text:p>
          </table:table-cell>
          <table:table-cell office:value-type="string">
            <text:p>http://www.city-hotel.com.tw</text:p>
          </table:table-cell>
        </table:table-row>
        <table:table-row>
          <table:table-cell office:value-type="string">
            <text:p>2006-08-07</text:p>
          </table:table-cell>
          <table:table-cell office:value-type="string">
            <text:p>臺北市旅館303號</text:p>
          </table:table-cell>
          <table:table-cell office:value-type="string">
            <text:p>旅館</text:p>
          </table:table-cell>
          <table:table-cell office:value-type="string">
            <text:p/>
          </table:table-cell>
          <table:table-cell office:value-type="string">
            <text:p>否</text:p>
          </table:table-cell>
          <table:table-cell office:value-type="string">
            <text:p>天閣酒店台北信義</text:p>
          </table:table-cell>
          <table:table-cell office:value-type="string">
            <text:p>臺北市</text:p>
          </table:table-cell>
          <table:table-cell office:value-type="string">
            <text:p>信義區</text:p>
          </table:table-cell>
          <table:table-cell office:value-type="string">
            <text:p>110</text:p>
          </table:table-cell>
          <table:table-cell office:value-type="string">
            <text:p>臺北市信義區忠孝東路五段297號1-6樓</text:p>
          </table:table-cell>
          <table:table-cell office:value-type="string">
            <text:p>02-25288000</text:p>
          </table:table-cell>
          <table:table-cell office:value-type="string">
            <text:p>02-25287676</text:p>
          </table:table-cell>
          <table:table-cell office:value-type="string">
            <text:p>105</text:p>
          </table:table-cell>
          <table:table-cell office:value-type="string">
            <text:p>rsvn.xy@tango-hotels.com</text:p>
          </table:table-cell>
          <table:table-cell office:value-type="string">
            <text:p>http://www.tango-hotels.com</text:p>
          </table:table-cell>
        </table:table-row>
        <table:table-row>
          <table:table-cell office:value-type="string">
            <text:p>2004-06-10</text:p>
          </table:table-cell>
          <table:table-cell office:value-type="string">
            <text:p>臺北市旅館138號</text:p>
          </table:table-cell>
          <table:table-cell office:value-type="string">
            <text:p>旅館</text:p>
          </table:table-cell>
          <table:table-cell office:value-type="string">
            <text:p/>
          </table:table-cell>
          <table:table-cell office:value-type="string">
            <text:p>否</text:p>
          </table:table-cell>
          <table:table-cell office:value-type="string">
            <text:p>凱微精品旅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381號9-10樓</text:p>
          </table:table-cell>
          <table:table-cell office:value-type="string">
            <text:p>02-25426879</text:p>
          </table:table-cell>
          <table:table-cell office:value-type="string">
            <text:p>02-25679322</text:p>
          </table:table-cell>
          <table:table-cell office:value-type="string">
            <text:p>28</text:p>
          </table:table-cell>
          <table:table-cell office:value-type="string">
            <text:p>kaiwei456@yahoo.com.tw</text:p>
          </table:table-cell>
          <table:table-cell office:value-type="string">
            <text:p>http://kaiwei.mmmtravel.com.tw</text:p>
          </table:table-cell>
        </table:table-row>
        <table:table-row>
          <table:table-cell office:value-type="string">
            <text:p>2006-07-21</text:p>
          </table:table-cell>
          <table:table-cell office:value-type="string">
            <text:p>臺北市旅館302號</text:p>
          </table:table-cell>
          <table:table-cell office:value-type="string">
            <text:p>旅館</text:p>
          </table:table-cell>
          <table:table-cell office:value-type="string">
            <text:p/>
          </table:table-cell>
          <table:table-cell office:value-type="string">
            <text:p>否</text:p>
          </table:table-cell>
          <table:table-cell office:value-type="string">
            <text:p>馥麗精品旅館</text:p>
          </table:table-cell>
          <table:table-cell office:value-type="string">
            <text:p>臺北市</text:p>
          </table:table-cell>
          <table:table-cell office:value-type="string">
            <text:p>內湖區</text:p>
          </table:table-cell>
          <table:table-cell office:value-type="string">
            <text:p>114</text:p>
          </table:table-cell>
          <table:table-cell office:value-type="string">
            <text:p>臺北市內湖區內湖路1段325、327、327之1號1至5樓</text:p>
          </table:table-cell>
          <table:table-cell office:value-type="string">
            <text:p>02-26586167</text:p>
          </table:table-cell>
          <table:table-cell office:value-type="string">
            <text:p>02-27991696</text:p>
          </table:table-cell>
          <table:table-cell office:value-type="string">
            <text:p>28</text:p>
          </table:table-cell>
          <table:table-cell office:value-type="string">
            <text:p>el26586167@gmail.com</text:p>
          </table:table-cell>
          <table:table-cell office:value-type="string">
            <text:p>http://www.elegancehotel.com.tw</text:p>
          </table:table-cell>
        </table:table-row>
        <table:table-row>
          <table:table-cell office:value-type="string">
            <text:p>2006-05-08</text:p>
          </table:table-cell>
          <table:table-cell office:value-type="string">
            <text:p>臺北市旅館301號</text:p>
          </table:table-cell>
          <table:table-cell office:value-type="string">
            <text:p>旅館</text:p>
          </table:table-cell>
          <table:table-cell office:value-type="string">
            <text:p/>
          </table:table-cell>
          <table:table-cell office:value-type="string">
            <text:p>否</text:p>
          </table:table-cell>
          <table:table-cell office:value-type="string">
            <text:p>丹迪旅店-天母店</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中山北路六段728巷2號1-7樓</text:p>
          </table:table-cell>
          <table:table-cell office:value-type="string">
            <text:p>02-28732222</text:p>
          </table:table-cell>
          <table:table-cell office:value-type="string">
            <text:p>02-28772277</text:p>
          </table:table-cell>
          <table:table-cell office:value-type="string">
            <text:p>54</text:p>
          </table:table-cell>
          <table:table-cell office:value-type="string">
            <text:p>service.tm@dandyhotel.com.tw</text:p>
          </table:table-cell>
          <table:table-cell office:value-type="string">
            <text:p>https://tianmu.dandyhotel.com.tw</text:p>
          </table:table-cell>
        </table:table-row>
        <table:table-row>
          <table:table-cell office:value-type="string">
            <text:p>2006-05-05</text:p>
          </table:table-cell>
          <table:table-cell office:value-type="string">
            <text:p>交觀宿字第1361號</text:p>
          </table:table-cell>
          <table:table-cell office:value-type="string">
            <text:p>國際觀光旅館</text:p>
          </table:table-cell>
          <table:table-cell office:value-type="string">
            <text:p/>
          </table:table-cell>
          <table:table-cell office:value-type="string">
            <text:p>否</text:p>
          </table:table-cell>
          <table:table-cell office:value-type="string">
            <text:p>美麗信花園酒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市民大道三段83號</text:p>
          </table:table-cell>
          <table:table-cell office:value-type="string">
            <text:p>02-87728800</text:p>
          </table:table-cell>
          <table:table-cell office:value-type="string">
            <text:p>02-87721010</text:p>
          </table:table-cell>
          <table:table-cell office:value-type="string">
            <text:p>207</text:p>
          </table:table-cell>
          <table:table-cell office:value-type="string">
            <text:p>info@miramargarden.com.tw</text:p>
          </table:table-cell>
          <table:table-cell office:value-type="string">
            <text:p>http://www.miramargarden.com.tw</text:p>
          </table:table-cell>
        </table:table-row>
        <table:table-row>
          <table:table-cell office:value-type="string">
            <text:p>2006-03-28</text:p>
          </table:table-cell>
          <table:table-cell office:value-type="string">
            <text:p>臺北市旅館300號</text:p>
          </table:table-cell>
          <table:table-cell office:value-type="string">
            <text:p>旅館</text:p>
          </table:table-cell>
          <table:table-cell office:value-type="string">
            <text:p/>
          </table:table-cell>
          <table:table-cell office:value-type="string">
            <text:p>否</text:p>
          </table:table-cell>
          <table:table-cell office:value-type="string">
            <text:p>皇家季節酒店1館</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南京西路326號1樓、2樓、3樓、4樓、5樓，及8樓、9樓</text:p>
          </table:table-cell>
          <table:table-cell office:value-type="string">
            <text:p>02-25554288</text:p>
          </table:table-cell>
          <table:table-cell office:value-type="string">
            <text:p>02-25556499</text:p>
          </table:table-cell>
          <table:table-cell office:value-type="string">
            <text:p>48</text:p>
          </table:table-cell>
          <table:table-cell office:value-type="string">
            <text:p>doo.tp.nw@royalseasons.com</text:p>
          </table:table-cell>
          <table:table-cell office:value-type="string">
            <text:p>http://www.taiwanseasonshotel.com</text:p>
          </table:table-cell>
        </table:table-row>
        <table:table-row>
          <table:table-cell office:value-type="string">
            <text:p>2006-03-09</text:p>
          </table:table-cell>
          <table:table-cell office:value-type="string">
            <text:p>臺北市旅館299號</text:p>
          </table:table-cell>
          <table:table-cell office:value-type="string">
            <text:p>旅館</text:p>
          </table:table-cell>
          <table:table-cell office:value-type="string">
            <text:p/>
          </table:table-cell>
          <table:table-cell office:value-type="string">
            <text:p>否</text:p>
          </table:table-cell>
          <table:table-cell office:value-type="string">
            <text:p>萬事達旅店(中華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中華路一段82號1-9樓</text:p>
          </table:table-cell>
          <table:table-cell office:value-type="string">
            <text:p>02-23820889</text:p>
          </table:table-cell>
          <table:table-cell office:value-type="string">
            <text:p>02-23820719</text:p>
          </table:table-cell>
          <table:table-cell office:value-type="string">
            <text:p>56</text:p>
          </table:table-cell>
          <table:table-cell office:value-type="string">
            <text:p>wonstarhotels@wonstar.com.tw</text:p>
          </table:table-cell>
          <table:table-cell office:value-type="string">
            <text:p>http://www.wonstar.com.tw</text:p>
          </table:table-cell>
        </table:table-row>
        <table:table-row>
          <table:table-cell office:value-type="string">
            <text:p>2006-02-10</text:p>
          </table:table-cell>
          <table:table-cell office:value-type="string">
            <text:p>臺北市旅館296號</text:p>
          </table:table-cell>
          <table:table-cell office:value-type="string">
            <text:p>旅館</text:p>
          </table:table-cell>
          <table:table-cell office:value-type="string">
            <text:p/>
          </table:table-cell>
          <table:table-cell office:value-type="string">
            <text:p>否</text:p>
          </table:table-cell>
          <table:table-cell office:value-type="string">
            <text:p>喜瑞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長安東路一段64號B1-10樓</text:p>
          </table:table-cell>
          <table:table-cell office:value-type="string">
            <text:p>02-25410077</text:p>
          </table:table-cell>
          <table:table-cell office:value-type="string">
            <text:p>02-25410021</text:p>
          </table:table-cell>
          <table:table-cell office:value-type="string">
            <text:p>61</text:p>
          </table:table-cell>
          <table:table-cell office:value-type="string">
            <text:p>ambience@taipeiinn.com.tw</text:p>
          </table:table-cell>
          <table:table-cell office:value-type="string">
            <text:p>http://www.ambiencehotel.com.tw</text:p>
          </table:table-cell>
        </table:table-row>
        <table:table-row>
          <table:table-cell office:value-type="string">
            <text:p>2005-11-28</text:p>
          </table:table-cell>
          <table:table-cell office:value-type="string">
            <text:p>臺北市旅館293號</text:p>
          </table:table-cell>
          <table:table-cell office:value-type="string">
            <text:p>旅館</text:p>
          </table:table-cell>
          <table:table-cell office:value-type="string">
            <text:p/>
          </table:table-cell>
          <table:table-cell office:value-type="string">
            <text:p>否</text:p>
          </table:table-cell>
          <table:table-cell office:value-type="string">
            <text:p>印石時尚旅館</text:p>
          </table:table-cell>
          <table:table-cell office:value-type="string">
            <text:p>臺北市</text:p>
          </table:table-cell>
          <table:table-cell office:value-type="string">
            <text:p>文山區</text:p>
          </table:table-cell>
          <table:table-cell office:value-type="string">
            <text:p>116</text:p>
          </table:table-cell>
          <table:table-cell office:value-type="string">
            <text:p>臺北市文山區秀明路二段15號</text:p>
          </table:table-cell>
          <table:table-cell office:value-type="string">
            <text:p>02-86617070</text:p>
          </table:table-cell>
          <table:table-cell office:value-type="string">
            <text:p>02-29375900</text:p>
          </table:table-cell>
          <table:table-cell office:value-type="string">
            <text:p>50</text:p>
          </table:table-cell>
          <table:table-cell office:value-type="string">
            <text:p>service31@rate-inn.com</text:p>
          </table:table-cell>
          <table:table-cell office:value-type="string">
            <text:p>http://gorates-hotel.com/web/summary/67</text:p>
          </table:table-cell>
        </table:table-row>
        <table:table-row>
          <table:table-cell office:value-type="string">
            <text:p>2005-10-25</text:p>
          </table:table-cell>
          <table:table-cell office:value-type="string">
            <text:p>臺北市旅館291號</text:p>
          </table:table-cell>
          <table:table-cell office:value-type="string">
            <text:p>旅館</text:p>
          </table:table-cell>
          <table:table-cell office:value-type="string">
            <text:p/>
          </table:table-cell>
          <table:table-cell office:value-type="string">
            <text:p>否</text:p>
          </table:table-cell>
          <table:table-cell office:value-type="string">
            <text:p>情覓汽車旅館 </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植福路189號2樓 </text:p>
          </table:table-cell>
          <table:table-cell office:value-type="string">
            <text:p>02-85020689</text:p>
          </table:table-cell>
          <table:table-cell office:value-type="string">
            <text:p>02-85020027</text:p>
          </table:table-cell>
          <table:table-cell office:value-type="string">
            <text:p>16</text:p>
          </table:table-cell>
          <table:table-cell office:value-type="string">
            <text:p>htj460625@gmail.com</text:p>
          </table:table-cell>
          <table:table-cell office:value-type="string">
            <text:p/>
          </table:table-cell>
        </table:table-row>
        <table:table-row>
          <table:table-cell office:value-type="string">
            <text:p>2005-09-30</text:p>
          </table:table-cell>
          <table:table-cell office:value-type="string">
            <text:p>臺北市旅館290號</text:p>
          </table:table-cell>
          <table:table-cell office:value-type="string">
            <text:p>旅館</text:p>
          </table:table-cell>
          <table:table-cell office:value-type="string">
            <text:p/>
          </table:table-cell>
          <table:table-cell office:value-type="string">
            <text:p>否</text:p>
          </table:table-cell>
          <table:table-cell office:value-type="string">
            <text:p>太平洋商旅</text:p>
          </table:table-cell>
          <table:table-cell office:value-type="string">
            <text:p>臺北市</text:p>
          </table:table-cell>
          <table:table-cell office:value-type="string">
            <text:p>信義區</text:p>
          </table:table-cell>
          <table:table-cell office:value-type="string">
            <text:p>110</text:p>
          </table:table-cell>
          <table:table-cell office:value-type="string">
            <text:p>臺北市信義區光復南路495號11樓之2及13,16,17,19樓</text:p>
          </table:table-cell>
          <table:table-cell office:value-type="string">
            <text:p>02-87808000</text:p>
          </table:table-cell>
          <table:table-cell office:value-type="string">
            <text:p>02-87805000</text:p>
          </table:table-cell>
          <table:table-cell office:value-type="string">
            <text:p>48</text:p>
          </table:table-cell>
          <table:table-cell office:value-type="string">
            <text:p>pbct.co@msa.hinet.net</text:p>
          </table:table-cell>
          <table:table-cell office:value-type="string">
            <text:p>http://www.businesscenter.com.tw/</text:p>
          </table:table-cell>
        </table:table-row>
        <table:table-row>
          <table:table-cell office:value-type="string">
            <text:p>2005-08-04</text:p>
          </table:table-cell>
          <table:table-cell office:value-type="string">
            <text:p>臺北市旅館286號</text:p>
          </table:table-cell>
          <table:table-cell office:value-type="string">
            <text:p>旅館</text:p>
          </table:table-cell>
          <table:table-cell office:value-type="string">
            <text:p/>
          </table:table-cell>
          <table:table-cell office:value-type="string">
            <text:p>否</text:p>
          </table:table-cell>
          <table:table-cell office:value-type="string">
            <text:p>高雅賓館</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和平東路三段139號及139號2樓至7樓、141號及141號2樓至5樓</text:p>
          </table:table-cell>
          <table:table-cell office:value-type="string">
            <text:p>02-27388947</text:p>
          </table:table-cell>
          <table:table-cell office:value-type="string">
            <text:p>02-27387799</text:p>
          </table:table-cell>
          <table:table-cell office:value-type="string">
            <text:p>30</text:p>
          </table:table-cell>
          <table:table-cell office:value-type="string">
            <text:p>elegance.tp.2018@gmail.com</text:p>
          </table:table-cell>
          <table:table-cell office:value-type="string">
            <text:p>http://www.elegance-taipei.com</text:p>
          </table:table-cell>
        </table:table-row>
        <table:table-row>
          <table:table-cell office:value-type="string">
            <text:p>2005-03-30</text:p>
          </table:table-cell>
          <table:table-cell office:value-type="string">
            <text:p>臺北市旅館278號</text:p>
          </table:table-cell>
          <table:table-cell office:value-type="string">
            <text:p>旅館</text:p>
          </table:table-cell>
          <table:table-cell office:value-type="string">
            <text:p/>
          </table:table-cell>
          <table:table-cell office:value-type="string">
            <text:p>否</text:p>
          </table:table-cell>
          <table:table-cell office:value-type="string">
            <text:p>芝山璞旅</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福國路106號1樓,2-6樓之1至7</text:p>
          </table:table-cell>
          <table:table-cell office:value-type="string">
            <text:p>02-28332323</text:p>
          </table:table-cell>
          <table:table-cell office:value-type="string">
            <text:p>02-28336565</text:p>
          </table:table-cell>
          <table:table-cell office:value-type="string">
            <text:p>41</text:p>
          </table:table-cell>
          <table:table-cell office:value-type="string">
            <text:p/>
          </table:table-cell>
          <table:table-cell office:value-type="string">
            <text:p/>
          </table:table-cell>
        </table:table-row>
        <table:table-row>
          <table:table-cell office:value-type="string">
            <text:p>2005-03-24</text:p>
          </table:table-cell>
          <table:table-cell office:value-type="string">
            <text:p>臺北市旅館277號</text:p>
          </table:table-cell>
          <table:table-cell office:value-type="string">
            <text:p>旅館</text:p>
          </table:table-cell>
          <table:table-cell office:value-type="string">
            <text:p/>
          </table:table-cell>
          <table:table-cell office:value-type="string">
            <text:p>否</text:p>
          </table:table-cell>
          <table:table-cell office:value-type="string">
            <text:p>城市商旅-台北南西館</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南京西路169號</text:p>
          </table:table-cell>
          <table:table-cell office:value-type="string">
            <text:p>02-25507722</text:p>
          </table:table-cell>
          <table:table-cell office:value-type="string">
            <text:p>02-25507733</text:p>
          </table:table-cell>
          <table:table-cell office:value-type="string">
            <text:p>80</text:p>
          </table:table-cell>
          <table:table-cell office:value-type="string">
            <text:p>reservation@citysuites.com.tw</text:p>
          </table:table-cell>
          <table:table-cell office:value-type="string">
            <text:p>http://www.hpw.com.tw/hotel/hotel.asp</text:p>
          </table:table-cell>
        </table:table-row>
        <table:table-row>
          <table:table-cell office:value-type="string">
            <text:p>2004-12-22</text:p>
          </table:table-cell>
          <table:table-cell office:value-type="string">
            <text:p>臺北市旅館271號</text:p>
          </table:table-cell>
          <table:table-cell office:value-type="string">
            <text:p>旅館</text:p>
          </table:table-cell>
          <table:table-cell office:value-type="string">
            <text:p/>
          </table:table-cell>
          <table:table-cell office:value-type="string">
            <text:p>否</text:p>
          </table:table-cell>
          <table:table-cell office:value-type="string">
            <text:p>貴族商務旅館</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忠誠路二段21巷10,12號1至6樓</text:p>
          </table:table-cell>
          <table:table-cell office:value-type="string">
            <text:p>02-28323388</text:p>
          </table:table-cell>
          <table:table-cell office:value-type="string">
            <text:p>02-28382667</text:p>
          </table:table-cell>
          <table:table-cell office:value-type="string">
            <text:p>49</text:p>
          </table:table-cell>
          <table:table-cell office:value-type="string">
            <text:p>noble.hotel88@gmail.com</text:p>
          </table:table-cell>
          <table:table-cell office:value-type="string">
            <text:p/>
          </table:table-cell>
        </table:table-row>
        <table:table-row>
          <table:table-cell office:value-type="string">
            <text:p>2004-08-26</text:p>
          </table:table-cell>
          <table:table-cell office:value-type="string">
            <text:p>臺北市旅館246號</text:p>
          </table:table-cell>
          <table:table-cell office:value-type="string">
            <text:p>旅館</text:p>
          </table:table-cell>
          <table:table-cell office:value-type="string">
            <text:p/>
          </table:table-cell>
          <table:table-cell office:value-type="string">
            <text:p>否</text:p>
          </table:table-cell>
          <table:table-cell office:value-type="string">
            <text:p>豪贊旅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昆明街34號2樓</text:p>
          </table:table-cell>
          <table:table-cell office:value-type="string">
            <text:p>02-23702199</text:p>
          </table:table-cell>
          <table:table-cell office:value-type="string">
            <text:p>02-23318638</text:p>
          </table:table-cell>
          <table:table-cell office:value-type="string">
            <text:p>14</text:p>
          </table:table-cell>
          <table:table-cell office:value-type="string">
            <text:p>honeyprince630@gmail.com</text:p>
          </table:table-cell>
          <table:table-cell office:value-type="string">
            <text:p/>
          </table:table-cell>
        </table:table-row>
        <table:table-row>
          <table:table-cell office:value-type="string">
            <text:p>2004-07-01</text:p>
          </table:table-cell>
          <table:table-cell office:value-type="string">
            <text:p>臺北市旅館174號</text:p>
          </table:table-cell>
          <table:table-cell office:value-type="string">
            <text:p>旅館</text:p>
          </table:table-cell>
          <table:table-cell office:value-type="string">
            <text:p/>
          </table:table-cell>
          <table:table-cell office:value-type="string">
            <text:p>否</text:p>
          </table:table-cell>
          <table:table-cell office:value-type="string">
            <text:p>旅居文旅中山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錦西街6號</text:p>
          </table:table-cell>
          <table:table-cell office:value-type="string">
            <text:p>02-25117111</text:p>
          </table:table-cell>
          <table:table-cell office:value-type="string">
            <text:p>02-25113000</text:p>
          </table:table-cell>
          <table:table-cell office:value-type="string">
            <text:p>70</text:p>
          </table:table-cell>
          <table:table-cell office:value-type="string">
            <text:p>zhongshan@hubhotel.com.tw</text:p>
          </table:table-cell>
          <table:table-cell office:value-type="string">
            <text:p>https://zhongshan.hubhotel.com.tw/</text:p>
          </table:table-cell>
        </table:table-row>
        <table:table-row>
          <table:table-cell office:value-type="string">
            <text:p>2004-09-14</text:p>
          </table:table-cell>
          <table:table-cell office:value-type="string">
            <text:p>臺北市旅館260號</text:p>
          </table:table-cell>
          <table:table-cell office:value-type="string">
            <text:p>旅館</text:p>
          </table:table-cell>
          <table:table-cell office:value-type="string">
            <text:p/>
          </table:table-cell>
          <table:table-cell office:value-type="string">
            <text:p>否</text:p>
          </table:table-cell>
          <table:table-cell office:value-type="string">
            <text:p>雅柏精緻旅館</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南京東路五段319、321、323、325、327、329、331號</text:p>
          </table:table-cell>
          <table:table-cell office:value-type="string">
            <text:p>02-27645858</text:p>
          </table:table-cell>
          <table:table-cell office:value-type="string">
            <text:p>02-37653030</text:p>
          </table:table-cell>
          <table:table-cell office:value-type="string">
            <text:p>36</text:p>
          </table:table-cell>
          <table:table-cell office:value-type="string">
            <text:p>alper.motel@gmail.com</text:p>
          </table:table-cell>
          <table:table-cell office:value-type="string">
            <text:p>http://www.alpermotel.com.tw</text:p>
          </table:table-cell>
        </table:table-row>
        <table:table-row>
          <table:table-cell office:value-type="string">
            <text:p>2004-06-10</text:p>
          </table:table-cell>
          <table:table-cell office:value-type="string">
            <text:p>臺北市旅館123號</text:p>
          </table:table-cell>
          <table:table-cell office:value-type="string">
            <text:p>旅館</text:p>
          </table:table-cell>
          <table:table-cell office:value-type="string">
            <text:p/>
          </table:table-cell>
          <table:table-cell office:value-type="string">
            <text:p>否</text:p>
          </table:table-cell>
          <table:table-cell office:value-type="string">
            <text:p>享住旅店 Just Live Inn</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漢口街一段4,6號2-4樓</text:p>
          </table:table-cell>
          <table:table-cell office:value-type="string">
            <text:p>02-23713151</text:p>
          </table:table-cell>
          <table:table-cell office:value-type="string">
            <text:p>02-23713800</text:p>
          </table:table-cell>
          <table:table-cell office:value-type="string">
            <text:p>18</text:p>
          </table:table-cell>
          <table:table-cell office:value-type="string">
            <text:p>miyiinn@ms77.hinet.net</text:p>
          </table:table-cell>
          <table:table-cell office:value-type="string">
            <text:p>http://www.miyihotel.com.tw</text:p>
          </table:table-cell>
        </table:table-row>
        <table:table-row>
          <table:table-cell office:value-type="string">
            <text:p>2004-06-17</text:p>
          </table:table-cell>
          <table:table-cell office:value-type="string">
            <text:p>臺北市旅館119號</text:p>
          </table:table-cell>
          <table:table-cell office:value-type="string">
            <text:p>旅館</text:p>
          </table:table-cell>
          <table:table-cell office:value-type="string">
            <text:p/>
          </table:table-cell>
          <table:table-cell office:value-type="string">
            <text:p>否</text:p>
          </table:table-cell>
          <table:table-cell office:value-type="string">
            <text:p>洛碁大飯店慶天閣</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二段181號7-9樓</text:p>
          </table:table-cell>
          <table:table-cell office:value-type="string">
            <text:p>02-25971281</text:p>
          </table:table-cell>
          <table:table-cell office:value-type="string">
            <text:p>02-25971288</text:p>
          </table:table-cell>
          <table:table-cell office:value-type="string">
            <text:p>24</text:p>
          </table:table-cell>
          <table:table-cell office:value-type="string">
            <text:p>sansuihotel@gmail.com</text:p>
          </table:table-cell>
          <table:table-cell office:value-type="string">
            <text:p/>
          </table:table-cell>
        </table:table-row>
        <table:table-row>
          <table:table-cell office:value-type="string">
            <text:p>2004-09-06</text:p>
          </table:table-cell>
          <table:table-cell office:value-type="string">
            <text:p>臺北市旅館257號</text:p>
          </table:table-cell>
          <table:table-cell office:value-type="string">
            <text:p>旅館</text:p>
          </table:table-cell>
          <table:table-cell office:value-type="string">
            <text:p/>
          </table:table-cell>
          <table:table-cell office:value-type="string">
            <text:p>否</text:p>
          </table:table-cell>
          <table:table-cell office:value-type="string">
            <text:p>鴨川旅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二段65巷2弄60號1-6樓 </text:p>
          </table:table-cell>
          <table:table-cell office:value-type="string">
            <text:p>02-25603965</text:p>
          </table:table-cell>
          <table:table-cell office:value-type="string">
            <text:p>02-25603972</text:p>
          </table:table-cell>
          <table:table-cell office:value-type="string">
            <text:p>20</text:p>
          </table:table-cell>
          <table:table-cell office:value-type="string">
            <text:p>yhotel25603965@gmail.com</text:p>
          </table:table-cell>
          <table:table-cell office:value-type="string">
            <text:p/>
          </table:table-cell>
        </table:table-row>
        <table:table-row>
          <table:table-cell office:value-type="string">
            <text:p>2004-09-11</text:p>
          </table:table-cell>
          <table:table-cell office:value-type="string">
            <text:p>臺北市旅館230號</text:p>
          </table:table-cell>
          <table:table-cell office:value-type="string">
            <text:p>旅館</text:p>
          </table:table-cell>
          <table:table-cell office:value-type="string">
            <text:p/>
          </table:table-cell>
          <table:table-cell office:value-type="string">
            <text:p>是</text:p>
          </table:table-cell>
          <table:table-cell office:value-type="string">
            <text:p>水美溫泉會館</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光明路224號</text:p>
          </table:table-cell>
          <table:table-cell office:value-type="string">
            <text:p>02-28983838</text:p>
          </table:table-cell>
          <table:table-cell office:value-type="string">
            <text:p>02-28984505</text:p>
          </table:table-cell>
          <table:table-cell office:value-type="string">
            <text:p>78</text:p>
          </table:table-cell>
          <table:table-cell office:value-type="string">
            <text:p>service.sweetme@msa.hinet.net</text:p>
          </table:table-cell>
          <table:table-cell office:value-type="string">
            <text:p>http://www.sweetme.com.tw</text:p>
          </table:table-cell>
        </table:table-row>
        <table:table-row>
          <table:table-cell office:value-type="string">
            <text:p>2004-07-01</text:p>
          </table:table-cell>
          <table:table-cell office:value-type="string">
            <text:p>臺北市旅館158號</text:p>
          </table:table-cell>
          <table:table-cell office:value-type="string">
            <text:p>旅館</text:p>
          </table:table-cell>
          <table:table-cell office:value-type="string">
            <text:p/>
          </table:table-cell>
          <table:table-cell office:value-type="string">
            <text:p>否</text:p>
          </table:table-cell>
          <table:table-cell office:value-type="string">
            <text:p>台北國際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南京東路一段66號3樓至10樓</text:p>
          </table:table-cell>
          <table:table-cell office:value-type="string">
            <text:p>02-66085999</text:p>
          </table:table-cell>
          <table:table-cell office:value-type="string">
            <text:p>02-66085777</text:p>
          </table:table-cell>
          <table:table-cell office:value-type="string">
            <text:p>85</text:p>
          </table:table-cell>
          <table:table-cell office:value-type="string">
            <text:p>hotel_tp@yahoo.com.tw</text:p>
          </table:table-cell>
          <table:table-cell office:value-type="string">
            <text:p>http://htl.hotel.com.tw</text:p>
          </table:table-cell>
        </table:table-row>
        <table:table-row>
          <table:table-cell office:value-type="string">
            <text:p>2004-05-14</text:p>
          </table:table-cell>
          <table:table-cell office:value-type="string">
            <text:p>臺北市旅館101號</text:p>
          </table:table-cell>
          <table:table-cell office:value-type="string">
            <text:p>旅館</text:p>
          </table:table-cell>
          <table:table-cell office:value-type="string">
            <text:p/>
          </table:table-cell>
          <table:table-cell office:value-type="string">
            <text:p>否</text:p>
          </table:table-cell>
          <table:table-cell office:value-type="string">
            <text:p>晶樺商務旅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園路一段168號10樓</text:p>
          </table:table-cell>
          <table:table-cell office:value-type="string">
            <text:p>02-23048788</text:p>
          </table:table-cell>
          <table:table-cell office:value-type="string">
            <text:p>02-23369141</text:p>
          </table:table-cell>
          <table:table-cell office:value-type="string">
            <text:p>10</text:p>
          </table:table-cell>
          <table:table-cell office:value-type="string">
            <text:p/>
          </table:table-cell>
          <table:table-cell office:value-type="string">
            <text:p/>
          </table:table-cell>
        </table:table-row>
        <table:table-row>
          <table:table-cell office:value-type="string">
            <text:p>2004-05-19</text:p>
          </table:table-cell>
          <table:table-cell office:value-type="string">
            <text:p>臺北市旅館104號</text:p>
          </table:table-cell>
          <table:table-cell office:value-type="string">
            <text:p>旅館</text:p>
          </table:table-cell>
          <table:table-cell office:value-type="string">
            <text:p/>
          </table:table-cell>
          <table:table-cell office:value-type="string">
            <text:p>否</text:p>
          </table:table-cell>
          <table:table-cell office:value-type="string">
            <text:p>台北商旅慶城館</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慶城街12號</text:p>
          </table:table-cell>
          <table:table-cell office:value-type="string">
            <text:p>02-87127589</text:p>
          </table:table-cell>
          <table:table-cell office:value-type="string">
            <text:p>02-87127599</text:p>
          </table:table-cell>
          <table:table-cell office:value-type="string">
            <text:p>84</text:p>
          </table:table-cell>
          <table:table-cell office:value-type="string">
            <text:p>admin.cc@suitetpe.com</text:p>
          </table:table-cell>
          <table:table-cell office:value-type="string">
            <text:p>http://www.suitetpe.com</text:p>
          </table:table-cell>
        </table:table-row>
        <table:table-row>
          <table:table-cell office:value-type="string">
            <text:p>2004-07-16</text:p>
          </table:table-cell>
          <table:table-cell office:value-type="string">
            <text:p>臺北市旅館189號</text:p>
          </table:table-cell>
          <table:table-cell office:value-type="string">
            <text:p>旅館</text:p>
          </table:table-cell>
          <table:table-cell office:value-type="string">
            <text:p/>
          </table:table-cell>
          <table:table-cell office:value-type="string">
            <text:p>否</text:p>
          </table:table-cell>
          <table:table-cell office:value-type="string">
            <text:p>華大HOTEL</text:p>
          </table:table-cell>
          <table:table-cell office:value-type="string">
            <text:p>臺北市</text:p>
          </table:table-cell>
          <table:table-cell office:value-type="string">
            <text:p>信義區</text:p>
          </table:table-cell>
          <table:table-cell office:value-type="string">
            <text:p>110</text:p>
          </table:table-cell>
          <table:table-cell office:value-type="string">
            <text:p>臺北市信義區永吉路30巷150號1-7樓</text:p>
          </table:table-cell>
          <table:table-cell office:value-type="string">
            <text:p>02-27635313</text:p>
          </table:table-cell>
          <table:table-cell office:value-type="string">
            <text:p>02-27603153</text:p>
          </table:table-cell>
          <table:table-cell office:value-type="string">
            <text:p>24</text:p>
          </table:table-cell>
          <table:table-cell office:value-type="string">
            <text:p>huada.hotel@msa.hinet.net</text:p>
          </table:table-cell>
          <table:table-cell office:value-type="string">
            <text:p/>
          </table:table-cell>
        </table:table-row>
        <table:table-row>
          <table:table-cell office:value-type="string">
            <text:p>2004-07-14</text:p>
          </table:table-cell>
          <table:table-cell office:value-type="string">
            <text:p>臺北市旅館208號</text:p>
          </table:table-cell>
          <table:table-cell office:value-type="string">
            <text:p>旅館</text:p>
          </table:table-cell>
          <table:table-cell office:value-type="string">
            <text:p/>
          </table:table-cell>
          <table:table-cell office:value-type="string">
            <text:p>否</text:p>
          </table:table-cell>
          <table:table-cell office:value-type="string">
            <text:p>台北馥敦飯店</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復興北路315號1-7樓</text:p>
          </table:table-cell>
          <table:table-cell office:value-type="string">
            <text:p>02-27138181</text:p>
          </table:table-cell>
          <table:table-cell office:value-type="string">
            <text:p>02-27136399</text:p>
          </table:table-cell>
          <table:table-cell office:value-type="string">
            <text:p>71</text:p>
          </table:table-cell>
          <table:table-cell office:value-type="string">
            <text:p>service@taipeifullerton.com.tw</text:p>
          </table:table-cell>
          <table:table-cell office:value-type="string">
            <text:p>http://www.taipeifullerton.com.tw/north/</text:p>
          </table:table-cell>
        </table:table-row>
        <table:table-row>
          <table:table-cell office:value-type="string">
            <text:p>2004-03-16</text:p>
          </table:table-cell>
          <table:table-cell office:value-type="string">
            <text:p>臺北市旅館059號</text:p>
          </table:table-cell>
          <table:table-cell office:value-type="string">
            <text:p>旅館</text:p>
          </table:table-cell>
          <table:table-cell office:value-type="string">
            <text:p/>
          </table:table-cell>
          <table:table-cell office:value-type="string">
            <text:p>否</text:p>
          </table:table-cell>
          <table:table-cell office:value-type="string">
            <text:p>薇閣旅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錦州街27、29號,31號2-4樓</text:p>
          </table:table-cell>
          <table:table-cell office:value-type="string">
            <text:p>02-25318000</text:p>
          </table:table-cell>
          <table:table-cell office:value-type="string">
            <text:p>02-25614170</text:p>
          </table:table-cell>
          <table:table-cell office:value-type="string">
            <text:p>87</text:p>
          </table:table-cell>
          <table:table-cell office:value-type="string">
            <text:p>service.ls@we-go.com.tw</text:p>
          </table:table-cell>
          <table:table-cell office:value-type="string">
            <text:p/>
          </table:table-cell>
        </table:table-row>
        <table:table-row>
          <table:table-cell office:value-type="string">
            <text:p>2006-12-20</text:p>
          </table:table-cell>
          <table:table-cell office:value-type="string">
            <text:p>臺北市旅館307號</text:p>
          </table:table-cell>
          <table:table-cell office:value-type="string">
            <text:p>旅館</text:p>
          </table:table-cell>
          <table:table-cell office:value-type="string">
            <text:p/>
          </table:table-cell>
          <table:table-cell office:value-type="string">
            <text:p>否</text:p>
          </table:table-cell>
          <table:table-cell office:value-type="string">
            <text:p>太豪大飯店</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興安街137號1-6樓</text:p>
          </table:table-cell>
          <table:table-cell office:value-type="string">
            <text:p>02-27195152</text:p>
          </table:table-cell>
          <table:table-cell office:value-type="string">
            <text:p>02-27195156</text:p>
          </table:table-cell>
          <table:table-cell office:value-type="string">
            <text:p>38</text:p>
          </table:table-cell>
          <table:table-cell office:value-type="string">
            <text:p>th@city-hotel.com.tw</text:p>
          </table:table-cell>
          <table:table-cell office:value-type="string">
            <text:p>http://www.city-hotel.com.tw</text:p>
          </table:table-cell>
        </table:table-row>
        <table:table-row>
          <table:table-cell office:value-type="string">
            <text:p>2005-11-21</text:p>
          </table:table-cell>
          <table:table-cell office:value-type="string">
            <text:p>臺北市旅館210號</text:p>
          </table:table-cell>
          <table:table-cell office:value-type="string">
            <text:p>旅館</text:p>
          </table:table-cell>
          <table:table-cell office:value-type="string">
            <text:p/>
          </table:table-cell>
          <table:table-cell office:value-type="string">
            <text:p>是</text:p>
          </table:table-cell>
          <table:table-cell office:value-type="string">
            <text:p>美代溫泉飯店</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光明路281號1-3樓</text:p>
          </table:table-cell>
          <table:table-cell office:value-type="string">
            <text:p>02-28912174</text:p>
          </table:table-cell>
          <table:table-cell office:value-type="string">
            <text:p>02-28986768</text:p>
          </table:table-cell>
          <table:table-cell office:value-type="string">
            <text:p>20</text:p>
          </table:table-cell>
          <table:table-cell office:value-type="string">
            <text:p>beautyagehotel@gmail.com</text:p>
          </table:table-cell>
          <table:table-cell office:value-type="string">
            <text:p>https://www.beautyagespringhotel.com.tw/</text:p>
          </table:table-cell>
        </table:table-row>
        <table:table-row>
          <table:table-cell office:value-type="string">
            <text:p>2004-03-26</text:p>
          </table:table-cell>
          <table:table-cell office:value-type="string">
            <text:p>臺北市旅館700號</text:p>
          </table:table-cell>
          <table:table-cell office:value-type="string">
            <text:p>旅館</text:p>
          </table:table-cell>
          <table:table-cell office:value-type="string">
            <text:p/>
          </table:table-cell>
          <table:table-cell office:value-type="string">
            <text:p>否</text:p>
          </table:table-cell>
          <table:table-cell office:value-type="string">
            <text:p>洛碁三貝茲</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八德路四段16號1-7樓</text:p>
          </table:table-cell>
          <table:table-cell office:value-type="string">
            <text:p>02-27630555</text:p>
          </table:table-cell>
          <table:table-cell office:value-type="string">
            <text:p>02-27657092</text:p>
          </table:table-cell>
          <table:table-cell office:value-type="string">
            <text:p>54</text:p>
          </table:table-cell>
          <table:table-cell office:value-type="string">
            <text:p>triplebeds@gwh.global</text:p>
          </table:table-cell>
          <table:table-cell office:value-type="string">
            <text:p>http://triplebeds.greenworldhotels.com</text:p>
          </table:table-cell>
        </table:table-row>
        <table:table-row>
          <table:table-cell office:value-type="string">
            <text:p>2004-07-01</text:p>
          </table:table-cell>
          <table:table-cell office:value-type="string">
            <text:p>臺北市旅館159號</text:p>
          </table:table-cell>
          <table:table-cell office:value-type="string">
            <text:p>旅館</text:p>
          </table:table-cell>
          <table:table-cell office:value-type="string">
            <text:p/>
          </table:table-cell>
          <table:table-cell office:value-type="string">
            <text:p>否</text:p>
          </table:table-cell>
          <table:table-cell office:value-type="string">
            <text:p>長榮桂冠酒店 (台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松江路63號</text:p>
          </table:table-cell>
          <table:table-cell office:value-type="string">
            <text:p>02-25019988</text:p>
          </table:table-cell>
          <table:table-cell office:value-type="string">
            <text:p>02-25019966</text:p>
          </table:table-cell>
          <table:table-cell office:value-type="string">
            <text:p>95</text:p>
          </table:table-cell>
          <table:table-cell office:value-type="string">
            <text:p>elhtpe@evergreen-hotels.com</text:p>
          </table:table-cell>
          <table:table-cell office:value-type="string">
            <text:p>http://www.evergreen-hotels.com/branch/taipei</text:p>
          </table:table-cell>
        </table:table-row>
        <table:table-row>
          <table:table-cell office:value-type="string">
            <text:p>2004-09-15</text:p>
          </table:table-cell>
          <table:table-cell office:value-type="string">
            <text:p>臺北市旅館264號</text:p>
          </table:table-cell>
          <table:table-cell office:value-type="string">
            <text:p>旅館</text:p>
          </table:table-cell>
          <table:table-cell office:value-type="string">
            <text:p/>
          </table:table-cell>
          <table:table-cell office:value-type="string">
            <text:p>否</text:p>
          </table:table-cell>
          <table:table-cell office:value-type="string">
            <text:p>函舍旅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成都路68號4-5樓</text:p>
          </table:table-cell>
          <table:table-cell office:value-type="string">
            <text:p>02-23718812</text:p>
          </table:table-cell>
          <table:table-cell office:value-type="string">
            <text:p>02-23895151</text:p>
          </table:table-cell>
          <table:table-cell office:value-type="string">
            <text:p>19</text:p>
          </table:table-cell>
          <table:table-cell office:value-type="string">
            <text:p>hshotel88@gmail.com</text:p>
          </table:table-cell>
          <table:table-cell office:value-type="string">
            <text:p/>
          </table:table-cell>
        </table:table-row>
        <table:table-row>
          <table:table-cell office:value-type="string">
            <text:p>2003-12-03</text:p>
          </table:table-cell>
          <table:table-cell office:value-type="string">
            <text:p>臺北市旅館007號</text:p>
          </table:table-cell>
          <table:table-cell office:value-type="string">
            <text:p>旅館</text:p>
          </table:table-cell>
          <table:table-cell office:value-type="string">
            <text:p/>
          </table:table-cell>
          <table:table-cell office:value-type="string">
            <text:p>否</text:p>
          </table:table-cell>
          <table:table-cell office:value-type="string">
            <text:p>大來商旅</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長春路432號1-7樓</text:p>
          </table:table-cell>
          <table:table-cell office:value-type="string">
            <text:p>02-27160011</text:p>
          </table:table-cell>
          <table:table-cell office:value-type="string">
            <text:p>02-27160930</text:p>
          </table:table-cell>
          <table:table-cell office:value-type="string">
            <text:p>62</text:p>
          </table:table-cell>
          <table:table-cell office:value-type="string">
            <text:p>delight.hotel@msa.hinet.net</text:p>
          </table:table-cell>
          <table:table-cell office:value-type="string">
            <text:p>http://www.delighthotel.com.tw</text:p>
          </table:table-cell>
        </table:table-row>
        <table:table-row>
          <table:table-cell office:value-type="string">
            <text:p>2004-08-20</text:p>
          </table:table-cell>
          <table:table-cell office:value-type="string">
            <text:p>臺北市旅館242號</text:p>
          </table:table-cell>
          <table:table-cell office:value-type="string">
            <text:p>旅館</text:p>
          </table:table-cell>
          <table:table-cell office:value-type="string">
            <text:p/>
          </table:table-cell>
          <table:table-cell office:value-type="string">
            <text:p>否</text:p>
          </table:table-cell>
          <table:table-cell office:value-type="string">
            <text:p>新仕商務旅店　　</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民生西路8號及附2-12樓</text:p>
          </table:table-cell>
          <table:table-cell office:value-type="string">
            <text:p>02-25627466</text:p>
          </table:table-cell>
          <table:table-cell office:value-type="string">
            <text:p>02-25421477</text:p>
          </table:table-cell>
          <table:table-cell office:value-type="string">
            <text:p>44</text:p>
          </table:table-cell>
          <table:table-cell office:value-type="string">
            <text:p>shinshihhotelnew@gmail.com</text:p>
          </table:table-cell>
          <table:table-cell office:value-type="string">
            <text:p>http://www.shin-shih.com.tw/</text:p>
          </table:table-cell>
        </table:table-row>
        <table:table-row>
          <table:table-cell office:value-type="string">
            <text:p>2005-03-10</text:p>
          </table:table-cell>
          <table:table-cell office:value-type="string">
            <text:p>臺北市旅館089號</text:p>
          </table:table-cell>
          <table:table-cell office:value-type="string">
            <text:p>旅館</text:p>
          </table:table-cell>
          <table:table-cell office:value-type="string">
            <text:p/>
          </table:table-cell>
          <table:table-cell office:value-type="string">
            <text:p>否</text:p>
          </table:table-cell>
          <table:table-cell office:value-type="string">
            <text:p>蒲園飯店</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八德路四段176號地下2樓、地下1樓、1樓、3樓至5樓、7樓</text:p>
          </table:table-cell>
          <table:table-cell office:value-type="string">
            <text:p>02-27530772</text:p>
          </table:table-cell>
          <table:table-cell office:value-type="string">
            <text:p>02-27673179</text:p>
          </table:table-cell>
          <table:table-cell office:value-type="string">
            <text:p>32</text:p>
          </table:table-cell>
          <table:table-cell office:value-type="string">
            <text:p>goldengardenhotel@gmail.com</text:p>
          </table:table-cell>
          <table:table-cell office:value-type="string">
            <text:p>http://www.garden-hotel.com.tw</text:p>
          </table:table-cell>
        </table:table-row>
        <table:table-row>
          <table:table-cell office:value-type="string">
            <text:p>2003-12-05</text:p>
          </table:table-cell>
          <table:table-cell office:value-type="string">
            <text:p>臺北市旅館010號</text:p>
          </table:table-cell>
          <table:table-cell office:value-type="string">
            <text:p>旅館</text:p>
          </table:table-cell>
          <table:table-cell office:value-type="string">
            <text:p/>
          </table:table-cell>
          <table:table-cell office:value-type="string">
            <text:p>否</text:p>
          </table:table-cell>
          <table:table-cell office:value-type="string">
            <text:p>和怡商務旅館</text:p>
          </table:table-cell>
          <table:table-cell office:value-type="string">
            <text:p>臺北市</text:p>
          </table:table-cell>
          <table:table-cell office:value-type="string">
            <text:p>南港區</text:p>
          </table:table-cell>
          <table:table-cell office:value-type="string">
            <text:p>115</text:p>
          </table:table-cell>
          <table:table-cell office:value-type="string">
            <text:p>臺北市南港區重陽路122號</text:p>
          </table:table-cell>
          <table:table-cell office:value-type="string">
            <text:p>02-27890505</text:p>
          </table:table-cell>
          <table:table-cell office:value-type="string">
            <text:p>02-27891513</text:p>
          </table:table-cell>
          <table:table-cell office:value-type="string">
            <text:p>43</text:p>
          </table:table-cell>
          <table:table-cell office:value-type="string">
            <text:p>kofhotel@gmail.com</text:p>
          </table:table-cell>
          <table:table-cell office:value-type="string">
            <text:p>http://www.kofhotel.com</text:p>
          </table:table-cell>
        </table:table-row>
        <table:table-row>
          <table:table-cell office:value-type="string">
            <text:p>2004-06-10</text:p>
          </table:table-cell>
          <table:table-cell office:value-type="string">
            <text:p>臺北市旅館137號</text:p>
          </table:table-cell>
          <table:table-cell office:value-type="string">
            <text:p>旅館</text:p>
          </table:table-cell>
          <table:table-cell office:value-type="string">
            <text:p/>
          </table:table-cell>
          <table:table-cell office:value-type="string">
            <text:p>否</text:p>
          </table:table-cell>
          <table:table-cell office:value-type="string">
            <text:p>柯達大飯店台北二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二段139號</text:p>
          </table:table-cell>
          <table:table-cell office:value-type="string">
            <text:p>02-25255555</text:p>
          </table:table-cell>
          <table:table-cell office:value-type="string">
            <text:p>02-25716666</text:p>
          </table:table-cell>
          <table:table-cell office:value-type="string">
            <text:p>87</text:p>
          </table:table-cell>
          <table:table-cell office:value-type="string">
            <text:p>taipei2@khotels.com.tw</text:p>
          </table:table-cell>
          <table:table-cell office:value-type="string">
            <text:p>http://taipei2.khotels.com.tw/zh-TW/</text:p>
          </table:table-cell>
        </table:table-row>
        <table:table-row>
          <table:table-cell office:value-type="string">
            <text:p>2004-03-16</text:p>
          </table:table-cell>
          <table:table-cell office:value-type="string">
            <text:p>臺北市旅館066號</text:p>
          </table:table-cell>
          <table:table-cell office:value-type="string">
            <text:p>旅館</text:p>
          </table:table-cell>
          <table:table-cell office:value-type="string">
            <text:p/>
          </table:table-cell>
          <table:table-cell office:value-type="string">
            <text:p>否</text:p>
          </table:table-cell>
          <table:table-cell office:value-type="string">
            <text:p>台北商旅（大安館）</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大安路一段135號</text:p>
          </table:table-cell>
          <table:table-cell office:value-type="string">
            <text:p>02-77119933</text:p>
          </table:table-cell>
          <table:table-cell office:value-type="string">
            <text:p>02-87733788</text:p>
          </table:table-cell>
          <table:table-cell office:value-type="string">
            <text:p>42</text:p>
          </table:table-cell>
          <table:table-cell office:value-type="string">
            <text:p>admin.da@suitetpe.com</text:p>
          </table:table-cell>
          <table:table-cell office:value-type="string">
            <text:p>http://www.suitetpe.com</text:p>
          </table:table-cell>
        </table:table-row>
        <table:table-row>
          <table:table-cell office:value-type="string">
            <text:p>2004-08-20</text:p>
          </table:table-cell>
          <table:table-cell office:value-type="string">
            <text:p>臺北市旅館240號</text:p>
          </table:table-cell>
          <table:table-cell office:value-type="string">
            <text:p>旅館</text:p>
          </table:table-cell>
          <table:table-cell office:value-type="string">
            <text:p/>
          </table:table-cell>
          <table:table-cell office:value-type="string">
            <text:p>否</text:p>
          </table:table-cell>
          <table:table-cell office:value-type="string">
            <text:p>星美飯店</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前港街38-1、38-2</text:p>
          </table:table-cell>
          <table:table-cell office:value-type="string">
            <text:p>02-28828080</text:p>
          </table:table-cell>
          <table:table-cell office:value-type="string">
            <text:p>02-28810928</text:p>
          </table:table-cell>
          <table:table-cell office:value-type="string">
            <text:p>48</text:p>
          </table:table-cell>
          <table:table-cell office:value-type="string">
            <text:p>starbeauty@beautyhotels.com.tw</text:p>
          </table:table-cell>
          <table:table-cell office:value-type="string">
            <text:p/>
          </table:table-cell>
        </table:table-row>
        <table:table-row>
          <table:table-cell office:value-type="string">
            <text:p>2004-09-02</text:p>
          </table:table-cell>
          <table:table-cell office:value-type="string">
            <text:p>臺北市旅館253號</text:p>
          </table:table-cell>
          <table:table-cell office:value-type="string">
            <text:p>旅館</text:p>
          </table:table-cell>
          <table:table-cell office:value-type="string">
            <text:p/>
          </table:table-cell>
          <table:table-cell office:value-type="string">
            <text:p>否</text:p>
          </table:table-cell>
          <table:table-cell office:value-type="string">
            <text:p>大新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長春路246號11-12樓</text:p>
          </table:table-cell>
          <table:table-cell office:value-type="string">
            <text:p>02-25068866</text:p>
          </table:table-cell>
          <table:table-cell office:value-type="string">
            <text:p>02-25069995</text:p>
          </table:table-cell>
          <table:table-cell office:value-type="string">
            <text:p>11</text:p>
          </table:table-cell>
          <table:table-cell office:value-type="string">
            <text:p>meabow246@gmail.com</text:p>
          </table:table-cell>
          <table:table-cell office:value-type="string">
            <text:p/>
          </table:table-cell>
        </table:table-row>
        <table:table-row>
          <table:table-cell office:value-type="string">
            <text:p>2004-08-30</text:p>
          </table:table-cell>
          <table:table-cell office:value-type="string">
            <text:p>臺北市旅館247號</text:p>
          </table:table-cell>
          <table:table-cell office:value-type="string">
            <text:p>旅館</text:p>
          </table:table-cell>
          <table:table-cell office:value-type="string">
            <text:p/>
          </table:table-cell>
          <table:table-cell office:value-type="string">
            <text:p>否</text:p>
          </table:table-cell>
          <table:table-cell office:value-type="string">
            <text:p>新月商旅</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新生北路一段122號1-7樓</text:p>
          </table:table-cell>
          <table:table-cell office:value-type="string">
            <text:p>02-25213301</text:p>
          </table:table-cell>
          <table:table-cell office:value-type="string">
            <text:p>02-25213309</text:p>
          </table:table-cell>
          <table:table-cell office:value-type="string">
            <text:p>42</text:p>
          </table:table-cell>
          <table:table-cell office:value-type="string">
            <text:p>reservation@moonhotel.com.tw</text:p>
          </table:table-cell>
          <table:table-cell office:value-type="string">
            <text:p/>
          </table:table-cell>
        </table:table-row>
        <table:table-row>
          <table:table-cell office:value-type="string">
            <text:p>2003-12-09</text:p>
          </table:table-cell>
          <table:table-cell office:value-type="string">
            <text:p>臺北市旅館016號</text:p>
          </table:table-cell>
          <table:table-cell office:value-type="string">
            <text:p>旅館</text:p>
          </table:table-cell>
          <table:table-cell office:value-type="string">
            <text:p/>
          </table:table-cell>
          <table:table-cell office:value-type="string">
            <text:p>否</text:p>
          </table:table-cell>
          <table:table-cell office:value-type="string">
            <text:p>新凱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新生北路3段76之1號1至10樓</text:p>
          </table:table-cell>
          <table:table-cell office:value-type="string">
            <text:p>02-25855000</text:p>
          </table:table-cell>
          <table:table-cell office:value-type="string">
            <text:p>02-25957722</text:p>
          </table:table-cell>
          <table:table-cell office:value-type="string">
            <text:p>42</text:p>
          </table:table-cell>
          <table:table-cell office:value-type="string">
            <text:p>silkenhotel@gmail.com</text:p>
          </table:table-cell>
          <table:table-cell office:value-type="string">
            <text:p/>
          </table:table-cell>
        </table:table-row>
        <table:table-row>
          <table:table-cell office:value-type="string">
            <text:p>2004-07-20</text:p>
          </table:table-cell>
          <table:table-cell office:value-type="string">
            <text:p>臺北市旅館216號</text:p>
          </table:table-cell>
          <table:table-cell office:value-type="string">
            <text:p>旅館</text:p>
          </table:table-cell>
          <table:table-cell office:value-type="string">
            <text:p/>
          </table:table-cell>
          <table:table-cell office:value-type="string">
            <text:p>否</text:p>
          </table:table-cell>
          <table:table-cell office:value-type="string">
            <text:p>葫蘆商旅</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重慶北路四段202號1-4樓、204號1樓</text:p>
          </table:table-cell>
          <table:table-cell office:value-type="string">
            <text:p>02-28119395</text:p>
          </table:table-cell>
          <table:table-cell office:value-type="string">
            <text:p>02-28119397</text:p>
          </table:table-cell>
          <table:table-cell office:value-type="string">
            <text:p>19</text:p>
          </table:table-cell>
          <table:table-cell office:value-type="string">
            <text:p>huluhotel@gmail.com</text:p>
          </table:table-cell>
          <table:table-cell office:value-type="string">
            <text:p>http://www.huluhotel111.com/</text:p>
          </table:table-cell>
        </table:table-row>
        <table:table-row>
          <table:table-cell office:value-type="string">
            <text:p>2004-05-10</text:p>
          </table:table-cell>
          <table:table-cell office:value-type="string">
            <text:p>臺北市旅館103號</text:p>
          </table:table-cell>
          <table:table-cell office:value-type="string">
            <text:p>旅館</text:p>
          </table:table-cell>
          <table:table-cell office:value-type="string">
            <text:p/>
          </table:table-cell>
          <table:table-cell office:value-type="string">
            <text:p>否</text:p>
          </table:table-cell>
          <table:table-cell office:value-type="string">
            <text:p>乃晶旅社</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園路一段168號12樓</text:p>
          </table:table-cell>
          <table:table-cell office:value-type="string">
            <text:p>02-23043795</text:p>
          </table:table-cell>
          <table:table-cell office:value-type="string">
            <text:p>02-23369141</text:p>
          </table:table-cell>
          <table:table-cell office:value-type="string">
            <text:p>10</text:p>
          </table:table-cell>
          <table:table-cell office:value-type="string">
            <text:p>spanishin@gmail.com</text:p>
          </table:table-cell>
          <table:table-cell office:value-type="string">
            <text:p/>
          </table:table-cell>
        </table:table-row>
        <table:table-row>
          <table:table-cell office:value-type="string">
            <text:p>2004-07-20</text:p>
          </table:table-cell>
          <table:table-cell office:value-type="string">
            <text:p>臺北市旅館218號</text:p>
          </table:table-cell>
          <table:table-cell office:value-type="string">
            <text:p>旅館</text:p>
          </table:table-cell>
          <table:table-cell office:value-type="string">
            <text:p/>
          </table:table-cell>
          <table:table-cell office:value-type="string">
            <text:p>否</text:p>
          </table:table-cell>
          <table:table-cell office:value-type="string">
            <text:p>上華旅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雙城街5號2樓至6樓</text:p>
          </table:table-cell>
          <table:table-cell office:value-type="string">
            <text:p>02-25911190</text:p>
          </table:table-cell>
          <table:table-cell office:value-type="string">
            <text:p>02-25912199</text:p>
          </table:table-cell>
          <table:table-cell office:value-type="string">
            <text:p>40</text:p>
          </table:table-cell>
          <table:table-cell office:value-type="string">
            <text:p>goodlife2591@yahoo.com.tw</text:p>
          </table:table-cell>
          <table:table-cell office:value-type="string">
            <text:p>http://www.goodlife-hotel.com.tw</text:p>
          </table:table-cell>
        </table:table-row>
        <table:table-row>
          <table:table-cell office:value-type="string">
            <text:p>2004-04-07</text:p>
          </table:table-cell>
          <table:table-cell office:value-type="string">
            <text:p>臺北市旅館063號</text:p>
          </table:table-cell>
          <table:table-cell office:value-type="string">
            <text:p>旅館</text:p>
          </table:table-cell>
          <table:table-cell office:value-type="string">
            <text:p/>
          </table:table-cell>
          <table:table-cell office:value-type="string">
            <text:p>否</text:p>
          </table:table-cell>
          <table:table-cell office:value-type="string">
            <text:p>京都商務旅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長春路38號3-10樓  </text:p>
          </table:table-cell>
          <table:table-cell office:value-type="string">
            <text:p>02-25673366</text:p>
          </table:table-cell>
          <table:table-cell office:value-type="string">
            <text:p>02-25317490</text:p>
          </table:table-cell>
          <table:table-cell office:value-type="string">
            <text:p>40</text:p>
          </table:table-cell>
          <table:table-cell office:value-type="string">
            <text:p>kyoto.hotel@msa.hinet.net</text:p>
          </table:table-cell>
          <table:table-cell office:value-type="string">
            <text:p/>
          </table:table-cell>
        </table:table-row>
        <table:table-row>
          <table:table-cell office:value-type="string">
            <text:p>2004-08-06</text:p>
          </table:table-cell>
          <table:table-cell office:value-type="string">
            <text:p>臺北市旅館227號</text:p>
          </table:table-cell>
          <table:table-cell office:value-type="string">
            <text:p>旅館</text:p>
          </table:table-cell>
          <table:table-cell office:value-type="string">
            <text:p/>
          </table:table-cell>
          <table:table-cell office:value-type="string">
            <text:p>否</text:p>
          </table:table-cell>
          <table:table-cell office:value-type="string">
            <text:p>美上美旅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園路一段168號11樓</text:p>
          </table:table-cell>
          <table:table-cell office:value-type="string">
            <text:p>02-23088105</text:p>
          </table:table-cell>
          <table:table-cell office:value-type="string">
            <text:p>02-23088107</text:p>
          </table:table-cell>
          <table:table-cell office:value-type="string">
            <text:p>9</text:p>
          </table:table-cell>
          <table:table-cell office:value-type="string">
            <text:p>WenWen813813@gmail.com</text:p>
          </table:table-cell>
          <table:table-cell office:value-type="string">
            <text:p/>
          </table:table-cell>
        </table:table-row>
        <table:table-row>
          <table:table-cell office:value-type="string">
            <text:p>2004-05-10</text:p>
          </table:table-cell>
          <table:table-cell office:value-type="string">
            <text:p>臺北市旅館099號</text:p>
          </table:table-cell>
          <table:table-cell office:value-type="string">
            <text:p>旅館</text:p>
          </table:table-cell>
          <table:table-cell office:value-type="string">
            <text:p/>
          </table:table-cell>
          <table:table-cell office:value-type="string">
            <text:p>否</text:p>
          </table:table-cell>
          <table:table-cell office:value-type="string">
            <text:p>雲沐行旅</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忠孝東路四段197號13樓及13樓之4、5、6、7、8、9</text:p>
          </table:table-cell>
          <table:table-cell office:value-type="string">
            <text:p>02-27735177</text:p>
          </table:table-cell>
          <table:table-cell office:value-type="string">
            <text:p>02-27727569</text:p>
          </table:table-cell>
          <table:table-cell office:value-type="string">
            <text:p>42</text:p>
          </table:table-cell>
          <table:table-cell office:value-type="string">
            <text:p>twcloud77@gmail.com</text:p>
          </table:table-cell>
          <table:table-cell office:value-type="string">
            <text:p>https://www.hotelcloud.com.tw/tc/arena/</text:p>
          </table:table-cell>
        </table:table-row>
        <table:table-row>
          <table:table-cell office:value-type="string">
            <text:p>2004-03-25</text:p>
          </table:table-cell>
          <table:table-cell office:value-type="string">
            <text:p>臺北市旅館054號</text:p>
          </table:table-cell>
          <table:table-cell office:value-type="string">
            <text:p>旅館</text:p>
          </table:table-cell>
          <table:table-cell office:value-type="string">
            <text:p/>
          </table:table-cell>
          <table:table-cell office:value-type="string">
            <text:p>否</text:p>
          </table:table-cell>
          <table:table-cell office:value-type="string">
            <text:p>旅居文旅-松山驛站</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八德路四段626號3樓</text:p>
          </table:table-cell>
          <table:table-cell office:value-type="string">
            <text:p>02-27635889</text:p>
          </table:table-cell>
          <table:table-cell office:value-type="string">
            <text:p>02-27686656</text:p>
          </table:table-cell>
          <table:table-cell office:value-type="string">
            <text:p>18</text:p>
          </table:table-cell>
          <table:table-cell office:value-type="string">
            <text:p>meets.happy@msa.hinet.net</text:p>
          </table:table-cell>
          <table:table-cell office:value-type="string">
            <text:p/>
          </table:table-cell>
        </table:table-row>
        <table:table-row>
          <table:table-cell office:value-type="string">
            <text:p>2006-02-21</text:p>
          </table:table-cell>
          <table:table-cell office:value-type="string">
            <text:p>臺北市旅館297號</text:p>
          </table:table-cell>
          <table:table-cell office:value-type="string">
            <text:p>旅館</text:p>
          </table:table-cell>
          <table:table-cell office:value-type="string">
            <text:p/>
          </table:table-cell>
          <table:table-cell office:value-type="string">
            <text:p>否</text:p>
          </table:table-cell>
          <table:table-cell office:value-type="string">
            <text:p>貴都飯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藏路192-1號</text:p>
          </table:table-cell>
          <table:table-cell office:value-type="string">
            <text:p>02-23029345</text:p>
          </table:table-cell>
          <table:table-cell office:value-type="string">
            <text:p>02-23047246</text:p>
          </table:table-cell>
          <table:table-cell office:value-type="string">
            <text:p>69</text:p>
          </table:table-cell>
          <table:table-cell office:value-type="string">
            <text:p>info@crystalhotel.com.tw</text:p>
          </table:table-cell>
          <table:table-cell office:value-type="string">
            <text:p>http://www.crystalhotel.com.tw</text:p>
          </table:table-cell>
        </table:table-row>
        <table:table-row>
          <table:table-cell office:value-type="string">
            <text:p>2004-07-07</text:p>
          </table:table-cell>
          <table:table-cell office:value-type="string">
            <text:p>臺北市旅館090號</text:p>
          </table:table-cell>
          <table:table-cell office:value-type="string">
            <text:p>旅館</text:p>
          </table:table-cell>
          <table:table-cell office:value-type="string">
            <text:p/>
          </table:table-cell>
          <table:table-cell office:value-type="string">
            <text:p>否</text:p>
          </table:table-cell>
          <table:table-cell office:value-type="string">
            <text:p>香城大飯店松山分店</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市民大道六段67號1-9樓</text:p>
          </table:table-cell>
          <table:table-cell office:value-type="string">
            <text:p>02-27693969</text:p>
          </table:table-cell>
          <table:table-cell office:value-type="string">
            <text:p>02-27662687</text:p>
          </table:table-cell>
          <table:table-cell office:value-type="string">
            <text:p>56</text:p>
          </table:table-cell>
          <table:table-cell office:value-type="string">
            <text:p>sungshan@city-hotel.com.tw</text:p>
          </table:table-cell>
          <table:table-cell office:value-type="string">
            <text:p>http://www.city-hotel.com.tw</text:p>
          </table:table-cell>
        </table:table-row>
        <table:table-row>
          <table:table-cell office:value-type="string">
            <text:p>2003-11-27</text:p>
          </table:table-cell>
          <table:table-cell office:value-type="string">
            <text:p>臺北市旅館004號</text:p>
          </table:table-cell>
          <table:table-cell office:value-type="string">
            <text:p>旅館</text:p>
          </table:table-cell>
          <table:table-cell office:value-type="string">
            <text:p/>
          </table:table-cell>
          <table:table-cell office:value-type="string">
            <text:p>否</text:p>
          </table:table-cell>
          <table:table-cell office:value-type="string">
            <text:p>丹迪旅店-大安森林公園店</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信義路三段33號3-10樓</text:p>
          </table:table-cell>
          <table:table-cell office:value-type="string">
            <text:p>02-27076899</text:p>
          </table:table-cell>
          <table:table-cell office:value-type="string">
            <text:p>02-27090789</text:p>
          </table:table-cell>
          <table:table-cell office:value-type="string">
            <text:p>73</text:p>
          </table:table-cell>
          <table:table-cell office:value-type="string">
            <text:p>dandydaan@taipeiinn.com.tw</text:p>
          </table:table-cell>
          <table:table-cell office:value-type="string">
            <text:p>http://www.dandyhotel.com.tw</text:p>
          </table:table-cell>
        </table:table-row>
        <table:table-row>
          <table:table-cell office:value-type="string">
            <text:p>2003-12-17</text:p>
          </table:table-cell>
          <table:table-cell office:value-type="string">
            <text:p>臺北市旅館023號</text:p>
          </table:table-cell>
          <table:table-cell office:value-type="string">
            <text:p>旅館</text:p>
          </table:table-cell>
          <table:table-cell office:value-type="string">
            <text:p/>
          </table:table-cell>
          <table:table-cell office:value-type="string">
            <text:p>否</text:p>
          </table:table-cell>
          <table:table-cell office:value-type="string">
            <text:p>米窩飯店-中山</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二段183巷30、32號3樓 </text:p>
          </table:table-cell>
          <table:table-cell office:value-type="string">
            <text:p>02-25910183</text:p>
          </table:table-cell>
          <table:table-cell office:value-type="string">
            <text:p>02-25857762</text:p>
          </table:table-cell>
          <table:table-cell office:value-type="string">
            <text:p>13</text:p>
          </table:table-cell>
          <table:table-cell office:value-type="string">
            <text:p>wuclass1@gmail.com</text:p>
          </table:table-cell>
          <table:table-cell office:value-type="string">
            <text:p/>
          </table:table-cell>
        </table:table-row>
        <table:table-row>
          <table:table-cell office:value-type="string">
            <text:p>2004-09-14</text:p>
          </table:table-cell>
          <table:table-cell office:value-type="string">
            <text:p>臺北市旅館261號</text:p>
          </table:table-cell>
          <table:table-cell office:value-type="string">
            <text:p>旅館</text:p>
          </table:table-cell>
          <table:table-cell office:value-type="string">
            <text:p/>
          </table:table-cell>
          <table:table-cell office:value-type="string">
            <text:p>否</text:p>
          </table:table-cell>
          <table:table-cell office:value-type="string">
            <text:p>燦路都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民權東路1段9號地下1樓、2-10樓</text:p>
          </table:table-cell>
          <table:table-cell office:value-type="string">
            <text:p>02-25973610</text:p>
          </table:table-cell>
          <table:table-cell office:value-type="string">
            <text:p>02-25976523</text:p>
          </table:table-cell>
          <table:table-cell office:value-type="string">
            <text:p>125</text:p>
          </table:table-cell>
          <table:table-cell office:value-type="string">
            <text:p>hotel@sunroute-taipei.com</text:p>
          </table:table-cell>
          <table:table-cell office:value-type="string">
            <text:p>http://www.sunroute-taipei.com</text:p>
          </table:table-cell>
        </table:table-row>
        <table:table-row>
          <table:table-cell office:value-type="string">
            <text:p>2004-09-23</text:p>
          </table:table-cell>
          <table:table-cell office:value-type="string">
            <text:p>臺北市旅館267號</text:p>
          </table:table-cell>
          <table:table-cell office:value-type="string">
            <text:p>旅館</text:p>
          </table:table-cell>
          <table:table-cell office:value-type="string">
            <text:p/>
          </table:table-cell>
          <table:table-cell office:value-type="string">
            <text:p>否</text:p>
          </table:table-cell>
          <table:table-cell office:value-type="string">
            <text:p>百悅旅社</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開封街2段42巷2號1-5樓,44-1號6-7樓</text:p>
          </table:table-cell>
          <table:table-cell office:value-type="string">
            <text:p>02-23881792</text:p>
          </table:table-cell>
          <table:table-cell office:value-type="string">
            <text:p>02-23891029</text:p>
          </table:table-cell>
          <table:table-cell office:value-type="string">
            <text:p>26</text:p>
          </table:table-cell>
          <table:table-cell office:value-type="string">
            <text:p>paiyuehhotel@yahoo.com.tw</text:p>
          </table:table-cell>
          <table:table-cell office:value-type="string">
            <text:p/>
          </table:table-cell>
        </table:table-row>
        <table:table-row>
          <table:table-cell office:value-type="string">
            <text:p>2004-09-02</text:p>
          </table:table-cell>
          <table:table-cell office:value-type="string">
            <text:p>臺北市旅館254號</text:p>
          </table:table-cell>
          <table:table-cell office:value-type="string">
            <text:p>旅館</text:p>
          </table:table-cell>
          <table:table-cell office:value-type="string">
            <text:p/>
          </table:table-cell>
          <table:table-cell office:value-type="string">
            <text:p>否</text:p>
          </table:table-cell>
          <table:table-cell office:value-type="string">
            <text:p>密都大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長春路246號2-9樓</text:p>
          </table:table-cell>
          <table:table-cell office:value-type="string">
            <text:p>02-25068866</text:p>
          </table:table-cell>
          <table:table-cell office:value-type="string">
            <text:p>02-25069995</text:p>
          </table:table-cell>
          <table:table-cell office:value-type="string">
            <text:p>48</text:p>
          </table:table-cell>
          <table:table-cell office:value-type="string">
            <text:p>meadow246@gmail.com</text:p>
          </table:table-cell>
          <table:table-cell office:value-type="string">
            <text:p/>
          </table:table-cell>
        </table:table-row>
        <table:table-row>
          <table:table-cell office:value-type="string">
            <text:p>2004-06-10</text:p>
          </table:table-cell>
          <table:table-cell office:value-type="string">
            <text:p>臺北市旅館135號</text:p>
          </table:table-cell>
          <table:table-cell office:value-type="string">
            <text:p>旅館</text:p>
          </table:table-cell>
          <table:table-cell office:value-type="string">
            <text:p/>
          </table:table-cell>
          <table:table-cell office:value-type="string">
            <text:p>否</text:p>
          </table:table-cell>
          <table:table-cell office:value-type="string">
            <text:p>雲富大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長春路24號2樓至8樓</text:p>
          </table:table-cell>
          <table:table-cell office:value-type="string">
            <text:p>02-25316767</text:p>
          </table:table-cell>
          <table:table-cell office:value-type="string">
            <text:p>02-25119638</text:p>
          </table:table-cell>
          <table:table-cell office:value-type="string">
            <text:p>55</text:p>
          </table:table-cell>
          <table:table-cell office:value-type="string">
            <text:p>t0935208753@gmail.com</text:p>
          </table:table-cell>
          <table:table-cell office:value-type="string">
            <text:p>https://www.hotelcloud.com.tw/tc/cloud/</text:p>
          </table:table-cell>
        </table:table-row>
        <table:table-row>
          <table:table-cell office:value-type="string">
            <text:p>2003-12-23</text:p>
          </table:table-cell>
          <table:table-cell office:value-type="string">
            <text:p>臺北市旅館027號</text:p>
          </table:table-cell>
          <table:table-cell office:value-type="string">
            <text:p>旅館</text:p>
          </table:table-cell>
          <table:table-cell office:value-type="string">
            <text:p/>
          </table:table-cell>
          <table:table-cell office:value-type="string">
            <text:p>否</text:p>
          </table:table-cell>
          <table:table-cell office:value-type="string">
            <text:p>麗都大飯店</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信義路三段11號1-11樓</text:p>
          </table:table-cell>
          <table:table-cell office:value-type="string">
            <text:p>02-27065600</text:p>
          </table:table-cell>
          <table:table-cell office:value-type="string">
            <text:p>02-27009923</text:p>
          </table:table-cell>
          <table:table-cell office:value-type="string">
            <text:p>73</text:p>
          </table:table-cell>
          <table:table-cell office:value-type="string">
            <text:p>rido2000@ms53.hinet.net</text:p>
          </table:table-cell>
          <table:table-cell office:value-type="string">
            <text:p>http://www.rido.com.tw</text:p>
          </table:table-cell>
        </table:table-row>
        <table:table-row>
          <table:table-cell office:value-type="string">
            <text:p>2004-05-10</text:p>
          </table:table-cell>
          <table:table-cell office:value-type="string">
            <text:p>臺北市旅館100號</text:p>
          </table:table-cell>
          <table:table-cell office:value-type="string">
            <text:p>旅館</text:p>
          </table:table-cell>
          <table:table-cell office:value-type="string">
            <text:p/>
          </table:table-cell>
          <table:table-cell office:value-type="string">
            <text:p>是</text:p>
          </table:table-cell>
          <table:table-cell office:value-type="string">
            <text:p>嘉賓閣旅館</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光明路230號B1-7樓</text:p>
          </table:table-cell>
          <table:table-cell office:value-type="string">
            <text:p>02-28930055</text:p>
          </table:table-cell>
          <table:table-cell office:value-type="string">
            <text:p>02-28912426</text:p>
          </table:table-cell>
          <table:table-cell office:value-type="string">
            <text:p>47</text:p>
          </table:table-cell>
          <table:table-cell office:value-type="string">
            <text:p>service@jbg-hotel.com.tw</text:p>
          </table:table-cell>
          <table:table-cell office:value-type="string">
            <text:p>http://www.jbg-hotel.com.tw</text:p>
          </table:table-cell>
        </table:table-row>
        <table:table-row>
          <table:table-cell office:value-type="string">
            <text:p>2004-06-15</text:p>
          </table:table-cell>
          <table:table-cell office:value-type="string">
            <text:p>臺北市旅館116號</text:p>
          </table:table-cell>
          <table:table-cell office:value-type="string">
            <text:p>旅館</text:p>
          </table:table-cell>
          <table:table-cell office:value-type="string">
            <text:p/>
          </table:table-cell>
          <table:table-cell office:value-type="string">
            <text:p>是</text:p>
          </table:table-cell>
          <table:table-cell office:value-type="string">
            <text:p>泉都溫泉會館</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光明路220號</text:p>
          </table:table-cell>
          <table:table-cell office:value-type="string">
            <text:p>02-28960077</text:p>
          </table:table-cell>
          <table:table-cell office:value-type="string">
            <text:p>02-28968255</text:p>
          </table:table-cell>
          <table:table-cell office:value-type="string">
            <text:p>64</text:p>
          </table:table-cell>
          <table:table-cell office:value-type="string">
            <text:p>cdhotel@ms18.hinet.net</text:p>
          </table:table-cell>
          <table:table-cell office:value-type="string">
            <text:p>https://www.cdhotel.com.tw/</text:p>
          </table:table-cell>
        </table:table-row>
        <table:table-row>
          <table:table-cell office:value-type="string">
            <text:p>2004-06-21</text:p>
          </table:table-cell>
          <table:table-cell office:value-type="string">
            <text:p>臺北市旅館122號</text:p>
          </table:table-cell>
          <table:table-cell office:value-type="string">
            <text:p>旅館</text:p>
          </table:table-cell>
          <table:table-cell office:value-type="string">
            <text:p/>
          </table:table-cell>
          <table:table-cell office:value-type="string">
            <text:p>否</text:p>
          </table:table-cell>
          <table:table-cell office:value-type="string">
            <text:p>友華賓館</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八德路四段656,656-1號6樓</text:p>
          </table:table-cell>
          <table:table-cell office:value-type="string">
            <text:p>02-27630505</text:p>
          </table:table-cell>
          <table:table-cell office:value-type="string">
            <text:p>02-27699571</text:p>
          </table:table-cell>
          <table:table-cell office:value-type="string">
            <text:p>30</text:p>
          </table:table-cell>
          <table:table-cell office:value-type="string">
            <text:p>besthoteltw@gmail.com</text:p>
          </table:table-cell>
          <table:table-cell office:value-type="string">
            <text:p>https://besthoteltw5.wixsite.com/besthotel</text:p>
          </table:table-cell>
        </table:table-row>
        <table:table-row>
          <table:table-cell office:value-type="string">
            <text:p>2005-01-20</text:p>
          </table:table-cell>
          <table:table-cell office:value-type="string">
            <text:p>臺北市旅館274號</text:p>
          </table:table-cell>
          <table:table-cell office:value-type="string">
            <text:p>旅館</text:p>
          </table:table-cell>
          <table:table-cell office:value-type="string">
            <text:p/>
          </table:table-cell>
          <table:table-cell office:value-type="string">
            <text:p>否</text:p>
          </table:table-cell>
          <table:table-cell office:value-type="string">
            <text:p>悠趣旅店</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長安東路2段219號12樓</text:p>
          </table:table-cell>
          <table:table-cell office:value-type="string">
            <text:p>02-27752277</text:p>
          </table:table-cell>
          <table:table-cell office:value-type="string">
            <text:p>02-27710365</text:p>
          </table:table-cell>
          <table:table-cell office:value-type="string">
            <text:p>27</text:p>
          </table:table-cell>
          <table:table-cell office:value-type="string">
            <text:p>service@urtrip.com.tw</text:p>
          </table:table-cell>
          <table:table-cell office:value-type="string">
            <text:p/>
          </table:table-cell>
        </table:table-row>
        <table:table-row>
          <table:table-cell office:value-type="string">
            <text:p>2004-01-12</text:p>
          </table:table-cell>
          <table:table-cell office:value-type="string">
            <text:p>臺北市旅館035號</text:p>
          </table:table-cell>
          <table:table-cell office:value-type="string">
            <text:p>旅館</text:p>
          </table:table-cell>
          <table:table-cell office:value-type="string">
            <text:p/>
          </table:table-cell>
          <table:table-cell office:value-type="string">
            <text:p>否</text:p>
          </table:table-cell>
          <table:table-cell office:value-type="string">
            <text:p>小雅旅店</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八德路四段616號5樓</text:p>
          </table:table-cell>
          <table:table-cell office:value-type="string">
            <text:p>02-27631122</text:p>
          </table:table-cell>
          <table:table-cell office:value-type="string">
            <text:p>02-27643086</text:p>
          </table:table-cell>
          <table:table-cell office:value-type="string">
            <text:p>17</text:p>
          </table:table-cell>
          <table:table-cell office:value-type="string">
            <text:p>tingsi01@hotmail.com</text:p>
          </table:table-cell>
          <table:table-cell office:value-type="string">
            <text:p/>
          </table:table-cell>
        </table:table-row>
        <table:table-row>
          <table:table-cell office:value-type="string">
            <text:p>1993-12-29</text:p>
          </table:table-cell>
          <table:table-cell office:value-type="string">
            <text:p>交觀宿字第1534號</text:p>
          </table:table-cell>
          <table:table-cell office:value-type="string">
            <text:p>國際觀光旅館</text:p>
          </table:table-cell>
          <table:table-cell office:value-type="string">
            <text:p>五星級</text:p>
          </table:table-cell>
          <table:table-cell office:value-type="string">
            <text:p>否</text:p>
          </table:table-cell>
          <table:table-cell office:value-type="string">
            <text:p>台北遠東香格里拉</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敦化南路2段201號</text:p>
          </table:table-cell>
          <table:table-cell office:value-type="string">
            <text:p>02-23788888</text:p>
          </table:table-cell>
          <table:table-cell office:value-type="string">
            <text:p>02-23777777</text:p>
          </table:table-cell>
          <table:table-cell office:value-type="string">
            <text:p>420</text:p>
          </table:table-cell>
          <table:table-cell office:value-type="string">
            <text:p>tpe@shangri-la.com</text:p>
          </table:table-cell>
          <table:table-cell office:value-type="string">
            <text:p>https://www.shangri-la.com/tc/taipei/fareasternplazashangrila/</text:p>
          </table:table-cell>
        </table:table-row>
        <table:table-row>
          <table:table-cell office:value-type="string">
            <text:p>2004-09-02</text:p>
          </table:table-cell>
          <table:table-cell office:value-type="string">
            <text:p>臺北市旅館251號</text:p>
          </table:table-cell>
          <table:table-cell office:value-type="string">
            <text:p>旅館</text:p>
          </table:table-cell>
          <table:table-cell office:value-type="string">
            <text:p/>
          </table:table-cell>
          <table:table-cell office:value-type="string">
            <text:p>否</text:p>
          </table:table-cell>
          <table:table-cell office:value-type="string">
            <text:p>雅莊旅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民族東路438號B1至4樓,440號B1至5樓</text:p>
          </table:table-cell>
          <table:table-cell office:value-type="string">
            <text:p>02-25075999</text:p>
          </table:table-cell>
          <table:table-cell office:value-type="string">
            <text:p>02-25050168</text:p>
          </table:table-cell>
          <table:table-cell office:value-type="string">
            <text:p>37</text:p>
          </table:table-cell>
          <table:table-cell office:value-type="string">
            <text:p/>
          </table:table-cell>
          <table:table-cell office:value-type="string">
            <text:p>http://www.attichotel.com.tw/</text:p>
          </table:table-cell>
        </table:table-row>
        <table:table-row>
          <table:table-cell office:value-type="string">
            <text:p>2005-04-18</text:p>
          </table:table-cell>
          <table:table-cell office:value-type="string">
            <text:p>臺北市旅館279號</text:p>
          </table:table-cell>
          <table:table-cell office:value-type="string">
            <text:p>旅館</text:p>
          </table:table-cell>
          <table:table-cell office:value-type="string">
            <text:p/>
          </table:table-cell>
          <table:table-cell office:value-type="string">
            <text:p>否</text:p>
          </table:table-cell>
          <table:table-cell office:value-type="string">
            <text:p>香榭峇里賓館</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忠孝東路三段305號7樓</text:p>
          </table:table-cell>
          <table:table-cell office:value-type="string">
            <text:p>02-27114159</text:p>
          </table:table-cell>
          <table:table-cell office:value-type="string">
            <text:p>02-27510244</text:p>
          </table:table-cell>
          <table:table-cell office:value-type="string">
            <text:p>9</text:p>
          </table:table-cell>
          <table:table-cell office:value-type="string">
            <text:p>tina.yen22@gmail.com</text:p>
          </table:table-cell>
          <table:table-cell office:value-type="string">
            <text:p/>
          </table:table-cell>
        </table:table-row>
        <table:table-row>
          <table:table-cell office:value-type="string">
            <text:p>2004-09-02</text:p>
          </table:table-cell>
          <table:table-cell office:value-type="string">
            <text:p>臺北市旅館252號</text:p>
          </table:table-cell>
          <table:table-cell office:value-type="string">
            <text:p>旅館</text:p>
          </table:table-cell>
          <table:table-cell office:value-type="string">
            <text:p/>
          </table:table-cell>
          <table:table-cell office:value-type="string">
            <text:p>否</text:p>
          </table:table-cell>
          <table:table-cell office:value-type="string">
            <text:p>丹迪旅店-天津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一段135巷13號</text:p>
          </table:table-cell>
          <table:table-cell office:value-type="string">
            <text:p>02-25415788</text:p>
          </table:table-cell>
          <table:table-cell office:value-type="string">
            <text:p>02-25413737</text:p>
          </table:table-cell>
          <table:table-cell office:value-type="string">
            <text:p>30</text:p>
          </table:table-cell>
          <table:table-cell office:value-type="string">
            <text:p>dandytj@taipeiinn.com.tw</text:p>
          </table:table-cell>
          <table:table-cell office:value-type="string">
            <text:p>http://www.dandyhotel.com.tw</text:p>
          </table:table-cell>
        </table:table-row>
        <table:table-row>
          <table:table-cell office:value-type="string">
            <text:p>1992-12-31</text:p>
          </table:table-cell>
          <table:table-cell office:value-type="string">
            <text:p>交觀宿字第1030號</text:p>
          </table:table-cell>
          <table:table-cell office:value-type="string">
            <text:p>一般觀光旅館</text:p>
          </table:table-cell>
          <table:table-cell office:value-type="string">
            <text:p/>
          </table:table-cell>
          <table:table-cell office:value-type="string">
            <text:p>否</text:p>
          </table:table-cell>
          <table:table-cell office:value-type="string">
            <text:p>歐華酒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林森北路646號</text:p>
          </table:table-cell>
          <table:table-cell office:value-type="string">
            <text:p>02-25853258</text:p>
          </table:table-cell>
          <table:table-cell office:value-type="string">
            <text:p>-</text:p>
          </table:table-cell>
          <table:table-cell office:value-type="string">
            <text:p>112</text:p>
          </table:table-cell>
          <table:table-cell office:value-type="string">
            <text:p>rivbook@rivierataipei.com</text:p>
          </table:table-cell>
          <table:table-cell office:value-type="string">
            <text:p>https://www.rivierataipei.com/</text:p>
          </table:table-cell>
        </table:table-row>
        <table:table-row>
          <table:table-cell office:value-type="string">
            <text:p>2004-04-08</text:p>
          </table:table-cell>
          <table:table-cell office:value-type="string">
            <text:p>臺北市旅館079號</text:p>
          </table:table-cell>
          <table:table-cell office:value-type="string">
            <text:p>旅館</text:p>
          </table:table-cell>
          <table:table-cell office:value-type="string">
            <text:p/>
          </table:table-cell>
          <table:table-cell office:value-type="string">
            <text:p>否</text:p>
          </table:table-cell>
          <table:table-cell office:value-type="string">
            <text:p>帥客旅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羅斯福路一段90巷2號1-5樓</text:p>
          </table:table-cell>
          <table:table-cell office:value-type="string">
            <text:p>02-23223887</text:p>
          </table:table-cell>
          <table:table-cell office:value-type="string">
            <text:p>02-23935311</text:p>
          </table:table-cell>
          <table:table-cell office:value-type="string">
            <text:p>32</text:p>
          </table:table-cell>
          <table:table-cell office:value-type="string">
            <text:p>saualkehhotel@gmail.com</text:p>
          </table:table-cell>
          <table:table-cell office:value-type="string">
            <text:p/>
          </table:table-cell>
        </table:table-row>
        <table:table-row>
          <table:table-cell office:value-type="string">
            <text:p>2004-02-10</text:p>
          </table:table-cell>
          <table:table-cell office:value-type="string">
            <text:p>臺北市旅館040號</text:p>
          </table:table-cell>
          <table:table-cell office:value-type="string">
            <text:p>旅館</text:p>
          </table:table-cell>
          <table:table-cell office:value-type="string">
            <text:p/>
          </table:table-cell>
          <table:table-cell office:value-type="string">
            <text:p>否</text:p>
          </table:table-cell>
          <table:table-cell office:value-type="string">
            <text:p>艾捷天麗大飯店</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南京東路四段156號1-11樓</text:p>
          </table:table-cell>
          <table:table-cell office:value-type="string">
            <text:p>02-25796162</text:p>
          </table:table-cell>
          <table:table-cell office:value-type="string">
            <text:p>02-25779463</text:p>
          </table:table-cell>
          <table:table-cell office:value-type="string">
            <text:p>78</text:p>
          </table:table-cell>
          <table:table-cell office:value-type="string">
            <text:p>hejarena@gmail.com</text:p>
          </table:table-cell>
          <table:table-cell office:value-type="string">
            <text:p>http://www.hej-taipeiarena-hotel.com.tw</text:p>
          </table:table-cell>
        </table:table-row>
        <table:table-row>
          <table:table-cell office:value-type="string">
            <text:p>2004-04-16</text:p>
          </table:table-cell>
          <table:table-cell office:value-type="string">
            <text:p>臺北市旅館345號</text:p>
          </table:table-cell>
          <table:table-cell office:value-type="string">
            <text:p>旅館</text:p>
          </table:table-cell>
          <table:table-cell office:value-type="string">
            <text:p/>
          </table:table-cell>
          <table:table-cell office:value-type="string">
            <text:p>否</text:p>
          </table:table-cell>
          <table:table-cell office:value-type="string">
            <text:p>旅居文旅-西門驛站</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寧南路67號5-9樓</text:p>
          </table:table-cell>
          <table:table-cell office:value-type="string">
            <text:p>02-23880050</text:p>
          </table:table-cell>
          <table:table-cell office:value-type="string">
            <text:p>02-23318000</text:p>
          </table:table-cell>
          <table:table-cell office:value-type="string">
            <text:p>38</text:p>
          </table:table-cell>
          <table:table-cell office:value-type="string">
            <text:p>ximen.inn@hubhotel.com.tw</text:p>
          </table:table-cell>
          <table:table-cell office:value-type="string">
            <text:p>http://www.hubhotel.com.tw/ximen-inn/</text:p>
          </table:table-cell>
        </table:table-row>
        <table:table-row>
          <table:table-cell office:value-type="string">
            <text:p>2004-07-02</text:p>
          </table:table-cell>
          <table:table-cell office:value-type="string">
            <text:p>臺北市旅館185號</text:p>
          </table:table-cell>
          <table:table-cell office:value-type="string">
            <text:p>旅館</text:p>
          </table:table-cell>
          <table:table-cell office:value-type="string">
            <text:p/>
          </table:table-cell>
          <table:table-cell office:value-type="string">
            <text:p>否</text:p>
          </table:table-cell>
          <table:table-cell office:value-type="string">
            <text:p>明日大飯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成都路23號、27巷1號6至8樓</text:p>
          </table:table-cell>
          <table:table-cell office:value-type="string">
            <text:p>02-23755500</text:p>
          </table:table-cell>
          <table:table-cell office:value-type="string">
            <text:p>02-23312243</text:p>
          </table:table-cell>
          <table:table-cell office:value-type="string">
            <text:p>40</text:p>
          </table:table-cell>
          <table:table-cell office:value-type="string">
            <text:p>taipei.tomorrow@gmail.com</text:p>
          </table:table-cell>
          <table:table-cell office:value-type="string">
            <text:p/>
          </table:table-cell>
        </table:table-row>
        <table:table-row>
          <table:table-cell office:value-type="string">
            <text:p>2003-11-28</text:p>
          </table:table-cell>
          <table:table-cell office:value-type="string">
            <text:p>臺北市旅館013號</text:p>
          </table:table-cell>
          <table:table-cell office:value-type="string">
            <text:p>旅館</text:p>
          </table:table-cell>
          <table:table-cell office:value-type="string">
            <text:p/>
          </table:table-cell>
          <table:table-cell office:value-type="string">
            <text:p>否</text:p>
          </table:table-cell>
          <table:table-cell office:value-type="string">
            <text:p>皇后旅社</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長安西路226號1至4樓</text:p>
          </table:table-cell>
          <table:table-cell office:value-type="string">
            <text:p>02-25590489</text:p>
          </table:table-cell>
          <table:table-cell office:value-type="string">
            <text:p>-</text:p>
          </table:table-cell>
          <table:table-cell office:value-type="string">
            <text:p>20</text:p>
          </table:table-cell>
          <table:table-cell office:value-type="string">
            <text:p>queenhotelbranch1@gmail.com</text:p>
          </table:table-cell>
          <table:table-cell office:value-type="string">
            <text:p>https://taiwanstay.net.tw/room/17238</text:p>
          </table:table-cell>
        </table:table-row>
        <table:table-row>
          <table:table-cell office:value-type="string">
            <text:p>2004-07-15</text:p>
          </table:table-cell>
          <table:table-cell office:value-type="string">
            <text:p>臺北市旅館209號</text:p>
          </table:table-cell>
          <table:table-cell office:value-type="string">
            <text:p>旅館</text:p>
          </table:table-cell>
          <table:table-cell office:value-type="string">
            <text:p/>
          </table:table-cell>
          <table:table-cell office:value-type="string">
            <text:p>否</text:p>
          </table:table-cell>
          <table:table-cell office:value-type="string">
            <text:p>仙渡莊旅社</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大度路三段304號</text:p>
          </table:table-cell>
          <table:table-cell office:value-type="string">
            <text:p>02-28913537</text:p>
          </table:table-cell>
          <table:table-cell office:value-type="string">
            <text:p>02-28960663</text:p>
          </table:table-cell>
          <table:table-cell office:value-type="string">
            <text:p>14</text:p>
          </table:table-cell>
          <table:table-cell office:value-type="string">
            <text:p>xdzhotel@gmail.com</text:p>
          </table:table-cell>
          <table:table-cell office:value-type="string">
            <text:p/>
          </table:table-cell>
        </table:table-row>
        <table:table-row>
          <table:table-cell office:value-type="string">
            <text:p>2004-02-25</text:p>
          </table:table-cell>
          <table:table-cell office:value-type="string">
            <text:p>臺北市旅館318號</text:p>
          </table:table-cell>
          <table:table-cell office:value-type="string">
            <text:p>旅館</text:p>
          </table:table-cell>
          <table:table-cell office:value-type="string">
            <text:p>五星級</text:p>
          </table:table-cell>
          <table:table-cell office:value-type="string">
            <text:p>是</text:p>
          </table:table-cell>
          <table:table-cell office:value-type="string">
            <text:p>大地酒店</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奇岩路1號</text:p>
          </table:table-cell>
          <table:table-cell office:value-type="string">
            <text:p>02-55518888</text:p>
          </table:table-cell>
          <table:table-cell office:value-type="string">
            <text:p>02-55515588</text:p>
          </table:table-cell>
          <table:table-cell office:value-type="string">
            <text:p>48</text:p>
          </table:table-cell>
          <table:table-cell office:value-type="string">
            <text:p>service@thegaiahotel.com</text:p>
          </table:table-cell>
          <table:table-cell office:value-type="string">
            <text:p>http://thegaiahotel.com/</text:p>
          </table:table-cell>
        </table:table-row>
        <table:table-row>
          <table:table-cell office:value-type="string">
            <text:p>2004-04-16</text:p>
          </table:table-cell>
          <table:table-cell office:value-type="string">
            <text:p>臺北市旅館081號</text:p>
          </table:table-cell>
          <table:table-cell office:value-type="string">
            <text:p>旅館</text:p>
          </table:table-cell>
          <table:table-cell office:value-type="string">
            <text:p/>
          </table:table-cell>
          <table:table-cell office:value-type="string">
            <text:p>否</text:p>
          </table:table-cell>
          <table:table-cell office:value-type="string">
            <text:p>客來思樂行旅</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羅斯福路3段241號4-6樓,4-6樓之1</text:p>
          </table:table-cell>
          <table:table-cell office:value-type="string">
            <text:p>02-23626555</text:p>
          </table:table-cell>
          <table:table-cell office:value-type="string">
            <text:p>02-23637242</text:p>
          </table:table-cell>
          <table:table-cell office:value-type="string">
            <text:p>20</text:p>
          </table:table-cell>
          <table:table-cell office:value-type="string">
            <text:p>klsy0168@gmail.com</text:p>
          </table:table-cell>
          <table:table-cell office:value-type="string">
            <text:p/>
          </table:table-cell>
        </table:table-row>
        <table:table-row>
          <table:table-cell office:value-type="string">
            <text:p>2004-11-10</text:p>
          </table:table-cell>
          <table:table-cell office:value-type="string">
            <text:p>臺北市旅館270號</text:p>
          </table:table-cell>
          <table:table-cell office:value-type="string">
            <text:p>旅館</text:p>
          </table:table-cell>
          <table:table-cell office:value-type="string">
            <text:p/>
          </table:table-cell>
          <table:table-cell office:value-type="string">
            <text:p>否</text:p>
          </table:table-cell>
          <table:table-cell office:value-type="string">
            <text:p>緒遠旅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錦州街20號3樓</text:p>
          </table:table-cell>
          <table:table-cell office:value-type="string">
            <text:p>02-25682005</text:p>
          </table:table-cell>
          <table:table-cell office:value-type="string">
            <text:p>02-25817326</text:p>
          </table:table-cell>
          <table:table-cell office:value-type="string">
            <text:p>8</text:p>
          </table:table-cell>
          <table:table-cell office:value-type="string">
            <text:p/>
          </table:table-cell>
          <table:table-cell office:value-type="string">
            <text:p/>
          </table:table-cell>
        </table:table-row>
        <table:table-row>
          <table:table-cell office:value-type="string">
            <text:p>1990-09-21</text:p>
          </table:table-cell>
          <table:table-cell office:value-type="string">
            <text:p>交觀宿字第1091號</text:p>
          </table:table-cell>
          <table:table-cell office:value-type="string">
            <text:p>國際觀光旅館</text:p>
          </table:table-cell>
          <table:table-cell office:value-type="string">
            <text:p>五星級</text:p>
          </table:table-cell>
          <table:table-cell office:value-type="string">
            <text:p>否</text:p>
          </table:table-cell>
          <table:table-cell office:value-type="string">
            <text:p>晶華酒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2段39巷3號</text:p>
          </table:table-cell>
          <table:table-cell office:value-type="string">
            <text:p>02-25238000</text:p>
          </table:table-cell>
          <table:table-cell office:value-type="string">
            <text:p>02-25232828</text:p>
          </table:table-cell>
          <table:table-cell office:value-type="string">
            <text:p>550</text:p>
          </table:table-cell>
          <table:table-cell office:value-type="string">
            <text:p>customerservice@regenttaiwan.com</text:p>
          </table:table-cell>
          <table:table-cell office:value-type="string">
            <text:p>http://www.regenttaiwan.com</text:p>
          </table:table-cell>
        </table:table-row>
        <table:table-row>
          <table:table-cell office:value-type="string">
            <text:p>2004-06-14</text:p>
          </table:table-cell>
          <table:table-cell office:value-type="string">
            <text:p>臺北市旅館141號</text:p>
          </table:table-cell>
          <table:table-cell office:value-type="string">
            <text:p>旅館</text:p>
          </table:table-cell>
          <table:table-cell office:value-type="string">
            <text:p/>
          </table:table-cell>
          <table:table-cell office:value-type="string">
            <text:p>否</text:p>
          </table:table-cell>
          <table:table-cell office:value-type="string">
            <text:p>欣和大旅社</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羅斯福路2段75-1號2-6樓</text:p>
          </table:table-cell>
          <table:table-cell office:value-type="string">
            <text:p>02-23660105</text:p>
          </table:table-cell>
          <table:table-cell office:value-type="string">
            <text:p>02-23638337</text:p>
          </table:table-cell>
          <table:table-cell office:value-type="string">
            <text:p>38</text:p>
          </table:table-cell>
          <table:table-cell office:value-type="string">
            <text:p>jcc12max61@yahoo.com.tw</text:p>
          </table:table-cell>
          <table:table-cell office:value-type="string">
            <text:p/>
          </table:table-cell>
        </table:table-row>
        <table:table-row>
          <table:table-cell office:value-type="string">
            <text:p>1990-03-07</text:p>
          </table:table-cell>
          <table:table-cell office:value-type="string">
            <text:p>交觀宿字第1377號</text:p>
          </table:table-cell>
          <table:table-cell office:value-type="string">
            <text:p>國際觀光旅館</text:p>
          </table:table-cell>
          <table:table-cell office:value-type="string">
            <text:p>五星級</text:p>
          </table:table-cell>
          <table:table-cell office:value-type="string">
            <text:p>否</text:p>
          </table:table-cell>
          <table:table-cell office:value-type="string">
            <text:p>台北君悅酒店</text:p>
          </table:table-cell>
          <table:table-cell office:value-type="string">
            <text:p>臺北市</text:p>
          </table:table-cell>
          <table:table-cell office:value-type="string">
            <text:p>信義區</text:p>
          </table:table-cell>
          <table:table-cell office:value-type="string">
            <text:p>110</text:p>
          </table:table-cell>
          <table:table-cell office:value-type="string">
            <text:p>臺北市信義區松壽路2號</text:p>
          </table:table-cell>
          <table:table-cell office:value-type="string">
            <text:p>02-27201234</text:p>
          </table:table-cell>
          <table:table-cell office:value-type="string">
            <text:p>02-27201111</text:p>
          </table:table-cell>
          <table:table-cell office:value-type="string">
            <text:p>866</text:p>
          </table:table-cell>
          <table:table-cell office:value-type="string">
            <text:p>taipei.grand@hyatt.com</text:p>
          </table:table-cell>
          <table:table-cell office:value-type="string">
            <text:p>http://taipei.grand.hyatt.com</text:p>
          </table:table-cell>
        </table:table-row>
        <table:table-row>
          <table:table-cell office:value-type="string">
            <text:p>2004-10-26</text:p>
          </table:table-cell>
          <table:table-cell office:value-type="string">
            <text:p>臺北市旅館268號</text:p>
          </table:table-cell>
          <table:table-cell office:value-type="string">
            <text:p>旅館</text:p>
          </table:table-cell>
          <table:table-cell office:value-type="string">
            <text:p/>
          </table:table-cell>
          <table:table-cell office:value-type="string">
            <text:p>否</text:p>
          </table:table-cell>
          <table:table-cell office:value-type="string">
            <text:p>長春精品旅館</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慶城街29號</text:p>
          </table:table-cell>
          <table:table-cell office:value-type="string">
            <text:p>02-27188268</text:p>
          </table:table-cell>
          <table:table-cell office:value-type="string">
            <text:p>02-87121695</text:p>
          </table:table-cell>
          <table:table-cell office:value-type="string">
            <text:p>86</text:p>
          </table:table-cell>
          <table:table-cell office:value-type="string">
            <text:p>Evergreenhotel@yahoo.com.tw</text:p>
          </table:table-cell>
          <table:table-cell office:value-type="string">
            <text:p>https://www.taiwantravelmap.com/hotel/750-ch-index.html</text:p>
          </table:table-cell>
        </table:table-row>
        <table:table-row>
          <table:table-cell office:value-type="string">
            <text:p>2004-07-01</text:p>
          </table:table-cell>
          <table:table-cell office:value-type="string">
            <text:p>臺北市旅館180號</text:p>
          </table:table-cell>
          <table:table-cell office:value-type="string">
            <text:p>旅館</text:p>
          </table:table-cell>
          <table:table-cell office:value-type="string">
            <text:p/>
          </table:table-cell>
          <table:table-cell office:value-type="string">
            <text:p>否</text:p>
          </table:table-cell>
          <table:table-cell office:value-type="string">
            <text:p>上賓大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錦州街23巷4號</text:p>
          </table:table-cell>
          <table:table-cell office:value-type="string">
            <text:p>02-25113232</text:p>
          </table:table-cell>
          <table:table-cell office:value-type="string">
            <text:p>02-25424404</text:p>
          </table:table-cell>
          <table:table-cell office:value-type="string">
            <text:p>50</text:p>
          </table:table-cell>
          <table:table-cell office:value-type="string">
            <text:p>vip_booking@hotmail.com</text:p>
          </table:table-cell>
          <table:table-cell office:value-type="string">
            <text:p>http://www.viphotel.com.tw</text:p>
          </table:table-cell>
        </table:table-row>
        <table:table-row>
          <table:table-cell office:value-type="string">
            <text:p>2004-01-06</text:p>
          </table:table-cell>
          <table:table-cell office:value-type="string">
            <text:p>臺北市旅館031號</text:p>
          </table:table-cell>
          <table:table-cell office:value-type="string">
            <text:p>旅館</text:p>
          </table:table-cell>
          <table:table-cell office:value-type="string">
            <text:p/>
          </table:table-cell>
          <table:table-cell office:value-type="string">
            <text:p>否</text:p>
          </table:table-cell>
          <table:table-cell office:value-type="string">
            <text:p>首都唯客樂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長春路187號1-9樓</text:p>
          </table:table-cell>
          <table:table-cell office:value-type="string">
            <text:p>02-25070168</text:p>
          </table:table-cell>
          <table:table-cell office:value-type="string">
            <text:p>02-25074620</text:p>
          </table:table-cell>
          <table:table-cell office:value-type="string">
            <text:p>80</text:p>
          </table:table-cell>
          <table:table-cell office:value-type="string">
            <text:p>postmaster@waikoloa.com.tw</text:p>
          </table:table-cell>
          <table:table-cell office:value-type="string">
            <text:p>http://www.waikoloa.com.tw/</text:p>
          </table:table-cell>
        </table:table-row>
        <table:table-row>
          <table:table-cell office:value-type="string">
            <text:p>2004-06-10</text:p>
          </table:table-cell>
          <table:table-cell office:value-type="string">
            <text:p>臺北市旅館774號</text:p>
          </table:table-cell>
          <table:table-cell office:value-type="string">
            <text:p>旅館</text:p>
          </table:table-cell>
          <table:table-cell office:value-type="string">
            <text:p/>
          </table:table-cell>
          <table:table-cell office:value-type="string">
            <text:p>否</text:p>
          </table:table-cell>
          <table:table-cell office:value-type="string">
            <text:p>優美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民生東路一段28號1-8樓</text:p>
          </table:table-cell>
          <table:table-cell office:value-type="string">
            <text:p>02-25255678</text:p>
          </table:table-cell>
          <table:table-cell office:value-type="string">
            <text:p>02-25630564</text:p>
          </table:table-cell>
          <table:table-cell office:value-type="string">
            <text:p>63</text:p>
          </table:table-cell>
          <table:table-cell office:value-type="string">
            <text:p>newyomihotel@gmail.com</text:p>
          </table:table-cell>
          <table:table-cell office:value-type="string">
            <text:p/>
          </table:table-cell>
        </table:table-row>
        <table:table-row>
          <table:table-cell office:value-type="string">
            <text:p>2004-07-02</text:p>
          </table:table-cell>
          <table:table-cell office:value-type="string">
            <text:p>臺北市旅館173號</text:p>
          </table:table-cell>
          <table:table-cell office:value-type="string">
            <text:p>旅館</text:p>
          </table:table-cell>
          <table:table-cell office:value-type="string">
            <text:p/>
          </table:table-cell>
          <table:table-cell office:value-type="string">
            <text:p>否</text:p>
          </table:table-cell>
          <table:table-cell office:value-type="string">
            <text:p>新榮大旅社</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文林路116號</text:p>
          </table:table-cell>
          <table:table-cell office:value-type="string">
            <text:p>02-28812531</text:p>
          </table:table-cell>
          <table:table-cell office:value-type="string">
            <text:p>02-28821819</text:p>
          </table:table-cell>
          <table:table-cell office:value-type="string">
            <text:p>18</text:p>
          </table:table-cell>
          <table:table-cell office:value-type="string">
            <text:p/>
          </table:table-cell>
          <table:table-cell office:value-type="string">
            <text:p/>
          </table:table-cell>
        </table:table-row>
        <table:table-row>
          <table:table-cell office:value-type="string">
            <text:p>2003-12-15</text:p>
          </table:table-cell>
          <table:table-cell office:value-type="string">
            <text:p>臺北市旅館018號</text:p>
          </table:table-cell>
          <table:table-cell office:value-type="string">
            <text:p>旅館</text:p>
          </table:table-cell>
          <table:table-cell office:value-type="string">
            <text:p/>
          </table:table-cell>
          <table:table-cell office:value-type="string">
            <text:p>否</text:p>
          </table:table-cell>
          <table:table-cell office:value-type="string">
            <text:p>麗雅精品旅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長春路62號8樓之1</text:p>
          </table:table-cell>
          <table:table-cell office:value-type="string">
            <text:p>02-25411133</text:p>
          </table:table-cell>
          <table:table-cell office:value-type="string">
            <text:p>02-25312223</text:p>
          </table:table-cell>
          <table:table-cell office:value-type="string">
            <text:p>12</text:p>
          </table:table-cell>
          <table:table-cell office:value-type="string">
            <text:p>yangyuwawa@gmail.com</text:p>
          </table:table-cell>
          <table:table-cell office:value-type="string">
            <text:p/>
          </table:table-cell>
        </table:table-row>
        <table:table-row>
          <table:table-cell office:value-type="string">
            <text:p>2004-06-01</text:p>
          </table:table-cell>
          <table:table-cell office:value-type="string">
            <text:p>臺北市旅館125號</text:p>
          </table:table-cell>
          <table:table-cell office:value-type="string">
            <text:p>旅館</text:p>
          </table:table-cell>
          <table:table-cell office:value-type="string">
            <text:p/>
          </table:table-cell>
          <table:table-cell office:value-type="string">
            <text:p>否</text:p>
          </table:table-cell>
          <table:table-cell office:value-type="string">
            <text:p>香城大飯店</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信義路四段295號1至11樓</text:p>
          </table:table-cell>
          <table:table-cell office:value-type="string">
            <text:p>02-27049546</text:p>
          </table:table-cell>
          <table:table-cell office:value-type="string">
            <text:p>02-27076468</text:p>
          </table:table-cell>
          <table:table-cell office:value-type="string">
            <text:p>60</text:p>
          </table:table-cell>
          <table:table-cell office:value-type="string">
            <text:p>charming@city-hotel.com.tw</text:p>
          </table:table-cell>
          <table:table-cell office:value-type="string">
            <text:p>http://www.city-hotel.com.tw/</text:p>
          </table:table-cell>
        </table:table-row>
        <table:table-row>
          <table:table-cell office:value-type="string">
            <text:p>2004-09-15</text:p>
          </table:table-cell>
          <table:table-cell office:value-type="string">
            <text:p>臺北市旅館263號</text:p>
          </table:table-cell>
          <table:table-cell office:value-type="string">
            <text:p>旅館</text:p>
          </table:table-cell>
          <table:table-cell office:value-type="string">
            <text:p/>
          </table:table-cell>
          <table:table-cell office:value-type="string">
            <text:p>否</text:p>
          </table:table-cell>
          <table:table-cell office:value-type="string">
            <text:p>君帥旅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成都路68號8-10樓</text:p>
          </table:table-cell>
          <table:table-cell office:value-type="string">
            <text:p>02-23718812</text:p>
          </table:table-cell>
          <table:table-cell office:value-type="string">
            <text:p>02-23899989</text:p>
          </table:table-cell>
          <table:table-cell office:value-type="string">
            <text:p>35</text:p>
          </table:table-cell>
          <table:table-cell office:value-type="string">
            <text:p>hshotel88@gmail.com</text:p>
          </table:table-cell>
          <table:table-cell office:value-type="string">
            <text:p/>
          </table:table-cell>
        </table:table-row>
        <table:table-row>
          <table:table-cell office:value-type="string">
            <text:p>2003-12-05</text:p>
          </table:table-cell>
          <table:table-cell office:value-type="string">
            <text:p>臺北市旅館283號</text:p>
          </table:table-cell>
          <table:table-cell office:value-type="string">
            <text:p>旅館</text:p>
          </table:table-cell>
          <table:table-cell office:value-type="string">
            <text:p/>
          </table:table-cell>
          <table:table-cell office:value-type="string">
            <text:p>是</text:p>
          </table:table-cell>
          <table:table-cell office:value-type="string">
            <text:p>春天酒店</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幽雅路18號</text:p>
          </table:table-cell>
          <table:table-cell office:value-type="string">
            <text:p>02-28924546</text:p>
          </table:table-cell>
          <table:table-cell office:value-type="string">
            <text:p>02-28977245</text:p>
          </table:table-cell>
          <table:table-cell office:value-type="string">
            <text:p>81</text:p>
          </table:table-cell>
          <table:table-cell office:value-type="string">
            <text:p>sales@springresort.com.tw</text:p>
          </table:table-cell>
          <table:table-cell office:value-type="string">
            <text:p>http://www.springresort.com.tw/</text:p>
          </table:table-cell>
        </table:table-row>
        <table:table-row>
          <table:table-cell office:value-type="string">
            <text:p>2004-04-06</text:p>
          </table:table-cell>
          <table:table-cell office:value-type="string">
            <text:p>臺北市旅館076號</text:p>
          </table:table-cell>
          <table:table-cell office:value-type="string">
            <text:p>旅館</text:p>
          </table:table-cell>
          <table:table-cell office:value-type="string">
            <text:p/>
          </table:table-cell>
          <table:table-cell office:value-type="string">
            <text:p>否</text:p>
          </table:table-cell>
          <table:table-cell office:value-type="string">
            <text:p>一加一旅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昆明街34號3樓</text:p>
          </table:table-cell>
          <table:table-cell office:value-type="string">
            <text:p>02-23892886</text:p>
          </table:table-cell>
          <table:table-cell office:value-type="string">
            <text:p>02-23880021</text:p>
          </table:table-cell>
          <table:table-cell office:value-type="string">
            <text:p>13</text:p>
          </table:table-cell>
          <table:table-cell office:value-type="string">
            <text:p>tone.holder@msa.hinet.net</text:p>
          </table:table-cell>
          <table:table-cell office:value-type="string">
            <text:p/>
          </table:table-cell>
        </table:table-row>
        <table:table-row>
          <table:table-cell office:value-type="string">
            <text:p>2004-08-09</text:p>
          </table:table-cell>
          <table:table-cell office:value-type="string">
            <text:p>臺北市旅館229號</text:p>
          </table:table-cell>
          <table:table-cell office:value-type="string">
            <text:p>旅館</text:p>
          </table:table-cell>
          <table:table-cell office:value-type="string">
            <text:p/>
          </table:table-cell>
          <table:table-cell office:value-type="string">
            <text:p>否</text:p>
          </table:table-cell>
          <table:table-cell office:value-type="string">
            <text:p>唐門客棧</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信義路二段33號2樓</text:p>
          </table:table-cell>
          <table:table-cell office:value-type="string">
            <text:p>02-23963322</text:p>
          </table:table-cell>
          <table:table-cell office:value-type="string">
            <text:p>02-23963327</text:p>
          </table:table-cell>
          <table:table-cell office:value-type="string">
            <text:p>28</text:p>
          </table:table-cell>
          <table:table-cell office:value-type="string">
            <text:p/>
          </table:table-cell>
          <table:table-cell office:value-type="string">
            <text:p/>
          </table:table-cell>
        </table:table-row>
        <table:table-row>
          <table:table-cell office:value-type="string">
            <text:p>2004-06-29</text:p>
          </table:table-cell>
          <table:table-cell office:value-type="string">
            <text:p>臺北市旅館153號</text:p>
          </table:table-cell>
          <table:table-cell office:value-type="string">
            <text:p>旅館</text:p>
          </table:table-cell>
          <table:table-cell office:value-type="string">
            <text:p/>
          </table:table-cell>
          <table:table-cell office:value-type="string">
            <text:p>否</text:p>
          </table:table-cell>
          <table:table-cell office:value-type="string">
            <text:p>欣欣時尚旅店松山站</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八德路四段453巷12號8-9樓</text:p>
          </table:table-cell>
          <table:table-cell office:value-type="string">
            <text:p>02-27688832</text:p>
          </table:table-cell>
          <table:table-cell office:value-type="string">
            <text:p>02-27688839</text:p>
          </table:table-cell>
          <table:table-cell office:value-type="string">
            <text:p>32</text:p>
          </table:table-cell>
          <table:table-cell office:value-type="string">
            <text:p>shinshinhotels@gmail.com</text:p>
          </table:table-cell>
          <table:table-cell office:value-type="string">
            <text:p>http://www.shinshinhotels.com</text:p>
          </table:table-cell>
        </table:table-row>
        <table:table-row>
          <table:table-cell office:value-type="string">
            <text:p>2004-07-13</text:p>
          </table:table-cell>
          <table:table-cell office:value-type="string">
            <text:p>臺北市旅館194號</text:p>
          </table:table-cell>
          <table:table-cell office:value-type="string">
            <text:p>旅館</text:p>
          </table:table-cell>
          <table:table-cell office:value-type="string">
            <text:p/>
          </table:table-cell>
          <table:table-cell office:value-type="string">
            <text:p>否</text:p>
          </table:table-cell>
          <table:table-cell office:value-type="string">
            <text:p>台北星辰旅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金山南路一段80號1至7樓</text:p>
          </table:table-cell>
          <table:table-cell office:value-type="string">
            <text:p>02-23971377</text:p>
          </table:table-cell>
          <table:table-cell office:value-type="string">
            <text:p>02-23948726</text:p>
          </table:table-cell>
          <table:table-cell office:value-type="string">
            <text:p>52</text:p>
          </table:table-cell>
          <table:table-cell office:value-type="string">
            <text:p>ctz.hotel@msa.hinet.net</text:p>
          </table:table-cell>
          <table:table-cell office:value-type="string">
            <text:p>http://www.taipei-citizen-hotel.com.tw/</text:p>
          </table:table-cell>
        </table:table-row>
        <table:table-row>
          <table:table-cell office:value-type="string">
            <text:p>2004-08-20</text:p>
          </table:table-cell>
          <table:table-cell office:value-type="string">
            <text:p>臺北市旅館243號</text:p>
          </table:table-cell>
          <table:table-cell office:value-type="string">
            <text:p>旅館</text:p>
          </table:table-cell>
          <table:table-cell office:value-type="string">
            <text:p/>
          </table:table-cell>
          <table:table-cell office:value-type="string">
            <text:p>否</text:p>
          </table:table-cell>
          <table:table-cell office:value-type="string">
            <text:p>富順大飯店</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南京西路177號</text:p>
          </table:table-cell>
          <table:table-cell office:value-type="string">
            <text:p>02-25551016</text:p>
          </table:table-cell>
          <table:table-cell office:value-type="string">
            <text:p>02-25551022</text:p>
          </table:table-cell>
          <table:table-cell office:value-type="string">
            <text:p>88</text:p>
          </table:table-cell>
          <table:table-cell office:value-type="string">
            <text:p>nanking177@gmail.com</text:p>
          </table:table-cell>
          <table:table-cell office:value-type="string">
            <text:p/>
          </table:table-cell>
        </table:table-row>
        <table:table-row>
          <table:table-cell office:value-type="string">
            <text:p>2004-06-23</text:p>
          </table:table-cell>
          <table:table-cell office:value-type="string">
            <text:p>臺北市旅館147號</text:p>
          </table:table-cell>
          <table:table-cell office:value-type="string">
            <text:p>旅館</text:p>
          </table:table-cell>
          <table:table-cell office:value-type="string">
            <text:p/>
          </table:table-cell>
          <table:table-cell office:value-type="string">
            <text:p>否</text:p>
          </table:table-cell>
          <table:table-cell office:value-type="string">
            <text:p>囍閱文創旅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長沙街二段11號10樓</text:p>
          </table:table-cell>
          <table:table-cell office:value-type="string">
            <text:p>02-23886235</text:p>
          </table:table-cell>
          <table:table-cell office:value-type="string">
            <text:p>02-23704313</text:p>
          </table:table-cell>
          <table:table-cell office:value-type="string">
            <text:p>20</text:p>
          </table:table-cell>
          <table:table-cell office:value-type="string">
            <text:p>dbhouse2015@gmail.com</text:p>
          </table:table-cell>
          <table:table-cell office:value-type="string">
            <text:p>http://www.hotelattic.com/</text:p>
          </table:table-cell>
        </table:table-row>
        <table:table-row>
          <table:table-cell office:value-type="string">
            <text:p>2004-06-08</text:p>
          </table:table-cell>
          <table:table-cell office:value-type="string">
            <text:p>臺北市旅館130號</text:p>
          </table:table-cell>
          <table:table-cell office:value-type="string">
            <text:p>旅館</text:p>
          </table:table-cell>
          <table:table-cell office:value-type="string">
            <text:p/>
          </table:table-cell>
          <table:table-cell office:value-type="string">
            <text:p>否</text:p>
          </table:table-cell>
          <table:table-cell office:value-type="string">
            <text:p>一等好旅店</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八德路四段624巷2號B1-1樓,4號2-6樓</text:p>
          </table:table-cell>
          <table:table-cell office:value-type="string">
            <text:p>02-27609255</text:p>
          </table:table-cell>
          <table:table-cell office:value-type="string">
            <text:p>02-27656851</text:p>
          </table:table-cell>
          <table:table-cell office:value-type="string">
            <text:p>32</text:p>
          </table:table-cell>
          <table:table-cell office:value-type="string">
            <text:p>naco197805118@gmail.com</text:p>
          </table:table-cell>
          <table:table-cell office:value-type="string">
            <text:p/>
          </table:table-cell>
        </table:table-row>
        <table:table-row>
          <table:table-cell office:value-type="string">
            <text:p>2004-06-01</text:p>
          </table:table-cell>
          <table:table-cell office:value-type="string">
            <text:p>臺北市旅館126號</text:p>
          </table:table-cell>
          <table:table-cell office:value-type="string">
            <text:p>旅館</text:p>
          </table:table-cell>
          <table:table-cell office:value-type="string">
            <text:p/>
          </table:table-cell>
          <table:table-cell office:value-type="string">
            <text:p>否</text:p>
          </table:table-cell>
          <table:table-cell office:value-type="string">
            <text:p>喬合大飯店</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復興南路一段136號1至4樓；復興南路一段126巷10弄1號等、3號2樓至2樓之8、3號3樓至3樓之8、3號4樓至4樓之10、3號5至5樓之10、3號6樓至6樓之9</text:p>
          </table:table-cell>
          <table:table-cell office:value-type="string">
            <text:p>02-27765877</text:p>
          </table:table-cell>
          <table:table-cell office:value-type="string">
            <text:p>02-27213468</text:p>
          </table:table-cell>
          <table:table-cell office:value-type="string">
            <text:p>69</text:p>
          </table:table-cell>
          <table:table-cell office:value-type="string">
            <text:p>dejavu@city-hotel.com.tw</text:p>
          </table:table-cell>
          <table:table-cell office:value-type="string">
            <text:p>http://deja-vu.city-hotel.com.tw/</text:p>
          </table:table-cell>
        </table:table-row>
        <table:table-row>
          <table:table-cell office:value-type="string">
            <text:p>2004-06-28</text:p>
          </table:table-cell>
          <table:table-cell office:value-type="string">
            <text:p>臺北市旅館163號</text:p>
          </table:table-cell>
          <table:table-cell office:value-type="string">
            <text:p>旅館</text:p>
          </table:table-cell>
          <table:table-cell office:value-type="string">
            <text:p/>
          </table:table-cell>
          <table:table-cell office:value-type="string">
            <text:p>否</text:p>
          </table:table-cell>
          <table:table-cell office:value-type="string">
            <text:p>瑞華旅社</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忠孝東路四段235號4-5樓</text:p>
          </table:table-cell>
          <table:table-cell office:value-type="string">
            <text:p>02-27413147</text:p>
          </table:table-cell>
          <table:table-cell office:value-type="string">
            <text:p>02-27413148</text:p>
          </table:table-cell>
          <table:table-cell office:value-type="string">
            <text:p>20</text:p>
          </table:table-cell>
          <table:table-cell office:value-type="string">
            <text:p>service@rf-bzhotel.com</text:p>
          </table:table-cell>
          <table:table-cell office:value-type="string">
            <text:p/>
          </table:table-cell>
        </table:table-row>
        <table:table-row>
          <table:table-cell office:value-type="string">
            <text:p>2004-03-16</text:p>
          </table:table-cell>
          <table:table-cell office:value-type="string">
            <text:p>臺北市旅館057號</text:p>
          </table:table-cell>
          <table:table-cell office:value-type="string">
            <text:p>旅館</text:p>
          </table:table-cell>
          <table:table-cell office:value-type="string">
            <text:p/>
          </table:table-cell>
          <table:table-cell office:value-type="string">
            <text:p>否</text:p>
          </table:table-cell>
          <table:table-cell office:value-type="string">
            <text:p>凱統大飯店</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忠孝東路三段8號3-9樓</text:p>
          </table:table-cell>
          <table:table-cell office:value-type="string">
            <text:p>02-27211162</text:p>
          </table:table-cell>
          <table:table-cell office:value-type="string">
            <text:p>02-27119096</text:p>
          </table:table-cell>
          <table:table-cell office:value-type="string">
            <text:p>56</text:p>
          </table:table-cell>
          <table:table-cell office:value-type="string">
            <text:p>kdmtp@ms72.hinet.net</text:p>
          </table:table-cell>
          <table:table-cell office:value-type="string">
            <text:p>http://kdmhotel.com.tw</text:p>
          </table:table-cell>
        </table:table-row>
        <table:table-row>
          <table:table-cell office:value-type="string">
            <text:p>2004-07-20</text:p>
          </table:table-cell>
          <table:table-cell office:value-type="string">
            <text:p>臺北市旅館317號</text:p>
          </table:table-cell>
          <table:table-cell office:value-type="string">
            <text:p>旅館</text:p>
          </table:table-cell>
          <table:table-cell office:value-type="string">
            <text:p/>
          </table:table-cell>
          <table:table-cell office:value-type="string">
            <text:p>否</text:p>
          </table:table-cell>
          <table:table-cell office:value-type="string">
            <text:p>多郎明哥旅館</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信義路三段73號</text:p>
          </table:table-cell>
          <table:table-cell office:value-type="string">
            <text:p>02-27001200</text:p>
          </table:table-cell>
          <table:table-cell office:value-type="string">
            <text:p>02-27092649</text:p>
          </table:table-cell>
          <table:table-cell office:value-type="string">
            <text:p>30</text:p>
          </table:table-cell>
          <table:table-cell office:value-type="string">
            <text:p>dolamanco@gmail.com</text:p>
          </table:table-cell>
          <table:table-cell office:value-type="string">
            <text:p>http://www.dolamanco.com.tw</text:p>
          </table:table-cell>
        </table:table-row>
        <table:table-row>
          <table:table-cell office:value-type="string">
            <text:p>2004-07-14</text:p>
          </table:table-cell>
          <table:table-cell office:value-type="string">
            <text:p>臺北市旅館207號</text:p>
          </table:table-cell>
          <table:table-cell office:value-type="string">
            <text:p>旅館</text:p>
          </table:table-cell>
          <table:table-cell office:value-type="string">
            <text:p/>
          </table:table-cell>
          <table:table-cell office:value-type="string">
            <text:p>否</text:p>
          </table:table-cell>
          <table:table-cell office:value-type="string">
            <text:p>儷萊飯店(普亨萊大飯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中華路一段21號12樓</text:p>
          </table:table-cell>
          <table:table-cell office:value-type="string">
            <text:p>02-23111440</text:p>
          </table:table-cell>
          <table:table-cell office:value-type="string">
            <text:p>02-23110444</text:p>
          </table:table-cell>
          <table:table-cell office:value-type="string">
            <text:p>13</text:p>
          </table:table-cell>
          <table:table-cell office:value-type="string">
            <text:p>toyhotelx1@gmail.com</text:p>
          </table:table-cell>
          <table:table-cell office:value-type="string">
            <text:p/>
          </table:table-cell>
        </table:table-row>
        <table:table-row>
          <table:table-cell office:value-type="string">
            <text:p>2004-06-30</text:p>
          </table:table-cell>
          <table:table-cell office:value-type="string">
            <text:p>臺北市旅館155號</text:p>
          </table:table-cell>
          <table:table-cell office:value-type="string">
            <text:p>旅館</text:p>
          </table:table-cell>
          <table:table-cell office:value-type="string">
            <text:p/>
          </table:table-cell>
          <table:table-cell office:value-type="string">
            <text:p>否</text:p>
          </table:table-cell>
          <table:table-cell office:value-type="string">
            <text:p>欣欣時尚旅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昆明街34號4樓</text:p>
          </table:table-cell>
          <table:table-cell office:value-type="string">
            <text:p>02-23112898</text:p>
          </table:table-cell>
          <table:table-cell office:value-type="string">
            <text:p>02-23112848</text:p>
          </table:table-cell>
          <table:table-cell office:value-type="string">
            <text:p>13</text:p>
          </table:table-cell>
          <table:table-cell office:value-type="string">
            <text:p>shinshinhotel168@gmail.com</text:p>
          </table:table-cell>
          <table:table-cell office:value-type="string">
            <text:p>http://www.shinshinhotel.com</text:p>
          </table:table-cell>
        </table:table-row>
        <table:table-row>
          <table:table-cell office:value-type="string">
            <text:p>2004-06-23</text:p>
          </table:table-cell>
          <table:table-cell office:value-type="string">
            <text:p>臺北市旅館146號</text:p>
          </table:table-cell>
          <table:table-cell office:value-type="string">
            <text:p>旅館</text:p>
          </table:table-cell>
          <table:table-cell office:value-type="string">
            <text:p/>
          </table:table-cell>
          <table:table-cell office:value-type="string">
            <text:p>否</text:p>
          </table:table-cell>
          <table:table-cell office:value-type="string">
            <text:p>瑾旅南西</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南京西路151號6至12樓</text:p>
          </table:table-cell>
          <table:table-cell office:value-type="string">
            <text:p>02-25593232</text:p>
          </table:table-cell>
          <table:table-cell office:value-type="string">
            <text:p>02-2356</text:p>
          </table:table-cell>
          <table:table-cell office:value-type="string">
            <text:p>45</text:p>
          </table:table-cell>
          <table:table-cell office:value-type="string">
            <text:p>NEWSTAYINN2@GMAIL.COM</text:p>
          </table:table-cell>
          <table:table-cell office:value-type="string">
            <text:p/>
          </table:table-cell>
        </table:table-row>
        <table:table-row>
          <table:table-cell office:value-type="string">
            <text:p>2004-07-15</text:p>
          </table:table-cell>
          <table:table-cell office:value-type="string">
            <text:p>臺北市旅館168號</text:p>
          </table:table-cell>
          <table:table-cell office:value-type="string">
            <text:p>旅館</text:p>
          </table:table-cell>
          <table:table-cell office:value-type="string">
            <text:p/>
          </table:table-cell>
          <table:table-cell office:value-type="string">
            <text:p>否</text:p>
          </table:table-cell>
          <table:table-cell office:value-type="string">
            <text:p>台北馥敦飯店復南館</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復興南路二段41號</text:p>
          </table:table-cell>
          <table:table-cell office:value-type="string">
            <text:p>02-27031234</text:p>
          </table:table-cell>
          <table:table-cell office:value-type="string">
            <text:p>02-27056161</text:p>
          </table:table-cell>
          <table:table-cell office:value-type="string">
            <text:p>95</text:p>
          </table:table-cell>
          <table:table-cell office:value-type="string">
            <text:p>service2@taipeifullerton.com.tw</text:p>
          </table:table-cell>
          <table:table-cell office:value-type="string">
            <text:p>http://www.taipeifullerton.com.tw/</text:p>
          </table:table-cell>
        </table:table-row>
        <table:table-row>
          <table:table-cell office:value-type="string">
            <text:p>2004-07-28</text:p>
          </table:table-cell>
          <table:table-cell office:value-type="string">
            <text:p>臺北市旅館211號</text:p>
          </table:table-cell>
          <table:table-cell office:value-type="string">
            <text:p>旅館</text:p>
          </table:table-cell>
          <table:table-cell office:value-type="string">
            <text:p/>
          </table:table-cell>
          <table:table-cell office:value-type="string">
            <text:p>否</text:p>
          </table:table-cell>
          <table:table-cell office:value-type="string">
            <text:p>儷萊旅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中華路一段21號4-5樓,8-11樓</text:p>
          </table:table-cell>
          <table:table-cell office:value-type="string">
            <text:p>02-23111440</text:p>
          </table:table-cell>
          <table:table-cell office:value-type="string">
            <text:p>02-23110444</text:p>
          </table:table-cell>
          <table:table-cell office:value-type="string">
            <text:p>78</text:p>
          </table:table-cell>
          <table:table-cell office:value-type="string">
            <text:p>relitehotelra@hotmail.com</text:p>
          </table:table-cell>
          <table:table-cell office:value-type="string">
            <text:p/>
          </table:table-cell>
        </table:table-row>
        <table:table-row>
          <table:table-cell office:value-type="string">
            <text:p>2003-11-25</text:p>
          </table:table-cell>
          <table:table-cell office:value-type="string">
            <text:p>臺北市旅館001號</text:p>
          </table:table-cell>
          <table:table-cell office:value-type="string">
            <text:p>旅館</text:p>
          </table:table-cell>
          <table:table-cell office:value-type="string">
            <text:p/>
          </table:table-cell>
          <table:table-cell office:value-type="string">
            <text:p>否</text:p>
          </table:table-cell>
          <table:table-cell office:value-type="string">
            <text:p>旅居文旅西門驛站昆明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昆明街142號7-8樓</text:p>
          </table:table-cell>
          <table:table-cell office:value-type="string">
            <text:p>02-23818131</text:p>
          </table:table-cell>
          <table:table-cell office:value-type="string">
            <text:p>02-23832729</text:p>
          </table:table-cell>
          <table:table-cell office:value-type="string">
            <text:p>37</text:p>
          </table:table-cell>
          <table:table-cell office:value-type="string">
            <text:p>ximen-inn2@hubhotel.com.tw</text:p>
          </table:table-cell>
          <table:table-cell office:value-type="string">
            <text:p>https://ximen-inn2.hubhotel.com.tw/</text:p>
          </table:table-cell>
        </table:table-row>
        <table:table-row>
          <table:table-cell office:value-type="string">
            <text:p>2004-01-17</text:p>
          </table:table-cell>
          <table:table-cell office:value-type="string">
            <text:p>臺北市旅館033號</text:p>
          </table:table-cell>
          <table:table-cell office:value-type="string">
            <text:p>旅館</text:p>
          </table:table-cell>
          <table:table-cell office:value-type="string">
            <text:p/>
          </table:table-cell>
          <table:table-cell office:value-type="string">
            <text:p>否</text:p>
          </table:table-cell>
          <table:table-cell office:value-type="string">
            <text:p>悅來旅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中華路一段21號6-7樓</text:p>
          </table:table-cell>
          <table:table-cell office:value-type="string">
            <text:p>02-23110066</text:p>
          </table:table-cell>
          <table:table-cell office:value-type="string">
            <text:p>02-23110065</text:p>
          </table:table-cell>
          <table:table-cell office:value-type="string">
            <text:p>26</text:p>
          </table:table-cell>
          <table:table-cell office:value-type="string">
            <text:p>suunnyhotelx1@gmail.com</text:p>
          </table:table-cell>
          <table:table-cell office:value-type="string">
            <text:p/>
          </table:table-cell>
        </table:table-row>
        <table:table-row>
          <table:table-cell office:value-type="string">
            <text:p>2004-08-30</text:p>
          </table:table-cell>
          <table:table-cell office:value-type="string">
            <text:p>臺北市旅館248號</text:p>
          </table:table-cell>
          <table:table-cell office:value-type="string">
            <text:p>旅館</text:p>
          </table:table-cell>
          <table:table-cell office:value-type="string">
            <text:p/>
          </table:table-cell>
          <table:table-cell office:value-type="string">
            <text:p>否</text:p>
          </table:table-cell>
          <table:table-cell office:value-type="string">
            <text:p>北城大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長春路279號B1-12樓</text:p>
          </table:table-cell>
          <table:table-cell office:value-type="string">
            <text:p>02-25017601</text:p>
          </table:table-cell>
          <table:table-cell office:value-type="string">
            <text:p>02-25043635</text:p>
          </table:table-cell>
          <table:table-cell office:value-type="string">
            <text:p>55</text:p>
          </table:table-cell>
          <table:table-cell office:value-type="string">
            <text:p>cityhotel@livemail.tw</text:p>
          </table:table-cell>
          <table:table-cell office:value-type="string">
            <text:p>http://www.cityhotel.com.tw</text:p>
          </table:table-cell>
        </table:table-row>
        <table:table-row>
          <table:table-cell office:value-type="string">
            <text:p>2004-05-21</text:p>
          </table:table-cell>
          <table:table-cell office:value-type="string">
            <text:p>臺北市旅館107號</text:p>
          </table:table-cell>
          <table:table-cell office:value-type="string">
            <text:p>旅館</text:p>
          </table:table-cell>
          <table:table-cell office:value-type="string">
            <text:p/>
          </table:table-cell>
          <table:table-cell office:value-type="string">
            <text:p>否</text:p>
          </table:table-cell>
          <table:table-cell office:value-type="string">
            <text:p>千慧旅館</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南京西路22號7樓</text:p>
          </table:table-cell>
          <table:table-cell office:value-type="string">
            <text:p>02-25552451</text:p>
          </table:table-cell>
          <table:table-cell office:value-type="string">
            <text:p>02-25562310</text:p>
          </table:table-cell>
          <table:table-cell office:value-type="string">
            <text:p>20</text:p>
          </table:table-cell>
          <table:table-cell office:value-type="string">
            <text:p>no@no.no</text:p>
          </table:table-cell>
          <table:table-cell office:value-type="string">
            <text:p/>
          </table:table-cell>
        </table:table-row>
        <table:table-row>
          <table:table-cell office:value-type="string">
            <text:p>2006-02-27</text:p>
          </table:table-cell>
          <table:table-cell office:value-type="string">
            <text:p>臺北市旅館298號</text:p>
          </table:table-cell>
          <table:table-cell office:value-type="string">
            <text:p>旅館</text:p>
          </table:table-cell>
          <table:table-cell office:value-type="string">
            <text:p/>
          </table:table-cell>
          <table:table-cell office:value-type="string">
            <text:p>是</text:p>
          </table:table-cell>
          <table:table-cell office:value-type="string">
            <text:p>鳳凰閣旅社</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溫泉路106之1號</text:p>
          </table:table-cell>
          <table:table-cell office:value-type="string">
            <text:p>02-28912827</text:p>
          </table:table-cell>
          <table:table-cell office:value-type="string">
            <text:p>02-28914497</text:p>
          </table:table-cell>
          <table:table-cell office:value-type="string">
            <text:p>25</text:p>
          </table:table-cell>
          <table:table-cell office:value-type="string">
            <text:p>nklin127@gmail.com</text:p>
          </table:table-cell>
          <table:table-cell office:value-type="string">
            <text:p>http://www.phoenix-pavillion.com.tw/</text:p>
          </table:table-cell>
        </table:table-row>
        <table:table-row>
          <table:table-cell office:value-type="string">
            <text:p>1984-04-19</text:p>
          </table:table-cell>
          <table:table-cell office:value-type="string">
            <text:p>交觀宿字第1617號</text:p>
          </table:table-cell>
          <table:table-cell office:value-type="string">
            <text:p>國際觀光旅館</text:p>
          </table:table-cell>
          <table:table-cell office:value-type="string">
            <text:p/>
          </table:table-cell>
          <table:table-cell office:value-type="string">
            <text:p>否</text:p>
          </table:table-cell>
          <table:table-cell office:value-type="string">
            <text:p>福華大飯店</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仁愛路3段160號</text:p>
          </table:table-cell>
          <table:table-cell office:value-type="string">
            <text:p>02-27002323</text:p>
          </table:table-cell>
          <table:table-cell office:value-type="string">
            <text:p>02-2700</text:p>
          </table:table-cell>
          <table:table-cell office:value-type="string">
            <text:p>606</text:p>
          </table:table-cell>
          <table:table-cell office:value-type="string">
            <text:p>howard@howard-hotels.com.tw</text:p>
          </table:table-cell>
          <table:table-cell office:value-type="string">
            <text:p>http://www.howard-hotels.com.tw</text:p>
          </table:table-cell>
        </table:table-row>
        <table:table-row>
          <table:table-cell office:value-type="string">
            <text:p>2004-08-20</text:p>
          </table:table-cell>
          <table:table-cell office:value-type="string">
            <text:p>臺北市旅館250號</text:p>
          </table:table-cell>
          <table:table-cell office:value-type="string">
            <text:p>旅館</text:p>
          </table:table-cell>
          <table:table-cell office:value-type="string">
            <text:p/>
          </table:table-cell>
          <table:table-cell office:value-type="string">
            <text:p>否</text:p>
          </table:table-cell>
          <table:table-cell office:value-type="string">
            <text:p>洛碁大飯店新仕界</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昆明街139號2樓、141號3至9樓、7樓之1至13、8樓之1至8</text:p>
          </table:table-cell>
          <table:table-cell office:value-type="string">
            <text:p>02-23118863</text:p>
          </table:table-cell>
          <table:table-cell office:value-type="string">
            <text:p>02-23894692</text:p>
          </table:table-cell>
          <table:table-cell office:value-type="string">
            <text:p>107</text:p>
          </table:table-cell>
          <table:table-cell office:value-type="string">
            <text:p>newworld@gwh.global</text:p>
          </table:table-cell>
          <table:table-cell office:value-type="string">
            <text:p>http://newworld.greenworldhotels.com/</text:p>
          </table:table-cell>
        </table:table-row>
        <table:table-row>
          <table:table-cell office:value-type="string">
            <text:p>1984-01-09</text:p>
          </table:table-cell>
          <table:table-cell office:value-type="string">
            <text:p>交觀宿字第1170號</text:p>
          </table:table-cell>
          <table:table-cell office:value-type="string">
            <text:p>國際觀光旅館</text:p>
          </table:table-cell>
          <table:table-cell office:value-type="string">
            <text:p>五星級</text:p>
          </table:table-cell>
          <table:table-cell office:value-type="string">
            <text:p>否</text:p>
          </table:table-cell>
          <table:table-cell office:value-type="string">
            <text:p>老爺大酒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2段37之1號</text:p>
          </table:table-cell>
          <table:table-cell office:value-type="string">
            <text:p>02-25423266</text:p>
          </table:table-cell>
          <table:table-cell office:value-type="string">
            <text:p>02-25434897</text:p>
          </table:table-cell>
          <table:table-cell office:value-type="string">
            <text:p>202</text:p>
          </table:table-cell>
          <table:table-cell office:value-type="string">
            <text:p>service@royal-taipei.com.tw</text:p>
          </table:table-cell>
          <table:table-cell office:value-type="string">
            <text:p>http://www.royal-taipei.com.tw</text:p>
          </table:table-cell>
        </table:table-row>
        <table:table-row>
          <table:table-cell office:value-type="string">
            <text:p>2004-06-17</text:p>
          </table:table-cell>
          <table:table-cell office:value-type="string">
            <text:p>臺北市旅館120號</text:p>
          </table:table-cell>
          <table:table-cell office:value-type="string">
            <text:p>旅館</text:p>
          </table:table-cell>
          <table:table-cell office:value-type="string">
            <text:p/>
          </table:table-cell>
          <table:table-cell office:value-type="string">
            <text:p>否</text:p>
          </table:table-cell>
          <table:table-cell office:value-type="string">
            <text:p>洛碁大飯店協美</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二段181號10-12樓</text:p>
          </table:table-cell>
          <table:table-cell office:value-type="string">
            <text:p>02-25971281</text:p>
          </table:table-cell>
          <table:table-cell office:value-type="string">
            <text:p>02-25971288</text:p>
          </table:table-cell>
          <table:table-cell office:value-type="string">
            <text:p>24</text:p>
          </table:table-cell>
          <table:table-cell office:value-type="string">
            <text:p>sansuihotel@gmail.com</text:p>
          </table:table-cell>
          <table:table-cell office:value-type="string">
            <text:p/>
          </table:table-cell>
        </table:table-row>
        <table:table-row>
          <table:table-cell office:value-type="string">
            <text:p>2004-06-17</text:p>
          </table:table-cell>
          <table:table-cell office:value-type="string">
            <text:p>臺北市旅館118號</text:p>
          </table:table-cell>
          <table:table-cell office:value-type="string">
            <text:p>旅館</text:p>
          </table:table-cell>
          <table:table-cell office:value-type="string">
            <text:p/>
          </table:table-cell>
          <table:table-cell office:value-type="string">
            <text:p>否</text:p>
          </table:table-cell>
          <table:table-cell office:value-type="string">
            <text:p>洛碁大飯店山水閣</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二段181號1-5樓</text:p>
          </table:table-cell>
          <table:table-cell office:value-type="string">
            <text:p>02-25971281</text:p>
          </table:table-cell>
          <table:table-cell office:value-type="string">
            <text:p>02-25971288</text:p>
          </table:table-cell>
          <table:table-cell office:value-type="string">
            <text:p>32</text:p>
          </table:table-cell>
          <table:table-cell office:value-type="string">
            <text:p>sansuihotel@gmail.com</text:p>
          </table:table-cell>
          <table:table-cell office:value-type="string">
            <text:p>https://sansui.greenworldhotels.com/</text:p>
          </table:table-cell>
        </table:table-row>
        <table:table-row>
          <table:table-cell office:value-type="string">
            <text:p>2004-01-07</text:p>
          </table:table-cell>
          <table:table-cell office:value-type="string">
            <text:p>臺北市旅館034號</text:p>
          </table:table-cell>
          <table:table-cell office:value-type="string">
            <text:p>旅館</text:p>
          </table:table-cell>
          <table:table-cell office:value-type="string">
            <text:p/>
          </table:table-cell>
          <table:table-cell office:value-type="string">
            <text:p>否</text:p>
          </table:table-cell>
          <table:table-cell office:value-type="string">
            <text:p>金財神旅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中華路一段21號3樓</text:p>
          </table:table-cell>
          <table:table-cell office:value-type="string">
            <text:p>02-23110066</text:p>
          </table:table-cell>
          <table:table-cell office:value-type="string">
            <text:p>02-23110444</text:p>
          </table:table-cell>
          <table:table-cell office:value-type="string">
            <text:p>12</text:p>
          </table:table-cell>
          <table:table-cell office:value-type="string">
            <text:p>hotelzoox1@gmail.com</text:p>
          </table:table-cell>
          <table:table-cell office:value-type="string">
            <text:p/>
          </table:table-cell>
        </table:table-row>
        <table:table-row>
          <table:table-cell office:value-type="string">
            <text:p>2004-08-03</text:p>
          </table:table-cell>
          <table:table-cell office:value-type="string">
            <text:p>臺北市旅館221號</text:p>
          </table:table-cell>
          <table:table-cell office:value-type="string">
            <text:p>旅館</text:p>
          </table:table-cell>
          <table:table-cell office:value-type="string">
            <text:p/>
          </table:table-cell>
          <table:table-cell office:value-type="string">
            <text:p>否</text:p>
          </table:table-cell>
          <table:table-cell office:value-type="string">
            <text:p>松林旅社</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桂林路174號3至5樓及夾層、176號1至5樓及夾層</text:p>
          </table:table-cell>
          <table:table-cell office:value-type="string">
            <text:p>02-23067122</text:p>
          </table:table-cell>
          <table:table-cell office:value-type="string">
            <text:p>02-23382211</text:p>
          </table:table-cell>
          <table:table-cell office:value-type="string">
            <text:p>31</text:p>
          </table:table-cell>
          <table:table-cell office:value-type="string">
            <text:p>pinery176@gmail.com</text:p>
          </table:table-cell>
          <table:table-cell office:value-type="string">
            <text:p>http://songlin.tw/</text:p>
          </table:table-cell>
        </table:table-row>
        <table:table-row>
          <table:table-cell office:value-type="string">
            <text:p>2004-06-24</text:p>
          </table:table-cell>
          <table:table-cell office:value-type="string">
            <text:p>臺北市旅館061號</text:p>
          </table:table-cell>
          <table:table-cell office:value-type="string">
            <text:p>旅館</text:p>
          </table:table-cell>
          <table:table-cell office:value-type="string">
            <text:p/>
          </table:table-cell>
          <table:table-cell office:value-type="string">
            <text:p>否</text:p>
          </table:table-cell>
          <table:table-cell office:value-type="string">
            <text:p>洛碁大飯店花華分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漢口街1段36號1至8樓</text:p>
          </table:table-cell>
          <table:table-cell office:value-type="string">
            <text:p>02-23123811</text:p>
          </table:table-cell>
          <table:table-cell office:value-type="string">
            <text:p>02-23123800</text:p>
          </table:table-cell>
          <table:table-cell office:value-type="string">
            <text:p>56</text:p>
          </table:table-cell>
          <table:table-cell office:value-type="string">
            <text:p>flora@gwh.global</text:p>
          </table:table-cell>
          <table:table-cell office:value-type="string">
            <text:p>http://flora.greenworldhotels.com/</text:p>
          </table:table-cell>
        </table:table-row>
        <table:table-row>
          <table:table-cell office:value-type="string">
            <text:p>2004-04-16</text:p>
          </table:table-cell>
          <table:table-cell office:value-type="string">
            <text:p>臺北市旅館082號</text:p>
          </table:table-cell>
          <table:table-cell office:value-type="string">
            <text:p>旅館</text:p>
          </table:table-cell>
          <table:table-cell office:value-type="string">
            <text:p/>
          </table:table-cell>
          <table:table-cell office:value-type="string">
            <text:p>否</text:p>
          </table:table-cell>
          <table:table-cell office:value-type="string">
            <text:p>承攜行旅台北台大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羅斯福路三段98號1-8樓</text:p>
          </table:table-cell>
          <table:table-cell office:value-type="string">
            <text:p>02-23657367</text:p>
          </table:table-cell>
          <table:table-cell office:value-type="string">
            <text:p>02-23681500</text:p>
          </table:table-cell>
          <table:table-cell office:value-type="string">
            <text:p>35</text:p>
          </table:table-cell>
          <table:table-cell office:value-type="string">
            <text:p>hello.checkinnexpressts@gmail.com</text:p>
          </table:table-cell>
          <table:table-cell office:value-type="string">
            <text:p/>
          </table:table-cell>
        </table:table-row>
        <table:table-row>
          <table:table-cell office:value-type="string">
            <text:p>1981-03-06</text:p>
          </table:table-cell>
          <table:table-cell office:value-type="string">
            <text:p>交觀宿字第1470號</text:p>
          </table:table-cell>
          <table:table-cell office:value-type="string">
            <text:p>國際觀光旅館</text:p>
          </table:table-cell>
          <table:table-cell office:value-type="string">
            <text:p>五星級</text:p>
          </table:table-cell>
          <table:table-cell office:value-type="string">
            <text:p>否</text:p>
          </table:table-cell>
          <table:table-cell office:value-type="string">
            <text:p>台北寒舍喜來登大飯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東路1段12號</text:p>
          </table:table-cell>
          <table:table-cell office:value-type="string">
            <text:p>02-23215511</text:p>
          </table:table-cell>
          <table:table-cell office:value-type="string">
            <text:p>02-23944240</text:p>
          </table:table-cell>
          <table:table-cell office:value-type="string">
            <text:p>688</text:p>
          </table:table-cell>
          <table:table-cell office:value-type="string">
            <text:p>sheraton@sheratongrandtaipei.com</text:p>
          </table:table-cell>
          <table:table-cell office:value-type="string">
            <text:p>http://www.sheratongrandtaipei.com</text:p>
          </table:table-cell>
        </table:table-row>
        <table:table-row>
          <table:table-cell office:value-type="string">
            <text:p>2004-06-29</text:p>
          </table:table-cell>
          <table:table-cell office:value-type="string">
            <text:p>臺北市旅館152號</text:p>
          </table:table-cell>
          <table:table-cell office:value-type="string">
            <text:p>旅館</text:p>
          </table:table-cell>
          <table:table-cell office:value-type="string">
            <text:p/>
          </table:table-cell>
          <table:table-cell office:value-type="string">
            <text:p>否</text:p>
          </table:table-cell>
          <table:table-cell office:value-type="string">
            <text:p>苓旅站前</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西路一段72號4樓</text:p>
          </table:table-cell>
          <table:table-cell office:value-type="string">
            <text:p>02-23814755</text:p>
          </table:table-cell>
          <table:table-cell office:value-type="string">
            <text:p>02-23885442</text:p>
          </table:table-cell>
          <table:table-cell office:value-type="string">
            <text:p>35</text:p>
          </table:table-cell>
          <table:table-cell office:value-type="string">
            <text:p>lininntms@gmail.com</text:p>
          </table:table-cell>
          <table:table-cell office:value-type="string">
            <text:p/>
          </table:table-cell>
        </table:table-row>
        <table:table-row>
          <table:table-cell office:value-type="string">
            <text:p>1980-12-31</text:p>
          </table:table-cell>
          <table:table-cell office:value-type="string">
            <text:p>交觀宿字第1569號</text:p>
          </table:table-cell>
          <table:table-cell office:value-type="string">
            <text:p>國際觀光旅館</text:p>
          </table:table-cell>
          <table:table-cell office:value-type="string">
            <text:p/>
          </table:table-cell>
          <table:table-cell office:value-type="string">
            <text:p>否</text:p>
          </table:table-cell>
          <table:table-cell office:value-type="string">
            <text:p>國聯大飯店</text:p>
          </table:table-cell>
          <table:table-cell office:value-type="string">
            <text:p>臺北市</text:p>
          </table:table-cell>
          <table:table-cell office:value-type="string">
            <text:p>大安區</text:p>
          </table:table-cell>
          <table:table-cell office:value-type="string">
            <text:p>106</text:p>
          </table:table-cell>
          <table:table-cell office:value-type="string">
            <text:p>臺北市大安區光復南路200號</text:p>
          </table:table-cell>
          <table:table-cell office:value-type="string">
            <text:p>02-27731515</text:p>
          </table:table-cell>
          <table:table-cell office:value-type="string">
            <text:p>02-27819343</text:p>
          </table:table-cell>
          <table:table-cell office:value-type="string">
            <text:p>243</text:p>
          </table:table-cell>
          <table:table-cell office:value-type="string">
            <text:p>fin_dept@unitedhotel.com.tw</text:p>
          </table:table-cell>
          <table:table-cell office:value-type="string">
            <text:p>http://www.unitedhotel.com.tw</text:p>
          </table:table-cell>
        </table:table-row>
        <table:table-row>
          <table:table-cell office:value-type="string">
            <text:p>2004-07-20</text:p>
          </table:table-cell>
          <table:table-cell office:value-type="string">
            <text:p>臺北市旅館357號</text:p>
          </table:table-cell>
          <table:table-cell office:value-type="string">
            <text:p>旅館</text:p>
          </table:table-cell>
          <table:table-cell office:value-type="string">
            <text:p/>
          </table:table-cell>
          <table:table-cell office:value-type="string">
            <text:p>否</text:p>
          </table:table-cell>
          <table:table-cell office:value-type="string">
            <text:p>豪爵旅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吉林路379巷20號1至7樓及20之1號2樓至7樓、德惠街170巷24號1樓</text:p>
          </table:table-cell>
          <table:table-cell office:value-type="string">
            <text:p>02-25942977</text:p>
          </table:table-cell>
          <table:table-cell office:value-type="string">
            <text:p>02-25942976</text:p>
          </table:table-cell>
          <table:table-cell office:value-type="string">
            <text:p>53</text:p>
          </table:table-cell>
          <table:table-cell office:value-type="string">
            <text:p>metrohotel24@gmail.com</text:p>
          </table:table-cell>
          <table:table-cell office:value-type="string">
            <text:p>http://www.metro-hotel.tw/</text:p>
          </table:table-cell>
        </table:table-row>
        <table:table-row>
          <table:table-cell office:value-type="string">
            <text:p>2004-07-14</text:p>
          </table:table-cell>
          <table:table-cell office:value-type="string">
            <text:p>臺北市旅館198號</text:p>
          </table:table-cell>
          <table:table-cell office:value-type="string">
            <text:p>旅館</text:p>
          </table:table-cell>
          <table:table-cell office:value-type="string">
            <text:p/>
          </table:table-cell>
          <table:table-cell office:value-type="string">
            <text:p>否</text:p>
          </table:table-cell>
          <table:table-cell office:value-type="string">
            <text:p>新驛旅店台北車站二館</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長安西路83號</text:p>
          </table:table-cell>
          <table:table-cell office:value-type="string">
            <text:p>02-25555577</text:p>
          </table:table-cell>
          <table:table-cell office:value-type="string">
            <text:p>02-25552877</text:p>
          </table:table-cell>
          <table:table-cell office:value-type="string">
            <text:p>50</text:p>
          </table:table-cell>
          <table:table-cell office:value-type="string">
            <text:p>Service2@cityinn.com.tw</text:p>
          </table:table-cell>
          <table:table-cell office:value-type="string">
            <text:p>http://www.cityinn.com.tw</text:p>
          </table:table-cell>
        </table:table-row>
        <table:table-row>
          <table:table-cell office:value-type="string">
            <text:p>2003-11-27</text:p>
          </table:table-cell>
          <table:table-cell office:value-type="string">
            <text:p>臺北市旅館002號</text:p>
          </table:table-cell>
          <table:table-cell office:value-type="string">
            <text:p>旅館</text:p>
          </table:table-cell>
          <table:table-cell office:value-type="string">
            <text:p/>
          </table:table-cell>
          <table:table-cell office:value-type="string">
            <text:p>否</text:p>
          </table:table-cell>
          <table:table-cell office:value-type="string">
            <text:p>慕居行旅</text:p>
          </table:table-cell>
          <table:table-cell office:value-type="string">
            <text:p>臺北市</text:p>
          </table:table-cell>
          <table:table-cell office:value-type="string">
            <text:p>信義區</text:p>
          </table:table-cell>
          <table:table-cell office:value-type="string">
            <text:p>110</text:p>
          </table:table-cell>
          <table:table-cell office:value-type="string">
            <text:p>臺北市信義區基隆路二段22號5樓</text:p>
          </table:table-cell>
          <table:table-cell office:value-type="string">
            <text:p>02-27295828</text:p>
          </table:table-cell>
          <table:table-cell office:value-type="string">
            <text:p>-</text:p>
          </table:table-cell>
          <table:table-cell office:value-type="string">
            <text:p>25</text:p>
          </table:table-cell>
          <table:table-cell office:value-type="string">
            <text:p>goodhotel101@gmail.com</text:p>
          </table:table-cell>
          <table:table-cell office:value-type="string">
            <text:p>http://members.tw/</text:p>
          </table:table-cell>
        </table:table-row>
        <table:table-row>
          <table:table-cell office:value-type="string">
            <text:p>2004-06-10</text:p>
          </table:table-cell>
          <table:table-cell office:value-type="string">
            <text:p>臺北市旅館132號</text:p>
          </table:table-cell>
          <table:table-cell office:value-type="string">
            <text:p>旅館</text:p>
          </table:table-cell>
          <table:table-cell office:value-type="string">
            <text:p/>
          </table:table-cell>
          <table:table-cell office:value-type="string">
            <text:p>否</text:p>
          </table:table-cell>
          <table:table-cell office:value-type="string">
            <text:p>賓王大飯店</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南京西路163號3至4樓</text:p>
          </table:table-cell>
          <table:table-cell office:value-type="string">
            <text:p>02-25555182</text:p>
          </table:table-cell>
          <table:table-cell office:value-type="string">
            <text:p>02-25583887</text:p>
          </table:table-cell>
          <table:table-cell office:value-type="string">
            <text:p>53</text:p>
          </table:table-cell>
          <table:table-cell office:value-type="string">
            <text:p>es9620@yahoo.com.tw</text:p>
          </table:table-cell>
          <table:table-cell office:value-type="string">
            <text:p/>
          </table:table-cell>
        </table:table-row>
        <table:table-row>
          <table:table-cell office:value-type="string">
            <text:p>1979-11-26</text:p>
          </table:table-cell>
          <table:table-cell office:value-type="string">
            <text:p>交觀宿字第1616號</text:p>
          </table:table-cell>
          <table:table-cell office:value-type="string">
            <text:p>國際觀光旅館</text:p>
          </table:table-cell>
          <table:table-cell office:value-type="string">
            <text:p>五星級</text:p>
          </table:table-cell>
          <table:table-cell office:value-type="string">
            <text:p>否</text:p>
          </table:table-cell>
          <table:table-cell office:value-type="string">
            <text:p>亞都麗緻大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民權東路2段41號</text:p>
          </table:table-cell>
          <table:table-cell office:value-type="string">
            <text:p>02-25971234</text:p>
          </table:table-cell>
          <table:table-cell office:value-type="string">
            <text:p>02-25969223</text:p>
          </table:table-cell>
          <table:table-cell office:value-type="string">
            <text:p>219</text:p>
          </table:table-cell>
          <table:table-cell office:value-type="string">
            <text:p>lsc@landisgroup.com.tw</text:p>
          </table:table-cell>
          <table:table-cell office:value-type="string">
            <text:p>http://taipei.landishotelsresorts.com/chinese-trad/</text:p>
          </table:table-cell>
        </table:table-row>
        <table:table-row>
          <table:table-cell office:value-type="string">
            <text:p>1979-09-21</text:p>
          </table:table-cell>
          <table:table-cell office:value-type="string">
            <text:p>交觀宿字第1435號</text:p>
          </table:table-cell>
          <table:table-cell office:value-type="string">
            <text:p>國際觀光旅館</text:p>
          </table:table-cell>
          <table:table-cell office:value-type="string">
            <text:p/>
          </table:table-cell>
          <table:table-cell office:value-type="string">
            <text:p>否</text:p>
          </table:table-cell>
          <table:table-cell office:value-type="string">
            <text:p>三德大飯店</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承德路3段49號</text:p>
          </table:table-cell>
          <table:table-cell office:value-type="string">
            <text:p>02-25963111</text:p>
          </table:table-cell>
          <table:table-cell office:value-type="string">
            <text:p>02-25963120</text:p>
          </table:table-cell>
          <table:table-cell office:value-type="string">
            <text:p>287</text:p>
          </table:table-cell>
          <table:table-cell office:value-type="string">
            <text:p>reservation@santoshotel.com</text:p>
          </table:table-cell>
          <table:table-cell office:value-type="string">
            <text:p>http://www.santoshotel.com</text:p>
          </table:table-cell>
        </table:table-row>
        <table:table-row>
          <table:table-cell office:value-type="string">
            <text:p>2006-04-11</text:p>
          </table:table-cell>
          <table:table-cell office:value-type="string">
            <text:p>臺北市旅館068號</text:p>
          </table:table-cell>
          <table:table-cell office:value-type="string">
            <text:p>旅館</text:p>
          </table:table-cell>
          <table:table-cell office:value-type="string">
            <text:p/>
          </table:table-cell>
          <table:table-cell office:value-type="string">
            <text:p>否</text:p>
          </table:table-cell>
          <table:table-cell office:value-type="string">
            <text:p>葳皇時尚飯店</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延平北路二段197號3, 4,11樓</text:p>
          </table:table-cell>
          <table:table-cell office:value-type="string">
            <text:p>02-25575379</text:p>
          </table:table-cell>
          <table:table-cell office:value-type="string">
            <text:p>02-25575382</text:p>
          </table:table-cell>
          <table:table-cell office:value-type="string">
            <text:p>48</text:p>
          </table:table-cell>
          <table:table-cell office:value-type="string">
            <text:p>vonevoguehotel@gmail.com</text:p>
          </table:table-cell>
          <table:table-cell office:value-type="string">
            <text:p>http://www.vonehotel.com/</text:p>
          </table:table-cell>
        </table:table-row>
        <table:table-row>
          <table:table-cell office:value-type="string">
            <text:p>1979-09-12</text:p>
          </table:table-cell>
          <table:table-cell office:value-type="string">
            <text:p>交觀宿字第1566號</text:p>
          </table:table-cell>
          <table:table-cell office:value-type="string">
            <text:p>國際觀光旅館</text:p>
          </table:table-cell>
          <table:table-cell office:value-type="string">
            <text:p>四星級</text:p>
          </table:table-cell>
          <table:table-cell office:value-type="string">
            <text:p>否</text:p>
          </table:table-cell>
          <table:table-cell office:value-type="string">
            <text:p>兄弟大飯店</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南京東路3段255號</text:p>
          </table:table-cell>
          <table:table-cell office:value-type="string">
            <text:p>02-27123456</text:p>
          </table:table-cell>
          <table:table-cell office:value-type="string">
            <text:p>02-27173334</text:p>
          </table:table-cell>
          <table:table-cell office:value-type="string">
            <text:p>250</text:p>
          </table:table-cell>
          <table:table-cell office:value-type="string">
            <text:p>service@brotherhotel.com.tw</text:p>
          </table:table-cell>
          <table:table-cell office:value-type="string">
            <text:p>http://www.brotherhotel.com.tw</text:p>
          </table:table-cell>
        </table:table-row>
        <table:table-row>
          <table:table-cell office:value-type="string">
            <text:p>2004-06-10</text:p>
          </table:table-cell>
          <table:table-cell office:value-type="string">
            <text:p>臺北市旅館140號</text:p>
          </table:table-cell>
          <table:table-cell office:value-type="string">
            <text:p>旅館</text:p>
          </table:table-cell>
          <table:table-cell office:value-type="string">
            <text:p/>
          </table:table-cell>
          <table:table-cell office:value-type="string">
            <text:p>否</text:p>
          </table:table-cell>
          <table:table-cell office:value-type="string">
            <text:p>五月家青旅台大館</text:p>
          </table:table-cell>
          <table:table-cell office:value-type="string">
            <text:p>臺北市</text:p>
          </table:table-cell>
          <table:table-cell office:value-type="string">
            <text:p>文山區</text:p>
          </table:table-cell>
          <table:table-cell office:value-type="string">
            <text:p>116</text:p>
          </table:table-cell>
          <table:table-cell office:value-type="string">
            <text:p>臺北市文山區羅斯福路四段208號1-2樓</text:p>
          </table:table-cell>
          <table:table-cell office:value-type="string">
            <text:p>02-23652284</text:p>
          </table:table-cell>
          <table:table-cell office:value-type="string">
            <text:p>02-23672402</text:p>
          </table:table-cell>
          <table:table-cell office:value-type="string">
            <text:p>13</text:p>
          </table:table-cell>
          <table:table-cell office:value-type="string">
            <text:p>mayrooms.ntu@gmail.com</text:p>
          </table:table-cell>
          <table:table-cell office:value-type="string">
            <text:p>https://mayrooms.info/ntu/</text:p>
          </table:table-cell>
        </table:table-row>
        <table:table-row>
          <table:table-cell office:value-type="string">
            <text:p>2004-07-01</text:p>
          </table:table-cell>
          <table:table-cell office:value-type="string">
            <text:p>臺北市旅館183號</text:p>
          </table:table-cell>
          <table:table-cell office:value-type="string">
            <text:p>旅館</text:p>
          </table:table-cell>
          <table:table-cell office:value-type="string">
            <text:p/>
          </table:table-cell>
          <table:table-cell office:value-type="string">
            <text:p>否</text:p>
          </table:table-cell>
          <table:table-cell office:value-type="string">
            <text:p>帝華旅社</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桂林路89號11-12樓</text:p>
          </table:table-cell>
          <table:table-cell office:value-type="string">
            <text:p>02-23118411</text:p>
          </table:table-cell>
          <table:table-cell office:value-type="string">
            <text:p>02-23147525</text:p>
          </table:table-cell>
          <table:table-cell office:value-type="string">
            <text:p>32</text:p>
          </table:table-cell>
          <table:table-cell office:value-type="string">
            <text:p/>
          </table:table-cell>
          <table:table-cell office:value-type="string">
            <text:p/>
          </table:table-cell>
        </table:table-row>
        <table:table-row>
          <table:table-cell office:value-type="string">
            <text:p>2003-12-08</text:p>
          </table:table-cell>
          <table:table-cell office:value-type="string">
            <text:p>臺北市旅館015號</text:p>
          </table:table-cell>
          <table:table-cell office:value-type="string">
            <text:p>旅館</text:p>
          </table:table-cell>
          <table:table-cell office:value-type="string">
            <text:p/>
          </table:table-cell>
          <table:table-cell office:value-type="string">
            <text:p>否</text:p>
          </table:table-cell>
          <table:table-cell office:value-type="string">
            <text:p>華麗大飯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康定路41號</text:p>
          </table:table-cell>
          <table:table-cell office:value-type="string">
            <text:p>02-23818111</text:p>
          </table:table-cell>
          <table:table-cell office:value-type="string">
            <text:p>02-23147055</text:p>
          </table:table-cell>
          <table:table-cell office:value-type="string">
            <text:p>88</text:p>
          </table:table-cell>
          <table:table-cell office:value-type="string">
            <text:p>hotelferrary@gmail.com</text:p>
          </table:table-cell>
          <table:table-cell office:value-type="string">
            <text:p>http://bailee.lakehotel.com.tw/zh-tw</text:p>
          </table:table-cell>
        </table:table-row>
        <table:table-row>
          <table:table-cell office:value-type="string">
            <text:p>2004-01-07</text:p>
          </table:table-cell>
          <table:table-cell office:value-type="string">
            <text:p>臺北市旅館032號</text:p>
          </table:table-cell>
          <table:table-cell office:value-type="string">
            <text:p>旅館</text:p>
          </table:table-cell>
          <table:table-cell office:value-type="string">
            <text:p/>
          </table:table-cell>
          <table:table-cell office:value-type="string">
            <text:p>否</text:p>
          </table:table-cell>
          <table:table-cell office:value-type="string">
            <text:p>力歐時尚旅館</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延平南路9號1-9樓</text:p>
          </table:table-cell>
          <table:table-cell office:value-type="string">
            <text:p>02-23145296</text:p>
          </table:table-cell>
          <table:table-cell office:value-type="string">
            <text:p>02-23148838</text:p>
          </table:table-cell>
          <table:table-cell office:value-type="string">
            <text:p>37</text:p>
          </table:table-cell>
          <table:table-cell office:value-type="string">
            <text:p>lio.hotel@gmail.com</text:p>
          </table:table-cell>
          <table:table-cell office:value-type="string">
            <text:p>http://www.liohotel.com.tw/</text:p>
          </table:table-cell>
        </table:table-row>
        <table:table-row>
          <table:table-cell office:value-type="string">
            <text:p>2004-07-06</text:p>
          </table:table-cell>
          <table:table-cell office:value-type="string">
            <text:p>臺北市旅館187號</text:p>
          </table:table-cell>
          <table:table-cell office:value-type="string">
            <text:p>旅館</text:p>
          </table:table-cell>
          <table:table-cell office:value-type="string">
            <text:p/>
          </table:table-cell>
          <table:table-cell office:value-type="string">
            <text:p>否</text:p>
          </table:table-cell>
          <table:table-cell office:value-type="string">
            <text:p>立建賓館</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八德路四段656,656-1號7-8樓</text:p>
          </table:table-cell>
          <table:table-cell office:value-type="string">
            <text:p>02-27691135</text:p>
          </table:table-cell>
          <table:table-cell office:value-type="string">
            <text:p>02-27605927</text:p>
          </table:table-cell>
          <table:table-cell office:value-type="string">
            <text:p>66</text:p>
          </table:table-cell>
          <table:table-cell office:value-type="string">
            <text:p>cdxyz922@hotmail.com</text:p>
          </table:table-cell>
          <table:table-cell office:value-type="string">
            <text:p>https://www.facebook.com/leechanhotel</text:p>
          </table:table-cell>
        </table:table-row>
        <table:table-row>
          <table:table-cell office:value-type="string">
            <text:p>2004-02-12</text:p>
          </table:table-cell>
          <table:table-cell office:value-type="string">
            <text:p>臺北市旅館046號</text:p>
          </table:table-cell>
          <table:table-cell office:value-type="string">
            <text:p>旅館</text:p>
          </table:table-cell>
          <table:table-cell office:value-type="string">
            <text:p/>
          </table:table-cell>
          <table:table-cell office:value-type="string">
            <text:p>否</text:p>
          </table:table-cell>
          <table:table-cell office:value-type="string">
            <text:p>迪樂商旅</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延平北路一段121號1至6樓</text:p>
          </table:table-cell>
          <table:table-cell office:value-type="string">
            <text:p>02-25551130</text:p>
          </table:table-cell>
          <table:table-cell office:value-type="string">
            <text:p>02-25555130</text:p>
          </table:table-cell>
          <table:table-cell office:value-type="string">
            <text:p>28</text:p>
          </table:table-cell>
          <table:table-cell office:value-type="string">
            <text:p>thedealer.hotel@gmail.com</text:p>
          </table:table-cell>
          <table:table-cell office:value-type="string">
            <text:p/>
          </table:table-cell>
        </table:table-row>
        <table:table-row>
          <table:table-cell office:value-type="string">
            <text:p>2004-03-26</text:p>
          </table:table-cell>
          <table:table-cell office:value-type="string">
            <text:p>臺北市旅館065號</text:p>
          </table:table-cell>
          <table:table-cell office:value-type="string">
            <text:p>旅館</text:p>
          </table:table-cell>
          <table:table-cell office:value-type="string">
            <text:p/>
          </table:table-cell>
          <table:table-cell office:value-type="string">
            <text:p>否</text:p>
          </table:table-cell>
          <table:table-cell office:value-type="string">
            <text:p>北門文旅</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長安西路145巷3號</text:p>
          </table:table-cell>
          <table:table-cell office:value-type="string">
            <text:p>02-25567797</text:p>
          </table:table-cell>
          <table:table-cell office:value-type="string">
            <text:p>02-25567798</text:p>
          </table:table-cell>
          <table:table-cell office:value-type="string">
            <text:p>15</text:p>
          </table:table-cell>
          <table:table-cell office:value-type="string">
            <text:p>bayhotelservice@gmail.com</text:p>
          </table:table-cell>
          <table:table-cell office:value-type="string">
            <text:p/>
          </table:table-cell>
        </table:table-row>
        <table:table-row>
          <table:table-cell office:value-type="string">
            <text:p>2004-05-27</text:p>
          </table:table-cell>
          <table:table-cell office:value-type="string">
            <text:p>臺北市旅館109號</text:p>
          </table:table-cell>
          <table:table-cell office:value-type="string">
            <text:p>旅館</text:p>
          </table:table-cell>
          <table:table-cell office:value-type="string">
            <text:p/>
          </table:table-cell>
          <table:table-cell office:value-type="string">
            <text:p>否</text:p>
          </table:table-cell>
          <table:table-cell office:value-type="string">
            <text:p>富玉莊旅社</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福港街149巷15弄8,10號2-3樓</text:p>
          </table:table-cell>
          <table:table-cell office:value-type="string">
            <text:p>02-28822308</text:p>
          </table:table-cell>
          <table:table-cell office:value-type="string">
            <text:p>-</text:p>
          </table:table-cell>
          <table:table-cell office:value-type="string">
            <text:p>20</text:p>
          </table:table-cell>
          <table:table-cell office:value-type="string">
            <text:p>richzonehotel@gmail.com</text:p>
          </table:table-cell>
          <table:table-cell office:value-type="string">
            <text:p>https://richzonehotel.wixsite.com/rich</text:p>
          </table:table-cell>
        </table:table-row>
        <table:table-row>
          <table:table-cell office:value-type="string">
            <text:p>2004-06-17</text:p>
          </table:table-cell>
          <table:table-cell office:value-type="string">
            <text:p>臺北市旅館121號</text:p>
          </table:table-cell>
          <table:table-cell office:value-type="string">
            <text:p>旅館</text:p>
          </table:table-cell>
          <table:table-cell office:value-type="string">
            <text:p/>
          </table:table-cell>
          <table:table-cell office:value-type="string">
            <text:p>否</text:p>
          </table:table-cell>
          <table:table-cell office:value-type="string">
            <text:p>老爺商務會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南京西路1號8-11樓</text:p>
          </table:table-cell>
          <table:table-cell office:value-type="string">
            <text:p>02-25316171</text:p>
          </table:table-cell>
          <table:table-cell office:value-type="string">
            <text:p>02-25316179</text:p>
          </table:table-cell>
          <table:table-cell office:value-type="string">
            <text:p>76</text:p>
          </table:table-cell>
          <table:table-cell office:value-type="string">
            <text:p>rinx.service@royal-inn.com.tw</text:p>
          </table:table-cell>
          <table:table-cell office:value-type="string">
            <text:p>http://www.hotelroyal.com.tw</text:p>
          </table:table-cell>
        </table:table-row>
        <table:table-row>
          <table:table-cell office:value-type="string">
            <text:p>2004-07-14</text:p>
          </table:table-cell>
          <table:table-cell office:value-type="string">
            <text:p>臺北市旅館197號</text:p>
          </table:table-cell>
          <table:table-cell office:value-type="string">
            <text:p>旅館</text:p>
          </table:table-cell>
          <table:table-cell office:value-type="string">
            <text:p/>
          </table:table-cell>
          <table:table-cell office:value-type="string">
            <text:p>否</text:p>
          </table:table-cell>
          <table:table-cell office:value-type="string">
            <text:p>建山大旅社</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歸綏街182號2-4樓</text:p>
          </table:table-cell>
          <table:table-cell office:value-type="string">
            <text:p>02-25520680</text:p>
          </table:table-cell>
          <table:table-cell office:value-type="string">
            <text:p>02-25520682</text:p>
          </table:table-cell>
          <table:table-cell office:value-type="string">
            <text:p>13</text:p>
          </table:table-cell>
          <table:table-cell office:value-type="string">
            <text:p>jianshanhotel@gmail.com</text:p>
          </table:table-cell>
          <table:table-cell office:value-type="string">
            <text:p/>
          </table:table-cell>
        </table:table-row>
        <table:table-row>
          <table:table-cell office:value-type="string">
            <text:p>2004-07-01</text:p>
          </table:table-cell>
          <table:table-cell office:value-type="string">
            <text:p>臺北市旅館177號</text:p>
          </table:table-cell>
          <table:table-cell office:value-type="string">
            <text:p>旅館</text:p>
          </table:table-cell>
          <table:table-cell office:value-type="string">
            <text:p/>
          </table:table-cell>
          <table:table-cell office:value-type="string">
            <text:p>否</text:p>
          </table:table-cell>
          <table:table-cell office:value-type="string">
            <text:p>吉緻行旅天津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天津街57號2至8樓 </text:p>
          </table:table-cell>
          <table:table-cell office:value-type="string">
            <text:p>02-25365678</text:p>
          </table:table-cell>
          <table:table-cell office:value-type="string">
            <text:p>02-25365228</text:p>
          </table:table-cell>
          <table:table-cell office:value-type="string">
            <text:p>55</text:p>
          </table:table-cell>
          <table:table-cell office:value-type="string">
            <text:p>service@glife.tw</text:p>
          </table:table-cell>
          <table:table-cell office:value-type="string">
            <text:p>https://glife.tw/</text:p>
          </table:table-cell>
        </table:table-row>
        <table:table-row>
          <table:table-cell office:value-type="string">
            <text:p>2003-11-27</text:p>
          </table:table-cell>
          <table:table-cell office:value-type="string">
            <text:p>臺北市旅館009號</text:p>
          </table:table-cell>
          <table:table-cell office:value-type="string">
            <text:p>旅館</text:p>
          </table:table-cell>
          <table:table-cell office:value-type="string">
            <text:p/>
          </table:table-cell>
          <table:table-cell office:value-type="string">
            <text:p>是</text:p>
          </table:table-cell>
          <table:table-cell office:value-type="string">
            <text:p>漾館溫泉商旅</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溫泉路63號1-4樓</text:p>
          </table:table-cell>
          <table:table-cell office:value-type="string">
            <text:p>02-28911118</text:p>
          </table:table-cell>
          <table:table-cell office:value-type="string">
            <text:p>02-28911112</text:p>
          </table:table-cell>
          <table:table-cell office:value-type="string">
            <text:p>31</text:p>
          </table:table-cell>
          <table:table-cell office:value-type="string">
            <text:p>aqua.bella@msa.hinet.net</text:p>
          </table:table-cell>
          <table:table-cell office:value-type="string">
            <text:p>http://www.aquabella.com.tw/</text:p>
          </table:table-cell>
        </table:table-row>
        <table:table-row>
          <table:table-cell office:value-type="string">
            <text:p>2016-07-06</text:p>
          </table:table-cell>
          <table:table-cell office:value-type="string">
            <text:p>臺北市旅館560號</text:p>
          </table:table-cell>
          <table:table-cell office:value-type="string">
            <text:p>旅館</text:p>
          </table:table-cell>
          <table:table-cell office:value-type="string">
            <text:p/>
          </table:table-cell>
          <table:table-cell office:value-type="string">
            <text:p>否</text:p>
          </table:table-cell>
          <table:table-cell office:value-type="string">
            <text:p>獅城旅館</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華陰街179號3-5樓</text:p>
          </table:table-cell>
          <table:table-cell office:value-type="string">
            <text:p>02-25591231</text:p>
          </table:table-cell>
          <table:table-cell office:value-type="string">
            <text:p>02-25557233</text:p>
          </table:table-cell>
          <table:table-cell office:value-type="string">
            <text:p>67</text:p>
          </table:table-cell>
          <table:table-cell office:value-type="string">
            <text:p>a0937075720@gmail.com</text:p>
          </table:table-cell>
          <table:table-cell office:value-type="string">
            <text:p/>
          </table:table-cell>
        </table:table-row>
        <table:table-row>
          <table:table-cell office:value-type="string">
            <text:p>2004-07-13</text:p>
          </table:table-cell>
          <table:table-cell office:value-type="string">
            <text:p>臺北市旅館195號</text:p>
          </table:table-cell>
          <table:table-cell office:value-type="string">
            <text:p>旅館</text:p>
          </table:table-cell>
          <table:table-cell office:value-type="string">
            <text:p/>
          </table:table-cell>
          <table:table-cell office:value-type="string">
            <text:p>否</text:p>
          </table:table-cell>
          <table:table-cell office:value-type="string">
            <text:p>華冠商旅HOTEL</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昌街137	、139號1-6樓</text:p>
          </table:table-cell>
          <table:table-cell office:value-type="string">
            <text:p>02-23616076</text:p>
          </table:table-cell>
          <table:table-cell office:value-type="string">
            <text:p>02-23140200</text:p>
          </table:table-cell>
          <table:table-cell office:value-type="string">
            <text:p>45</text:p>
          </table:table-cell>
          <table:table-cell office:value-type="string">
            <text:p>twm0952286772@gmail.com</text:p>
          </table:table-cell>
          <table:table-cell office:value-type="string">
            <text:p/>
          </table:table-cell>
        </table:table-row>
        <table:table-row>
          <table:table-cell office:value-type="string">
            <text:p>2004-07-01</text:p>
          </table:table-cell>
          <table:table-cell office:value-type="string">
            <text:p>臺北市旅館179號</text:p>
          </table:table-cell>
          <table:table-cell office:value-type="string">
            <text:p>旅館</text:p>
          </table:table-cell>
          <table:table-cell office:value-type="string">
            <text:p/>
          </table:table-cell>
          <table:table-cell office:value-type="string">
            <text:p>否</text:p>
          </table:table-cell>
          <table:table-cell office:value-type="string">
            <text:p>東京國際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長春路39號2-6樓</text:p>
          </table:table-cell>
          <table:table-cell office:value-type="string">
            <text:p>02-25643733</text:p>
          </table:table-cell>
          <table:table-cell office:value-type="string">
            <text:p>02-25637992</text:p>
          </table:table-cell>
          <table:table-cell office:value-type="string">
            <text:p>43</text:p>
          </table:table-cell>
          <table:table-cell office:value-type="string">
            <text:p>tokyo.hotels@msa.hinet.net</text:p>
          </table:table-cell>
          <table:table-cell office:value-type="string">
            <text:p>http://www.tokyohotel.com.tw/</text:p>
          </table:table-cell>
        </table:table-row>
        <table:table-row>
          <table:table-cell office:value-type="string">
            <text:p>2004-05-15</text:p>
          </table:table-cell>
          <table:table-cell office:value-type="string">
            <text:p>臺北市旅館102號</text:p>
          </table:table-cell>
          <table:table-cell office:value-type="string">
            <text:p>旅館</text:p>
          </table:table-cell>
          <table:table-cell office:value-type="string">
            <text:p/>
          </table:table-cell>
          <table:table-cell office:value-type="string">
            <text:p>否</text:p>
          </table:table-cell>
          <table:table-cell office:value-type="string">
            <text:p>紅菱閣賓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峨嵋街80,82號</text:p>
          </table:table-cell>
          <table:table-cell office:value-type="string">
            <text:p>02-23619696</text:p>
          </table:table-cell>
          <table:table-cell office:value-type="string">
            <text:p>02-23712861</text:p>
          </table:table-cell>
          <table:table-cell office:value-type="string">
            <text:p>23</text:p>
          </table:table-cell>
          <table:table-cell office:value-type="string">
            <text:p>redcabininn@gmail.com</text:p>
          </table:table-cell>
          <table:table-cell office:value-type="string">
            <text:p>http://redcabin.mmmtravel.com.tw/</text:p>
          </table:table-cell>
        </table:table-row>
        <table:table-row>
          <table:table-cell office:value-type="string">
            <text:p>2004-06-10</text:p>
          </table:table-cell>
          <table:table-cell office:value-type="string">
            <text:p>臺北市旅館131號</text:p>
          </table:table-cell>
          <table:table-cell office:value-type="string">
            <text:p>旅館</text:p>
          </table:table-cell>
          <table:table-cell office:value-type="string">
            <text:p/>
          </table:table-cell>
          <table:table-cell office:value-type="string">
            <text:p>否</text:p>
          </table:table-cell>
          <table:table-cell office:value-type="string">
            <text:p>承攜行旅台北重慶館</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重慶北路一段62號1、4至10樓</text:p>
          </table:table-cell>
          <table:table-cell office:value-type="string">
            <text:p>02-25580551</text:p>
          </table:table-cell>
          <table:table-cell office:value-type="string">
            <text:p>-</text:p>
          </table:table-cell>
          <table:table-cell office:value-type="string">
            <text:p>168</text:p>
          </table:table-cell>
          <table:table-cell office:value-type="string">
            <text:p>reservation.service@dunqian.tw</text:p>
          </table:table-cell>
          <table:table-cell office:value-type="string">
            <text:p>https://guidehotel.com.tw/home</text:p>
          </table:table-cell>
        </table:table-row>
        <table:table-row>
          <table:table-cell office:value-type="string">
            <text:p>2004-06-30</text:p>
          </table:table-cell>
          <table:table-cell office:value-type="string">
            <text:p>臺北市旅館156號</text:p>
          </table:table-cell>
          <table:table-cell office:value-type="string">
            <text:p>旅館</text:p>
          </table:table-cell>
          <table:table-cell office:value-type="string">
            <text:p/>
          </table:table-cell>
          <table:table-cell office:value-type="string">
            <text:p>是</text:p>
          </table:table-cell>
          <table:table-cell office:value-type="string">
            <text:p>水都溫泉會館</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光明路283號</text:p>
          </table:table-cell>
          <table:table-cell office:value-type="string">
            <text:p>02-28979060</text:p>
          </table:table-cell>
          <table:table-cell office:value-type="string">
            <text:p>02-28979065</text:p>
          </table:table-cell>
          <table:table-cell office:value-type="string">
            <text:p>33</text:p>
          </table:table-cell>
          <table:table-cell office:value-type="string">
            <text:p>spacounter1@gmail.com</text:p>
          </table:table-cell>
          <table:table-cell office:value-type="string">
            <text:p>http://www.spaspringresort.com.tw/</text:p>
          </table:table-cell>
        </table:table-row>
        <table:table-row>
          <table:table-cell office:value-type="string">
            <text:p>2005-09-06</text:p>
          </table:table-cell>
          <table:table-cell office:value-type="string">
            <text:p>臺北市旅館115號</text:p>
          </table:table-cell>
          <table:table-cell office:value-type="string">
            <text:p>旅館</text:p>
          </table:table-cell>
          <table:table-cell office:value-type="string">
            <text:p/>
          </table:table-cell>
          <table:table-cell office:value-type="string">
            <text:p>否</text:p>
          </table:table-cell>
          <table:table-cell office:value-type="string">
            <text:p>西門大飯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中華路一段78號2-6樓</text:p>
          </table:table-cell>
          <table:table-cell office:value-type="string">
            <text:p>02-23819922</text:p>
          </table:table-cell>
          <table:table-cell office:value-type="string">
            <text:p>02-23717074</text:p>
          </table:table-cell>
          <table:table-cell office:value-type="string">
            <text:p>78</text:p>
          </table:table-cell>
          <table:table-cell office:value-type="string">
            <text:p>ximenhotels@gmail.com</text:p>
          </table:table-cell>
          <table:table-cell office:value-type="string">
            <text:p>http://ximen.ximenhotel.com.tw/</text:p>
          </table:table-cell>
        </table:table-row>
        <table:table-row>
          <table:table-cell office:value-type="string">
            <text:p>2003-12-15</text:p>
          </table:table-cell>
          <table:table-cell office:value-type="string">
            <text:p>臺北市旅館022號</text:p>
          </table:table-cell>
          <table:table-cell office:value-type="string">
            <text:p>旅館</text:p>
          </table:table-cell>
          <table:table-cell office:value-type="string">
            <text:p/>
          </table:table-cell>
          <table:table-cell office:value-type="string">
            <text:p>否</text:p>
          </table:table-cell>
          <table:table-cell office:value-type="string">
            <text:p>國際大旅館</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湖山路一段7號</text:p>
          </table:table-cell>
          <table:table-cell office:value-type="string">
            <text:p>02-28617100</text:p>
          </table:table-cell>
          <table:table-cell office:value-type="string">
            <text:p>02-28617101</text:p>
          </table:table-cell>
          <table:table-cell office:value-type="string">
            <text:p>44</text:p>
          </table:table-cell>
          <table:table-cell office:value-type="string">
            <text:p>innhotel71@gmail.com</text:p>
          </table:table-cell>
          <table:table-cell office:value-type="string">
            <text:p/>
          </table:table-cell>
        </table:table-row>
        <table:table-row>
          <table:table-cell office:value-type="string">
            <text:p>2004-05-27</text:p>
          </table:table-cell>
          <table:table-cell office:value-type="string">
            <text:p>臺北市旅館110號</text:p>
          </table:table-cell>
          <table:table-cell office:value-type="string">
            <text:p>旅館</text:p>
          </table:table-cell>
          <table:table-cell office:value-type="string">
            <text:p/>
          </table:table-cell>
          <table:table-cell office:value-type="string">
            <text:p>否</text:p>
          </table:table-cell>
          <table:table-cell office:value-type="string">
            <text:p>東姿商務旅館</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一江街33號1-4樓</text:p>
          </table:table-cell>
          <table:table-cell office:value-type="string">
            <text:p>02-25638866</text:p>
          </table:table-cell>
          <table:table-cell office:value-type="string">
            <text:p>02-25631998</text:p>
          </table:table-cell>
          <table:table-cell office:value-type="string">
            <text:p>29</text:p>
          </table:table-cell>
          <table:table-cell office:value-type="string">
            <text:p>service@easternbeauty.tw</text:p>
          </table:table-cell>
          <table:table-cell office:value-type="string">
            <text:p>http://www.easternbeauty.tw</text:p>
          </table:table-cell>
        </table:table-row>
        <table:table-row>
          <table:table-cell office:value-type="string">
            <text:p>2004-02-19</text:p>
          </table:table-cell>
          <table:table-cell office:value-type="string">
            <text:p>臺北市旅館049號</text:p>
          </table:table-cell>
          <table:table-cell office:value-type="string">
            <text:p>旅館</text:p>
          </table:table-cell>
          <table:table-cell office:value-type="string">
            <text:p/>
          </table:table-cell>
          <table:table-cell office:value-type="string">
            <text:p>否</text:p>
          </table:table-cell>
          <table:table-cell office:value-type="string">
            <text:p>長虹大飯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漢中街36號1,3-8樓</text:p>
          </table:table-cell>
          <table:table-cell office:value-type="string">
            <text:p>02-23119193</text:p>
          </table:table-cell>
          <table:table-cell office:value-type="string">
            <text:p>02-23885011</text:p>
          </table:table-cell>
          <table:table-cell office:value-type="string">
            <text:p>68</text:p>
          </table:table-cell>
          <table:table-cell office:value-type="string">
            <text:p>long.rainbow20@gmail.com</text:p>
          </table:table-cell>
          <table:table-cell office:value-type="string">
            <text:p>https://www.rainbowhoteltaipei.com.tw/</text:p>
          </table:table-cell>
        </table:table-row>
        <table:table-row>
          <table:table-cell office:value-type="string">
            <text:p>2004-07-20</text:p>
          </table:table-cell>
          <table:table-cell office:value-type="string">
            <text:p>臺北市旅館213號</text:p>
          </table:table-cell>
          <table:table-cell office:value-type="string">
            <text:p>旅館</text:p>
          </table:table-cell>
          <table:table-cell office:value-type="string">
            <text:p/>
          </table:table-cell>
          <table:table-cell office:value-type="string">
            <text:p>否</text:p>
          </table:table-cell>
          <table:table-cell office:value-type="string">
            <text:p>真珠賓館</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延平北路五段67號3樓</text:p>
          </table:table-cell>
          <table:table-cell office:value-type="string">
            <text:p>02-28127971</text:p>
          </table:table-cell>
          <table:table-cell office:value-type="string">
            <text:p>02-28151667</text:p>
          </table:table-cell>
          <table:table-cell office:value-type="string">
            <text:p>6</text:p>
          </table:table-cell>
          <table:table-cell office:value-type="string">
            <text:p/>
          </table:table-cell>
          <table:table-cell office:value-type="string">
            <text:p/>
          </table:table-cell>
        </table:table-row>
        <table:table-row>
          <table:table-cell office:value-type="string">
            <text:p>2004-02-13</text:p>
          </table:table-cell>
          <table:table-cell office:value-type="string">
            <text:p>臺北市旅館048號</text:p>
          </table:table-cell>
          <table:table-cell office:value-type="string">
            <text:p>旅館</text:p>
          </table:table-cell>
          <table:table-cell office:value-type="string">
            <text:p/>
          </table:table-cell>
          <table:table-cell office:value-type="string">
            <text:p>否</text:p>
          </table:table-cell>
          <table:table-cell office:value-type="string">
            <text:p>富粧商務旅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康定路6,8號2-5樓</text:p>
          </table:table-cell>
          <table:table-cell office:value-type="string">
            <text:p>02-23711247</text:p>
          </table:table-cell>
          <table:table-cell office:value-type="string">
            <text:p>02-23316756</text:p>
          </table:table-cell>
          <table:table-cell office:value-type="string">
            <text:p>28</text:p>
          </table:table-cell>
          <table:table-cell office:value-type="string">
            <text:p>h23711247@gmail.com</text:p>
          </table:table-cell>
          <table:table-cell office:value-type="string">
            <text:p>https://facebook.com/fuchanghotel.daisy</text:p>
          </table:table-cell>
        </table:table-row>
        <table:table-row>
          <table:table-cell office:value-type="string">
            <text:p>2004-02-20</text:p>
          </table:table-cell>
          <table:table-cell office:value-type="string">
            <text:p>臺北市旅館050號</text:p>
          </table:table-cell>
          <table:table-cell office:value-type="string">
            <text:p>旅館</text:p>
          </table:table-cell>
          <table:table-cell office:value-type="string">
            <text:p/>
          </table:table-cell>
          <table:table-cell office:value-type="string">
            <text:p>是</text:p>
          </table:table-cell>
          <table:table-cell office:value-type="string">
            <text:p>東皇大飯店</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溫泉路108號1-6樓</text:p>
          </table:table-cell>
          <table:table-cell office:value-type="string">
            <text:p>02-28913027</text:p>
          </table:table-cell>
          <table:table-cell office:value-type="string">
            <text:p>02-28955843</text:p>
          </table:table-cell>
          <table:table-cell office:value-type="string">
            <text:p>39</text:p>
          </table:table-cell>
          <table:table-cell office:value-type="string">
            <text:p>deen74222@gmail.com</text:p>
          </table:table-cell>
          <table:table-cell office:value-type="string">
            <text:p/>
          </table:table-cell>
        </table:table-row>
        <table:table-row>
          <table:table-cell office:value-type="string">
            <text:p>2004-07-15</text:p>
          </table:table-cell>
          <table:table-cell office:value-type="string">
            <text:p>臺北市旅館196號</text:p>
          </table:table-cell>
          <table:table-cell office:value-type="string">
            <text:p>旅館</text:p>
          </table:table-cell>
          <table:table-cell office:value-type="string">
            <text:p/>
          </table:table-cell>
          <table:table-cell office:value-type="string">
            <text:p>否</text:p>
          </table:table-cell>
          <table:table-cell office:value-type="string">
            <text:p>嘉榮旅社</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太原路28巷11號2至4樓</text:p>
          </table:table-cell>
          <table:table-cell office:value-type="string">
            <text:p>02-25585887</text:p>
          </table:table-cell>
          <table:table-cell office:value-type="string">
            <text:p>02-25565821</text:p>
          </table:table-cell>
          <table:table-cell office:value-type="string">
            <text:p>15</text:p>
          </table:table-cell>
          <table:table-cell office:value-type="string">
            <text:p/>
          </table:table-cell>
          <table:table-cell office:value-type="string">
            <text:p/>
          </table:table-cell>
        </table:table-row>
        <table:table-row>
          <table:table-cell office:value-type="string">
            <text:p>1973-09-01</text:p>
          </table:table-cell>
          <table:table-cell office:value-type="string">
            <text:p>交觀宿字第1081號</text:p>
          </table:table-cell>
          <table:table-cell office:value-type="string">
            <text:p>國際觀光旅館</text:p>
          </table:table-cell>
          <table:table-cell office:value-type="string">
            <text:p/>
          </table:table-cell>
          <table:table-cell office:value-type="string">
            <text:p>否</text:p>
          </table:table-cell>
          <table:table-cell office:value-type="string">
            <text:p>台北凱撒大飯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西路1段38號</text:p>
          </table:table-cell>
          <table:table-cell office:value-type="string">
            <text:p>02-23115151</text:p>
          </table:table-cell>
          <table:table-cell office:value-type="string">
            <text:p>02-23122183</text:p>
          </table:table-cell>
          <table:table-cell office:value-type="string">
            <text:p>478</text:p>
          </table:table-cell>
          <table:table-cell office:value-type="string">
            <text:p>gm_tpe@caesarpark.com.tw</text:p>
          </table:table-cell>
          <table:table-cell office:value-type="string">
            <text:p>http://taipei.caesarpark.com.tw/</text:p>
          </table:table-cell>
        </table:table-row>
        <table:table-row>
          <table:table-cell office:value-type="string">
            <text:p>2004-05-06</text:p>
          </table:table-cell>
          <table:table-cell office:value-type="string">
            <text:p>臺北市旅館094號</text:p>
          </table:table-cell>
          <table:table-cell office:value-type="string">
            <text:p>旅館</text:p>
          </table:table-cell>
          <table:table-cell office:value-type="string">
            <text:p/>
          </table:table-cell>
          <table:table-cell office:value-type="string">
            <text:p>否</text:p>
          </table:table-cell>
          <table:table-cell office:value-type="string">
            <text:p>城美行旅</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漢口街一段88,90號1-7樓</text:p>
          </table:table-cell>
          <table:table-cell office:value-type="string">
            <text:p>02-23147305</text:p>
          </table:table-cell>
          <table:table-cell office:value-type="string">
            <text:p>02-23146328</text:p>
          </table:table-cell>
          <table:table-cell office:value-type="string">
            <text:p>59</text:p>
          </table:table-cell>
          <table:table-cell office:value-type="string">
            <text:p>chaiman.hotel@msa.hinet.net</text:p>
          </table:table-cell>
          <table:table-cell office:value-type="string">
            <text:p/>
          </table:table-cell>
        </table:table-row>
        <table:table-row>
          <table:table-cell office:value-type="string">
            <text:p>2004-05-27</text:p>
          </table:table-cell>
          <table:table-cell office:value-type="string">
            <text:p>臺北市旅館108號</text:p>
          </table:table-cell>
          <table:table-cell office:value-type="string">
            <text:p>旅館</text:p>
          </table:table-cell>
          <table:table-cell office:value-type="string">
            <text:p/>
          </table:table-cell>
          <table:table-cell office:value-type="string">
            <text:p>否</text:p>
          </table:table-cell>
          <table:table-cell office:value-type="string">
            <text:p>柯達大飯店台北一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二段11巷1號及３號</text:p>
          </table:table-cell>
          <table:table-cell office:value-type="string">
            <text:p>02-25422222</text:p>
          </table:table-cell>
          <table:table-cell office:value-type="string">
            <text:p>02-25435507</text:p>
          </table:table-cell>
          <table:table-cell office:value-type="string">
            <text:p>53</text:p>
          </table:table-cell>
          <table:table-cell office:value-type="string">
            <text:p>taipei1@khotels.com.tw</text:p>
          </table:table-cell>
          <table:table-cell office:value-type="string">
            <text:p>http://taipei1.khotels.com.tw/zh-TW/</text:p>
          </table:table-cell>
        </table:table-row>
        <table:table-row>
          <table:table-cell office:value-type="string">
            <text:p>1973-03-09</text:p>
          </table:table-cell>
          <table:table-cell office:value-type="string">
            <text:p>交觀宿字第1493號</text:p>
          </table:table-cell>
          <table:table-cell office:value-type="string">
            <text:p>國際觀光旅館</text:p>
          </table:table-cell>
          <table:table-cell office:value-type="string">
            <text:p/>
          </table:table-cell>
          <table:table-cell office:value-type="string">
            <text:p>否</text:p>
          </table:table-cell>
          <table:table-cell office:value-type="string">
            <text:p>國王大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南京東路1段118號</text:p>
          </table:table-cell>
          <table:table-cell office:value-type="string">
            <text:p>02-25811111</text:p>
          </table:table-cell>
          <table:table-cell office:value-type="string">
            <text:p>02-2531-2586</text:p>
          </table:table-cell>
          <table:table-cell office:value-type="string">
            <text:p>97</text:p>
          </table:table-cell>
          <table:table-cell office:value-type="string">
            <text:p>emperhtl@ms9.hinet.net</text:p>
          </table:table-cell>
          <table:table-cell office:value-type="string">
            <text:p>http://www.emperorhotel.com.tw/</text:p>
          </table:table-cell>
        </table:table-row>
        <table:table-row>
          <table:table-cell office:value-type="string">
            <text:p>2004-06-01</text:p>
          </table:table-cell>
          <table:table-cell office:value-type="string">
            <text:p>臺北市旅館127號</text:p>
          </table:table-cell>
          <table:table-cell office:value-type="string">
            <text:p>旅館</text:p>
          </table:table-cell>
          <table:table-cell office:value-type="string">
            <text:p/>
          </table:table-cell>
          <table:table-cell office:value-type="string">
            <text:p>否</text:p>
          </table:table-cell>
          <table:table-cell office:value-type="string">
            <text:p>璞漣商務旅館臺北車站店</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華陰街46號3樓</text:p>
          </table:table-cell>
          <table:table-cell office:value-type="string">
            <text:p>02-25592662</text:p>
          </table:table-cell>
          <table:table-cell office:value-type="string">
            <text:p>02-25597146</text:p>
          </table:table-cell>
          <table:table-cell office:value-type="string">
            <text:p>43</text:p>
          </table:table-cell>
          <table:table-cell office:value-type="string">
            <text:p/>
          </table:table-cell>
          <table:table-cell office:value-type="string">
            <text:p/>
          </table:table-cell>
        </table:table-row>
        <table:table-row>
          <table:table-cell office:value-type="string">
            <text:p>1972-10-17</text:p>
          </table:table-cell>
          <table:table-cell office:value-type="string">
            <text:p>交觀宿字第1579號</text:p>
          </table:table-cell>
          <table:table-cell office:value-type="string">
            <text:p>國際觀光旅館</text:p>
          </table:table-cell>
          <table:table-cell office:value-type="string">
            <text:p/>
          </table:table-cell>
          <table:table-cell office:value-type="string">
            <text:p>否</text:p>
          </table:table-cell>
          <table:table-cell office:value-type="string">
            <text:p>豪景大酒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環河南路1段77號</text:p>
          </table:table-cell>
          <table:table-cell office:value-type="string">
            <text:p>02-23113131</text:p>
          </table:table-cell>
          <table:table-cell office:value-type="string">
            <text:p>02-23613737</text:p>
          </table:table-cell>
          <table:table-cell office:value-type="string">
            <text:p>217</text:p>
          </table:table-cell>
          <table:table-cell office:value-type="string">
            <text:p>hotel@riverview.com.tw</text:p>
          </table:table-cell>
          <table:table-cell office:value-type="string">
            <text:p>http://www.riverview.com.tw</text:p>
          </table:table-cell>
        </table:table-row>
        <table:table-row>
          <table:table-cell office:value-type="string">
            <text:p>2004-06-02</text:p>
          </table:table-cell>
          <table:table-cell office:value-type="string">
            <text:p>臺北市旅館113號</text:p>
          </table:table-cell>
          <table:table-cell office:value-type="string">
            <text:p>旅館</text:p>
          </table:table-cell>
          <table:table-cell office:value-type="string">
            <text:p/>
          </table:table-cell>
          <table:table-cell office:value-type="string">
            <text:p>否</text:p>
          </table:table-cell>
          <table:table-cell office:value-type="string">
            <text:p>日光樂居 漢中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漢中街147巷6號1至4樓</text:p>
          </table:table-cell>
          <table:table-cell office:value-type="string">
            <text:p>02-23116606</text:p>
          </table:table-cell>
          <table:table-cell office:value-type="string">
            <text:p>02-23116604</text:p>
          </table:table-cell>
          <table:table-cell office:value-type="string">
            <text:p>18</text:p>
          </table:table-cell>
          <table:table-cell office:value-type="string">
            <text:p>funstayinn147@gmail.com</text:p>
          </table:table-cell>
          <table:table-cell office:value-type="string">
            <text:p/>
          </table:table-cell>
        </table:table-row>
        <table:table-row>
          <table:table-cell office:value-type="string">
            <text:p>2004-08-13</text:p>
          </table:table-cell>
          <table:table-cell office:value-type="string">
            <text:p>臺北市旅館231號</text:p>
          </table:table-cell>
          <table:table-cell office:value-type="string">
            <text:p>旅館</text:p>
          </table:table-cell>
          <table:table-cell office:value-type="string">
            <text:p/>
          </table:table-cell>
          <table:table-cell office:value-type="string">
            <text:p>否</text:p>
          </table:table-cell>
          <table:table-cell office:value-type="string">
            <text:p>力歐時尚旅館西門館</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康定路25巷36弄4,6號2-4樓</text:p>
          </table:table-cell>
          <table:table-cell office:value-type="string">
            <text:p>02-23889855</text:p>
          </table:table-cell>
          <table:table-cell office:value-type="string">
            <text:p>02-23888618</text:p>
          </table:table-cell>
          <table:table-cell office:value-type="string">
            <text:p>17</text:p>
          </table:table-cell>
          <table:table-cell office:value-type="string">
            <text:p>lio.hotel@gmail.com</text:p>
          </table:table-cell>
          <table:table-cell office:value-type="string">
            <text:p>http://www.liohotel.com.tw/</text:p>
          </table:table-cell>
        </table:table-row>
        <table:table-row>
          <table:table-cell office:value-type="string">
            <text:p>2004-08-05</text:p>
          </table:table-cell>
          <table:table-cell office:value-type="string">
            <text:p>臺北市旅館225號</text:p>
          </table:table-cell>
          <table:table-cell office:value-type="string">
            <text:p>旅館</text:p>
          </table:table-cell>
          <table:table-cell office:value-type="string">
            <text:p/>
          </table:table-cell>
          <table:table-cell office:value-type="string">
            <text:p>是</text:p>
          </table:table-cell>
          <table:table-cell office:value-type="string">
            <text:p>曲水會館</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溫泉路105號1-3樓</text:p>
          </table:table-cell>
          <table:table-cell office:value-type="string">
            <text:p>02-28912151</text:p>
          </table:table-cell>
          <table:table-cell office:value-type="string">
            <text:p>02-28937315</text:p>
          </table:table-cell>
          <table:table-cell office:value-type="string">
            <text:p>19</text:p>
          </table:table-cell>
          <table:table-cell office:value-type="string">
            <text:p>kyokushihotel@gmail.com</text:p>
          </table:table-cell>
          <table:table-cell office:value-type="string">
            <text:p>https://www.kshotspring.com/</text:p>
          </table:table-cell>
        </table:table-row>
        <table:table-row>
          <table:table-cell office:value-type="string">
            <text:p>2004-06-02</text:p>
          </table:table-cell>
          <table:table-cell office:value-type="string">
            <text:p>臺北市旅館114號</text:p>
          </table:table-cell>
          <table:table-cell office:value-type="string">
            <text:p>旅館</text:p>
          </table:table-cell>
          <table:table-cell office:value-type="string">
            <text:p/>
          </table:table-cell>
          <table:table-cell office:value-type="string">
            <text:p>否</text:p>
          </table:table-cell>
          <table:table-cell office:value-type="string">
            <text:p>內江賓舘</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寧南路112號2-6樓</text:p>
          </table:table-cell>
          <table:table-cell office:value-type="string">
            <text:p>02-23812147</text:p>
          </table:table-cell>
          <table:table-cell office:value-type="string">
            <text:p>02-23316340</text:p>
          </table:table-cell>
          <table:table-cell office:value-type="string">
            <text:p>17</text:p>
          </table:table-cell>
          <table:table-cell office:value-type="string">
            <text:p>neijiang123@gmail.com</text:p>
          </table:table-cell>
          <table:table-cell office:value-type="string">
            <text:p>http://www.neijianghotel.com</text:p>
          </table:table-cell>
        </table:table-row>
        <table:table-row>
          <table:table-cell office:value-type="string">
            <text:p>2004-06-24</text:p>
          </table:table-cell>
          <table:table-cell office:value-type="string">
            <text:p>臺北市旅館148號</text:p>
          </table:table-cell>
          <table:table-cell office:value-type="string">
            <text:p>旅館</text:p>
          </table:table-cell>
          <table:table-cell office:value-type="string">
            <text:p/>
          </table:table-cell>
          <table:table-cell office:value-type="string">
            <text:p>是</text:p>
          </table:table-cell>
          <table:table-cell office:value-type="string">
            <text:p>馥悅溫泉酒店</text:p>
          </table:table-cell>
          <table:table-cell office:value-type="string">
            <text:p>臺北市</text:p>
          </table:table-cell>
          <table:table-cell office:value-type="string">
            <text:p>北投區</text:p>
          </table:table-cell>
          <table:table-cell office:value-type="string">
            <text:p>112</text:p>
          </table:table-cell>
          <table:table-cell office:value-type="string">
            <text:p>臺北市北投區中山路26號1-5樓</text:p>
          </table:table-cell>
          <table:table-cell office:value-type="string">
            <text:p>02-28969798</text:p>
          </table:table-cell>
          <table:table-cell office:value-type="string">
            <text:p>02-28969797</text:p>
          </table:table-cell>
          <table:table-cell office:value-type="string">
            <text:p>44</text:p>
          </table:table-cell>
          <table:table-cell office:value-type="string">
            <text:p>amylu@rf-tw.com</text:p>
          </table:table-cell>
          <table:table-cell office:value-type="string">
            <text:p>https://grand-pleasure-spring-hotel.mydirectstay.com/tw/index.html</text:p>
          </table:table-cell>
        </table:table-row>
        <table:table-row>
          <table:table-cell office:value-type="string">
            <text:p>2004-07-29</text:p>
          </table:table-cell>
          <table:table-cell office:value-type="string">
            <text:p>臺北市旅館219號</text:p>
          </table:table-cell>
          <table:table-cell office:value-type="string">
            <text:p>旅館</text:p>
          </table:table-cell>
          <table:table-cell office:value-type="string">
            <text:p/>
          </table:table-cell>
          <table:table-cell office:value-type="string">
            <text:p>否</text:p>
          </table:table-cell>
          <table:table-cell office:value-type="string">
            <text:p>背包棧旅店西門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康定路25巷13號</text:p>
          </table:table-cell>
          <table:table-cell office:value-type="string">
            <text:p>02-89783666</text:p>
          </table:table-cell>
          <table:table-cell office:value-type="string">
            <text:p>02-23713228</text:p>
          </table:table-cell>
          <table:table-cell office:value-type="string">
            <text:p>19</text:p>
          </table:table-cell>
          <table:table-cell office:value-type="string">
            <text:p>backpackershostels@gmail.com</text:p>
          </table:table-cell>
          <table:table-cell office:value-type="string">
            <text:p/>
          </table:table-cell>
        </table:table-row>
        <table:table-row>
          <table:table-cell office:value-type="string">
            <text:p>2004-05-05</text:p>
          </table:table-cell>
          <table:table-cell office:value-type="string">
            <text:p>臺北市旅館093號</text:p>
          </table:table-cell>
          <table:table-cell office:value-type="string">
            <text:p>旅館</text:p>
          </table:table-cell>
          <table:table-cell office:value-type="string">
            <text:p/>
          </table:table-cell>
          <table:table-cell office:value-type="string">
            <text:p>否</text:p>
          </table:table-cell>
          <table:table-cell office:value-type="string">
            <text:p>景美大旅社</text:p>
          </table:table-cell>
          <table:table-cell office:value-type="string">
            <text:p>臺北市</text:p>
          </table:table-cell>
          <table:table-cell office:value-type="string">
            <text:p>文山區</text:p>
          </table:table-cell>
          <table:table-cell office:value-type="string">
            <text:p>116</text:p>
          </table:table-cell>
          <table:table-cell office:value-type="string">
            <text:p>臺北市文山區景文街104號2-4樓</text:p>
          </table:table-cell>
          <table:table-cell office:value-type="string">
            <text:p>02-29313788</text:p>
          </table:table-cell>
          <table:table-cell office:value-type="string">
            <text:p>02-29348585</text:p>
          </table:table-cell>
          <table:table-cell office:value-type="string">
            <text:p>12</text:p>
          </table:table-cell>
          <table:table-cell office:value-type="string">
            <text:p>twlin@hotmail.com.tw</text:p>
          </table:table-cell>
          <table:table-cell office:value-type="string">
            <text:p/>
          </table:table-cell>
        </table:table-row>
        <table:table-row>
          <table:table-cell office:value-type="string">
            <text:p>1968-12-27</text:p>
          </table:table-cell>
          <table:table-cell office:value-type="string">
            <text:p>交觀宿字第1332號</text:p>
          </table:table-cell>
          <table:table-cell office:value-type="string">
            <text:p>一般觀光旅館</text:p>
          </table:table-cell>
          <table:table-cell office:value-type="string">
            <text:p/>
          </table:table-cell>
          <table:table-cell office:value-type="string">
            <text:p>否</text:p>
          </table:table-cell>
          <table:table-cell office:value-type="string">
            <text:p>第一大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南京東路2段63號</text:p>
          </table:table-cell>
          <table:table-cell office:value-type="string">
            <text:p>02-25418234</text:p>
          </table:table-cell>
          <table:table-cell office:value-type="string">
            <text:p>02-2581</text:p>
          </table:table-cell>
          <table:table-cell office:value-type="string">
            <text:p>176</text:p>
          </table:table-cell>
          <table:table-cell office:value-type="string">
            <text:p>firsthotel@firsthoteltaipei.com</text:p>
          </table:table-cell>
          <table:table-cell office:value-type="string">
            <text:p>http://www.firsthoteltaipei.com</text:p>
          </table:table-cell>
        </table:table-row>
        <table:table-row>
          <table:table-cell office:value-type="string">
            <text:p>2004-03-09</text:p>
          </table:table-cell>
          <table:table-cell office:value-type="string">
            <text:p>臺北市旅館056號</text:p>
          </table:table-cell>
          <table:table-cell office:value-type="string">
            <text:p>旅館</text:p>
          </table:table-cell>
          <table:table-cell office:value-type="string">
            <text:p/>
          </table:table-cell>
          <table:table-cell office:value-type="string">
            <text:p>否</text:p>
          </table:table-cell>
          <table:table-cell office:value-type="string">
            <text:p>南港安樂旅社</text:p>
          </table:table-cell>
          <table:table-cell office:value-type="string">
            <text:p>臺北市</text:p>
          </table:table-cell>
          <table:table-cell office:value-type="string">
            <text:p>南港區</text:p>
          </table:table-cell>
          <table:table-cell office:value-type="string">
            <text:p>115</text:p>
          </table:table-cell>
          <table:table-cell office:value-type="string">
            <text:p>臺北市南港區南港路一段229號2-3樓</text:p>
          </table:table-cell>
          <table:table-cell office:value-type="string">
            <text:p>02-26511797</text:p>
          </table:table-cell>
          <table:table-cell office:value-type="string">
            <text:p>-</text:p>
          </table:table-cell>
          <table:table-cell office:value-type="string">
            <text:p>10</text:p>
          </table:table-cell>
          <table:table-cell office:value-type="string">
            <text:p/>
          </table:table-cell>
          <table:table-cell office:value-type="string">
            <text:p/>
          </table:table-cell>
        </table:table-row>
        <table:table-row>
          <table:table-cell office:value-type="string">
            <text:p>2004-05-31</text:p>
          </table:table-cell>
          <table:table-cell office:value-type="string">
            <text:p>臺北市旅館112號</text:p>
          </table:table-cell>
          <table:table-cell office:value-type="string">
            <text:p>旅館</text:p>
          </table:table-cell>
          <table:table-cell office:value-type="string">
            <text:p/>
          </table:table-cell>
          <table:table-cell office:value-type="string">
            <text:p>否</text:p>
          </table:table-cell>
          <table:table-cell office:value-type="string">
            <text:p>東龍大飯店</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漢口街二段23號1-7樓</text:p>
          </table:table-cell>
          <table:table-cell office:value-type="string">
            <text:p>02-23116969</text:p>
          </table:table-cell>
          <table:table-cell office:value-type="string">
            <text:p>02-23116967</text:p>
          </table:table-cell>
          <table:table-cell office:value-type="string">
            <text:p>70</text:p>
          </table:table-cell>
          <table:table-cell office:value-type="string">
            <text:p>www.east-dragon.com.tw@yahoo.com.tw</text:p>
          </table:table-cell>
          <table:table-cell office:value-type="string">
            <text:p>http://www.east-dragon.com.tw</text:p>
          </table:table-cell>
        </table:table-row>
        <table:table-row>
          <table:table-cell office:value-type="string">
            <text:p>1967-11-08</text:p>
          </table:table-cell>
          <table:table-cell office:value-type="string">
            <text:p>交觀宿字第1599號</text:p>
          </table:table-cell>
          <table:table-cell office:value-type="string">
            <text:p>國際觀光旅館</text:p>
          </table:table-cell>
          <table:table-cell office:value-type="string">
            <text:p/>
          </table:table-cell>
          <table:table-cell office:value-type="string">
            <text:p>否</text:p>
          </table:table-cell>
          <table:table-cell office:value-type="string">
            <text:p>雀客藏居台北陽明山</text:p>
          </table:table-cell>
          <table:table-cell office:value-type="string">
            <text:p>臺北市</text:p>
          </table:table-cell>
          <table:table-cell office:value-type="string">
            <text:p>士林區</text:p>
          </table:table-cell>
          <table:table-cell office:value-type="string">
            <text:p>111</text:p>
          </table:table-cell>
          <table:table-cell office:value-type="string">
            <text:p>臺北市士林區陽明山格致路237號</text:p>
          </table:table-cell>
          <table:table-cell office:value-type="string">
            <text:p>02-28616661</text:p>
          </table:table-cell>
          <table:table-cell office:value-type="string">
            <text:p>02-28616660</text:p>
          </table:table-cell>
          <table:table-cell office:value-type="string">
            <text:p>50</text:p>
          </table:table-cell>
          <table:table-cell office:value-type="string">
            <text:p>yangmingshan@dunqian.tw</text:p>
          </table:table-cell>
          <table:table-cell office:value-type="string">
            <text:p/>
          </table:table-cell>
        </table:table-row>
        <table:table-row>
          <table:table-cell office:value-type="string">
            <text:p>2004-03-25</text:p>
          </table:table-cell>
          <table:table-cell office:value-type="string">
            <text:p>臺北市旅館064號</text:p>
          </table:table-cell>
          <table:table-cell office:value-type="string">
            <text:p>旅館</text:p>
          </table:table-cell>
          <table:table-cell office:value-type="string">
            <text:p/>
          </table:table-cell>
          <table:table-cell office:value-type="string">
            <text:p>否</text:p>
          </table:table-cell>
          <table:table-cell office:value-type="string">
            <text:p>美觀園旅社</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寧南路90巷13號</text:p>
          </table:table-cell>
          <table:table-cell office:value-type="string">
            <text:p>02-23314123</text:p>
          </table:table-cell>
          <table:table-cell office:value-type="string">
            <text:p>02-23613680</text:p>
          </table:table-cell>
          <table:table-cell office:value-type="string">
            <text:p>15</text:p>
          </table:table-cell>
          <table:table-cell office:value-type="string">
            <text:p>faye15488@gmail.com</text:p>
          </table:table-cell>
          <table:table-cell office:value-type="string">
            <text:p/>
          </table:table-cell>
        </table:table-row>
        <table:table-row>
          <table:table-cell office:value-type="string">
            <text:p>2004-03-23</text:p>
          </table:table-cell>
          <table:table-cell office:value-type="string">
            <text:p>臺北市旅館060號</text:p>
          </table:table-cell>
          <table:table-cell office:value-type="string">
            <text:p>旅館</text:p>
          </table:table-cell>
          <table:table-cell office:value-type="string">
            <text:p/>
          </table:table-cell>
          <table:table-cell office:value-type="string">
            <text:p>否</text:p>
          </table:table-cell>
          <table:table-cell office:value-type="string">
            <text:p>華宮旅社</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昌街157號</text:p>
          </table:table-cell>
          <table:table-cell office:value-type="string">
            <text:p>02-23142627</text:p>
          </table:table-cell>
          <table:table-cell office:value-type="string">
            <text:p>02-23122092</text:p>
          </table:table-cell>
          <table:table-cell office:value-type="string">
            <text:p>14</text:p>
          </table:table-cell>
          <table:table-cell office:value-type="string">
            <text:p/>
          </table:table-cell>
          <table:table-cell office:value-type="string">
            <text:p/>
          </table:table-cell>
        </table:table-row>
        <table:table-row>
          <table:table-cell office:value-type="string">
            <text:p>2004-06-21</text:p>
          </table:table-cell>
          <table:table-cell office:value-type="string">
            <text:p>臺北市旅館145號</text:p>
          </table:table-cell>
          <table:table-cell office:value-type="string">
            <text:p>旅館</text:p>
          </table:table-cell>
          <table:table-cell office:value-type="string">
            <text:p/>
          </table:table-cell>
          <table:table-cell office:value-type="string">
            <text:p>否</text:p>
          </table:table-cell>
          <table:table-cell office:value-type="string">
            <text:p>夜光商旅</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內江街55巷11號1至4樓、13號2至4樓</text:p>
          </table:table-cell>
          <table:table-cell office:value-type="string">
            <text:p>02-23815059</text:p>
          </table:table-cell>
          <table:table-cell office:value-type="string">
            <text:p>02-23819828</text:p>
          </table:table-cell>
          <table:table-cell office:value-type="string">
            <text:p>16</text:p>
          </table:table-cell>
          <table:table-cell office:value-type="string">
            <text:p>yesinn.taipei@gmail.com</text:p>
          </table:table-cell>
          <table:table-cell office:value-type="string">
            <text:p/>
          </table:table-cell>
        </table:table-row>
        <table:table-row>
          <table:table-cell office:value-type="string">
            <text:p>2004-02-24</text:p>
          </table:table-cell>
          <table:table-cell office:value-type="string">
            <text:p>臺北市旅館051號</text:p>
          </table:table-cell>
          <table:table-cell office:value-type="string">
            <text:p>旅館</text:p>
          </table:table-cell>
          <table:table-cell office:value-type="string">
            <text:p/>
          </table:table-cell>
          <table:table-cell office:value-type="string">
            <text:p>否</text:p>
          </table:table-cell>
          <table:table-cell office:value-type="string">
            <text:p>梅樓商務驛站</text:p>
          </table:table-cell>
          <table:table-cell office:value-type="string">
            <text:p>臺北市</text:p>
          </table:table-cell>
          <table:table-cell office:value-type="string">
            <text:p>大同區</text:p>
          </table:table-cell>
          <table:table-cell office:value-type="string">
            <text:p>103</text:p>
          </table:table-cell>
          <table:table-cell office:value-type="string">
            <text:p>臺北市大同區鄭州路29巷1-1號2-4樓</text:p>
          </table:table-cell>
          <table:table-cell office:value-type="string">
            <text:p>02-25552587</text:p>
          </table:table-cell>
          <table:table-cell office:value-type="string">
            <text:p>-</text:p>
          </table:table-cell>
          <table:table-cell office:value-type="string">
            <text:p>18</text:p>
          </table:table-cell>
          <table:table-cell office:value-type="string">
            <text:p>maininn12@gmail.com</text:p>
          </table:table-cell>
          <table:table-cell office:value-type="string">
            <text:p/>
          </table:table-cell>
        </table:table-row>
        <table:table-row>
          <table:table-cell office:value-type="string">
            <text:p>1965-12-27</text:p>
          </table:table-cell>
          <table:table-cell office:value-type="string">
            <text:p>交觀宿字第1165號</text:p>
          </table:table-cell>
          <table:table-cell office:value-type="string">
            <text:p>一般觀光旅館</text:p>
          </table:table-cell>
          <table:table-cell office:value-type="string">
            <text:p>五星級</text:p>
          </table:table-cell>
          <table:table-cell office:value-type="string">
            <text:p>否</text:p>
          </table:table-cell>
          <table:table-cell office:value-type="string">
            <text:p>天成大飯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忠孝西路1段43號</text:p>
          </table:table-cell>
          <table:table-cell office:value-type="string">
            <text:p>02-23617856</text:p>
          </table:table-cell>
          <table:table-cell office:value-type="string">
            <text:p>02-23118902</text:p>
          </table:table-cell>
          <table:table-cell office:value-type="string">
            <text:p>226</text:p>
          </table:table-cell>
          <table:table-cell office:value-type="string">
            <text:p>cosmos@cosmos-hotel.com.tw</text:p>
          </table:table-cell>
          <table:table-cell office:value-type="string">
            <text:p>http://www.cosmos-hotel.com.tw</text:p>
          </table:table-cell>
        </table:table-row>
        <table:table-row>
          <table:table-cell office:value-type="string">
            <text:p>2004-05-07</text:p>
          </table:table-cell>
          <table:table-cell office:value-type="string">
            <text:p>臺北市旅館097號</text:p>
          </table:table-cell>
          <table:table-cell office:value-type="string">
            <text:p>旅館</text:p>
          </table:table-cell>
          <table:table-cell office:value-type="string">
            <text:p/>
          </table:table-cell>
          <table:table-cell office:value-type="string">
            <text:p>否</text:p>
          </table:table-cell>
          <table:table-cell office:value-type="string">
            <text:p>大榮大旅社</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寧南路185號2-4樓</text:p>
          </table:table-cell>
          <table:table-cell office:value-type="string">
            <text:p>02-23316527</text:p>
          </table:table-cell>
          <table:table-cell office:value-type="string">
            <text:p>02-23396521</text:p>
          </table:table-cell>
          <table:table-cell office:value-type="string">
            <text:p>17</text:p>
          </table:table-cell>
          <table:table-cell office:value-type="string">
            <text:p>tabo19470328@gmail.com</text:p>
          </table:table-cell>
          <table:table-cell office:value-type="string">
            <text:p/>
          </table:table-cell>
        </table:table-row>
        <table:table-row>
          <table:table-cell office:value-type="string">
            <text:p>2004-04-22</text:p>
          </table:table-cell>
          <table:table-cell office:value-type="string">
            <text:p>臺北市旅館087號</text:p>
          </table:table-cell>
          <table:table-cell office:value-type="string">
            <text:p>旅館</text:p>
          </table:table-cell>
          <table:table-cell office:value-type="string">
            <text:p/>
          </table:table-cell>
          <table:table-cell office:value-type="string">
            <text:p>否</text:p>
          </table:table-cell>
          <table:table-cell office:value-type="string">
            <text:p>台北碧瑤飯店</text:p>
          </table:table-cell>
          <table:table-cell office:value-type="string">
            <text:p>臺北市</text:p>
          </table:table-cell>
          <table:table-cell office:value-type="string">
            <text:p>松山區</text:p>
          </table:table-cell>
          <table:table-cell office:value-type="string">
            <text:p>105</text:p>
          </table:table-cell>
          <table:table-cell office:value-type="string">
            <text:p>臺北市松山區八德路二段367號1-10樓</text:p>
          </table:table-cell>
          <table:table-cell office:value-type="string">
            <text:p>02-27813121</text:p>
          </table:table-cell>
          <table:table-cell office:value-type="string">
            <text:p>02-27718796</text:p>
          </table:table-cell>
          <table:table-cell office:value-type="string">
            <text:p>84</text:p>
          </table:table-cell>
          <table:table-cell office:value-type="string">
            <text:p>taipei.hotelb@gmail.com</text:p>
          </table:table-cell>
          <table:table-cell office:value-type="string">
            <text:p>http://www.hotelb.com.tw/</text:p>
          </table:table-cell>
        </table:table-row>
        <table:table-row>
          <table:table-cell office:value-type="string">
            <text:p>2004-08-17</text:p>
          </table:table-cell>
          <table:table-cell office:value-type="string">
            <text:p>臺北市旅館233號</text:p>
          </table:table-cell>
          <table:table-cell office:value-type="string">
            <text:p>旅館</text:p>
          </table:table-cell>
          <table:table-cell office:value-type="string">
            <text:p/>
          </table:table-cell>
          <table:table-cell office:value-type="string">
            <text:p>否</text:p>
          </table:table-cell>
          <table:table-cell office:value-type="string">
            <text:p>古山園旅社</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華西街40巷16號</text:p>
          </table:table-cell>
          <table:table-cell office:value-type="string">
            <text:p>02-23067408</text:p>
          </table:table-cell>
          <table:table-cell office:value-type="string">
            <text:p>02-23081388</text:p>
          </table:table-cell>
          <table:table-cell office:value-type="string">
            <text:p>20</text:p>
          </table:table-cell>
          <table:table-cell office:value-type="string">
            <text:p>chuani.studio@msa.hinet.net</text:p>
          </table:table-cell>
          <table:table-cell office:value-type="string">
            <text:p/>
          </table:table-cell>
        </table:table-row>
        <table:table-row>
          <table:table-cell office:value-type="string">
            <text:p>2004-05-19</text:p>
          </table:table-cell>
          <table:table-cell office:value-type="string">
            <text:p>臺北市旅館105號</text:p>
          </table:table-cell>
          <table:table-cell office:value-type="string">
            <text:p>旅館</text:p>
          </table:table-cell>
          <table:table-cell office:value-type="string">
            <text:p/>
          </table:table-cell>
          <table:table-cell office:value-type="string">
            <text:p>否</text:p>
          </table:table-cell>
          <table:table-cell office:value-type="string">
            <text:p>皇家大飯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懷寧街5-1號1-6樓</text:p>
          </table:table-cell>
          <table:table-cell office:value-type="string">
            <text:p>02-23111668</text:p>
          </table:table-cell>
          <table:table-cell office:value-type="string">
            <text:p>02-23317299</text:p>
          </table:table-cell>
          <table:table-cell office:value-type="string">
            <text:p>40</text:p>
          </table:table-cell>
          <table:table-cell office:value-type="string">
            <text:p>taipeiroyalhotel@gmail.com</text:p>
          </table:table-cell>
          <table:table-cell office:value-type="string">
            <text:p/>
          </table:table-cell>
        </table:table-row>
        <table:table-row>
          <table:table-cell office:value-type="string">
            <text:p>2004-06-21</text:p>
          </table:table-cell>
          <table:table-cell office:value-type="string">
            <text:p>臺北市旅館144號</text:p>
          </table:table-cell>
          <table:table-cell office:value-type="string">
            <text:p>旅館</text:p>
          </table:table-cell>
          <table:table-cell office:value-type="string">
            <text:p/>
          </table:table-cell>
          <table:table-cell office:value-type="string">
            <text:p>否</text:p>
          </table:table-cell>
          <table:table-cell office:value-type="string">
            <text:p>幸福大旅社</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內江街55巷26號1-4樓</text:p>
          </table:table-cell>
          <table:table-cell office:value-type="string">
            <text:p>02-23716808</text:p>
          </table:table-cell>
          <table:table-cell office:value-type="string">
            <text:p>02-23711160</text:p>
          </table:table-cell>
          <table:table-cell office:value-type="string">
            <text:p>22</text:p>
          </table:table-cell>
          <table:table-cell office:value-type="string">
            <text:p>happinessinn2012@gmail.com</text:p>
          </table:table-cell>
          <table:table-cell office:value-type="string">
            <text:p/>
          </table:table-cell>
        </table:table-row>
        <table:table-row>
          <table:table-cell office:value-type="string">
            <text:p>2006-06-29</text:p>
          </table:table-cell>
          <table:table-cell office:value-type="string">
            <text:p>臺北市旅館193號</text:p>
          </table:table-cell>
          <table:table-cell office:value-type="string">
            <text:p>旅館</text:p>
          </table:table-cell>
          <table:table-cell office:value-type="string">
            <text:p/>
          </table:table-cell>
          <table:table-cell office:value-type="string">
            <text:p>否</text:p>
          </table:table-cell>
          <table:table-cell office:value-type="string">
            <text:p>新驛旅店</text:p>
          </table:table-cell>
          <table:table-cell office:value-type="string">
            <text:p>臺北市</text:p>
          </table:table-cell>
          <table:table-cell office:value-type="string">
            <text:p>中正區</text:p>
          </table:table-cell>
          <table:table-cell office:value-type="string">
            <text:p>100</text:p>
          </table:table-cell>
          <table:table-cell office:value-type="string">
            <text:p>臺北市中正區懷寧街7號</text:p>
          </table:table-cell>
          <table:table-cell office:value-type="string">
            <text:p>02-23148008</text:p>
          </table:table-cell>
          <table:table-cell office:value-type="string">
            <text:p>02-23313311</text:p>
          </table:table-cell>
          <table:table-cell office:value-type="string">
            <text:p>51</text:p>
          </table:table-cell>
          <table:table-cell office:value-type="string">
            <text:p>cityinn1@taipeiinn.com.tw</text:p>
          </table:table-cell>
          <table:table-cell office:value-type="string">
            <text:p/>
          </table:table-cell>
        </table:table-row>
        <table:table-row>
          <table:table-cell office:value-type="string">
            <text:p>1952-05-10</text:p>
          </table:table-cell>
          <table:table-cell office:value-type="string">
            <text:p>交觀宿字第1594號</text:p>
          </table:table-cell>
          <table:table-cell office:value-type="string">
            <text:p>國際觀光旅館</text:p>
          </table:table-cell>
          <table:table-cell office:value-type="string">
            <text:p>五星級</text:p>
          </table:table-cell>
          <table:table-cell office:value-type="string">
            <text:p>否</text:p>
          </table:table-cell>
          <table:table-cell office:value-type="string">
            <text:p>圓山大飯店</text:p>
          </table:table-cell>
          <table:table-cell office:value-type="string">
            <text:p>臺北市</text:p>
          </table:table-cell>
          <table:table-cell office:value-type="string">
            <text:p>中山區</text:p>
          </table:table-cell>
          <table:table-cell office:value-type="string">
            <text:p>104</text:p>
          </table:table-cell>
          <table:table-cell office:value-type="string">
            <text:p>臺北市中山區中山北路4段1巷1號</text:p>
          </table:table-cell>
          <table:table-cell office:value-type="string">
            <text:p>02-28868888</text:p>
          </table:table-cell>
          <table:table-cell office:value-type="string">
            <text:p>02-28852885</text:p>
          </table:table-cell>
          <table:table-cell office:value-type="string">
            <text:p>408</text:p>
          </table:table-cell>
          <table:table-cell office:value-type="string">
            <text:p>grand@grand-hotel.org</text:p>
          </table:table-cell>
          <table:table-cell office:value-type="string">
            <text:p>http://www.grand-hotel.org</text:p>
          </table:table-cell>
        </table:table-row>
        <table:table-row>
          <table:table-cell office:value-type="string">
            <text:p>2004-08-05</text:p>
          </table:table-cell>
          <table:table-cell office:value-type="string">
            <text:p>臺北市旅館222號</text:p>
          </table:table-cell>
          <table:table-cell office:value-type="string">
            <text:p>旅館</text:p>
          </table:table-cell>
          <table:table-cell office:value-type="string">
            <text:p/>
          </table:table-cell>
          <table:table-cell office:value-type="string">
            <text:p>否</text:p>
          </table:table-cell>
          <table:table-cell office:value-type="string">
            <text:p>龍山旅社</text:p>
          </table:table-cell>
          <table:table-cell office:value-type="string">
            <text:p>臺北市</text:p>
          </table:table-cell>
          <table:table-cell office:value-type="string">
            <text:p>萬華區</text:p>
          </table:table-cell>
          <table:table-cell office:value-type="string">
            <text:p>108</text:p>
          </table:table-cell>
          <table:table-cell office:value-type="string">
            <text:p>臺北市萬華區西園路一段125巷13-1號1-3樓</text:p>
          </table:table-cell>
          <table:table-cell office:value-type="string">
            <text:p>02-23064990</text:p>
          </table:table-cell>
          <table:table-cell office:value-type="string">
            <text:p>02-23082378</text:p>
          </table:table-cell>
          <table:table-cell office:value-type="string">
            <text:p>14</text:p>
          </table:table-cell>
          <table:table-cell office:value-type="string">
            <text:p>longshan.hotel@gmail.com</text:p>
          </table:table-cell>
          <table:table-cell office:value-type="string">
            <text:p/>
          </table:table-cell>
        </table:table-row>
      </table:table>
      <table:table table:name="無障礙客房資料">
        <table:table-row>
          <table:table-cell office:value-type="string">
            <text:p>旅宿名稱</text:p>
          </table:table-cell>
          <table:table-cell office:value-type="string">
            <text:p>縣市</text:p>
          </table:table-cell>
          <table:table-cell office:value-type="string">
            <text:p>房間數</text:p>
          </table:table-cell>
          <table:table-cell office:value-type="string">
            <text:p>有無障礙客房</text:p>
          </table:table-cell>
          <table:table-cell office:value-type="string">
            <text:p>無障礙客房-房間數</text:p>
          </table:table-cell>
          <table:table-cell office:value-type="string">
            <text:p>無障礙客房-浴室門寬(公分)</text:p>
          </table:table-cell>
          <table:table-cell office:value-type="string">
            <text:p>無障礙客房-床位數</text:p>
          </table:table-cell>
          <table:table-cell office:value-type="string">
            <text:p>無障礙客房-可否加床</text:p>
          </table:table-cell>
          <table:table-cell office:value-type="string">
            <text:p>無障礙公廁(間)</text:p>
          </table:table-cell>
          <table:table-cell office:value-type="string">
            <text:p>昇降設備(座)</text:p>
          </table:table-cell>
          <table:table-cell office:value-type="string">
            <text:p>無障礙停車位(格)</text:p>
          </table:table-cell>
        </table:table-row>
        <table:table-row>
          <table:table-cell office:value-type="string">
            <text:p>初食旅館(1館)</text:p>
          </table:table-cell>
          <table:table-cell office:value-type="string">
            <text:p>臺北市</text:p>
          </table:table-cell>
          <table:table-cell office:value-type="string">
            <text:p>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初食旅館(2館)</text:p>
          </table:table-cell>
          <table:table-cell office:value-type="string">
            <text:p>臺北市</text:p>
          </table:table-cell>
          <table:table-cell office:value-type="string">
            <text:p>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盤古捷旅</text:p>
          </table:table-cell>
          <table:table-cell office:value-type="string">
            <text:p>臺北市</text:p>
          </table:table-cell>
          <table:table-cell office:value-type="string">
            <text:p>50</text:p>
          </table:table-cell>
          <table:table-cell office:value-type="string">
            <text:p>V</text:p>
          </table:table-cell>
          <table:table-cell office:value-type="string">
            <text:p>1</text:p>
          </table:table-cell>
          <table:table-cell office:value-type="string">
            <text:p/>
          </table:table-cell>
          <table:table-cell office:value-type="string">
            <text:p>2</text:p>
          </table:table-cell>
          <table:table-cell office:value-type="string">
            <text:p>2</text:p>
          </table:table-cell>
          <table:table-cell office:value-type="string">
            <text:p>2.0</text:p>
          </table:table-cell>
          <table:table-cell office:value-type="string">
            <text:p>0.0</text:p>
          </table:table-cell>
          <table:table-cell office:value-type="string">
            <text:p>0.0</text:p>
          </table:table-cell>
        </table:table-row>
        <table:table-row>
          <table:table-cell office:value-type="string">
            <text:p>玩行旅西門分館</text:p>
          </table:table-cell>
          <table:table-cell office:value-type="string">
            <text:p>臺北市</text:p>
          </table:table-cell>
          <table:table-cell office:value-type="string">
            <text:p>7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享溫泉</text:p>
          </table:table-cell>
          <table:table-cell office:value-type="string">
            <text:p>臺北市</text:p>
          </table:table-cell>
          <table:table-cell office:value-type="string">
            <text:p>3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亞士都酒店</text:p>
          </table:table-cell>
          <table:table-cell office:value-type="string">
            <text:p>臺北市</text:p>
          </table:table-cell>
          <table:table-cell office:value-type="string">
            <text:p>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嵨開安旅Hotel Uketamo</text:p>
          </table:table-cell>
          <table:table-cell office:value-type="string">
            <text:p>臺北市</text:p>
          </table:table-cell>
          <table:table-cell office:value-type="string">
            <text:p>11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漫步綠洲旅店</text:p>
          </table:table-cell>
          <table:table-cell office:value-type="string">
            <text:p>臺北市</text:p>
          </table:table-cell>
          <table:table-cell office:value-type="string">
            <text:p>5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秐朗旅宿</text:p>
          </table:table-cell>
          <table:table-cell office:value-type="string">
            <text:p>臺北市</text:p>
          </table:table-cell>
          <table:table-cell office:value-type="string">
            <text:p>10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日慕行旅</text:p>
          </table:table-cell>
          <table:table-cell office:value-type="string">
            <text:p>臺北市</text:p>
          </table:table-cell>
          <table:table-cell office:value-type="string">
            <text:p>1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茶色部屋行旅 站前館</text:p>
          </table:table-cell>
          <table:table-cell office:value-type="string">
            <text:p>臺北市</text:p>
          </table:table-cell>
          <table:table-cell office:value-type="string">
            <text:p>5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合洋背包客棧</text:p>
          </table:table-cell>
          <table:table-cell office:value-type="string">
            <text:p>臺北市</text:p>
          </table:table-cell>
          <table:table-cell office:value-type="string">
            <text:p>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在家行旅南西館</text:p>
          </table:table-cell>
          <table:table-cell office:value-type="string">
            <text:p>臺北市</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雀客藏居台北內湖</text:p>
          </table:table-cell>
          <table:table-cell office:value-type="string">
            <text:p>臺北市</text:p>
          </table:table-cell>
          <table:table-cell office:value-type="string">
            <text:p>16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鉑泊客2館</text:p>
          </table:table-cell>
          <table:table-cell office:value-type="string">
            <text:p>臺北市</text:p>
          </table:table-cell>
          <table:table-cell office:value-type="string">
            <text:p>4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太子文旅-修齊館</text:p>
          </table:table-cell>
          <table:table-cell office:value-type="string">
            <text:p>臺北市</text:p>
          </table:table-cell>
          <table:table-cell office:value-type="string">
            <text:p>9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美好行旅北車漢口館</text:p>
          </table:table-cell>
          <table:table-cell office:value-type="string">
            <text:p>臺北市</text:p>
          </table:table-cell>
          <table:table-cell office:value-type="string">
            <text:p>2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古奈堡精品旅館</text:p>
          </table:table-cell>
          <table:table-cell office:value-type="string">
            <text:p>臺北市</text:p>
          </table:table-cell>
          <table:table-cell office:value-type="string">
            <text:p>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臺北嘉佩樂酒店 Capella Taipei</text:p>
          </table:table-cell>
          <table:table-cell office:value-type="string">
            <text:p>臺北市</text:p>
          </table:table-cell>
          <table:table-cell office:value-type="string">
            <text:p>86</text:p>
          </table:table-cell>
          <table:table-cell office:value-type="string">
            <text:p>V</text:p>
          </table:table-cell>
          <table:table-cell office:value-type="string">
            <text:p>1</text:p>
          </table:table-cell>
          <table:table-cell office:value-type="string">
            <text:p/>
          </table:table-cell>
          <table:table-cell office:value-type="string">
            <text:p>0</text:p>
          </table:table-cell>
          <table:table-cell office:value-type="string">
            <text:p>2</text:p>
          </table:table-cell>
          <table:table-cell office:value-type="string">
            <text:p>11.0</text:p>
          </table:table-cell>
          <table:table-cell office:value-type="string">
            <text:p>3.0</text:p>
          </table:table-cell>
          <table:table-cell office:value-type="string">
            <text:p>0.0</text:p>
          </table:table-cell>
        </table:table-row>
        <table:table-row>
          <table:table-cell office:value-type="string">
            <text:p>捷絲旅臺大尊賢館</text:p>
          </table:table-cell>
          <table:table-cell office:value-type="string">
            <text:p>臺北市</text:p>
          </table:table-cell>
          <table:table-cell office:value-type="string">
            <text:p>7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天雲旅棧台北開封</text:p>
          </table:table-cell>
          <table:table-cell office:value-type="string">
            <text:p>臺北市</text:p>
          </table:table-cell>
          <table:table-cell office:value-type="string">
            <text:p>15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樂爾公寓</text:p>
          </table:table-cell>
          <table:table-cell office:value-type="string">
            <text:p>臺北市</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貓尾口袋（西門館）</text:p>
          </table:table-cell>
          <table:table-cell office:value-type="string">
            <text:p>臺北市</text:p>
          </table:table-cell>
          <table:table-cell office:value-type="string">
            <text:p>1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北投晶泉丰旅</text:p>
          </table:table-cell>
          <table:table-cell office:value-type="string">
            <text:p>臺北市</text:p>
          </table:table-cell>
          <table:table-cell office:value-type="string">
            <text:p>10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0</text:p>
          </table:table-cell>
          <table:table-cell office:value-type="string">
            <text:p>2.0</text:p>
          </table:table-cell>
          <table:table-cell office:value-type="string">
            <text:p>6.0</text:p>
          </table:table-cell>
        </table:table-row>
        <table:table-row>
          <table:table-cell office:value-type="string">
            <text:p>享住青旅</text:p>
          </table:table-cell>
          <table:table-cell office:value-type="string">
            <text:p>臺北市</text:p>
          </table:table-cell>
          <table:table-cell office:value-type="string">
            <text:p>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大光瀛商旅</text:p>
          </table:table-cell>
          <table:table-cell office:value-type="string">
            <text:p>臺北市</text:p>
          </table:table-cell>
          <table:table-cell office:value-type="string">
            <text:p>4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日光樂居成都館</text:p>
          </table:table-cell>
          <table:table-cell office:value-type="string">
            <text:p>臺北市</text:p>
          </table:table-cell>
          <table:table-cell office:value-type="string">
            <text:p>1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頭等艙飯店西門館</text:p>
          </table:table-cell>
          <table:table-cell office:value-type="string">
            <text:p>臺北市</text:p>
          </table:table-cell>
          <table:table-cell office:value-type="string">
            <text:p>11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梧邸酒店台北杭州</text:p>
          </table:table-cell>
          <table:table-cell office:value-type="string">
            <text:p>臺北市</text:p>
          </table:table-cell>
          <table:table-cell office:value-type="string">
            <text:p>7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台北大安伊普索酒店</text:p>
          </table:table-cell>
          <table:table-cell office:value-type="string">
            <text:p>臺北市</text:p>
          </table:table-cell>
          <table:table-cell office:value-type="string">
            <text:p>136</text:p>
          </table:table-cell>
          <table:table-cell office:value-type="string">
            <text:p>V</text:p>
          </table:table-cell>
          <table:table-cell office:value-type="string">
            <text:p>2</text:p>
          </table:table-cell>
          <table:table-cell office:value-type="string">
            <text:p>88</text:p>
          </table:table-cell>
          <table:table-cell office:value-type="string">
            <text:p>1</text:p>
          </table:table-cell>
          <table:table-cell office:value-type="string">
            <text:p>1</text:p>
          </table:table-cell>
          <table:table-cell office:value-type="string">
            <text:p>0.0</text:p>
          </table:table-cell>
          <table:table-cell office:value-type="string">
            <text:p>3.0</text:p>
          </table:table-cell>
          <table:table-cell office:value-type="string">
            <text:p>0.0</text:p>
          </table:table-cell>
        </table:table-row>
        <table:table-row>
          <table:table-cell office:value-type="string">
            <text:p>美好行旅</text:p>
          </table:table-cell>
          <table:table-cell office:value-type="string">
            <text:p>臺北市</text:p>
          </table:table-cell>
          <table:table-cell office:value-type="string">
            <text:p>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金通商旅</text:p>
          </table:table-cell>
          <table:table-cell office:value-type="string">
            <text:p>臺北市</text:p>
          </table:table-cell>
          <table:table-cell office:value-type="string">
            <text:p>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日初青旅</text:p>
          </table:table-cell>
          <table:table-cell office:value-type="string">
            <text:p>臺北市</text:p>
          </table:table-cell>
          <table:table-cell office:value-type="string">
            <text:p>1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藝築文旅昆明館</text:p>
          </table:table-cell>
          <table:table-cell office:value-type="string">
            <text:p>臺北市</text:p>
          </table:table-cell>
          <table:table-cell office:value-type="string">
            <text:p>1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豐宿創新壹旅</text:p>
          </table:table-cell>
          <table:table-cell office:value-type="string">
            <text:p>臺北市</text:p>
          </table:table-cell>
          <table:table-cell office:value-type="string">
            <text:p>2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歐法行旅</text:p>
          </table:table-cell>
          <table:table-cell office:value-type="string">
            <text:p>臺北市</text:p>
          </table:table-cell>
          <table:table-cell office:value-type="string">
            <text:p>3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美好境界旅店</text:p>
          </table:table-cell>
          <table:table-cell office:value-type="string">
            <text:p>臺北市</text:p>
          </table:table-cell>
          <table:table-cell office:value-type="string">
            <text:p>4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福泰桔子商務旅館西門漢中店</text:p>
          </table:table-cell>
          <table:table-cell office:value-type="string">
            <text:p>臺北市</text:p>
          </table:table-cell>
          <table:table-cell office:value-type="string">
            <text:p>6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瀚寓夏天</text:p>
          </table:table-cell>
          <table:table-cell office:value-type="string">
            <text:p>臺北市</text:p>
          </table:table-cell>
          <table:table-cell office:value-type="string">
            <text:p>6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日光樂居</text:p>
          </table:table-cell>
          <table:table-cell office:value-type="string">
            <text:p>臺北市</text:p>
          </table:table-cell>
          <table:table-cell office:value-type="string">
            <text:p>4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天閣酒店(台北林森)</text:p>
          </table:table-cell>
          <table:table-cell office:value-type="string">
            <text:p>臺北市</text:p>
          </table:table-cell>
          <table:table-cell office:value-type="string">
            <text:p>6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客憩旅宿</text:p>
          </table:table-cell>
          <table:table-cell office:value-type="string">
            <text:p>臺北市</text:p>
          </table:table-cell>
          <table:table-cell office:value-type="string">
            <text:p>1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相鐵飯店台北西門</text:p>
          </table:table-cell>
          <table:table-cell office:value-type="string">
            <text:p>臺北市</text:p>
          </table:table-cell>
          <table:table-cell office:value-type="string">
            <text:p>20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柯達大飯店台北南京</text:p>
          </table:table-cell>
          <table:table-cell office:value-type="string">
            <text:p>臺北市</text:p>
          </table:table-cell>
          <table:table-cell office:value-type="string">
            <text:p>64</text:p>
          </table:table-cell>
          <table:table-cell office:value-type="string">
            <text:p>V</text:p>
          </table:table-cell>
          <table:table-cell office:value-type="string">
            <text:p>1</text:p>
          </table:table-cell>
          <table:table-cell office:value-type="string">
            <text:p>11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台北漢來大飯店</text:p>
          </table:table-cell>
          <table:table-cell office:value-type="string">
            <text:p>臺北市</text:p>
          </table:table-cell>
          <table:table-cell office:value-type="string">
            <text:p>42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福華國際文教會館</text:p>
          </table:table-cell>
          <table:table-cell office:value-type="string">
            <text:p>臺北市</text:p>
          </table:table-cell>
          <table:table-cell office:value-type="string">
            <text:p>279</text:p>
          </table:table-cell>
          <table:table-cell office:value-type="string">
            <text:p>V</text:p>
          </table:table-cell>
          <table:table-cell office:value-type="string">
            <text:p>3</text:p>
          </table:table-cell>
          <table:table-cell office:value-type="string">
            <text:p>90</text:p>
          </table:table-cell>
          <table:table-cell office:value-type="string">
            <text:p>1</text:p>
          </table:table-cell>
          <table:table-cell office:value-type="string">
            <text:p>2</text:p>
          </table:table-cell>
          <table:table-cell office:value-type="string">
            <text:p>2.0</text:p>
          </table:table-cell>
          <table:table-cell office:value-type="string">
            <text:p>1.0</text:p>
          </table:table-cell>
          <table:table-cell office:value-type="string">
            <text:p>6.0</text:p>
          </table:table-cell>
        </table:table-row>
        <table:table-row>
          <table:table-cell office:value-type="string">
            <text:p>家美瑞品 台北</text:p>
          </table:table-cell>
          <table:table-cell office:value-type="string">
            <text:p>臺北市</text:p>
          </table:table-cell>
          <table:table-cell office:value-type="string">
            <text:p>68</text:p>
          </table:table-cell>
          <table:table-cell office:value-type="string">
            <text:p>V</text:p>
          </table:table-cell>
          <table:table-cell office:value-type="string">
            <text:p>1</text:p>
          </table:table-cell>
          <table:table-cell office:value-type="string">
            <text:p>90</text:p>
          </table:table-cell>
          <table:table-cell office:value-type="string">
            <text:p>1</text:p>
          </table:table-cell>
          <table:table-cell office:value-type="string">
            <text:p>2</text:p>
          </table:table-cell>
          <table:table-cell office:value-type="string">
            <text:p>0.0</text:p>
          </table:table-cell>
          <table:table-cell office:value-type="string">
            <text:p>1.0</text:p>
          </table:table-cell>
          <table:table-cell office:value-type="string">
            <text:p>0.0</text:p>
          </table:table-cell>
        </table:table-row>
        <table:table-row>
          <table:table-cell office:value-type="string">
            <text:p>宏洲旅社</text:p>
          </table:table-cell>
          <table:table-cell office:value-type="string">
            <text:p>臺北市</text:p>
          </table:table-cell>
          <table:table-cell office:value-type="string">
            <text:p>2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金弘旅社</text:p>
          </table:table-cell>
          <table:table-cell office:value-type="string">
            <text:p>臺北市</text:p>
          </table:table-cell>
          <table:table-cell office:value-type="string">
            <text:p>1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西門雲町旅店</text:p>
          </table:table-cell>
          <table:table-cell office:value-type="string">
            <text:p>臺北市</text:p>
          </table:table-cell>
          <table:table-cell office:value-type="string">
            <text:p>3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台灣西鐵國際旅館</text:p>
          </table:table-cell>
          <table:table-cell office:value-type="string">
            <text:p>臺北市</text:p>
          </table:table-cell>
          <table:table-cell office:value-type="string">
            <text:p>29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成都壹壹壹商旅</text:p>
          </table:table-cell>
          <table:table-cell office:value-type="string">
            <text:p>臺北市</text:p>
          </table:table-cell>
          <table:table-cell office:value-type="string">
            <text:p>1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摩莎曼拉商務旅館-西門館</text:p>
          </table:table-cell>
          <table:table-cell office:value-type="string">
            <text:p>臺北市</text:p>
          </table:table-cell>
          <table:table-cell office:value-type="string">
            <text:p>8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全界精品旅館</text:p>
          </table:table-cell>
          <table:table-cell office:value-type="string">
            <text:p>臺北市</text:p>
          </table:table-cell>
          <table:table-cell office:value-type="string">
            <text:p>5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陸號行旅西門館</text:p>
          </table:table-cell>
          <table:table-cell office:value-type="string">
            <text:p>臺北市</text:p>
          </table:table-cell>
          <table:table-cell office:value-type="string">
            <text:p>2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慶爾喜旅館西門捷運館</text:p>
          </table:table-cell>
          <table:table-cell office:value-type="string">
            <text:p>臺北市</text:p>
          </table:table-cell>
          <table:table-cell office:value-type="string">
            <text:p>2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見潭璞旅</text:p>
          </table:table-cell>
          <table:table-cell office:value-type="string">
            <text:p>臺北市</text:p>
          </table:table-cell>
          <table:table-cell office:value-type="string">
            <text:p>24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天母之星商務會館</text:p>
          </table:table-cell>
          <table:table-cell office:value-type="string">
            <text:p>臺北市</text:p>
          </table:table-cell>
          <table:table-cell office:value-type="string">
            <text:p>1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台北棧</text:p>
          </table:table-cell>
          <table:table-cell office:value-type="string">
            <text:p>臺北市</text:p>
          </table:table-cell>
          <table:table-cell office:value-type="string">
            <text:p>3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番茄行旅</text:p>
          </table:table-cell>
          <table:table-cell office:value-type="string">
            <text:p>臺北市</text:p>
          </table:table-cell>
          <table:table-cell office:value-type="string">
            <text:p>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台北西門窩青年旅館</text:p>
          </table:table-cell>
          <table:table-cell office:value-type="string">
            <text:p>臺北市</text:p>
          </table:table-cell>
          <table:table-cell office:value-type="string">
            <text:p>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珂曼旅館</text:p>
          </table:table-cell>
          <table:table-cell office:value-type="string">
            <text:p>臺北市</text:p>
          </table:table-cell>
          <table:table-cell office:value-type="string">
            <text:p>6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葛瑞絲商旅敦北館 </text:p>
          </table:table-cell>
          <table:table-cell office:value-type="string">
            <text:p>臺北市</text:p>
          </table:table-cell>
          <table:table-cell office:value-type="string">
            <text:p>3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米窩飯店-松山</text:p>
          </table:table-cell>
          <table:table-cell office:value-type="string">
            <text:p>臺北市</text:p>
          </table:table-cell>
          <table:table-cell office:value-type="string">
            <text:p>3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陸號行旅中華館</text:p>
          </table:table-cell>
          <table:table-cell office:value-type="string">
            <text:p>臺北市</text:p>
          </table:table-cell>
          <table:table-cell office:value-type="string">
            <text:p>7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苓旅旅館萬年館</text:p>
          </table:table-cell>
          <table:table-cell office:value-type="string">
            <text:p>臺北市</text:p>
          </table:table-cell>
          <table:table-cell office:value-type="string">
            <text:p>2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慕誠行旅</text:p>
          </table:table-cell>
          <table:table-cell office:value-type="string">
            <text:p>臺北市</text:p>
          </table:table-cell>
          <table:table-cell office:value-type="string">
            <text:p>3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侘侘行旅</text:p>
          </table:table-cell>
          <table:table-cell office:value-type="string">
            <text:p>臺北市</text:p>
          </table:table-cell>
          <table:table-cell office:value-type="string">
            <text:p>4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希爾商旅台北館</text:p>
          </table:table-cell>
          <table:table-cell office:value-type="string">
            <text:p>臺北市</text:p>
          </table:table-cell>
          <table:table-cell office:value-type="string">
            <text:p>3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雀客快捷台北永康</text:p>
          </table:table-cell>
          <table:table-cell office:value-type="string">
            <text:p>臺北市</text:p>
          </table:table-cell>
          <table:table-cell office:value-type="string">
            <text:p>4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米窩飯店-站前</text:p>
          </table:table-cell>
          <table:table-cell office:value-type="string">
            <text:p>臺北市</text:p>
          </table:table-cell>
          <table:table-cell office:value-type="string">
            <text:p>200</text:p>
          </table:table-cell>
          <table:table-cell office:value-type="string">
            <text:p>V</text:p>
          </table:table-cell>
          <table:table-cell office:value-type="string">
            <text:p>3</text:p>
          </table:table-cell>
          <table:table-cell office:value-type="string">
            <text:p/>
          </table:table-cell>
          <table:table-cell office:value-type="string">
            <text:p>2</text:p>
          </table:table-cell>
          <table:table-cell office:value-type="string">
            <text:p>2</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喜園旅館</text:p>
          </table:table-cell>
          <table:table-cell office:value-type="string">
            <text:p>臺北市</text:p>
          </table:table-cell>
          <table:table-cell office:value-type="string">
            <text:p>35</text:p>
          </table:table-cell>
          <table:table-cell office:value-type="string">
            <text:p>V</text:p>
          </table:table-cell>
          <table:table-cell office:value-type="string">
            <text:p>1</text:p>
          </table:table-cell>
          <table:table-cell office:value-type="string">
            <text:p>9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北投會館-北捷行旅</text:p>
          </table:table-cell>
          <table:table-cell office:value-type="string">
            <text:p>臺北市</text:p>
          </table:table-cell>
          <table:table-cell office:value-type="string">
            <text:p>4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城市商旅北門二館</text:p>
          </table:table-cell>
          <table:table-cell office:value-type="string">
            <text:p>臺北市</text:p>
          </table:table-cell>
          <table:table-cell office:value-type="string">
            <text:p>1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安捷國際公寓酒店</text:p>
          </table:table-cell>
          <table:table-cell office:value-type="string">
            <text:p>臺北市</text:p>
          </table:table-cell>
          <table:table-cell office:value-type="string">
            <text:p>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陸號行旅萬年館</text:p>
          </table:table-cell>
          <table:table-cell office:value-type="string">
            <text:p>臺北市</text:p>
          </table:table-cell>
          <table:table-cell office:value-type="string">
            <text:p>3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星西門行旅</text:p>
          </table:table-cell>
          <table:table-cell office:value-type="string">
            <text:p>臺北市</text:p>
          </table:table-cell>
          <table:table-cell office:value-type="string">
            <text:p>5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寒居酒店 Humble Boutique Hotel</text:p>
          </table:table-cell>
          <table:table-cell office:value-type="string">
            <text:p>臺北市</text:p>
          </table:table-cell>
          <table:table-cell office:value-type="string">
            <text:p>111</text:p>
          </table:table-cell>
          <table:table-cell office:value-type="string">
            <text:p>V</text:p>
          </table:table-cell>
          <table:table-cell office:value-type="string">
            <text:p>1</text:p>
          </table:table-cell>
          <table:table-cell office:value-type="string">
            <text:p>85</text:p>
          </table:table-cell>
          <table:table-cell office:value-type="string">
            <text:p>0</text:p>
          </table:table-cell>
          <table:table-cell office:value-type="string">
            <text:p>2</text:p>
          </table:table-cell>
          <table:table-cell office:value-type="string">
            <text:p/>
          </table:table-cell>
          <table:table-cell office:value-type="string">
            <text:p/>
          </table:table-cell>
          <table:table-cell office:value-type="string">
            <text:p/>
          </table:table-cell>
        </table:table-row>
        <table:table-row>
          <table:table-cell office:value-type="string">
            <text:p>日野苑</text:p>
          </table:table-cell>
          <table:table-cell office:value-type="string">
            <text:p>臺北市</text:p>
          </table:table-cell>
          <table:table-cell office:value-type="string">
            <text:p>3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城市商旅德立莊二館</text:p>
          </table:table-cell>
          <table:table-cell office:value-type="string">
            <text:p>臺北市</text:p>
          </table:table-cell>
          <table:table-cell office:value-type="string">
            <text:p>19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雅齊旅館</text:p>
          </table:table-cell>
          <table:table-cell office:value-type="string">
            <text:p>臺北市</text:p>
          </table:table-cell>
          <table:table-cell office:value-type="string">
            <text:p>9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2.0</text:p>
          </table:table-cell>
          <table:table-cell office:value-type="string">
            <text:p>0.0</text:p>
          </table:table-cell>
        </table:table-row>
        <table:table-row>
          <table:table-cell office:value-type="string">
            <text:p>雀客藏居台北南港</text:p>
          </table:table-cell>
          <table:table-cell office:value-type="string">
            <text:p>臺北市</text:p>
          </table:table-cell>
          <table:table-cell office:value-type="string">
            <text:p>105</text:p>
          </table:table-cell>
          <table:table-cell office:value-type="string">
            <text:p>V</text:p>
          </table:table-cell>
          <table:table-cell office:value-type="string">
            <text:p>2</text:p>
          </table:table-cell>
          <table:table-cell office:value-type="string">
            <text:p>9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2.0</text:p>
          </table:table-cell>
        </table:table-row>
        <table:table-row>
          <table:table-cell office:value-type="string">
            <text:p>時尚居商旅</text:p>
          </table:table-cell>
          <table:table-cell office:value-type="string">
            <text:p>臺北市</text:p>
          </table:table-cell>
          <table:table-cell office:value-type="string">
            <text:p>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森浩文旅-STEP INN</text:p>
          </table:table-cell>
          <table:table-cell office:value-type="string">
            <text:p>臺北市</text:p>
          </table:table-cell>
          <table:table-cell office:value-type="string">
            <text:p>2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承攜行旅台北八德館</text:p>
          </table:table-cell>
          <table:table-cell office:value-type="string">
            <text:p>臺北市</text:p>
          </table:table-cell>
          <table:table-cell office:value-type="string">
            <text:p>76</text:p>
          </table:table-cell>
          <table:table-cell office:value-type="string">
            <text:p>V</text:p>
          </table:table-cell>
          <table:table-cell office:value-type="string">
            <text:p>1</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漢普頓酒店</text:p>
          </table:table-cell>
          <table:table-cell office:value-type="string">
            <text:p>臺北市</text:p>
          </table:table-cell>
          <table:table-cell office:value-type="string">
            <text:p>127</text:p>
          </table:table-cell>
          <table:table-cell office:value-type="string">
            <text:p>V</text:p>
          </table:table-cell>
          <table:table-cell office:value-type="string">
            <text:p>2</text:p>
          </table:table-cell>
          <table:table-cell office:value-type="string">
            <text:p>100</text:p>
          </table:table-cell>
          <table:table-cell office:value-type="string">
            <text:p>1</text:p>
          </table:table-cell>
          <table:table-cell office:value-type="string">
            <text:p>1</text:p>
          </table:table-cell>
          <table:table-cell office:value-type="string">
            <text:p>1.0</text:p>
          </table:table-cell>
          <table:table-cell office:value-type="string">
            <text:p>1.0</text:p>
          </table:table-cell>
          <table:table-cell office:value-type="string">
            <text:p>2.0</text:p>
          </table:table-cell>
        </table:table-row>
        <table:table-row>
          <table:table-cell office:value-type="string">
            <text:p>格拉斯麗台北飯店</text:p>
          </table:table-cell>
          <table:table-cell office:value-type="string">
            <text:p>臺北市</text:p>
          </table:table-cell>
          <table:table-cell office:value-type="string">
            <text:p>24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藝築文旅台北站前館</text:p>
          </table:table-cell>
          <table:table-cell office:value-type="string">
            <text:p>臺北市</text:p>
          </table:table-cell>
          <table:table-cell office:value-type="string">
            <text:p>90</text:p>
          </table:table-cell>
          <table:table-cell office:value-type="string">
            <text:p>V</text:p>
          </table:table-cell>
          <table:table-cell office:value-type="string">
            <text:p>1</text:p>
          </table:table-cell>
          <table:table-cell office:value-type="string">
            <text:p>98</text:p>
          </table:table-cell>
          <table:table-cell office:value-type="string">
            <text:p>2</text:p>
          </table:table-cell>
          <table:table-cell office:value-type="string">
            <text:p>2</text:p>
          </table:table-cell>
          <table:table-cell office:value-type="string">
            <text:p>1.0</text:p>
          </table:table-cell>
          <table:table-cell office:value-type="string">
            <text:p>2.0</text:p>
          </table:table-cell>
          <table:table-cell office:value-type="string">
            <text:p>0.0</text:p>
          </table:table-cell>
        </table:table-row>
        <table:table-row>
          <table:table-cell office:value-type="string">
            <text:p>JR東日本大飯店台北</text:p>
          </table:table-cell>
          <table:table-cell office:value-type="string">
            <text:p>臺北市</text:p>
          </table:table-cell>
          <table:table-cell office:value-type="string">
            <text:p>288</text:p>
          </table:table-cell>
          <table:table-cell office:value-type="string">
            <text:p>V</text:p>
          </table:table-cell>
          <table:table-cell office:value-type="string">
            <text:p>3</text:p>
          </table:table-cell>
          <table:table-cell office:value-type="string">
            <text:p>90</text:p>
          </table:table-cell>
          <table:table-cell office:value-type="string">
            <text:p>1</text:p>
          </table:table-cell>
          <table:table-cell office:value-type="string">
            <text:p>2</text:p>
          </table:table-cell>
          <table:table-cell office:value-type="string">
            <text:p>2.0</text:p>
          </table:table-cell>
          <table:table-cell office:value-type="string">
            <text:p>1.0</text:p>
          </table:table-cell>
          <table:table-cell office:value-type="string">
            <text:p>4.0</text:p>
          </table:table-cell>
        </table:table-row>
        <table:table-row>
          <table:table-cell office:value-type="string">
            <text:p>和苑三井花園飯店  台北忠孝</text:p>
          </table:table-cell>
          <table:table-cell office:value-type="string">
            <text:p>臺北市</text:p>
          </table:table-cell>
          <table:table-cell office:value-type="string">
            <text:p>297</text:p>
          </table:table-cell>
          <table:table-cell office:value-type="string">
            <text:p>V</text:p>
          </table:table-cell>
          <table:table-cell office:value-type="string">
            <text:p>3</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2.0</text:p>
          </table:table-cell>
        </table:table-row>
        <table:table-row>
          <table:table-cell office:value-type="string">
            <text:p>路徒PLUS行旅-站前館 </text:p>
          </table:table-cell>
          <table:table-cell office:value-type="string">
            <text:p>臺北市</text:p>
          </table:table-cell>
          <table:table-cell office:value-type="string">
            <text:p>12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米窩飯店-西門</text:p>
          </table:table-cell>
          <table:table-cell office:value-type="string">
            <text:p>臺北市</text:p>
          </table:table-cell>
          <table:table-cell office:value-type="string">
            <text:p>3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悅心旅</text:p>
          </table:table-cell>
          <table:table-cell office:value-type="string">
            <text:p>臺北市</text:p>
          </table:table-cell>
          <table:table-cell office:value-type="string">
            <text:p>1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聖雄商旅</text:p>
          </table:table-cell>
          <table:table-cell office:value-type="string">
            <text:p>臺北市</text:p>
          </table:table-cell>
          <table:table-cell office:value-type="string">
            <text:p>3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趣西門旅店</text:p>
          </table:table-cell>
          <table:table-cell office:value-type="string">
            <text:p>臺北市</text:p>
          </table:table-cell>
          <table:table-cell office:value-type="string">
            <text:p>2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趣西門武昌一館</text:p>
          </table:table-cell>
          <table:table-cell office:value-type="string">
            <text:p>臺北市</text:p>
          </table:table-cell>
          <table:table-cell office:value-type="string">
            <text:p>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在家行旅 </text:p>
          </table:table-cell>
          <table:table-cell office:value-type="string">
            <text:p>臺北市</text:p>
          </table:table-cell>
          <table:table-cell office:value-type="string">
            <text:p>1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柯達大飯店台北林森</text:p>
          </table:table-cell>
          <table:table-cell office:value-type="string">
            <text:p>臺北市</text:p>
          </table:table-cell>
          <table:table-cell office:value-type="string">
            <text:p>4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0.0</text:p>
          </table:table-cell>
          <table:table-cell office:value-type="string">
            <text:p>0.0</text:p>
          </table:table-cell>
        </table:table-row>
        <table:table-row>
          <table:table-cell office:value-type="string">
            <text:p>旅城驛鎮</text:p>
          </table:table-cell>
          <table:table-cell office:value-type="string">
            <text:p>臺北市</text:p>
          </table:table-cell>
          <table:table-cell office:value-type="string">
            <text:p>1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瑞絲逸旅店</text:p>
          </table:table-cell>
          <table:table-cell office:value-type="string">
            <text:p>臺北市</text:p>
          </table:table-cell>
          <table:table-cell office:value-type="string">
            <text:p>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大欣大飯店</text:p>
          </table:table-cell>
          <table:table-cell office:value-type="string">
            <text:p>臺北市</text:p>
          </table:table-cell>
          <table:table-cell office:value-type="string">
            <text:p>3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大湖璞旅</text:p>
          </table:table-cell>
          <table:table-cell office:value-type="string">
            <text:p>臺北市</text:p>
          </table:table-cell>
          <table:table-cell office:value-type="string">
            <text:p>14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豪城商旅民生館</text:p>
          </table:table-cell>
          <table:table-cell office:value-type="string">
            <text:p>臺北市</text:p>
          </table:table-cell>
          <table:table-cell office:value-type="string">
            <text:p>3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玉璽精品飯店</text:p>
          </table:table-cell>
          <table:table-cell office:value-type="string">
            <text:p>臺北市</text:p>
          </table:table-cell>
          <table:table-cell office:value-type="string">
            <text:p>8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雀客旅館台北站前</text:p>
          </table:table-cell>
          <table:table-cell office:value-type="string">
            <text:p>臺北市</text:p>
          </table:table-cell>
          <table:table-cell office:value-type="string">
            <text:p>100</text:p>
          </table:table-cell>
          <table:table-cell office:value-type="string">
            <text:p>V</text:p>
          </table:table-cell>
          <table:table-cell office:value-type="string">
            <text:p>1</text:p>
          </table:table-cell>
          <table:table-cell office:value-type="string">
            <text:p>100</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白色空間設計旅店</text:p>
          </table:table-cell>
          <table:table-cell office:value-type="string">
            <text:p>臺北市</text:p>
          </table:table-cell>
          <table:table-cell office:value-type="string">
            <text:p>1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路徒PLUS行旅-主題館</text:p>
          </table:table-cell>
          <table:table-cell office:value-type="string">
            <text:p>臺北市</text:p>
          </table:table-cell>
          <table:table-cell office:value-type="string">
            <text:p>10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台北時代寓所</text:p>
          </table:table-cell>
          <table:table-cell office:value-type="string">
            <text:p>臺北市</text:p>
          </table:table-cell>
          <table:table-cell office:value-type="string">
            <text:p>175</text:p>
          </table:table-cell>
          <table:table-cell office:value-type="string">
            <text:p>V</text:p>
          </table:table-cell>
          <table:table-cell office:value-type="string">
            <text:p>2</text:p>
          </table:table-cell>
          <table:table-cell office:value-type="string">
            <text:p>109</text:p>
          </table:table-cell>
          <table:table-cell office:value-type="string">
            <text:p>1</text:p>
          </table:table-cell>
          <table:table-cell office:value-type="string">
            <text:p>2</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晴悅旅店</text:p>
          </table:table-cell>
          <table:table-cell office:value-type="string">
            <text:p>臺北市</text:p>
          </table:table-cell>
          <table:table-cell office:value-type="string">
            <text:p>1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旅家雅舍</text:p>
          </table:table-cell>
          <table:table-cell office:value-type="string">
            <text:p>臺北市</text:p>
          </table:table-cell>
          <table:table-cell office:value-type="string">
            <text:p>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所在行旅</text:p>
          </table:table-cell>
          <table:table-cell office:value-type="string">
            <text:p>臺北市</text:p>
          </table:table-cell>
          <table:table-cell office:value-type="string">
            <text:p>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同一大飯店</text:p>
          </table:table-cell>
          <table:table-cell office:value-type="string">
            <text:p>臺北市</text:p>
          </table:table-cell>
          <table:table-cell office:value-type="string">
            <text:p>95</text:p>
          </table:table-cell>
          <table:table-cell office:value-type="string">
            <text:p>V</text:p>
          </table:table-cell>
          <table:table-cell office:value-type="string">
            <text:p>1</text:p>
          </table:table-cell>
          <table:table-cell office:value-type="string">
            <text:p>94cm</text:p>
          </table:table-cell>
          <table:table-cell office:value-type="string">
            <text:p>2</text:p>
          </table:table-cell>
          <table:table-cell office:value-type="string">
            <text:p>1</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美亞商旅</text:p>
          </table:table-cell>
          <table:table-cell office:value-type="string">
            <text:p>臺北市</text:p>
          </table:table-cell>
          <table:table-cell office:value-type="string">
            <text:p>264</text:p>
          </table:table-cell>
          <table:table-cell office:value-type="string">
            <text:p>V</text:p>
          </table:table-cell>
          <table:table-cell office:value-type="string">
            <text:p>1</text:p>
          </table:table-cell>
          <table:table-cell office:value-type="string">
            <text:p>90</text:p>
          </table:table-cell>
          <table:table-cell office:value-type="string">
            <text:p>0</text:p>
          </table:table-cell>
          <table:table-cell office:value-type="string">
            <text:p>2</text:p>
          </table:table-cell>
          <table:table-cell office:value-type="string">
            <text:p>1.0</text:p>
          </table:table-cell>
          <table:table-cell office:value-type="string">
            <text:p>2.0</text:p>
          </table:table-cell>
          <table:table-cell office:value-type="string">
            <text:p>1.0</text:p>
          </table:table-cell>
        </table:table-row>
        <table:table-row>
          <table:table-cell office:value-type="string">
            <text:p>天閣酒店台北士林</text:p>
          </table:table-cell>
          <table:table-cell office:value-type="string">
            <text:p>臺北市</text:p>
          </table:table-cell>
          <table:table-cell office:value-type="string">
            <text:p>51</text:p>
          </table:table-cell>
          <table:table-cell office:value-type="string">
            <text:p>V</text:p>
          </table:table-cell>
          <table:table-cell office:value-type="string">
            <text:p>1</text:p>
          </table:table-cell>
          <table:table-cell office:value-type="string">
            <text:p>85</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日好青旅</text:p>
          </table:table-cell>
          <table:table-cell office:value-type="string">
            <text:p>臺北市</text:p>
          </table:table-cell>
          <table:table-cell office:value-type="string">
            <text:p>1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藝築文旅開封館</text:p>
          </table:table-cell>
          <table:table-cell office:value-type="string">
            <text:p>臺北市</text:p>
          </table:table-cell>
          <table:table-cell office:value-type="string">
            <text:p>1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野趣光延旅館</text:p>
          </table:table-cell>
          <table:table-cell office:value-type="string">
            <text:p>臺北市</text:p>
          </table:table-cell>
          <table:table-cell office:value-type="string">
            <text:p>4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和旅瓏旅館西門館</text:p>
          </table:table-cell>
          <table:table-cell office:value-type="string">
            <text:p>臺北市</text:p>
          </table:table-cell>
          <table:table-cell office:value-type="string">
            <text:p>4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町記憶旅店3館</text:p>
          </table:table-cell>
          <table:table-cell office:value-type="string">
            <text:p>臺北市</text:p>
          </table:table-cell>
          <table:table-cell office:value-type="string">
            <text:p>4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0.0</text:p>
          </table:table-cell>
          <table:table-cell office:value-type="string">
            <text:p>0.0</text:p>
          </table:table-cell>
        </table:table-row>
        <table:table-row>
          <table:table-cell office:value-type="string">
            <text:p>配普特行旅</text:p>
          </table:table-cell>
          <table:table-cell office:value-type="string">
            <text:p>臺北市</text:p>
          </table:table-cell>
          <table:table-cell office:value-type="string">
            <text:p>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台北大直英迪格酒店</text:p>
          </table:table-cell>
          <table:table-cell office:value-type="string">
            <text:p>臺北市</text:p>
          </table:table-cell>
          <table:table-cell office:value-type="string">
            <text:p>149</text:p>
          </table:table-cell>
          <table:table-cell office:value-type="string">
            <text:p>V</text:p>
          </table:table-cell>
          <table:table-cell office:value-type="string">
            <text:p>0</text:p>
          </table:table-cell>
          <table:table-cell office:value-type="string">
            <text:p>94</text:p>
          </table:table-cell>
          <table:table-cell office:value-type="string">
            <text:p>0</text:p>
          </table:table-cell>
          <table:table-cell office:value-type="string">
            <text:p>2</text:p>
          </table:table-cell>
          <table:table-cell office:value-type="string">
            <text:p>1.0</text:p>
          </table:table-cell>
          <table:table-cell office:value-type="string">
            <text:p>1.0</text:p>
          </table:table-cell>
          <table:table-cell office:value-type="string">
            <text:p>5.0</text:p>
          </table:table-cell>
        </table:table-row>
        <table:table-row>
          <table:table-cell office:value-type="string">
            <text:p>瀚寓酒店</text:p>
          </table:table-cell>
          <table:table-cell office:value-type="string">
            <text:p>臺北市</text:p>
          </table:table-cell>
          <table:table-cell office:value-type="string">
            <text:p>1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MVSA 慕舍酒店</text:p>
          </table:table-cell>
          <table:table-cell office:value-type="string">
            <text:p>臺北市</text:p>
          </table:table-cell>
          <table:table-cell office:value-type="string">
            <text:p>38</text:p>
          </table:table-cell>
          <table:table-cell office:value-type="string">
            <text:p>V</text:p>
          </table:table-cell>
          <table:table-cell office:value-type="string">
            <text:p>1</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2.0</text:p>
          </table:table-cell>
          <table:table-cell office:value-type="string">
            <text:p>1.0</text:p>
          </table:table-cell>
        </table:table-row>
        <table:table-row>
          <table:table-cell office:value-type="string">
            <text:p>天雲旅棧台北中山</text:p>
          </table:table-cell>
          <table:table-cell office:value-type="string">
            <text:p>臺北市</text:p>
          </table:table-cell>
          <table:table-cell office:value-type="string">
            <text:p>56</text:p>
          </table:table-cell>
          <table:table-cell office:value-type="string">
            <text:p>V</text:p>
          </table:table-cell>
          <table:table-cell office:value-type="string">
            <text:p>1</text:p>
          </table:table-cell>
          <table:table-cell office:value-type="string">
            <text:p>102</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華達大飯店 </text:p>
          </table:table-cell>
          <table:table-cell office:value-type="string">
            <text:p>臺北市</text:p>
          </table:table-cell>
          <table:table-cell office:value-type="string">
            <text:p>1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城市商旅站前館</text:p>
          </table:table-cell>
          <table:table-cell office:value-type="string">
            <text:p>臺北市</text:p>
          </table:table-cell>
          <table:table-cell office:value-type="string">
            <text:p>92</text:p>
          </table:table-cell>
          <table:table-cell office:value-type="string">
            <text:p>V</text:p>
          </table:table-cell>
          <table:table-cell office:value-type="string">
            <text:p>1</text:p>
          </table:table-cell>
          <table:table-cell office:value-type="string">
            <text:p>94.5</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日光拾玖</text:p>
          </table:table-cell>
          <table:table-cell office:value-type="string">
            <text:p>臺北市</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甲山林湯旅JSL hotel</text:p>
          </table:table-cell>
          <table:table-cell office:value-type="string">
            <text:p>臺北市</text:p>
          </table:table-cell>
          <table:table-cell office:value-type="string">
            <text:p>157</text:p>
          </table:table-cell>
          <table:table-cell office:value-type="string">
            <text:p>V</text:p>
          </table:table-cell>
          <table:table-cell office:value-type="string">
            <text:p>3</text:p>
          </table:table-cell>
          <table:table-cell office:value-type="string">
            <text:p>110</text:p>
          </table:table-cell>
          <table:table-cell office:value-type="string">
            <text:p>1</text:p>
          </table:table-cell>
          <table:table-cell office:value-type="string">
            <text:p>1</text:p>
          </table:table-cell>
          <table:table-cell office:value-type="string">
            <text:p>3.0</text:p>
          </table:table-cell>
          <table:table-cell office:value-type="string">
            <text:p>1.0</text:p>
          </table:table-cell>
          <table:table-cell office:value-type="string">
            <text:p>4.0</text:p>
          </table:table-cell>
        </table:table-row>
        <table:table-row>
          <table:table-cell office:value-type="string">
            <text:p>丹居青旅</text:p>
          </table:table-cell>
          <table:table-cell office:value-type="string">
            <text:p>臺北市</text:p>
          </table:table-cell>
          <table:table-cell office:value-type="string">
            <text:p>1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小角落旅店</text:p>
          </table:table-cell>
          <table:table-cell office:value-type="string">
            <text:p>臺北市</text:p>
          </table:table-cell>
          <table:table-cell office:value-type="string">
            <text:p>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門草行旅</text:p>
          </table:table-cell>
          <table:table-cell office:value-type="string">
            <text:p>臺北市</text:p>
          </table:table-cell>
          <table:table-cell office:value-type="string">
            <text:p>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野趣旅舍 T.O.HOTEL</text:p>
          </table:table-cell>
          <table:table-cell office:value-type="string">
            <text:p>臺北市</text:p>
          </table:table-cell>
          <table:table-cell office:value-type="string">
            <text:p>1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玩行旅 台北館</text:p>
          </table:table-cell>
          <table:table-cell office:value-type="string">
            <text:p>臺北市</text:p>
          </table:table-cell>
          <table:table-cell office:value-type="string">
            <text:p>4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南港老爺行旅</text:p>
          </table:table-cell>
          <table:table-cell office:value-type="string">
            <text:p>臺北市</text:p>
          </table:table-cell>
          <table:table-cell office:value-type="string">
            <text:p>17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6.0</text:p>
          </table:table-cell>
        </table:table-row>
        <table:table-row>
          <table:table-cell office:value-type="string">
            <text:p>碩城文旅</text:p>
          </table:table-cell>
          <table:table-cell office:value-type="string">
            <text:p>臺北市</text:p>
          </table:table-cell>
          <table:table-cell office:value-type="string">
            <text:p>3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金普頓大安酒店</text:p>
          </table:table-cell>
          <table:table-cell office:value-type="string">
            <text:p>臺北市</text:p>
          </table:table-cell>
          <table:table-cell office:value-type="string">
            <text:p>12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晶城青年旅館</text:p>
          </table:table-cell>
          <table:table-cell office:value-type="string">
            <text:p>臺北市</text:p>
          </table:table-cell>
          <table:table-cell office:value-type="string">
            <text:p>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松河璞旅</text:p>
          </table:table-cell>
          <table:table-cell office:value-type="string">
            <text:p>臺北市</text:p>
          </table:table-cell>
          <table:table-cell office:value-type="string">
            <text:p>4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幸福蘋果旅店</text:p>
          </table:table-cell>
          <table:table-cell office:value-type="string">
            <text:p>臺北市</text:p>
          </table:table-cell>
          <table:table-cell office:value-type="string">
            <text:p>4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109 Inn Taipei 台北109旅店</text:p>
          </table:table-cell>
          <table:table-cell office:value-type="string">
            <text:p>臺北市</text:p>
          </table:table-cell>
          <table:table-cell office:value-type="string">
            <text:p>1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雅璞文旅</text:p>
          </table:table-cell>
          <table:table-cell office:value-type="string">
            <text:p>臺北市</text:p>
          </table:table-cell>
          <table:table-cell office:value-type="string">
            <text:p>6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0.0</text:p>
          </table:table-cell>
          <table:table-cell office:value-type="string">
            <text:p>0.0</text:p>
          </table:table-cell>
        </table:table-row>
        <table:table-row>
          <table:table-cell office:value-type="string">
            <text:p>美侖商旅</text:p>
          </table:table-cell>
          <table:table-cell office:value-type="string">
            <text:p>臺北市</text:p>
          </table:table-cell>
          <table:table-cell office:value-type="string">
            <text:p>70</text:p>
          </table:table-cell>
          <table:table-cell office:value-type="string">
            <text:p>V</text:p>
          </table:table-cell>
          <table:table-cell office:value-type="string">
            <text:p>1</text:p>
          </table:table-cell>
          <table:table-cell office:value-type="string">
            <text:p/>
          </table:table-cell>
          <table:table-cell office:value-type="string">
            <text:p>2</text:p>
          </table:table-cell>
          <table:table-cell office:value-type="string">
            <text:p>2</text:p>
          </table:table-cell>
          <table:table-cell office:value-type="string">
            <text:p>1.0</text:p>
          </table:table-cell>
          <table:table-cell office:value-type="string">
            <text:p>0.0</text:p>
          </table:table-cell>
          <table:table-cell office:value-type="string">
            <text:p>1.0</text:p>
          </table:table-cell>
        </table:table-row>
        <table:table-row>
          <table:table-cell office:value-type="string">
            <text:p>艾爾行旅</text:p>
          </table:table-cell>
          <table:table-cell office:value-type="string">
            <text:p>臺北市</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0.0</text:p>
          </table:table-cell>
          <table:table-cell office:value-type="string">
            <text:p>0.0</text:p>
          </table:table-cell>
        </table:table-row>
        <table:table-row>
          <table:table-cell office:value-type="string">
            <text:p>台北中山九昱希爾頓逸林酒店</text:p>
          </table:table-cell>
          <table:table-cell office:value-type="string">
            <text:p>臺北市</text:p>
          </table:table-cell>
          <table:table-cell office:value-type="string">
            <text:p>10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天閣酒店台北劍潭</text:p>
          </table:table-cell>
          <table:table-cell office:value-type="string">
            <text:p>臺北市</text:p>
          </table:table-cell>
          <table:table-cell office:value-type="string">
            <text:p>72</text:p>
          </table:table-cell>
          <table:table-cell office:value-type="string">
            <text:p>V</text:p>
          </table:table-cell>
          <table:table-cell office:value-type="string">
            <text:p>1</text:p>
          </table:table-cell>
          <table:table-cell office:value-type="string">
            <text:p>89</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凱旋酒店</text:p>
          </table:table-cell>
          <table:table-cell office:value-type="string">
            <text:p>臺北市</text:p>
          </table:table-cell>
          <table:table-cell office:value-type="string">
            <text:p>8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台北國泰萬怡酒店 </text:p>
          </table:table-cell>
          <table:table-cell office:value-type="string">
            <text:p>臺北市</text:p>
          </table:table-cell>
          <table:table-cell office:value-type="string">
            <text:p>227</text:p>
          </table:table-cell>
          <table:table-cell office:value-type="string">
            <text:p>V</text:p>
          </table:table-cell>
          <table:table-cell office:value-type="string">
            <text:p>1</text:p>
          </table:table-cell>
          <table:table-cell office:value-type="string">
            <text:p>107</text:p>
          </table:table-cell>
          <table:table-cell office:value-type="string">
            <text:p>1</text:p>
          </table:table-cell>
          <table:table-cell office:value-type="string">
            <text:p>1</text:p>
          </table:table-cell>
          <table:table-cell office:value-type="string">
            <text:p>3.0</text:p>
          </table:table-cell>
          <table:table-cell office:value-type="string">
            <text:p>1.0</text:p>
          </table:table-cell>
          <table:table-cell office:value-type="string">
            <text:p>0.0</text:p>
          </table:table-cell>
        </table:table-row>
        <table:table-row>
          <table:table-cell office:value-type="string">
            <text:p>漫步1948</text:p>
          </table:table-cell>
          <table:table-cell office:value-type="string">
            <text:p>臺北市</text:p>
          </table:table-cell>
          <table:table-cell office:value-type="string">
            <text:p>2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門埕青旅</text:p>
          </table:table-cell>
          <table:table-cell office:value-type="string">
            <text:p>臺北市</text:p>
          </table:table-cell>
          <table:table-cell office:value-type="string">
            <text:p>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皇家玫瑰旅館新生館</text:p>
          </table:table-cell>
          <table:table-cell office:value-type="string">
            <text:p>臺北市</text:p>
          </table:table-cell>
          <table:table-cell office:value-type="string">
            <text:p>2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九昱晴美 </text:p>
          </table:table-cell>
          <table:table-cell office:value-type="string">
            <text:p>臺北市</text:p>
          </table:table-cell>
          <table:table-cell office:value-type="string">
            <text:p>62</text:p>
          </table:table-cell>
          <table:table-cell office:value-type="string">
            <text:p>V</text:p>
          </table:table-cell>
          <table:table-cell office:value-type="string">
            <text:p>1</text:p>
          </table:table-cell>
          <table:table-cell office:value-type="string">
            <text:p>90</text:p>
          </table:table-cell>
          <table:table-cell office:value-type="string">
            <text:p>2</text:p>
          </table:table-cell>
          <table:table-cell office:value-type="string">
            <text:p>2</text:p>
          </table:table-cell>
          <table:table-cell office:value-type="string">
            <text:p>1.0</text:p>
          </table:table-cell>
          <table:table-cell office:value-type="string">
            <text:p>0.0</text:p>
          </table:table-cell>
          <table:table-cell office:value-type="string">
            <text:p>2.0</text:p>
          </table:table-cell>
        </table:table-row>
        <table:table-row>
          <table:table-cell office:value-type="string">
            <text:p>正是旅館</text:p>
          </table:table-cell>
          <table:table-cell office:value-type="string">
            <text:p>臺北市</text:p>
          </table:table-cell>
          <table:table-cell office:value-type="string">
            <text:p>1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拉開門輕旅</text:p>
          </table:table-cell>
          <table:table-cell office:value-type="string">
            <text:p>臺北市</text:p>
          </table:table-cell>
          <table:table-cell office:value-type="string">
            <text:p>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沃客汽車旅館</text:p>
          </table:table-cell>
          <table:table-cell office:value-type="string">
            <text:p>臺北市</text:p>
          </table:table-cell>
          <table:table-cell office:value-type="string">
            <text:p>6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懷特豪斯青年旅舍</text:p>
          </table:table-cell>
          <table:table-cell office:value-type="string">
            <text:p>臺北市</text:p>
          </table:table-cell>
          <table:table-cell office:value-type="string">
            <text:p>3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義華酒店</text:p>
          </table:table-cell>
          <table:table-cell office:value-type="string">
            <text:p>臺北市</text:p>
          </table:table-cell>
          <table:table-cell office:value-type="string">
            <text:p>149</text:p>
          </table:table-cell>
          <table:table-cell office:value-type="string">
            <text:p>V</text:p>
          </table:table-cell>
          <table:table-cell office:value-type="string">
            <text:p>2</text:p>
          </table:table-cell>
          <table:table-cell office:value-type="string">
            <text:p>120</text:p>
          </table:table-cell>
          <table:table-cell office:value-type="string">
            <text:p>2</text:p>
          </table:table-cell>
          <table:table-cell office:value-type="string">
            <text:p>1</text:p>
          </table:table-cell>
          <table:table-cell office:value-type="string">
            <text:p>1.0</text:p>
          </table:table-cell>
          <table:table-cell office:value-type="string">
            <text:p>6.0</text:p>
          </table:table-cell>
          <table:table-cell office:value-type="string">
            <text:p>145.0</text:p>
          </table:table-cell>
        </table:table-row>
        <table:table-row>
          <table:table-cell office:value-type="string">
            <text:p>五月家青旅 北車館</text:p>
          </table:table-cell>
          <table:table-cell office:value-type="string">
            <text:p>臺北市</text:p>
          </table:table-cell>
          <table:table-cell office:value-type="string">
            <text:p>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陽明山美國渡假村</text:p>
          </table:table-cell>
          <table:table-cell office:value-type="string">
            <text:p>臺北市</text:p>
          </table:table-cell>
          <table:table-cell office:value-type="string">
            <text:p>2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宜家居商旅</text:p>
          </table:table-cell>
          <table:table-cell office:value-type="string">
            <text:p>臺北市</text:p>
          </table:table-cell>
          <table:table-cell office:value-type="string">
            <text:p>3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城鄉旅坊台北</text:p>
          </table:table-cell>
          <table:table-cell office:value-type="string">
            <text:p>臺北市</text:p>
          </table:table-cell>
          <table:table-cell office:value-type="string">
            <text:p>1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天成文旅 華山町</text:p>
          </table:table-cell>
          <table:table-cell office:value-type="string">
            <text:p>臺北市</text:p>
          </table:table-cell>
          <table:table-cell office:value-type="string">
            <text:p>7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台北士林萬麗酒店</text:p>
          </table:table-cell>
          <table:table-cell office:value-type="string">
            <text:p>臺北市</text:p>
          </table:table-cell>
          <table:table-cell office:value-type="string">
            <text:p>10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果芒驛站旅店</text:p>
          </table:table-cell>
          <table:table-cell office:value-type="string">
            <text:p>臺北市</text:p>
          </table:table-cell>
          <table:table-cell office:value-type="string">
            <text:p>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福爾摩莎北驛旅館</text:p>
          </table:table-cell>
          <table:table-cell office:value-type="string">
            <text:p>臺北市</text:p>
          </table:table-cell>
          <table:table-cell office:value-type="string">
            <text:p>4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苓旅松山小巨蛋館</text:p>
          </table:table-cell>
          <table:table-cell office:value-type="string">
            <text:p>臺北市</text:p>
          </table:table-cell>
          <table:table-cell office:value-type="string">
            <text:p>3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台北宿之酒店．臻品之選</text:p>
          </table:table-cell>
          <table:table-cell office:value-type="string">
            <text:p>臺北市</text:p>
          </table:table-cell>
          <table:table-cell office:value-type="string">
            <text:p>8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米窩飯店-大安</text:p>
          </table:table-cell>
          <table:table-cell office:value-type="string">
            <text:p>臺北市</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吉泰旅店</text:p>
          </table:table-cell>
          <table:table-cell office:value-type="string">
            <text:p>臺北市</text:p>
          </table:table-cell>
          <table:table-cell office:value-type="string">
            <text:p>1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木文陶喜時尚旅館</text:p>
          </table:table-cell>
          <table:table-cell office:value-type="string">
            <text:p>臺北市</text:p>
          </table:table-cell>
          <table:table-cell office:value-type="string">
            <text:p>1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20.0</text:p>
          </table:table-cell>
        </table:table-row>
        <table:table-row>
          <table:table-cell office:value-type="string">
            <text:p>謙匯普樂室行旅</text:p>
          </table:table-cell>
          <table:table-cell office:value-type="string">
            <text:p>臺北市</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台北五號商旅</text:p>
          </table:table-cell>
          <table:table-cell office:value-type="string">
            <text:p>臺北市</text:p>
          </table:table-cell>
          <table:table-cell office:value-type="string">
            <text:p>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睡覺盒子旅館</text:p>
          </table:table-cell>
          <table:table-cell office:value-type="string">
            <text:p>臺北市</text:p>
          </table:table-cell>
          <table:table-cell office:value-type="string">
            <text:p>4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泊居旅店</text:p>
          </table:table-cell>
          <table:table-cell office:value-type="string">
            <text:p>臺北市</text:p>
          </table:table-cell>
          <table:table-cell office:value-type="string">
            <text:p>1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0.0</text:p>
          </table:table-cell>
          <table:table-cell office:value-type="string">
            <text:p>0.0</text:p>
          </table:table-cell>
        </table:table-row>
        <table:table-row>
          <table:table-cell office:value-type="string">
            <text:p>慶爾喜旅館長沙一館</text:p>
          </table:table-cell>
          <table:table-cell office:value-type="string">
            <text:p>臺北市</text:p>
          </table:table-cell>
          <table:table-cell office:value-type="string">
            <text:p>1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慶爾喜旅館長沙二館</text:p>
          </table:table-cell>
          <table:table-cell office:value-type="string">
            <text:p>臺北市</text:p>
          </table:table-cell>
          <table:table-cell office:value-type="string">
            <text:p>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城市商旅 北門館</text:p>
          </table:table-cell>
          <table:table-cell office:value-type="string">
            <text:p>臺北市</text:p>
          </table:table-cell>
          <table:table-cell office:value-type="string">
            <text:p>6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智慧環境會館-菁山遊憩區</text:p>
          </table:table-cell>
          <table:table-cell office:value-type="string">
            <text:p>臺北市</text:p>
          </table:table-cell>
          <table:table-cell office:value-type="string">
            <text:p>1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合星旅館</text:p>
          </table:table-cell>
          <table:table-cell office:value-type="string">
            <text:p>臺北市</text:p>
          </table:table-cell>
          <table:table-cell office:value-type="string">
            <text:p>1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和昌商務旅館台北西門館</text:p>
          </table:table-cell>
          <table:table-cell office:value-type="string">
            <text:p>臺北市</text:p>
          </table:table-cell>
          <table:table-cell office:value-type="string">
            <text:p>1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漫映旅舍</text:p>
          </table:table-cell>
          <table:table-cell office:value-type="string">
            <text:p>臺北市</text:p>
          </table:table-cell>
          <table:table-cell office:value-type="string">
            <text:p>1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南陽街壹號旅店</text:p>
          </table:table-cell>
          <table:table-cell office:value-type="string">
            <text:p>臺北市</text:p>
          </table:table-cell>
          <table:table-cell office:value-type="string">
            <text:p>7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富裕自由旅店林森館</text:p>
          </table:table-cell>
          <table:table-cell office:value-type="string">
            <text:p>臺北市</text:p>
          </table:table-cell>
          <table:table-cell office:value-type="string">
            <text:p>1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儷客旅店-站前店</text:p>
          </table:table-cell>
          <table:table-cell office:value-type="string">
            <text:p>臺北市</text:p>
          </table:table-cell>
          <table:table-cell office:value-type="string">
            <text:p>3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文舺行旅</text:p>
          </table:table-cell>
          <table:table-cell office:value-type="string">
            <text:p>臺北市</text:p>
          </table:table-cell>
          <table:table-cell office:value-type="string">
            <text:p>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阿樹國際旅店</text:p>
          </table:table-cell>
          <table:table-cell office:value-type="string">
            <text:p>臺北市</text:p>
          </table:table-cell>
          <table:table-cell office:value-type="string">
            <text:p>141</text:p>
          </table:table-cell>
          <table:table-cell office:value-type="string">
            <text:p>V</text:p>
          </table:table-cell>
          <table:table-cell office:value-type="string">
            <text:p>2</text:p>
          </table:table-cell>
          <table:table-cell office:value-type="string">
            <text:p>200</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4.0</text:p>
          </table:table-cell>
        </table:table-row>
        <table:table-row>
          <table:table-cell office:value-type="string">
            <text:p>謙商旅(谷墨商旅-師大館)</text:p>
          </table:table-cell>
          <table:table-cell office:value-type="string">
            <text:p>臺北市</text:p>
          </table:table-cell>
          <table:table-cell office:value-type="string">
            <text:p>9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台灣柒天精品旅店</text:p>
          </table:table-cell>
          <table:table-cell office:value-type="string">
            <text:p>臺北市</text:p>
          </table:table-cell>
          <table:table-cell office:value-type="string">
            <text:p>3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凱達大飯店</text:p>
          </table:table-cell>
          <table:table-cell office:value-type="string">
            <text:p>臺北市</text:p>
          </table:table-cell>
          <table:table-cell office:value-type="string">
            <text:p>74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3.0</text:p>
          </table:table-cell>
          <table:table-cell office:value-type="string">
            <text:p>6.0</text:p>
          </table:table-cell>
          <table:table-cell office:value-type="string">
            <text:p>238.0</text:p>
          </table:table-cell>
        </table:table-row>
        <table:table-row>
          <table:table-cell office:value-type="string">
            <text:p>台北臥客旅店</text:p>
          </table:table-cell>
          <table:table-cell office:value-type="string">
            <text:p>臺北市</text:p>
          </table:table-cell>
          <table:table-cell office:value-type="string">
            <text:p>1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旅樂序精品旅館五館</text:p>
          </table:table-cell>
          <table:table-cell office:value-type="string">
            <text:p>臺北市</text:p>
          </table:table-cell>
          <table:table-cell office:value-type="string">
            <text:p>57</text:p>
          </table:table-cell>
          <table:table-cell office:value-type="string">
            <text:p>V</text:p>
          </table:table-cell>
          <table:table-cell office:value-type="string">
            <text:p>0</text:p>
          </table:table-cell>
          <table:table-cell office:value-type="string">
            <text:p/>
          </table:table-cell>
          <table:table-cell office:value-type="string">
            <text:p>0</text:p>
          </table:table-cell>
          <table:table-cell office:value-type="string">
            <text:p>2</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亞太飯店 北投館</text:p>
          </table:table-cell>
          <table:table-cell office:value-type="string">
            <text:p>臺北市</text:p>
          </table:table-cell>
          <table:table-cell office:value-type="string">
            <text:p>14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0</text:p>
          </table:table-cell>
          <table:table-cell office:value-type="string">
            <text:p>1.0</text:p>
          </table:table-cell>
          <table:table-cell office:value-type="string">
            <text:p>1.0</text:p>
          </table:table-cell>
        </table:table-row>
        <table:table-row>
          <table:table-cell office:value-type="string">
            <text:p>美好行旅北車重慶館</text:p>
          </table:table-cell>
          <table:table-cell office:value-type="string">
            <text:p>臺北市</text:p>
          </table:table-cell>
          <table:table-cell office:value-type="string">
            <text:p>1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台北中山雅樂軒酒店</text:p>
          </table:table-cell>
          <table:table-cell office:value-type="string">
            <text:p>臺北市</text:p>
          </table:table-cell>
          <table:table-cell office:value-type="string">
            <text:p>88</text:p>
          </table:table-cell>
          <table:table-cell office:value-type="string">
            <text:p>V</text:p>
          </table:table-cell>
          <table:table-cell office:value-type="string">
            <text:p>1</text:p>
          </table:table-cell>
          <table:table-cell office:value-type="string">
            <text:p>85.5</text:p>
          </table:table-cell>
          <table:table-cell office:value-type="string">
            <text:p>1</text:p>
          </table:table-cell>
          <table:table-cell office:value-type="string">
            <text:p>2</text:p>
          </table:table-cell>
          <table:table-cell office:value-type="string">
            <text:p>1.0</text:p>
          </table:table-cell>
          <table:table-cell office:value-type="string">
            <text:p>0.0</text:p>
          </table:table-cell>
          <table:table-cell office:value-type="string">
            <text:p>1.0</text:p>
          </table:table-cell>
        </table:table-row>
        <table:table-row>
          <table:table-cell office:value-type="string">
            <text:p>皇家玫瑰旅館 雙城館</text:p>
          </table:table-cell>
          <table:table-cell office:value-type="string">
            <text:p>臺北市</text:p>
          </table:table-cell>
          <table:table-cell office:value-type="string">
            <text:p>1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世民酒店台北北門</text:p>
          </table:table-cell>
          <table:table-cell office:value-type="string">
            <text:p>臺北市</text:p>
          </table:table-cell>
          <table:table-cell office:value-type="string">
            <text:p>26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旅晨行旅</text:p>
          </table:table-cell>
          <table:table-cell office:value-type="string">
            <text:p>臺北市</text:p>
          </table:table-cell>
          <table:table-cell office:value-type="string">
            <text:p>2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町記憶旅店2館</text:p>
          </table:table-cell>
          <table:table-cell office:value-type="string">
            <text:p>臺北市</text:p>
          </table:table-cell>
          <table:table-cell office:value-type="string">
            <text:p>2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0.0</text:p>
          </table:table-cell>
          <table:table-cell office:value-type="string">
            <text:p>0.0</text:p>
          </table:table-cell>
        </table:table-row>
        <table:table-row>
          <table:table-cell office:value-type="string">
            <text:p>尚美精旅</text:p>
          </table:table-cell>
          <table:table-cell office:value-type="string">
            <text:p>臺北市</text:p>
          </table:table-cell>
          <table:table-cell office:value-type="string">
            <text:p>1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柯達大飯店 台北長安</text:p>
          </table:table-cell>
          <table:table-cell office:value-type="string">
            <text:p>臺北市</text:p>
          </table:table-cell>
          <table:table-cell office:value-type="string">
            <text:p>103</text:p>
          </table:table-cell>
          <table:table-cell office:value-type="string">
            <text:p>V</text:p>
          </table:table-cell>
          <table:table-cell office:value-type="string">
            <text:p>2</text:p>
          </table:table-cell>
          <table:table-cell office:value-type="string">
            <text:p>85</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愛玩客旅店</text:p>
          </table:table-cell>
          <table:table-cell office:value-type="string">
            <text:p>臺北市</text:p>
          </table:table-cell>
          <table:table-cell office:value-type="string">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陽光士林珮柏旅館</text:p>
          </table:table-cell>
          <table:table-cell office:value-type="string">
            <text:p>臺北市</text:p>
          </table:table-cell>
          <table:table-cell office:value-type="string">
            <text:p>5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洛碁大飯店南港館</text:p>
          </table:table-cell>
          <table:table-cell office:value-type="string">
            <text:p>臺北市</text:p>
          </table:table-cell>
          <table:table-cell office:value-type="string">
            <text:p>120</text:p>
          </table:table-cell>
          <table:table-cell office:value-type="string">
            <text:p>V</text:p>
          </table:table-cell>
          <table:table-cell office:value-type="string">
            <text:p>2</text:p>
          </table:table-cell>
          <table:table-cell office:value-type="string">
            <text:p>82</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樂山水靜旅館 OrigInn</text:p>
          </table:table-cell>
          <table:table-cell office:value-type="string">
            <text:p>臺北市</text:p>
          </table:table-cell>
          <table:table-cell office:value-type="string">
            <text:p>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東旅</text:p>
          </table:table-cell>
          <table:table-cell office:value-type="string">
            <text:p>臺北市</text:p>
          </table:table-cell>
          <table:table-cell office:value-type="string">
            <text:p>3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錦棧商旅</text:p>
          </table:table-cell>
          <table:table-cell office:value-type="string">
            <text:p>臺北市</text:p>
          </table:table-cell>
          <table:table-cell office:value-type="string">
            <text:p>9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0</text:p>
          </table:table-cell>
          <table:table-cell office:value-type="string">
            <text:p>2.0</text:p>
          </table:table-cell>
          <table:table-cell office:value-type="string">
            <text:p>0.0</text:p>
          </table:table-cell>
        </table:table-row>
        <table:table-row>
          <table:table-cell office:value-type="string">
            <text:p>瑪奇商務旅店</text:p>
          </table:table-cell>
          <table:table-cell office:value-type="string">
            <text:p>臺北市</text:p>
          </table:table-cell>
          <table:table-cell office:value-type="string">
            <text:p>2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東驛 E-HOUSE</text:p>
          </table:table-cell>
          <table:table-cell office:value-type="string">
            <text:p>臺北市</text:p>
          </table:table-cell>
          <table:table-cell office:value-type="string">
            <text:p>1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柯達大飯店台北天津 </text:p>
          </table:table-cell>
          <table:table-cell office:value-type="string">
            <text:p>臺北市</text:p>
          </table:table-cell>
          <table:table-cell office:value-type="string">
            <text:p>57</text:p>
          </table:table-cell>
          <table:table-cell office:value-type="string">
            <text:p>V</text:p>
          </table:table-cell>
          <table:table-cell office:value-type="string">
            <text:p>1</text:p>
          </table:table-cell>
          <table:table-cell office:value-type="string">
            <text:p>89</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6.0</text:p>
          </table:table-cell>
        </table:table-row>
        <table:table-row>
          <table:table-cell office:value-type="string">
            <text:p>台北北投雅樂軒酒店</text:p>
          </table:table-cell>
          <table:table-cell office:value-type="string">
            <text:p>臺北市</text:p>
          </table:table-cell>
          <table:table-cell office:value-type="string">
            <text:p>292</text:p>
          </table:table-cell>
          <table:table-cell office:value-type="string">
            <text:p>V</text:p>
          </table:table-cell>
          <table:table-cell office:value-type="string">
            <text:p>3</text:p>
          </table:table-cell>
          <table:table-cell office:value-type="string">
            <text:p>98</text:p>
          </table:table-cell>
          <table:table-cell office:value-type="string">
            <text:p>1</text:p>
          </table:table-cell>
          <table:table-cell office:value-type="string">
            <text:p>1</text:p>
          </table:table-cell>
          <table:table-cell office:value-type="string">
            <text:p>1.0</text:p>
          </table:table-cell>
          <table:table-cell office:value-type="string">
            <text:p>2.0</text:p>
          </table:table-cell>
          <table:table-cell office:value-type="string">
            <text:p>6.0</text:p>
          </table:table-cell>
        </table:table-row>
        <table:table-row>
          <table:table-cell office:value-type="string">
            <text:p>旅樂序精品旅館二館</text:p>
          </table:table-cell>
          <table:table-cell office:value-type="string">
            <text:p>臺北市</text:p>
          </table:table-cell>
          <table:table-cell office:value-type="string">
            <text:p>58</text:p>
          </table:table-cell>
          <table:table-cell office:value-type="string">
            <text:p>V</text:p>
          </table:table-cell>
          <table:table-cell office:value-type="string">
            <text:p>1</text:p>
          </table:table-cell>
          <table:table-cell office:value-type="string">
            <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東門3號膠囊旅店</text:p>
          </table:table-cell>
          <table:table-cell office:value-type="string">
            <text:p>臺北市</text:p>
          </table:table-cell>
          <table:table-cell office:value-type="string">
            <text:p>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皇后旅店二館</text:p>
          </table:table-cell>
          <table:table-cell office:value-type="string">
            <text:p>臺北市</text:p>
          </table:table-cell>
          <table:table-cell office:value-type="string">
            <text:p>3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朗司旅館</text:p>
          </table:table-cell>
          <table:table-cell office:value-type="string">
            <text:p>臺北市</text:p>
          </table:table-cell>
          <table:table-cell office:value-type="string">
            <text:p>25</text:p>
          </table:table-cell>
          <table:table-cell office:value-type="string">
            <text:p>V</text:p>
          </table:table-cell>
          <table:table-cell office:value-type="string">
            <text:p>1</text:p>
          </table:table-cell>
          <table:table-cell office:value-type="string">
            <text:p>100</text:p>
          </table:table-cell>
          <table:table-cell office:value-type="string">
            <text:p>2</text:p>
          </table:table-cell>
          <table:table-cell office:value-type="string">
            <text:p>1</text:p>
          </table:table-cell>
          <table:table-cell office:value-type="string">
            <text:p>0.0</text:p>
          </table:table-cell>
          <table:table-cell office:value-type="string">
            <text:p>1.0</text:p>
          </table:table-cell>
          <table:table-cell office:value-type="string">
            <text:p>0.0</text:p>
          </table:table-cell>
        </table:table-row>
        <table:table-row>
          <table:table-cell office:value-type="string">
            <text:p>仲信大湖商旅</text:p>
          </table:table-cell>
          <table:table-cell office:value-type="string">
            <text:p>臺北市</text:p>
          </table:table-cell>
          <table:table-cell office:value-type="string">
            <text:p>2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0.0</text:p>
          </table:table-cell>
          <table:table-cell office:value-type="string">
            <text:p>0.0</text:p>
          </table:table-cell>
        </table:table-row>
        <table:table-row>
          <table:table-cell office:value-type="string">
            <text:p>台灣青旅</text:p>
          </table:table-cell>
          <table:table-cell office:value-type="string">
            <text:p>臺北市</text:p>
          </table:table-cell>
          <table:table-cell office:value-type="string">
            <text:p>1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夾腳拖的家長安122</text:p>
          </table:table-cell>
          <table:table-cell office:value-type="string">
            <text:p>臺北市</text:p>
          </table:table-cell>
          <table:table-cell office:value-type="string">
            <text:p>3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涪美飯店</text:p>
          </table:table-cell>
          <table:table-cell office:value-type="string">
            <text:p>臺北市</text:p>
          </table:table-cell>
          <table:table-cell office:value-type="string">
            <text:p>4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在家行旅西門館</text:p>
          </table:table-cell>
          <table:table-cell office:value-type="string">
            <text:p>臺北市</text:p>
          </table:table-cell>
          <table:table-cell office:value-type="string">
            <text:p>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進綵商旅</text:p>
          </table:table-cell>
          <table:table-cell office:value-type="string">
            <text:p>臺北市</text:p>
          </table:table-cell>
          <table:table-cell office:value-type="string">
            <text:p>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帛堯初見輕旅</text:p>
          </table:table-cell>
          <table:table-cell office:value-type="string">
            <text:p>臺北市</text:p>
          </table:table-cell>
          <table:table-cell office:value-type="string">
            <text:p>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大安公園旅店</text:p>
          </table:table-cell>
          <table:table-cell office:value-type="string">
            <text:p>臺北市</text:p>
          </table:table-cell>
          <table:table-cell office:value-type="string">
            <text:p>1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禾寓北車館</text:p>
          </table:table-cell>
          <table:table-cell office:value-type="string">
            <text:p>臺北市</text:p>
          </table:table-cell>
          <table:table-cell office:value-type="string">
            <text:p>2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卡夫人背包客棧</text:p>
          </table:table-cell>
          <table:table-cell office:value-type="string">
            <text:p>臺北市</text:p>
          </table:table-cell>
          <table:table-cell office:value-type="string">
            <text:p>1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碩美精品飯店</text:p>
          </table:table-cell>
          <table:table-cell office:value-type="string">
            <text:p>臺北市</text:p>
          </table:table-cell>
          <table:table-cell office:value-type="string">
            <text:p>2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城市商旅昆明館（HOTEL PAPA WHALE）</text:p>
          </table:table-cell>
          <table:table-cell office:value-type="string">
            <text:p>臺北市</text:p>
          </table:table-cell>
          <table:table-cell office:value-type="string">
            <text:p>335</text:p>
          </table:table-cell>
          <table:table-cell office:value-type="string">
            <text:p>V</text:p>
          </table:table-cell>
          <table:table-cell office:value-type="string">
            <text:p>5</text:p>
          </table:table-cell>
          <table:table-cell office:value-type="string">
            <text:p/>
          </table:table-cell>
          <table:table-cell office:value-type="string">
            <text:p>0</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詩漫精品旅館</text:p>
          </table:table-cell>
          <table:table-cell office:value-type="string">
            <text:p>臺北市</text:p>
          </table:table-cell>
          <table:table-cell office:value-type="string">
            <text:p>3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斯格加旅店</text:p>
          </table:table-cell>
          <table:table-cell office:value-type="string">
            <text:p>臺北市</text:p>
          </table:table-cell>
          <table:table-cell office:value-type="string">
            <text:p>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台北北門窩泊旅</text:p>
          </table:table-cell>
          <table:table-cell office:value-type="string">
            <text:p>臺北市</text:p>
          </table:table-cell>
          <table:table-cell office:value-type="string">
            <text:p>1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旅城驛鎮南京二館</text:p>
          </table:table-cell>
          <table:table-cell office:value-type="string">
            <text:p>臺北市</text:p>
          </table:table-cell>
          <table:table-cell office:value-type="string">
            <text:p>1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背包棧旅店-台北長春店</text:p>
          </table:table-cell>
          <table:table-cell office:value-type="string">
            <text:p>臺北市</text:p>
          </table:table-cell>
          <table:table-cell office:value-type="string">
            <text:p>4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洛碁大飯店忠孝館</text:p>
          </table:table-cell>
          <table:table-cell office:value-type="string">
            <text:p>臺北市</text:p>
          </table:table-cell>
          <table:table-cell office:value-type="string">
            <text:p>150</text:p>
          </table:table-cell>
          <table:table-cell office:value-type="string">
            <text:p>V</text:p>
          </table:table-cell>
          <table:table-cell office:value-type="string">
            <text:p>3</text:p>
          </table:table-cell>
          <table:table-cell office:value-type="string">
            <text:p>84.5</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漫旅時光</text:p>
          </table:table-cell>
          <table:table-cell office:value-type="string">
            <text:p>臺北市</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1.0</text:p>
          </table:table-cell>
          <table:table-cell office:value-type="string">
            <text:p>0.0</text:p>
          </table:table-cell>
        </table:table-row>
        <table:table-row>
          <table:table-cell office:value-type="string">
            <text:p>旅樂序精品旅館三館</text:p>
          </table:table-cell>
          <table:table-cell office:value-type="string">
            <text:p>臺北市</text:p>
          </table:table-cell>
          <table:table-cell office:value-type="string">
            <text:p>4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1.0</text:p>
          </table:table-cell>
          <table:table-cell office:value-type="string">
            <text:p>0.0</text:p>
          </table:table-cell>
        </table:table-row>
        <table:table-row>
          <table:table-cell office:value-type="string">
            <text:p>路徒行旅-中華館</text:p>
          </table:table-cell>
          <table:table-cell office:value-type="string">
            <text:p>臺北市</text:p>
          </table:table-cell>
          <table:table-cell office:value-type="string">
            <text:p>6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0.0</text:p>
          </table:table-cell>
          <table:table-cell office:value-type="string">
            <text:p>0.0</text:p>
          </table:table-cell>
        </table:table-row>
        <table:table-row>
          <table:table-cell office:value-type="string">
            <text:p>日日吉旅店</text:p>
          </table:table-cell>
          <table:table-cell office:value-type="string">
            <text:p>臺北市</text:p>
          </table:table-cell>
          <table:table-cell office:value-type="string">
            <text:p>2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楓の微笑會館</text:p>
          </table:table-cell>
          <table:table-cell office:value-type="string">
            <text:p>臺北市</text:p>
          </table:table-cell>
          <table:table-cell office:value-type="string">
            <text:p>5</text:p>
          </table:table-cell>
          <table:table-cell office:value-type="string">
            <text:p>V</text:p>
          </table:table-cell>
          <table:table-cell office:value-type="string">
            <text:p>3</text:p>
          </table:table-cell>
          <table:table-cell office:value-type="string">
            <text:p/>
          </table:table-cell>
          <table:table-cell office:value-type="string">
            <text:p>0</text:p>
          </table:table-cell>
          <table:table-cell office:value-type="string">
            <text:p>2</text:p>
          </table:table-cell>
          <table:table-cell office:value-type="string">
            <text:p>1.0</text:p>
          </table:table-cell>
          <table:table-cell office:value-type="string">
            <text:p>1.0</text:p>
          </table:table-cell>
          <table:table-cell office:value-type="string">
            <text:p>5.0</text:p>
          </table:table-cell>
        </table:table-row>
        <table:table-row>
          <table:table-cell office:value-type="string">
            <text:p>洛碁大飯店松山館</text:p>
          </table:table-cell>
          <table:table-cell office:value-type="string">
            <text:p>臺北市</text:p>
          </table:table-cell>
          <table:table-cell office:value-type="string">
            <text:p>97</text:p>
          </table:table-cell>
          <table:table-cell office:value-type="string">
            <text:p>V</text:p>
          </table:table-cell>
          <table:table-cell office:value-type="string">
            <text:p>2</text:p>
          </table:table-cell>
          <table:table-cell office:value-type="string">
            <text:p>82</text:p>
          </table:table-cell>
          <table:table-cell office:value-type="string">
            <text:p>2</text:p>
          </table:table-cell>
          <table:table-cell office:value-type="string">
            <text:p>1</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綺樂文旅 開封館</text:p>
          </table:table-cell>
          <table:table-cell office:value-type="string">
            <text:p>臺北市</text:p>
          </table:table-cell>
          <table:table-cell office:value-type="string">
            <text:p>63</text:p>
          </table:table-cell>
          <table:table-cell office:value-type="string">
            <text:p>V</text:p>
          </table:table-cell>
          <table:table-cell office:value-type="string">
            <text:p>1</text:p>
          </table:table-cell>
          <table:table-cell office:value-type="string">
            <text:p>92</text:p>
          </table:table-cell>
          <table:table-cell office:value-type="string">
            <text:p>1</text:p>
          </table:table-cell>
          <table:table-cell office:value-type="string">
            <text:p>2</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趣旅館‧林森館</text:p>
          </table:table-cell>
          <table:table-cell office:value-type="string">
            <text:p>臺北市</text:p>
          </table:table-cell>
          <table:table-cell office:value-type="string">
            <text:p>123</text:p>
          </table:table-cell>
          <table:table-cell office:value-type="string">
            <text:p>V</text:p>
          </table:table-cell>
          <table:table-cell office:value-type="string">
            <text:p>2</text:p>
          </table:table-cell>
          <table:table-cell office:value-type="string">
            <text:p>105</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台北松山意舍酒店</text:p>
          </table:table-cell>
          <table:table-cell office:value-type="string">
            <text:p>臺北市</text:p>
          </table:table-cell>
          <table:table-cell office:value-type="string">
            <text:p>190</text:p>
          </table:table-cell>
          <table:table-cell office:value-type="string">
            <text:p>V</text:p>
          </table:table-cell>
          <table:table-cell office:value-type="string">
            <text:p>2</text:p>
          </table:table-cell>
          <table:table-cell office:value-type="string">
            <text:p>92</text:p>
          </table:table-cell>
          <table:table-cell office:value-type="string">
            <text:p>1</text:p>
          </table:table-cell>
          <table:table-cell office:value-type="string">
            <text:p>2</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寧夏2號旅店</text:p>
          </table:table-cell>
          <table:table-cell office:value-type="string">
            <text:p>臺北市</text:p>
          </table:table-cell>
          <table:table-cell office:value-type="string">
            <text:p>1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米尼旅店</text:p>
          </table:table-cell>
          <table:table-cell office:value-type="string">
            <text:p>臺北市</text:p>
          </table:table-cell>
          <table:table-cell office:value-type="string">
            <text:p>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丰居旅店北車館</text:p>
          </table:table-cell>
          <table:table-cell office:value-type="string">
            <text:p>臺北市</text:p>
          </table:table-cell>
          <table:table-cell office:value-type="string">
            <text:p>2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清翼居旅店采風館</text:p>
          </table:table-cell>
          <table:table-cell office:value-type="string">
            <text:p>臺北市</text:p>
          </table:table-cell>
          <table:table-cell office:value-type="string">
            <text:p>5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禾順行旅</text:p>
          </table:table-cell>
          <table:table-cell office:value-type="string">
            <text:p>臺北市</text:p>
          </table:table-cell>
          <table:table-cell office:value-type="string">
            <text:p>98</text:p>
          </table:table-cell>
          <table:table-cell office:value-type="string">
            <text:p>V</text:p>
          </table:table-cell>
          <table:table-cell office:value-type="string">
            <text:p>1</text:p>
          </table:table-cell>
          <table:table-cell office:value-type="string">
            <text:p/>
          </table:table-cell>
          <table:table-cell office:value-type="string">
            <text:p>0</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麗之湯別館</text:p>
          </table:table-cell>
          <table:table-cell office:value-type="string">
            <text:p>臺北市</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西門希爾商旅</text:p>
          </table:table-cell>
          <table:table-cell office:value-type="string">
            <text:p>臺北市</text:p>
          </table:table-cell>
          <table:table-cell office:value-type="string">
            <text:p>1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台北天晴旅店</text:p>
          </table:table-cell>
          <table:table-cell office:value-type="string">
            <text:p>臺北市</text:p>
          </table:table-cell>
          <table:table-cell office:value-type="string">
            <text:p>1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丰居旅店忠孝館</text:p>
          </table:table-cell>
          <table:table-cell office:value-type="string">
            <text:p>臺北市</text:p>
          </table:table-cell>
          <table:table-cell office:value-type="string">
            <text:p>2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姆提文創旅店</text:p>
          </table:table-cell>
          <table:table-cell office:value-type="string">
            <text:p>臺北市</text:p>
          </table:table-cell>
          <table:table-cell office:value-type="string">
            <text:p>1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怡品商旅</text:p>
          </table:table-cell>
          <table:table-cell office:value-type="string">
            <text:p>臺北市</text:p>
          </table:table-cell>
          <table:table-cell office:value-type="string">
            <text:p>8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峻美精旅</text:p>
          </table:table-cell>
          <table:table-cell office:value-type="string">
            <text:p>臺北市</text:p>
          </table:table-cell>
          <table:table-cell office:value-type="string">
            <text:p>1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天雲旅棧台北基河</text:p>
          </table:table-cell>
          <table:table-cell office:value-type="string">
            <text:p>臺北市</text:p>
          </table:table-cell>
          <table:table-cell office:value-type="string">
            <text:p>3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方舟旅店 長安復興</text:p>
          </table:table-cell>
          <table:table-cell office:value-type="string">
            <text:p>臺北市</text:p>
          </table:table-cell>
          <table:table-cell office:value-type="string">
            <text:p>8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藝宿商旅</text:p>
          </table:table-cell>
          <table:table-cell office:value-type="string">
            <text:p>臺北市</text:p>
          </table:table-cell>
          <table:table-cell office:value-type="string">
            <text:p>6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天使青旅</text:p>
          </table:table-cell>
          <table:table-cell office:value-type="string">
            <text:p>臺北市</text:p>
          </table:table-cell>
          <table:table-cell office:value-type="string">
            <text:p>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能量旅店</text:p>
          </table:table-cell>
          <table:table-cell office:value-type="string">
            <text:p>臺北市</text:p>
          </table:table-cell>
          <table:table-cell office:value-type="string">
            <text:p>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家賓大旅社</text:p>
          </table:table-cell>
          <table:table-cell office:value-type="string">
            <text:p>臺北市</text:p>
          </table:table-cell>
          <table:table-cell office:value-type="string">
            <text:p>3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洛碁大飯店南京館</text:p>
          </table:table-cell>
          <table:table-cell office:value-type="string">
            <text:p>臺北市</text:p>
          </table:table-cell>
          <table:table-cell office:value-type="string">
            <text:p>116</text:p>
          </table:table-cell>
          <table:table-cell office:value-type="string">
            <text:p>V</text:p>
          </table:table-cell>
          <table:table-cell office:value-type="string">
            <text:p>2</text:p>
          </table:table-cell>
          <table:table-cell office:value-type="string">
            <text:p>120</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2.0</text:p>
          </table:table-cell>
        </table:table-row>
        <table:table-row>
          <table:table-cell office:value-type="string">
            <text:p>甄美精品商旅</text:p>
          </table:table-cell>
          <table:table-cell office:value-type="string">
            <text:p>臺北市</text:p>
          </table:table-cell>
          <table:table-cell office:value-type="string">
            <text:p>4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沃客商旅-西門館</text:p>
          </table:table-cell>
          <table:table-cell office:value-type="string">
            <text:p>臺北市</text:p>
          </table:table-cell>
          <table:table-cell office:value-type="string">
            <text:p>2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壹零壹艾美琪旅店</text:p>
          </table:table-cell>
          <table:table-cell office:value-type="string">
            <text:p>臺北市</text:p>
          </table:table-cell>
          <table:table-cell office:value-type="string">
            <text:p>3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台北美福大飯店</text:p>
          </table:table-cell>
          <table:table-cell office:value-type="string">
            <text:p>臺北市</text:p>
          </table:table-cell>
          <table:table-cell office:value-type="string">
            <text:p>146</text:p>
          </table:table-cell>
          <table:table-cell office:value-type="string">
            <text:p>V</text:p>
          </table:table-cell>
          <table:table-cell office:value-type="string">
            <text:p>2</text:p>
          </table:table-cell>
          <table:table-cell office:value-type="string">
            <text:p>90</text:p>
          </table:table-cell>
          <table:table-cell office:value-type="string">
            <text:p>2</text:p>
          </table:table-cell>
          <table:table-cell office:value-type="string">
            <text:p>2</text:p>
          </table:table-cell>
          <table:table-cell office:value-type="string">
            <text:p>2.0</text:p>
          </table:table-cell>
          <table:table-cell office:value-type="string">
            <text:p>6.0</text:p>
          </table:table-cell>
          <table:table-cell office:value-type="string">
            <text:p>6.0</text:p>
          </table:table-cell>
        </table:table-row>
        <table:table-row>
          <table:table-cell office:value-type="string">
            <text:p>台北六福萬怡酒店</text:p>
          </table:table-cell>
          <table:table-cell office:value-type="string">
            <text:p>臺北市</text:p>
          </table:table-cell>
          <table:table-cell office:value-type="string">
            <text:p>46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3.0</text:p>
          </table:table-cell>
          <table:table-cell office:value-type="string">
            <text:p>3.0</text:p>
          </table:table-cell>
          <table:table-cell office:value-type="string">
            <text:p>0.0</text:p>
          </table:table-cell>
        </table:table-row>
        <table:table-row>
          <table:table-cell office:value-type="string">
            <text:p>福爾摩莎壹零壹旅館</text:p>
          </table:table-cell>
          <table:table-cell office:value-type="string">
            <text:p>臺北市</text:p>
          </table:table-cell>
          <table:table-cell office:value-type="string">
            <text:p>3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二十輪旅店大安店</text:p>
          </table:table-cell>
          <table:table-cell office:value-type="string">
            <text:p>臺北市</text:p>
          </table:table-cell>
          <table:table-cell office:value-type="string">
            <text:p>3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台北發現青年旅舍</text:p>
          </table:table-cell>
          <table:table-cell office:value-type="string">
            <text:p>臺北市</text:p>
          </table:table-cell>
          <table:table-cell office:value-type="string">
            <text:p>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0.0</text:p>
          </table:table-cell>
          <table:table-cell office:value-type="string">
            <text:p>0.0</text:p>
          </table:table-cell>
        </table:table-row>
        <table:table-row>
          <table:table-cell office:value-type="string">
            <text:p>約克旅店</text:p>
          </table:table-cell>
          <table:table-cell office:value-type="string">
            <text:p>臺北市</text:p>
          </table:table-cell>
          <table:table-cell office:value-type="string">
            <text:p>1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鉑泊客</text:p>
          </table:table-cell>
          <table:table-cell office:value-type="string">
            <text:p>臺北市</text:p>
          </table:table-cell>
          <table:table-cell office:value-type="string">
            <text:p>58</text:p>
          </table:table-cell>
          <table:table-cell office:value-type="string">
            <text:p>V</text:p>
          </table:table-cell>
          <table:table-cell office:value-type="string">
            <text:p>1</text:p>
          </table:table-cell>
          <table:table-cell office:value-type="string">
            <text:p>85</text:p>
          </table:table-cell>
          <table:table-cell office:value-type="string">
            <text:p>1</text:p>
          </table:table-cell>
          <table:table-cell office:value-type="string">
            <text:p>2</text:p>
          </table:table-cell>
          <table:table-cell office:value-type="string">
            <text:p>2.0</text:p>
          </table:table-cell>
          <table:table-cell office:value-type="string">
            <text:p>1.0</text:p>
          </table:table-cell>
          <table:table-cell office:value-type="string">
            <text:p>0.0</text:p>
          </table:table-cell>
        </table:table-row>
        <table:table-row>
          <table:table-cell office:value-type="string">
            <text:p>町記憶旅店</text:p>
          </table:table-cell>
          <table:table-cell office:value-type="string">
            <text:p>臺北市</text:p>
          </table:table-cell>
          <table:table-cell office:value-type="string">
            <text:p>4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城市商旅德立莊分館</text:p>
          </table:table-cell>
          <table:table-cell office:value-type="string">
            <text:p>臺北市</text:p>
          </table:table-cell>
          <table:table-cell office:value-type="string">
            <text:p>535</text:p>
          </table:table-cell>
          <table:table-cell office:value-type="string">
            <text:p>V</text:p>
          </table:table-cell>
          <table:table-cell office:value-type="string">
            <text:p>1</text:p>
          </table:table-cell>
          <table:table-cell office:value-type="string">
            <text:p>81</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雀客旅館台北南京</text:p>
          </table:table-cell>
          <table:table-cell office:value-type="string">
            <text:p>臺北市</text:p>
          </table:table-cell>
          <table:table-cell office:value-type="string">
            <text:p>56</text:p>
          </table:table-cell>
          <table:table-cell office:value-type="string">
            <text:p>V</text:p>
          </table:table-cell>
          <table:table-cell office:value-type="string">
            <text:p>1</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清翼居旅店童話館</text:p>
          </table:table-cell>
          <table:table-cell office:value-type="string">
            <text:p>臺北市</text:p>
          </table:table-cell>
          <table:table-cell office:value-type="string">
            <text:p>3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賦樂旅居</text:p>
          </table:table-cell>
          <table:table-cell office:value-type="string">
            <text:p>臺北市</text:p>
          </table:table-cell>
          <table:table-cell office:value-type="string">
            <text:p>42</text:p>
          </table:table-cell>
          <table:table-cell office:value-type="string">
            <text:p>V</text:p>
          </table:table-cell>
          <table:table-cell office:value-type="string">
            <text:p>1</text:p>
          </table:table-cell>
          <table:table-cell office:value-type="string">
            <text:p/>
          </table:table-cell>
          <table:table-cell office:value-type="string">
            <text:p>1</text:p>
          </table:table-cell>
          <table:table-cell office:value-type="string">
            <text:p>2</text:p>
          </table:table-cell>
          <table:table-cell office:value-type="string">
            <text:p>1.0</text:p>
          </table:table-cell>
          <table:table-cell office:value-type="string">
            <text:p>2.0</text:p>
          </table:table-cell>
          <table:table-cell office:value-type="string">
            <text:p>2.0</text:p>
          </table:table-cell>
        </table:table-row>
        <table:table-row>
          <table:table-cell office:value-type="string">
            <text:p>艾特文旅</text:p>
          </table:table-cell>
          <table:table-cell office:value-type="string">
            <text:p>臺北市</text:p>
          </table:table-cell>
          <table:table-cell office:value-type="string">
            <text:p>2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浩室物業1館</text:p>
          </table:table-cell>
          <table:table-cell office:value-type="string">
            <text:p>臺北市</text:p>
          </table:table-cell>
          <table:table-cell office:value-type="string">
            <text:p>1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三二行館</text:p>
          </table:table-cell>
          <table:table-cell office:value-type="string">
            <text:p>臺北市</text:p>
          </table:table-cell>
          <table:table-cell office:value-type="string">
            <text:p>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東楓商旅</text:p>
          </table:table-cell>
          <table:table-cell office:value-type="string">
            <text:p>臺北市</text:p>
          </table:table-cell>
          <table:table-cell office:value-type="string">
            <text:p>2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台北萬豪酒店</text:p>
          </table:table-cell>
          <table:table-cell office:value-type="string">
            <text:p>臺北市</text:p>
          </table:table-cell>
          <table:table-cell office:value-type="string">
            <text:p>318</text:p>
          </table:table-cell>
          <table:table-cell office:value-type="string">
            <text:p>V</text:p>
          </table:table-cell>
          <table:table-cell office:value-type="string">
            <text:p>4</text:p>
          </table:table-cell>
          <table:table-cell office:value-type="string">
            <text:p>103.5</text:p>
          </table:table-cell>
          <table:table-cell office:value-type="string">
            <text:p>0</text:p>
          </table:table-cell>
          <table:table-cell office:value-type="string">
            <text:p>1</text:p>
          </table:table-cell>
          <table:table-cell office:value-type="string">
            <text:p>1.0</text:p>
          </table:table-cell>
          <table:table-cell office:value-type="string">
            <text:p>1.0</text:p>
          </table:table-cell>
          <table:table-cell office:value-type="string">
            <text:p>6.0</text:p>
          </table:table-cell>
        </table:table-row>
        <table:table-row>
          <table:table-cell office:value-type="string">
            <text:p>朵兒旅館</text:p>
          </table:table-cell>
          <table:table-cell office:value-type="string">
            <text:p>臺北市</text:p>
          </table:table-cell>
          <table:table-cell office:value-type="string">
            <text:p>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新驛旅店復興北路店</text:p>
          </table:table-cell>
          <table:table-cell office:value-type="string">
            <text:p>臺北市</text:p>
          </table:table-cell>
          <table:table-cell office:value-type="string">
            <text:p>120</text:p>
          </table:table-cell>
          <table:table-cell office:value-type="string">
            <text:p>V</text:p>
          </table:table-cell>
          <table:table-cell office:value-type="string">
            <text:p>2</text:p>
          </table:table-cell>
          <table:table-cell office:value-type="string">
            <text:p>95</text:p>
          </table:table-cell>
          <table:table-cell office:value-type="string">
            <text:p>1</text:p>
          </table:table-cell>
          <table:table-cell office:value-type="string">
            <text:p>2</text:p>
          </table:table-cell>
          <table:table-cell office:value-type="string">
            <text:p>3.0</text:p>
          </table:table-cell>
          <table:table-cell office:value-type="string">
            <text:p>2.0</text:p>
          </table:table-cell>
          <table:table-cell office:value-type="string">
            <text:p>34.0</text:p>
          </table:table-cell>
        </table:table-row>
        <table:table-row>
          <table:table-cell office:value-type="string">
            <text:p>北門臥客青年旅舍</text:p>
          </table:table-cell>
          <table:table-cell office:value-type="string">
            <text:p>臺北市</text:p>
          </table:table-cell>
          <table:table-cell office:value-type="string">
            <text:p>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綺樂文旅 康定館</text:p>
          </table:table-cell>
          <table:table-cell office:value-type="string">
            <text:p>臺北市</text:p>
          </table:table-cell>
          <table:table-cell office:value-type="string">
            <text:p>2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1.0</text:p>
          </table:table-cell>
          <table:table-cell office:value-type="string">
            <text:p>0.0</text:p>
          </table:table-cell>
        </table:table-row>
        <table:table-row>
          <table:table-cell office:value-type="string">
            <text:p>叙美精旅</text:p>
          </table:table-cell>
          <table:table-cell office:value-type="string">
            <text:p>臺北市</text:p>
          </table:table-cell>
          <table:table-cell office:value-type="string">
            <text:p>3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小公館人文旅舍</text:p>
          </table:table-cell>
          <table:table-cell office:value-type="string">
            <text:p>臺北市</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0</text:p>
          </table:table-cell>
          <table:table-cell office:value-type="string">
            <text:p>2.0</text:p>
          </table:table-cell>
          <table:table-cell office:value-type="string">
            <text:p>0.0</text:p>
          </table:table-cell>
        </table:table-row>
        <table:table-row>
          <table:table-cell office:value-type="string">
            <text:p>台北中山意舍酒店</text:p>
          </table:table-cell>
          <table:table-cell office:value-type="string">
            <text:p>臺北市</text:p>
          </table:table-cell>
          <table:table-cell office:value-type="string">
            <text:p>90</text:p>
          </table:table-cell>
          <table:table-cell office:value-type="string">
            <text:p>V</text:p>
          </table:table-cell>
          <table:table-cell office:value-type="string">
            <text:p>1</text:p>
          </table:table-cell>
          <table:table-cell office:value-type="string">
            <text:p>94</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互舍商旅台北館</text:p>
          </table:table-cell>
          <table:table-cell office:value-type="string">
            <text:p>臺北市</text:p>
          </table:table-cell>
          <table:table-cell office:value-type="string">
            <text:p>14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2.0</text:p>
          </table:table-cell>
          <table:table-cell office:value-type="string">
            <text:p>0.0</text:p>
          </table:table-cell>
        </table:table-row>
        <table:table-row>
          <table:table-cell office:value-type="string">
            <text:p>品格子旅店西門館</text:p>
          </table:table-cell>
          <table:table-cell office:value-type="string">
            <text:p>臺北市</text:p>
          </table:table-cell>
          <table:table-cell office:value-type="string">
            <text:p>3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天閣酒店台北復興</text:p>
          </table:table-cell>
          <table:table-cell office:value-type="string">
            <text:p>臺北市</text:p>
          </table:table-cell>
          <table:table-cell office:value-type="string">
            <text:p>70</text:p>
          </table:table-cell>
          <table:table-cell office:value-type="string">
            <text:p>V</text:p>
          </table:table-cell>
          <table:table-cell office:value-type="string">
            <text:p>1</text:p>
          </table:table-cell>
          <table:table-cell office:value-type="string">
            <text:p>100CM</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豪景大酒店新館</text:p>
          </table:table-cell>
          <table:table-cell office:value-type="string">
            <text:p>臺北市</text:p>
          </table:table-cell>
          <table:table-cell office:value-type="string">
            <text:p>4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1.0</text:p>
          </table:table-cell>
          <table:table-cell office:value-type="string">
            <text:p>0.0</text:p>
          </table:table-cell>
        </table:table-row>
        <table:table-row>
          <table:table-cell office:value-type="string">
            <text:p>承攜行旅台北復北館</text:p>
          </table:table-cell>
          <table:table-cell office:value-type="string">
            <text:p>臺北市</text:p>
          </table:table-cell>
          <table:table-cell office:value-type="string">
            <text:p>65</text:p>
          </table:table-cell>
          <table:table-cell office:value-type="string">
            <text:p>V</text:p>
          </table:table-cell>
          <table:table-cell office:value-type="string">
            <text:p>2</text:p>
          </table:table-cell>
          <table:table-cell office:value-type="string">
            <text:p>9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瘋台北青旅</text:p>
          </table:table-cell>
          <table:table-cell office:value-type="string">
            <text:p>臺北市</text:p>
          </table:table-cell>
          <table:table-cell office:value-type="string">
            <text:p>1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沃田旅店</text:p>
          </table:table-cell>
          <table:table-cell office:value-type="string">
            <text:p>臺北市</text:p>
          </table:table-cell>
          <table:table-cell office:value-type="string">
            <text:p>17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凡登商旅●二館</text:p>
          </table:table-cell>
          <table:table-cell office:value-type="string">
            <text:p>臺北市</text:p>
          </table:table-cell>
          <table:table-cell office:value-type="string">
            <text:p>3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松哖酒店</text:p>
          </table:table-cell>
          <table:table-cell office:value-type="string">
            <text:p>臺北市</text:p>
          </table:table-cell>
          <table:table-cell office:value-type="string">
            <text:p>89</text:p>
          </table:table-cell>
          <table:table-cell office:value-type="string">
            <text:p>V</text:p>
          </table:table-cell>
          <table:table-cell office:value-type="string">
            <text:p>1</text:p>
          </table:table-cell>
          <table:table-cell office:value-type="string">
            <text:p>195</text:p>
          </table:table-cell>
          <table:table-cell office:value-type="string">
            <text:p>1</text:p>
          </table:table-cell>
          <table:table-cell office:value-type="string">
            <text:p>1</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北投老爺酒店</text:p>
          </table:table-cell>
          <table:table-cell office:value-type="string">
            <text:p>臺北市</text:p>
          </table:table-cell>
          <table:table-cell office:value-type="string">
            <text:p>50</text:p>
          </table:table-cell>
          <table:table-cell office:value-type="string">
            <text:p>V</text:p>
          </table:table-cell>
          <table:table-cell office:value-type="string">
            <text:p>1</text:p>
          </table:table-cell>
          <table:table-cell office:value-type="string">
            <text:p>110</text:p>
          </table:table-cell>
          <table:table-cell office:value-type="string">
            <text:p>1</text:p>
          </table:table-cell>
          <table:table-cell office:value-type="string">
            <text:p>2</text:p>
          </table:table-cell>
          <table:table-cell office:value-type="string">
            <text:p>1.0</text:p>
          </table:table-cell>
          <table:table-cell office:value-type="string">
            <text:p>2.0</text:p>
          </table:table-cell>
          <table:table-cell office:value-type="string">
            <text:p>2.0</text:p>
          </table:table-cell>
        </table:table-row>
        <table:table-row>
          <table:table-cell office:value-type="string">
            <text:p>誠品行旅</text:p>
          </table:table-cell>
          <table:table-cell office:value-type="string">
            <text:p>臺北市</text:p>
          </table:table-cell>
          <table:table-cell office:value-type="string">
            <text:p>104</text:p>
          </table:table-cell>
          <table:table-cell office:value-type="string">
            <text:p>V</text:p>
          </table:table-cell>
          <table:table-cell office:value-type="string">
            <text:p>1</text:p>
          </table:table-cell>
          <table:table-cell office:value-type="string">
            <text:p>90</text:p>
          </table:table-cell>
          <table:table-cell office:value-type="string">
            <text:p>1</text:p>
          </table:table-cell>
          <table:table-cell office:value-type="string">
            <text:p>2</text:p>
          </table:table-cell>
          <table:table-cell office:value-type="string">
            <text:p>1.0</text:p>
          </table:table-cell>
          <table:table-cell office:value-type="string">
            <text:p>2.0</text:p>
          </table:table-cell>
          <table:table-cell office:value-type="string">
            <text:p>11.0</text:p>
          </table:table-cell>
        </table:table-row>
        <table:table-row>
          <table:table-cell office:value-type="string">
            <text:p>思泊客</text:p>
          </table:table-cell>
          <table:table-cell office:value-type="string">
            <text:p>臺北市</text:p>
          </table:table-cell>
          <table:table-cell office:value-type="string">
            <text:p>4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洛碁大飯店驛</text:p>
          </table:table-cell>
          <table:table-cell office:value-type="string">
            <text:p>臺北市</text:p>
          </table:table-cell>
          <table:table-cell office:value-type="string">
            <text:p>103</text:p>
          </table:table-cell>
          <table:table-cell office:value-type="string">
            <text:p>V</text:p>
          </table:table-cell>
          <table:table-cell office:value-type="string">
            <text:p>2</text:p>
          </table:table-cell>
          <table:table-cell office:value-type="string">
            <text:p>80</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皇家玫瑰旅館西門館</text:p>
          </table:table-cell>
          <table:table-cell office:value-type="string">
            <text:p>臺北市</text:p>
          </table:table-cell>
          <table:table-cell office:value-type="string">
            <text:p>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首都大飯店松山館</text:p>
          </table:table-cell>
          <table:table-cell office:value-type="string">
            <text:p>臺北市</text:p>
          </table:table-cell>
          <table:table-cell office:value-type="string">
            <text:p>123</text:p>
          </table:table-cell>
          <table:table-cell office:value-type="string">
            <text:p>V</text:p>
          </table:table-cell>
          <table:table-cell office:value-type="string">
            <text:p>2</text:p>
          </table:table-cell>
          <table:table-cell office:value-type="string">
            <text:p>20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有誠商旅</text:p>
          </table:table-cell>
          <table:table-cell office:value-type="string">
            <text:p>臺北市</text:p>
          </table:table-cell>
          <table:table-cell office:value-type="string">
            <text:p>64</text:p>
          </table:table-cell>
          <table:table-cell office:value-type="string">
            <text:p>V</text:p>
          </table:table-cell>
          <table:table-cell office:value-type="string">
            <text:p>1</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拾光行旅</text:p>
          </table:table-cell>
          <table:table-cell office:value-type="string">
            <text:p>臺北市</text:p>
          </table:table-cell>
          <table:table-cell office:value-type="string">
            <text:p>4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千彩格精品旅店　</text:p>
          </table:table-cell>
          <table:table-cell office:value-type="string">
            <text:p>臺北市</text:p>
          </table:table-cell>
          <table:table-cell office:value-type="string">
            <text:p>1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昇美精旅</text:p>
          </table:table-cell>
          <table:table-cell office:value-type="string">
            <text:p>臺北市</text:p>
          </table:table-cell>
          <table:table-cell office:value-type="string">
            <text:p>4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信星旅館</text:p>
          </table:table-cell>
          <table:table-cell office:value-type="string">
            <text:p>臺北市</text:p>
          </table:table-cell>
          <table:table-cell office:value-type="string">
            <text:p>57</text:p>
          </table:table-cell>
          <table:table-cell office:value-type="string">
            <text:p>V</text:p>
          </table:table-cell>
          <table:table-cell office:value-type="string">
            <text:p>1</text:p>
          </table:table-cell>
          <table:table-cell office:value-type="string">
            <text:p>91</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卡樂町旅店</text:p>
          </table:table-cell>
          <table:table-cell office:value-type="string">
            <text:p>臺北市</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安庭澔思青年旅舍</text:p>
          </table:table-cell>
          <table:table-cell office:value-type="string">
            <text:p>臺北市</text:p>
          </table:table-cell>
          <table:table-cell office:value-type="string">
            <text:p>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雀客旅館　</text:p>
          </table:table-cell>
          <table:table-cell office:value-type="string">
            <text:p>臺北市</text:p>
          </table:table-cell>
          <table:table-cell office:value-type="string">
            <text:p>65</text:p>
          </table:table-cell>
          <table:table-cell office:value-type="string">
            <text:p>V</text:p>
          </table:table-cell>
          <table:table-cell office:value-type="string">
            <text:p>1</text:p>
          </table:table-cell>
          <table:table-cell office:value-type="string">
            <text:p>104</text:p>
          </table:table-cell>
          <table:table-cell office:value-type="string">
            <text:p>1</text:p>
          </table:table-cell>
          <table:table-cell office:value-type="string">
            <text:p>1</text:p>
          </table:table-cell>
          <table:table-cell office:value-type="string">
            <text:p>1.0</text:p>
          </table:table-cell>
          <table:table-cell office:value-type="string">
            <text:p>1.0</text:p>
          </table:table-cell>
          <table:table-cell office:value-type="string">
            <text:p>2.0</text:p>
          </table:table-cell>
        </table:table-row>
        <table:table-row>
          <table:table-cell office:value-type="string">
            <text:p>大地清旅</text:p>
          </table:table-cell>
          <table:table-cell office:value-type="string">
            <text:p>臺北市</text:p>
          </table:table-cell>
          <table:table-cell office:value-type="string">
            <text:p>3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台北文華東方酒店</text:p>
          </table:table-cell>
          <table:table-cell office:value-type="string">
            <text:p>臺北市</text:p>
          </table:table-cell>
          <table:table-cell office:value-type="string">
            <text:p>303</text:p>
          </table:table-cell>
          <table:table-cell office:value-type="string">
            <text:p>V</text:p>
          </table:table-cell>
          <table:table-cell office:value-type="string">
            <text:p>4</text:p>
          </table:table-cell>
          <table:table-cell office:value-type="string">
            <text:p>85</text:p>
          </table:table-cell>
          <table:table-cell office:value-type="string">
            <text:p>2</text:p>
          </table:table-cell>
          <table:table-cell office:value-type="string">
            <text:p>1</text:p>
          </table:table-cell>
          <table:table-cell office:value-type="string">
            <text:p>4.0</text:p>
          </table:table-cell>
          <table:table-cell office:value-type="string">
            <text:p>1.0</text:p>
          </table:table-cell>
          <table:table-cell office:value-type="string">
            <text:p>7.0</text:p>
          </table:table-cell>
        </table:table-row>
        <table:table-row>
          <table:table-cell office:value-type="string">
            <text:p>昌亞旅館</text:p>
          </table:table-cell>
          <table:table-cell office:value-type="string">
            <text:p>臺北市</text:p>
          </table:table-cell>
          <table:table-cell office:value-type="string">
            <text:p>2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皇家玫瑰旅館站前館</text:p>
          </table:table-cell>
          <table:table-cell office:value-type="string">
            <text:p>臺北市</text:p>
          </table:table-cell>
          <table:table-cell office:value-type="string">
            <text:p>1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儷夏旅館-西寧館</text:p>
          </table:table-cell>
          <table:table-cell office:value-type="string">
            <text:p>臺北市</text:p>
          </table:table-cell>
          <table:table-cell office:value-type="string">
            <text:p>3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台北漫步旅店</text:p>
          </table:table-cell>
          <table:table-cell office:value-type="string">
            <text:p>臺北市</text:p>
          </table:table-cell>
          <table:table-cell office:value-type="string">
            <text:p>2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洛碁大飯店中華館</text:p>
          </table:table-cell>
          <table:table-cell office:value-type="string">
            <text:p>臺北市</text:p>
          </table:table-cell>
          <table:table-cell office:value-type="string">
            <text:p>197</text:p>
          </table:table-cell>
          <table:table-cell office:value-type="string">
            <text:p>V</text:p>
          </table:table-cell>
          <table:table-cell office:value-type="string">
            <text:p>2</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復新文旅 </text:p>
          </table:table-cell>
          <table:table-cell office:value-type="string">
            <text:p>臺北市</text:p>
          </table:table-cell>
          <table:table-cell office:value-type="string">
            <text:p>1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2.0</text:p>
          </table:table-cell>
          <table:table-cell office:value-type="string">
            <text:p>0.0</text:p>
          </table:table-cell>
        </table:table-row>
        <table:table-row>
          <table:table-cell office:value-type="string">
            <text:p>台北慕軒飯店，臻品之選</text:p>
          </table:table-cell>
          <table:table-cell office:value-type="string">
            <text:p>臺北市</text:p>
          </table:table-cell>
          <table:table-cell office:value-type="string">
            <text:p>124</text:p>
          </table:table-cell>
          <table:table-cell office:value-type="string">
            <text:p>V</text:p>
          </table:table-cell>
          <table:table-cell office:value-type="string">
            <text:p>2</text:p>
          </table:table-cell>
          <table:table-cell office:value-type="string">
            <text:p>80</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龍蝦先生的秘密巢穴</text:p>
          </table:table-cell>
          <table:table-cell office:value-type="string">
            <text:p>臺北市</text:p>
          </table:table-cell>
          <table:table-cell office:value-type="string">
            <text:p>3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途中‧台北國際青年旅舍</text:p>
          </table:table-cell>
          <table:table-cell office:value-type="string">
            <text:p>臺北市</text:p>
          </table:table-cell>
          <table:table-cell office:value-type="string">
            <text:p>1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0</text:p>
          </table:table-cell>
          <table:table-cell office:value-type="string">
            <text:p>0.0</text:p>
          </table:table-cell>
          <table:table-cell office:value-type="string">
            <text:p>0.0</text:p>
          </table:table-cell>
        </table:table-row>
        <table:table-row>
          <table:table-cell office:value-type="string">
            <text:p>旅樂序精品旅館</text:p>
          </table:table-cell>
          <table:table-cell office:value-type="string">
            <text:p>臺北市</text:p>
          </table:table-cell>
          <table:table-cell office:value-type="string">
            <text:p>3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蜂巢 Bee House</text:p>
          </table:table-cell>
          <table:table-cell office:value-type="string">
            <text:p>臺北市</text:p>
          </table:table-cell>
          <table:table-cell office:value-type="string">
            <text:p>31</text:p>
          </table:table-cell>
          <table:table-cell office:value-type="string">
            <text:p>V</text:p>
          </table:table-cell>
          <table:table-cell office:value-type="string">
            <text:p>0</text:p>
          </table:table-cell>
          <table:table-cell office:value-type="string">
            <text:p/>
          </table:table-cell>
          <table:table-cell office:value-type="string">
            <text:p>0</text:p>
          </table:table-cell>
          <table:table-cell office:value-type="string">
            <text:p>2</text:p>
          </table:table-cell>
          <table:table-cell office:value-type="string">
            <text:p/>
          </table:table-cell>
          <table:table-cell office:value-type="string">
            <text:p/>
          </table:table-cell>
          <table:table-cell office:value-type="string">
            <text:p/>
          </table:table-cell>
        </table:table-row>
        <table:table-row>
          <table:table-cell office:value-type="string">
            <text:p>丰居旅店雙連館</text:p>
          </table:table-cell>
          <table:table-cell office:value-type="string">
            <text:p>臺北市</text:p>
          </table:table-cell>
          <table:table-cell office:value-type="string">
            <text:p>4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方舟旅店</text:p>
          </table:table-cell>
          <table:table-cell office:value-type="string">
            <text:p>臺北市</text:p>
          </table:table-cell>
          <table:table-cell office:value-type="string">
            <text:p>1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酩月大飯店</text:p>
          </table:table-cell>
          <table:table-cell office:value-type="string">
            <text:p>臺北市</text:p>
          </table:table-cell>
          <table:table-cell office:value-type="string">
            <text:p>3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明星大飯店</text:p>
          </table:table-cell>
          <table:table-cell office:value-type="string">
            <text:p>臺北市</text:p>
          </table:table-cell>
          <table:table-cell office:value-type="string">
            <text:p>3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橙舍青年旅館（臺北二館）</text:p>
          </table:table-cell>
          <table:table-cell office:value-type="string">
            <text:p>臺北市</text:p>
          </table:table-cell>
          <table:table-cell office:value-type="string">
            <text:p>2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台北艾麗酒店</text:p>
          </table:table-cell>
          <table:table-cell office:value-type="string">
            <text:p>臺北市</text:p>
          </table:table-cell>
          <table:table-cell office:value-type="string">
            <text:p>235</text:p>
          </table:table-cell>
          <table:table-cell office:value-type="string">
            <text:p>V</text:p>
          </table:table-cell>
          <table:table-cell office:value-type="string">
            <text:p>1</text:p>
          </table:table-cell>
          <table:table-cell office:value-type="string">
            <text:p>86</text:p>
          </table:table-cell>
          <table:table-cell office:value-type="string">
            <text:p>1</text:p>
          </table:table-cell>
          <table:table-cell office:value-type="string">
            <text:p>2</text:p>
          </table:table-cell>
          <table:table-cell office:value-type="string">
            <text:p>3.0</text:p>
          </table:table-cell>
          <table:table-cell office:value-type="string">
            <text:p>2.0</text:p>
          </table:table-cell>
          <table:table-cell office:value-type="string">
            <text:p>0.0</text:p>
          </table:table-cell>
        </table:table-row>
        <table:table-row>
          <table:table-cell office:value-type="string">
            <text:p>皇家玫瑰旅館中山館</text:p>
          </table:table-cell>
          <table:table-cell office:value-type="string">
            <text:p>臺北市</text:p>
          </table:table-cell>
          <table:table-cell office:value-type="string">
            <text:p>1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和逸 台北忠孝館</text:p>
          </table:table-cell>
          <table:table-cell office:value-type="string">
            <text:p>臺北市</text:p>
          </table:table-cell>
          <table:table-cell office:value-type="string">
            <text:p>123</text:p>
          </table:table-cell>
          <table:table-cell office:value-type="string">
            <text:p>V</text:p>
          </table:table-cell>
          <table:table-cell office:value-type="string">
            <text:p>2</text:p>
          </table:table-cell>
          <table:table-cell office:value-type="string">
            <text:p>90cm</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路境行旅-府前館</text:p>
          </table:table-cell>
          <table:table-cell office:value-type="string">
            <text:p>臺北市</text:p>
          </table:table-cell>
          <table:table-cell office:value-type="string">
            <text:p>158</text:p>
          </table:table-cell>
          <table:table-cell office:value-type="string">
            <text:p>V</text:p>
          </table:table-cell>
          <table:table-cell office:value-type="string">
            <text:p>2</text:p>
          </table:table-cell>
          <table:table-cell office:value-type="string">
            <text:p>92</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品格子旅店</text:p>
          </table:table-cell>
          <table:table-cell office:value-type="string">
            <text:p>臺北市</text:p>
          </table:table-cell>
          <table:table-cell office:value-type="string">
            <text:p>3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尚印旅店-二舘</text:p>
          </table:table-cell>
          <table:table-cell office:value-type="string">
            <text:p>臺北市</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華泰瑞舍</text:p>
          </table:table-cell>
          <table:table-cell office:value-type="string">
            <text:p>臺北市</text:p>
          </table:table-cell>
          <table:table-cell office:value-type="string">
            <text:p>4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謙商旅-東門館</text:p>
          </table:table-cell>
          <table:table-cell office:value-type="string">
            <text:p>臺北市</text:p>
          </table:table-cell>
          <table:table-cell office:value-type="string">
            <text:p>85</text:p>
          </table:table-cell>
          <table:table-cell office:value-type="string">
            <text:p>V</text:p>
          </table:table-cell>
          <table:table-cell office:value-type="string">
            <text:p>1</text:p>
          </table:table-cell>
          <table:table-cell office:value-type="string">
            <text:p>90</text:p>
          </table:table-cell>
          <table:table-cell office:value-type="string">
            <text:p>1</text:p>
          </table:table-cell>
          <table:table-cell office:value-type="string">
            <text:p>2</text:p>
          </table:table-cell>
          <table:table-cell office:value-type="string">
            <text:p>1.0</text:p>
          </table:table-cell>
          <table:table-cell office:value-type="string">
            <text:p>0.0</text:p>
          </table:table-cell>
          <table:table-cell office:value-type="string">
            <text:p>0.0</text:p>
          </table:table-cell>
        </table:table-row>
        <table:table-row>
          <table:table-cell office:value-type="string">
            <text:p>和逸．台北民生館</text:p>
          </table:table-cell>
          <table:table-cell office:value-type="string">
            <text:p>臺北市</text:p>
          </table:table-cell>
          <table:table-cell office:value-type="string">
            <text:p>134</text:p>
          </table:table-cell>
          <table:table-cell office:value-type="string">
            <text:p>V</text:p>
          </table:table-cell>
          <table:table-cell office:value-type="string">
            <text:p>2</text:p>
          </table:table-cell>
          <table:table-cell office:value-type="string">
            <text:p>11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大師會館國際酒店</text:p>
          </table:table-cell>
          <table:table-cell office:value-type="string">
            <text:p>臺北市</text:p>
          </table:table-cell>
          <table:table-cell office:value-type="string">
            <text:p>2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老爺會館台北林森</text:p>
          </table:table-cell>
          <table:table-cell office:value-type="string">
            <text:p>臺北市</text:p>
          </table:table-cell>
          <table:table-cell office:value-type="string">
            <text:p>81</text:p>
          </table:table-cell>
          <table:table-cell office:value-type="string">
            <text:p>V</text:p>
          </table:table-cell>
          <table:table-cell office:value-type="string">
            <text:p>1</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意芙旅店</text:p>
          </table:table-cell>
          <table:table-cell office:value-type="string">
            <text:p>臺北市</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三隻老虎青年旅館</text:p>
          </table:table-cell>
          <table:table-cell office:value-type="string">
            <text:p>臺北市</text:p>
          </table:table-cell>
          <table:table-cell office:value-type="string">
            <text:p>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柯達大飯店台北松江 </text:p>
          </table:table-cell>
          <table:table-cell office:value-type="string">
            <text:p>臺北市</text:p>
          </table:table-cell>
          <table:table-cell office:value-type="string">
            <text:p>85</text:p>
          </table:table-cell>
          <table:table-cell office:value-type="string">
            <text:p>V</text:p>
          </table:table-cell>
          <table:table-cell office:value-type="string">
            <text:p>1</text:p>
          </table:table-cell>
          <table:table-cell office:value-type="string">
            <text:p>95</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西悠巢旅台北館</text:p>
          </table:table-cell>
          <table:table-cell office:value-type="string">
            <text:p>臺北市</text:p>
          </table:table-cell>
          <table:table-cell office:value-type="string">
            <text:p>87</text:p>
          </table:table-cell>
          <table:table-cell office:value-type="string">
            <text:p>V</text:p>
          </table:table-cell>
          <table:table-cell office:value-type="string">
            <text:p>1</text:p>
          </table:table-cell>
          <table:table-cell office:value-type="string">
            <text:p>87</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東驛商務旅館</text:p>
          </table:table-cell>
          <table:table-cell office:value-type="string">
            <text:p>臺北市</text:p>
          </table:table-cell>
          <table:table-cell office:value-type="string">
            <text:p>3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0</text:p>
          </table:table-cell>
          <table:table-cell office:value-type="string">
            <text:p>2.0</text:p>
          </table:table-cell>
          <table:table-cell office:value-type="string">
            <text:p>0.0</text:p>
          </table:table-cell>
        </table:table-row>
        <table:table-row>
          <table:table-cell office:value-type="string">
            <text:p>天閣酒店(台北長安) </text:p>
          </table:table-cell>
          <table:table-cell office:value-type="string">
            <text:p>臺北市</text:p>
          </table:table-cell>
          <table:table-cell office:value-type="string">
            <text:p>80</text:p>
          </table:table-cell>
          <table:table-cell office:value-type="string">
            <text:p>V</text:p>
          </table:table-cell>
          <table:table-cell office:value-type="string">
            <text:p>1</text:p>
          </table:table-cell>
          <table:table-cell office:value-type="string">
            <text:p>82</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富裕自由商旅</text:p>
          </table:table-cell>
          <table:table-cell office:value-type="string">
            <text:p>臺北市</text:p>
          </table:table-cell>
          <table:table-cell office:value-type="string">
            <text:p>67</text:p>
          </table:table-cell>
          <table:table-cell office:value-type="string">
            <text:p>V</text:p>
          </table:table-cell>
          <table:table-cell office:value-type="string">
            <text:p>1</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0.0</text:p>
          </table:table-cell>
          <table:table-cell office:value-type="string">
            <text:p>0.0</text:p>
          </table:table-cell>
        </table:table-row>
        <table:table-row>
          <table:table-cell office:value-type="string">
            <text:p>福泰桔子商務旅館西門店</text:p>
          </table:table-cell>
          <table:table-cell office:value-type="string">
            <text:p>臺北市</text:p>
          </table:table-cell>
          <table:table-cell office:value-type="string">
            <text:p>60</text:p>
          </table:table-cell>
          <table:table-cell office:value-type="string">
            <text:p>V</text:p>
          </table:table-cell>
          <table:table-cell office:value-type="string">
            <text:p>1</text:p>
          </table:table-cell>
          <table:table-cell office:value-type="string">
            <text:p>96</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台北馥華商旅敦北館</text:p>
          </table:table-cell>
          <table:table-cell office:value-type="string">
            <text:p>臺北市</text:p>
          </table:table-cell>
          <table:table-cell office:value-type="string">
            <text:p>73</text:p>
          </table:table-cell>
          <table:table-cell office:value-type="string">
            <text:p>V</text:p>
          </table:table-cell>
          <table:table-cell office:value-type="string">
            <text:p>1</text:p>
          </table:table-cell>
          <table:table-cell office:value-type="string">
            <text:p>105</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儷夏商旅</text:p>
          </table:table-cell>
          <table:table-cell office:value-type="string">
            <text:p>臺北市</text:p>
          </table:table-cell>
          <table:table-cell office:value-type="string">
            <text:p>85</text:p>
          </table:table-cell>
          <table:table-cell office:value-type="string">
            <text:p>V</text:p>
          </table:table-cell>
          <table:table-cell office:value-type="string">
            <text:p>1</text:p>
          </table:table-cell>
          <table:table-cell office:value-type="string">
            <text:p>9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台糖台北會館</text:p>
          </table:table-cell>
          <table:table-cell office:value-type="string">
            <text:p>臺北市</text:p>
          </table:table-cell>
          <table:table-cell office:value-type="string">
            <text:p>68</text:p>
          </table:table-cell>
          <table:table-cell office:value-type="string">
            <text:p>V</text:p>
          </table:table-cell>
          <table:table-cell office:value-type="string">
            <text:p>1</text:p>
          </table:table-cell>
          <table:table-cell office:value-type="string">
            <text:p>82</text:p>
          </table:table-cell>
          <table:table-cell office:value-type="string">
            <text:p>1</text:p>
          </table:table-cell>
          <table:table-cell office:value-type="string">
            <text:p>1</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WESTGATE HOTEL 永安棧</text:p>
          </table:table-cell>
          <table:table-cell office:value-type="string">
            <text:p>臺北市</text:p>
          </table:table-cell>
          <table:table-cell office:value-type="string">
            <text:p>121</text:p>
          </table:table-cell>
          <table:table-cell office:value-type="string">
            <text:p>V</text:p>
          </table:table-cell>
          <table:table-cell office:value-type="string">
            <text:p>2</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北投天玥泉溫泉會館</text:p>
          </table:table-cell>
          <table:table-cell office:value-type="string">
            <text:p>臺北市</text:p>
          </table:table-cell>
          <table:table-cell office:value-type="string">
            <text:p>2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0.0</text:p>
          </table:table-cell>
          <table:table-cell office:value-type="string">
            <text:p>0.0</text:p>
          </table:table-cell>
        </table:table-row>
        <table:table-row>
          <table:table-cell office:value-type="string">
            <text:p>世方旅居文旅</text:p>
          </table:table-cell>
          <table:table-cell office:value-type="string">
            <text:p>臺北市</text:p>
          </table:table-cell>
          <table:table-cell office:value-type="string">
            <text:p>121</text:p>
          </table:table-cell>
          <table:table-cell office:value-type="string">
            <text:p>V</text:p>
          </table:table-cell>
          <table:table-cell office:value-type="string">
            <text:p>2</text:p>
          </table:table-cell>
          <table:table-cell office:value-type="string">
            <text:p>96</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2.0</text:p>
          </table:table-cell>
        </table:table-row>
        <table:table-row>
          <table:table-cell office:value-type="string">
            <text:p>東棧商務旅店</text:p>
          </table:table-cell>
          <table:table-cell office:value-type="string">
            <text:p>臺北市</text:p>
          </table:table-cell>
          <table:table-cell office:value-type="string">
            <text:p>2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新麗旅店</text:p>
          </table:table-cell>
          <table:table-cell office:value-type="string">
            <text:p>臺北市</text:p>
          </table:table-cell>
          <table:table-cell office:value-type="string">
            <text:p>2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西門邑居自由旅行會館</text:p>
          </table:table-cell>
          <table:table-cell office:value-type="string">
            <text:p>臺北市</text:p>
          </table:table-cell>
          <table:table-cell office:value-type="string">
            <text:p>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長弘時尚旅店</text:p>
          </table:table-cell>
          <table:table-cell office:value-type="string">
            <text:p>臺北市</text:p>
          </table:table-cell>
          <table:table-cell office:value-type="string">
            <text:p>2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俞美飯店</text:p>
          </table:table-cell>
          <table:table-cell office:value-type="string">
            <text:p>臺北市</text:p>
          </table:table-cell>
          <table:table-cell office:value-type="string">
            <text:p>4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尚印旅店</text:p>
          </table:table-cell>
          <table:table-cell office:value-type="string">
            <text:p>臺北市</text:p>
          </table:table-cell>
          <table:table-cell office:value-type="string">
            <text:p>2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洛碁大飯店建北館</text:p>
          </table:table-cell>
          <table:table-cell office:value-type="string">
            <text:p>臺北市</text:p>
          </table:table-cell>
          <table:table-cell office:value-type="string">
            <text:p>59</text:p>
          </table:table-cell>
          <table:table-cell office:value-type="string">
            <text:p>V</text:p>
          </table:table-cell>
          <table:table-cell office:value-type="string">
            <text:p>1</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2.0</text:p>
          </table:table-cell>
          <table:table-cell office:value-type="string">
            <text:p>1.0</text:p>
          </table:table-cell>
        </table:table-row>
        <table:table-row>
          <table:table-cell office:value-type="string">
            <text:p>橙舍背包客國際青年旅館</text:p>
          </table:table-cell>
          <table:table-cell office:value-type="string">
            <text:p>臺北市</text:p>
          </table:table-cell>
          <table:table-cell office:value-type="string">
            <text:p>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六福居</text:p>
          </table:table-cell>
          <table:table-cell office:value-type="string">
            <text:p>臺北市</text:p>
          </table:table-cell>
          <table:table-cell office:value-type="string">
            <text:p>4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西門星辰大飯店</text:p>
          </table:table-cell>
          <table:table-cell office:value-type="string">
            <text:p>臺北市</text:p>
          </table:table-cell>
          <table:table-cell office:value-type="string">
            <text:p>65</text:p>
          </table:table-cell>
          <table:table-cell office:value-type="string">
            <text:p>V</text:p>
          </table:table-cell>
          <table:table-cell office:value-type="string">
            <text:p>1</text:p>
          </table:table-cell>
          <table:table-cell office:value-type="string">
            <text:p>83</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西門星辰精典大飯店</text:p>
          </table:table-cell>
          <table:table-cell office:value-type="string">
            <text:p>臺北市</text:p>
          </table:table-cell>
          <table:table-cell office:value-type="string">
            <text:p>2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大倉久和大飯店</text:p>
          </table:table-cell>
          <table:table-cell office:value-type="string">
            <text:p>臺北市</text:p>
          </table:table-cell>
          <table:table-cell office:value-type="string">
            <text:p>208</text:p>
          </table:table-cell>
          <table:table-cell office:value-type="string">
            <text:p>V</text:p>
          </table:table-cell>
          <table:table-cell office:value-type="string">
            <text:p>1</text:p>
          </table:table-cell>
          <table:table-cell office:value-type="string">
            <text:p>85</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4.0</text:p>
          </table:table-cell>
        </table:table-row>
        <table:table-row>
          <table:table-cell office:value-type="string">
            <text:p>承攜行旅台北信義館</text:p>
          </table:table-cell>
          <table:table-cell office:value-type="string">
            <text:p>臺北市</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洛碁大飯店舞衣南京館</text:p>
          </table:table-cell>
          <table:table-cell office:value-type="string">
            <text:p>臺北市</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薆悅酒店</text:p>
          </table:table-cell>
          <table:table-cell office:value-type="string">
            <text:p>臺北市</text:p>
          </table:table-cell>
          <table:table-cell office:value-type="string">
            <text:p>53</text:p>
          </table:table-cell>
          <table:table-cell office:value-type="string">
            <text:p>V</text:p>
          </table:table-cell>
          <table:table-cell office:value-type="string">
            <text:p>1</text:p>
          </table:table-cell>
          <table:table-cell office:value-type="string">
            <text:p>95</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台北世聯商旅</text:p>
          </table:table-cell>
          <table:table-cell office:value-type="string">
            <text:p>臺北市</text:p>
          </table:table-cell>
          <table:table-cell office:value-type="string">
            <text:p>4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香樹花園酒店</text:p>
          </table:table-cell>
          <table:table-cell office:value-type="string">
            <text:p>臺北市</text:p>
          </table:table-cell>
          <table:table-cell office:value-type="string">
            <text:p>84</text:p>
          </table:table-cell>
          <table:table-cell office:value-type="string">
            <text:p>V</text:p>
          </table:table-cell>
          <table:table-cell office:value-type="string">
            <text:p>1</text:p>
          </table:table-cell>
          <table:table-cell office:value-type="string">
            <text:p>83</text:p>
          </table:table-cell>
          <table:table-cell office:value-type="string">
            <text:p>1</text:p>
          </table:table-cell>
          <table:table-cell office:value-type="string">
            <text:p>2</text:p>
          </table:table-cell>
          <table:table-cell office:value-type="string">
            <text:p>1.0</text:p>
          </table:table-cell>
          <table:table-cell office:value-type="string">
            <text:p>0.0</text:p>
          </table:table-cell>
          <table:table-cell office:value-type="string">
            <text:p>0.0</text:p>
          </table:table-cell>
        </table:table-row>
        <table:table-row>
          <table:table-cell office:value-type="string">
            <text:p>西門航棧旅館</text:p>
          </table:table-cell>
          <table:table-cell office:value-type="string">
            <text:p>臺北市</text:p>
          </table:table-cell>
          <table:table-cell office:value-type="string">
            <text:p>3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瑞沂國際飯店</text:p>
          </table:table-cell>
          <table:table-cell office:value-type="string">
            <text:p>臺北市</text:p>
          </table:table-cell>
          <table:table-cell office:value-type="string">
            <text:p>1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台北西門町意舍酒店</text:p>
          </table:table-cell>
          <table:table-cell office:value-type="string">
            <text:p>臺北市</text:p>
          </table:table-cell>
          <table:table-cell office:value-type="string">
            <text:p>162</text:p>
          </table:table-cell>
          <table:table-cell office:value-type="string">
            <text:p>V</text:p>
          </table:table-cell>
          <table:table-cell office:value-type="string">
            <text:p>2</text:p>
          </table:table-cell>
          <table:table-cell office:value-type="string">
            <text:p>90</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銀座飯店</text:p>
          </table:table-cell>
          <table:table-cell office:value-type="string">
            <text:p>臺北市</text:p>
          </table:table-cell>
          <table:table-cell office:value-type="string">
            <text:p>1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富驛時尚酒店　</text:p>
          </table:table-cell>
          <table:table-cell office:value-type="string">
            <text:p>臺北市</text:p>
          </table:table-cell>
          <table:table-cell office:value-type="string">
            <text:p>180</text:p>
          </table:table-cell>
          <table:table-cell office:value-type="string">
            <text:p>V</text:p>
          </table:table-cell>
          <table:table-cell office:value-type="string">
            <text:p>1</text:p>
          </table:table-cell>
          <table:table-cell office:value-type="string">
            <text:p>82</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二十輪旅店</text:p>
          </table:table-cell>
          <table:table-cell office:value-type="string">
            <text:p>臺北市</text:p>
          </table:table-cell>
          <table:table-cell office:value-type="string">
            <text:p>4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璞漣商務旅館西門店</text:p>
          </table:table-cell>
          <table:table-cell office:value-type="string">
            <text:p>臺北市</text:p>
          </table:table-cell>
          <table:table-cell office:value-type="string">
            <text:p>57</text:p>
          </table:table-cell>
          <table:table-cell office:value-type="string">
            <text:p>V</text:p>
          </table:table-cell>
          <table:table-cell office:value-type="string">
            <text:p>1</text:p>
          </table:table-cell>
          <table:table-cell office:value-type="string">
            <text:p>100</text:p>
          </table:table-cell>
          <table:table-cell office:value-type="string">
            <text:p>1</text:p>
          </table:table-cell>
          <table:table-cell office:value-type="string">
            <text:p>2</text:p>
          </table:table-cell>
          <table:table-cell office:value-type="string">
            <text:p>1.0</text:p>
          </table:table-cell>
          <table:table-cell office:value-type="string">
            <text:p>0.0</text:p>
          </table:table-cell>
          <table:table-cell office:value-type="string">
            <text:p>0.0</text:p>
          </table:table-cell>
        </table:table-row>
        <table:table-row>
          <table:table-cell office:value-type="string">
            <text:p>柯達大飯店敦南店</text:p>
          </table:table-cell>
          <table:table-cell office:value-type="string">
            <text:p>臺北市</text:p>
          </table:table-cell>
          <table:table-cell office:value-type="string">
            <text:p>77</text:p>
          </table:table-cell>
          <table:table-cell office:value-type="string">
            <text:p>V</text:p>
          </table:table-cell>
          <table:table-cell office:value-type="string">
            <text:p>1</text:p>
          </table:table-cell>
          <table:table-cell office:value-type="string">
            <text:p>90</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探索汽車旅館延平館</text:p>
          </table:table-cell>
          <table:table-cell office:value-type="string">
            <text:p>臺北市</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意寬精品旅館 HOME HOTEL</text:p>
          </table:table-cell>
          <table:table-cell office:value-type="string">
            <text:p>臺北市</text:p>
          </table:table-cell>
          <table:table-cell office:value-type="string">
            <text:p>121</text:p>
          </table:table-cell>
          <table:table-cell office:value-type="string">
            <text:p>V</text:p>
          </table:table-cell>
          <table:table-cell office:value-type="string">
            <text:p>1</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0.0</text:p>
          </table:table-cell>
          <table:table-cell office:value-type="string">
            <text:p>0.0</text:p>
          </table:table-cell>
        </table:table-row>
        <table:table-row>
          <table:table-cell office:value-type="string">
            <text:p>洛碁大飯店林森館</text:p>
          </table:table-cell>
          <table:table-cell office:value-type="string">
            <text:p>臺北市</text:p>
          </table:table-cell>
          <table:table-cell office:value-type="string">
            <text:p>80</text:p>
          </table:table-cell>
          <table:table-cell office:value-type="string">
            <text:p>V</text:p>
          </table:table-cell>
          <table:table-cell office:value-type="string">
            <text:p>1</text:p>
          </table:table-cell>
          <table:table-cell office:value-type="string">
            <text:p>82cm</text:p>
          </table:table-cell>
          <table:table-cell office:value-type="string">
            <text:p>1</text:p>
          </table:table-cell>
          <table:table-cell office:value-type="string">
            <text:p>2</text:p>
          </table:table-cell>
          <table:table-cell office:value-type="string">
            <text:p>1.0</text:p>
          </table:table-cell>
          <table:table-cell office:value-type="string">
            <text:p>0.0</text:p>
          </table:table-cell>
          <table:table-cell office:value-type="string">
            <text:p>0.0</text:p>
          </table:table-cell>
        </table:table-row>
        <table:table-row>
          <table:table-cell office:value-type="string">
            <text:p>雀客快捷台北車站</text:p>
          </table:table-cell>
          <table:table-cell office:value-type="string">
            <text:p>臺北市</text:p>
          </table:table-cell>
          <table:table-cell office:value-type="string">
            <text:p>58</text:p>
          </table:table-cell>
          <table:table-cell office:value-type="string">
            <text:p>V</text:p>
          </table:table-cell>
          <table:table-cell office:value-type="string">
            <text:p>1</text:p>
          </table:table-cell>
          <table:table-cell office:value-type="string">
            <text:p>85</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雀客旅館台北內湖</text:p>
          </table:table-cell>
          <table:table-cell office:value-type="string">
            <text:p>臺北市</text:p>
          </table:table-cell>
          <table:table-cell office:value-type="string">
            <text:p>87</text:p>
          </table:table-cell>
          <table:table-cell office:value-type="string">
            <text:p>V</text:p>
          </table:table-cell>
          <table:table-cell office:value-type="string">
            <text:p>1</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北投麗禧溫泉酒店</text:p>
          </table:table-cell>
          <table:table-cell office:value-type="string">
            <text:p>臺北市</text:p>
          </table:table-cell>
          <table:table-cell office:value-type="string">
            <text:p>66</text:p>
          </table:table-cell>
          <table:table-cell office:value-type="string">
            <text:p>V</text:p>
          </table:table-cell>
          <table:table-cell office:value-type="string">
            <text:p>1</text:p>
          </table:table-cell>
          <table:table-cell office:value-type="string">
            <text:p>80cm</text:p>
          </table:table-cell>
          <table:table-cell office:value-type="string">
            <text:p>1</text:p>
          </table:table-cell>
          <table:table-cell office:value-type="string">
            <text:p>2</text:p>
          </table:table-cell>
          <table:table-cell office:value-type="string">
            <text:p>1.0</text:p>
          </table:table-cell>
          <table:table-cell office:value-type="string">
            <text:p>2.0</text:p>
          </table:table-cell>
          <table:table-cell office:value-type="string">
            <text:p>3.0</text:p>
          </table:table-cell>
        </table:table-row>
        <table:table-row>
          <table:table-cell office:value-type="string">
            <text:p>城市商旅南東館</text:p>
          </table:table-cell>
          <table:table-cell office:value-type="string">
            <text:p>臺北市</text:p>
          </table:table-cell>
          <table:table-cell office:value-type="string">
            <text:p>127</text:p>
          </table:table-cell>
          <table:table-cell office:value-type="string">
            <text:p>V</text:p>
          </table:table-cell>
          <table:table-cell office:value-type="string">
            <text:p>2</text:p>
          </table:table-cell>
          <table:table-cell office:value-type="string">
            <text:p>82</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台北W飯店</text:p>
          </table:table-cell>
          <table:table-cell office:value-type="string">
            <text:p>臺北市</text:p>
          </table:table-cell>
          <table:table-cell office:value-type="string">
            <text:p>405</text:p>
          </table:table-cell>
          <table:table-cell office:value-type="string">
            <text:p>V</text:p>
          </table:table-cell>
          <table:table-cell office:value-type="string">
            <text:p>5</text:p>
          </table:table-cell>
          <table:table-cell office:value-type="string">
            <text:p>80</text:p>
          </table:table-cell>
          <table:table-cell office:value-type="string">
            <text:p>2</text:p>
          </table:table-cell>
          <table:table-cell office:value-type="string">
            <text:p>2</text:p>
          </table:table-cell>
          <table:table-cell office:value-type="string">
            <text:p>5.0</text:p>
          </table:table-cell>
          <table:table-cell office:value-type="string">
            <text:p>1.0</text:p>
          </table:table-cell>
          <table:table-cell office:value-type="string">
            <text:p>1.0</text:p>
          </table:table-cell>
        </table:table-row>
        <table:table-row>
          <table:table-cell office:value-type="string">
            <text:p>天閣酒店(台北南西)</text:p>
          </table:table-cell>
          <table:table-cell office:value-type="string">
            <text:p>臺北市</text:p>
          </table:table-cell>
          <table:table-cell office:value-type="string">
            <text:p>5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台北馥華商旅南港館</text:p>
          </table:table-cell>
          <table:table-cell office:value-type="string">
            <text:p>臺北市</text:p>
          </table:table-cell>
          <table:table-cell office:value-type="string">
            <text:p>66</text:p>
          </table:table-cell>
          <table:table-cell office:value-type="string">
            <text:p>V</text:p>
          </table:table-cell>
          <table:table-cell office:value-type="string">
            <text:p>1</text:p>
          </table:table-cell>
          <table:table-cell office:value-type="string">
            <text:p>105</text:p>
          </table:table-cell>
          <table:table-cell office:value-type="string">
            <text:p>1</text:p>
          </table:table-cell>
          <table:table-cell office:value-type="string">
            <text:p>1</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日勝生加賀屋國際溫泉飯店</text:p>
          </table:table-cell>
          <table:table-cell office:value-type="string">
            <text:p>臺北市</text:p>
          </table:table-cell>
          <table:table-cell office:value-type="string">
            <text:p>89</text:p>
          </table:table-cell>
          <table:table-cell office:value-type="string">
            <text:p>V</text:p>
          </table:table-cell>
          <table:table-cell office:value-type="string">
            <text:p>1</text:p>
          </table:table-cell>
          <table:table-cell office:value-type="string">
            <text:p>100</text:p>
          </table:table-cell>
          <table:table-cell office:value-type="string">
            <text:p>2</text:p>
          </table:table-cell>
          <table:table-cell office:value-type="string">
            <text:p>2</text:p>
          </table:table-cell>
          <table:table-cell office:value-type="string">
            <text:p>1.0</text:p>
          </table:table-cell>
          <table:table-cell office:value-type="string">
            <text:p>3.0</text:p>
          </table:table-cell>
          <table:table-cell office:value-type="string">
            <text:p>9.0</text:p>
          </table:table-cell>
        </table:table-row>
        <table:table-row>
          <table:table-cell office:value-type="string">
            <text:p>台北寒舍艾美酒店</text:p>
          </table:table-cell>
          <table:table-cell office:value-type="string">
            <text:p>臺北市</text:p>
          </table:table-cell>
          <table:table-cell office:value-type="string">
            <text:p>160</text:p>
          </table:table-cell>
          <table:table-cell office:value-type="string">
            <text:p>V</text:p>
          </table:table-cell>
          <table:table-cell office:value-type="string">
            <text:p>2</text:p>
          </table:table-cell>
          <table:table-cell office:value-type="string">
            <text:p>80</text:p>
          </table:table-cell>
          <table:table-cell office:value-type="string">
            <text:p>1</text:p>
          </table:table-cell>
          <table:table-cell office:value-type="string">
            <text:p>2</text:p>
          </table:table-cell>
          <table:table-cell office:value-type="string">
            <text:p>2.0</text:p>
          </table:table-cell>
          <table:table-cell office:value-type="string">
            <text:p>3.0</text:p>
          </table:table-cell>
          <table:table-cell office:value-type="string">
            <text:p>3.0</text:p>
          </table:table-cell>
        </table:table-row>
        <table:table-row>
          <table:table-cell office:value-type="string">
            <text:p>雀客旅館台北信義</text:p>
          </table:table-cell>
          <table:table-cell office:value-type="string">
            <text:p>臺北市</text:p>
          </table:table-cell>
          <table:table-cell office:value-type="string">
            <text:p>88</text:p>
          </table:table-cell>
          <table:table-cell office:value-type="string">
            <text:p>V</text:p>
          </table:table-cell>
          <table:table-cell office:value-type="string">
            <text:p>1</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新驛旅店西門捷運店</text:p>
          </table:table-cell>
          <table:table-cell office:value-type="string">
            <text:p>臺北市</text:p>
          </table:table-cell>
          <table:table-cell office:value-type="string">
            <text:p>44</text:p>
          </table:table-cell>
          <table:table-cell office:value-type="string">
            <text:p>V</text:p>
          </table:table-cell>
          <table:table-cell office:value-type="string">
            <text:p>1</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立德北投溫泉飯店</text:p>
          </table:table-cell>
          <table:table-cell office:value-type="string">
            <text:p>臺北市</text:p>
          </table:table-cell>
          <table:table-cell office:value-type="string">
            <text:p>2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新驛旅店台北車站三館</text:p>
          </table:table-cell>
          <table:table-cell office:value-type="string">
            <text:p>臺北市</text:p>
          </table:table-cell>
          <table:table-cell office:value-type="string">
            <text:p>66</text:p>
          </table:table-cell>
          <table:table-cell office:value-type="string">
            <text:p>V</text:p>
          </table:table-cell>
          <table:table-cell office:value-type="string">
            <text:p>2</text:p>
          </table:table-cell>
          <table:table-cell office:value-type="string">
            <text:p>94</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金都精緻溫泉飯店</text:p>
          </table:table-cell>
          <table:table-cell office:value-type="string">
            <text:p>臺北市</text:p>
          </table:table-cell>
          <table:table-cell office:value-type="string">
            <text:p>3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台北花園大酒店</text:p>
          </table:table-cell>
          <table:table-cell office:value-type="string">
            <text:p>臺北市</text:p>
          </table:table-cell>
          <table:table-cell office:value-type="string">
            <text:p>241</text:p>
          </table:table-cell>
          <table:table-cell office:value-type="string">
            <text:p>V</text:p>
          </table:table-cell>
          <table:table-cell office:value-type="string">
            <text:p>3</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2.0</text:p>
          </table:table-cell>
        </table:table-row>
        <table:table-row>
          <table:table-cell office:value-type="string">
            <text:p>玩行旅 大安分館</text:p>
          </table:table-cell>
          <table:table-cell office:value-type="string">
            <text:p>臺北市</text:p>
          </table:table-cell>
          <table:table-cell office:value-type="string">
            <text:p>65</text:p>
          </table:table-cell>
          <table:table-cell office:value-type="string">
            <text:p>V</text:p>
          </table:table-cell>
          <table:table-cell office:value-type="string">
            <text:p>1</text:p>
          </table:table-cell>
          <table:table-cell office:value-type="string">
            <text:p>85</text:p>
          </table:table-cell>
          <table:table-cell office:value-type="string">
            <text:p>1</text:p>
          </table:table-cell>
          <table:table-cell office:value-type="string">
            <text:p>1</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台北君品大酒店</text:p>
          </table:table-cell>
          <table:table-cell office:value-type="string">
            <text:p>臺北市</text:p>
          </table:table-cell>
          <table:table-cell office:value-type="string">
            <text:p>286</text:p>
          </table:table-cell>
          <table:table-cell office:value-type="string">
            <text:p>V</text:p>
          </table:table-cell>
          <table:table-cell office:value-type="string">
            <text:p>3</text:p>
          </table:table-cell>
          <table:table-cell office:value-type="string">
            <text:p/>
          </table:table-cell>
          <table:table-cell office:value-type="string">
            <text:p>1</text:p>
          </table:table-cell>
          <table:table-cell office:value-type="string">
            <text:p>0</text:p>
          </table:table-cell>
          <table:table-cell office:value-type="string">
            <text:p>2.0</text:p>
          </table:table-cell>
          <table:table-cell office:value-type="string">
            <text:p>1.0</text:p>
          </table:table-cell>
          <table:table-cell office:value-type="string">
            <text:p>16.0</text:p>
          </table:table-cell>
        </table:table-row>
        <table:table-row>
          <table:table-cell office:value-type="string">
            <text:p>西門大飯店西寧館</text:p>
          </table:table-cell>
          <table:table-cell office:value-type="string">
            <text:p>臺北市</text:p>
          </table:table-cell>
          <table:table-cell office:value-type="string">
            <text:p>2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鼎正國際商務旅館</text:p>
          </table:table-cell>
          <table:table-cell office:value-type="string">
            <text:p>臺北市</text:p>
          </table:table-cell>
          <table:table-cell office:value-type="string">
            <text:p>4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臺北車站智選假日酒店</text:p>
          </table:table-cell>
          <table:table-cell office:value-type="string">
            <text:p>臺北市</text:p>
          </table:table-cell>
          <table:table-cell office:value-type="string">
            <text:p>15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0.0</text:p>
          </table:table-cell>
          <table:table-cell office:value-type="string">
            <text:p>1.0</text:p>
          </table:table-cell>
        </table:table-row>
        <table:table-row>
          <table:table-cell office:value-type="string">
            <text:p>探索汽車旅館南港館</text:p>
          </table:table-cell>
          <table:table-cell office:value-type="string">
            <text:p>臺北市</text:p>
          </table:table-cell>
          <table:table-cell office:value-type="string">
            <text:p>61</text:p>
          </table:table-cell>
          <table:table-cell office:value-type="string">
            <text:p>V</text:p>
          </table:table-cell>
          <table:table-cell office:value-type="string">
            <text:p>1</text:p>
          </table:table-cell>
          <table:table-cell office:value-type="string">
            <text:p>101</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捷絲旅西門町店</text:p>
          </table:table-cell>
          <table:table-cell office:value-type="string">
            <text:p>臺北市</text:p>
          </table:table-cell>
          <table:table-cell office:value-type="string">
            <text:p>143</text:p>
          </table:table-cell>
          <table:table-cell office:value-type="string">
            <text:p>V</text:p>
          </table:table-cell>
          <table:table-cell office:value-type="string">
            <text:p>2</text:p>
          </table:table-cell>
          <table:table-cell office:value-type="string">
            <text:p>97</text:p>
          </table:table-cell>
          <table:table-cell office:value-type="string">
            <text:p>2</text:p>
          </table:table-cell>
          <table:table-cell office:value-type="string">
            <text:p>1</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士林町旅店</text:p>
          </table:table-cell>
          <table:table-cell office:value-type="string">
            <text:p>臺北市</text:p>
          </table:table-cell>
          <table:table-cell office:value-type="string">
            <text:p>1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台北馥華商旅</text:p>
          </table:table-cell>
          <table:table-cell office:value-type="string">
            <text:p>臺北市</text:p>
          </table:table-cell>
          <table:table-cell office:value-type="string">
            <text:p>90</text:p>
          </table:table-cell>
          <table:table-cell office:value-type="string">
            <text:p>V</text:p>
          </table:table-cell>
          <table:table-cell office:value-type="string">
            <text:p>1</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2.0</text:p>
          </table:table-cell>
          <table:table-cell office:value-type="string">
            <text:p>1.0</text:p>
          </table:table-cell>
        </table:table-row>
        <table:table-row>
          <table:table-cell office:value-type="string">
            <text:p>沐蘭精品旅館</text:p>
          </table:table-cell>
          <table:table-cell office:value-type="string">
            <text:p>臺北市</text:p>
          </table:table-cell>
          <table:table-cell office:value-type="string">
            <text:p>4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正二旅館</text:p>
          </table:table-cell>
          <table:table-cell office:value-type="string">
            <text:p>臺北市</text:p>
          </table:table-cell>
          <table:table-cell office:value-type="string">
            <text:p>55</text:p>
          </table:table-cell>
          <table:table-cell office:value-type="string">
            <text:p>V</text:p>
          </table:table-cell>
          <table:table-cell office:value-type="string">
            <text:p>1</text:p>
          </table:table-cell>
          <table:table-cell office:value-type="string">
            <text:p>10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薇閣精品旅館</text:p>
          </table:table-cell>
          <table:table-cell office:value-type="string">
            <text:p>臺北市</text:p>
          </table:table-cell>
          <table:table-cell office:value-type="string">
            <text:p>96</text:p>
          </table:table-cell>
          <table:table-cell office:value-type="string">
            <text:p>V</text:p>
          </table:table-cell>
          <table:table-cell office:value-type="string">
            <text:p>1</text:p>
          </table:table-cell>
          <table:table-cell office:value-type="string">
            <text:p>134</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璽愛旅店</text:p>
          </table:table-cell>
          <table:table-cell office:value-type="string">
            <text:p>臺北市</text:p>
          </table:table-cell>
          <table:table-cell office:value-type="string">
            <text:p>3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宜津美侖大飯店</text:p>
          </table:table-cell>
          <table:table-cell office:value-type="string">
            <text:p>臺北市</text:p>
          </table:table-cell>
          <table:table-cell office:value-type="string">
            <text:p>143</text:p>
          </table:table-cell>
          <table:table-cell office:value-type="string">
            <text:p>V</text:p>
          </table:table-cell>
          <table:table-cell office:value-type="string">
            <text:p>1</text:p>
          </table:table-cell>
          <table:table-cell office:value-type="string">
            <text:p>9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皇家季節酒店2館</text:p>
          </table:table-cell>
          <table:table-cell office:value-type="string">
            <text:p>臺北市</text:p>
          </table:table-cell>
          <table:table-cell office:value-type="string">
            <text:p>4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0.0</text:p>
          </table:table-cell>
          <table:table-cell office:value-type="string">
            <text:p>0.0</text:p>
          </table:table-cell>
        </table:table-row>
        <table:table-row>
          <table:table-cell office:value-type="string">
            <text:p>新舍商旅-林森館</text:p>
          </table:table-cell>
          <table:table-cell office:value-type="string">
            <text:p>臺北市</text:p>
          </table:table-cell>
          <table:table-cell office:value-type="string">
            <text:p>79</text:p>
          </table:table-cell>
          <table:table-cell office:value-type="string">
            <text:p>V</text:p>
          </table:table-cell>
          <table:table-cell office:value-type="string">
            <text:p>1</text:p>
          </table:table-cell>
          <table:table-cell office:value-type="string">
            <text:p>80</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福容大飯店  台北一館</text:p>
          </table:table-cell>
          <table:table-cell office:value-type="string">
            <text:p>臺北市</text:p>
          </table:table-cell>
          <table:table-cell office:value-type="string">
            <text:p>120</text:p>
          </table:table-cell>
          <table:table-cell office:value-type="string">
            <text:p>V</text:p>
          </table:table-cell>
          <table:table-cell office:value-type="string">
            <text:p>1</text:p>
          </table:table-cell>
          <table:table-cell office:value-type="string">
            <text:p>89.5</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4.0</text:p>
          </table:table-cell>
        </table:table-row>
        <table:table-row>
          <table:table-cell office:value-type="string">
            <text:p>柔美商旅</text:p>
          </table:table-cell>
          <table:table-cell office:value-type="string">
            <text:p>臺北市</text:p>
          </table:table-cell>
          <table:table-cell office:value-type="string">
            <text:p>4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小王子甜蜜旅店</text:p>
          </table:table-cell>
          <table:table-cell office:value-type="string">
            <text:p>臺北市</text:p>
          </table:table-cell>
          <table:table-cell office:value-type="string">
            <text:p>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東鑫商務旅館</text:p>
          </table:table-cell>
          <table:table-cell office:value-type="string">
            <text:p>臺北市</text:p>
          </table:table-cell>
          <table:table-cell office:value-type="string">
            <text:p>2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采舍精品旅館</text:p>
          </table:table-cell>
          <table:table-cell office:value-type="string">
            <text:p>臺北市</text:p>
          </table:table-cell>
          <table:table-cell office:value-type="string">
            <text:p>3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富逸旅趣-北車開封館</text:p>
          </table:table-cell>
          <table:table-cell office:value-type="string">
            <text:p>臺北市</text:p>
          </table:table-cell>
          <table:table-cell office:value-type="string">
            <text:p>4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神旺商務酒店</text:p>
          </table:table-cell>
          <table:table-cell office:value-type="string">
            <text:p>臺北市</text:p>
          </table:table-cell>
          <table:table-cell office:value-type="string">
            <text:p>81</text:p>
          </table:table-cell>
          <table:table-cell office:value-type="string">
            <text:p>V</text:p>
          </table:table-cell>
          <table:table-cell office:value-type="string">
            <text:p>1</text:p>
          </table:table-cell>
          <table:table-cell office:value-type="string">
            <text:p>91</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台北青年國際旅館</text:p>
          </table:table-cell>
          <table:table-cell office:value-type="string">
            <text:p>臺北市</text:p>
          </table:table-cell>
          <table:table-cell office:value-type="string">
            <text:p>99</text:p>
          </table:table-cell>
          <table:table-cell office:value-type="string">
            <text:p>V</text:p>
          </table:table-cell>
          <table:table-cell office:value-type="string">
            <text:p>1</text:p>
          </table:table-cell>
          <table:table-cell office:value-type="string">
            <text:p>92</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華弘怡亨酒店</text:p>
          </table:table-cell>
          <table:table-cell office:value-type="string">
            <text:p>臺北市</text:p>
          </table:table-cell>
          <table:table-cell office:value-type="string">
            <text:p>68</text:p>
          </table:table-cell>
          <table:table-cell office:value-type="string">
            <text:p>V</text:p>
          </table:table-cell>
          <table:table-cell office:value-type="string">
            <text:p>1</text:p>
          </table:table-cell>
          <table:table-cell office:value-type="string">
            <text:p/>
          </table:table-cell>
          <table:table-cell office:value-type="string">
            <text:p>1</text:p>
          </table:table-cell>
          <table:table-cell office:value-type="string">
            <text:p>2</text:p>
          </table:table-cell>
          <table:table-cell office:value-type="string">
            <text:p>2.0</text:p>
          </table:table-cell>
          <table:table-cell office:value-type="string">
            <text:p>2.0</text:p>
          </table:table-cell>
          <table:table-cell office:value-type="string">
            <text:p>0.0</text:p>
          </table:table-cell>
        </table:table-row>
        <table:table-row>
          <table:table-cell office:value-type="string">
            <text:p>山水樂會館</text:p>
          </table:table-cell>
          <table:table-cell office:value-type="string">
            <text:p>臺北市</text:p>
          </table:table-cell>
          <table:table-cell office:value-type="string">
            <text:p>1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山樂溫泉</text:p>
          </table:table-cell>
          <table:table-cell office:value-type="string">
            <text:p>臺北市</text:p>
          </table:table-cell>
          <table:table-cell office:value-type="string">
            <text:p>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寶格利時尚旅館</text:p>
          </table:table-cell>
          <table:table-cell office:value-type="string">
            <text:p>臺北市</text:p>
          </table:table-cell>
          <table:table-cell office:value-type="string">
            <text:p>4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東門大旅社</text:p>
          </table:table-cell>
          <table:table-cell office:value-type="string">
            <text:p>臺北市</text:p>
          </table:table-cell>
          <table:table-cell office:value-type="string">
            <text:p>2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苓旅旅館中山館</text:p>
          </table:table-cell>
          <table:table-cell office:value-type="string">
            <text:p>臺北市</text:p>
          </table:table-cell>
          <table:table-cell office:value-type="string">
            <text:p>4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友徠精品旅館</text:p>
          </table:table-cell>
          <table:table-cell office:value-type="string">
            <text:p>臺北市</text:p>
          </table:table-cell>
          <table:table-cell office:value-type="string">
            <text:p>2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維多麗亞酒店</text:p>
          </table:table-cell>
          <table:table-cell office:value-type="string">
            <text:p>臺北市</text:p>
          </table:table-cell>
          <table:table-cell office:value-type="string">
            <text:p>96</text:p>
          </table:table-cell>
          <table:table-cell office:value-type="string">
            <text:p>V</text:p>
          </table:table-cell>
          <table:table-cell office:value-type="string">
            <text:p>1</text:p>
          </table:table-cell>
          <table:table-cell office:value-type="string">
            <text:p>93cm</text:p>
          </table:table-cell>
          <table:table-cell office:value-type="string">
            <text:p>1</text:p>
          </table:table-cell>
          <table:table-cell office:value-type="string">
            <text:p>2</text:p>
          </table:table-cell>
          <table:table-cell office:value-type="string">
            <text:p>2.0</text:p>
          </table:table-cell>
          <table:table-cell office:value-type="string">
            <text:p>1.0</text:p>
          </table:table-cell>
          <table:table-cell office:value-type="string">
            <text:p>2.0</text:p>
          </table:table-cell>
        </table:table-row>
        <table:table-row>
          <table:table-cell office:value-type="string">
            <text:p>金來商旅</text:p>
          </table:table-cell>
          <table:table-cell office:value-type="string">
            <text:p>臺北市</text:p>
          </table:table-cell>
          <table:table-cell office:value-type="string">
            <text:p>4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溫拿旅館</text:p>
          </table:table-cell>
          <table:table-cell office:value-type="string">
            <text:p>臺北市</text:p>
          </table:table-cell>
          <table:table-cell office:value-type="string">
            <text:p>2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香城大飯店豪悅分店</text:p>
          </table:table-cell>
          <table:table-cell office:value-type="string">
            <text:p>臺北市</text:p>
          </table:table-cell>
          <table:table-cell office:value-type="string">
            <text:p>3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茹曦酒店</text:p>
          </table:table-cell>
          <table:table-cell office:value-type="string">
            <text:p>臺北市</text:p>
          </table:table-cell>
          <table:table-cell office:value-type="string">
            <text:p>31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伊倫商務旅館</text:p>
          </table:table-cell>
          <table:table-cell office:value-type="string">
            <text:p>臺北市</text:p>
          </table:table-cell>
          <table:table-cell office:value-type="string">
            <text:p>3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天閣酒店台北信義</text:p>
          </table:table-cell>
          <table:table-cell office:value-type="string">
            <text:p>臺北市</text:p>
          </table:table-cell>
          <table:table-cell office:value-type="string">
            <text:p>105</text:p>
          </table:table-cell>
          <table:table-cell office:value-type="string">
            <text:p>V</text:p>
          </table:table-cell>
          <table:table-cell office:value-type="string">
            <text:p>1</text:p>
          </table:table-cell>
          <table:table-cell office:value-type="string">
            <text:p>9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凱微精品旅館</text:p>
          </table:table-cell>
          <table:table-cell office:value-type="string">
            <text:p>臺北市</text:p>
          </table:table-cell>
          <table:table-cell office:value-type="string">
            <text:p>2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馥麗精品旅館</text:p>
          </table:table-cell>
          <table:table-cell office:value-type="string">
            <text:p>臺北市</text:p>
          </table:table-cell>
          <table:table-cell office:value-type="string">
            <text:p>2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丹迪旅店-天母店</text:p>
          </table:table-cell>
          <table:table-cell office:value-type="string">
            <text:p>臺北市</text:p>
          </table:table-cell>
          <table:table-cell office:value-type="string">
            <text:p>54</text:p>
          </table:table-cell>
          <table:table-cell office:value-type="string">
            <text:p>V</text:p>
          </table:table-cell>
          <table:table-cell office:value-type="string">
            <text:p>1</text:p>
          </table:table-cell>
          <table:table-cell office:value-type="string">
            <text:p>86.7</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美麗信花園酒店</text:p>
          </table:table-cell>
          <table:table-cell office:value-type="string">
            <text:p>臺北市</text:p>
          </table:table-cell>
          <table:table-cell office:value-type="string">
            <text:p>207</text:p>
          </table:table-cell>
          <table:table-cell office:value-type="string">
            <text:p>V</text:p>
          </table:table-cell>
          <table:table-cell office:value-type="string">
            <text:p>3</text:p>
          </table:table-cell>
          <table:table-cell office:value-type="string">
            <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2.0</text:p>
          </table:table-cell>
        </table:table-row>
        <table:table-row>
          <table:table-cell office:value-type="string">
            <text:p>皇家季節酒店1館</text:p>
          </table:table-cell>
          <table:table-cell office:value-type="string">
            <text:p>臺北市</text:p>
          </table:table-cell>
          <table:table-cell office:value-type="string">
            <text:p>4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萬事達旅店(中華店)</text:p>
          </table:table-cell>
          <table:table-cell office:value-type="string">
            <text:p>臺北市</text:p>
          </table:table-cell>
          <table:table-cell office:value-type="string">
            <text:p>56</text:p>
          </table:table-cell>
          <table:table-cell office:value-type="string">
            <text:p>V</text:p>
          </table:table-cell>
          <table:table-cell office:value-type="string">
            <text:p>1</text:p>
          </table:table-cell>
          <table:table-cell office:value-type="string">
            <text:p>84</text:p>
          </table:table-cell>
          <table:table-cell office:value-type="string">
            <text:p>1</text:p>
          </table:table-cell>
          <table:table-cell office:value-type="string">
            <text:p>1</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喜瑞飯店</text:p>
          </table:table-cell>
          <table:table-cell office:value-type="string">
            <text:p>臺北市</text:p>
          </table:table-cell>
          <table:table-cell office:value-type="string">
            <text:p>61</text:p>
          </table:table-cell>
          <table:table-cell office:value-type="string">
            <text:p>V</text:p>
          </table:table-cell>
          <table:table-cell office:value-type="string">
            <text:p>1</text:p>
          </table:table-cell>
          <table:table-cell office:value-type="string">
            <text:p>111</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印石時尚旅館</text:p>
          </table:table-cell>
          <table:table-cell office:value-type="string">
            <text:p>臺北市</text:p>
          </table:table-cell>
          <table:table-cell office:value-type="string">
            <text:p>50</text:p>
          </table:table-cell>
          <table:table-cell office:value-type="string">
            <text:p>V</text:p>
          </table:table-cell>
          <table:table-cell office:value-type="string">
            <text:p>1</text:p>
          </table:table-cell>
          <table:table-cell office:value-type="string">
            <text:p>86</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情覓汽車旅館 </text:p>
          </table:table-cell>
          <table:table-cell office:value-type="string">
            <text:p>臺北市</text:p>
          </table:table-cell>
          <table:table-cell office:value-type="string">
            <text:p>1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太平洋商旅</text:p>
          </table:table-cell>
          <table:table-cell office:value-type="string">
            <text:p>臺北市</text:p>
          </table:table-cell>
          <table:table-cell office:value-type="string">
            <text:p>4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高雅賓館</text:p>
          </table:table-cell>
          <table:table-cell office:value-type="string">
            <text:p>臺北市</text:p>
          </table:table-cell>
          <table:table-cell office:value-type="string">
            <text:p>3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芝山璞旅</text:p>
          </table:table-cell>
          <table:table-cell office:value-type="string">
            <text:p>臺北市</text:p>
          </table:table-cell>
          <table:table-cell office:value-type="string">
            <text:p>4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城市商旅-台北南西館</text:p>
          </table:table-cell>
          <table:table-cell office:value-type="string">
            <text:p>臺北市</text:p>
          </table:table-cell>
          <table:table-cell office:value-type="string">
            <text:p>80</text:p>
          </table:table-cell>
          <table:table-cell office:value-type="string">
            <text:p>V</text:p>
          </table:table-cell>
          <table:table-cell office:value-type="string">
            <text:p>1</text:p>
          </table:table-cell>
          <table:table-cell office:value-type="string">
            <text:p>85</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貴族商務旅館</text:p>
          </table:table-cell>
          <table:table-cell office:value-type="string">
            <text:p>臺北市</text:p>
          </table:table-cell>
          <table:table-cell office:value-type="string">
            <text:p>4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豪贊旅店</text:p>
          </table:table-cell>
          <table:table-cell office:value-type="string">
            <text:p>臺北市</text:p>
          </table:table-cell>
          <table:table-cell office:value-type="string">
            <text:p>1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旅居文旅中山館</text:p>
          </table:table-cell>
          <table:table-cell office:value-type="string">
            <text:p>臺北市</text:p>
          </table:table-cell>
          <table:table-cell office:value-type="string">
            <text:p>70</text:p>
          </table:table-cell>
          <table:table-cell office:value-type="string">
            <text:p>V</text:p>
          </table:table-cell>
          <table:table-cell office:value-type="string">
            <text:p>1</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雅柏精緻旅館</text:p>
          </table:table-cell>
          <table:table-cell office:value-type="string">
            <text:p>臺北市</text:p>
          </table:table-cell>
          <table:table-cell office:value-type="string">
            <text:p>3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享住旅店 Just Live Inn</text:p>
          </table:table-cell>
          <table:table-cell office:value-type="string">
            <text:p>臺北市</text:p>
          </table:table-cell>
          <table:table-cell office:value-type="string">
            <text:p>1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洛碁大飯店慶天閣</text:p>
          </table:table-cell>
          <table:table-cell office:value-type="string">
            <text:p>臺北市</text:p>
          </table:table-cell>
          <table:table-cell office:value-type="string">
            <text:p>2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鴨川旅館</text:p>
          </table:table-cell>
          <table:table-cell office:value-type="string">
            <text:p>臺北市</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水美溫泉會館</text:p>
          </table:table-cell>
          <table:table-cell office:value-type="string">
            <text:p>臺北市</text:p>
          </table:table-cell>
          <table:table-cell office:value-type="string">
            <text:p>78</text:p>
          </table:table-cell>
          <table:table-cell office:value-type="string">
            <text:p>V</text:p>
          </table:table-cell>
          <table:table-cell office:value-type="string">
            <text:p>1</text:p>
          </table:table-cell>
          <table:table-cell office:value-type="string">
            <text:p>90</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台北國際飯店</text:p>
          </table:table-cell>
          <table:table-cell office:value-type="string">
            <text:p>臺北市</text:p>
          </table:table-cell>
          <table:table-cell office:value-type="string">
            <text:p>85</text:p>
          </table:table-cell>
          <table:table-cell office:value-type="string">
            <text:p>V</text:p>
          </table:table-cell>
          <table:table-cell office:value-type="string">
            <text:p>1</text:p>
          </table:table-cell>
          <table:table-cell office:value-type="string">
            <text:p>9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晶樺商務旅店</text:p>
          </table:table-cell>
          <table:table-cell office:value-type="string">
            <text:p>臺北市</text:p>
          </table:table-cell>
          <table:table-cell office:value-type="string">
            <text:p>1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台北商旅慶城館</text:p>
          </table:table-cell>
          <table:table-cell office:value-type="string">
            <text:p>臺北市</text:p>
          </table:table-cell>
          <table:table-cell office:value-type="string">
            <text:p>84</text:p>
          </table:table-cell>
          <table:table-cell office:value-type="string">
            <text:p>V</text:p>
          </table:table-cell>
          <table:table-cell office:value-type="string">
            <text:p>1</text:p>
          </table:table-cell>
          <table:table-cell office:value-type="string">
            <text:p>118</text:p>
          </table:table-cell>
          <table:table-cell office:value-type="string">
            <text:p>0</text:p>
          </table:table-cell>
          <table:table-cell office:value-type="string">
            <text:p>1</text:p>
          </table:table-cell>
          <table:table-cell office:value-type="string">
            <text:p>1.0</text:p>
          </table:table-cell>
          <table:table-cell office:value-type="string">
            <text:p>0.0</text:p>
          </table:table-cell>
          <table:table-cell office:value-type="string">
            <text:p>1.0</text:p>
          </table:table-cell>
        </table:table-row>
        <table:table-row>
          <table:table-cell office:value-type="string">
            <text:p>華大HOTEL</text:p>
          </table:table-cell>
          <table:table-cell office:value-type="string">
            <text:p>臺北市</text:p>
          </table:table-cell>
          <table:table-cell office:value-type="string">
            <text:p>2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台北馥敦飯店</text:p>
          </table:table-cell>
          <table:table-cell office:value-type="string">
            <text:p>臺北市</text:p>
          </table:table-cell>
          <table:table-cell office:value-type="string">
            <text:p>71</text:p>
          </table:table-cell>
          <table:table-cell office:value-type="string">
            <text:p>V</text:p>
          </table:table-cell>
          <table:table-cell office:value-type="string">
            <text:p>1</text:p>
          </table:table-cell>
          <table:table-cell office:value-type="string">
            <text:p>93</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薇閣旅館</text:p>
          </table:table-cell>
          <table:table-cell office:value-type="string">
            <text:p>臺北市</text:p>
          </table:table-cell>
          <table:table-cell office:value-type="string">
            <text:p>87</text:p>
          </table:table-cell>
          <table:table-cell office:value-type="string">
            <text:p>V</text:p>
          </table:table-cell>
          <table:table-cell office:value-type="string">
            <text:p>1</text:p>
          </table:table-cell>
          <table:table-cell office:value-type="string">
            <text:p>100</text:p>
          </table:table-cell>
          <table:table-cell office:value-type="string">
            <text:p>1</text:p>
          </table:table-cell>
          <table:table-cell office:value-type="string">
            <text:p>2</text:p>
          </table:table-cell>
          <table:table-cell office:value-type="string">
            <text:p>1.0</text:p>
          </table:table-cell>
          <table:table-cell office:value-type="string">
            <text:p>0.0</text:p>
          </table:table-cell>
          <table:table-cell office:value-type="string">
            <text:p>1.0</text:p>
          </table:table-cell>
        </table:table-row>
        <table:table-row>
          <table:table-cell office:value-type="string">
            <text:p>太豪大飯店</text:p>
          </table:table-cell>
          <table:table-cell office:value-type="string">
            <text:p>臺北市</text:p>
          </table:table-cell>
          <table:table-cell office:value-type="string">
            <text:p>3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美代溫泉飯店</text:p>
          </table:table-cell>
          <table:table-cell office:value-type="string">
            <text:p>臺北市</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洛碁三貝茲</text:p>
          </table:table-cell>
          <table:table-cell office:value-type="string">
            <text:p>臺北市</text:p>
          </table:table-cell>
          <table:table-cell office:value-type="string">
            <text:p>54</text:p>
          </table:table-cell>
          <table:table-cell office:value-type="string">
            <text:p>V</text:p>
          </table:table-cell>
          <table:table-cell office:value-type="string">
            <text:p>1</text:p>
          </table:table-cell>
          <table:table-cell office:value-type="string">
            <text:p>80</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長榮桂冠酒店 (台北)</text:p>
          </table:table-cell>
          <table:table-cell office:value-type="string">
            <text:p>臺北市</text:p>
          </table:table-cell>
          <table:table-cell office:value-type="string">
            <text:p>95</text:p>
          </table:table-cell>
          <table:table-cell office:value-type="string">
            <text:p>V</text:p>
          </table:table-cell>
          <table:table-cell office:value-type="string">
            <text:p>1</text:p>
          </table:table-cell>
          <table:table-cell office:value-type="string">
            <text:p>189</text:p>
          </table:table-cell>
          <table:table-cell office:value-type="string">
            <text:p>1</text:p>
          </table:table-cell>
          <table:table-cell office:value-type="string">
            <text:p>1</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函舍旅館</text:p>
          </table:table-cell>
          <table:table-cell office:value-type="string">
            <text:p>臺北市</text:p>
          </table:table-cell>
          <table:table-cell office:value-type="string">
            <text:p>1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大來商旅</text:p>
          </table:table-cell>
          <table:table-cell office:value-type="string">
            <text:p>臺北市</text:p>
          </table:table-cell>
          <table:table-cell office:value-type="string">
            <text:p>62</text:p>
          </table:table-cell>
          <table:table-cell office:value-type="string">
            <text:p>V</text:p>
          </table:table-cell>
          <table:table-cell office:value-type="string">
            <text:p>1</text:p>
          </table:table-cell>
          <table:table-cell office:value-type="string">
            <text:p>110</text:p>
          </table:table-cell>
          <table:table-cell office:value-type="string">
            <text:p>1</text:p>
          </table:table-cell>
          <table:table-cell office:value-type="string">
            <text:p>2</text:p>
          </table:table-cell>
          <table:table-cell office:value-type="string">
            <text:p>0.0</text:p>
          </table:table-cell>
          <table:table-cell office:value-type="string">
            <text:p>1.0</text:p>
          </table:table-cell>
          <table:table-cell office:value-type="string">
            <text:p>1.0</text:p>
          </table:table-cell>
        </table:table-row>
        <table:table-row>
          <table:table-cell office:value-type="string">
            <text:p>新仕商務旅店　　</text:p>
          </table:table-cell>
          <table:table-cell office:value-type="string">
            <text:p>臺北市</text:p>
          </table:table-cell>
          <table:table-cell office:value-type="string">
            <text:p>4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蒲園飯店</text:p>
          </table:table-cell>
          <table:table-cell office:value-type="string">
            <text:p>臺北市</text:p>
          </table:table-cell>
          <table:table-cell office:value-type="string">
            <text:p>3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和怡商務旅館</text:p>
          </table:table-cell>
          <table:table-cell office:value-type="string">
            <text:p>臺北市</text:p>
          </table:table-cell>
          <table:table-cell office:value-type="string">
            <text:p>4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0.0</text:p>
          </table:table-cell>
          <table:table-cell office:value-type="string">
            <text:p>0.0</text:p>
          </table:table-cell>
        </table:table-row>
        <table:table-row>
          <table:table-cell office:value-type="string">
            <text:p>柯達大飯店台北二店</text:p>
          </table:table-cell>
          <table:table-cell office:value-type="string">
            <text:p>臺北市</text:p>
          </table:table-cell>
          <table:table-cell office:value-type="string">
            <text:p>87</text:p>
          </table:table-cell>
          <table:table-cell office:value-type="string">
            <text:p>V</text:p>
          </table:table-cell>
          <table:table-cell office:value-type="string">
            <text:p>1</text:p>
          </table:table-cell>
          <table:table-cell office:value-type="string">
            <text:p>86</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台北商旅（大安館）</text:p>
          </table:table-cell>
          <table:table-cell office:value-type="string">
            <text:p>臺北市</text:p>
          </table:table-cell>
          <table:table-cell office:value-type="string">
            <text:p>4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星美飯店</text:p>
          </table:table-cell>
          <table:table-cell office:value-type="string">
            <text:p>臺北市</text:p>
          </table:table-cell>
          <table:table-cell office:value-type="string">
            <text:p>4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大新飯店</text:p>
          </table:table-cell>
          <table:table-cell office:value-type="string">
            <text:p>臺北市</text:p>
          </table:table-cell>
          <table:table-cell office:value-type="string">
            <text:p>1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新月商旅</text:p>
          </table:table-cell>
          <table:table-cell office:value-type="string">
            <text:p>臺北市</text:p>
          </table:table-cell>
          <table:table-cell office:value-type="string">
            <text:p>4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新凱飯店</text:p>
          </table:table-cell>
          <table:table-cell office:value-type="string">
            <text:p>臺北市</text:p>
          </table:table-cell>
          <table:table-cell office:value-type="string">
            <text:p>4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葫蘆商旅</text:p>
          </table:table-cell>
          <table:table-cell office:value-type="string">
            <text:p>臺北市</text:p>
          </table:table-cell>
          <table:table-cell office:value-type="string">
            <text:p>1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乃晶旅社</text:p>
          </table:table-cell>
          <table:table-cell office:value-type="string">
            <text:p>臺北市</text:p>
          </table:table-cell>
          <table:table-cell office:value-type="string">
            <text:p>1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上華旅館</text:p>
          </table:table-cell>
          <table:table-cell office:value-type="string">
            <text:p>臺北市</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京都商務旅館</text:p>
          </table:table-cell>
          <table:table-cell office:value-type="string">
            <text:p>臺北市</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美上美旅館</text:p>
          </table:table-cell>
          <table:table-cell office:value-type="string">
            <text:p>臺北市</text:p>
          </table:table-cell>
          <table:table-cell office:value-type="string">
            <text:p>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雲沐行旅</text:p>
          </table:table-cell>
          <table:table-cell office:value-type="string">
            <text:p>臺北市</text:p>
          </table:table-cell>
          <table:table-cell office:value-type="string">
            <text:p>4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旅居文旅-松山驛站</text:p>
          </table:table-cell>
          <table:table-cell office:value-type="string">
            <text:p>臺北市</text:p>
          </table:table-cell>
          <table:table-cell office:value-type="string">
            <text:p>1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貴都飯店</text:p>
          </table:table-cell>
          <table:table-cell office:value-type="string">
            <text:p>臺北市</text:p>
          </table:table-cell>
          <table:table-cell office:value-type="string">
            <text:p>69</text:p>
          </table:table-cell>
          <table:table-cell office:value-type="string">
            <text:p>V</text:p>
          </table:table-cell>
          <table:table-cell office:value-type="string">
            <text:p>1</text:p>
          </table:table-cell>
          <table:table-cell office:value-type="string">
            <text:p>85</text:p>
          </table:table-cell>
          <table:table-cell office:value-type="string">
            <text:p>2</text:p>
          </table:table-cell>
          <table:table-cell office:value-type="string">
            <text:p>2</text:p>
          </table:table-cell>
          <table:table-cell office:value-type="string">
            <text:p>0.0</text:p>
          </table:table-cell>
          <table:table-cell office:value-type="string">
            <text:p>1.0</text:p>
          </table:table-cell>
          <table:table-cell office:value-type="string">
            <text:p>1.0</text:p>
          </table:table-cell>
        </table:table-row>
        <table:table-row>
          <table:table-cell office:value-type="string">
            <text:p>香城大飯店松山分店</text:p>
          </table:table-cell>
          <table:table-cell office:value-type="string">
            <text:p>臺北市</text:p>
          </table:table-cell>
          <table:table-cell office:value-type="string">
            <text:p>56</text:p>
          </table:table-cell>
          <table:table-cell office:value-type="string">
            <text:p>V</text:p>
          </table:table-cell>
          <table:table-cell office:value-type="string">
            <text:p>1</text:p>
          </table:table-cell>
          <table:table-cell office:value-type="string">
            <text:p>9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丹迪旅店-大安森林公園店</text:p>
          </table:table-cell>
          <table:table-cell office:value-type="string">
            <text:p>臺北市</text:p>
          </table:table-cell>
          <table:table-cell office:value-type="string">
            <text:p>73</text:p>
          </table:table-cell>
          <table:table-cell office:value-type="string">
            <text:p>V</text:p>
          </table:table-cell>
          <table:table-cell office:value-type="string">
            <text:p>1</text:p>
          </table:table-cell>
          <table:table-cell office:value-type="string">
            <text:p>10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米窩飯店-中山</text:p>
          </table:table-cell>
          <table:table-cell office:value-type="string">
            <text:p>臺北市</text:p>
          </table:table-cell>
          <table:table-cell office:value-type="string">
            <text:p>1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燦路都飯店</text:p>
          </table:table-cell>
          <table:table-cell office:value-type="string">
            <text:p>臺北市</text:p>
          </table:table-cell>
          <table:table-cell office:value-type="string">
            <text:p>125</text:p>
          </table:table-cell>
          <table:table-cell office:value-type="string">
            <text:p>V</text:p>
          </table:table-cell>
          <table:table-cell office:value-type="string">
            <text:p>2</text:p>
          </table:table-cell>
          <table:table-cell office:value-type="string">
            <text:p>98</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百悅旅社</text:p>
          </table:table-cell>
          <table:table-cell office:value-type="string">
            <text:p>臺北市</text:p>
          </table:table-cell>
          <table:table-cell office:value-type="string">
            <text:p>2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密都大飯店</text:p>
          </table:table-cell>
          <table:table-cell office:value-type="string">
            <text:p>臺北市</text:p>
          </table:table-cell>
          <table:table-cell office:value-type="string">
            <text:p>4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雲富大飯店</text:p>
          </table:table-cell>
          <table:table-cell office:value-type="string">
            <text:p>臺北市</text:p>
          </table:table-cell>
          <table:table-cell office:value-type="string">
            <text:p>5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麗都大飯店</text:p>
          </table:table-cell>
          <table:table-cell office:value-type="string">
            <text:p>臺北市</text:p>
          </table:table-cell>
          <table:table-cell office:value-type="string">
            <text:p>73</text:p>
          </table:table-cell>
          <table:table-cell office:value-type="string">
            <text:p>V</text:p>
          </table:table-cell>
          <table:table-cell office:value-type="string">
            <text:p>1</text:p>
          </table:table-cell>
          <table:table-cell office:value-type="string">
            <text:p>110</text:p>
          </table:table-cell>
          <table:table-cell office:value-type="string">
            <text:p>1</text:p>
          </table:table-cell>
          <table:table-cell office:value-type="string">
            <text:p>1</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嘉賓閣旅館</text:p>
          </table:table-cell>
          <table:table-cell office:value-type="string">
            <text:p>臺北市</text:p>
          </table:table-cell>
          <table:table-cell office:value-type="string">
            <text:p>4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泉都溫泉會館</text:p>
          </table:table-cell>
          <table:table-cell office:value-type="string">
            <text:p>臺北市</text:p>
          </table:table-cell>
          <table:table-cell office:value-type="string">
            <text:p>64</text:p>
          </table:table-cell>
          <table:table-cell office:value-type="string">
            <text:p>V</text:p>
          </table:table-cell>
          <table:table-cell office:value-type="string">
            <text:p>1</text:p>
          </table:table-cell>
          <table:table-cell office:value-type="string">
            <text:p>80</text:p>
          </table:table-cell>
          <table:table-cell office:value-type="string">
            <text:p>2</text:p>
          </table:table-cell>
          <table:table-cell office:value-type="string">
            <text:p>1</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友華賓館</text:p>
          </table:table-cell>
          <table:table-cell office:value-type="string">
            <text:p>臺北市</text:p>
          </table:table-cell>
          <table:table-cell office:value-type="string">
            <text:p>3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悠趣旅店</text:p>
          </table:table-cell>
          <table:table-cell office:value-type="string">
            <text:p>臺北市</text:p>
          </table:table-cell>
          <table:table-cell office:value-type="string">
            <text:p>2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小雅旅店</text:p>
          </table:table-cell>
          <table:table-cell office:value-type="string">
            <text:p>臺北市</text:p>
          </table:table-cell>
          <table:table-cell office:value-type="string">
            <text:p>1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台北遠東香格里拉</text:p>
          </table:table-cell>
          <table:table-cell office:value-type="string">
            <text:p>臺北市</text:p>
          </table:table-cell>
          <table:table-cell office:value-type="string">
            <text:p>420</text:p>
          </table:table-cell>
          <table:table-cell office:value-type="string">
            <text:p>V</text:p>
          </table:table-cell>
          <table:table-cell office:value-type="string">
            <text:p>5</text:p>
          </table:table-cell>
          <table:table-cell office:value-type="string">
            <text:p/>
          </table:table-cell>
          <table:table-cell office:value-type="string">
            <text:p>0</text:p>
          </table:table-cell>
          <table:table-cell office:value-type="string">
            <text:p>2</text:p>
          </table:table-cell>
          <table:table-cell office:value-type="string">
            <text:p>6.0</text:p>
          </table:table-cell>
          <table:table-cell office:value-type="string">
            <text:p>2.0</text:p>
          </table:table-cell>
          <table:table-cell office:value-type="string">
            <text:p>5.0</text:p>
          </table:table-cell>
        </table:table-row>
        <table:table-row>
          <table:table-cell office:value-type="string">
            <text:p>雅莊旅館</text:p>
          </table:table-cell>
          <table:table-cell office:value-type="string">
            <text:p>臺北市</text:p>
          </table:table-cell>
          <table:table-cell office:value-type="string">
            <text:p>3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香榭峇里賓館</text:p>
          </table:table-cell>
          <table:table-cell office:value-type="string">
            <text:p>臺北市</text:p>
          </table:table-cell>
          <table:table-cell office:value-type="string">
            <text:p>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丹迪旅店-天津店</text:p>
          </table:table-cell>
          <table:table-cell office:value-type="string">
            <text:p>臺北市</text:p>
          </table:table-cell>
          <table:table-cell office:value-type="string">
            <text:p>3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歐華酒店</text:p>
          </table:table-cell>
          <table:table-cell office:value-type="string">
            <text:p>臺北市</text:p>
          </table:table-cell>
          <table:table-cell office:value-type="string">
            <text:p>112</text:p>
          </table:table-cell>
          <table:table-cell office:value-type="string">
            <text:p>V</text:p>
          </table:table-cell>
          <table:table-cell office:value-type="string">
            <text:p>2</text:p>
          </table:table-cell>
          <table:table-cell office:value-type="string">
            <text:p>70(提供專用輪椅)</text:p>
          </table:table-cell>
          <table:table-cell office:value-type="string">
            <text:p>2</text:p>
          </table:table-cell>
          <table:table-cell office:value-type="string">
            <text:p>1</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帥客旅店</text:p>
          </table:table-cell>
          <table:table-cell office:value-type="string">
            <text:p>臺北市</text:p>
          </table:table-cell>
          <table:table-cell office:value-type="string">
            <text:p>3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艾捷天麗大飯店</text:p>
          </table:table-cell>
          <table:table-cell office:value-type="string">
            <text:p>臺北市</text:p>
          </table:table-cell>
          <table:table-cell office:value-type="string">
            <text:p>7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旅居文旅-西門驛站</text:p>
          </table:table-cell>
          <table:table-cell office:value-type="string">
            <text:p>臺北市</text:p>
          </table:table-cell>
          <table:table-cell office:value-type="string">
            <text:p>3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明日大飯店</text:p>
          </table:table-cell>
          <table:table-cell office:value-type="string">
            <text:p>臺北市</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7.0</text:p>
          </table:table-cell>
          <table:table-cell office:value-type="string">
            <text:p>0.0</text:p>
          </table:table-cell>
        </table:table-row>
        <table:table-row>
          <table:table-cell office:value-type="string">
            <text:p>皇后旅社</text:p>
          </table:table-cell>
          <table:table-cell office:value-type="string">
            <text:p>臺北市</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仙渡莊旅社</text:p>
          </table:table-cell>
          <table:table-cell office:value-type="string">
            <text:p>臺北市</text:p>
          </table:table-cell>
          <table:table-cell office:value-type="string">
            <text:p>1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大地酒店</text:p>
          </table:table-cell>
          <table:table-cell office:value-type="string">
            <text:p>臺北市</text:p>
          </table:table-cell>
          <table:table-cell office:value-type="string">
            <text:p>4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客來思樂行旅</text:p>
          </table:table-cell>
          <table:table-cell office:value-type="string">
            <text:p>臺北市</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緒遠旅館</text:p>
          </table:table-cell>
          <table:table-cell office:value-type="string">
            <text:p>臺北市</text:p>
          </table:table-cell>
          <table:table-cell office:value-type="string">
            <text:p>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晶華酒店</text:p>
          </table:table-cell>
          <table:table-cell office:value-type="string">
            <text:p>臺北市</text:p>
          </table:table-cell>
          <table:table-cell office:value-type="string">
            <text:p>550</text:p>
          </table:table-cell>
          <table:table-cell office:value-type="string">
            <text:p>V</text:p>
          </table:table-cell>
          <table:table-cell office:value-type="string">
            <text:p>4</text:p>
          </table:table-cell>
          <table:table-cell office:value-type="string">
            <text:p/>
          </table:table-cell>
          <table:table-cell office:value-type="string">
            <text:p>1</text:p>
          </table:table-cell>
          <table:table-cell office:value-type="string">
            <text:p>1</text:p>
          </table:table-cell>
          <table:table-cell office:value-type="string">
            <text:p>1.0</text:p>
          </table:table-cell>
          <table:table-cell office:value-type="string">
            <text:p>2.0</text:p>
          </table:table-cell>
          <table:table-cell office:value-type="string">
            <text:p>3.0</text:p>
          </table:table-cell>
        </table:table-row>
        <table:table-row>
          <table:table-cell office:value-type="string">
            <text:p>欣和大旅社</text:p>
          </table:table-cell>
          <table:table-cell office:value-type="string">
            <text:p>臺北市</text:p>
          </table:table-cell>
          <table:table-cell office:value-type="string">
            <text:p>3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台北君悅酒店</text:p>
          </table:table-cell>
          <table:table-cell office:value-type="string">
            <text:p>臺北市</text:p>
          </table:table-cell>
          <table:table-cell office:value-type="string">
            <text:p>866</text:p>
          </table:table-cell>
          <table:table-cell office:value-type="string">
            <text:p>V</text:p>
          </table:table-cell>
          <table:table-cell office:value-type="string">
            <text:p>3</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3.0</text:p>
          </table:table-cell>
        </table:table-row>
        <table:table-row>
          <table:table-cell office:value-type="string">
            <text:p>長春精品旅館</text:p>
          </table:table-cell>
          <table:table-cell office:value-type="string">
            <text:p>臺北市</text:p>
          </table:table-cell>
          <table:table-cell office:value-type="string">
            <text:p>86</text:p>
          </table:table-cell>
          <table:table-cell office:value-type="string">
            <text:p>V</text:p>
          </table:table-cell>
          <table:table-cell office:value-type="string">
            <text:p>1</text:p>
          </table:table-cell>
          <table:table-cell office:value-type="string">
            <text:p>14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上賓大飯店</text:p>
          </table:table-cell>
          <table:table-cell office:value-type="string">
            <text:p>臺北市</text:p>
          </table:table-cell>
          <table:table-cell office:value-type="string">
            <text:p>50</text:p>
          </table:table-cell>
          <table:table-cell office:value-type="string">
            <text:p>V</text:p>
          </table:table-cell>
          <table:table-cell office:value-type="string">
            <text:p>1</text:p>
          </table:table-cell>
          <table:table-cell office:value-type="string">
            <text:p>90</text:p>
          </table:table-cell>
          <table:table-cell office:value-type="string">
            <text:p>2</text:p>
          </table:table-cell>
          <table:table-cell office:value-type="string">
            <text:p>2</text:p>
          </table:table-cell>
          <table:table-cell office:value-type="string">
            <text:p>1.0</text:p>
          </table:table-cell>
          <table:table-cell office:value-type="string">
            <text:p>0.0</text:p>
          </table:table-cell>
          <table:table-cell office:value-type="string">
            <text:p>1.0</text:p>
          </table:table-cell>
        </table:table-row>
        <table:table-row>
          <table:table-cell office:value-type="string">
            <text:p>首都唯客樂飯店</text:p>
          </table:table-cell>
          <table:table-cell office:value-type="string">
            <text:p>臺北市</text:p>
          </table:table-cell>
          <table:table-cell office:value-type="string">
            <text:p>80</text:p>
          </table:table-cell>
          <table:table-cell office:value-type="string">
            <text:p>V</text:p>
          </table:table-cell>
          <table:table-cell office:value-type="string">
            <text:p>1</text:p>
          </table:table-cell>
          <table:table-cell office:value-type="string">
            <text:p>94</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優美飯店</text:p>
          </table:table-cell>
          <table:table-cell office:value-type="string">
            <text:p>臺北市</text:p>
          </table:table-cell>
          <table:table-cell office:value-type="string">
            <text:p>63</text:p>
          </table:table-cell>
          <table:table-cell office:value-type="string">
            <text:p>V</text:p>
          </table:table-cell>
          <table:table-cell office:value-type="string">
            <text:p>1</text:p>
          </table:table-cell>
          <table:table-cell office:value-type="string">
            <text:p>95</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新榮大旅社</text:p>
          </table:table-cell>
          <table:table-cell office:value-type="string">
            <text:p>臺北市</text:p>
          </table:table-cell>
          <table:table-cell office:value-type="string">
            <text:p>1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麗雅精品旅館</text:p>
          </table:table-cell>
          <table:table-cell office:value-type="string">
            <text:p>臺北市</text:p>
          </table:table-cell>
          <table:table-cell office:value-type="string">
            <text:p>1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香城大飯店</text:p>
          </table:table-cell>
          <table:table-cell office:value-type="string">
            <text:p>臺北市</text:p>
          </table:table-cell>
          <table:table-cell office:value-type="string">
            <text:p>6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君帥旅館</text:p>
          </table:table-cell>
          <table:table-cell office:value-type="string">
            <text:p>臺北市</text:p>
          </table:table-cell>
          <table:table-cell office:value-type="string">
            <text:p>3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春天酒店</text:p>
          </table:table-cell>
          <table:table-cell office:value-type="string">
            <text:p>臺北市</text:p>
          </table:table-cell>
          <table:table-cell office:value-type="string">
            <text:p>81</text:p>
          </table:table-cell>
          <table:table-cell office:value-type="string">
            <text:p>V</text:p>
          </table:table-cell>
          <table:table-cell office:value-type="string">
            <text:p>1</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一加一旅館</text:p>
          </table:table-cell>
          <table:table-cell office:value-type="string">
            <text:p>臺北市</text:p>
          </table:table-cell>
          <table:table-cell office:value-type="string">
            <text:p>1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唐門客棧</text:p>
          </table:table-cell>
          <table:table-cell office:value-type="string">
            <text:p>臺北市</text:p>
          </table:table-cell>
          <table:table-cell office:value-type="string">
            <text:p>2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欣欣時尚旅店松山站</text:p>
          </table:table-cell>
          <table:table-cell office:value-type="string">
            <text:p>臺北市</text:p>
          </table:table-cell>
          <table:table-cell office:value-type="string">
            <text:p>3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台北星辰旅館</text:p>
          </table:table-cell>
          <table:table-cell office:value-type="string">
            <text:p>臺北市</text:p>
          </table:table-cell>
          <table:table-cell office:value-type="string">
            <text:p>52</text:p>
          </table:table-cell>
          <table:table-cell office:value-type="string">
            <text:p>V</text:p>
          </table:table-cell>
          <table:table-cell office:value-type="string">
            <text:p>1</text:p>
          </table:table-cell>
          <table:table-cell office:value-type="string">
            <text:p>9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富順大飯店</text:p>
          </table:table-cell>
          <table:table-cell office:value-type="string">
            <text:p>臺北市</text:p>
          </table:table-cell>
          <table:table-cell office:value-type="string">
            <text:p>8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0</text:p>
          </table:table-cell>
          <table:table-cell office:value-type="string">
            <text:p>2.0</text:p>
          </table:table-cell>
          <table:table-cell office:value-type="string">
            <text:p>7.0</text:p>
          </table:table-cell>
        </table:table-row>
        <table:table-row>
          <table:table-cell office:value-type="string">
            <text:p>囍閱文創旅店</text:p>
          </table:table-cell>
          <table:table-cell office:value-type="string">
            <text:p>臺北市</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一等好旅店</text:p>
          </table:table-cell>
          <table:table-cell office:value-type="string">
            <text:p>臺北市</text:p>
          </table:table-cell>
          <table:table-cell office:value-type="string">
            <text:p>3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喬合大飯店</text:p>
          </table:table-cell>
          <table:table-cell office:value-type="string">
            <text:p>臺北市</text:p>
          </table:table-cell>
          <table:table-cell office:value-type="string">
            <text:p>6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瑞華旅社</text:p>
          </table:table-cell>
          <table:table-cell office:value-type="string">
            <text:p>臺北市</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凱統大飯店</text:p>
          </table:table-cell>
          <table:table-cell office:value-type="string">
            <text:p>臺北市</text:p>
          </table:table-cell>
          <table:table-cell office:value-type="string">
            <text:p>56</text:p>
          </table:table-cell>
          <table:table-cell office:value-type="string">
            <text:p>V</text:p>
          </table:table-cell>
          <table:table-cell office:value-type="string">
            <text:p>1</text:p>
          </table:table-cell>
          <table:table-cell office:value-type="string">
            <text:p>80</text:p>
          </table:table-cell>
          <table:table-cell office:value-type="string">
            <text:p>1</text:p>
          </table:table-cell>
          <table:table-cell office:value-type="string">
            <text:p>2</text:p>
          </table:table-cell>
          <table:table-cell office:value-type="string">
            <text:p>0.0</text:p>
          </table:table-cell>
          <table:table-cell office:value-type="string">
            <text:p>1.0</text:p>
          </table:table-cell>
          <table:table-cell office:value-type="string">
            <text:p>0.0</text:p>
          </table:table-cell>
        </table:table-row>
        <table:table-row>
          <table:table-cell office:value-type="string">
            <text:p>多郎明哥旅館</text:p>
          </table:table-cell>
          <table:table-cell office:value-type="string">
            <text:p>臺北市</text:p>
          </table:table-cell>
          <table:table-cell office:value-type="string">
            <text:p>3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儷萊飯店(普亨萊大飯店)</text:p>
          </table:table-cell>
          <table:table-cell office:value-type="string">
            <text:p>臺北市</text:p>
          </table:table-cell>
          <table:table-cell office:value-type="string">
            <text:p>1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欣欣時尚旅店</text:p>
          </table:table-cell>
          <table:table-cell office:value-type="string">
            <text:p>臺北市</text:p>
          </table:table-cell>
          <table:table-cell office:value-type="string">
            <text:p>1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瑾旅南西</text:p>
          </table:table-cell>
          <table:table-cell office:value-type="string">
            <text:p>臺北市</text:p>
          </table:table-cell>
          <table:table-cell office:value-type="string">
            <text:p>4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台北馥敦飯店復南館</text:p>
          </table:table-cell>
          <table:table-cell office:value-type="string">
            <text:p>臺北市</text:p>
          </table:table-cell>
          <table:table-cell office:value-type="string">
            <text:p>95</text:p>
          </table:table-cell>
          <table:table-cell office:value-type="string">
            <text:p>V</text:p>
          </table:table-cell>
          <table:table-cell office:value-type="string">
            <text:p>1</text:p>
          </table:table-cell>
          <table:table-cell office:value-type="string">
            <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儷萊旅館</text:p>
          </table:table-cell>
          <table:table-cell office:value-type="string">
            <text:p>臺北市</text:p>
          </table:table-cell>
          <table:table-cell office:value-type="string">
            <text:p>78</text:p>
          </table:table-cell>
          <table:table-cell office:value-type="string">
            <text:p>V</text:p>
          </table:table-cell>
          <table:table-cell office:value-type="string">
            <text:p>1</text:p>
          </table:table-cell>
          <table:table-cell office:value-type="string">
            <text:p>100</text:p>
          </table:table-cell>
          <table:table-cell office:value-type="string">
            <text:p>3</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旅居文旅西門驛站昆明館</text:p>
          </table:table-cell>
          <table:table-cell office:value-type="string">
            <text:p>臺北市</text:p>
          </table:table-cell>
          <table:table-cell office:value-type="string">
            <text:p>3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悅來旅館</text:p>
          </table:table-cell>
          <table:table-cell office:value-type="string">
            <text:p>臺北市</text:p>
          </table:table-cell>
          <table:table-cell office:value-type="string">
            <text:p>2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北城大飯店</text:p>
          </table:table-cell>
          <table:table-cell office:value-type="string">
            <text:p>臺北市</text:p>
          </table:table-cell>
          <table:table-cell office:value-type="string">
            <text:p>55</text:p>
          </table:table-cell>
          <table:table-cell office:value-type="string">
            <text:p>V</text:p>
          </table:table-cell>
          <table:table-cell office:value-type="string">
            <text:p>1</text:p>
          </table:table-cell>
          <table:table-cell office:value-type="string">
            <text:p>99</text:p>
          </table:table-cell>
          <table:table-cell office:value-type="string">
            <text:p>1</text:p>
          </table:table-cell>
          <table:table-cell office:value-type="string">
            <text:p>1</text:p>
          </table:table-cell>
          <table:table-cell office:value-type="string">
            <text:p>2.0</text:p>
          </table:table-cell>
          <table:table-cell office:value-type="string">
            <text:p>1.0</text:p>
          </table:table-cell>
          <table:table-cell office:value-type="string">
            <text:p>1.0</text:p>
          </table:table-cell>
        </table:table-row>
        <table:table-row>
          <table:table-cell office:value-type="string">
            <text:p>千慧旅館</text:p>
          </table:table-cell>
          <table:table-cell office:value-type="string">
            <text:p>臺北市</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鳳凰閣旅社</text:p>
          </table:table-cell>
          <table:table-cell office:value-type="string">
            <text:p>臺北市</text:p>
          </table:table-cell>
          <table:table-cell office:value-type="string">
            <text:p>2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福華大飯店</text:p>
          </table:table-cell>
          <table:table-cell office:value-type="string">
            <text:p>臺北市</text:p>
          </table:table-cell>
          <table:table-cell office:value-type="string">
            <text:p>606</text:p>
          </table:table-cell>
          <table:table-cell office:value-type="string">
            <text:p>V</text:p>
          </table:table-cell>
          <table:table-cell office:value-type="string">
            <text:p>3</text:p>
          </table:table-cell>
          <table:table-cell office:value-type="string">
            <text:p/>
          </table:table-cell>
          <table:table-cell office:value-type="string">
            <text:p>0</text:p>
          </table:table-cell>
          <table:table-cell office:value-type="string">
            <text:p>2</text:p>
          </table:table-cell>
          <table:table-cell office:value-type="string">
            <text:p>2.0</text:p>
          </table:table-cell>
          <table:table-cell office:value-type="string">
            <text:p>1.0</text:p>
          </table:table-cell>
          <table:table-cell office:value-type="string">
            <text:p>8.0</text:p>
          </table:table-cell>
        </table:table-row>
        <table:table-row>
          <table:table-cell office:value-type="string">
            <text:p>洛碁大飯店新仕界</text:p>
          </table:table-cell>
          <table:table-cell office:value-type="string">
            <text:p>臺北市</text:p>
          </table:table-cell>
          <table:table-cell office:value-type="string">
            <text:p>107</text:p>
          </table:table-cell>
          <table:table-cell office:value-type="string">
            <text:p>V</text:p>
          </table:table-cell>
          <table:table-cell office:value-type="string">
            <text:p>2</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老爺大酒店</text:p>
          </table:table-cell>
          <table:table-cell office:value-type="string">
            <text:p>臺北市</text:p>
          </table:table-cell>
          <table:table-cell office:value-type="string">
            <text:p>202</text:p>
          </table:table-cell>
          <table:table-cell office:value-type="string">
            <text:p>V</text:p>
          </table:table-cell>
          <table:table-cell office:value-type="string">
            <text:p>3</text:p>
          </table:table-cell>
          <table:table-cell office:value-type="string">
            <text:p>80cm</text:p>
          </table:table-cell>
          <table:table-cell office:value-type="string">
            <text:p>0</text:p>
          </table:table-cell>
          <table:table-cell office:value-type="string">
            <text:p>2</text:p>
          </table:table-cell>
          <table:table-cell office:value-type="string">
            <text:p>1.0</text:p>
          </table:table-cell>
          <table:table-cell office:value-type="string">
            <text:p>3.0</text:p>
          </table:table-cell>
          <table:table-cell office:value-type="string">
            <text:p>44.0</text:p>
          </table:table-cell>
        </table:table-row>
        <table:table-row>
          <table:table-cell office:value-type="string">
            <text:p>洛碁大飯店協美</text:p>
          </table:table-cell>
          <table:table-cell office:value-type="string">
            <text:p>臺北市</text:p>
          </table:table-cell>
          <table:table-cell office:value-type="string">
            <text:p>2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洛碁大飯店山水閣</text:p>
          </table:table-cell>
          <table:table-cell office:value-type="string">
            <text:p>臺北市</text:p>
          </table:table-cell>
          <table:table-cell office:value-type="string">
            <text:p>3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金財神旅館</text:p>
          </table:table-cell>
          <table:table-cell office:value-type="string">
            <text:p>臺北市</text:p>
          </table:table-cell>
          <table:table-cell office:value-type="string">
            <text:p>1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松林旅社</text:p>
          </table:table-cell>
          <table:table-cell office:value-type="string">
            <text:p>臺北市</text:p>
          </table:table-cell>
          <table:table-cell office:value-type="string">
            <text:p>31</text:p>
          </table:table-cell>
          <table:table-cell office:value-type="string">
            <text:p>V</text:p>
          </table:table-cell>
          <table:table-cell office:value-type="string">
            <text:p>1</text:p>
          </table:table-cell>
          <table:table-cell office:value-type="string">
            <text:p>11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洛碁大飯店花華分館</text:p>
          </table:table-cell>
          <table:table-cell office:value-type="string">
            <text:p>臺北市</text:p>
          </table:table-cell>
          <table:table-cell office:value-type="string">
            <text:p>56</text:p>
          </table:table-cell>
          <table:table-cell office:value-type="string">
            <text:p>V</text:p>
          </table:table-cell>
          <table:table-cell office:value-type="string">
            <text:p>1</text:p>
          </table:table-cell>
          <table:table-cell office:value-type="string">
            <text:p>88</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承攜行旅台北台大館</text:p>
          </table:table-cell>
          <table:table-cell office:value-type="string">
            <text:p>臺北市</text:p>
          </table:table-cell>
          <table:table-cell office:value-type="string">
            <text:p>3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台北寒舍喜來登大飯店</text:p>
          </table:table-cell>
          <table:table-cell office:value-type="string">
            <text:p>臺北市</text:p>
          </table:table-cell>
          <table:table-cell office:value-type="string">
            <text:p>68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3.0</text:p>
          </table:table-cell>
          <table:table-cell office:value-type="string">
            <text:p>3.0</text:p>
          </table:table-cell>
          <table:table-cell office:value-type="string">
            <text:p>5.0</text:p>
          </table:table-cell>
        </table:table-row>
        <table:table-row>
          <table:table-cell office:value-type="string">
            <text:p>苓旅站前</text:p>
          </table:table-cell>
          <table:table-cell office:value-type="string">
            <text:p>臺北市</text:p>
          </table:table-cell>
          <table:table-cell office:value-type="string">
            <text:p>3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國聯大飯店</text:p>
          </table:table-cell>
          <table:table-cell office:value-type="string">
            <text:p>臺北市</text:p>
          </table:table-cell>
          <table:table-cell office:value-type="string">
            <text:p>243</text:p>
          </table:table-cell>
          <table:table-cell office:value-type="string">
            <text:p>V</text:p>
          </table:table-cell>
          <table:table-cell office:value-type="string">
            <text:p>10</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豪爵旅館</text:p>
          </table:table-cell>
          <table:table-cell office:value-type="string">
            <text:p>臺北市</text:p>
          </table:table-cell>
          <table:table-cell office:value-type="string">
            <text:p>53</text:p>
          </table:table-cell>
          <table:table-cell office:value-type="string">
            <text:p>V</text:p>
          </table:table-cell>
          <table:table-cell office:value-type="string">
            <text:p>1</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新驛旅店台北車站二館</text:p>
          </table:table-cell>
          <table:table-cell office:value-type="string">
            <text:p>臺北市</text:p>
          </table:table-cell>
          <table:table-cell office:value-type="string">
            <text:p>50</text:p>
          </table:table-cell>
          <table:table-cell office:value-type="string">
            <text:p>V</text:p>
          </table:table-cell>
          <table:table-cell office:value-type="string">
            <text:p>1</text:p>
          </table:table-cell>
          <table:table-cell office:value-type="string">
            <text:p>94</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慕居行旅</text:p>
          </table:table-cell>
          <table:table-cell office:value-type="string">
            <text:p>臺北市</text:p>
          </table:table-cell>
          <table:table-cell office:value-type="string">
            <text:p>2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賓王大飯店</text:p>
          </table:table-cell>
          <table:table-cell office:value-type="string">
            <text:p>臺北市</text:p>
          </table:table-cell>
          <table:table-cell office:value-type="string">
            <text:p>53</text:p>
          </table:table-cell>
          <table:table-cell office:value-type="string">
            <text:p>V</text:p>
          </table:table-cell>
          <table:table-cell office:value-type="string">
            <text:p>1</text:p>
          </table:table-cell>
          <table:table-cell office:value-type="string">
            <text:p>95</text:p>
          </table:table-cell>
          <table:table-cell office:value-type="string">
            <text:p>4</text:p>
          </table:table-cell>
          <table:table-cell office:value-type="string">
            <text:p>1</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亞都麗緻大飯店</text:p>
          </table:table-cell>
          <table:table-cell office:value-type="string">
            <text:p>臺北市</text:p>
          </table:table-cell>
          <table:table-cell office:value-type="string">
            <text:p>219</text:p>
          </table:table-cell>
          <table:table-cell office:value-type="string">
            <text:p>V</text:p>
          </table:table-cell>
          <table:table-cell office:value-type="string">
            <text:p>3</text:p>
          </table:table-cell>
          <table:table-cell office:value-type="string">
            <text:p>80</text:p>
          </table:table-cell>
          <table:table-cell office:value-type="string">
            <text:p>1</text:p>
          </table:table-cell>
          <table:table-cell office:value-type="string">
            <text:p>2</text:p>
          </table:table-cell>
          <table:table-cell office:value-type="string">
            <text:p>3.0</text:p>
          </table:table-cell>
          <table:table-cell office:value-type="string">
            <text:p>3.0</text:p>
          </table:table-cell>
          <table:table-cell office:value-type="string">
            <text:p>17.0</text:p>
          </table:table-cell>
        </table:table-row>
        <table:table-row>
          <table:table-cell office:value-type="string">
            <text:p>三德大飯店</text:p>
          </table:table-cell>
          <table:table-cell office:value-type="string">
            <text:p>臺北市</text:p>
          </table:table-cell>
          <table:table-cell office:value-type="string">
            <text:p>287</text:p>
          </table:table-cell>
          <table:table-cell office:value-type="string">
            <text:p>V</text:p>
          </table:table-cell>
          <table:table-cell office:value-type="string">
            <text:p>3</text:p>
          </table:table-cell>
          <table:table-cell office:value-type="string">
            <text:p/>
          </table:table-cell>
          <table:table-cell office:value-type="string">
            <text:p>0</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葳皇時尚飯店</text:p>
          </table:table-cell>
          <table:table-cell office:value-type="string">
            <text:p>臺北市</text:p>
          </table:table-cell>
          <table:table-cell office:value-type="string">
            <text:p>4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兄弟大飯店</text:p>
          </table:table-cell>
          <table:table-cell office:value-type="string">
            <text:p>臺北市</text:p>
          </table:table-cell>
          <table:table-cell office:value-type="string">
            <text:p>250</text:p>
          </table:table-cell>
          <table:table-cell office:value-type="string">
            <text:p>V</text:p>
          </table:table-cell>
          <table:table-cell office:value-type="string">
            <text:p>3</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五月家青旅台大館</text:p>
          </table:table-cell>
          <table:table-cell office:value-type="string">
            <text:p>臺北市</text:p>
          </table:table-cell>
          <table:table-cell office:value-type="string">
            <text:p>1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帝華旅社</text:p>
          </table:table-cell>
          <table:table-cell office:value-type="string">
            <text:p>臺北市</text:p>
          </table:table-cell>
          <table:table-cell office:value-type="string">
            <text:p>3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華麗大飯店</text:p>
          </table:table-cell>
          <table:table-cell office:value-type="string">
            <text:p>臺北市</text:p>
          </table:table-cell>
          <table:table-cell office:value-type="string">
            <text:p>88</text:p>
          </table:table-cell>
          <table:table-cell office:value-type="string">
            <text:p>V</text:p>
          </table:table-cell>
          <table:table-cell office:value-type="string">
            <text:p>1</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力歐時尚旅館</text:p>
          </table:table-cell>
          <table:table-cell office:value-type="string">
            <text:p>臺北市</text:p>
          </table:table-cell>
          <table:table-cell office:value-type="string">
            <text:p>3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立建賓館</text:p>
          </table:table-cell>
          <table:table-cell office:value-type="string">
            <text:p>臺北市</text:p>
          </table:table-cell>
          <table:table-cell office:value-type="string">
            <text:p>66</text:p>
          </table:table-cell>
          <table:table-cell office:value-type="string">
            <text:p>V</text:p>
          </table:table-cell>
          <table:table-cell office:value-type="string">
            <text:p>1</text:p>
          </table:table-cell>
          <table:table-cell office:value-type="string">
            <text:p>96</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迪樂商旅</text:p>
          </table:table-cell>
          <table:table-cell office:value-type="string">
            <text:p>臺北市</text:p>
          </table:table-cell>
          <table:table-cell office:value-type="string">
            <text:p>2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北門文旅</text:p>
          </table:table-cell>
          <table:table-cell office:value-type="string">
            <text:p>臺北市</text:p>
          </table:table-cell>
          <table:table-cell office:value-type="string">
            <text:p>1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富玉莊旅社</text:p>
          </table:table-cell>
          <table:table-cell office:value-type="string">
            <text:p>臺北市</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老爺商務會館</text:p>
          </table:table-cell>
          <table:table-cell office:value-type="string">
            <text:p>臺北市</text:p>
          </table:table-cell>
          <table:table-cell office:value-type="string">
            <text:p>76</text:p>
          </table:table-cell>
          <table:table-cell office:value-type="string">
            <text:p>V</text:p>
          </table:table-cell>
          <table:table-cell office:value-type="string">
            <text:p>1</text:p>
          </table:table-cell>
          <table:table-cell office:value-type="string">
            <text:p>92</text:p>
          </table:table-cell>
          <table:table-cell office:value-type="string">
            <text:p>1</text:p>
          </table:table-cell>
          <table:table-cell office:value-type="string">
            <text:p>1</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建山大旅社</text:p>
          </table:table-cell>
          <table:table-cell office:value-type="string">
            <text:p>臺北市</text:p>
          </table:table-cell>
          <table:table-cell office:value-type="string">
            <text:p>1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吉緻行旅天津館</text:p>
          </table:table-cell>
          <table:table-cell office:value-type="string">
            <text:p>臺北市</text:p>
          </table:table-cell>
          <table:table-cell office:value-type="string">
            <text:p>55</text:p>
          </table:table-cell>
          <table:table-cell office:value-type="string">
            <text:p>V</text:p>
          </table:table-cell>
          <table:table-cell office:value-type="string">
            <text:p>1</text:p>
          </table:table-cell>
          <table:table-cell office:value-type="string">
            <text:p>10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漾館溫泉商旅</text:p>
          </table:table-cell>
          <table:table-cell office:value-type="string">
            <text:p>臺北市</text:p>
          </table:table-cell>
          <table:table-cell office:value-type="string">
            <text:p>3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獅城旅館</text:p>
          </table:table-cell>
          <table:table-cell office:value-type="string">
            <text:p>臺北市</text:p>
          </table:table-cell>
          <table:table-cell office:value-type="string">
            <text:p>67</text:p>
          </table:table-cell>
          <table:table-cell office:value-type="string">
            <text:p>V</text:p>
          </table:table-cell>
          <table:table-cell office:value-type="string">
            <text:p>2</text:p>
          </table:table-cell>
          <table:table-cell office:value-type="string">
            <text:p>91</text:p>
          </table:table-cell>
          <table:table-cell office:value-type="string">
            <text:p>1</text:p>
          </table:table-cell>
          <table:table-cell office:value-type="string">
            <text:p>2</text:p>
          </table:table-cell>
          <table:table-cell office:value-type="string">
            <text:p>0.0</text:p>
          </table:table-cell>
          <table:table-cell office:value-type="string">
            <text:p>1.0</text:p>
          </table:table-cell>
          <table:table-cell office:value-type="string">
            <text:p>0.0</text:p>
          </table:table-cell>
        </table:table-row>
        <table:table-row>
          <table:table-cell office:value-type="string">
            <text:p>華冠商旅HOTEL</text:p>
          </table:table-cell>
          <table:table-cell office:value-type="string">
            <text:p>臺北市</text:p>
          </table:table-cell>
          <table:table-cell office:value-type="string">
            <text:p>4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東京國際飯店</text:p>
          </table:table-cell>
          <table:table-cell office:value-type="string">
            <text:p>臺北市</text:p>
          </table:table-cell>
          <table:table-cell office:value-type="string">
            <text:p>4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紅菱閣賓館</text:p>
          </table:table-cell>
          <table:table-cell office:value-type="string">
            <text:p>臺北市</text:p>
          </table:table-cell>
          <table:table-cell office:value-type="string">
            <text:p>2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承攜行旅台北重慶館</text:p>
          </table:table-cell>
          <table:table-cell office:value-type="string">
            <text:p>臺北市</text:p>
          </table:table-cell>
          <table:table-cell office:value-type="string">
            <text:p>168</text:p>
          </table:table-cell>
          <table:table-cell office:value-type="string">
            <text:p>V</text:p>
          </table:table-cell>
          <table:table-cell office:value-type="string">
            <text:p>2</text:p>
          </table:table-cell>
          <table:table-cell office:value-type="string">
            <text:p>85</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水都溫泉會館</text:p>
          </table:table-cell>
          <table:table-cell office:value-type="string">
            <text:p>臺北市</text:p>
          </table:table-cell>
          <table:table-cell office:value-type="string">
            <text:p>3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西門大飯店</text:p>
          </table:table-cell>
          <table:table-cell office:value-type="string">
            <text:p>臺北市</text:p>
          </table:table-cell>
          <table:table-cell office:value-type="string">
            <text:p>78</text:p>
          </table:table-cell>
          <table:table-cell office:value-type="string">
            <text:p>V</text:p>
          </table:table-cell>
          <table:table-cell office:value-type="string">
            <text:p>1</text:p>
          </table:table-cell>
          <table:table-cell office:value-type="string">
            <text:p>200*105</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國際大旅館</text:p>
          </table:table-cell>
          <table:table-cell office:value-type="string">
            <text:p>臺北市</text:p>
          </table:table-cell>
          <table:table-cell office:value-type="string">
            <text:p>4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東姿商務旅館</text:p>
          </table:table-cell>
          <table:table-cell office:value-type="string">
            <text:p>臺北市</text:p>
          </table:table-cell>
          <table:table-cell office:value-type="string">
            <text:p>2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長虹大飯店</text:p>
          </table:table-cell>
          <table:table-cell office:value-type="string">
            <text:p>臺北市</text:p>
          </table:table-cell>
          <table:table-cell office:value-type="string">
            <text:p>6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真珠賓館</text:p>
          </table:table-cell>
          <table:table-cell office:value-type="string">
            <text:p>臺北市</text:p>
          </table:table-cell>
          <table:table-cell office:value-type="string">
            <text:p>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富粧商務旅店</text:p>
          </table:table-cell>
          <table:table-cell office:value-type="string">
            <text:p>臺北市</text:p>
          </table:table-cell>
          <table:table-cell office:value-type="string">
            <text:p>2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東皇大飯店</text:p>
          </table:table-cell>
          <table:table-cell office:value-type="string">
            <text:p>臺北市</text:p>
          </table:table-cell>
          <table:table-cell office:value-type="string">
            <text:p>3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嘉榮旅社</text:p>
          </table:table-cell>
          <table:table-cell office:value-type="string">
            <text:p>臺北市</text:p>
          </table:table-cell>
          <table:table-cell office:value-type="string">
            <text:p>1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台北凱撒大飯店</text:p>
          </table:table-cell>
          <table:table-cell office:value-type="string">
            <text:p>臺北市</text:p>
          </table:table-cell>
          <table:table-cell office:value-type="string">
            <text:p>478</text:p>
          </table:table-cell>
          <table:table-cell office:value-type="string">
            <text:p>V</text:p>
          </table:table-cell>
          <table:table-cell office:value-type="string">
            <text:p>5</text:p>
          </table:table-cell>
          <table:table-cell office:value-type="string">
            <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城美行旅</text:p>
          </table:table-cell>
          <table:table-cell office:value-type="string">
            <text:p>臺北市</text:p>
          </table:table-cell>
          <table:table-cell office:value-type="string">
            <text:p>59</text:p>
          </table:table-cell>
          <table:table-cell office:value-type="string">
            <text:p>V</text:p>
          </table:table-cell>
          <table:table-cell office:value-type="string">
            <text:p>1</text:p>
          </table:table-cell>
          <table:table-cell office:value-type="string">
            <text:p>200</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柯達大飯店台北一店</text:p>
          </table:table-cell>
          <table:table-cell office:value-type="string">
            <text:p>臺北市</text:p>
          </table:table-cell>
          <table:table-cell office:value-type="string">
            <text:p>53</text:p>
          </table:table-cell>
          <table:table-cell office:value-type="string">
            <text:p>V</text:p>
          </table:table-cell>
          <table:table-cell office:value-type="string">
            <text:p>1</text:p>
          </table:table-cell>
          <table:table-cell office:value-type="string">
            <text:p>10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國王大飯店</text:p>
          </table:table-cell>
          <table:table-cell office:value-type="string">
            <text:p>臺北市</text:p>
          </table:table-cell>
          <table:table-cell office:value-type="string">
            <text:p>97</text:p>
          </table:table-cell>
          <table:table-cell office:value-type="string">
            <text:p>V</text:p>
          </table:table-cell>
          <table:table-cell office:value-type="string">
            <text:p>1</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1.0</text:p>
          </table:table-cell>
        </table:table-row>
        <table:table-row>
          <table:table-cell office:value-type="string">
            <text:p>璞漣商務旅館臺北車站店</text:p>
          </table:table-cell>
          <table:table-cell office:value-type="string">
            <text:p>臺北市</text:p>
          </table:table-cell>
          <table:table-cell office:value-type="string">
            <text:p>4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豪景大酒店</text:p>
          </table:table-cell>
          <table:table-cell office:value-type="string">
            <text:p>臺北市</text:p>
          </table:table-cell>
          <table:table-cell office:value-type="string">
            <text:p>217</text:p>
          </table:table-cell>
          <table:table-cell office:value-type="string">
            <text:p>V</text:p>
          </table:table-cell>
          <table:table-cell office:value-type="string">
            <text:p>3</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2.0</text:p>
          </table:table-cell>
        </table:table-row>
        <table:table-row>
          <table:table-cell office:value-type="string">
            <text:p>日光樂居 漢中館</text:p>
          </table:table-cell>
          <table:table-cell office:value-type="string">
            <text:p>臺北市</text:p>
          </table:table-cell>
          <table:table-cell office:value-type="string">
            <text:p>1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力歐時尚旅館西門館</text:p>
          </table:table-cell>
          <table:table-cell office:value-type="string">
            <text:p>臺北市</text:p>
          </table:table-cell>
          <table:table-cell office:value-type="string">
            <text:p>1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曲水會館</text:p>
          </table:table-cell>
          <table:table-cell office:value-type="string">
            <text:p>臺北市</text:p>
          </table:table-cell>
          <table:table-cell office:value-type="string">
            <text:p>1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內江賓舘</text:p>
          </table:table-cell>
          <table:table-cell office:value-type="string">
            <text:p>臺北市</text:p>
          </table:table-cell>
          <table:table-cell office:value-type="string">
            <text:p>1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馥悅溫泉酒店</text:p>
          </table:table-cell>
          <table:table-cell office:value-type="string">
            <text:p>臺北市</text:p>
          </table:table-cell>
          <table:table-cell office:value-type="string">
            <text:p>44</text:p>
          </table:table-cell>
          <table:table-cell office:value-type="string">
            <text:p>V</text:p>
          </table:table-cell>
          <table:table-cell office:value-type="string">
            <text:p>1</text:p>
          </table:table-cell>
          <table:table-cell office:value-type="string">
            <text:p/>
          </table:table-cell>
          <table:table-cell office:value-type="string">
            <text:p>1</text:p>
          </table:table-cell>
          <table:table-cell office:value-type="string">
            <text:p>1</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背包棧旅店西門店</text:p>
          </table:table-cell>
          <table:table-cell office:value-type="string">
            <text:p>臺北市</text:p>
          </table:table-cell>
          <table:table-cell office:value-type="string">
            <text:p>1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景美大旅社</text:p>
          </table:table-cell>
          <table:table-cell office:value-type="string">
            <text:p>臺北市</text:p>
          </table:table-cell>
          <table:table-cell office:value-type="string">
            <text:p>1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第一大飯店</text:p>
          </table:table-cell>
          <table:table-cell office:value-type="string">
            <text:p>臺北市</text:p>
          </table:table-cell>
          <table:table-cell office:value-type="string">
            <text:p>176</text:p>
          </table:table-cell>
          <table:table-cell office:value-type="string">
            <text:p>V</text:p>
          </table:table-cell>
          <table:table-cell office:value-type="string">
            <text:p>1</text:p>
          </table:table-cell>
          <table:table-cell office:value-type="string">
            <text:p>89.5</text:p>
          </table:table-cell>
          <table:table-cell office:value-type="string">
            <text:p>1</text:p>
          </table:table-cell>
          <table:table-cell office:value-type="string">
            <text:p>2</text:p>
          </table:table-cell>
          <table:table-cell office:value-type="string">
            <text:p>1.0</text:p>
          </table:table-cell>
          <table:table-cell office:value-type="string">
            <text:p>2.0</text:p>
          </table:table-cell>
          <table:table-cell office:value-type="string">
            <text:p>0.0</text:p>
          </table:table-cell>
        </table:table-row>
        <table:table-row>
          <table:table-cell office:value-type="string">
            <text:p>南港安樂旅社</text:p>
          </table:table-cell>
          <table:table-cell office:value-type="string">
            <text:p>臺北市</text:p>
          </table:table-cell>
          <table:table-cell office:value-type="string">
            <text:p>1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東龍大飯店</text:p>
          </table:table-cell>
          <table:table-cell office:value-type="string">
            <text:p>臺北市</text:p>
          </table:table-cell>
          <table:table-cell office:value-type="string">
            <text:p>70</text:p>
          </table:table-cell>
          <table:table-cell office:value-type="string">
            <text:p>V</text:p>
          </table:table-cell>
          <table:table-cell office:value-type="string">
            <text:p>1</text:p>
          </table:table-cell>
          <table:table-cell office:value-type="string">
            <text:p>95</text:p>
          </table:table-cell>
          <table:table-cell office:value-type="string">
            <text:p>2</text:p>
          </table:table-cell>
          <table:table-cell office:value-type="string">
            <text:p>1</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雀客藏居台北陽明山</text:p>
          </table:table-cell>
          <table:table-cell office:value-type="string">
            <text:p>臺北市</text:p>
          </table:table-cell>
          <table:table-cell office:value-type="string">
            <text:p>5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0.0</text:p>
          </table:table-cell>
          <table:table-cell office:value-type="string">
            <text:p>0.0</text:p>
          </table:table-cell>
        </table:table-row>
        <table:table-row>
          <table:table-cell office:value-type="string">
            <text:p>美觀園旅社</text:p>
          </table:table-cell>
          <table:table-cell office:value-type="string">
            <text:p>臺北市</text:p>
          </table:table-cell>
          <table:table-cell office:value-type="string">
            <text:p>1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華宮旅社</text:p>
          </table:table-cell>
          <table:table-cell office:value-type="string">
            <text:p>臺北市</text:p>
          </table:table-cell>
          <table:table-cell office:value-type="string">
            <text:p>1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夜光商旅</text:p>
          </table:table-cell>
          <table:table-cell office:value-type="string">
            <text:p>臺北市</text:p>
          </table:table-cell>
          <table:table-cell office:value-type="string">
            <text:p>1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梅樓商務驛站</text:p>
          </table:table-cell>
          <table:table-cell office:value-type="string">
            <text:p>臺北市</text:p>
          </table:table-cell>
          <table:table-cell office:value-type="string">
            <text:p>1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天成大飯店</text:p>
          </table:table-cell>
          <table:table-cell office:value-type="string">
            <text:p>臺北市</text:p>
          </table:table-cell>
          <table:table-cell office:value-type="string">
            <text:p>226</text:p>
          </table:table-cell>
          <table:table-cell office:value-type="string">
            <text:p>V</text:p>
          </table:table-cell>
          <table:table-cell office:value-type="string">
            <text:p>3</text:p>
          </table:table-cell>
          <table:table-cell office:value-type="string">
            <text:p>80</text:p>
          </table:table-cell>
          <table:table-cell office:value-type="string">
            <text:p>2</text:p>
          </table:table-cell>
          <table:table-cell office:value-type="string">
            <text:p>2</text:p>
          </table:table-cell>
          <table:table-cell office:value-type="string">
            <text:p>1.0</text:p>
          </table:table-cell>
          <table:table-cell office:value-type="string">
            <text:p>1.0</text:p>
          </table:table-cell>
          <table:table-cell office:value-type="string">
            <text:p>2.0</text:p>
          </table:table-cell>
        </table:table-row>
        <table:table-row>
          <table:table-cell office:value-type="string">
            <text:p>大榮大旅社</text:p>
          </table:table-cell>
          <table:table-cell office:value-type="string">
            <text:p>臺北市</text:p>
          </table:table-cell>
          <table:table-cell office:value-type="string">
            <text:p>1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台北碧瑤飯店</text:p>
          </table:table-cell>
          <table:table-cell office:value-type="string">
            <text:p>臺北市</text:p>
          </table:table-cell>
          <table:table-cell office:value-type="string">
            <text:p>84</text:p>
          </table:table-cell>
          <table:table-cell office:value-type="string">
            <text:p>V</text:p>
          </table:table-cell>
          <table:table-cell office:value-type="string">
            <text:p>1</text:p>
          </table:table-cell>
          <table:table-cell office:value-type="string">
            <text:p>81</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古山園旅社</text:p>
          </table:table-cell>
          <table:table-cell office:value-type="string">
            <text:p>臺北市</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皇家大飯店</text:p>
          </table:table-cell>
          <table:table-cell office:value-type="string">
            <text:p>臺北市</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0</text:p>
          </table:table-cell>
          <table:table-cell office:value-type="string">
            <text:p>1.0</text:p>
          </table:table-cell>
          <table:table-cell office:value-type="string">
            <text:p>0.0</text:p>
          </table:table-cell>
        </table:table-row>
        <table:table-row>
          <table:table-cell office:value-type="string">
            <text:p>幸福大旅社</text:p>
          </table:table-cell>
          <table:table-cell office:value-type="string">
            <text:p>臺北市</text:p>
          </table:table-cell>
          <table:table-cell office:value-type="string">
            <text:p>2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table-cell office:value-type="string">
            <text:p>新驛旅店</text:p>
          </table:table-cell>
          <table:table-cell office:value-type="string">
            <text:p>臺北市</text:p>
          </table:table-cell>
          <table:table-cell office:value-type="string">
            <text:p>51</text:p>
          </table:table-cell>
          <table:table-cell office:value-type="string">
            <text:p>V</text:p>
          </table:table-cell>
          <table:table-cell office:value-type="string">
            <text:p>1</text:p>
          </table:table-cell>
          <table:table-cell office:value-type="string">
            <text:p>80</text:p>
          </table:table-cell>
          <table:table-cell office:value-type="string">
            <text:p>1</text:p>
          </table:table-cell>
          <table:table-cell office:value-type="string">
            <text:p>2</text:p>
          </table:table-cell>
          <table:table-cell office:value-type="string">
            <text:p>1.0</text:p>
          </table:table-cell>
          <table:table-cell office:value-type="string">
            <text:p>1.0</text:p>
          </table:table-cell>
          <table:table-cell office:value-type="string">
            <text:p>0.0</text:p>
          </table:table-cell>
        </table:table-row>
        <table:table-row>
          <table:table-cell office:value-type="string">
            <text:p>圓山大飯店</text:p>
          </table:table-cell>
          <table:table-cell office:value-type="string">
            <text:p>臺北市</text:p>
          </table:table-cell>
          <table:table-cell office:value-type="string">
            <text:p>408</text:p>
          </table:table-cell>
          <table:table-cell office:value-type="string">
            <text:p>V</text:p>
          </table:table-cell>
          <table:table-cell office:value-type="string">
            <text:p>5</text:p>
          </table:table-cell>
          <table:table-cell office:value-type="string">
            <text:p/>
          </table:table-cell>
          <table:table-cell office:value-type="string">
            <text:p>0</text:p>
          </table:table-cell>
          <table:table-cell office:value-type="string">
            <text:p>2</text:p>
          </table:table-cell>
          <table:table-cell office:value-type="string">
            <text:p>2.0</text:p>
          </table:table-cell>
          <table:table-cell office:value-type="string">
            <text:p>1.0</text:p>
          </table:table-cell>
          <table:table-cell office:value-type="string">
            <text:p>9.0</text:p>
          </table:table-cell>
        </table:table-row>
        <table:table-row>
          <table:table-cell office:value-type="string">
            <text:p>龍山旅社</text:p>
          </table:table-cell>
          <table:table-cell office:value-type="string">
            <text:p>臺北市</text:p>
          </table:table-cell>
          <table:table-cell office:value-type="string">
            <text:p>1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6-04-25T10:37:44</dc:date>
    <meta:editing-cycles>2</meta:editing-cycles>
    <meta:editing-duration>PT0.125S</meta:editing-duration>
    <meta:creation-date>2026-04-25T10:37:44</meta:creation-date>
  </office:meta>
</office:document-meta>
</file>